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graphics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automatic-styles>
    <style:style style:family="drawing-page" style:name="DP1" style:display-name="DP1">
      <style:drawing-page-properties draw:background-size="border" draw:fill="none"/>
    </style:style>
    <style:style style:family="graphic" style:name="luka" style:display-name="luka">
      <style:graphic-properties svg:stroke-width="0.1mm" draw:fill-color="#bbffbb" svg:stroke-color="#000000" draw:fill="solid"/>
    </style:style>
    <style:style style:family="graphic" style:name="palo" style:display-name="palo">
      <style:graphic-properties svg:stroke-width="0.1mm" draw:fill-color="#ffaaaa" svg:stroke-color="#000000" draw:fill="solid"/>
    </style:style>
    <style:style style:family="graphic" style:name="paloverde" style:display-name="paloverde">
      <style:graphic-properties svg:stroke-width="0.1mm" draw:fill-color="#6666ff" svg:stroke-color="#000000" draw:fill="solid"/>
    </style:style>
    <style:style style:family="graphic" style:name="billon" style:display-name="billon">
      <style:graphic-properties svg:stroke-width="0.1mm" draw:fill-color="#33ff33" svg:stroke-color="#000000" draw:fill="solid"/>
    </style:style>
  </office:automatic-styles>
  <office:body>
    <office:drawing>
      <draw:page draw:style-name="DP1" draw:name="page1" draw:master-page-name="Default">
        <draw:g>
          <draw:rect svg:width="1mm" draw:style-name="luka" svg:height="1mm" svg:y="40.0mm" svg:x="47.5mm"/>
          <draw:rect svg:width="1mm" draw:style-name="luka" svg:height="1mm" svg:y="40.0mm" svg:x="46.0mm"/>
          <draw:frame svg:width="60mm" draw:style-name="texto" svg:height="10mm" svg:y="38mm" svg:x="55.5mm">
            <draw:text-box>
              <text:p>Comerse un completo</text:p>
            </draw:text-box>
          </draw:frame>
        </draw:g>
        <draw:g>
          <draw:rect svg:width="1mm" draw:style-name="luka" svg:height="1mm" svg:y="47.0mm" svg:x="47.5mm"/>
          <draw:rect svg:width="1mm" draw:style-name="luka" svg:height="1mm" svg:y="47.0mm" svg:x="46.0mm"/>
          <draw:rect svg:width="1mm" draw:style-name="luka" svg:height="1mm" svg:y="47.0mm" svg:x="44.5mm"/>
          <draw:rect svg:width="1mm" draw:style-name="luka" svg:height="1mm" svg:y="47.0mm" svg:x="43.0mm"/>
          <draw:rect svg:width="1mm" draw:style-name="luka" svg:height="1mm" svg:y="47.0mm" svg:x="41.5mm"/>
          <draw:rect svg:width="1mm" draw:style-name="luka" svg:height="1mm" svg:y="47.0mm" svg:x="40.0mm"/>
          <draw:rect svg:width="1mm" draw:style-name="luka" svg:height="1mm" svg:y="47.0mm" svg:x="38.5mm"/>
          <draw:rect svg:width="1mm" draw:style-name="luka" svg:height="1mm" svg:y="47.0mm" svg:x="37.0mm"/>
          <draw:rect svg:width="1mm" draw:style-name="luka" svg:height="1mm" svg:y="47.0mm" svg:x="35.5mm"/>
          <draw:rect svg:width="1mm" draw:style-name="luka" svg:height="1mm" svg:y="47.0mm" svg:x="34.0mm"/>
          <draw:rect svg:width="1mm" draw:style-name="luka" svg:height="1mm" svg:y="47.0mm" svg:x="32.5mm"/>
          <draw:rect svg:width="1mm" draw:style-name="luka" svg:height="1mm" svg:y="47.0mm" svg:x="31.0mm"/>
          <draw:rect svg:width="1mm" draw:style-name="luka" svg:height="1mm" svg:y="47.0mm" svg:x="29.5mm"/>
          <draw:rect svg:width="1mm" draw:style-name="luka" svg:height="1mm" svg:y="47.0mm" svg:x="28.0mm"/>
          <draw:rect svg:width="1mm" draw:style-name="luka" svg:height="1mm" svg:y="47.0mm" svg:x="26.5mm"/>
          <draw:rect svg:width="1mm" draw:style-name="luka" svg:height="1mm" svg:y="47.0mm" svg:x="25.0mm"/>
          <draw:rect svg:width="1mm" draw:style-name="luka" svg:height="1mm" svg:y="47.0mm" svg:x="23.5mm"/>
          <draw:rect svg:width="1mm" draw:style-name="luka" svg:height="1mm" svg:y="47.0mm" svg:x="22.0mm"/>
          <draw:rect svg:width="1mm" draw:style-name="luka" svg:height="1mm" svg:y="47.0mm" svg:x="20.5mm"/>
          <draw:rect svg:width="1mm" draw:style-name="luka" svg:height="1mm" svg:y="47.0mm" svg:x="19.0mm"/>
          <draw:rect svg:width="1mm" draw:style-name="luka" svg:height="1mm" svg:y="47.0mm" svg:x="17.5mm"/>
          <draw:rect svg:width="1mm" draw:style-name="luka" svg:height="1mm" svg:y="47.0mm" svg:x="16.0mm"/>
          <draw:rect svg:width="1mm" draw:style-name="luka" svg:height="1mm" svg:y="47.0mm" svg:x="14.5mm"/>
          <draw:rect svg:width="1mm" draw:style-name="luka" svg:height="1mm" svg:y="47.0mm" svg:x="13.0mm"/>
          <draw:rect svg:width="1mm" draw:style-name="luka" svg:height="1mm" svg:y="47.0mm" svg:x="11.5mm"/>
          <draw:rect svg:width="1mm" draw:style-name="luka" svg:height="1mm" svg:y="48.5mm" svg:x="47.5mm"/>
          <draw:rect svg:width="1mm" draw:style-name="luka" svg:height="1mm" svg:y="48.5mm" svg:x="46.0mm"/>
          <draw:rect svg:width="1mm" draw:style-name="luka" svg:height="1mm" svg:y="48.5mm" svg:x="44.5mm"/>
          <draw:rect svg:width="1mm" draw:style-name="luka" svg:height="1mm" svg:y="48.5mm" svg:x="43.0mm"/>
          <draw:rect svg:width="1mm" draw:style-name="luka" svg:height="1mm" svg:y="48.5mm" svg:x="41.5mm"/>
          <draw:rect svg:width="1mm" draw:style-name="luka" svg:height="1mm" svg:y="48.5mm" svg:x="40.0mm"/>
          <draw:rect svg:width="1mm" draw:style-name="luka" svg:height="1mm" svg:y="48.5mm" svg:x="38.5mm"/>
          <draw:rect svg:width="1mm" draw:style-name="luka" svg:height="1mm" svg:y="48.5mm" svg:x="37.0mm"/>
          <draw:rect svg:width="1mm" draw:style-name="luka" svg:height="1mm" svg:y="48.5mm" svg:x="35.5mm"/>
          <draw:rect svg:width="1mm" draw:style-name="luka" svg:height="1mm" svg:y="48.5mm" svg:x="34.0mm"/>
          <draw:rect svg:width="1mm" draw:style-name="luka" svg:height="1mm" svg:y="48.5mm" svg:x="32.5mm"/>
          <draw:rect svg:width="1mm" draw:style-name="luka" svg:height="1mm" svg:y="48.5mm" svg:x="31.0mm"/>
          <draw:rect svg:width="1mm" draw:style-name="luka" svg:height="1mm" svg:y="48.5mm" svg:x="29.5mm"/>
          <draw:rect svg:width="1mm" draw:style-name="luka" svg:height="1mm" svg:y="48.5mm" svg:x="28.0mm"/>
          <draw:rect svg:width="1mm" draw:style-name="luka" svg:height="1mm" svg:y="48.5mm" svg:x="26.5mm"/>
          <draw:rect svg:width="1mm" draw:style-name="luka" svg:height="1mm" svg:y="48.5mm" svg:x="25.0mm"/>
          <draw:rect svg:width="1mm" draw:style-name="luka" svg:height="1mm" svg:y="48.5mm" svg:x="23.5mm"/>
          <draw:rect svg:width="1mm" draw:style-name="luka" svg:height="1mm" svg:y="48.5mm" svg:x="22.0mm"/>
          <draw:rect svg:width="1mm" draw:style-name="luka" svg:height="1mm" svg:y="48.5mm" svg:x="20.5mm"/>
          <draw:rect svg:width="1mm" draw:style-name="luka" svg:height="1mm" svg:y="48.5mm" svg:x="19.0mm"/>
          <draw:rect svg:width="1mm" draw:style-name="luka" svg:height="1mm" svg:y="48.5mm" svg:x="17.5mm"/>
          <draw:rect svg:width="1mm" draw:style-name="luka" svg:height="1mm" svg:y="48.5mm" svg:x="16.0mm"/>
          <draw:rect svg:width="1mm" draw:style-name="luka" svg:height="1mm" svg:y="48.5mm" svg:x="14.5mm"/>
          <draw:rect svg:width="1mm" draw:style-name="luka" svg:height="1mm" svg:y="48.5mm" svg:x="13.0mm"/>
          <draw:rect svg:width="1mm" draw:style-name="luka" svg:height="1mm" svg:y="48.5mm" svg:x="11.5mm"/>
          <draw:rect svg:width="1mm" draw:style-name="luka" svg:height="1mm" svg:y="50.0mm" svg:x="47.5mm"/>
          <draw:rect svg:width="1mm" draw:style-name="luka" svg:height="1mm" svg:y="50.0mm" svg:x="46.0mm"/>
          <draw:rect svg:width="1mm" draw:style-name="luka" svg:height="1mm" svg:y="50.0mm" svg:x="44.5mm"/>
          <draw:rect svg:width="1mm" draw:style-name="luka" svg:height="1mm" svg:y="50.0mm" svg:x="43.0mm"/>
          <draw:rect svg:width="1mm" draw:style-name="luka" svg:height="1mm" svg:y="50.0mm" svg:x="41.5mm"/>
          <draw:rect svg:width="1mm" draw:style-name="luka" svg:height="1mm" svg:y="50.0mm" svg:x="40.0mm"/>
          <draw:rect svg:width="1mm" draw:style-name="luka" svg:height="1mm" svg:y="50.0mm" svg:x="38.5mm"/>
          <draw:rect svg:width="1mm" draw:style-name="luka" svg:height="1mm" svg:y="50.0mm" svg:x="37.0mm"/>
          <draw:rect svg:width="1mm" draw:style-name="luka" svg:height="1mm" svg:y="50.0mm" svg:x="35.5mm"/>
          <draw:rect svg:width="1mm" draw:style-name="luka" svg:height="1mm" svg:y="50.0mm" svg:x="34.0mm"/>
          <draw:rect svg:width="1mm" draw:style-name="luka" svg:height="1mm" svg:y="50.0mm" svg:x="32.5mm"/>
          <draw:rect svg:width="1mm" draw:style-name="luka" svg:height="1mm" svg:y="50.0mm" svg:x="31.0mm"/>
          <draw:rect svg:width="1mm" draw:style-name="luka" svg:height="1mm" svg:y="50.0mm" svg:x="29.5mm"/>
          <draw:rect svg:width="1mm" draw:style-name="luka" svg:height="1mm" svg:y="50.0mm" svg:x="28.0mm"/>
          <draw:rect svg:width="1mm" draw:style-name="luka" svg:height="1mm" svg:y="50.0mm" svg:x="26.5mm"/>
          <draw:rect svg:width="1mm" draw:style-name="luka" svg:height="1mm" svg:y="50.0mm" svg:x="25.0mm"/>
          <draw:rect svg:width="1mm" draw:style-name="luka" svg:height="1mm" svg:y="50.0mm" svg:x="23.5mm"/>
          <draw:rect svg:width="1mm" draw:style-name="luka" svg:height="1mm" svg:y="50.0mm" svg:x="22.0mm"/>
          <draw:rect svg:width="1mm" draw:style-name="luka" svg:height="1mm" svg:y="50.0mm" svg:x="20.5mm"/>
          <draw:rect svg:width="1mm" draw:style-name="luka" svg:height="1mm" svg:y="50.0mm" svg:x="19.0mm"/>
          <draw:frame svg:width="60mm" draw:style-name="texto" svg:height="10mm" svg:y="45.0mm" svg:x="55.5mm">
            <draw:text-box>
              <text:p>Una bicicleta</text:p>
            </draw:text-box>
          </draw:frame>
        </draw:g>
        <draw:g>
          <draw:rect svg:width="1mm" draw:style-name="luka" svg:height="1mm" svg:y="57.0mm" svg:x="47.5mm"/>
          <draw:rect svg:width="1mm" draw:style-name="luka" svg:height="1mm" svg:y="57.0mm" svg:x="46.0mm"/>
          <draw:rect svg:width="1mm" draw:style-name="luka" svg:height="1mm" svg:y="57.0mm" svg:x="44.5mm"/>
          <draw:rect svg:width="1mm" draw:style-name="luka" svg:height="1mm" svg:y="57.0mm" svg:x="43.0mm"/>
          <draw:rect svg:width="1mm" draw:style-name="luka" svg:height="1mm" svg:y="57.0mm" svg:x="41.5mm"/>
          <draw:rect svg:width="1mm" draw:style-name="luka" svg:height="1mm" svg:y="57.0mm" svg:x="40.0mm"/>
          <draw:rect svg:width="1mm" draw:style-name="luka" svg:height="1mm" svg:y="57.0mm" svg:x="38.5mm"/>
          <draw:rect svg:width="1mm" draw:style-name="luka" svg:height="1mm" svg:y="57.0mm" svg:x="37.0mm"/>
          <draw:rect svg:width="1mm" draw:style-name="luka" svg:height="1mm" svg:y="57.0mm" svg:x="35.5mm"/>
          <draw:rect svg:width="1mm" draw:style-name="luka" svg:height="1mm" svg:y="57.0mm" svg:x="34.0mm"/>
          <draw:rect svg:width="1mm" draw:style-name="luka" svg:height="1mm" svg:y="57.0mm" svg:x="32.5mm"/>
          <draw:rect svg:width="1mm" draw:style-name="luka" svg:height="1mm" svg:y="57.0mm" svg:x="31.0mm"/>
          <draw:rect svg:width="1mm" draw:style-name="luka" svg:height="1mm" svg:y="57.0mm" svg:x="29.5mm"/>
          <draw:rect svg:width="1mm" draw:style-name="luka" svg:height="1mm" svg:y="57.0mm" svg:x="28.0mm"/>
          <draw:rect svg:width="1mm" draw:style-name="luka" svg:height="1mm" svg:y="57.0mm" svg:x="26.5mm"/>
          <draw:rect svg:width="1mm" draw:style-name="luka" svg:height="1mm" svg:y="57.0mm" svg:x="25.0mm"/>
          <draw:rect svg:width="1mm" draw:style-name="luka" svg:height="1mm" svg:y="57.0mm" svg:x="23.5mm"/>
          <draw:rect svg:width="1mm" draw:style-name="luka" svg:height="1mm" svg:y="57.0mm" svg:x="22.0mm"/>
          <draw:rect svg:width="1mm" draw:style-name="luka" svg:height="1mm" svg:y="57.0mm" svg:x="20.5mm"/>
          <draw:rect svg:width="1mm" draw:style-name="luka" svg:height="1mm" svg:y="57.0mm" svg:x="19.0mm"/>
          <draw:rect svg:width="1mm" draw:style-name="luka" svg:height="1mm" svg:y="57.0mm" svg:x="17.5mm"/>
          <draw:rect svg:width="1mm" draw:style-name="luka" svg:height="1mm" svg:y="57.0mm" svg:x="16.0mm"/>
          <draw:rect svg:width="1mm" draw:style-name="luka" svg:height="1mm" svg:y="57.0mm" svg:x="14.5mm"/>
          <draw:rect svg:width="1mm" draw:style-name="luka" svg:height="1mm" svg:y="57.0mm" svg:x="13.0mm"/>
          <draw:rect svg:width="1mm" draw:style-name="luka" svg:height="1mm" svg:y="57.0mm" svg:x="11.5mm"/>
          <draw:rect svg:width="1mm" draw:style-name="luka" svg:height="1mm" svg:y="58.5mm" svg:x="47.5mm"/>
          <draw:rect svg:width="1mm" draw:style-name="luka" svg:height="1mm" svg:y="58.5mm" svg:x="46.0mm"/>
          <draw:rect svg:width="1mm" draw:style-name="luka" svg:height="1mm" svg:y="58.5mm" svg:x="44.5mm"/>
          <draw:rect svg:width="1mm" draw:style-name="luka" svg:height="1mm" svg:y="58.5mm" svg:x="43.0mm"/>
          <draw:rect svg:width="1mm" draw:style-name="luka" svg:height="1mm" svg:y="58.5mm" svg:x="41.5mm"/>
          <draw:rect svg:width="1mm" draw:style-name="luka" svg:height="1mm" svg:y="58.5mm" svg:x="40.0mm"/>
          <draw:rect svg:width="1mm" draw:style-name="luka" svg:height="1mm" svg:y="58.5mm" svg:x="38.5mm"/>
          <draw:rect svg:width="1mm" draw:style-name="luka" svg:height="1mm" svg:y="58.5mm" svg:x="37.0mm"/>
          <draw:rect svg:width="1mm" draw:style-name="luka" svg:height="1mm" svg:y="58.5mm" svg:x="35.5mm"/>
          <draw:rect svg:width="1mm" draw:style-name="luka" svg:height="1mm" svg:y="58.5mm" svg:x="34.0mm"/>
          <draw:rect svg:width="1mm" draw:style-name="luka" svg:height="1mm" svg:y="58.5mm" svg:x="32.5mm"/>
          <draw:rect svg:width="1mm" draw:style-name="luka" svg:height="1mm" svg:y="58.5mm" svg:x="31.0mm"/>
          <draw:rect svg:width="1mm" draw:style-name="luka" svg:height="1mm" svg:y="58.5mm" svg:x="29.5mm"/>
          <draw:rect svg:width="1mm" draw:style-name="luka" svg:height="1mm" svg:y="58.5mm" svg:x="28.0mm"/>
          <draw:rect svg:width="1mm" draw:style-name="luka" svg:height="1mm" svg:y="58.5mm" svg:x="26.5mm"/>
          <draw:rect svg:width="1mm" draw:style-name="luka" svg:height="1mm" svg:y="58.5mm" svg:x="25.0mm"/>
          <draw:rect svg:width="1mm" draw:style-name="luka" svg:height="1mm" svg:y="58.5mm" svg:x="23.5mm"/>
          <draw:rect svg:width="1mm" draw:style-name="luka" svg:height="1mm" svg:y="58.5mm" svg:x="22.0mm"/>
          <draw:rect svg:width="1mm" draw:style-name="luka" svg:height="1mm" svg:y="58.5mm" svg:x="20.5mm"/>
          <draw:rect svg:width="1mm" draw:style-name="luka" svg:height="1mm" svg:y="58.5mm" svg:x="19.0mm"/>
          <draw:rect svg:width="1mm" draw:style-name="luka" svg:height="1mm" svg:y="58.5mm" svg:x="17.5mm"/>
          <draw:rect svg:width="1mm" draw:style-name="luka" svg:height="1mm" svg:y="58.5mm" svg:x="16.0mm"/>
          <draw:rect svg:width="1mm" draw:style-name="luka" svg:height="1mm" svg:y="58.5mm" svg:x="14.5mm"/>
          <draw:rect svg:width="1mm" draw:style-name="luka" svg:height="1mm" svg:y="58.5mm" svg:x="13.0mm"/>
          <draw:rect svg:width="1mm" draw:style-name="luka" svg:height="1mm" svg:y="58.5mm" svg:x="11.5mm"/>
          <draw:rect svg:width="1mm" draw:style-name="luka" svg:height="1mm" svg:y="60.0mm" svg:x="47.5mm"/>
          <draw:rect svg:width="1mm" draw:style-name="luka" svg:height="1mm" svg:y="60.0mm" svg:x="46.0mm"/>
          <draw:rect svg:width="1mm" draw:style-name="luka" svg:height="1mm" svg:y="60.0mm" svg:x="44.5mm"/>
          <draw:rect svg:width="1mm" draw:style-name="luka" svg:height="1mm" svg:y="60.0mm" svg:x="43.0mm"/>
          <draw:rect svg:width="1mm" draw:style-name="luka" svg:height="1mm" svg:y="60.0mm" svg:x="41.5mm"/>
          <draw:rect svg:width="1mm" draw:style-name="luka" svg:height="1mm" svg:y="60.0mm" svg:x="40.0mm"/>
          <draw:rect svg:width="1mm" draw:style-name="luka" svg:height="1mm" svg:y="60.0mm" svg:x="38.5mm"/>
          <draw:rect svg:width="1mm" draw:style-name="luka" svg:height="1mm" svg:y="60.0mm" svg:x="37.0mm"/>
          <draw:rect svg:width="1mm" draw:style-name="luka" svg:height="1mm" svg:y="60.0mm" svg:x="35.5mm"/>
          <draw:rect svg:width="1mm" draw:style-name="luka" svg:height="1mm" svg:y="60.0mm" svg:x="34.0mm"/>
          <draw:rect svg:width="1mm" draw:style-name="luka" svg:height="1mm" svg:y="60.0mm" svg:x="32.5mm"/>
          <draw:rect svg:width="1mm" draw:style-name="luka" svg:height="1mm" svg:y="60.0mm" svg:x="31.0mm"/>
          <draw:rect svg:width="1mm" draw:style-name="luka" svg:height="1mm" svg:y="60.0mm" svg:x="29.5mm"/>
          <draw:rect svg:width="1mm" draw:style-name="luka" svg:height="1mm" svg:y="60.0mm" svg:x="28.0mm"/>
          <draw:rect svg:width="1mm" draw:style-name="luka" svg:height="1mm" svg:y="60.0mm" svg:x="26.5mm"/>
          <draw:rect svg:width="1mm" draw:style-name="luka" svg:height="1mm" svg:y="60.0mm" svg:x="25.0mm"/>
          <draw:rect svg:width="1mm" draw:style-name="luka" svg:height="1mm" svg:y="60.0mm" svg:x="23.5mm"/>
          <draw:rect svg:width="1mm" draw:style-name="luka" svg:height="1mm" svg:y="60.0mm" svg:x="22.0mm"/>
          <draw:rect svg:width="1mm" draw:style-name="luka" svg:height="1mm" svg:y="60.0mm" svg:x="20.5mm"/>
          <draw:rect svg:width="1mm" draw:style-name="luka" svg:height="1mm" svg:y="60.0mm" svg:x="19.0mm"/>
          <draw:rect svg:width="1mm" draw:style-name="luka" svg:height="1mm" svg:y="60.0mm" svg:x="17.5mm"/>
          <draw:rect svg:width="1mm" draw:style-name="luka" svg:height="1mm" svg:y="60.0mm" svg:x="16.0mm"/>
          <draw:rect svg:width="1mm" draw:style-name="luka" svg:height="1mm" svg:y="60.0mm" svg:x="14.5mm"/>
          <draw:rect svg:width="1mm" draw:style-name="luka" svg:height="1mm" svg:y="60.0mm" svg:x="13.0mm"/>
          <draw:rect svg:width="1mm" draw:style-name="luka" svg:height="1mm" svg:y="60.0mm" svg:x="11.5mm"/>
          <draw:rect svg:width="1mm" draw:style-name="luka" svg:height="1mm" svg:y="61.5mm" svg:x="47.5mm"/>
          <draw:rect svg:width="1mm" draw:style-name="luka" svg:height="1mm" svg:y="61.5mm" svg:x="46.0mm"/>
          <draw:rect svg:width="1mm" draw:style-name="luka" svg:height="1mm" svg:y="61.5mm" svg:x="44.5mm"/>
          <draw:rect svg:width="1mm" draw:style-name="luka" svg:height="1mm" svg:y="61.5mm" svg:x="43.0mm"/>
          <draw:rect svg:width="1mm" draw:style-name="luka" svg:height="1mm" svg:y="61.5mm" svg:x="41.5mm"/>
          <draw:rect svg:width="1mm" draw:style-name="luka" svg:height="1mm" svg:y="61.5mm" svg:x="40.0mm"/>
          <draw:rect svg:width="1mm" draw:style-name="luka" svg:height="1mm" svg:y="61.5mm" svg:x="38.5mm"/>
          <draw:rect svg:width="1mm" draw:style-name="luka" svg:height="1mm" svg:y="61.5mm" svg:x="37.0mm"/>
          <draw:rect svg:width="1mm" draw:style-name="luka" svg:height="1mm" svg:y="61.5mm" svg:x="35.5mm"/>
          <draw:rect svg:width="1mm" draw:style-name="luka" svg:height="1mm" svg:y="61.5mm" svg:x="34.0mm"/>
          <draw:rect svg:width="1mm" draw:style-name="luka" svg:height="1mm" svg:y="61.5mm" svg:x="32.5mm"/>
          <draw:rect svg:width="1mm" draw:style-name="luka" svg:height="1mm" svg:y="61.5mm" svg:x="31.0mm"/>
          <draw:rect svg:width="1mm" draw:style-name="luka" svg:height="1mm" svg:y="61.5mm" svg:x="29.5mm"/>
          <draw:rect svg:width="1mm" draw:style-name="luka" svg:height="1mm" svg:y="61.5mm" svg:x="28.0mm"/>
          <draw:rect svg:width="1mm" draw:style-name="luka" svg:height="1mm" svg:y="61.5mm" svg:x="26.5mm"/>
          <draw:rect svg:width="1mm" draw:style-name="luka" svg:height="1mm" svg:y="61.5mm" svg:x="25.0mm"/>
          <draw:rect svg:width="1mm" draw:style-name="luka" svg:height="1mm" svg:y="61.5mm" svg:x="23.5mm"/>
          <draw:rect svg:width="1mm" draw:style-name="luka" svg:height="1mm" svg:y="61.5mm" svg:x="22.0mm"/>
          <draw:rect svg:width="1mm" draw:style-name="luka" svg:height="1mm" svg:y="61.5mm" svg:x="20.5mm"/>
          <draw:rect svg:width="1mm" draw:style-name="luka" svg:height="1mm" svg:y="61.5mm" svg:x="19.0mm"/>
          <draw:rect svg:width="1mm" draw:style-name="luka" svg:height="1mm" svg:y="61.5mm" svg:x="17.5mm"/>
          <draw:rect svg:width="1mm" draw:style-name="luka" svg:height="1mm" svg:y="61.5mm" svg:x="16.0mm"/>
          <draw:rect svg:width="1mm" draw:style-name="luka" svg:height="1mm" svg:y="61.5mm" svg:x="14.5mm"/>
          <draw:rect svg:width="1mm" draw:style-name="luka" svg:height="1mm" svg:y="61.5mm" svg:x="13.0mm"/>
          <draw:rect svg:width="1mm" draw:style-name="luka" svg:height="1mm" svg:y="61.5mm" svg:x="11.5mm"/>
          <draw:rect svg:width="1mm" draw:style-name="luka" svg:height="1mm" svg:y="63.0mm" svg:x="47.5mm"/>
          <draw:rect svg:width="1mm" draw:style-name="luka" svg:height="1mm" svg:y="63.0mm" svg:x="46.0mm"/>
          <draw:rect svg:width="1mm" draw:style-name="luka" svg:height="1mm" svg:y="63.0mm" svg:x="44.5mm"/>
          <draw:rect svg:width="1mm" draw:style-name="luka" svg:height="1mm" svg:y="63.0mm" svg:x="43.0mm"/>
          <draw:rect svg:width="1mm" draw:style-name="luka" svg:height="1mm" svg:y="63.0mm" svg:x="41.5mm"/>
          <draw:rect svg:width="1mm" draw:style-name="luka" svg:height="1mm" svg:y="63.0mm" svg:x="40.0mm"/>
          <draw:rect svg:width="1mm" draw:style-name="luka" svg:height="1mm" svg:y="63.0mm" svg:x="38.5mm"/>
          <draw:rect svg:width="1mm" draw:style-name="luka" svg:height="1mm" svg:y="63.0mm" svg:x="37.0mm"/>
          <draw:rect svg:width="1mm" draw:style-name="luka" svg:height="1mm" svg:y="63.0mm" svg:x="35.5mm"/>
          <draw:rect svg:width="1mm" draw:style-name="luka" svg:height="1mm" svg:y="63.0mm" svg:x="34.0mm"/>
          <draw:rect svg:width="1mm" draw:style-name="luka" svg:height="1mm" svg:y="63.0mm" svg:x="32.5mm"/>
          <draw:rect svg:width="1mm" draw:style-name="luka" svg:height="1mm" svg:y="63.0mm" svg:x="31.0mm"/>
          <draw:rect svg:width="1mm" draw:style-name="luka" svg:height="1mm" svg:y="63.0mm" svg:x="29.5mm"/>
          <draw:rect svg:width="1mm" draw:style-name="luka" svg:height="1mm" svg:y="63.0mm" svg:x="28.0mm"/>
          <draw:rect svg:width="1mm" draw:style-name="luka" svg:height="1mm" svg:y="63.0mm" svg:x="26.5mm"/>
          <draw:rect svg:width="1mm" draw:style-name="luka" svg:height="1mm" svg:y="63.0mm" svg:x="25.0mm"/>
          <draw:rect svg:width="1mm" draw:style-name="luka" svg:height="1mm" svg:y="63.0mm" svg:x="23.5mm"/>
          <draw:rect svg:width="1mm" draw:style-name="luka" svg:height="1mm" svg:y="63.0mm" svg:x="22.0mm"/>
          <draw:rect svg:width="1mm" draw:style-name="luka" svg:height="1mm" svg:y="63.0mm" svg:x="20.5mm"/>
          <draw:rect svg:width="1mm" draw:style-name="luka" svg:height="1mm" svg:y="63.0mm" svg:x="19.0mm"/>
          <draw:rect svg:width="1mm" draw:style-name="luka" svg:height="1mm" svg:y="63.0mm" svg:x="17.5mm"/>
          <draw:rect svg:width="1mm" draw:style-name="luka" svg:height="1mm" svg:y="63.0mm" svg:x="16.0mm"/>
          <draw:rect svg:width="1mm" draw:style-name="luka" svg:height="1mm" svg:y="63.0mm" svg:x="14.5mm"/>
          <draw:rect svg:width="1mm" draw:style-name="luka" svg:height="1mm" svg:y="63.0mm" svg:x="13.0mm"/>
          <draw:rect svg:width="1mm" draw:style-name="luka" svg:height="1mm" svg:y="63.0mm" svg:x="11.5mm"/>
          <draw:rect svg:width="1mm" draw:style-name="luka" svg:height="1mm" svg:y="64.5mm" svg:x="47.5mm"/>
          <draw:rect svg:width="1mm" draw:style-name="luka" svg:height="1mm" svg:y="64.5mm" svg:x="46.0mm"/>
          <draw:rect svg:width="1mm" draw:style-name="luka" svg:height="1mm" svg:y="64.5mm" svg:x="44.5mm"/>
          <draw:rect svg:width="1mm" draw:style-name="luka" svg:height="1mm" svg:y="64.5mm" svg:x="43.0mm"/>
          <draw:rect svg:width="1mm" draw:style-name="luka" svg:height="1mm" svg:y="64.5mm" svg:x="41.5mm"/>
          <draw:rect svg:width="1mm" draw:style-name="luka" svg:height="1mm" svg:y="64.5mm" svg:x="40.0mm"/>
          <draw:rect svg:width="1mm" draw:style-name="luka" svg:height="1mm" svg:y="64.5mm" svg:x="38.5mm"/>
          <draw:rect svg:width="1mm" draw:style-name="luka" svg:height="1mm" svg:y="64.5mm" svg:x="37.0mm"/>
          <draw:rect svg:width="1mm" draw:style-name="luka" svg:height="1mm" svg:y="64.5mm" svg:x="35.5mm"/>
          <draw:rect svg:width="1mm" draw:style-name="luka" svg:height="1mm" svg:y="64.5mm" svg:x="34.0mm"/>
          <draw:rect svg:width="1mm" draw:style-name="luka" svg:height="1mm" svg:y="64.5mm" svg:x="32.5mm"/>
          <draw:rect svg:width="1mm" draw:style-name="luka" svg:height="1mm" svg:y="64.5mm" svg:x="31.0mm"/>
          <draw:rect svg:width="1mm" draw:style-name="luka" svg:height="1mm" svg:y="64.5mm" svg:x="29.5mm"/>
          <draw:rect svg:width="1mm" draw:style-name="luka" svg:height="1mm" svg:y="64.5mm" svg:x="28.0mm"/>
          <draw:rect svg:width="1mm" draw:style-name="luka" svg:height="1mm" svg:y="64.5mm" svg:x="26.5mm"/>
          <draw:rect svg:width="1mm" draw:style-name="luka" svg:height="1mm" svg:y="64.5mm" svg:x="25.0mm"/>
          <draw:rect svg:width="1mm" draw:style-name="luka" svg:height="1mm" svg:y="64.5mm" svg:x="23.5mm"/>
          <draw:rect svg:width="1mm" draw:style-name="luka" svg:height="1mm" svg:y="64.5mm" svg:x="22.0mm"/>
          <draw:rect svg:width="1mm" draw:style-name="luka" svg:height="1mm" svg:y="64.5mm" svg:x="20.5mm"/>
          <draw:rect svg:width="1mm" draw:style-name="luka" svg:height="1mm" svg:y="64.5mm" svg:x="19.0mm"/>
          <draw:rect svg:width="1mm" draw:style-name="luka" svg:height="1mm" svg:y="64.5mm" svg:x="17.5mm"/>
          <draw:rect svg:width="1mm" draw:style-name="luka" svg:height="1mm" svg:y="64.5mm" svg:x="16.0mm"/>
          <draw:rect svg:width="1mm" draw:style-name="luka" svg:height="1mm" svg:y="64.5mm" svg:x="14.5mm"/>
          <draw:rect svg:width="1mm" draw:style-name="luka" svg:height="1mm" svg:y="64.5mm" svg:x="13.0mm"/>
          <draw:rect svg:width="1mm" draw:style-name="luka" svg:height="1mm" svg:y="64.5mm" svg:x="11.5mm"/>
          <draw:rect svg:width="1mm" draw:style-name="luka" svg:height="1mm" svg:y="66.0mm" svg:x="47.5mm"/>
          <draw:rect svg:width="1mm" draw:style-name="luka" svg:height="1mm" svg:y="66.0mm" svg:x="46.0mm"/>
          <draw:rect svg:width="1mm" draw:style-name="luka" svg:height="1mm" svg:y="66.0mm" svg:x="44.5mm"/>
          <draw:rect svg:width="1mm" draw:style-name="luka" svg:height="1mm" svg:y="66.0mm" svg:x="43.0mm"/>
          <draw:rect svg:width="1mm" draw:style-name="luka" svg:height="1mm" svg:y="66.0mm" svg:x="41.5mm"/>
          <draw:rect svg:width="1mm" draw:style-name="luka" svg:height="1mm" svg:y="66.0mm" svg:x="40.0mm"/>
          <draw:rect svg:width="1mm" draw:style-name="luka" svg:height="1mm" svg:y="66.0mm" svg:x="38.5mm"/>
          <draw:rect svg:width="1mm" draw:style-name="luka" svg:height="1mm" svg:y="66.0mm" svg:x="37.0mm"/>
          <draw:rect svg:width="1mm" draw:style-name="luka" svg:height="1mm" svg:y="66.0mm" svg:x="35.5mm"/>
          <draw:rect svg:width="1mm" draw:style-name="luka" svg:height="1mm" svg:y="66.0mm" svg:x="34.0mm"/>
          <draw:rect svg:width="1mm" draw:style-name="luka" svg:height="1mm" svg:y="66.0mm" svg:x="32.5mm"/>
          <draw:rect svg:width="1mm" draw:style-name="luka" svg:height="1mm" svg:y="66.0mm" svg:x="31.0mm"/>
          <draw:rect svg:width="1mm" draw:style-name="luka" svg:height="1mm" svg:y="66.0mm" svg:x="29.5mm"/>
          <draw:rect svg:width="1mm" draw:style-name="luka" svg:height="1mm" svg:y="66.0mm" svg:x="28.0mm"/>
          <draw:rect svg:width="1mm" draw:style-name="luka" svg:height="1mm" svg:y="66.0mm" svg:x="26.5mm"/>
          <draw:rect svg:width="1mm" draw:style-name="luka" svg:height="1mm" svg:y="66.0mm" svg:x="25.0mm"/>
          <draw:rect svg:width="1mm" draw:style-name="luka" svg:height="1mm" svg:y="66.0mm" svg:x="23.5mm"/>
          <draw:rect svg:width="1mm" draw:style-name="luka" svg:height="1mm" svg:y="66.0mm" svg:x="22.0mm"/>
          <draw:rect svg:width="1mm" draw:style-name="luka" svg:height="1mm" svg:y="66.0mm" svg:x="20.5mm"/>
          <draw:rect svg:width="1mm" draw:style-name="luka" svg:height="1mm" svg:y="66.0mm" svg:x="19.0mm"/>
          <draw:rect svg:width="1mm" draw:style-name="luka" svg:height="1mm" svg:y="66.0mm" svg:x="17.5mm"/>
          <draw:rect svg:width="1mm" draw:style-name="luka" svg:height="1mm" svg:y="66.0mm" svg:x="16.0mm"/>
          <draw:rect svg:width="1mm" draw:style-name="luka" svg:height="1mm" svg:y="66.0mm" svg:x="14.5mm"/>
          <draw:rect svg:width="1mm" draw:style-name="luka" svg:height="1mm" svg:y="66.0mm" svg:x="13.0mm"/>
          <draw:rect svg:width="1mm" draw:style-name="luka" svg:height="1mm" svg:y="66.0mm" svg:x="11.5mm"/>
          <draw:rect svg:width="1mm" draw:style-name="luka" svg:height="1mm" svg:y="67.5mm" svg:x="47.5mm"/>
          <draw:rect svg:width="1mm" draw:style-name="luka" svg:height="1mm" svg:y="67.5mm" svg:x="46.0mm"/>
          <draw:rect svg:width="1mm" draw:style-name="luka" svg:height="1mm" svg:y="67.5mm" svg:x="44.5mm"/>
          <draw:rect svg:width="1mm" draw:style-name="luka" svg:height="1mm" svg:y="67.5mm" svg:x="43.0mm"/>
          <draw:rect svg:width="1mm" draw:style-name="luka" svg:height="1mm" svg:y="67.5mm" svg:x="41.5mm"/>
          <draw:rect svg:width="1mm" draw:style-name="luka" svg:height="1mm" svg:y="67.5mm" svg:x="40.0mm"/>
          <draw:rect svg:width="1mm" draw:style-name="luka" svg:height="1mm" svg:y="67.5mm" svg:x="38.5mm"/>
          <draw:rect svg:width="1mm" draw:style-name="luka" svg:height="1mm" svg:y="67.5mm" svg:x="37.0mm"/>
          <draw:rect svg:width="1mm" draw:style-name="luka" svg:height="1mm" svg:y="67.5mm" svg:x="35.5mm"/>
          <draw:rect svg:width="1mm" draw:style-name="luka" svg:height="1mm" svg:y="67.5mm" svg:x="34.0mm"/>
          <draw:rect svg:width="1mm" draw:style-name="luka" svg:height="1mm" svg:y="67.5mm" svg:x="32.5mm"/>
          <draw:rect svg:width="1mm" draw:style-name="luka" svg:height="1mm" svg:y="67.5mm" svg:x="31.0mm"/>
          <draw:rect svg:width="1mm" draw:style-name="luka" svg:height="1mm" svg:y="67.5mm" svg:x="29.5mm"/>
          <draw:frame svg:width="60mm" draw:style-name="texto" svg:height="10mm" svg:y="55.0mm" svg:x="55.5mm">
            <draw:text-box>
              <text:p>Sueldo Mínimo</text:p>
            </draw:text-box>
          </draw:frame>
        </draw:g>
        <draw:g>
          <draw:rect svg:width="1mm" draw:style-name="luka" svg:height="1mm" svg:y="74.5mm" svg:x="47.5mm"/>
          <draw:rect svg:width="1mm" draw:style-name="luka" svg:height="1mm" svg:y="74.5mm" svg:x="46.0mm"/>
          <draw:rect svg:width="1mm" draw:style-name="luka" svg:height="1mm" svg:y="74.5mm" svg:x="44.5mm"/>
          <draw:rect svg:width="1mm" draw:style-name="luka" svg:height="1mm" svg:y="74.5mm" svg:x="43.0mm"/>
          <draw:rect svg:width="1mm" draw:style-name="luka" svg:height="1mm" svg:y="74.5mm" svg:x="41.5mm"/>
          <draw:rect svg:width="1mm" draw:style-name="luka" svg:height="1mm" svg:y="74.5mm" svg:x="40.0mm"/>
          <draw:rect svg:width="1mm" draw:style-name="luka" svg:height="1mm" svg:y="74.5mm" svg:x="38.5mm"/>
          <draw:rect svg:width="1mm" draw:style-name="luka" svg:height="1mm" svg:y="74.5mm" svg:x="37.0mm"/>
          <draw:rect svg:width="1mm" draw:style-name="luka" svg:height="1mm" svg:y="74.5mm" svg:x="35.5mm"/>
          <draw:rect svg:width="1mm" draw:style-name="luka" svg:height="1mm" svg:y="74.5mm" svg:x="34.0mm"/>
          <draw:rect svg:width="1mm" draw:style-name="luka" svg:height="1mm" svg:y="74.5mm" svg:x="32.5mm"/>
          <draw:rect svg:width="1mm" draw:style-name="luka" svg:height="1mm" svg:y="74.5mm" svg:x="31.0mm"/>
          <draw:rect svg:width="1mm" draw:style-name="luka" svg:height="1mm" svg:y="74.5mm" svg:x="29.5mm"/>
          <draw:rect svg:width="1mm" draw:style-name="luka" svg:height="1mm" svg:y="74.5mm" svg:x="28.0mm"/>
          <draw:rect svg:width="1mm" draw:style-name="luka" svg:height="1mm" svg:y="74.5mm" svg:x="26.5mm"/>
          <draw:rect svg:width="1mm" draw:style-name="luka" svg:height="1mm" svg:y="74.5mm" svg:x="25.0mm"/>
          <draw:rect svg:width="1mm" draw:style-name="luka" svg:height="1mm" svg:y="74.5mm" svg:x="23.5mm"/>
          <draw:rect svg:width="1mm" draw:style-name="luka" svg:height="1mm" svg:y="74.5mm" svg:x="22.0mm"/>
          <draw:rect svg:width="1mm" draw:style-name="luka" svg:height="1mm" svg:y="74.5mm" svg:x="20.5mm"/>
          <draw:rect svg:width="1mm" draw:style-name="luka" svg:height="1mm" svg:y="74.5mm" svg:x="19.0mm"/>
          <draw:rect svg:width="1mm" draw:style-name="luka" svg:height="1mm" svg:y="74.5mm" svg:x="17.5mm"/>
          <draw:rect svg:width="1mm" draw:style-name="luka" svg:height="1mm" svg:y="74.5mm" svg:x="16.0mm"/>
          <draw:rect svg:width="1mm" draw:style-name="luka" svg:height="1mm" svg:y="74.5mm" svg:x="14.5mm"/>
          <draw:rect svg:width="1mm" draw:style-name="luka" svg:height="1mm" svg:y="74.5mm" svg:x="13.0mm"/>
          <draw:rect svg:width="1mm" draw:style-name="luka" svg:height="1mm" svg:y="74.5mm" svg:x="11.5mm"/>
          <draw:rect svg:width="1mm" draw:style-name="luka" svg:height="1mm" svg:y="76.0mm" svg:x="47.5mm"/>
          <draw:rect svg:width="1mm" draw:style-name="luka" svg:height="1mm" svg:y="76.0mm" svg:x="46.0mm"/>
          <draw:rect svg:width="1mm" draw:style-name="luka" svg:height="1mm" svg:y="76.0mm" svg:x="44.5mm"/>
          <draw:rect svg:width="1mm" draw:style-name="luka" svg:height="1mm" svg:y="76.0mm" svg:x="43.0mm"/>
          <draw:rect svg:width="1mm" draw:style-name="luka" svg:height="1mm" svg:y="76.0mm" svg:x="41.5mm"/>
          <draw:rect svg:width="1mm" draw:style-name="luka" svg:height="1mm" svg:y="76.0mm" svg:x="40.0mm"/>
          <draw:rect svg:width="1mm" draw:style-name="luka" svg:height="1mm" svg:y="76.0mm" svg:x="38.5mm"/>
          <draw:rect svg:width="1mm" draw:style-name="luka" svg:height="1mm" svg:y="76.0mm" svg:x="37.0mm"/>
          <draw:rect svg:width="1mm" draw:style-name="luka" svg:height="1mm" svg:y="76.0mm" svg:x="35.5mm"/>
          <draw:rect svg:width="1mm" draw:style-name="luka" svg:height="1mm" svg:y="76.0mm" svg:x="34.0mm"/>
          <draw:rect svg:width="1mm" draw:style-name="luka" svg:height="1mm" svg:y="76.0mm" svg:x="32.5mm"/>
          <draw:rect svg:width="1mm" draw:style-name="luka" svg:height="1mm" svg:y="76.0mm" svg:x="31.0mm"/>
          <draw:rect svg:width="1mm" draw:style-name="luka" svg:height="1mm" svg:y="76.0mm" svg:x="29.5mm"/>
          <draw:rect svg:width="1mm" draw:style-name="luka" svg:height="1mm" svg:y="76.0mm" svg:x="28.0mm"/>
          <draw:rect svg:width="1mm" draw:style-name="luka" svg:height="1mm" svg:y="76.0mm" svg:x="26.5mm"/>
          <draw:rect svg:width="1mm" draw:style-name="luka" svg:height="1mm" svg:y="76.0mm" svg:x="25.0mm"/>
          <draw:rect svg:width="1mm" draw:style-name="luka" svg:height="1mm" svg:y="76.0mm" svg:x="23.5mm"/>
          <draw:rect svg:width="1mm" draw:style-name="luka" svg:height="1mm" svg:y="76.0mm" svg:x="22.0mm"/>
          <draw:rect svg:width="1mm" draw:style-name="luka" svg:height="1mm" svg:y="76.0mm" svg:x="20.5mm"/>
          <draw:rect svg:width="1mm" draw:style-name="luka" svg:height="1mm" svg:y="76.0mm" svg:x="19.0mm"/>
          <draw:rect svg:width="1mm" draw:style-name="luka" svg:height="1mm" svg:y="76.0mm" svg:x="17.5mm"/>
          <draw:rect svg:width="1mm" draw:style-name="luka" svg:height="1mm" svg:y="76.0mm" svg:x="16.0mm"/>
          <draw:rect svg:width="1mm" draw:style-name="luka" svg:height="1mm" svg:y="76.0mm" svg:x="14.5mm"/>
          <draw:rect svg:width="1mm" draw:style-name="luka" svg:height="1mm" svg:y="76.0mm" svg:x="13.0mm"/>
          <draw:rect svg:width="1mm" draw:style-name="luka" svg:height="1mm" svg:y="76.0mm" svg:x="11.5mm"/>
          <draw:rect svg:width="1mm" draw:style-name="luka" svg:height="1mm" svg:y="77.5mm" svg:x="47.5mm"/>
          <draw:rect svg:width="1mm" draw:style-name="luka" svg:height="1mm" svg:y="77.5mm" svg:x="46.0mm"/>
          <draw:rect svg:width="1mm" draw:style-name="luka" svg:height="1mm" svg:y="77.5mm" svg:x="44.5mm"/>
          <draw:rect svg:width="1mm" draw:style-name="luka" svg:height="1mm" svg:y="77.5mm" svg:x="43.0mm"/>
          <draw:rect svg:width="1mm" draw:style-name="luka" svg:height="1mm" svg:y="77.5mm" svg:x="41.5mm"/>
          <draw:rect svg:width="1mm" draw:style-name="luka" svg:height="1mm" svg:y="77.5mm" svg:x="40.0mm"/>
          <draw:rect svg:width="1mm" draw:style-name="luka" svg:height="1mm" svg:y="77.5mm" svg:x="38.5mm"/>
          <draw:rect svg:width="1mm" draw:style-name="luka" svg:height="1mm" svg:y="77.5mm" svg:x="37.0mm"/>
          <draw:rect svg:width="1mm" draw:style-name="luka" svg:height="1mm" svg:y="77.5mm" svg:x="35.5mm"/>
          <draw:rect svg:width="1mm" draw:style-name="luka" svg:height="1mm" svg:y="77.5mm" svg:x="34.0mm"/>
          <draw:rect svg:width="1mm" draw:style-name="luka" svg:height="1mm" svg:y="77.5mm" svg:x="32.5mm"/>
          <draw:rect svg:width="1mm" draw:style-name="luka" svg:height="1mm" svg:y="77.5mm" svg:x="31.0mm"/>
          <draw:rect svg:width="1mm" draw:style-name="luka" svg:height="1mm" svg:y="77.5mm" svg:x="29.5mm"/>
          <draw:rect svg:width="1mm" draw:style-name="luka" svg:height="1mm" svg:y="77.5mm" svg:x="28.0mm"/>
          <draw:rect svg:width="1mm" draw:style-name="luka" svg:height="1mm" svg:y="77.5mm" svg:x="26.5mm"/>
          <draw:rect svg:width="1mm" draw:style-name="luka" svg:height="1mm" svg:y="77.5mm" svg:x="25.0mm"/>
          <draw:rect svg:width="1mm" draw:style-name="luka" svg:height="1mm" svg:y="77.5mm" svg:x="23.5mm"/>
          <draw:rect svg:width="1mm" draw:style-name="luka" svg:height="1mm" svg:y="77.5mm" svg:x="22.0mm"/>
          <draw:rect svg:width="1mm" draw:style-name="luka" svg:height="1mm" svg:y="77.5mm" svg:x="20.5mm"/>
          <draw:rect svg:width="1mm" draw:style-name="luka" svg:height="1mm" svg:y="77.5mm" svg:x="19.0mm"/>
          <draw:rect svg:width="1mm" draw:style-name="luka" svg:height="1mm" svg:y="77.5mm" svg:x="17.5mm"/>
          <draw:rect svg:width="1mm" draw:style-name="luka" svg:height="1mm" svg:y="77.5mm" svg:x="16.0mm"/>
          <draw:rect svg:width="1mm" draw:style-name="luka" svg:height="1mm" svg:y="77.5mm" svg:x="14.5mm"/>
          <draw:rect svg:width="1mm" draw:style-name="luka" svg:height="1mm" svg:y="77.5mm" svg:x="13.0mm"/>
          <draw:rect svg:width="1mm" draw:style-name="luka" svg:height="1mm" svg:y="77.5mm" svg:x="11.5mm"/>
          <draw:rect svg:width="1mm" draw:style-name="luka" svg:height="1mm" svg:y="79.0mm" svg:x="47.5mm"/>
          <draw:rect svg:width="1mm" draw:style-name="luka" svg:height="1mm" svg:y="79.0mm" svg:x="46.0mm"/>
          <draw:rect svg:width="1mm" draw:style-name="luka" svg:height="1mm" svg:y="79.0mm" svg:x="44.5mm"/>
          <draw:rect svg:width="1mm" draw:style-name="luka" svg:height="1mm" svg:y="79.0mm" svg:x="43.0mm"/>
          <draw:rect svg:width="1mm" draw:style-name="luka" svg:height="1mm" svg:y="79.0mm" svg:x="41.5mm"/>
          <draw:rect svg:width="1mm" draw:style-name="luka" svg:height="1mm" svg:y="79.0mm" svg:x="40.0mm"/>
          <draw:rect svg:width="1mm" draw:style-name="luka" svg:height="1mm" svg:y="79.0mm" svg:x="38.5mm"/>
          <draw:rect svg:width="1mm" draw:style-name="luka" svg:height="1mm" svg:y="79.0mm" svg:x="37.0mm"/>
          <draw:rect svg:width="1mm" draw:style-name="luka" svg:height="1mm" svg:y="79.0mm" svg:x="35.5mm"/>
          <draw:rect svg:width="1mm" draw:style-name="luka" svg:height="1mm" svg:y="79.0mm" svg:x="34.0mm"/>
          <draw:rect svg:width="1mm" draw:style-name="luka" svg:height="1mm" svg:y="79.0mm" svg:x="32.5mm"/>
          <draw:rect svg:width="1mm" draw:style-name="luka" svg:height="1mm" svg:y="79.0mm" svg:x="31.0mm"/>
          <draw:rect svg:width="1mm" draw:style-name="luka" svg:height="1mm" svg:y="79.0mm" svg:x="29.5mm"/>
          <draw:rect svg:width="1mm" draw:style-name="luka" svg:height="1mm" svg:y="79.0mm" svg:x="28.0mm"/>
          <draw:rect svg:width="1mm" draw:style-name="luka" svg:height="1mm" svg:y="79.0mm" svg:x="26.5mm"/>
          <draw:rect svg:width="1mm" draw:style-name="luka" svg:height="1mm" svg:y="79.0mm" svg:x="25.0mm"/>
          <draw:rect svg:width="1mm" draw:style-name="luka" svg:height="1mm" svg:y="79.0mm" svg:x="23.5mm"/>
          <draw:rect svg:width="1mm" draw:style-name="luka" svg:height="1mm" svg:y="79.0mm" svg:x="22.0mm"/>
          <draw:rect svg:width="1mm" draw:style-name="luka" svg:height="1mm" svg:y="79.0mm" svg:x="20.5mm"/>
          <draw:rect svg:width="1mm" draw:style-name="luka" svg:height="1mm" svg:y="79.0mm" svg:x="19.0mm"/>
          <draw:rect svg:width="1mm" draw:style-name="luka" svg:height="1mm" svg:y="79.0mm" svg:x="17.5mm"/>
          <draw:rect svg:width="1mm" draw:style-name="luka" svg:height="1mm" svg:y="79.0mm" svg:x="16.0mm"/>
          <draw:rect svg:width="1mm" draw:style-name="luka" svg:height="1mm" svg:y="79.0mm" svg:x="14.5mm"/>
          <draw:rect svg:width="1mm" draw:style-name="luka" svg:height="1mm" svg:y="79.0mm" svg:x="13.0mm"/>
          <draw:rect svg:width="1mm" draw:style-name="luka" svg:height="1mm" svg:y="79.0mm" svg:x="11.5mm"/>
          <draw:rect svg:width="1mm" draw:style-name="luka" svg:height="1mm" svg:y="80.5mm" svg:x="47.5mm"/>
          <draw:rect svg:width="1mm" draw:style-name="luka" svg:height="1mm" svg:y="80.5mm" svg:x="46.0mm"/>
          <draw:rect svg:width="1mm" draw:style-name="luka" svg:height="1mm" svg:y="80.5mm" svg:x="44.5mm"/>
          <draw:rect svg:width="1mm" draw:style-name="luka" svg:height="1mm" svg:y="80.5mm" svg:x="43.0mm"/>
          <draw:rect svg:width="1mm" draw:style-name="luka" svg:height="1mm" svg:y="80.5mm" svg:x="41.5mm"/>
          <draw:rect svg:width="1mm" draw:style-name="luka" svg:height="1mm" svg:y="80.5mm" svg:x="40.0mm"/>
          <draw:rect svg:width="1mm" draw:style-name="luka" svg:height="1mm" svg:y="80.5mm" svg:x="38.5mm"/>
          <draw:rect svg:width="1mm" draw:style-name="luka" svg:height="1mm" svg:y="80.5mm" svg:x="37.0mm"/>
          <draw:rect svg:width="1mm" draw:style-name="luka" svg:height="1mm" svg:y="80.5mm" svg:x="35.5mm"/>
          <draw:rect svg:width="1mm" draw:style-name="luka" svg:height="1mm" svg:y="80.5mm" svg:x="34.0mm"/>
          <draw:rect svg:width="1mm" draw:style-name="luka" svg:height="1mm" svg:y="80.5mm" svg:x="32.5mm"/>
          <draw:rect svg:width="1mm" draw:style-name="luka" svg:height="1mm" svg:y="80.5mm" svg:x="31.0mm"/>
          <draw:rect svg:width="1mm" draw:style-name="luka" svg:height="1mm" svg:y="80.5mm" svg:x="29.5mm"/>
          <draw:rect svg:width="1mm" draw:style-name="luka" svg:height="1mm" svg:y="80.5mm" svg:x="28.0mm"/>
          <draw:rect svg:width="1mm" draw:style-name="luka" svg:height="1mm" svg:y="80.5mm" svg:x="26.5mm"/>
          <draw:rect svg:width="1mm" draw:style-name="luka" svg:height="1mm" svg:y="80.5mm" svg:x="25.0mm"/>
          <draw:rect svg:width="1mm" draw:style-name="luka" svg:height="1mm" svg:y="80.5mm" svg:x="23.5mm"/>
          <draw:rect svg:width="1mm" draw:style-name="luka" svg:height="1mm" svg:y="80.5mm" svg:x="22.0mm"/>
          <draw:rect svg:width="1mm" draw:style-name="luka" svg:height="1mm" svg:y="80.5mm" svg:x="20.5mm"/>
          <draw:rect svg:width="1mm" draw:style-name="luka" svg:height="1mm" svg:y="80.5mm" svg:x="19.0mm"/>
          <draw:rect svg:width="1mm" draw:style-name="luka" svg:height="1mm" svg:y="80.5mm" svg:x="17.5mm"/>
          <draw:rect svg:width="1mm" draw:style-name="luka" svg:height="1mm" svg:y="80.5mm" svg:x="16.0mm"/>
          <draw:rect svg:width="1mm" draw:style-name="luka" svg:height="1mm" svg:y="80.5mm" svg:x="14.5mm"/>
          <draw:rect svg:width="1mm" draw:style-name="luka" svg:height="1mm" svg:y="80.5mm" svg:x="13.0mm"/>
          <draw:rect svg:width="1mm" draw:style-name="luka" svg:height="1mm" svg:y="80.5mm" svg:x="11.5mm"/>
          <draw:rect svg:width="1mm" draw:style-name="luka" svg:height="1mm" svg:y="82.0mm" svg:x="47.5mm"/>
          <draw:rect svg:width="1mm" draw:style-name="luka" svg:height="1mm" svg:y="82.0mm" svg:x="46.0mm"/>
          <draw:rect svg:width="1mm" draw:style-name="luka" svg:height="1mm" svg:y="82.0mm" svg:x="44.5mm"/>
          <draw:rect svg:width="1mm" draw:style-name="luka" svg:height="1mm" svg:y="82.0mm" svg:x="43.0mm"/>
          <draw:rect svg:width="1mm" draw:style-name="luka" svg:height="1mm" svg:y="82.0mm" svg:x="41.5mm"/>
          <draw:rect svg:width="1mm" draw:style-name="luka" svg:height="1mm" svg:y="82.0mm" svg:x="40.0mm"/>
          <draw:rect svg:width="1mm" draw:style-name="luka" svg:height="1mm" svg:y="82.0mm" svg:x="38.5mm"/>
          <draw:rect svg:width="1mm" draw:style-name="luka" svg:height="1mm" svg:y="82.0mm" svg:x="37.0mm"/>
          <draw:rect svg:width="1mm" draw:style-name="luka" svg:height="1mm" svg:y="82.0mm" svg:x="35.5mm"/>
          <draw:rect svg:width="1mm" draw:style-name="luka" svg:height="1mm" svg:y="82.0mm" svg:x="34.0mm"/>
          <draw:rect svg:width="1mm" draw:style-name="luka" svg:height="1mm" svg:y="82.0mm" svg:x="32.5mm"/>
          <draw:rect svg:width="1mm" draw:style-name="luka" svg:height="1mm" svg:y="82.0mm" svg:x="31.0mm"/>
          <draw:rect svg:width="1mm" draw:style-name="luka" svg:height="1mm" svg:y="82.0mm" svg:x="29.5mm"/>
          <draw:rect svg:width="1mm" draw:style-name="luka" svg:height="1mm" svg:y="82.0mm" svg:x="28.0mm"/>
          <draw:rect svg:width="1mm" draw:style-name="luka" svg:height="1mm" svg:y="82.0mm" svg:x="26.5mm"/>
          <draw:rect svg:width="1mm" draw:style-name="luka" svg:height="1mm" svg:y="82.0mm" svg:x="25.0mm"/>
          <draw:rect svg:width="1mm" draw:style-name="luka" svg:height="1mm" svg:y="82.0mm" svg:x="23.5mm"/>
          <draw:rect svg:width="1mm" draw:style-name="luka" svg:height="1mm" svg:y="82.0mm" svg:x="22.0mm"/>
          <draw:rect svg:width="1mm" draw:style-name="luka" svg:height="1mm" svg:y="82.0mm" svg:x="20.5mm"/>
          <draw:rect svg:width="1mm" draw:style-name="luka" svg:height="1mm" svg:y="82.0mm" svg:x="19.0mm"/>
          <draw:rect svg:width="1mm" draw:style-name="luka" svg:height="1mm" svg:y="82.0mm" svg:x="17.5mm"/>
          <draw:rect svg:width="1mm" draw:style-name="luka" svg:height="1mm" svg:y="82.0mm" svg:x="16.0mm"/>
          <draw:rect svg:width="1mm" draw:style-name="luka" svg:height="1mm" svg:y="82.0mm" svg:x="14.5mm"/>
          <draw:rect svg:width="1mm" draw:style-name="luka" svg:height="1mm" svg:y="82.0mm" svg:x="13.0mm"/>
          <draw:rect svg:width="1mm" draw:style-name="luka" svg:height="1mm" svg:y="82.0mm" svg:x="11.5mm"/>
          <draw:rect svg:width="1mm" draw:style-name="luka" svg:height="1mm" svg:y="83.5mm" svg:x="47.5mm"/>
          <draw:rect svg:width="1mm" draw:style-name="luka" svg:height="1mm" svg:y="83.5mm" svg:x="46.0mm"/>
          <draw:rect svg:width="1mm" draw:style-name="luka" svg:height="1mm" svg:y="83.5mm" svg:x="44.5mm"/>
          <draw:rect svg:width="1mm" draw:style-name="luka" svg:height="1mm" svg:y="83.5mm" svg:x="43.0mm"/>
          <draw:rect svg:width="1mm" draw:style-name="luka" svg:height="1mm" svg:y="83.5mm" svg:x="41.5mm"/>
          <draw:rect svg:width="1mm" draw:style-name="luka" svg:height="1mm" svg:y="83.5mm" svg:x="40.0mm"/>
          <draw:rect svg:width="1mm" draw:style-name="luka" svg:height="1mm" svg:y="83.5mm" svg:x="38.5mm"/>
          <draw:rect svg:width="1mm" draw:style-name="luka" svg:height="1mm" svg:y="83.5mm" svg:x="37.0mm"/>
          <draw:rect svg:width="1mm" draw:style-name="luka" svg:height="1mm" svg:y="83.5mm" svg:x="35.5mm"/>
          <draw:rect svg:width="1mm" draw:style-name="luka" svg:height="1mm" svg:y="83.5mm" svg:x="34.0mm"/>
          <draw:rect svg:width="1mm" draw:style-name="luka" svg:height="1mm" svg:y="83.5mm" svg:x="32.5mm"/>
          <draw:rect svg:width="1mm" draw:style-name="luka" svg:height="1mm" svg:y="83.5mm" svg:x="31.0mm"/>
          <draw:rect svg:width="1mm" draw:style-name="luka" svg:height="1mm" svg:y="83.5mm" svg:x="29.5mm"/>
          <draw:rect svg:width="1mm" draw:style-name="luka" svg:height="1mm" svg:y="83.5mm" svg:x="28.0mm"/>
          <draw:rect svg:width="1mm" draw:style-name="luka" svg:height="1mm" svg:y="83.5mm" svg:x="26.5mm"/>
          <draw:rect svg:width="1mm" draw:style-name="luka" svg:height="1mm" svg:y="83.5mm" svg:x="25.0mm"/>
          <draw:rect svg:width="1mm" draw:style-name="luka" svg:height="1mm" svg:y="83.5mm" svg:x="23.5mm"/>
          <draw:rect svg:width="1mm" draw:style-name="luka" svg:height="1mm" svg:y="83.5mm" svg:x="22.0mm"/>
          <draw:rect svg:width="1mm" draw:style-name="luka" svg:height="1mm" svg:y="83.5mm" svg:x="20.5mm"/>
          <draw:rect svg:width="1mm" draw:style-name="luka" svg:height="1mm" svg:y="83.5mm" svg:x="19.0mm"/>
          <draw:rect svg:width="1mm" draw:style-name="luka" svg:height="1mm" svg:y="83.5mm" svg:x="17.5mm"/>
          <draw:rect svg:width="1mm" draw:style-name="luka" svg:height="1mm" svg:y="83.5mm" svg:x="16.0mm"/>
          <draw:rect svg:width="1mm" draw:style-name="luka" svg:height="1mm" svg:y="83.5mm" svg:x="14.5mm"/>
          <draw:rect svg:width="1mm" draw:style-name="luka" svg:height="1mm" svg:y="83.5mm" svg:x="13.0mm"/>
          <draw:rect svg:width="1mm" draw:style-name="luka" svg:height="1mm" svg:y="83.5mm" svg:x="11.5mm"/>
          <draw:rect svg:width="1mm" draw:style-name="luka" svg:height="1mm" svg:y="85.0mm" svg:x="47.5mm"/>
          <draw:rect svg:width="1mm" draw:style-name="luka" svg:height="1mm" svg:y="85.0mm" svg:x="46.0mm"/>
          <draw:rect svg:width="1mm" draw:style-name="luka" svg:height="1mm" svg:y="85.0mm" svg:x="44.5mm"/>
          <draw:rect svg:width="1mm" draw:style-name="luka" svg:height="1mm" svg:y="85.0mm" svg:x="43.0mm"/>
          <draw:rect svg:width="1mm" draw:style-name="luka" svg:height="1mm" svg:y="85.0mm" svg:x="41.5mm"/>
          <draw:rect svg:width="1mm" draw:style-name="luka" svg:height="1mm" svg:y="85.0mm" svg:x="40.0mm"/>
          <draw:rect svg:width="1mm" draw:style-name="luka" svg:height="1mm" svg:y="85.0mm" svg:x="38.5mm"/>
          <draw:rect svg:width="1mm" draw:style-name="luka" svg:height="1mm" svg:y="85.0mm" svg:x="37.0mm"/>
          <draw:rect svg:width="1mm" draw:style-name="luka" svg:height="1mm" svg:y="85.0mm" svg:x="35.5mm"/>
          <draw:rect svg:width="1mm" draw:style-name="luka" svg:height="1mm" svg:y="85.0mm" svg:x="34.0mm"/>
          <draw:rect svg:width="1mm" draw:style-name="luka" svg:height="1mm" svg:y="85.0mm" svg:x="32.5mm"/>
          <draw:rect svg:width="1mm" draw:style-name="luka" svg:height="1mm" svg:y="85.0mm" svg:x="31.0mm"/>
          <draw:rect svg:width="1mm" draw:style-name="luka" svg:height="1mm" svg:y="85.0mm" svg:x="29.5mm"/>
          <draw:rect svg:width="1mm" draw:style-name="luka" svg:height="1mm" svg:y="85.0mm" svg:x="28.0mm"/>
          <draw:rect svg:width="1mm" draw:style-name="luka" svg:height="1mm" svg:y="85.0mm" svg:x="26.5mm"/>
          <draw:rect svg:width="1mm" draw:style-name="luka" svg:height="1mm" svg:y="85.0mm" svg:x="25.0mm"/>
          <draw:rect svg:width="1mm" draw:style-name="luka" svg:height="1mm" svg:y="85.0mm" svg:x="23.5mm"/>
          <draw:rect svg:width="1mm" draw:style-name="luka" svg:height="1mm" svg:y="85.0mm" svg:x="22.0mm"/>
          <draw:rect svg:width="1mm" draw:style-name="luka" svg:height="1mm" svg:y="85.0mm" svg:x="20.5mm"/>
          <draw:rect svg:width="1mm" draw:style-name="luka" svg:height="1mm" svg:y="85.0mm" svg:x="19.0mm"/>
          <draw:rect svg:width="1mm" draw:style-name="luka" svg:height="1mm" svg:y="85.0mm" svg:x="17.5mm"/>
          <draw:rect svg:width="1mm" draw:style-name="luka" svg:height="1mm" svg:y="85.0mm" svg:x="16.0mm"/>
          <draw:rect svg:width="1mm" draw:style-name="luka" svg:height="1mm" svg:y="85.0mm" svg:x="14.5mm"/>
          <draw:rect svg:width="1mm" draw:style-name="luka" svg:height="1mm" svg:y="85.0mm" svg:x="13.0mm"/>
          <draw:rect svg:width="1mm" draw:style-name="luka" svg:height="1mm" svg:y="85.0mm" svg:x="11.5mm"/>
          <draw:rect svg:width="1mm" draw:style-name="luka" svg:height="1mm" svg:y="86.5mm" svg:x="47.5mm"/>
          <draw:rect svg:width="1mm" draw:style-name="luka" svg:height="1mm" svg:y="86.5mm" svg:x="46.0mm"/>
          <draw:rect svg:width="1mm" draw:style-name="luka" svg:height="1mm" svg:y="86.5mm" svg:x="44.5mm"/>
          <draw:rect svg:width="1mm" draw:style-name="luka" svg:height="1mm" svg:y="86.5mm" svg:x="43.0mm"/>
          <draw:rect svg:width="1mm" draw:style-name="luka" svg:height="1mm" svg:y="86.5mm" svg:x="41.5mm"/>
          <draw:rect svg:width="1mm" draw:style-name="luka" svg:height="1mm" svg:y="86.5mm" svg:x="40.0mm"/>
          <draw:rect svg:width="1mm" draw:style-name="luka" svg:height="1mm" svg:y="86.5mm" svg:x="38.5mm"/>
          <draw:rect svg:width="1mm" draw:style-name="luka" svg:height="1mm" svg:y="86.5mm" svg:x="37.0mm"/>
          <draw:rect svg:width="1mm" draw:style-name="luka" svg:height="1mm" svg:y="86.5mm" svg:x="35.5mm"/>
          <draw:rect svg:width="1mm" draw:style-name="luka" svg:height="1mm" svg:y="86.5mm" svg:x="34.0mm"/>
          <draw:rect svg:width="1mm" draw:style-name="luka" svg:height="1mm" svg:y="86.5mm" svg:x="32.5mm"/>
          <draw:rect svg:width="1mm" draw:style-name="luka" svg:height="1mm" svg:y="86.5mm" svg:x="31.0mm"/>
          <draw:rect svg:width="1mm" draw:style-name="luka" svg:height="1mm" svg:y="86.5mm" svg:x="29.5mm"/>
          <draw:rect svg:width="1mm" draw:style-name="luka" svg:height="1mm" svg:y="86.5mm" svg:x="28.0mm"/>
          <draw:rect svg:width="1mm" draw:style-name="luka" svg:height="1mm" svg:y="86.5mm" svg:x="26.5mm"/>
          <draw:rect svg:width="1mm" draw:style-name="luka" svg:height="1mm" svg:y="86.5mm" svg:x="25.0mm"/>
          <draw:rect svg:width="1mm" draw:style-name="luka" svg:height="1mm" svg:y="86.5mm" svg:x="23.5mm"/>
          <draw:rect svg:width="1mm" draw:style-name="luka" svg:height="1mm" svg:y="86.5mm" svg:x="22.0mm"/>
          <draw:rect svg:width="1mm" draw:style-name="luka" svg:height="1mm" svg:y="86.5mm" svg:x="20.5mm"/>
          <draw:rect svg:width="1mm" draw:style-name="luka" svg:height="1mm" svg:y="86.5mm" svg:x="19.0mm"/>
          <draw:rect svg:width="1mm" draw:style-name="luka" svg:height="1mm" svg:y="86.5mm" svg:x="17.5mm"/>
          <draw:rect svg:width="1mm" draw:style-name="luka" svg:height="1mm" svg:y="86.5mm" svg:x="16.0mm"/>
          <draw:rect svg:width="1mm" draw:style-name="luka" svg:height="1mm" svg:y="86.5mm" svg:x="14.5mm"/>
          <draw:rect svg:width="1mm" draw:style-name="luka" svg:height="1mm" svg:y="86.5mm" svg:x="13.0mm"/>
          <draw:rect svg:width="1mm" draw:style-name="luka" svg:height="1mm" svg:y="86.5mm" svg:x="11.5mm"/>
          <draw:rect svg:width="1mm" draw:style-name="luka" svg:height="1mm" svg:y="88.0mm" svg:x="47.5mm"/>
          <draw:rect svg:width="1mm" draw:style-name="luka" svg:height="1mm" svg:y="88.0mm" svg:x="46.0mm"/>
          <draw:rect svg:width="1mm" draw:style-name="luka" svg:height="1mm" svg:y="88.0mm" svg:x="44.5mm"/>
          <draw:rect svg:width="1mm" draw:style-name="luka" svg:height="1mm" svg:y="88.0mm" svg:x="43.0mm"/>
          <draw:rect svg:width="1mm" draw:style-name="luka" svg:height="1mm" svg:y="88.0mm" svg:x="41.5mm"/>
          <draw:rect svg:width="1mm" draw:style-name="luka" svg:height="1mm" svg:y="88.0mm" svg:x="40.0mm"/>
          <draw:rect svg:width="1mm" draw:style-name="luka" svg:height="1mm" svg:y="88.0mm" svg:x="38.5mm"/>
          <draw:rect svg:width="1mm" draw:style-name="luka" svg:height="1mm" svg:y="88.0mm" svg:x="37.0mm"/>
          <draw:rect svg:width="1mm" draw:style-name="luka" svg:height="1mm" svg:y="88.0mm" svg:x="35.5mm"/>
          <draw:rect svg:width="1mm" draw:style-name="luka" svg:height="1mm" svg:y="88.0mm" svg:x="34.0mm"/>
          <draw:rect svg:width="1mm" draw:style-name="luka" svg:height="1mm" svg:y="88.0mm" svg:x="32.5mm"/>
          <draw:rect svg:width="1mm" draw:style-name="luka" svg:height="1mm" svg:y="88.0mm" svg:x="31.0mm"/>
          <draw:rect svg:width="1mm" draw:style-name="luka" svg:height="1mm" svg:y="88.0mm" svg:x="29.5mm"/>
          <draw:rect svg:width="1mm" draw:style-name="luka" svg:height="1mm" svg:y="88.0mm" svg:x="28.0mm"/>
          <draw:rect svg:width="1mm" draw:style-name="luka" svg:height="1mm" svg:y="88.0mm" svg:x="26.5mm"/>
          <draw:rect svg:width="1mm" draw:style-name="luka" svg:height="1mm" svg:y="88.0mm" svg:x="25.0mm"/>
          <draw:rect svg:width="1mm" draw:style-name="luka" svg:height="1mm" svg:y="88.0mm" svg:x="23.5mm"/>
          <draw:rect svg:width="1mm" draw:style-name="luka" svg:height="1mm" svg:y="88.0mm" svg:x="22.0mm"/>
          <draw:rect svg:width="1mm" draw:style-name="luka" svg:height="1mm" svg:y="88.0mm" svg:x="20.5mm"/>
          <draw:rect svg:width="1mm" draw:style-name="luka" svg:height="1mm" svg:y="88.0mm" svg:x="19.0mm"/>
          <draw:rect svg:width="1mm" draw:style-name="luka" svg:height="1mm" svg:y="88.0mm" svg:x="17.5mm"/>
          <draw:rect svg:width="1mm" draw:style-name="luka" svg:height="1mm" svg:y="88.0mm" svg:x="16.0mm"/>
          <draw:rect svg:width="1mm" draw:style-name="luka" svg:height="1mm" svg:y="88.0mm" svg:x="14.5mm"/>
          <draw:rect svg:width="1mm" draw:style-name="luka" svg:height="1mm" svg:y="88.0mm" svg:x="13.0mm"/>
          <draw:rect svg:width="1mm" draw:style-name="luka" svg:height="1mm" svg:y="88.0mm" svg:x="11.5mm"/>
          <draw:frame svg:width="60mm" draw:style-name="texto" svg:height="10mm" svg:y="72.5mm" svg:x="55.5mm">
            <draw:text-box>
              <text:p>Playstation</text:p>
            </draw:text-box>
          </draw:frame>
        </draw:g>
        <draw:g>
          <draw:rect svg:width="1mm" draw:style-name="luka" svg:height="1mm" svg:y="96.5mm" svg:x="47.5mm"/>
          <draw:rect svg:width="1mm" draw:style-name="luka" svg:height="1mm" svg:y="96.5mm" svg:x="46.0mm"/>
          <draw:rect svg:width="1mm" draw:style-name="luka" svg:height="1mm" svg:y="96.5mm" svg:x="44.5mm"/>
          <draw:rect svg:width="1mm" draw:style-name="luka" svg:height="1mm" svg:y="96.5mm" svg:x="43.0mm"/>
          <draw:rect svg:width="1mm" draw:style-name="luka" svg:height="1mm" svg:y="96.5mm" svg:x="41.5mm"/>
          <draw:rect svg:width="1mm" draw:style-name="luka" svg:height="1mm" svg:y="96.5mm" svg:x="40.0mm"/>
          <draw:rect svg:width="1mm" draw:style-name="luka" svg:height="1mm" svg:y="96.5mm" svg:x="38.5mm"/>
          <draw:rect svg:width="1mm" draw:style-name="luka" svg:height="1mm" svg:y="96.5mm" svg:x="37.0mm"/>
          <draw:rect svg:width="1mm" draw:style-name="luka" svg:height="1mm" svg:y="96.5mm" svg:x="35.5mm"/>
          <draw:rect svg:width="1mm" draw:style-name="luka" svg:height="1mm" svg:y="96.5mm" svg:x="34.0mm"/>
          <draw:rect svg:width="1mm" draw:style-name="luka" svg:height="1mm" svg:y="96.5mm" svg:x="32.5mm"/>
          <draw:rect svg:width="1mm" draw:style-name="luka" svg:height="1mm" svg:y="96.5mm" svg:x="31.0mm"/>
          <draw:rect svg:width="1mm" draw:style-name="luka" svg:height="1mm" svg:y="96.5mm" svg:x="29.5mm"/>
          <draw:rect svg:width="1mm" draw:style-name="luka" svg:height="1mm" svg:y="96.5mm" svg:x="28.0mm"/>
          <draw:rect svg:width="1mm" draw:style-name="luka" svg:height="1mm" svg:y="96.5mm" svg:x="26.5mm"/>
          <draw:rect svg:width="1mm" draw:style-name="luka" svg:height="1mm" svg:y="96.5mm" svg:x="25.0mm"/>
          <draw:rect svg:width="1mm" draw:style-name="luka" svg:height="1mm" svg:y="96.5mm" svg:x="23.5mm"/>
          <draw:rect svg:width="1mm" draw:style-name="luka" svg:height="1mm" svg:y="96.5mm" svg:x="22.0mm"/>
          <draw:rect svg:width="1mm" draw:style-name="luka" svg:height="1mm" svg:y="96.5mm" svg:x="20.5mm"/>
          <draw:rect svg:width="1mm" draw:style-name="luka" svg:height="1mm" svg:y="96.5mm" svg:x="19.0mm"/>
          <draw:rect svg:width="1mm" draw:style-name="luka" svg:height="1mm" svg:y="96.5mm" svg:x="17.5mm"/>
          <draw:rect svg:width="1mm" draw:style-name="luka" svg:height="1mm" svg:y="96.5mm" svg:x="16.0mm"/>
          <draw:rect svg:width="1mm" draw:style-name="luka" svg:height="1mm" svg:y="96.5mm" svg:x="14.5mm"/>
          <draw:rect svg:width="1mm" draw:style-name="luka" svg:height="1mm" svg:y="96.5mm" svg:x="13.0mm"/>
          <draw:rect svg:width="1mm" draw:style-name="luka" svg:height="1mm" svg:y="96.5mm" svg:x="11.5mm"/>
          <draw:rect svg:width="1mm" draw:style-name="luka" svg:height="1mm" svg:y="98.0mm" svg:x="47.5mm"/>
          <draw:rect svg:width="1mm" draw:style-name="luka" svg:height="1mm" svg:y="98.0mm" svg:x="46.0mm"/>
          <draw:rect svg:width="1mm" draw:style-name="luka" svg:height="1mm" svg:y="98.0mm" svg:x="44.5mm"/>
          <draw:rect svg:width="1mm" draw:style-name="luka" svg:height="1mm" svg:y="98.0mm" svg:x="43.0mm"/>
          <draw:rect svg:width="1mm" draw:style-name="luka" svg:height="1mm" svg:y="98.0mm" svg:x="41.5mm"/>
          <draw:rect svg:width="1mm" draw:style-name="luka" svg:height="1mm" svg:y="98.0mm" svg:x="40.0mm"/>
          <draw:rect svg:width="1mm" draw:style-name="luka" svg:height="1mm" svg:y="98.0mm" svg:x="38.5mm"/>
          <draw:rect svg:width="1mm" draw:style-name="luka" svg:height="1mm" svg:y="98.0mm" svg:x="37.0mm"/>
          <draw:rect svg:width="1mm" draw:style-name="luka" svg:height="1mm" svg:y="98.0mm" svg:x="35.5mm"/>
          <draw:rect svg:width="1mm" draw:style-name="luka" svg:height="1mm" svg:y="98.0mm" svg:x="34.0mm"/>
          <draw:rect svg:width="1mm" draw:style-name="luka" svg:height="1mm" svg:y="98.0mm" svg:x="32.5mm"/>
          <draw:rect svg:width="1mm" draw:style-name="luka" svg:height="1mm" svg:y="98.0mm" svg:x="31.0mm"/>
          <draw:rect svg:width="1mm" draw:style-name="luka" svg:height="1mm" svg:y="98.0mm" svg:x="29.5mm"/>
          <draw:rect svg:width="1mm" draw:style-name="luka" svg:height="1mm" svg:y="98.0mm" svg:x="28.0mm"/>
          <draw:rect svg:width="1mm" draw:style-name="luka" svg:height="1mm" svg:y="98.0mm" svg:x="26.5mm"/>
          <draw:rect svg:width="1mm" draw:style-name="luka" svg:height="1mm" svg:y="98.0mm" svg:x="25.0mm"/>
          <draw:rect svg:width="1mm" draw:style-name="luka" svg:height="1mm" svg:y="98.0mm" svg:x="23.5mm"/>
          <draw:rect svg:width="1mm" draw:style-name="luka" svg:height="1mm" svg:y="98.0mm" svg:x="22.0mm"/>
          <draw:rect svg:width="1mm" draw:style-name="luka" svg:height="1mm" svg:y="98.0mm" svg:x="20.5mm"/>
          <draw:rect svg:width="1mm" draw:style-name="luka" svg:height="1mm" svg:y="98.0mm" svg:x="19.0mm"/>
          <draw:rect svg:width="1mm" draw:style-name="luka" svg:height="1mm" svg:y="98.0mm" svg:x="17.5mm"/>
          <draw:rect svg:width="1mm" draw:style-name="luka" svg:height="1mm" svg:y="98.0mm" svg:x="16.0mm"/>
          <draw:rect svg:width="1mm" draw:style-name="luka" svg:height="1mm" svg:y="98.0mm" svg:x="14.5mm"/>
          <draw:rect svg:width="1mm" draw:style-name="luka" svg:height="1mm" svg:y="98.0mm" svg:x="13.0mm"/>
          <draw:rect svg:width="1mm" draw:style-name="luka" svg:height="1mm" svg:y="98.0mm" svg:x="11.5mm"/>
          <draw:rect svg:width="1mm" draw:style-name="luka" svg:height="1mm" svg:y="99.5mm" svg:x="47.5mm"/>
          <draw:rect svg:width="1mm" draw:style-name="luka" svg:height="1mm" svg:y="99.5mm" svg:x="46.0mm"/>
          <draw:rect svg:width="1mm" draw:style-name="luka" svg:height="1mm" svg:y="99.5mm" svg:x="44.5mm"/>
          <draw:rect svg:width="1mm" draw:style-name="luka" svg:height="1mm" svg:y="99.5mm" svg:x="43.0mm"/>
          <draw:rect svg:width="1mm" draw:style-name="luka" svg:height="1mm" svg:y="99.5mm" svg:x="41.5mm"/>
          <draw:rect svg:width="1mm" draw:style-name="luka" svg:height="1mm" svg:y="99.5mm" svg:x="40.0mm"/>
          <draw:rect svg:width="1mm" draw:style-name="luka" svg:height="1mm" svg:y="99.5mm" svg:x="38.5mm"/>
          <draw:rect svg:width="1mm" draw:style-name="luka" svg:height="1mm" svg:y="99.5mm" svg:x="37.0mm"/>
          <draw:rect svg:width="1mm" draw:style-name="luka" svg:height="1mm" svg:y="99.5mm" svg:x="35.5mm"/>
          <draw:rect svg:width="1mm" draw:style-name="luka" svg:height="1mm" svg:y="99.5mm" svg:x="34.0mm"/>
          <draw:rect svg:width="1mm" draw:style-name="luka" svg:height="1mm" svg:y="99.5mm" svg:x="32.5mm"/>
          <draw:rect svg:width="1mm" draw:style-name="luka" svg:height="1mm" svg:y="99.5mm" svg:x="31.0mm"/>
          <draw:rect svg:width="1mm" draw:style-name="luka" svg:height="1mm" svg:y="99.5mm" svg:x="29.5mm"/>
          <draw:rect svg:width="1mm" draw:style-name="luka" svg:height="1mm" svg:y="99.5mm" svg:x="28.0mm"/>
          <draw:rect svg:width="1mm" draw:style-name="luka" svg:height="1mm" svg:y="99.5mm" svg:x="26.5mm"/>
          <draw:rect svg:width="1mm" draw:style-name="luka" svg:height="1mm" svg:y="99.5mm" svg:x="25.0mm"/>
          <draw:rect svg:width="1mm" draw:style-name="luka" svg:height="1mm" svg:y="99.5mm" svg:x="23.5mm"/>
          <draw:rect svg:width="1mm" draw:style-name="luka" svg:height="1mm" svg:y="99.5mm" svg:x="22.0mm"/>
          <draw:rect svg:width="1mm" draw:style-name="luka" svg:height="1mm" svg:y="99.5mm" svg:x="20.5mm"/>
          <draw:rect svg:width="1mm" draw:style-name="luka" svg:height="1mm" svg:y="99.5mm" svg:x="19.0mm"/>
          <draw:rect svg:width="1mm" draw:style-name="luka" svg:height="1mm" svg:y="99.5mm" svg:x="17.5mm"/>
          <draw:rect svg:width="1mm" draw:style-name="luka" svg:height="1mm" svg:y="99.5mm" svg:x="16.0mm"/>
          <draw:rect svg:width="1mm" draw:style-name="luka" svg:height="1mm" svg:y="99.5mm" svg:x="14.5mm"/>
          <draw:rect svg:width="1mm" draw:style-name="luka" svg:height="1mm" svg:y="99.5mm" svg:x="13.0mm"/>
          <draw:rect svg:width="1mm" draw:style-name="luka" svg:height="1mm" svg:y="99.5mm" svg:x="11.5mm"/>
          <draw:rect svg:width="1mm" draw:style-name="luka" svg:height="1mm" svg:y="101.0mm" svg:x="47.5mm"/>
          <draw:rect svg:width="1mm" draw:style-name="luka" svg:height="1mm" svg:y="101.0mm" svg:x="46.0mm"/>
          <draw:rect svg:width="1mm" draw:style-name="luka" svg:height="1mm" svg:y="101.0mm" svg:x="44.5mm"/>
          <draw:rect svg:width="1mm" draw:style-name="luka" svg:height="1mm" svg:y="101.0mm" svg:x="43.0mm"/>
          <draw:rect svg:width="1mm" draw:style-name="luka" svg:height="1mm" svg:y="101.0mm" svg:x="41.5mm"/>
          <draw:rect svg:width="1mm" draw:style-name="luka" svg:height="1mm" svg:y="101.0mm" svg:x="40.0mm"/>
          <draw:rect svg:width="1mm" draw:style-name="luka" svg:height="1mm" svg:y="101.0mm" svg:x="38.5mm"/>
          <draw:rect svg:width="1mm" draw:style-name="luka" svg:height="1mm" svg:y="101.0mm" svg:x="37.0mm"/>
          <draw:rect svg:width="1mm" draw:style-name="luka" svg:height="1mm" svg:y="101.0mm" svg:x="35.5mm"/>
          <draw:rect svg:width="1mm" draw:style-name="luka" svg:height="1mm" svg:y="101.0mm" svg:x="34.0mm"/>
          <draw:rect svg:width="1mm" draw:style-name="luka" svg:height="1mm" svg:y="101.0mm" svg:x="32.5mm"/>
          <draw:rect svg:width="1mm" draw:style-name="luka" svg:height="1mm" svg:y="101.0mm" svg:x="31.0mm"/>
          <draw:rect svg:width="1mm" draw:style-name="luka" svg:height="1mm" svg:y="101.0mm" svg:x="29.5mm"/>
          <draw:rect svg:width="1mm" draw:style-name="luka" svg:height="1mm" svg:y="101.0mm" svg:x="28.0mm"/>
          <draw:rect svg:width="1mm" draw:style-name="luka" svg:height="1mm" svg:y="101.0mm" svg:x="26.5mm"/>
          <draw:rect svg:width="1mm" draw:style-name="luka" svg:height="1mm" svg:y="101.0mm" svg:x="25.0mm"/>
          <draw:rect svg:width="1mm" draw:style-name="luka" svg:height="1mm" svg:y="101.0mm" svg:x="23.5mm"/>
          <draw:rect svg:width="1mm" draw:style-name="luka" svg:height="1mm" svg:y="101.0mm" svg:x="22.0mm"/>
          <draw:rect svg:width="1mm" draw:style-name="luka" svg:height="1mm" svg:y="101.0mm" svg:x="20.5mm"/>
          <draw:rect svg:width="1mm" draw:style-name="luka" svg:height="1mm" svg:y="101.0mm" svg:x="19.0mm"/>
          <draw:rect svg:width="1mm" draw:style-name="luka" svg:height="1mm" svg:y="101.0mm" svg:x="17.5mm"/>
          <draw:rect svg:width="1mm" draw:style-name="luka" svg:height="1mm" svg:y="101.0mm" svg:x="16.0mm"/>
          <draw:rect svg:width="1mm" draw:style-name="luka" svg:height="1mm" svg:y="101.0mm" svg:x="14.5mm"/>
          <draw:rect svg:width="1mm" draw:style-name="luka" svg:height="1mm" svg:y="101.0mm" svg:x="13.0mm"/>
          <draw:rect svg:width="1mm" draw:style-name="luka" svg:height="1mm" svg:y="101.0mm" svg:x="11.5mm"/>
          <draw:rect svg:width="1mm" draw:style-name="luka" svg:height="1mm" svg:y="102.5mm" svg:x="47.5mm"/>
          <draw:rect svg:width="1mm" draw:style-name="luka" svg:height="1mm" svg:y="102.5mm" svg:x="46.0mm"/>
          <draw:rect svg:width="1mm" draw:style-name="luka" svg:height="1mm" svg:y="102.5mm" svg:x="44.5mm"/>
          <draw:rect svg:width="1mm" draw:style-name="luka" svg:height="1mm" svg:y="102.5mm" svg:x="43.0mm"/>
          <draw:rect svg:width="1mm" draw:style-name="luka" svg:height="1mm" svg:y="102.5mm" svg:x="41.5mm"/>
          <draw:rect svg:width="1mm" draw:style-name="luka" svg:height="1mm" svg:y="102.5mm" svg:x="40.0mm"/>
          <draw:rect svg:width="1mm" draw:style-name="luka" svg:height="1mm" svg:y="102.5mm" svg:x="38.5mm"/>
          <draw:rect svg:width="1mm" draw:style-name="luka" svg:height="1mm" svg:y="102.5mm" svg:x="37.0mm"/>
          <draw:rect svg:width="1mm" draw:style-name="luka" svg:height="1mm" svg:y="102.5mm" svg:x="35.5mm"/>
          <draw:rect svg:width="1mm" draw:style-name="luka" svg:height="1mm" svg:y="102.5mm" svg:x="34.0mm"/>
          <draw:rect svg:width="1mm" draw:style-name="luka" svg:height="1mm" svg:y="102.5mm" svg:x="32.5mm"/>
          <draw:rect svg:width="1mm" draw:style-name="luka" svg:height="1mm" svg:y="102.5mm" svg:x="31.0mm"/>
          <draw:rect svg:width="1mm" draw:style-name="luka" svg:height="1mm" svg:y="102.5mm" svg:x="29.5mm"/>
          <draw:rect svg:width="1mm" draw:style-name="luka" svg:height="1mm" svg:y="102.5mm" svg:x="28.0mm"/>
          <draw:rect svg:width="1mm" draw:style-name="luka" svg:height="1mm" svg:y="102.5mm" svg:x="26.5mm"/>
          <draw:rect svg:width="1mm" draw:style-name="luka" svg:height="1mm" svg:y="102.5mm" svg:x="25.0mm"/>
          <draw:rect svg:width="1mm" draw:style-name="luka" svg:height="1mm" svg:y="102.5mm" svg:x="23.5mm"/>
          <draw:rect svg:width="1mm" draw:style-name="luka" svg:height="1mm" svg:y="102.5mm" svg:x="22.0mm"/>
          <draw:rect svg:width="1mm" draw:style-name="luka" svg:height="1mm" svg:y="102.5mm" svg:x="20.5mm"/>
          <draw:rect svg:width="1mm" draw:style-name="luka" svg:height="1mm" svg:y="102.5mm" svg:x="19.0mm"/>
          <draw:rect svg:width="1mm" draw:style-name="luka" svg:height="1mm" svg:y="102.5mm" svg:x="17.5mm"/>
          <draw:rect svg:width="1mm" draw:style-name="luka" svg:height="1mm" svg:y="102.5mm" svg:x="16.0mm"/>
          <draw:rect svg:width="1mm" draw:style-name="luka" svg:height="1mm" svg:y="102.5mm" svg:x="14.5mm"/>
          <draw:rect svg:width="1mm" draw:style-name="luka" svg:height="1mm" svg:y="102.5mm" svg:x="13.0mm"/>
          <draw:rect svg:width="1mm" draw:style-name="luka" svg:height="1mm" svg:y="102.5mm" svg:x="11.5mm"/>
          <draw:rect svg:width="1mm" draw:style-name="luka" svg:height="1mm" svg:y="104.0mm" svg:x="47.5mm"/>
          <draw:rect svg:width="1mm" draw:style-name="luka" svg:height="1mm" svg:y="104.0mm" svg:x="46.0mm"/>
          <draw:rect svg:width="1mm" draw:style-name="luka" svg:height="1mm" svg:y="104.0mm" svg:x="44.5mm"/>
          <draw:rect svg:width="1mm" draw:style-name="luka" svg:height="1mm" svg:y="104.0mm" svg:x="43.0mm"/>
          <draw:rect svg:width="1mm" draw:style-name="luka" svg:height="1mm" svg:y="104.0mm" svg:x="41.5mm"/>
          <draw:rect svg:width="1mm" draw:style-name="luka" svg:height="1mm" svg:y="104.0mm" svg:x="40.0mm"/>
          <draw:rect svg:width="1mm" draw:style-name="luka" svg:height="1mm" svg:y="104.0mm" svg:x="38.5mm"/>
          <draw:rect svg:width="1mm" draw:style-name="luka" svg:height="1mm" svg:y="104.0mm" svg:x="37.0mm"/>
          <draw:rect svg:width="1mm" draw:style-name="luka" svg:height="1mm" svg:y="104.0mm" svg:x="35.5mm"/>
          <draw:rect svg:width="1mm" draw:style-name="luka" svg:height="1mm" svg:y="104.0mm" svg:x="34.0mm"/>
          <draw:rect svg:width="1mm" draw:style-name="luka" svg:height="1mm" svg:y="104.0mm" svg:x="32.5mm"/>
          <draw:rect svg:width="1mm" draw:style-name="luka" svg:height="1mm" svg:y="104.0mm" svg:x="31.0mm"/>
          <draw:rect svg:width="1mm" draw:style-name="luka" svg:height="1mm" svg:y="104.0mm" svg:x="29.5mm"/>
          <draw:rect svg:width="1mm" draw:style-name="luka" svg:height="1mm" svg:y="104.0mm" svg:x="28.0mm"/>
          <draw:rect svg:width="1mm" draw:style-name="luka" svg:height="1mm" svg:y="104.0mm" svg:x="26.5mm"/>
          <draw:rect svg:width="1mm" draw:style-name="luka" svg:height="1mm" svg:y="104.0mm" svg:x="25.0mm"/>
          <draw:rect svg:width="1mm" draw:style-name="luka" svg:height="1mm" svg:y="104.0mm" svg:x="23.5mm"/>
          <draw:rect svg:width="1mm" draw:style-name="luka" svg:height="1mm" svg:y="104.0mm" svg:x="22.0mm"/>
          <draw:rect svg:width="1mm" draw:style-name="luka" svg:height="1mm" svg:y="104.0mm" svg:x="20.5mm"/>
          <draw:rect svg:width="1mm" draw:style-name="luka" svg:height="1mm" svg:y="104.0mm" svg:x="19.0mm"/>
          <draw:rect svg:width="1mm" draw:style-name="luka" svg:height="1mm" svg:y="104.0mm" svg:x="17.5mm"/>
          <draw:rect svg:width="1mm" draw:style-name="luka" svg:height="1mm" svg:y="104.0mm" svg:x="16.0mm"/>
          <draw:rect svg:width="1mm" draw:style-name="luka" svg:height="1mm" svg:y="104.0mm" svg:x="14.5mm"/>
          <draw:rect svg:width="1mm" draw:style-name="luka" svg:height="1mm" svg:y="104.0mm" svg:x="13.0mm"/>
          <draw:rect svg:width="1mm" draw:style-name="luka" svg:height="1mm" svg:y="104.0mm" svg:x="11.5mm"/>
          <draw:rect svg:width="1mm" draw:style-name="luka" svg:height="1mm" svg:y="105.5mm" svg:x="47.5mm"/>
          <draw:rect svg:width="1mm" draw:style-name="luka" svg:height="1mm" svg:y="105.5mm" svg:x="46.0mm"/>
          <draw:rect svg:width="1mm" draw:style-name="luka" svg:height="1mm" svg:y="105.5mm" svg:x="44.5mm"/>
          <draw:rect svg:width="1mm" draw:style-name="luka" svg:height="1mm" svg:y="105.5mm" svg:x="43.0mm"/>
          <draw:rect svg:width="1mm" draw:style-name="luka" svg:height="1mm" svg:y="105.5mm" svg:x="41.5mm"/>
          <draw:rect svg:width="1mm" draw:style-name="luka" svg:height="1mm" svg:y="105.5mm" svg:x="40.0mm"/>
          <draw:rect svg:width="1mm" draw:style-name="luka" svg:height="1mm" svg:y="105.5mm" svg:x="38.5mm"/>
          <draw:rect svg:width="1mm" draw:style-name="luka" svg:height="1mm" svg:y="105.5mm" svg:x="37.0mm"/>
          <draw:rect svg:width="1mm" draw:style-name="luka" svg:height="1mm" svg:y="105.5mm" svg:x="35.5mm"/>
          <draw:rect svg:width="1mm" draw:style-name="luka" svg:height="1mm" svg:y="105.5mm" svg:x="34.0mm"/>
          <draw:rect svg:width="1mm" draw:style-name="luka" svg:height="1mm" svg:y="105.5mm" svg:x="32.5mm"/>
          <draw:rect svg:width="1mm" draw:style-name="luka" svg:height="1mm" svg:y="105.5mm" svg:x="31.0mm"/>
          <draw:rect svg:width="1mm" draw:style-name="luka" svg:height="1mm" svg:y="105.5mm" svg:x="29.5mm"/>
          <draw:rect svg:width="1mm" draw:style-name="luka" svg:height="1mm" svg:y="105.5mm" svg:x="28.0mm"/>
          <draw:rect svg:width="1mm" draw:style-name="luka" svg:height="1mm" svg:y="105.5mm" svg:x="26.5mm"/>
          <draw:rect svg:width="1mm" draw:style-name="luka" svg:height="1mm" svg:y="105.5mm" svg:x="25.0mm"/>
          <draw:rect svg:width="1mm" draw:style-name="luka" svg:height="1mm" svg:y="105.5mm" svg:x="23.5mm"/>
          <draw:rect svg:width="1mm" draw:style-name="luka" svg:height="1mm" svg:y="105.5mm" svg:x="22.0mm"/>
          <draw:rect svg:width="1mm" draw:style-name="luka" svg:height="1mm" svg:y="105.5mm" svg:x="20.5mm"/>
          <draw:rect svg:width="1mm" draw:style-name="luka" svg:height="1mm" svg:y="105.5mm" svg:x="19.0mm"/>
          <draw:rect svg:width="1mm" draw:style-name="luka" svg:height="1mm" svg:y="105.5mm" svg:x="17.5mm"/>
          <draw:rect svg:width="1mm" draw:style-name="luka" svg:height="1mm" svg:y="105.5mm" svg:x="16.0mm"/>
          <draw:rect svg:width="1mm" draw:style-name="luka" svg:height="1mm" svg:y="105.5mm" svg:x="14.5mm"/>
          <draw:rect svg:width="1mm" draw:style-name="luka" svg:height="1mm" svg:y="105.5mm" svg:x="13.0mm"/>
          <draw:rect svg:width="1mm" draw:style-name="luka" svg:height="1mm" svg:y="105.5mm" svg:x="11.5mm"/>
          <draw:rect svg:width="1mm" draw:style-name="luka" svg:height="1mm" svg:y="107.0mm" svg:x="47.5mm"/>
          <draw:rect svg:width="1mm" draw:style-name="luka" svg:height="1mm" svg:y="107.0mm" svg:x="46.0mm"/>
          <draw:rect svg:width="1mm" draw:style-name="luka" svg:height="1mm" svg:y="107.0mm" svg:x="44.5mm"/>
          <draw:rect svg:width="1mm" draw:style-name="luka" svg:height="1mm" svg:y="107.0mm" svg:x="43.0mm"/>
          <draw:rect svg:width="1mm" draw:style-name="luka" svg:height="1mm" svg:y="107.0mm" svg:x="41.5mm"/>
          <draw:rect svg:width="1mm" draw:style-name="luka" svg:height="1mm" svg:y="107.0mm" svg:x="40.0mm"/>
          <draw:rect svg:width="1mm" draw:style-name="luka" svg:height="1mm" svg:y="107.0mm" svg:x="38.5mm"/>
          <draw:rect svg:width="1mm" draw:style-name="luka" svg:height="1mm" svg:y="107.0mm" svg:x="37.0mm"/>
          <draw:rect svg:width="1mm" draw:style-name="luka" svg:height="1mm" svg:y="107.0mm" svg:x="35.5mm"/>
          <draw:rect svg:width="1mm" draw:style-name="luka" svg:height="1mm" svg:y="107.0mm" svg:x="34.0mm"/>
          <draw:rect svg:width="1mm" draw:style-name="luka" svg:height="1mm" svg:y="107.0mm" svg:x="32.5mm"/>
          <draw:rect svg:width="1mm" draw:style-name="luka" svg:height="1mm" svg:y="107.0mm" svg:x="31.0mm"/>
          <draw:rect svg:width="1mm" draw:style-name="luka" svg:height="1mm" svg:y="107.0mm" svg:x="29.5mm"/>
          <draw:rect svg:width="1mm" draw:style-name="luka" svg:height="1mm" svg:y="107.0mm" svg:x="28.0mm"/>
          <draw:rect svg:width="1mm" draw:style-name="luka" svg:height="1mm" svg:y="107.0mm" svg:x="26.5mm"/>
          <draw:rect svg:width="1mm" draw:style-name="luka" svg:height="1mm" svg:y="107.0mm" svg:x="25.0mm"/>
          <draw:rect svg:width="1mm" draw:style-name="luka" svg:height="1mm" svg:y="107.0mm" svg:x="23.5mm"/>
          <draw:rect svg:width="1mm" draw:style-name="luka" svg:height="1mm" svg:y="107.0mm" svg:x="22.0mm"/>
          <draw:rect svg:width="1mm" draw:style-name="luka" svg:height="1mm" svg:y="107.0mm" svg:x="20.5mm"/>
          <draw:rect svg:width="1mm" draw:style-name="luka" svg:height="1mm" svg:y="107.0mm" svg:x="19.0mm"/>
          <draw:rect svg:width="1mm" draw:style-name="luka" svg:height="1mm" svg:y="107.0mm" svg:x="17.5mm"/>
          <draw:rect svg:width="1mm" draw:style-name="luka" svg:height="1mm" svg:y="107.0mm" svg:x="16.0mm"/>
          <draw:rect svg:width="1mm" draw:style-name="luka" svg:height="1mm" svg:y="107.0mm" svg:x="14.5mm"/>
          <draw:rect svg:width="1mm" draw:style-name="luka" svg:height="1mm" svg:y="107.0mm" svg:x="13.0mm"/>
          <draw:rect svg:width="1mm" draw:style-name="luka" svg:height="1mm" svg:y="107.0mm" svg:x="11.5mm"/>
          <draw:rect svg:width="1mm" draw:style-name="luka" svg:height="1mm" svg:y="108.5mm" svg:x="47.5mm"/>
          <draw:rect svg:width="1mm" draw:style-name="luka" svg:height="1mm" svg:y="108.5mm" svg:x="46.0mm"/>
          <draw:rect svg:width="1mm" draw:style-name="luka" svg:height="1mm" svg:y="108.5mm" svg:x="44.5mm"/>
          <draw:rect svg:width="1mm" draw:style-name="luka" svg:height="1mm" svg:y="108.5mm" svg:x="43.0mm"/>
          <draw:rect svg:width="1mm" draw:style-name="luka" svg:height="1mm" svg:y="108.5mm" svg:x="41.5mm"/>
          <draw:rect svg:width="1mm" draw:style-name="luka" svg:height="1mm" svg:y="108.5mm" svg:x="40.0mm"/>
          <draw:rect svg:width="1mm" draw:style-name="luka" svg:height="1mm" svg:y="108.5mm" svg:x="38.5mm"/>
          <draw:rect svg:width="1mm" draw:style-name="luka" svg:height="1mm" svg:y="108.5mm" svg:x="37.0mm"/>
          <draw:rect svg:width="1mm" draw:style-name="luka" svg:height="1mm" svg:y="108.5mm" svg:x="35.5mm"/>
          <draw:rect svg:width="1mm" draw:style-name="luka" svg:height="1mm" svg:y="108.5mm" svg:x="34.0mm"/>
          <draw:rect svg:width="1mm" draw:style-name="luka" svg:height="1mm" svg:y="108.5mm" svg:x="32.5mm"/>
          <draw:rect svg:width="1mm" draw:style-name="luka" svg:height="1mm" svg:y="108.5mm" svg:x="31.0mm"/>
          <draw:rect svg:width="1mm" draw:style-name="luka" svg:height="1mm" svg:y="108.5mm" svg:x="29.5mm"/>
          <draw:rect svg:width="1mm" draw:style-name="luka" svg:height="1mm" svg:y="108.5mm" svg:x="28.0mm"/>
          <draw:rect svg:width="1mm" draw:style-name="luka" svg:height="1mm" svg:y="108.5mm" svg:x="26.5mm"/>
          <draw:rect svg:width="1mm" draw:style-name="luka" svg:height="1mm" svg:y="108.5mm" svg:x="25.0mm"/>
          <draw:rect svg:width="1mm" draw:style-name="luka" svg:height="1mm" svg:y="108.5mm" svg:x="23.5mm"/>
          <draw:rect svg:width="1mm" draw:style-name="luka" svg:height="1mm" svg:y="108.5mm" svg:x="22.0mm"/>
          <draw:rect svg:width="1mm" draw:style-name="luka" svg:height="1mm" svg:y="108.5mm" svg:x="20.5mm"/>
          <draw:rect svg:width="1mm" draw:style-name="luka" svg:height="1mm" svg:y="108.5mm" svg:x="19.0mm"/>
          <draw:rect svg:width="1mm" draw:style-name="luka" svg:height="1mm" svg:y="108.5mm" svg:x="17.5mm"/>
          <draw:rect svg:width="1mm" draw:style-name="luka" svg:height="1mm" svg:y="108.5mm" svg:x="16.0mm"/>
          <draw:rect svg:width="1mm" draw:style-name="luka" svg:height="1mm" svg:y="108.5mm" svg:x="14.5mm"/>
          <draw:rect svg:width="1mm" draw:style-name="luka" svg:height="1mm" svg:y="108.5mm" svg:x="13.0mm"/>
          <draw:rect svg:width="1mm" draw:style-name="luka" svg:height="1mm" svg:y="108.5mm" svg:x="11.5mm"/>
          <draw:rect svg:width="1mm" draw:style-name="luka" svg:height="1mm" svg:y="110.0mm" svg:x="47.5mm"/>
          <draw:rect svg:width="1mm" draw:style-name="luka" svg:height="1mm" svg:y="110.0mm" svg:x="46.0mm"/>
          <draw:rect svg:width="1mm" draw:style-name="luka" svg:height="1mm" svg:y="110.0mm" svg:x="44.5mm"/>
          <draw:rect svg:width="1mm" draw:style-name="luka" svg:height="1mm" svg:y="110.0mm" svg:x="43.0mm"/>
          <draw:rect svg:width="1mm" draw:style-name="luka" svg:height="1mm" svg:y="110.0mm" svg:x="41.5mm"/>
          <draw:rect svg:width="1mm" draw:style-name="luka" svg:height="1mm" svg:y="110.0mm" svg:x="40.0mm"/>
          <draw:rect svg:width="1mm" draw:style-name="luka" svg:height="1mm" svg:y="110.0mm" svg:x="38.5mm"/>
          <draw:rect svg:width="1mm" draw:style-name="luka" svg:height="1mm" svg:y="110.0mm" svg:x="37.0mm"/>
          <draw:rect svg:width="1mm" draw:style-name="luka" svg:height="1mm" svg:y="110.0mm" svg:x="35.5mm"/>
          <draw:rect svg:width="1mm" draw:style-name="luka" svg:height="1mm" svg:y="110.0mm" svg:x="34.0mm"/>
          <draw:rect svg:width="1mm" draw:style-name="luka" svg:height="1mm" svg:y="110.0mm" svg:x="32.5mm"/>
          <draw:rect svg:width="1mm" draw:style-name="luka" svg:height="1mm" svg:y="110.0mm" svg:x="31.0mm"/>
          <draw:rect svg:width="1mm" draw:style-name="luka" svg:height="1mm" svg:y="110.0mm" svg:x="29.5mm"/>
          <draw:rect svg:width="1mm" draw:style-name="luka" svg:height="1mm" svg:y="110.0mm" svg:x="28.0mm"/>
          <draw:rect svg:width="1mm" draw:style-name="luka" svg:height="1mm" svg:y="110.0mm" svg:x="26.5mm"/>
          <draw:rect svg:width="1mm" draw:style-name="luka" svg:height="1mm" svg:y="110.0mm" svg:x="25.0mm"/>
          <draw:rect svg:width="1mm" draw:style-name="luka" svg:height="1mm" svg:y="110.0mm" svg:x="23.5mm"/>
          <draw:rect svg:width="1mm" draw:style-name="luka" svg:height="1mm" svg:y="110.0mm" svg:x="22.0mm"/>
          <draw:rect svg:width="1mm" draw:style-name="luka" svg:height="1mm" svg:y="110.0mm" svg:x="20.5mm"/>
          <draw:rect svg:width="1mm" draw:style-name="luka" svg:height="1mm" svg:y="110.0mm" svg:x="19.0mm"/>
          <draw:rect svg:width="1mm" draw:style-name="luka" svg:height="1mm" svg:y="110.0mm" svg:x="17.5mm"/>
          <draw:rect svg:width="1mm" draw:style-name="luka" svg:height="1mm" svg:y="110.0mm" svg:x="16.0mm"/>
          <draw:rect svg:width="1mm" draw:style-name="luka" svg:height="1mm" svg:y="110.0mm" svg:x="14.5mm"/>
          <draw:rect svg:width="1mm" draw:style-name="luka" svg:height="1mm" svg:y="110.0mm" svg:x="13.0mm"/>
          <draw:rect svg:width="1mm" draw:style-name="luka" svg:height="1mm" svg:y="110.0mm" svg:x="11.5mm"/>
          <draw:rect svg:width="1mm" draw:style-name="luka" svg:height="1mm" svg:y="111.5mm" svg:x="47.5mm"/>
          <draw:rect svg:width="1mm" draw:style-name="luka" svg:height="1mm" svg:y="111.5mm" svg:x="46.0mm"/>
          <draw:rect svg:width="1mm" draw:style-name="luka" svg:height="1mm" svg:y="111.5mm" svg:x="44.5mm"/>
          <draw:rect svg:width="1mm" draw:style-name="luka" svg:height="1mm" svg:y="111.5mm" svg:x="43.0mm"/>
          <draw:rect svg:width="1mm" draw:style-name="luka" svg:height="1mm" svg:y="111.5mm" svg:x="41.5mm"/>
          <draw:rect svg:width="1mm" draw:style-name="luka" svg:height="1mm" svg:y="111.5mm" svg:x="40.0mm"/>
          <draw:rect svg:width="1mm" draw:style-name="luka" svg:height="1mm" svg:y="111.5mm" svg:x="38.5mm"/>
          <draw:rect svg:width="1mm" draw:style-name="luka" svg:height="1mm" svg:y="111.5mm" svg:x="37.0mm"/>
          <draw:rect svg:width="1mm" draw:style-name="luka" svg:height="1mm" svg:y="111.5mm" svg:x="35.5mm"/>
          <draw:rect svg:width="1mm" draw:style-name="luka" svg:height="1mm" svg:y="111.5mm" svg:x="34.0mm"/>
          <draw:rect svg:width="1mm" draw:style-name="luka" svg:height="1mm" svg:y="111.5mm" svg:x="32.5mm"/>
          <draw:rect svg:width="1mm" draw:style-name="luka" svg:height="1mm" svg:y="111.5mm" svg:x="31.0mm"/>
          <draw:rect svg:width="1mm" draw:style-name="luka" svg:height="1mm" svg:y="111.5mm" svg:x="29.5mm"/>
          <draw:rect svg:width="1mm" draw:style-name="luka" svg:height="1mm" svg:y="111.5mm" svg:x="28.0mm"/>
          <draw:rect svg:width="1mm" draw:style-name="luka" svg:height="1mm" svg:y="111.5mm" svg:x="26.5mm"/>
          <draw:rect svg:width="1mm" draw:style-name="luka" svg:height="1mm" svg:y="111.5mm" svg:x="25.0mm"/>
          <draw:rect svg:width="1mm" draw:style-name="luka" svg:height="1mm" svg:y="111.5mm" svg:x="23.5mm"/>
          <draw:rect svg:width="1mm" draw:style-name="luka" svg:height="1mm" svg:y="111.5mm" svg:x="22.0mm"/>
          <draw:rect svg:width="1mm" draw:style-name="luka" svg:height="1mm" svg:y="111.5mm" svg:x="20.5mm"/>
          <draw:rect svg:width="1mm" draw:style-name="luka" svg:height="1mm" svg:y="111.5mm" svg:x="19.0mm"/>
          <draw:rect svg:width="1mm" draw:style-name="luka" svg:height="1mm" svg:y="111.5mm" svg:x="17.5mm"/>
          <draw:rect svg:width="1mm" draw:style-name="luka" svg:height="1mm" svg:y="111.5mm" svg:x="16.0mm"/>
          <draw:rect svg:width="1mm" draw:style-name="luka" svg:height="1mm" svg:y="111.5mm" svg:x="14.5mm"/>
          <draw:rect svg:width="1mm" draw:style-name="luka" svg:height="1mm" svg:y="111.5mm" svg:x="13.0mm"/>
          <draw:rect svg:width="1mm" draw:style-name="luka" svg:height="1mm" svg:y="111.5mm" svg:x="11.5mm"/>
          <draw:rect svg:width="1mm" draw:style-name="luka" svg:height="1mm" svg:y="113.0mm" svg:x="47.5mm"/>
          <draw:rect svg:width="1mm" draw:style-name="luka" svg:height="1mm" svg:y="113.0mm" svg:x="46.0mm"/>
          <draw:rect svg:width="1mm" draw:style-name="luka" svg:height="1mm" svg:y="113.0mm" svg:x="44.5mm"/>
          <draw:rect svg:width="1mm" draw:style-name="luka" svg:height="1mm" svg:y="113.0mm" svg:x="43.0mm"/>
          <draw:rect svg:width="1mm" draw:style-name="luka" svg:height="1mm" svg:y="113.0mm" svg:x="41.5mm"/>
          <draw:rect svg:width="1mm" draw:style-name="luka" svg:height="1mm" svg:y="113.0mm" svg:x="40.0mm"/>
          <draw:rect svg:width="1mm" draw:style-name="luka" svg:height="1mm" svg:y="113.0mm" svg:x="38.5mm"/>
          <draw:rect svg:width="1mm" draw:style-name="luka" svg:height="1mm" svg:y="113.0mm" svg:x="37.0mm"/>
          <draw:rect svg:width="1mm" draw:style-name="luka" svg:height="1mm" svg:y="113.0mm" svg:x="35.5mm"/>
          <draw:rect svg:width="1mm" draw:style-name="luka" svg:height="1mm" svg:y="113.0mm" svg:x="34.0mm"/>
          <draw:rect svg:width="1mm" draw:style-name="luka" svg:height="1mm" svg:y="113.0mm" svg:x="32.5mm"/>
          <draw:rect svg:width="1mm" draw:style-name="luka" svg:height="1mm" svg:y="113.0mm" svg:x="31.0mm"/>
          <draw:rect svg:width="1mm" draw:style-name="luka" svg:height="1mm" svg:y="113.0mm" svg:x="29.5mm"/>
          <draw:rect svg:width="1mm" draw:style-name="luka" svg:height="1mm" svg:y="113.0mm" svg:x="28.0mm"/>
          <draw:rect svg:width="1mm" draw:style-name="luka" svg:height="1mm" svg:y="113.0mm" svg:x="26.5mm"/>
          <draw:rect svg:width="1mm" draw:style-name="luka" svg:height="1mm" svg:y="113.0mm" svg:x="25.0mm"/>
          <draw:rect svg:width="1mm" draw:style-name="luka" svg:height="1mm" svg:y="113.0mm" svg:x="23.5mm"/>
          <draw:rect svg:width="1mm" draw:style-name="luka" svg:height="1mm" svg:y="113.0mm" svg:x="22.0mm"/>
          <draw:rect svg:width="1mm" draw:style-name="luka" svg:height="1mm" svg:y="113.0mm" svg:x="20.5mm"/>
          <draw:rect svg:width="1mm" draw:style-name="luka" svg:height="1mm" svg:y="113.0mm" svg:x="19.0mm"/>
          <draw:rect svg:width="1mm" draw:style-name="luka" svg:height="1mm" svg:y="113.0mm" svg:x="17.5mm"/>
          <draw:rect svg:width="1mm" draw:style-name="luka" svg:height="1mm" svg:y="113.0mm" svg:x="16.0mm"/>
          <draw:rect svg:width="1mm" draw:style-name="luka" svg:height="1mm" svg:y="113.0mm" svg:x="14.5mm"/>
          <draw:rect svg:width="1mm" draw:style-name="luka" svg:height="1mm" svg:y="113.0mm" svg:x="13.0mm"/>
          <draw:rect svg:width="1mm" draw:style-name="luka" svg:height="1mm" svg:y="113.0mm" svg:x="11.5mm"/>
          <draw:rect svg:width="1mm" draw:style-name="luka" svg:height="1mm" svg:y="114.5mm" svg:x="47.5mm"/>
          <draw:rect svg:width="1mm" draw:style-name="luka" svg:height="1mm" svg:y="114.5mm" svg:x="46.0mm"/>
          <draw:rect svg:width="1mm" draw:style-name="luka" svg:height="1mm" svg:y="114.5mm" svg:x="44.5mm"/>
          <draw:rect svg:width="1mm" draw:style-name="luka" svg:height="1mm" svg:y="114.5mm" svg:x="43.0mm"/>
          <draw:rect svg:width="1mm" draw:style-name="luka" svg:height="1mm" svg:y="114.5mm" svg:x="41.5mm"/>
          <draw:rect svg:width="1mm" draw:style-name="luka" svg:height="1mm" svg:y="114.5mm" svg:x="40.0mm"/>
          <draw:rect svg:width="1mm" draw:style-name="luka" svg:height="1mm" svg:y="114.5mm" svg:x="38.5mm"/>
          <draw:rect svg:width="1mm" draw:style-name="luka" svg:height="1mm" svg:y="114.5mm" svg:x="37.0mm"/>
          <draw:rect svg:width="1mm" draw:style-name="luka" svg:height="1mm" svg:y="114.5mm" svg:x="35.5mm"/>
          <draw:rect svg:width="1mm" draw:style-name="luka" svg:height="1mm" svg:y="114.5mm" svg:x="34.0mm"/>
          <draw:rect svg:width="1mm" draw:style-name="luka" svg:height="1mm" svg:y="114.5mm" svg:x="32.5mm"/>
          <draw:rect svg:width="1mm" draw:style-name="luka" svg:height="1mm" svg:y="114.5mm" svg:x="31.0mm"/>
          <draw:rect svg:width="1mm" draw:style-name="luka" svg:height="1mm" svg:y="114.5mm" svg:x="29.5mm"/>
          <draw:rect svg:width="1mm" draw:style-name="luka" svg:height="1mm" svg:y="114.5mm" svg:x="28.0mm"/>
          <draw:rect svg:width="1mm" draw:style-name="luka" svg:height="1mm" svg:y="114.5mm" svg:x="26.5mm"/>
          <draw:rect svg:width="1mm" draw:style-name="luka" svg:height="1mm" svg:y="114.5mm" svg:x="25.0mm"/>
          <draw:rect svg:width="1mm" draw:style-name="luka" svg:height="1mm" svg:y="114.5mm" svg:x="23.5mm"/>
          <draw:rect svg:width="1mm" draw:style-name="luka" svg:height="1mm" svg:y="114.5mm" svg:x="22.0mm"/>
          <draw:rect svg:width="1mm" draw:style-name="luka" svg:height="1mm" svg:y="114.5mm" svg:x="20.5mm"/>
          <draw:rect svg:width="1mm" draw:style-name="luka" svg:height="1mm" svg:y="114.5mm" svg:x="19.0mm"/>
          <draw:rect svg:width="1mm" draw:style-name="luka" svg:height="1mm" svg:y="114.5mm" svg:x="17.5mm"/>
          <draw:rect svg:width="1mm" draw:style-name="luka" svg:height="1mm" svg:y="114.5mm" svg:x="16.0mm"/>
          <draw:rect svg:width="1mm" draw:style-name="luka" svg:height="1mm" svg:y="114.5mm" svg:x="14.5mm"/>
          <draw:rect svg:width="1mm" draw:style-name="luka" svg:height="1mm" svg:y="114.5mm" svg:x="13.0mm"/>
          <draw:rect svg:width="1mm" draw:style-name="luka" svg:height="1mm" svg:y="114.5mm" svg:x="11.5mm"/>
          <draw:rect svg:width="1mm" draw:style-name="luka" svg:height="1mm" svg:y="116.0mm" svg:x="47.5mm"/>
          <draw:rect svg:width="1mm" draw:style-name="luka" svg:height="1mm" svg:y="116.0mm" svg:x="46.0mm"/>
          <draw:rect svg:width="1mm" draw:style-name="luka" svg:height="1mm" svg:y="116.0mm" svg:x="44.5mm"/>
          <draw:rect svg:width="1mm" draw:style-name="luka" svg:height="1mm" svg:y="116.0mm" svg:x="43.0mm"/>
          <draw:rect svg:width="1mm" draw:style-name="luka" svg:height="1mm" svg:y="116.0mm" svg:x="41.5mm"/>
          <draw:rect svg:width="1mm" draw:style-name="luka" svg:height="1mm" svg:y="116.0mm" svg:x="40.0mm"/>
          <draw:rect svg:width="1mm" draw:style-name="luka" svg:height="1mm" svg:y="116.0mm" svg:x="38.5mm"/>
          <draw:rect svg:width="1mm" draw:style-name="luka" svg:height="1mm" svg:y="116.0mm" svg:x="37.0mm"/>
          <draw:rect svg:width="1mm" draw:style-name="luka" svg:height="1mm" svg:y="116.0mm" svg:x="35.5mm"/>
          <draw:rect svg:width="1mm" draw:style-name="luka" svg:height="1mm" svg:y="116.0mm" svg:x="34.0mm"/>
          <draw:rect svg:width="1mm" draw:style-name="luka" svg:height="1mm" svg:y="116.0mm" svg:x="32.5mm"/>
          <draw:rect svg:width="1mm" draw:style-name="luka" svg:height="1mm" svg:y="116.0mm" svg:x="31.0mm"/>
          <draw:rect svg:width="1mm" draw:style-name="luka" svg:height="1mm" svg:y="116.0mm" svg:x="29.5mm"/>
          <draw:rect svg:width="1mm" draw:style-name="luka" svg:height="1mm" svg:y="116.0mm" svg:x="28.0mm"/>
          <draw:rect svg:width="1mm" draw:style-name="luka" svg:height="1mm" svg:y="116.0mm" svg:x="26.5mm"/>
          <draw:rect svg:width="1mm" draw:style-name="luka" svg:height="1mm" svg:y="116.0mm" svg:x="25.0mm"/>
          <draw:rect svg:width="1mm" draw:style-name="luka" svg:height="1mm" svg:y="116.0mm" svg:x="23.5mm"/>
          <draw:rect svg:width="1mm" draw:style-name="luka" svg:height="1mm" svg:y="116.0mm" svg:x="22.0mm"/>
          <draw:rect svg:width="1mm" draw:style-name="luka" svg:height="1mm" svg:y="116.0mm" svg:x="20.5mm"/>
          <draw:rect svg:width="1mm" draw:style-name="luka" svg:height="1mm" svg:y="116.0mm" svg:x="19.0mm"/>
          <draw:rect svg:width="1mm" draw:style-name="luka" svg:height="1mm" svg:y="116.0mm" svg:x="17.5mm"/>
          <draw:rect svg:width="1mm" draw:style-name="luka" svg:height="1mm" svg:y="116.0mm" svg:x="16.0mm"/>
          <draw:rect svg:width="1mm" draw:style-name="luka" svg:height="1mm" svg:y="116.0mm" svg:x="14.5mm"/>
          <draw:rect svg:width="1mm" draw:style-name="luka" svg:height="1mm" svg:y="116.0mm" svg:x="13.0mm"/>
          <draw:rect svg:width="1mm" draw:style-name="luka" svg:height="1mm" svg:y="116.0mm" svg:x="11.5mm"/>
          <draw:rect svg:width="1mm" draw:style-name="luka" svg:height="1mm" svg:y="117.5mm" svg:x="47.5mm"/>
          <draw:rect svg:width="1mm" draw:style-name="luka" svg:height="1mm" svg:y="117.5mm" svg:x="46.0mm"/>
          <draw:rect svg:width="1mm" draw:style-name="luka" svg:height="1mm" svg:y="117.5mm" svg:x="44.5mm"/>
          <draw:rect svg:width="1mm" draw:style-name="luka" svg:height="1mm" svg:y="117.5mm" svg:x="43.0mm"/>
          <draw:rect svg:width="1mm" draw:style-name="luka" svg:height="1mm" svg:y="117.5mm" svg:x="41.5mm"/>
          <draw:rect svg:width="1mm" draw:style-name="luka" svg:height="1mm" svg:y="117.5mm" svg:x="40.0mm"/>
          <draw:rect svg:width="1mm" draw:style-name="luka" svg:height="1mm" svg:y="117.5mm" svg:x="38.5mm"/>
          <draw:rect svg:width="1mm" draw:style-name="luka" svg:height="1mm" svg:y="117.5mm" svg:x="37.0mm"/>
          <draw:rect svg:width="1mm" draw:style-name="luka" svg:height="1mm" svg:y="117.5mm" svg:x="35.5mm"/>
          <draw:rect svg:width="1mm" draw:style-name="luka" svg:height="1mm" svg:y="117.5mm" svg:x="34.0mm"/>
          <draw:rect svg:width="1mm" draw:style-name="luka" svg:height="1mm" svg:y="117.5mm" svg:x="32.5mm"/>
          <draw:rect svg:width="1mm" draw:style-name="luka" svg:height="1mm" svg:y="117.5mm" svg:x="31.0mm"/>
          <draw:rect svg:width="1mm" draw:style-name="luka" svg:height="1mm" svg:y="117.5mm" svg:x="29.5mm"/>
          <draw:rect svg:width="1mm" draw:style-name="luka" svg:height="1mm" svg:y="117.5mm" svg:x="28.0mm"/>
          <draw:rect svg:width="1mm" draw:style-name="luka" svg:height="1mm" svg:y="117.5mm" svg:x="26.5mm"/>
          <draw:rect svg:width="1mm" draw:style-name="luka" svg:height="1mm" svg:y="117.5mm" svg:x="25.0mm"/>
          <draw:rect svg:width="1mm" draw:style-name="luka" svg:height="1mm" svg:y="117.5mm" svg:x="23.5mm"/>
          <draw:rect svg:width="1mm" draw:style-name="luka" svg:height="1mm" svg:y="117.5mm" svg:x="22.0mm"/>
          <draw:rect svg:width="1mm" draw:style-name="luka" svg:height="1mm" svg:y="117.5mm" svg:x="20.5mm"/>
          <draw:rect svg:width="1mm" draw:style-name="luka" svg:height="1mm" svg:y="117.5mm" svg:x="19.0mm"/>
          <draw:rect svg:width="1mm" draw:style-name="luka" svg:height="1mm" svg:y="117.5mm" svg:x="17.5mm"/>
          <draw:rect svg:width="1mm" draw:style-name="luka" svg:height="1mm" svg:y="117.5mm" svg:x="16.0mm"/>
          <draw:rect svg:width="1mm" draw:style-name="luka" svg:height="1mm" svg:y="117.5mm" svg:x="14.5mm"/>
          <draw:rect svg:width="1mm" draw:style-name="luka" svg:height="1mm" svg:y="117.5mm" svg:x="13.0mm"/>
          <draw:rect svg:width="1mm" draw:style-name="luka" svg:height="1mm" svg:y="117.5mm" svg:x="11.5mm"/>
          <draw:rect svg:width="1mm" draw:style-name="luka" svg:height="1mm" svg:y="119.0mm" svg:x="47.5mm"/>
          <draw:rect svg:width="1mm" draw:style-name="luka" svg:height="1mm" svg:y="119.0mm" svg:x="46.0mm"/>
          <draw:rect svg:width="1mm" draw:style-name="luka" svg:height="1mm" svg:y="119.0mm" svg:x="44.5mm"/>
          <draw:rect svg:width="1mm" draw:style-name="luka" svg:height="1mm" svg:y="119.0mm" svg:x="43.0mm"/>
          <draw:rect svg:width="1mm" draw:style-name="luka" svg:height="1mm" svg:y="119.0mm" svg:x="41.5mm"/>
          <draw:rect svg:width="1mm" draw:style-name="luka" svg:height="1mm" svg:y="119.0mm" svg:x="40.0mm"/>
          <draw:rect svg:width="1mm" draw:style-name="luka" svg:height="1mm" svg:y="119.0mm" svg:x="38.5mm"/>
          <draw:rect svg:width="1mm" draw:style-name="luka" svg:height="1mm" svg:y="119.0mm" svg:x="37.0mm"/>
          <draw:rect svg:width="1mm" draw:style-name="luka" svg:height="1mm" svg:y="119.0mm" svg:x="35.5mm"/>
          <draw:rect svg:width="1mm" draw:style-name="luka" svg:height="1mm" svg:y="119.0mm" svg:x="34.0mm"/>
          <draw:rect svg:width="1mm" draw:style-name="luka" svg:height="1mm" svg:y="119.0mm" svg:x="32.5mm"/>
          <draw:rect svg:width="1mm" draw:style-name="luka" svg:height="1mm" svg:y="119.0mm" svg:x="31.0mm"/>
          <draw:rect svg:width="1mm" draw:style-name="luka" svg:height="1mm" svg:y="119.0mm" svg:x="29.5mm"/>
          <draw:rect svg:width="1mm" draw:style-name="luka" svg:height="1mm" svg:y="119.0mm" svg:x="28.0mm"/>
          <draw:rect svg:width="1mm" draw:style-name="luka" svg:height="1mm" svg:y="119.0mm" svg:x="26.5mm"/>
          <draw:rect svg:width="1mm" draw:style-name="luka" svg:height="1mm" svg:y="119.0mm" svg:x="25.0mm"/>
          <draw:rect svg:width="1mm" draw:style-name="luka" svg:height="1mm" svg:y="119.0mm" svg:x="23.5mm"/>
          <draw:rect svg:width="1mm" draw:style-name="luka" svg:height="1mm" svg:y="119.0mm" svg:x="22.0mm"/>
          <draw:rect svg:width="1mm" draw:style-name="luka" svg:height="1mm" svg:y="119.0mm" svg:x="20.5mm"/>
          <draw:rect svg:width="1mm" draw:style-name="luka" svg:height="1mm" svg:y="119.0mm" svg:x="19.0mm"/>
          <draw:rect svg:width="1mm" draw:style-name="luka" svg:height="1mm" svg:y="119.0mm" svg:x="17.5mm"/>
          <draw:rect svg:width="1mm" draw:style-name="luka" svg:height="1mm" svg:y="119.0mm" svg:x="16.0mm"/>
          <draw:rect svg:width="1mm" draw:style-name="luka" svg:height="1mm" svg:y="119.0mm" svg:x="14.5mm"/>
          <draw:rect svg:width="1mm" draw:style-name="luka" svg:height="1mm" svg:y="119.0mm" svg:x="13.0mm"/>
          <draw:rect svg:width="1mm" draw:style-name="luka" svg:height="1mm" svg:y="119.0mm" svg:x="11.5mm"/>
          <draw:rect svg:width="1mm" draw:style-name="luka" svg:height="1mm" svg:y="120.5mm" svg:x="47.5mm"/>
          <draw:rect svg:width="1mm" draw:style-name="luka" svg:height="1mm" svg:y="120.5mm" svg:x="46.0mm"/>
          <draw:rect svg:width="1mm" draw:style-name="luka" svg:height="1mm" svg:y="120.5mm" svg:x="44.5mm"/>
          <draw:rect svg:width="1mm" draw:style-name="luka" svg:height="1mm" svg:y="120.5mm" svg:x="43.0mm"/>
          <draw:rect svg:width="1mm" draw:style-name="luka" svg:height="1mm" svg:y="120.5mm" svg:x="41.5mm"/>
          <draw:rect svg:width="1mm" draw:style-name="luka" svg:height="1mm" svg:y="120.5mm" svg:x="40.0mm"/>
          <draw:rect svg:width="1mm" draw:style-name="luka" svg:height="1mm" svg:y="120.5mm" svg:x="38.5mm"/>
          <draw:rect svg:width="1mm" draw:style-name="luka" svg:height="1mm" svg:y="120.5mm" svg:x="37.0mm"/>
          <draw:rect svg:width="1mm" draw:style-name="luka" svg:height="1mm" svg:y="120.5mm" svg:x="35.5mm"/>
          <draw:rect svg:width="1mm" draw:style-name="luka" svg:height="1mm" svg:y="120.5mm" svg:x="34.0mm"/>
          <draw:rect svg:width="1mm" draw:style-name="luka" svg:height="1mm" svg:y="120.5mm" svg:x="32.5mm"/>
          <draw:rect svg:width="1mm" draw:style-name="luka" svg:height="1mm" svg:y="120.5mm" svg:x="31.0mm"/>
          <draw:rect svg:width="1mm" draw:style-name="luka" svg:height="1mm" svg:y="120.5mm" svg:x="29.5mm"/>
          <draw:rect svg:width="1mm" draw:style-name="luka" svg:height="1mm" svg:y="120.5mm" svg:x="28.0mm"/>
          <draw:rect svg:width="1mm" draw:style-name="luka" svg:height="1mm" svg:y="120.5mm" svg:x="26.5mm"/>
          <draw:rect svg:width="1mm" draw:style-name="luka" svg:height="1mm" svg:y="120.5mm" svg:x="25.0mm"/>
          <draw:rect svg:width="1mm" draw:style-name="luka" svg:height="1mm" svg:y="120.5mm" svg:x="23.5mm"/>
          <draw:rect svg:width="1mm" draw:style-name="luka" svg:height="1mm" svg:y="120.5mm" svg:x="22.0mm"/>
          <draw:rect svg:width="1mm" draw:style-name="luka" svg:height="1mm" svg:y="120.5mm" svg:x="20.5mm"/>
          <draw:rect svg:width="1mm" draw:style-name="luka" svg:height="1mm" svg:y="120.5mm" svg:x="19.0mm"/>
          <draw:rect svg:width="1mm" draw:style-name="luka" svg:height="1mm" svg:y="120.5mm" svg:x="17.5mm"/>
          <draw:rect svg:width="1mm" draw:style-name="luka" svg:height="1mm" svg:y="120.5mm" svg:x="16.0mm"/>
          <draw:rect svg:width="1mm" draw:style-name="luka" svg:height="1mm" svg:y="120.5mm" svg:x="14.5mm"/>
          <draw:rect svg:width="1mm" draw:style-name="luka" svg:height="1mm" svg:y="120.5mm" svg:x="13.0mm"/>
          <draw:rect svg:width="1mm" draw:style-name="luka" svg:height="1mm" svg:y="120.5mm" svg:x="11.5mm"/>
          <draw:rect svg:width="1mm" draw:style-name="luka" svg:height="1mm" svg:y="122.0mm" svg:x="47.5mm"/>
          <draw:rect svg:width="1mm" draw:style-name="luka" svg:height="1mm" svg:y="122.0mm" svg:x="46.0mm"/>
          <draw:rect svg:width="1mm" draw:style-name="luka" svg:height="1mm" svg:y="122.0mm" svg:x="44.5mm"/>
          <draw:rect svg:width="1mm" draw:style-name="luka" svg:height="1mm" svg:y="122.0mm" svg:x="43.0mm"/>
          <draw:rect svg:width="1mm" draw:style-name="luka" svg:height="1mm" svg:y="122.0mm" svg:x="41.5mm"/>
          <draw:rect svg:width="1mm" draw:style-name="luka" svg:height="1mm" svg:y="122.0mm" svg:x="40.0mm"/>
          <draw:rect svg:width="1mm" draw:style-name="luka" svg:height="1mm" svg:y="122.0mm" svg:x="38.5mm"/>
          <draw:rect svg:width="1mm" draw:style-name="luka" svg:height="1mm" svg:y="122.0mm" svg:x="37.0mm"/>
          <draw:rect svg:width="1mm" draw:style-name="luka" svg:height="1mm" svg:y="122.0mm" svg:x="35.5mm"/>
          <draw:rect svg:width="1mm" draw:style-name="luka" svg:height="1mm" svg:y="122.0mm" svg:x="34.0mm"/>
          <draw:rect svg:width="1mm" draw:style-name="luka" svg:height="1mm" svg:y="122.0mm" svg:x="32.5mm"/>
          <draw:rect svg:width="1mm" draw:style-name="luka" svg:height="1mm" svg:y="122.0mm" svg:x="31.0mm"/>
          <draw:rect svg:width="1mm" draw:style-name="luka" svg:height="1mm" svg:y="122.0mm" svg:x="29.5mm"/>
          <draw:rect svg:width="1mm" draw:style-name="luka" svg:height="1mm" svg:y="122.0mm" svg:x="28.0mm"/>
          <draw:rect svg:width="1mm" draw:style-name="luka" svg:height="1mm" svg:y="122.0mm" svg:x="26.5mm"/>
          <draw:rect svg:width="1mm" draw:style-name="luka" svg:height="1mm" svg:y="122.0mm" svg:x="25.0mm"/>
          <draw:rect svg:width="1mm" draw:style-name="luka" svg:height="1mm" svg:y="122.0mm" svg:x="23.5mm"/>
          <draw:rect svg:width="1mm" draw:style-name="luka" svg:height="1mm" svg:y="122.0mm" svg:x="22.0mm"/>
          <draw:rect svg:width="1mm" draw:style-name="luka" svg:height="1mm" svg:y="122.0mm" svg:x="20.5mm"/>
          <draw:rect svg:width="1mm" draw:style-name="luka" svg:height="1mm" svg:y="122.0mm" svg:x="19.0mm"/>
          <draw:rect svg:width="1mm" draw:style-name="luka" svg:height="1mm" svg:y="122.0mm" svg:x="17.5mm"/>
          <draw:rect svg:width="1mm" draw:style-name="luka" svg:height="1mm" svg:y="122.0mm" svg:x="16.0mm"/>
          <draw:rect svg:width="1mm" draw:style-name="luka" svg:height="1mm" svg:y="122.0mm" svg:x="14.5mm"/>
          <draw:rect svg:width="1mm" draw:style-name="luka" svg:height="1mm" svg:y="122.0mm" svg:x="13.0mm"/>
          <draw:rect svg:width="1mm" draw:style-name="luka" svg:height="1mm" svg:y="122.0mm" svg:x="11.5mm"/>
          <draw:rect svg:width="1mm" draw:style-name="luka" svg:height="1mm" svg:y="123.5mm" svg:x="47.5mm"/>
          <draw:rect svg:width="1mm" draw:style-name="luka" svg:height="1mm" svg:y="123.5mm" svg:x="46.0mm"/>
          <draw:rect svg:width="1mm" draw:style-name="luka" svg:height="1mm" svg:y="123.5mm" svg:x="44.5mm"/>
          <draw:rect svg:width="1mm" draw:style-name="luka" svg:height="1mm" svg:y="123.5mm" svg:x="43.0mm"/>
          <draw:rect svg:width="1mm" draw:style-name="luka" svg:height="1mm" svg:y="123.5mm" svg:x="41.5mm"/>
          <draw:rect svg:width="1mm" draw:style-name="luka" svg:height="1mm" svg:y="123.5mm" svg:x="40.0mm"/>
          <draw:rect svg:width="1mm" draw:style-name="luka" svg:height="1mm" svg:y="123.5mm" svg:x="38.5mm"/>
          <draw:rect svg:width="1mm" draw:style-name="luka" svg:height="1mm" svg:y="123.5mm" svg:x="37.0mm"/>
          <draw:rect svg:width="1mm" draw:style-name="luka" svg:height="1mm" svg:y="123.5mm" svg:x="35.5mm"/>
          <draw:rect svg:width="1mm" draw:style-name="luka" svg:height="1mm" svg:y="123.5mm" svg:x="34.0mm"/>
          <draw:rect svg:width="1mm" draw:style-name="luka" svg:height="1mm" svg:y="123.5mm" svg:x="32.5mm"/>
          <draw:rect svg:width="1mm" draw:style-name="luka" svg:height="1mm" svg:y="123.5mm" svg:x="31.0mm"/>
          <draw:rect svg:width="1mm" draw:style-name="luka" svg:height="1mm" svg:y="123.5mm" svg:x="29.5mm"/>
          <draw:rect svg:width="1mm" draw:style-name="luka" svg:height="1mm" svg:y="123.5mm" svg:x="28.0mm"/>
          <draw:rect svg:width="1mm" draw:style-name="luka" svg:height="1mm" svg:y="123.5mm" svg:x="26.5mm"/>
          <draw:rect svg:width="1mm" draw:style-name="luka" svg:height="1mm" svg:y="123.5mm" svg:x="25.0mm"/>
          <draw:rect svg:width="1mm" draw:style-name="luka" svg:height="1mm" svg:y="123.5mm" svg:x="23.5mm"/>
          <draw:rect svg:width="1mm" draw:style-name="luka" svg:height="1mm" svg:y="123.5mm" svg:x="22.0mm"/>
          <draw:rect svg:width="1mm" draw:style-name="luka" svg:height="1mm" svg:y="123.5mm" svg:x="20.5mm"/>
          <draw:rect svg:width="1mm" draw:style-name="luka" svg:height="1mm" svg:y="123.5mm" svg:x="19.0mm"/>
          <draw:rect svg:width="1mm" draw:style-name="luka" svg:height="1mm" svg:y="123.5mm" svg:x="17.5mm"/>
          <draw:rect svg:width="1mm" draw:style-name="luka" svg:height="1mm" svg:y="123.5mm" svg:x="16.0mm"/>
          <draw:rect svg:width="1mm" draw:style-name="luka" svg:height="1mm" svg:y="123.5mm" svg:x="14.5mm"/>
          <draw:rect svg:width="1mm" draw:style-name="luka" svg:height="1mm" svg:y="123.5mm" svg:x="13.0mm"/>
          <draw:rect svg:width="1mm" draw:style-name="luka" svg:height="1mm" svg:y="123.5mm" svg:x="11.5mm"/>
          <draw:rect svg:width="1mm" draw:style-name="luka" svg:height="1mm" svg:y="125.0mm" svg:x="47.5mm"/>
          <draw:rect svg:width="1mm" draw:style-name="luka" svg:height="1mm" svg:y="125.0mm" svg:x="46.0mm"/>
          <draw:rect svg:width="1mm" draw:style-name="luka" svg:height="1mm" svg:y="125.0mm" svg:x="44.5mm"/>
          <draw:rect svg:width="1mm" draw:style-name="luka" svg:height="1mm" svg:y="125.0mm" svg:x="43.0mm"/>
          <draw:rect svg:width="1mm" draw:style-name="luka" svg:height="1mm" svg:y="125.0mm" svg:x="41.5mm"/>
          <draw:rect svg:width="1mm" draw:style-name="luka" svg:height="1mm" svg:y="125.0mm" svg:x="40.0mm"/>
          <draw:rect svg:width="1mm" draw:style-name="luka" svg:height="1mm" svg:y="125.0mm" svg:x="38.5mm"/>
          <draw:rect svg:width="1mm" draw:style-name="luka" svg:height="1mm" svg:y="125.0mm" svg:x="37.0mm"/>
          <draw:rect svg:width="1mm" draw:style-name="luka" svg:height="1mm" svg:y="125.0mm" svg:x="35.5mm"/>
          <draw:rect svg:width="1mm" draw:style-name="luka" svg:height="1mm" svg:y="125.0mm" svg:x="34.0mm"/>
          <draw:rect svg:width="1mm" draw:style-name="luka" svg:height="1mm" svg:y="125.0mm" svg:x="32.5mm"/>
          <draw:rect svg:width="1mm" draw:style-name="luka" svg:height="1mm" svg:y="125.0mm" svg:x="31.0mm"/>
          <draw:rect svg:width="1mm" draw:style-name="luka" svg:height="1mm" svg:y="125.0mm" svg:x="29.5mm"/>
          <draw:rect svg:width="1mm" draw:style-name="luka" svg:height="1mm" svg:y="125.0mm" svg:x="28.0mm"/>
          <draw:rect svg:width="1mm" draw:style-name="luka" svg:height="1mm" svg:y="125.0mm" svg:x="26.5mm"/>
          <draw:rect svg:width="1mm" draw:style-name="luka" svg:height="1mm" svg:y="125.0mm" svg:x="25.0mm"/>
          <draw:rect svg:width="1mm" draw:style-name="luka" svg:height="1mm" svg:y="125.0mm" svg:x="23.5mm"/>
          <draw:rect svg:width="1mm" draw:style-name="luka" svg:height="1mm" svg:y="125.0mm" svg:x="22.0mm"/>
          <draw:rect svg:width="1mm" draw:style-name="luka" svg:height="1mm" svg:y="125.0mm" svg:x="20.5mm"/>
          <draw:rect svg:width="1mm" draw:style-name="luka" svg:height="1mm" svg:y="125.0mm" svg:x="19.0mm"/>
          <draw:rect svg:width="1mm" draw:style-name="luka" svg:height="1mm" svg:y="125.0mm" svg:x="17.5mm"/>
          <draw:rect svg:width="1mm" draw:style-name="luka" svg:height="1mm" svg:y="125.0mm" svg:x="16.0mm"/>
          <draw:rect svg:width="1mm" draw:style-name="luka" svg:height="1mm" svg:y="125.0mm" svg:x="14.5mm"/>
          <draw:rect svg:width="1mm" draw:style-name="luka" svg:height="1mm" svg:y="125.0mm" svg:x="13.0mm"/>
          <draw:rect svg:width="1mm" draw:style-name="luka" svg:height="1mm" svg:y="125.0mm" svg:x="11.5mm"/>
          <draw:rect svg:width="1mm" draw:style-name="luka" svg:height="1mm" svg:y="126.5mm" svg:x="47.5mm"/>
          <draw:rect svg:width="1mm" draw:style-name="luka" svg:height="1mm" svg:y="126.5mm" svg:x="46.0mm"/>
          <draw:rect svg:width="1mm" draw:style-name="luka" svg:height="1mm" svg:y="126.5mm" svg:x="44.5mm"/>
          <draw:rect svg:width="1mm" draw:style-name="luka" svg:height="1mm" svg:y="126.5mm" svg:x="43.0mm"/>
          <draw:rect svg:width="1mm" draw:style-name="luka" svg:height="1mm" svg:y="126.5mm" svg:x="41.5mm"/>
          <draw:rect svg:width="1mm" draw:style-name="luka" svg:height="1mm" svg:y="126.5mm" svg:x="40.0mm"/>
          <draw:rect svg:width="1mm" draw:style-name="luka" svg:height="1mm" svg:y="126.5mm" svg:x="38.5mm"/>
          <draw:rect svg:width="1mm" draw:style-name="luka" svg:height="1mm" svg:y="126.5mm" svg:x="37.0mm"/>
          <draw:rect svg:width="1mm" draw:style-name="luka" svg:height="1mm" svg:y="126.5mm" svg:x="35.5mm"/>
          <draw:rect svg:width="1mm" draw:style-name="luka" svg:height="1mm" svg:y="126.5mm" svg:x="34.0mm"/>
          <draw:rect svg:width="1mm" draw:style-name="luka" svg:height="1mm" svg:y="126.5mm" svg:x="32.5mm"/>
          <draw:rect svg:width="1mm" draw:style-name="luka" svg:height="1mm" svg:y="126.5mm" svg:x="31.0mm"/>
          <draw:rect svg:width="1mm" draw:style-name="luka" svg:height="1mm" svg:y="126.5mm" svg:x="29.5mm"/>
          <draw:rect svg:width="1mm" draw:style-name="luka" svg:height="1mm" svg:y="126.5mm" svg:x="28.0mm"/>
          <draw:rect svg:width="1mm" draw:style-name="luka" svg:height="1mm" svg:y="126.5mm" svg:x="26.5mm"/>
          <draw:rect svg:width="1mm" draw:style-name="luka" svg:height="1mm" svg:y="126.5mm" svg:x="25.0mm"/>
          <draw:rect svg:width="1mm" draw:style-name="luka" svg:height="1mm" svg:y="126.5mm" svg:x="23.5mm"/>
          <draw:rect svg:width="1mm" draw:style-name="luka" svg:height="1mm" svg:y="126.5mm" svg:x="22.0mm"/>
          <draw:rect svg:width="1mm" draw:style-name="luka" svg:height="1mm" svg:y="126.5mm" svg:x="20.5mm"/>
          <draw:rect svg:width="1mm" draw:style-name="luka" svg:height="1mm" svg:y="126.5mm" svg:x="19.0mm"/>
          <draw:rect svg:width="1mm" draw:style-name="luka" svg:height="1mm" svg:y="126.5mm" svg:x="17.5mm"/>
          <draw:rect svg:width="1mm" draw:style-name="luka" svg:height="1mm" svg:y="126.5mm" svg:x="16.0mm"/>
          <draw:rect svg:width="1mm" draw:style-name="luka" svg:height="1mm" svg:y="126.5mm" svg:x="14.5mm"/>
          <draw:rect svg:width="1mm" draw:style-name="luka" svg:height="1mm" svg:y="126.5mm" svg:x="13.0mm"/>
          <draw:rect svg:width="1mm" draw:style-name="luka" svg:height="1mm" svg:y="126.5mm" svg:x="11.5mm"/>
          <draw:rect svg:width="1mm" draw:style-name="luka" svg:height="1mm" svg:y="128.0mm" svg:x="47.5mm"/>
          <draw:rect svg:width="1mm" draw:style-name="luka" svg:height="1mm" svg:y="128.0mm" svg:x="46.0mm"/>
          <draw:rect svg:width="1mm" draw:style-name="luka" svg:height="1mm" svg:y="128.0mm" svg:x="44.5mm"/>
          <draw:rect svg:width="1mm" draw:style-name="luka" svg:height="1mm" svg:y="128.0mm" svg:x="43.0mm"/>
          <draw:rect svg:width="1mm" draw:style-name="luka" svg:height="1mm" svg:y="128.0mm" svg:x="41.5mm"/>
          <draw:rect svg:width="1mm" draw:style-name="luka" svg:height="1mm" svg:y="128.0mm" svg:x="40.0mm"/>
          <draw:rect svg:width="1mm" draw:style-name="luka" svg:height="1mm" svg:y="128.0mm" svg:x="38.5mm"/>
          <draw:rect svg:width="1mm" draw:style-name="luka" svg:height="1mm" svg:y="128.0mm" svg:x="37.0mm"/>
          <draw:rect svg:width="1mm" draw:style-name="luka" svg:height="1mm" svg:y="128.0mm" svg:x="35.5mm"/>
          <draw:rect svg:width="1mm" draw:style-name="luka" svg:height="1mm" svg:y="128.0mm" svg:x="34.0mm"/>
          <draw:rect svg:width="1mm" draw:style-name="luka" svg:height="1mm" svg:y="128.0mm" svg:x="32.5mm"/>
          <draw:rect svg:width="1mm" draw:style-name="luka" svg:height="1mm" svg:y="128.0mm" svg:x="31.0mm"/>
          <draw:rect svg:width="1mm" draw:style-name="luka" svg:height="1mm" svg:y="128.0mm" svg:x="29.5mm"/>
          <draw:rect svg:width="1mm" draw:style-name="luka" svg:height="1mm" svg:y="128.0mm" svg:x="28.0mm"/>
          <draw:rect svg:width="1mm" draw:style-name="luka" svg:height="1mm" svg:y="128.0mm" svg:x="26.5mm"/>
          <draw:rect svg:width="1mm" draw:style-name="luka" svg:height="1mm" svg:y="128.0mm" svg:x="25.0mm"/>
          <draw:rect svg:width="1mm" draw:style-name="luka" svg:height="1mm" svg:y="128.0mm" svg:x="23.5mm"/>
          <draw:rect svg:width="1mm" draw:style-name="luka" svg:height="1mm" svg:y="128.0mm" svg:x="22.0mm"/>
          <draw:rect svg:width="1mm" draw:style-name="luka" svg:height="1mm" svg:y="128.0mm" svg:x="20.5mm"/>
          <draw:rect svg:width="1mm" draw:style-name="luka" svg:height="1mm" svg:y="128.0mm" svg:x="19.0mm"/>
          <draw:rect svg:width="1mm" draw:style-name="luka" svg:height="1mm" svg:y="128.0mm" svg:x="17.5mm"/>
          <draw:rect svg:width="1mm" draw:style-name="luka" svg:height="1mm" svg:y="128.0mm" svg:x="16.0mm"/>
          <draw:rect svg:width="1mm" draw:style-name="luka" svg:height="1mm" svg:y="128.0mm" svg:x="14.5mm"/>
          <draw:rect svg:width="1mm" draw:style-name="luka" svg:height="1mm" svg:y="128.0mm" svg:x="13.0mm"/>
          <draw:rect svg:width="1mm" draw:style-name="luka" svg:height="1mm" svg:y="128.0mm" svg:x="11.5mm"/>
          <draw:rect svg:width="1mm" draw:style-name="luka" svg:height="1mm" svg:y="129.5mm" svg:x="47.5mm"/>
          <draw:rect svg:width="1mm" draw:style-name="luka" svg:height="1mm" svg:y="129.5mm" svg:x="46.0mm"/>
          <draw:rect svg:width="1mm" draw:style-name="luka" svg:height="1mm" svg:y="129.5mm" svg:x="44.5mm"/>
          <draw:rect svg:width="1mm" draw:style-name="luka" svg:height="1mm" svg:y="129.5mm" svg:x="43.0mm"/>
          <draw:rect svg:width="1mm" draw:style-name="luka" svg:height="1mm" svg:y="129.5mm" svg:x="41.5mm"/>
          <draw:rect svg:width="1mm" draw:style-name="luka" svg:height="1mm" svg:y="129.5mm" svg:x="40.0mm"/>
          <draw:rect svg:width="1mm" draw:style-name="luka" svg:height="1mm" svg:y="129.5mm" svg:x="38.5mm"/>
          <draw:rect svg:width="1mm" draw:style-name="luka" svg:height="1mm" svg:y="129.5mm" svg:x="37.0mm"/>
          <draw:rect svg:width="1mm" draw:style-name="luka" svg:height="1mm" svg:y="129.5mm" svg:x="35.5mm"/>
          <draw:rect svg:width="1mm" draw:style-name="luka" svg:height="1mm" svg:y="129.5mm" svg:x="34.0mm"/>
          <draw:rect svg:width="1mm" draw:style-name="luka" svg:height="1mm" svg:y="129.5mm" svg:x="32.5mm"/>
          <draw:rect svg:width="1mm" draw:style-name="luka" svg:height="1mm" svg:y="129.5mm" svg:x="31.0mm"/>
          <draw:rect svg:width="1mm" draw:style-name="luka" svg:height="1mm" svg:y="129.5mm" svg:x="29.5mm"/>
          <draw:rect svg:width="1mm" draw:style-name="luka" svg:height="1mm" svg:y="129.5mm" svg:x="28.0mm"/>
          <draw:rect svg:width="1mm" draw:style-name="luka" svg:height="1mm" svg:y="129.5mm" svg:x="26.5mm"/>
          <draw:rect svg:width="1mm" draw:style-name="luka" svg:height="1mm" svg:y="129.5mm" svg:x="25.0mm"/>
          <draw:rect svg:width="1mm" draw:style-name="luka" svg:height="1mm" svg:y="129.5mm" svg:x="23.5mm"/>
          <draw:rect svg:width="1mm" draw:style-name="luka" svg:height="1mm" svg:y="129.5mm" svg:x="22.0mm"/>
          <draw:rect svg:width="1mm" draw:style-name="luka" svg:height="1mm" svg:y="129.5mm" svg:x="20.5mm"/>
          <draw:rect svg:width="1mm" draw:style-name="luka" svg:height="1mm" svg:y="129.5mm" svg:x="19.0mm"/>
          <draw:rect svg:width="1mm" draw:style-name="luka" svg:height="1mm" svg:y="129.5mm" svg:x="17.5mm"/>
          <draw:rect svg:width="1mm" draw:style-name="luka" svg:height="1mm" svg:y="129.5mm" svg:x="16.0mm"/>
          <draw:rect svg:width="1mm" draw:style-name="luka" svg:height="1mm" svg:y="129.5mm" svg:x="14.5mm"/>
          <draw:rect svg:width="1mm" draw:style-name="luka" svg:height="1mm" svg:y="129.5mm" svg:x="13.0mm"/>
          <draw:rect svg:width="1mm" draw:style-name="luka" svg:height="1mm" svg:y="129.5mm" svg:x="11.5mm"/>
          <draw:rect svg:width="1mm" draw:style-name="luka" svg:height="1mm" svg:y="131.0mm" svg:x="47.5mm"/>
          <draw:rect svg:width="1mm" draw:style-name="luka" svg:height="1mm" svg:y="131.0mm" svg:x="46.0mm"/>
          <draw:rect svg:width="1mm" draw:style-name="luka" svg:height="1mm" svg:y="131.0mm" svg:x="44.5mm"/>
          <draw:rect svg:width="1mm" draw:style-name="luka" svg:height="1mm" svg:y="131.0mm" svg:x="43.0mm"/>
          <draw:rect svg:width="1mm" draw:style-name="luka" svg:height="1mm" svg:y="131.0mm" svg:x="41.5mm"/>
          <draw:rect svg:width="1mm" draw:style-name="luka" svg:height="1mm" svg:y="131.0mm" svg:x="40.0mm"/>
          <draw:rect svg:width="1mm" draw:style-name="luka" svg:height="1mm" svg:y="131.0mm" svg:x="38.5mm"/>
          <draw:rect svg:width="1mm" draw:style-name="luka" svg:height="1mm" svg:y="131.0mm" svg:x="37.0mm"/>
          <draw:rect svg:width="1mm" draw:style-name="luka" svg:height="1mm" svg:y="131.0mm" svg:x="35.5mm"/>
          <draw:rect svg:width="1mm" draw:style-name="luka" svg:height="1mm" svg:y="131.0mm" svg:x="34.0mm"/>
          <draw:rect svg:width="1mm" draw:style-name="luka" svg:height="1mm" svg:y="131.0mm" svg:x="32.5mm"/>
          <draw:rect svg:width="1mm" draw:style-name="luka" svg:height="1mm" svg:y="131.0mm" svg:x="31.0mm"/>
          <draw:rect svg:width="1mm" draw:style-name="luka" svg:height="1mm" svg:y="131.0mm" svg:x="29.5mm"/>
          <draw:rect svg:width="1mm" draw:style-name="luka" svg:height="1mm" svg:y="131.0mm" svg:x="28.0mm"/>
          <draw:rect svg:width="1mm" draw:style-name="luka" svg:height="1mm" svg:y="131.0mm" svg:x="26.5mm"/>
          <draw:rect svg:width="1mm" draw:style-name="luka" svg:height="1mm" svg:y="131.0mm" svg:x="25.0mm"/>
          <draw:rect svg:width="1mm" draw:style-name="luka" svg:height="1mm" svg:y="131.0mm" svg:x="23.5mm"/>
          <draw:rect svg:width="1mm" draw:style-name="luka" svg:height="1mm" svg:y="131.0mm" svg:x="22.0mm"/>
          <draw:rect svg:width="1mm" draw:style-name="luka" svg:height="1mm" svg:y="131.0mm" svg:x="20.5mm"/>
          <draw:rect svg:width="1mm" draw:style-name="luka" svg:height="1mm" svg:y="131.0mm" svg:x="19.0mm"/>
          <draw:rect svg:width="1mm" draw:style-name="luka" svg:height="1mm" svg:y="131.0mm" svg:x="17.5mm"/>
          <draw:rect svg:width="1mm" draw:style-name="luka" svg:height="1mm" svg:y="131.0mm" svg:x="16.0mm"/>
          <draw:rect svg:width="1mm" draw:style-name="luka" svg:height="1mm" svg:y="131.0mm" svg:x="14.5mm"/>
          <draw:rect svg:width="1mm" draw:style-name="luka" svg:height="1mm" svg:y="131.0mm" svg:x="13.0mm"/>
          <draw:rect svg:width="1mm" draw:style-name="luka" svg:height="1mm" svg:y="131.0mm" svg:x="11.5mm"/>
          <draw:frame svg:width="60mm" draw:style-name="texto" svg:height="10mm" svg:y="94.5mm" svg:x="55.5mm">
            <draw:text-box>
              <text:p>Sueldo Promedio</text:p>
            </draw:text-box>
          </draw:frame>
        </draw:g>
        <draw:g>
          <draw:rect svg:width="1mm" draw:style-name="luka" svg:height="1mm" svg:y="139.5mm" svg:x="47.5mm"/>
          <draw:rect svg:width="1mm" draw:style-name="luka" svg:height="1mm" svg:y="139.5mm" svg:x="46.0mm"/>
          <draw:rect svg:width="1mm" draw:style-name="luka" svg:height="1mm" svg:y="139.5mm" svg:x="44.5mm"/>
          <draw:rect svg:width="1mm" draw:style-name="luka" svg:height="1mm" svg:y="139.5mm" svg:x="43.0mm"/>
          <draw:rect svg:width="1mm" draw:style-name="luka" svg:height="1mm" svg:y="139.5mm" svg:x="41.5mm"/>
          <draw:rect svg:width="1mm" draw:style-name="luka" svg:height="1mm" svg:y="139.5mm" svg:x="40.0mm"/>
          <draw:rect svg:width="1mm" draw:style-name="luka" svg:height="1mm" svg:y="139.5mm" svg:x="38.5mm"/>
          <draw:rect svg:width="1mm" draw:style-name="luka" svg:height="1mm" svg:y="139.5mm" svg:x="37.0mm"/>
          <draw:rect svg:width="1mm" draw:style-name="luka" svg:height="1mm" svg:y="139.5mm" svg:x="35.5mm"/>
          <draw:rect svg:width="1mm" draw:style-name="luka" svg:height="1mm" svg:y="139.5mm" svg:x="34.0mm"/>
          <draw:rect svg:width="1mm" draw:style-name="luka" svg:height="1mm" svg:y="139.5mm" svg:x="32.5mm"/>
          <draw:rect svg:width="1mm" draw:style-name="luka" svg:height="1mm" svg:y="139.5mm" svg:x="31.0mm"/>
          <draw:rect svg:width="1mm" draw:style-name="luka" svg:height="1mm" svg:y="139.5mm" svg:x="29.5mm"/>
          <draw:rect svg:width="1mm" draw:style-name="luka" svg:height="1mm" svg:y="139.5mm" svg:x="28.0mm"/>
          <draw:rect svg:width="1mm" draw:style-name="luka" svg:height="1mm" svg:y="139.5mm" svg:x="26.5mm"/>
          <draw:rect svg:width="1mm" draw:style-name="luka" svg:height="1mm" svg:y="139.5mm" svg:x="25.0mm"/>
          <draw:rect svg:width="1mm" draw:style-name="luka" svg:height="1mm" svg:y="139.5mm" svg:x="23.5mm"/>
          <draw:rect svg:width="1mm" draw:style-name="luka" svg:height="1mm" svg:y="139.5mm" svg:x="22.0mm"/>
          <draw:rect svg:width="1mm" draw:style-name="luka" svg:height="1mm" svg:y="139.5mm" svg:x="20.5mm"/>
          <draw:rect svg:width="1mm" draw:style-name="luka" svg:height="1mm" svg:y="139.5mm" svg:x="19.0mm"/>
          <draw:rect svg:width="1mm" draw:style-name="luka" svg:height="1mm" svg:y="139.5mm" svg:x="17.5mm"/>
          <draw:rect svg:width="1mm" draw:style-name="luka" svg:height="1mm" svg:y="139.5mm" svg:x="16.0mm"/>
          <draw:rect svg:width="1mm" draw:style-name="luka" svg:height="1mm" svg:y="139.5mm" svg:x="14.5mm"/>
          <draw:rect svg:width="1mm" draw:style-name="luka" svg:height="1mm" svg:y="139.5mm" svg:x="13.0mm"/>
          <draw:rect svg:width="1mm" draw:style-name="luka" svg:height="1mm" svg:y="139.5mm" svg:x="11.5mm"/>
          <draw:rect svg:width="1mm" draw:style-name="luka" svg:height="1mm" svg:y="141.0mm" svg:x="47.5mm"/>
          <draw:rect svg:width="1mm" draw:style-name="luka" svg:height="1mm" svg:y="141.0mm" svg:x="46.0mm"/>
          <draw:rect svg:width="1mm" draw:style-name="luka" svg:height="1mm" svg:y="141.0mm" svg:x="44.5mm"/>
          <draw:rect svg:width="1mm" draw:style-name="luka" svg:height="1mm" svg:y="141.0mm" svg:x="43.0mm"/>
          <draw:rect svg:width="1mm" draw:style-name="luka" svg:height="1mm" svg:y="141.0mm" svg:x="41.5mm"/>
          <draw:rect svg:width="1mm" draw:style-name="luka" svg:height="1mm" svg:y="141.0mm" svg:x="40.0mm"/>
          <draw:rect svg:width="1mm" draw:style-name="luka" svg:height="1mm" svg:y="141.0mm" svg:x="38.5mm"/>
          <draw:rect svg:width="1mm" draw:style-name="luka" svg:height="1mm" svg:y="141.0mm" svg:x="37.0mm"/>
          <draw:rect svg:width="1mm" draw:style-name="luka" svg:height="1mm" svg:y="141.0mm" svg:x="35.5mm"/>
          <draw:rect svg:width="1mm" draw:style-name="luka" svg:height="1mm" svg:y="141.0mm" svg:x="34.0mm"/>
          <draw:rect svg:width="1mm" draw:style-name="luka" svg:height="1mm" svg:y="141.0mm" svg:x="32.5mm"/>
          <draw:rect svg:width="1mm" draw:style-name="luka" svg:height="1mm" svg:y="141.0mm" svg:x="31.0mm"/>
          <draw:rect svg:width="1mm" draw:style-name="luka" svg:height="1mm" svg:y="141.0mm" svg:x="29.5mm"/>
          <draw:rect svg:width="1mm" draw:style-name="luka" svg:height="1mm" svg:y="141.0mm" svg:x="28.0mm"/>
          <draw:rect svg:width="1mm" draw:style-name="luka" svg:height="1mm" svg:y="141.0mm" svg:x="26.5mm"/>
          <draw:rect svg:width="1mm" draw:style-name="luka" svg:height="1mm" svg:y="141.0mm" svg:x="25.0mm"/>
          <draw:rect svg:width="1mm" draw:style-name="luka" svg:height="1mm" svg:y="141.0mm" svg:x="23.5mm"/>
          <draw:rect svg:width="1mm" draw:style-name="luka" svg:height="1mm" svg:y="141.0mm" svg:x="22.0mm"/>
          <draw:rect svg:width="1mm" draw:style-name="luka" svg:height="1mm" svg:y="141.0mm" svg:x="20.5mm"/>
          <draw:rect svg:width="1mm" draw:style-name="luka" svg:height="1mm" svg:y="141.0mm" svg:x="19.0mm"/>
          <draw:rect svg:width="1mm" draw:style-name="luka" svg:height="1mm" svg:y="141.0mm" svg:x="17.5mm"/>
          <draw:rect svg:width="1mm" draw:style-name="luka" svg:height="1mm" svg:y="141.0mm" svg:x="16.0mm"/>
          <draw:rect svg:width="1mm" draw:style-name="luka" svg:height="1mm" svg:y="141.0mm" svg:x="14.5mm"/>
          <draw:rect svg:width="1mm" draw:style-name="luka" svg:height="1mm" svg:y="141.0mm" svg:x="13.0mm"/>
          <draw:rect svg:width="1mm" draw:style-name="luka" svg:height="1mm" svg:y="141.0mm" svg:x="11.5mm"/>
          <draw:rect svg:width="1mm" draw:style-name="luka" svg:height="1mm" svg:y="142.5mm" svg:x="47.5mm"/>
          <draw:rect svg:width="1mm" draw:style-name="luka" svg:height="1mm" svg:y="142.5mm" svg:x="46.0mm"/>
          <draw:rect svg:width="1mm" draw:style-name="luka" svg:height="1mm" svg:y="142.5mm" svg:x="44.5mm"/>
          <draw:rect svg:width="1mm" draw:style-name="luka" svg:height="1mm" svg:y="142.5mm" svg:x="43.0mm"/>
          <draw:rect svg:width="1mm" draw:style-name="luka" svg:height="1mm" svg:y="142.5mm" svg:x="41.5mm"/>
          <draw:rect svg:width="1mm" draw:style-name="luka" svg:height="1mm" svg:y="142.5mm" svg:x="40.0mm"/>
          <draw:rect svg:width="1mm" draw:style-name="luka" svg:height="1mm" svg:y="142.5mm" svg:x="38.5mm"/>
          <draw:rect svg:width="1mm" draw:style-name="luka" svg:height="1mm" svg:y="142.5mm" svg:x="37.0mm"/>
          <draw:rect svg:width="1mm" draw:style-name="luka" svg:height="1mm" svg:y="142.5mm" svg:x="35.5mm"/>
          <draw:rect svg:width="1mm" draw:style-name="luka" svg:height="1mm" svg:y="142.5mm" svg:x="34.0mm"/>
          <draw:rect svg:width="1mm" draw:style-name="luka" svg:height="1mm" svg:y="142.5mm" svg:x="32.5mm"/>
          <draw:rect svg:width="1mm" draw:style-name="luka" svg:height="1mm" svg:y="142.5mm" svg:x="31.0mm"/>
          <draw:rect svg:width="1mm" draw:style-name="luka" svg:height="1mm" svg:y="142.5mm" svg:x="29.5mm"/>
          <draw:rect svg:width="1mm" draw:style-name="luka" svg:height="1mm" svg:y="142.5mm" svg:x="28.0mm"/>
          <draw:rect svg:width="1mm" draw:style-name="luka" svg:height="1mm" svg:y="142.5mm" svg:x="26.5mm"/>
          <draw:rect svg:width="1mm" draw:style-name="luka" svg:height="1mm" svg:y="142.5mm" svg:x="25.0mm"/>
          <draw:rect svg:width="1mm" draw:style-name="luka" svg:height="1mm" svg:y="142.5mm" svg:x="23.5mm"/>
          <draw:rect svg:width="1mm" draw:style-name="luka" svg:height="1mm" svg:y="142.5mm" svg:x="22.0mm"/>
          <draw:rect svg:width="1mm" draw:style-name="luka" svg:height="1mm" svg:y="142.5mm" svg:x="20.5mm"/>
          <draw:rect svg:width="1mm" draw:style-name="luka" svg:height="1mm" svg:y="142.5mm" svg:x="19.0mm"/>
          <draw:rect svg:width="1mm" draw:style-name="luka" svg:height="1mm" svg:y="142.5mm" svg:x="17.5mm"/>
          <draw:rect svg:width="1mm" draw:style-name="luka" svg:height="1mm" svg:y="142.5mm" svg:x="16.0mm"/>
          <draw:rect svg:width="1mm" draw:style-name="luka" svg:height="1mm" svg:y="142.5mm" svg:x="14.5mm"/>
          <draw:rect svg:width="1mm" draw:style-name="luka" svg:height="1mm" svg:y="142.5mm" svg:x="13.0mm"/>
          <draw:rect svg:width="1mm" draw:style-name="luka" svg:height="1mm" svg:y="142.5mm" svg:x="11.5mm"/>
          <draw:rect svg:width="1mm" draw:style-name="luka" svg:height="1mm" svg:y="144.0mm" svg:x="47.5mm"/>
          <draw:rect svg:width="1mm" draw:style-name="luka" svg:height="1mm" svg:y="144.0mm" svg:x="46.0mm"/>
          <draw:rect svg:width="1mm" draw:style-name="luka" svg:height="1mm" svg:y="144.0mm" svg:x="44.5mm"/>
          <draw:rect svg:width="1mm" draw:style-name="luka" svg:height="1mm" svg:y="144.0mm" svg:x="43.0mm"/>
          <draw:rect svg:width="1mm" draw:style-name="luka" svg:height="1mm" svg:y="144.0mm" svg:x="41.5mm"/>
          <draw:rect svg:width="1mm" draw:style-name="luka" svg:height="1mm" svg:y="144.0mm" svg:x="40.0mm"/>
          <draw:rect svg:width="1mm" draw:style-name="luka" svg:height="1mm" svg:y="144.0mm" svg:x="38.5mm"/>
          <draw:rect svg:width="1mm" draw:style-name="luka" svg:height="1mm" svg:y="144.0mm" svg:x="37.0mm"/>
          <draw:rect svg:width="1mm" draw:style-name="luka" svg:height="1mm" svg:y="144.0mm" svg:x="35.5mm"/>
          <draw:rect svg:width="1mm" draw:style-name="luka" svg:height="1mm" svg:y="144.0mm" svg:x="34.0mm"/>
          <draw:rect svg:width="1mm" draw:style-name="luka" svg:height="1mm" svg:y="144.0mm" svg:x="32.5mm"/>
          <draw:rect svg:width="1mm" draw:style-name="luka" svg:height="1mm" svg:y="144.0mm" svg:x="31.0mm"/>
          <draw:rect svg:width="1mm" draw:style-name="luka" svg:height="1mm" svg:y="144.0mm" svg:x="29.5mm"/>
          <draw:rect svg:width="1mm" draw:style-name="luka" svg:height="1mm" svg:y="144.0mm" svg:x="28.0mm"/>
          <draw:rect svg:width="1mm" draw:style-name="luka" svg:height="1mm" svg:y="144.0mm" svg:x="26.5mm"/>
          <draw:rect svg:width="1mm" draw:style-name="luka" svg:height="1mm" svg:y="144.0mm" svg:x="25.0mm"/>
          <draw:rect svg:width="1mm" draw:style-name="luka" svg:height="1mm" svg:y="144.0mm" svg:x="23.5mm"/>
          <draw:rect svg:width="1mm" draw:style-name="luka" svg:height="1mm" svg:y="144.0mm" svg:x="22.0mm"/>
          <draw:rect svg:width="1mm" draw:style-name="luka" svg:height="1mm" svg:y="144.0mm" svg:x="20.5mm"/>
          <draw:rect svg:width="1mm" draw:style-name="luka" svg:height="1mm" svg:y="144.0mm" svg:x="19.0mm"/>
          <draw:rect svg:width="1mm" draw:style-name="luka" svg:height="1mm" svg:y="144.0mm" svg:x="17.5mm"/>
          <draw:rect svg:width="1mm" draw:style-name="luka" svg:height="1mm" svg:y="144.0mm" svg:x="16.0mm"/>
          <draw:rect svg:width="1mm" draw:style-name="luka" svg:height="1mm" svg:y="144.0mm" svg:x="14.5mm"/>
          <draw:rect svg:width="1mm" draw:style-name="luka" svg:height="1mm" svg:y="144.0mm" svg:x="13.0mm"/>
          <draw:rect svg:width="1mm" draw:style-name="luka" svg:height="1mm" svg:y="144.0mm" svg:x="11.5mm"/>
          <draw:rect svg:width="1mm" draw:style-name="luka" svg:height="1mm" svg:y="145.5mm" svg:x="47.5mm"/>
          <draw:rect svg:width="1mm" draw:style-name="luka" svg:height="1mm" svg:y="145.5mm" svg:x="46.0mm"/>
          <draw:rect svg:width="1mm" draw:style-name="luka" svg:height="1mm" svg:y="145.5mm" svg:x="44.5mm"/>
          <draw:rect svg:width="1mm" draw:style-name="luka" svg:height="1mm" svg:y="145.5mm" svg:x="43.0mm"/>
          <draw:rect svg:width="1mm" draw:style-name="luka" svg:height="1mm" svg:y="145.5mm" svg:x="41.5mm"/>
          <draw:rect svg:width="1mm" draw:style-name="luka" svg:height="1mm" svg:y="145.5mm" svg:x="40.0mm"/>
          <draw:rect svg:width="1mm" draw:style-name="luka" svg:height="1mm" svg:y="145.5mm" svg:x="38.5mm"/>
          <draw:rect svg:width="1mm" draw:style-name="luka" svg:height="1mm" svg:y="145.5mm" svg:x="37.0mm"/>
          <draw:rect svg:width="1mm" draw:style-name="luka" svg:height="1mm" svg:y="145.5mm" svg:x="35.5mm"/>
          <draw:rect svg:width="1mm" draw:style-name="luka" svg:height="1mm" svg:y="145.5mm" svg:x="34.0mm"/>
          <draw:rect svg:width="1mm" draw:style-name="luka" svg:height="1mm" svg:y="145.5mm" svg:x="32.5mm"/>
          <draw:rect svg:width="1mm" draw:style-name="luka" svg:height="1mm" svg:y="145.5mm" svg:x="31.0mm"/>
          <draw:rect svg:width="1mm" draw:style-name="luka" svg:height="1mm" svg:y="145.5mm" svg:x="29.5mm"/>
          <draw:rect svg:width="1mm" draw:style-name="luka" svg:height="1mm" svg:y="145.5mm" svg:x="28.0mm"/>
          <draw:rect svg:width="1mm" draw:style-name="luka" svg:height="1mm" svg:y="145.5mm" svg:x="26.5mm"/>
          <draw:rect svg:width="1mm" draw:style-name="luka" svg:height="1mm" svg:y="145.5mm" svg:x="25.0mm"/>
          <draw:rect svg:width="1mm" draw:style-name="luka" svg:height="1mm" svg:y="145.5mm" svg:x="23.5mm"/>
          <draw:rect svg:width="1mm" draw:style-name="luka" svg:height="1mm" svg:y="145.5mm" svg:x="22.0mm"/>
          <draw:rect svg:width="1mm" draw:style-name="luka" svg:height="1mm" svg:y="145.5mm" svg:x="20.5mm"/>
          <draw:rect svg:width="1mm" draw:style-name="luka" svg:height="1mm" svg:y="145.5mm" svg:x="19.0mm"/>
          <draw:rect svg:width="1mm" draw:style-name="luka" svg:height="1mm" svg:y="145.5mm" svg:x="17.5mm"/>
          <draw:rect svg:width="1mm" draw:style-name="luka" svg:height="1mm" svg:y="145.5mm" svg:x="16.0mm"/>
          <draw:rect svg:width="1mm" draw:style-name="luka" svg:height="1mm" svg:y="145.5mm" svg:x="14.5mm"/>
          <draw:rect svg:width="1mm" draw:style-name="luka" svg:height="1mm" svg:y="145.5mm" svg:x="13.0mm"/>
          <draw:rect svg:width="1mm" draw:style-name="luka" svg:height="1mm" svg:y="145.5mm" svg:x="11.5mm"/>
          <draw:rect svg:width="1mm" draw:style-name="luka" svg:height="1mm" svg:y="147.0mm" svg:x="47.5mm"/>
          <draw:rect svg:width="1mm" draw:style-name="luka" svg:height="1mm" svg:y="147.0mm" svg:x="46.0mm"/>
          <draw:rect svg:width="1mm" draw:style-name="luka" svg:height="1mm" svg:y="147.0mm" svg:x="44.5mm"/>
          <draw:rect svg:width="1mm" draw:style-name="luka" svg:height="1mm" svg:y="147.0mm" svg:x="43.0mm"/>
          <draw:rect svg:width="1mm" draw:style-name="luka" svg:height="1mm" svg:y="147.0mm" svg:x="41.5mm"/>
          <draw:rect svg:width="1mm" draw:style-name="luka" svg:height="1mm" svg:y="147.0mm" svg:x="40.0mm"/>
          <draw:rect svg:width="1mm" draw:style-name="luka" svg:height="1mm" svg:y="147.0mm" svg:x="38.5mm"/>
          <draw:rect svg:width="1mm" draw:style-name="luka" svg:height="1mm" svg:y="147.0mm" svg:x="37.0mm"/>
          <draw:rect svg:width="1mm" draw:style-name="luka" svg:height="1mm" svg:y="147.0mm" svg:x="35.5mm"/>
          <draw:rect svg:width="1mm" draw:style-name="luka" svg:height="1mm" svg:y="147.0mm" svg:x="34.0mm"/>
          <draw:rect svg:width="1mm" draw:style-name="luka" svg:height="1mm" svg:y="147.0mm" svg:x="32.5mm"/>
          <draw:rect svg:width="1mm" draw:style-name="luka" svg:height="1mm" svg:y="147.0mm" svg:x="31.0mm"/>
          <draw:rect svg:width="1mm" draw:style-name="luka" svg:height="1mm" svg:y="147.0mm" svg:x="29.5mm"/>
          <draw:rect svg:width="1mm" draw:style-name="luka" svg:height="1mm" svg:y="147.0mm" svg:x="28.0mm"/>
          <draw:rect svg:width="1mm" draw:style-name="luka" svg:height="1mm" svg:y="147.0mm" svg:x="26.5mm"/>
          <draw:rect svg:width="1mm" draw:style-name="luka" svg:height="1mm" svg:y="147.0mm" svg:x="25.0mm"/>
          <draw:rect svg:width="1mm" draw:style-name="luka" svg:height="1mm" svg:y="147.0mm" svg:x="23.5mm"/>
          <draw:rect svg:width="1mm" draw:style-name="luka" svg:height="1mm" svg:y="147.0mm" svg:x="22.0mm"/>
          <draw:rect svg:width="1mm" draw:style-name="luka" svg:height="1mm" svg:y="147.0mm" svg:x="20.5mm"/>
          <draw:rect svg:width="1mm" draw:style-name="luka" svg:height="1mm" svg:y="147.0mm" svg:x="19.0mm"/>
          <draw:rect svg:width="1mm" draw:style-name="luka" svg:height="1mm" svg:y="147.0mm" svg:x="17.5mm"/>
          <draw:rect svg:width="1mm" draw:style-name="luka" svg:height="1mm" svg:y="147.0mm" svg:x="16.0mm"/>
          <draw:rect svg:width="1mm" draw:style-name="luka" svg:height="1mm" svg:y="147.0mm" svg:x="14.5mm"/>
          <draw:rect svg:width="1mm" draw:style-name="luka" svg:height="1mm" svg:y="147.0mm" svg:x="13.0mm"/>
          <draw:rect svg:width="1mm" draw:style-name="luka" svg:height="1mm" svg:y="147.0mm" svg:x="11.5mm"/>
          <draw:rect svg:width="1mm" draw:style-name="luka" svg:height="1mm" svg:y="148.5mm" svg:x="47.5mm"/>
          <draw:rect svg:width="1mm" draw:style-name="luka" svg:height="1mm" svg:y="148.5mm" svg:x="46.0mm"/>
          <draw:rect svg:width="1mm" draw:style-name="luka" svg:height="1mm" svg:y="148.5mm" svg:x="44.5mm"/>
          <draw:rect svg:width="1mm" draw:style-name="luka" svg:height="1mm" svg:y="148.5mm" svg:x="43.0mm"/>
          <draw:rect svg:width="1mm" draw:style-name="luka" svg:height="1mm" svg:y="148.5mm" svg:x="41.5mm"/>
          <draw:rect svg:width="1mm" draw:style-name="luka" svg:height="1mm" svg:y="148.5mm" svg:x="40.0mm"/>
          <draw:rect svg:width="1mm" draw:style-name="luka" svg:height="1mm" svg:y="148.5mm" svg:x="38.5mm"/>
          <draw:rect svg:width="1mm" draw:style-name="luka" svg:height="1mm" svg:y="148.5mm" svg:x="37.0mm"/>
          <draw:rect svg:width="1mm" draw:style-name="luka" svg:height="1mm" svg:y="148.5mm" svg:x="35.5mm"/>
          <draw:rect svg:width="1mm" draw:style-name="luka" svg:height="1mm" svg:y="148.5mm" svg:x="34.0mm"/>
          <draw:rect svg:width="1mm" draw:style-name="luka" svg:height="1mm" svg:y="148.5mm" svg:x="32.5mm"/>
          <draw:rect svg:width="1mm" draw:style-name="luka" svg:height="1mm" svg:y="148.5mm" svg:x="31.0mm"/>
          <draw:rect svg:width="1mm" draw:style-name="luka" svg:height="1mm" svg:y="148.5mm" svg:x="29.5mm"/>
          <draw:rect svg:width="1mm" draw:style-name="luka" svg:height="1mm" svg:y="148.5mm" svg:x="28.0mm"/>
          <draw:rect svg:width="1mm" draw:style-name="luka" svg:height="1mm" svg:y="148.5mm" svg:x="26.5mm"/>
          <draw:rect svg:width="1mm" draw:style-name="luka" svg:height="1mm" svg:y="148.5mm" svg:x="25.0mm"/>
          <draw:rect svg:width="1mm" draw:style-name="luka" svg:height="1mm" svg:y="148.5mm" svg:x="23.5mm"/>
          <draw:rect svg:width="1mm" draw:style-name="luka" svg:height="1mm" svg:y="148.5mm" svg:x="22.0mm"/>
          <draw:rect svg:width="1mm" draw:style-name="luka" svg:height="1mm" svg:y="148.5mm" svg:x="20.5mm"/>
          <draw:rect svg:width="1mm" draw:style-name="luka" svg:height="1mm" svg:y="148.5mm" svg:x="19.0mm"/>
          <draw:rect svg:width="1mm" draw:style-name="luka" svg:height="1mm" svg:y="148.5mm" svg:x="17.5mm"/>
          <draw:rect svg:width="1mm" draw:style-name="luka" svg:height="1mm" svg:y="148.5mm" svg:x="16.0mm"/>
          <draw:rect svg:width="1mm" draw:style-name="luka" svg:height="1mm" svg:y="148.5mm" svg:x="14.5mm"/>
          <draw:rect svg:width="1mm" draw:style-name="luka" svg:height="1mm" svg:y="148.5mm" svg:x="13.0mm"/>
          <draw:rect svg:width="1mm" draw:style-name="luka" svg:height="1mm" svg:y="148.5mm" svg:x="11.5mm"/>
          <draw:rect svg:width="1mm" draw:style-name="luka" svg:height="1mm" svg:y="150.0mm" svg:x="47.5mm"/>
          <draw:rect svg:width="1mm" draw:style-name="luka" svg:height="1mm" svg:y="150.0mm" svg:x="46.0mm"/>
          <draw:rect svg:width="1mm" draw:style-name="luka" svg:height="1mm" svg:y="150.0mm" svg:x="44.5mm"/>
          <draw:rect svg:width="1mm" draw:style-name="luka" svg:height="1mm" svg:y="150.0mm" svg:x="43.0mm"/>
          <draw:rect svg:width="1mm" draw:style-name="luka" svg:height="1mm" svg:y="150.0mm" svg:x="41.5mm"/>
          <draw:rect svg:width="1mm" draw:style-name="luka" svg:height="1mm" svg:y="150.0mm" svg:x="40.0mm"/>
          <draw:rect svg:width="1mm" draw:style-name="luka" svg:height="1mm" svg:y="150.0mm" svg:x="38.5mm"/>
          <draw:rect svg:width="1mm" draw:style-name="luka" svg:height="1mm" svg:y="150.0mm" svg:x="37.0mm"/>
          <draw:rect svg:width="1mm" draw:style-name="luka" svg:height="1mm" svg:y="150.0mm" svg:x="35.5mm"/>
          <draw:rect svg:width="1mm" draw:style-name="luka" svg:height="1mm" svg:y="150.0mm" svg:x="34.0mm"/>
          <draw:rect svg:width="1mm" draw:style-name="luka" svg:height="1mm" svg:y="150.0mm" svg:x="32.5mm"/>
          <draw:rect svg:width="1mm" draw:style-name="luka" svg:height="1mm" svg:y="150.0mm" svg:x="31.0mm"/>
          <draw:rect svg:width="1mm" draw:style-name="luka" svg:height="1mm" svg:y="150.0mm" svg:x="29.5mm"/>
          <draw:rect svg:width="1mm" draw:style-name="luka" svg:height="1mm" svg:y="150.0mm" svg:x="28.0mm"/>
          <draw:rect svg:width="1mm" draw:style-name="luka" svg:height="1mm" svg:y="150.0mm" svg:x="26.5mm"/>
          <draw:rect svg:width="1mm" draw:style-name="luka" svg:height="1mm" svg:y="150.0mm" svg:x="25.0mm"/>
          <draw:rect svg:width="1mm" draw:style-name="luka" svg:height="1mm" svg:y="150.0mm" svg:x="23.5mm"/>
          <draw:rect svg:width="1mm" draw:style-name="luka" svg:height="1mm" svg:y="150.0mm" svg:x="22.0mm"/>
          <draw:rect svg:width="1mm" draw:style-name="luka" svg:height="1mm" svg:y="150.0mm" svg:x="20.5mm"/>
          <draw:rect svg:width="1mm" draw:style-name="luka" svg:height="1mm" svg:y="150.0mm" svg:x="19.0mm"/>
          <draw:rect svg:width="1mm" draw:style-name="luka" svg:height="1mm" svg:y="150.0mm" svg:x="17.5mm"/>
          <draw:rect svg:width="1mm" draw:style-name="luka" svg:height="1mm" svg:y="150.0mm" svg:x="16.0mm"/>
          <draw:rect svg:width="1mm" draw:style-name="luka" svg:height="1mm" svg:y="150.0mm" svg:x="14.5mm"/>
          <draw:rect svg:width="1mm" draw:style-name="luka" svg:height="1mm" svg:y="150.0mm" svg:x="13.0mm"/>
          <draw:rect svg:width="1mm" draw:style-name="luka" svg:height="1mm" svg:y="150.0mm" svg:x="11.5mm"/>
          <draw:rect svg:width="1mm" draw:style-name="luka" svg:height="1mm" svg:y="151.5mm" svg:x="47.5mm"/>
          <draw:rect svg:width="1mm" draw:style-name="luka" svg:height="1mm" svg:y="151.5mm" svg:x="46.0mm"/>
          <draw:rect svg:width="1mm" draw:style-name="luka" svg:height="1mm" svg:y="151.5mm" svg:x="44.5mm"/>
          <draw:rect svg:width="1mm" draw:style-name="luka" svg:height="1mm" svg:y="151.5mm" svg:x="43.0mm"/>
          <draw:rect svg:width="1mm" draw:style-name="luka" svg:height="1mm" svg:y="151.5mm" svg:x="41.5mm"/>
          <draw:rect svg:width="1mm" draw:style-name="luka" svg:height="1mm" svg:y="151.5mm" svg:x="40.0mm"/>
          <draw:rect svg:width="1mm" draw:style-name="luka" svg:height="1mm" svg:y="151.5mm" svg:x="38.5mm"/>
          <draw:rect svg:width="1mm" draw:style-name="luka" svg:height="1mm" svg:y="151.5mm" svg:x="37.0mm"/>
          <draw:rect svg:width="1mm" draw:style-name="luka" svg:height="1mm" svg:y="151.5mm" svg:x="35.5mm"/>
          <draw:rect svg:width="1mm" draw:style-name="luka" svg:height="1mm" svg:y="151.5mm" svg:x="34.0mm"/>
          <draw:rect svg:width="1mm" draw:style-name="luka" svg:height="1mm" svg:y="151.5mm" svg:x="32.5mm"/>
          <draw:rect svg:width="1mm" draw:style-name="luka" svg:height="1mm" svg:y="151.5mm" svg:x="31.0mm"/>
          <draw:rect svg:width="1mm" draw:style-name="luka" svg:height="1mm" svg:y="151.5mm" svg:x="29.5mm"/>
          <draw:rect svg:width="1mm" draw:style-name="luka" svg:height="1mm" svg:y="151.5mm" svg:x="28.0mm"/>
          <draw:rect svg:width="1mm" draw:style-name="luka" svg:height="1mm" svg:y="151.5mm" svg:x="26.5mm"/>
          <draw:rect svg:width="1mm" draw:style-name="luka" svg:height="1mm" svg:y="151.5mm" svg:x="25.0mm"/>
          <draw:rect svg:width="1mm" draw:style-name="luka" svg:height="1mm" svg:y="151.5mm" svg:x="23.5mm"/>
          <draw:rect svg:width="1mm" draw:style-name="luka" svg:height="1mm" svg:y="151.5mm" svg:x="22.0mm"/>
          <draw:rect svg:width="1mm" draw:style-name="luka" svg:height="1mm" svg:y="151.5mm" svg:x="20.5mm"/>
          <draw:rect svg:width="1mm" draw:style-name="luka" svg:height="1mm" svg:y="151.5mm" svg:x="19.0mm"/>
          <draw:rect svg:width="1mm" draw:style-name="luka" svg:height="1mm" svg:y="151.5mm" svg:x="17.5mm"/>
          <draw:rect svg:width="1mm" draw:style-name="luka" svg:height="1mm" svg:y="151.5mm" svg:x="16.0mm"/>
          <draw:rect svg:width="1mm" draw:style-name="luka" svg:height="1mm" svg:y="151.5mm" svg:x="14.5mm"/>
          <draw:rect svg:width="1mm" draw:style-name="luka" svg:height="1mm" svg:y="151.5mm" svg:x="13.0mm"/>
          <draw:rect svg:width="1mm" draw:style-name="luka" svg:height="1mm" svg:y="151.5mm" svg:x="11.5mm"/>
          <draw:rect svg:width="1mm" draw:style-name="luka" svg:height="1mm" svg:y="153.0mm" svg:x="47.5mm"/>
          <draw:rect svg:width="1mm" draw:style-name="luka" svg:height="1mm" svg:y="153.0mm" svg:x="46.0mm"/>
          <draw:rect svg:width="1mm" draw:style-name="luka" svg:height="1mm" svg:y="153.0mm" svg:x="44.5mm"/>
          <draw:rect svg:width="1mm" draw:style-name="luka" svg:height="1mm" svg:y="153.0mm" svg:x="43.0mm"/>
          <draw:rect svg:width="1mm" draw:style-name="luka" svg:height="1mm" svg:y="153.0mm" svg:x="41.5mm"/>
          <draw:rect svg:width="1mm" draw:style-name="luka" svg:height="1mm" svg:y="153.0mm" svg:x="40.0mm"/>
          <draw:rect svg:width="1mm" draw:style-name="luka" svg:height="1mm" svg:y="153.0mm" svg:x="38.5mm"/>
          <draw:rect svg:width="1mm" draw:style-name="luka" svg:height="1mm" svg:y="153.0mm" svg:x="37.0mm"/>
          <draw:rect svg:width="1mm" draw:style-name="luka" svg:height="1mm" svg:y="153.0mm" svg:x="35.5mm"/>
          <draw:rect svg:width="1mm" draw:style-name="luka" svg:height="1mm" svg:y="153.0mm" svg:x="34.0mm"/>
          <draw:rect svg:width="1mm" draw:style-name="luka" svg:height="1mm" svg:y="153.0mm" svg:x="32.5mm"/>
          <draw:rect svg:width="1mm" draw:style-name="luka" svg:height="1mm" svg:y="153.0mm" svg:x="31.0mm"/>
          <draw:rect svg:width="1mm" draw:style-name="luka" svg:height="1mm" svg:y="153.0mm" svg:x="29.5mm"/>
          <draw:rect svg:width="1mm" draw:style-name="luka" svg:height="1mm" svg:y="153.0mm" svg:x="28.0mm"/>
          <draw:rect svg:width="1mm" draw:style-name="luka" svg:height="1mm" svg:y="153.0mm" svg:x="26.5mm"/>
          <draw:rect svg:width="1mm" draw:style-name="luka" svg:height="1mm" svg:y="153.0mm" svg:x="25.0mm"/>
          <draw:rect svg:width="1mm" draw:style-name="luka" svg:height="1mm" svg:y="153.0mm" svg:x="23.5mm"/>
          <draw:rect svg:width="1mm" draw:style-name="luka" svg:height="1mm" svg:y="153.0mm" svg:x="22.0mm"/>
          <draw:rect svg:width="1mm" draw:style-name="luka" svg:height="1mm" svg:y="153.0mm" svg:x="20.5mm"/>
          <draw:rect svg:width="1mm" draw:style-name="luka" svg:height="1mm" svg:y="153.0mm" svg:x="19.0mm"/>
          <draw:rect svg:width="1mm" draw:style-name="luka" svg:height="1mm" svg:y="153.0mm" svg:x="17.5mm"/>
          <draw:rect svg:width="1mm" draw:style-name="luka" svg:height="1mm" svg:y="153.0mm" svg:x="16.0mm"/>
          <draw:rect svg:width="1mm" draw:style-name="luka" svg:height="1mm" svg:y="153.0mm" svg:x="14.5mm"/>
          <draw:rect svg:width="1mm" draw:style-name="luka" svg:height="1mm" svg:y="153.0mm" svg:x="13.0mm"/>
          <draw:rect svg:width="1mm" draw:style-name="luka" svg:height="1mm" svg:y="153.0mm" svg:x="11.5mm"/>
          <draw:rect svg:width="1mm" draw:style-name="luka" svg:height="1mm" svg:y="154.5mm" svg:x="47.5mm"/>
          <draw:rect svg:width="1mm" draw:style-name="luka" svg:height="1mm" svg:y="154.5mm" svg:x="46.0mm"/>
          <draw:rect svg:width="1mm" draw:style-name="luka" svg:height="1mm" svg:y="154.5mm" svg:x="44.5mm"/>
          <draw:rect svg:width="1mm" draw:style-name="luka" svg:height="1mm" svg:y="154.5mm" svg:x="43.0mm"/>
          <draw:rect svg:width="1mm" draw:style-name="luka" svg:height="1mm" svg:y="154.5mm" svg:x="41.5mm"/>
          <draw:rect svg:width="1mm" draw:style-name="luka" svg:height="1mm" svg:y="154.5mm" svg:x="40.0mm"/>
          <draw:rect svg:width="1mm" draw:style-name="luka" svg:height="1mm" svg:y="154.5mm" svg:x="38.5mm"/>
          <draw:rect svg:width="1mm" draw:style-name="luka" svg:height="1mm" svg:y="154.5mm" svg:x="37.0mm"/>
          <draw:rect svg:width="1mm" draw:style-name="luka" svg:height="1mm" svg:y="154.5mm" svg:x="35.5mm"/>
          <draw:rect svg:width="1mm" draw:style-name="luka" svg:height="1mm" svg:y="154.5mm" svg:x="34.0mm"/>
          <draw:rect svg:width="1mm" draw:style-name="luka" svg:height="1mm" svg:y="154.5mm" svg:x="32.5mm"/>
          <draw:rect svg:width="1mm" draw:style-name="luka" svg:height="1mm" svg:y="154.5mm" svg:x="31.0mm"/>
          <draw:rect svg:width="1mm" draw:style-name="luka" svg:height="1mm" svg:y="154.5mm" svg:x="29.5mm"/>
          <draw:rect svg:width="1mm" draw:style-name="luka" svg:height="1mm" svg:y="154.5mm" svg:x="28.0mm"/>
          <draw:rect svg:width="1mm" draw:style-name="luka" svg:height="1mm" svg:y="154.5mm" svg:x="26.5mm"/>
          <draw:rect svg:width="1mm" draw:style-name="luka" svg:height="1mm" svg:y="154.5mm" svg:x="25.0mm"/>
          <draw:rect svg:width="1mm" draw:style-name="luka" svg:height="1mm" svg:y="154.5mm" svg:x="23.5mm"/>
          <draw:rect svg:width="1mm" draw:style-name="luka" svg:height="1mm" svg:y="154.5mm" svg:x="22.0mm"/>
          <draw:rect svg:width="1mm" draw:style-name="luka" svg:height="1mm" svg:y="154.5mm" svg:x="20.5mm"/>
          <draw:rect svg:width="1mm" draw:style-name="luka" svg:height="1mm" svg:y="154.5mm" svg:x="19.0mm"/>
          <draw:rect svg:width="1mm" draw:style-name="luka" svg:height="1mm" svg:y="154.5mm" svg:x="17.5mm"/>
          <draw:rect svg:width="1mm" draw:style-name="luka" svg:height="1mm" svg:y="154.5mm" svg:x="16.0mm"/>
          <draw:rect svg:width="1mm" draw:style-name="luka" svg:height="1mm" svg:y="154.5mm" svg:x="14.5mm"/>
          <draw:rect svg:width="1mm" draw:style-name="luka" svg:height="1mm" svg:y="154.5mm" svg:x="13.0mm"/>
          <draw:rect svg:width="1mm" draw:style-name="luka" svg:height="1mm" svg:y="154.5mm" svg:x="11.5mm"/>
          <draw:rect svg:width="1mm" draw:style-name="luka" svg:height="1mm" svg:y="156.0mm" svg:x="47.5mm"/>
          <draw:rect svg:width="1mm" draw:style-name="luka" svg:height="1mm" svg:y="156.0mm" svg:x="46.0mm"/>
          <draw:rect svg:width="1mm" draw:style-name="luka" svg:height="1mm" svg:y="156.0mm" svg:x="44.5mm"/>
          <draw:rect svg:width="1mm" draw:style-name="luka" svg:height="1mm" svg:y="156.0mm" svg:x="43.0mm"/>
          <draw:rect svg:width="1mm" draw:style-name="luka" svg:height="1mm" svg:y="156.0mm" svg:x="41.5mm"/>
          <draw:rect svg:width="1mm" draw:style-name="luka" svg:height="1mm" svg:y="156.0mm" svg:x="40.0mm"/>
          <draw:rect svg:width="1mm" draw:style-name="luka" svg:height="1mm" svg:y="156.0mm" svg:x="38.5mm"/>
          <draw:rect svg:width="1mm" draw:style-name="luka" svg:height="1mm" svg:y="156.0mm" svg:x="37.0mm"/>
          <draw:rect svg:width="1mm" draw:style-name="luka" svg:height="1mm" svg:y="156.0mm" svg:x="35.5mm"/>
          <draw:rect svg:width="1mm" draw:style-name="luka" svg:height="1mm" svg:y="156.0mm" svg:x="34.0mm"/>
          <draw:rect svg:width="1mm" draw:style-name="luka" svg:height="1mm" svg:y="156.0mm" svg:x="32.5mm"/>
          <draw:rect svg:width="1mm" draw:style-name="luka" svg:height="1mm" svg:y="156.0mm" svg:x="31.0mm"/>
          <draw:rect svg:width="1mm" draw:style-name="luka" svg:height="1mm" svg:y="156.0mm" svg:x="29.5mm"/>
          <draw:rect svg:width="1mm" draw:style-name="luka" svg:height="1mm" svg:y="156.0mm" svg:x="28.0mm"/>
          <draw:rect svg:width="1mm" draw:style-name="luka" svg:height="1mm" svg:y="156.0mm" svg:x="26.5mm"/>
          <draw:rect svg:width="1mm" draw:style-name="luka" svg:height="1mm" svg:y="156.0mm" svg:x="25.0mm"/>
          <draw:rect svg:width="1mm" draw:style-name="luka" svg:height="1mm" svg:y="156.0mm" svg:x="23.5mm"/>
          <draw:rect svg:width="1mm" draw:style-name="luka" svg:height="1mm" svg:y="156.0mm" svg:x="22.0mm"/>
          <draw:rect svg:width="1mm" draw:style-name="luka" svg:height="1mm" svg:y="156.0mm" svg:x="20.5mm"/>
          <draw:rect svg:width="1mm" draw:style-name="luka" svg:height="1mm" svg:y="156.0mm" svg:x="19.0mm"/>
          <draw:rect svg:width="1mm" draw:style-name="luka" svg:height="1mm" svg:y="156.0mm" svg:x="17.5mm"/>
          <draw:rect svg:width="1mm" draw:style-name="luka" svg:height="1mm" svg:y="156.0mm" svg:x="16.0mm"/>
          <draw:rect svg:width="1mm" draw:style-name="luka" svg:height="1mm" svg:y="156.0mm" svg:x="14.5mm"/>
          <draw:rect svg:width="1mm" draw:style-name="luka" svg:height="1mm" svg:y="156.0mm" svg:x="13.0mm"/>
          <draw:rect svg:width="1mm" draw:style-name="luka" svg:height="1mm" svg:y="156.0mm" svg:x="11.5mm"/>
          <draw:rect svg:width="1mm" draw:style-name="luka" svg:height="1mm" svg:y="157.5mm" svg:x="47.5mm"/>
          <draw:rect svg:width="1mm" draw:style-name="luka" svg:height="1mm" svg:y="157.5mm" svg:x="46.0mm"/>
          <draw:rect svg:width="1mm" draw:style-name="luka" svg:height="1mm" svg:y="157.5mm" svg:x="44.5mm"/>
          <draw:rect svg:width="1mm" draw:style-name="luka" svg:height="1mm" svg:y="157.5mm" svg:x="43.0mm"/>
          <draw:rect svg:width="1mm" draw:style-name="luka" svg:height="1mm" svg:y="157.5mm" svg:x="41.5mm"/>
          <draw:rect svg:width="1mm" draw:style-name="luka" svg:height="1mm" svg:y="157.5mm" svg:x="40.0mm"/>
          <draw:rect svg:width="1mm" draw:style-name="luka" svg:height="1mm" svg:y="157.5mm" svg:x="38.5mm"/>
          <draw:rect svg:width="1mm" draw:style-name="luka" svg:height="1mm" svg:y="157.5mm" svg:x="37.0mm"/>
          <draw:rect svg:width="1mm" draw:style-name="luka" svg:height="1mm" svg:y="157.5mm" svg:x="35.5mm"/>
          <draw:rect svg:width="1mm" draw:style-name="luka" svg:height="1mm" svg:y="157.5mm" svg:x="34.0mm"/>
          <draw:rect svg:width="1mm" draw:style-name="luka" svg:height="1mm" svg:y="157.5mm" svg:x="32.5mm"/>
          <draw:rect svg:width="1mm" draw:style-name="luka" svg:height="1mm" svg:y="157.5mm" svg:x="31.0mm"/>
          <draw:rect svg:width="1mm" draw:style-name="luka" svg:height="1mm" svg:y="157.5mm" svg:x="29.5mm"/>
          <draw:rect svg:width="1mm" draw:style-name="luka" svg:height="1mm" svg:y="157.5mm" svg:x="28.0mm"/>
          <draw:rect svg:width="1mm" draw:style-name="luka" svg:height="1mm" svg:y="157.5mm" svg:x="26.5mm"/>
          <draw:rect svg:width="1mm" draw:style-name="luka" svg:height="1mm" svg:y="157.5mm" svg:x="25.0mm"/>
          <draw:rect svg:width="1mm" draw:style-name="luka" svg:height="1mm" svg:y="157.5mm" svg:x="23.5mm"/>
          <draw:rect svg:width="1mm" draw:style-name="luka" svg:height="1mm" svg:y="157.5mm" svg:x="22.0mm"/>
          <draw:rect svg:width="1mm" draw:style-name="luka" svg:height="1mm" svg:y="157.5mm" svg:x="20.5mm"/>
          <draw:rect svg:width="1mm" draw:style-name="luka" svg:height="1mm" svg:y="157.5mm" svg:x="19.0mm"/>
          <draw:rect svg:width="1mm" draw:style-name="luka" svg:height="1mm" svg:y="157.5mm" svg:x="17.5mm"/>
          <draw:rect svg:width="1mm" draw:style-name="luka" svg:height="1mm" svg:y="157.5mm" svg:x="16.0mm"/>
          <draw:rect svg:width="1mm" draw:style-name="luka" svg:height="1mm" svg:y="157.5mm" svg:x="14.5mm"/>
          <draw:rect svg:width="1mm" draw:style-name="luka" svg:height="1mm" svg:y="157.5mm" svg:x="13.0mm"/>
          <draw:rect svg:width="1mm" draw:style-name="luka" svg:height="1mm" svg:y="157.5mm" svg:x="11.5mm"/>
          <draw:rect svg:width="1mm" draw:style-name="luka" svg:height="1mm" svg:y="159.0mm" svg:x="47.5mm"/>
          <draw:rect svg:width="1mm" draw:style-name="luka" svg:height="1mm" svg:y="159.0mm" svg:x="46.0mm"/>
          <draw:rect svg:width="1mm" draw:style-name="luka" svg:height="1mm" svg:y="159.0mm" svg:x="44.5mm"/>
          <draw:rect svg:width="1mm" draw:style-name="luka" svg:height="1mm" svg:y="159.0mm" svg:x="43.0mm"/>
          <draw:rect svg:width="1mm" draw:style-name="luka" svg:height="1mm" svg:y="159.0mm" svg:x="41.5mm"/>
          <draw:rect svg:width="1mm" draw:style-name="luka" svg:height="1mm" svg:y="159.0mm" svg:x="40.0mm"/>
          <draw:rect svg:width="1mm" draw:style-name="luka" svg:height="1mm" svg:y="159.0mm" svg:x="38.5mm"/>
          <draw:rect svg:width="1mm" draw:style-name="luka" svg:height="1mm" svg:y="159.0mm" svg:x="37.0mm"/>
          <draw:rect svg:width="1mm" draw:style-name="luka" svg:height="1mm" svg:y="159.0mm" svg:x="35.5mm"/>
          <draw:rect svg:width="1mm" draw:style-name="luka" svg:height="1mm" svg:y="159.0mm" svg:x="34.0mm"/>
          <draw:rect svg:width="1mm" draw:style-name="luka" svg:height="1mm" svg:y="159.0mm" svg:x="32.5mm"/>
          <draw:rect svg:width="1mm" draw:style-name="luka" svg:height="1mm" svg:y="159.0mm" svg:x="31.0mm"/>
          <draw:rect svg:width="1mm" draw:style-name="luka" svg:height="1mm" svg:y="159.0mm" svg:x="29.5mm"/>
          <draw:rect svg:width="1mm" draw:style-name="luka" svg:height="1mm" svg:y="159.0mm" svg:x="28.0mm"/>
          <draw:rect svg:width="1mm" draw:style-name="luka" svg:height="1mm" svg:y="159.0mm" svg:x="26.5mm"/>
          <draw:rect svg:width="1mm" draw:style-name="luka" svg:height="1mm" svg:y="159.0mm" svg:x="25.0mm"/>
          <draw:rect svg:width="1mm" draw:style-name="luka" svg:height="1mm" svg:y="159.0mm" svg:x="23.5mm"/>
          <draw:rect svg:width="1mm" draw:style-name="luka" svg:height="1mm" svg:y="159.0mm" svg:x="22.0mm"/>
          <draw:rect svg:width="1mm" draw:style-name="luka" svg:height="1mm" svg:y="159.0mm" svg:x="20.5mm"/>
          <draw:rect svg:width="1mm" draw:style-name="luka" svg:height="1mm" svg:y="159.0mm" svg:x="19.0mm"/>
          <draw:rect svg:width="1mm" draw:style-name="luka" svg:height="1mm" svg:y="159.0mm" svg:x="17.5mm"/>
          <draw:rect svg:width="1mm" draw:style-name="luka" svg:height="1mm" svg:y="159.0mm" svg:x="16.0mm"/>
          <draw:rect svg:width="1mm" draw:style-name="luka" svg:height="1mm" svg:y="159.0mm" svg:x="14.5mm"/>
          <draw:rect svg:width="1mm" draw:style-name="luka" svg:height="1mm" svg:y="159.0mm" svg:x="13.0mm"/>
          <draw:rect svg:width="1mm" draw:style-name="luka" svg:height="1mm" svg:y="159.0mm" svg:x="11.5mm"/>
          <draw:rect svg:width="1mm" draw:style-name="luka" svg:height="1mm" svg:y="160.5mm" svg:x="47.5mm"/>
          <draw:rect svg:width="1mm" draw:style-name="luka" svg:height="1mm" svg:y="160.5mm" svg:x="46.0mm"/>
          <draw:rect svg:width="1mm" draw:style-name="luka" svg:height="1mm" svg:y="160.5mm" svg:x="44.5mm"/>
          <draw:rect svg:width="1mm" draw:style-name="luka" svg:height="1mm" svg:y="160.5mm" svg:x="43.0mm"/>
          <draw:rect svg:width="1mm" draw:style-name="luka" svg:height="1mm" svg:y="160.5mm" svg:x="41.5mm"/>
          <draw:rect svg:width="1mm" draw:style-name="luka" svg:height="1mm" svg:y="160.5mm" svg:x="40.0mm"/>
          <draw:rect svg:width="1mm" draw:style-name="luka" svg:height="1mm" svg:y="160.5mm" svg:x="38.5mm"/>
          <draw:rect svg:width="1mm" draw:style-name="luka" svg:height="1mm" svg:y="160.5mm" svg:x="37.0mm"/>
          <draw:rect svg:width="1mm" draw:style-name="luka" svg:height="1mm" svg:y="160.5mm" svg:x="35.5mm"/>
          <draw:rect svg:width="1mm" draw:style-name="luka" svg:height="1mm" svg:y="160.5mm" svg:x="34.0mm"/>
          <draw:rect svg:width="1mm" draw:style-name="luka" svg:height="1mm" svg:y="160.5mm" svg:x="32.5mm"/>
          <draw:rect svg:width="1mm" draw:style-name="luka" svg:height="1mm" svg:y="160.5mm" svg:x="31.0mm"/>
          <draw:rect svg:width="1mm" draw:style-name="luka" svg:height="1mm" svg:y="160.5mm" svg:x="29.5mm"/>
          <draw:rect svg:width="1mm" draw:style-name="luka" svg:height="1mm" svg:y="160.5mm" svg:x="28.0mm"/>
          <draw:rect svg:width="1mm" draw:style-name="luka" svg:height="1mm" svg:y="160.5mm" svg:x="26.5mm"/>
          <draw:rect svg:width="1mm" draw:style-name="luka" svg:height="1mm" svg:y="160.5mm" svg:x="25.0mm"/>
          <draw:rect svg:width="1mm" draw:style-name="luka" svg:height="1mm" svg:y="160.5mm" svg:x="23.5mm"/>
          <draw:rect svg:width="1mm" draw:style-name="luka" svg:height="1mm" svg:y="160.5mm" svg:x="22.0mm"/>
          <draw:rect svg:width="1mm" draw:style-name="luka" svg:height="1mm" svg:y="160.5mm" svg:x="20.5mm"/>
          <draw:rect svg:width="1mm" draw:style-name="luka" svg:height="1mm" svg:y="160.5mm" svg:x="19.0mm"/>
          <draw:rect svg:width="1mm" draw:style-name="luka" svg:height="1mm" svg:y="160.5mm" svg:x="17.5mm"/>
          <draw:rect svg:width="1mm" draw:style-name="luka" svg:height="1mm" svg:y="160.5mm" svg:x="16.0mm"/>
          <draw:rect svg:width="1mm" draw:style-name="luka" svg:height="1mm" svg:y="160.5mm" svg:x="14.5mm"/>
          <draw:rect svg:width="1mm" draw:style-name="luka" svg:height="1mm" svg:y="160.5mm" svg:x="13.0mm"/>
          <draw:rect svg:width="1mm" draw:style-name="luka" svg:height="1mm" svg:y="160.5mm" svg:x="11.5mm"/>
          <draw:rect svg:width="1mm" draw:style-name="luka" svg:height="1mm" svg:y="162.0mm" svg:x="47.5mm"/>
          <draw:rect svg:width="1mm" draw:style-name="luka" svg:height="1mm" svg:y="162.0mm" svg:x="46.0mm"/>
          <draw:rect svg:width="1mm" draw:style-name="luka" svg:height="1mm" svg:y="162.0mm" svg:x="44.5mm"/>
          <draw:rect svg:width="1mm" draw:style-name="luka" svg:height="1mm" svg:y="162.0mm" svg:x="43.0mm"/>
          <draw:rect svg:width="1mm" draw:style-name="luka" svg:height="1mm" svg:y="162.0mm" svg:x="41.5mm"/>
          <draw:rect svg:width="1mm" draw:style-name="luka" svg:height="1mm" svg:y="162.0mm" svg:x="40.0mm"/>
          <draw:rect svg:width="1mm" draw:style-name="luka" svg:height="1mm" svg:y="162.0mm" svg:x="38.5mm"/>
          <draw:rect svg:width="1mm" draw:style-name="luka" svg:height="1mm" svg:y="162.0mm" svg:x="37.0mm"/>
          <draw:rect svg:width="1mm" draw:style-name="luka" svg:height="1mm" svg:y="162.0mm" svg:x="35.5mm"/>
          <draw:rect svg:width="1mm" draw:style-name="luka" svg:height="1mm" svg:y="162.0mm" svg:x="34.0mm"/>
          <draw:rect svg:width="1mm" draw:style-name="luka" svg:height="1mm" svg:y="162.0mm" svg:x="32.5mm"/>
          <draw:rect svg:width="1mm" draw:style-name="luka" svg:height="1mm" svg:y="162.0mm" svg:x="31.0mm"/>
          <draw:rect svg:width="1mm" draw:style-name="luka" svg:height="1mm" svg:y="162.0mm" svg:x="29.5mm"/>
          <draw:rect svg:width="1mm" draw:style-name="luka" svg:height="1mm" svg:y="162.0mm" svg:x="28.0mm"/>
          <draw:rect svg:width="1mm" draw:style-name="luka" svg:height="1mm" svg:y="162.0mm" svg:x="26.5mm"/>
          <draw:rect svg:width="1mm" draw:style-name="luka" svg:height="1mm" svg:y="162.0mm" svg:x="25.0mm"/>
          <draw:rect svg:width="1mm" draw:style-name="luka" svg:height="1mm" svg:y="162.0mm" svg:x="23.5mm"/>
          <draw:rect svg:width="1mm" draw:style-name="luka" svg:height="1mm" svg:y="162.0mm" svg:x="22.0mm"/>
          <draw:rect svg:width="1mm" draw:style-name="luka" svg:height="1mm" svg:y="162.0mm" svg:x="20.5mm"/>
          <draw:rect svg:width="1mm" draw:style-name="luka" svg:height="1mm" svg:y="162.0mm" svg:x="19.0mm"/>
          <draw:rect svg:width="1mm" draw:style-name="luka" svg:height="1mm" svg:y="162.0mm" svg:x="17.5mm"/>
          <draw:rect svg:width="1mm" draw:style-name="luka" svg:height="1mm" svg:y="162.0mm" svg:x="16.0mm"/>
          <draw:rect svg:width="1mm" draw:style-name="luka" svg:height="1mm" svg:y="162.0mm" svg:x="14.5mm"/>
          <draw:rect svg:width="1mm" draw:style-name="luka" svg:height="1mm" svg:y="162.0mm" svg:x="13.0mm"/>
          <draw:rect svg:width="1mm" draw:style-name="luka" svg:height="1mm" svg:y="162.0mm" svg:x="11.5mm"/>
          <draw:rect svg:width="1mm" draw:style-name="luka" svg:height="1mm" svg:y="163.5mm" svg:x="47.5mm"/>
          <draw:rect svg:width="1mm" draw:style-name="luka" svg:height="1mm" svg:y="163.5mm" svg:x="46.0mm"/>
          <draw:rect svg:width="1mm" draw:style-name="luka" svg:height="1mm" svg:y="163.5mm" svg:x="44.5mm"/>
          <draw:rect svg:width="1mm" draw:style-name="luka" svg:height="1mm" svg:y="163.5mm" svg:x="43.0mm"/>
          <draw:rect svg:width="1mm" draw:style-name="luka" svg:height="1mm" svg:y="163.5mm" svg:x="41.5mm"/>
          <draw:rect svg:width="1mm" draw:style-name="luka" svg:height="1mm" svg:y="163.5mm" svg:x="40.0mm"/>
          <draw:rect svg:width="1mm" draw:style-name="luka" svg:height="1mm" svg:y="163.5mm" svg:x="38.5mm"/>
          <draw:rect svg:width="1mm" draw:style-name="luka" svg:height="1mm" svg:y="163.5mm" svg:x="37.0mm"/>
          <draw:rect svg:width="1mm" draw:style-name="luka" svg:height="1mm" svg:y="163.5mm" svg:x="35.5mm"/>
          <draw:rect svg:width="1mm" draw:style-name="luka" svg:height="1mm" svg:y="163.5mm" svg:x="34.0mm"/>
          <draw:rect svg:width="1mm" draw:style-name="luka" svg:height="1mm" svg:y="163.5mm" svg:x="32.5mm"/>
          <draw:rect svg:width="1mm" draw:style-name="luka" svg:height="1mm" svg:y="163.5mm" svg:x="31.0mm"/>
          <draw:rect svg:width="1mm" draw:style-name="luka" svg:height="1mm" svg:y="163.5mm" svg:x="29.5mm"/>
          <draw:rect svg:width="1mm" draw:style-name="luka" svg:height="1mm" svg:y="163.5mm" svg:x="28.0mm"/>
          <draw:rect svg:width="1mm" draw:style-name="luka" svg:height="1mm" svg:y="163.5mm" svg:x="26.5mm"/>
          <draw:rect svg:width="1mm" draw:style-name="luka" svg:height="1mm" svg:y="163.5mm" svg:x="25.0mm"/>
          <draw:rect svg:width="1mm" draw:style-name="luka" svg:height="1mm" svg:y="163.5mm" svg:x="23.5mm"/>
          <draw:rect svg:width="1mm" draw:style-name="luka" svg:height="1mm" svg:y="163.5mm" svg:x="22.0mm"/>
          <draw:rect svg:width="1mm" draw:style-name="luka" svg:height="1mm" svg:y="163.5mm" svg:x="20.5mm"/>
          <draw:rect svg:width="1mm" draw:style-name="luka" svg:height="1mm" svg:y="163.5mm" svg:x="19.0mm"/>
          <draw:rect svg:width="1mm" draw:style-name="luka" svg:height="1mm" svg:y="163.5mm" svg:x="17.5mm"/>
          <draw:rect svg:width="1mm" draw:style-name="luka" svg:height="1mm" svg:y="163.5mm" svg:x="16.0mm"/>
          <draw:rect svg:width="1mm" draw:style-name="luka" svg:height="1mm" svg:y="163.5mm" svg:x="14.5mm"/>
          <draw:rect svg:width="1mm" draw:style-name="luka" svg:height="1mm" svg:y="163.5mm" svg:x="13.0mm"/>
          <draw:rect svg:width="1mm" draw:style-name="luka" svg:height="1mm" svg:y="163.5mm" svg:x="11.5mm"/>
          <draw:rect svg:width="1mm" draw:style-name="luka" svg:height="1mm" svg:y="165.0mm" svg:x="47.5mm"/>
          <draw:rect svg:width="1mm" draw:style-name="luka" svg:height="1mm" svg:y="165.0mm" svg:x="46.0mm"/>
          <draw:rect svg:width="1mm" draw:style-name="luka" svg:height="1mm" svg:y="165.0mm" svg:x="44.5mm"/>
          <draw:rect svg:width="1mm" draw:style-name="luka" svg:height="1mm" svg:y="165.0mm" svg:x="43.0mm"/>
          <draw:rect svg:width="1mm" draw:style-name="luka" svg:height="1mm" svg:y="165.0mm" svg:x="41.5mm"/>
          <draw:rect svg:width="1mm" draw:style-name="luka" svg:height="1mm" svg:y="165.0mm" svg:x="40.0mm"/>
          <draw:rect svg:width="1mm" draw:style-name="luka" svg:height="1mm" svg:y="165.0mm" svg:x="38.5mm"/>
          <draw:rect svg:width="1mm" draw:style-name="luka" svg:height="1mm" svg:y="165.0mm" svg:x="37.0mm"/>
          <draw:rect svg:width="1mm" draw:style-name="luka" svg:height="1mm" svg:y="165.0mm" svg:x="35.5mm"/>
          <draw:rect svg:width="1mm" draw:style-name="luka" svg:height="1mm" svg:y="165.0mm" svg:x="34.0mm"/>
          <draw:rect svg:width="1mm" draw:style-name="luka" svg:height="1mm" svg:y="165.0mm" svg:x="32.5mm"/>
          <draw:rect svg:width="1mm" draw:style-name="luka" svg:height="1mm" svg:y="165.0mm" svg:x="31.0mm"/>
          <draw:rect svg:width="1mm" draw:style-name="luka" svg:height="1mm" svg:y="165.0mm" svg:x="29.5mm"/>
          <draw:rect svg:width="1mm" draw:style-name="luka" svg:height="1mm" svg:y="165.0mm" svg:x="28.0mm"/>
          <draw:rect svg:width="1mm" draw:style-name="luka" svg:height="1mm" svg:y="165.0mm" svg:x="26.5mm"/>
          <draw:rect svg:width="1mm" draw:style-name="luka" svg:height="1mm" svg:y="165.0mm" svg:x="25.0mm"/>
          <draw:rect svg:width="1mm" draw:style-name="luka" svg:height="1mm" svg:y="165.0mm" svg:x="23.5mm"/>
          <draw:rect svg:width="1mm" draw:style-name="luka" svg:height="1mm" svg:y="165.0mm" svg:x="22.0mm"/>
          <draw:rect svg:width="1mm" draw:style-name="luka" svg:height="1mm" svg:y="165.0mm" svg:x="20.5mm"/>
          <draw:rect svg:width="1mm" draw:style-name="luka" svg:height="1mm" svg:y="165.0mm" svg:x="19.0mm"/>
          <draw:rect svg:width="1mm" draw:style-name="luka" svg:height="1mm" svg:y="165.0mm" svg:x="17.5mm"/>
          <draw:rect svg:width="1mm" draw:style-name="luka" svg:height="1mm" svg:y="165.0mm" svg:x="16.0mm"/>
          <draw:rect svg:width="1mm" draw:style-name="luka" svg:height="1mm" svg:y="165.0mm" svg:x="14.5mm"/>
          <draw:rect svg:width="1mm" draw:style-name="luka" svg:height="1mm" svg:y="165.0mm" svg:x="13.0mm"/>
          <draw:rect svg:width="1mm" draw:style-name="luka" svg:height="1mm" svg:y="165.0mm" svg:x="11.5mm"/>
          <draw:rect svg:width="1mm" draw:style-name="luka" svg:height="1mm" svg:y="166.5mm" svg:x="47.5mm"/>
          <draw:rect svg:width="1mm" draw:style-name="luka" svg:height="1mm" svg:y="166.5mm" svg:x="46.0mm"/>
          <draw:rect svg:width="1mm" draw:style-name="luka" svg:height="1mm" svg:y="166.5mm" svg:x="44.5mm"/>
          <draw:rect svg:width="1mm" draw:style-name="luka" svg:height="1mm" svg:y="166.5mm" svg:x="43.0mm"/>
          <draw:rect svg:width="1mm" draw:style-name="luka" svg:height="1mm" svg:y="166.5mm" svg:x="41.5mm"/>
          <draw:rect svg:width="1mm" draw:style-name="luka" svg:height="1mm" svg:y="166.5mm" svg:x="40.0mm"/>
          <draw:rect svg:width="1mm" draw:style-name="luka" svg:height="1mm" svg:y="166.5mm" svg:x="38.5mm"/>
          <draw:rect svg:width="1mm" draw:style-name="luka" svg:height="1mm" svg:y="166.5mm" svg:x="37.0mm"/>
          <draw:rect svg:width="1mm" draw:style-name="luka" svg:height="1mm" svg:y="166.5mm" svg:x="35.5mm"/>
          <draw:rect svg:width="1mm" draw:style-name="luka" svg:height="1mm" svg:y="166.5mm" svg:x="34.0mm"/>
          <draw:rect svg:width="1mm" draw:style-name="luka" svg:height="1mm" svg:y="166.5mm" svg:x="32.5mm"/>
          <draw:rect svg:width="1mm" draw:style-name="luka" svg:height="1mm" svg:y="166.5mm" svg:x="31.0mm"/>
          <draw:rect svg:width="1mm" draw:style-name="luka" svg:height="1mm" svg:y="166.5mm" svg:x="29.5mm"/>
          <draw:rect svg:width="1mm" draw:style-name="luka" svg:height="1mm" svg:y="166.5mm" svg:x="28.0mm"/>
          <draw:rect svg:width="1mm" draw:style-name="luka" svg:height="1mm" svg:y="166.5mm" svg:x="26.5mm"/>
          <draw:rect svg:width="1mm" draw:style-name="luka" svg:height="1mm" svg:y="166.5mm" svg:x="25.0mm"/>
          <draw:rect svg:width="1mm" draw:style-name="luka" svg:height="1mm" svg:y="166.5mm" svg:x="23.5mm"/>
          <draw:rect svg:width="1mm" draw:style-name="luka" svg:height="1mm" svg:y="166.5mm" svg:x="22.0mm"/>
          <draw:rect svg:width="1mm" draw:style-name="luka" svg:height="1mm" svg:y="166.5mm" svg:x="20.5mm"/>
          <draw:rect svg:width="1mm" draw:style-name="luka" svg:height="1mm" svg:y="166.5mm" svg:x="19.0mm"/>
          <draw:rect svg:width="1mm" draw:style-name="luka" svg:height="1mm" svg:y="166.5mm" svg:x="17.5mm"/>
          <draw:rect svg:width="1mm" draw:style-name="luka" svg:height="1mm" svg:y="166.5mm" svg:x="16.0mm"/>
          <draw:rect svg:width="1mm" draw:style-name="luka" svg:height="1mm" svg:y="166.5mm" svg:x="14.5mm"/>
          <draw:rect svg:width="1mm" draw:style-name="luka" svg:height="1mm" svg:y="166.5mm" svg:x="13.0mm"/>
          <draw:rect svg:width="1mm" draw:style-name="luka" svg:height="1mm" svg:y="166.5mm" svg:x="11.5mm"/>
          <draw:rect svg:width="1mm" draw:style-name="luka" svg:height="1mm" svg:y="168.0mm" svg:x="47.5mm"/>
          <draw:rect svg:width="1mm" draw:style-name="luka" svg:height="1mm" svg:y="168.0mm" svg:x="46.0mm"/>
          <draw:rect svg:width="1mm" draw:style-name="luka" svg:height="1mm" svg:y="168.0mm" svg:x="44.5mm"/>
          <draw:rect svg:width="1mm" draw:style-name="luka" svg:height="1mm" svg:y="168.0mm" svg:x="43.0mm"/>
          <draw:rect svg:width="1mm" draw:style-name="luka" svg:height="1mm" svg:y="168.0mm" svg:x="41.5mm"/>
          <draw:rect svg:width="1mm" draw:style-name="luka" svg:height="1mm" svg:y="168.0mm" svg:x="40.0mm"/>
          <draw:rect svg:width="1mm" draw:style-name="luka" svg:height="1mm" svg:y="168.0mm" svg:x="38.5mm"/>
          <draw:rect svg:width="1mm" draw:style-name="luka" svg:height="1mm" svg:y="168.0mm" svg:x="37.0mm"/>
          <draw:rect svg:width="1mm" draw:style-name="luka" svg:height="1mm" svg:y="168.0mm" svg:x="35.5mm"/>
          <draw:rect svg:width="1mm" draw:style-name="luka" svg:height="1mm" svg:y="168.0mm" svg:x="34.0mm"/>
          <draw:rect svg:width="1mm" draw:style-name="luka" svg:height="1mm" svg:y="168.0mm" svg:x="32.5mm"/>
          <draw:rect svg:width="1mm" draw:style-name="luka" svg:height="1mm" svg:y="168.0mm" svg:x="31.0mm"/>
          <draw:rect svg:width="1mm" draw:style-name="luka" svg:height="1mm" svg:y="168.0mm" svg:x="29.5mm"/>
          <draw:rect svg:width="1mm" draw:style-name="luka" svg:height="1mm" svg:y="168.0mm" svg:x="28.0mm"/>
          <draw:rect svg:width="1mm" draw:style-name="luka" svg:height="1mm" svg:y="168.0mm" svg:x="26.5mm"/>
          <draw:rect svg:width="1mm" draw:style-name="luka" svg:height="1mm" svg:y="168.0mm" svg:x="25.0mm"/>
          <draw:rect svg:width="1mm" draw:style-name="luka" svg:height="1mm" svg:y="168.0mm" svg:x="23.5mm"/>
          <draw:rect svg:width="1mm" draw:style-name="luka" svg:height="1mm" svg:y="168.0mm" svg:x="22.0mm"/>
          <draw:rect svg:width="1mm" draw:style-name="luka" svg:height="1mm" svg:y="168.0mm" svg:x="20.5mm"/>
          <draw:rect svg:width="1mm" draw:style-name="luka" svg:height="1mm" svg:y="168.0mm" svg:x="19.0mm"/>
          <draw:rect svg:width="1mm" draw:style-name="luka" svg:height="1mm" svg:y="168.0mm" svg:x="17.5mm"/>
          <draw:rect svg:width="1mm" draw:style-name="luka" svg:height="1mm" svg:y="168.0mm" svg:x="16.0mm"/>
          <draw:rect svg:width="1mm" draw:style-name="luka" svg:height="1mm" svg:y="168.0mm" svg:x="14.5mm"/>
          <draw:rect svg:width="1mm" draw:style-name="luka" svg:height="1mm" svg:y="168.0mm" svg:x="13.0mm"/>
          <draw:rect svg:width="1mm" draw:style-name="luka" svg:height="1mm" svg:y="168.0mm" svg:x="11.5mm"/>
          <draw:rect svg:width="1mm" draw:style-name="luka" svg:height="1mm" svg:y="169.5mm" svg:x="47.5mm"/>
          <draw:rect svg:width="1mm" draw:style-name="luka" svg:height="1mm" svg:y="169.5mm" svg:x="46.0mm"/>
          <draw:rect svg:width="1mm" draw:style-name="luka" svg:height="1mm" svg:y="169.5mm" svg:x="44.5mm"/>
          <draw:rect svg:width="1mm" draw:style-name="luka" svg:height="1mm" svg:y="169.5mm" svg:x="43.0mm"/>
          <draw:rect svg:width="1mm" draw:style-name="luka" svg:height="1mm" svg:y="169.5mm" svg:x="41.5mm"/>
          <draw:rect svg:width="1mm" draw:style-name="luka" svg:height="1mm" svg:y="169.5mm" svg:x="40.0mm"/>
          <draw:rect svg:width="1mm" draw:style-name="luka" svg:height="1mm" svg:y="169.5mm" svg:x="38.5mm"/>
          <draw:rect svg:width="1mm" draw:style-name="luka" svg:height="1mm" svg:y="169.5mm" svg:x="37.0mm"/>
          <draw:rect svg:width="1mm" draw:style-name="luka" svg:height="1mm" svg:y="169.5mm" svg:x="35.5mm"/>
          <draw:rect svg:width="1mm" draw:style-name="luka" svg:height="1mm" svg:y="169.5mm" svg:x="34.0mm"/>
          <draw:rect svg:width="1mm" draw:style-name="luka" svg:height="1mm" svg:y="169.5mm" svg:x="32.5mm"/>
          <draw:rect svg:width="1mm" draw:style-name="luka" svg:height="1mm" svg:y="169.5mm" svg:x="31.0mm"/>
          <draw:rect svg:width="1mm" draw:style-name="luka" svg:height="1mm" svg:y="169.5mm" svg:x="29.5mm"/>
          <draw:rect svg:width="1mm" draw:style-name="luka" svg:height="1mm" svg:y="169.5mm" svg:x="28.0mm"/>
          <draw:rect svg:width="1mm" draw:style-name="luka" svg:height="1mm" svg:y="169.5mm" svg:x="26.5mm"/>
          <draw:rect svg:width="1mm" draw:style-name="luka" svg:height="1mm" svg:y="169.5mm" svg:x="25.0mm"/>
          <draw:rect svg:width="1mm" draw:style-name="luka" svg:height="1mm" svg:y="169.5mm" svg:x="23.5mm"/>
          <draw:rect svg:width="1mm" draw:style-name="luka" svg:height="1mm" svg:y="169.5mm" svg:x="22.0mm"/>
          <draw:rect svg:width="1mm" draw:style-name="luka" svg:height="1mm" svg:y="169.5mm" svg:x="20.5mm"/>
          <draw:rect svg:width="1mm" draw:style-name="luka" svg:height="1mm" svg:y="169.5mm" svg:x="19.0mm"/>
          <draw:rect svg:width="1mm" draw:style-name="luka" svg:height="1mm" svg:y="169.5mm" svg:x="17.5mm"/>
          <draw:rect svg:width="1mm" draw:style-name="luka" svg:height="1mm" svg:y="169.5mm" svg:x="16.0mm"/>
          <draw:rect svg:width="1mm" draw:style-name="luka" svg:height="1mm" svg:y="169.5mm" svg:x="14.5mm"/>
          <draw:rect svg:width="1mm" draw:style-name="luka" svg:height="1mm" svg:y="169.5mm" svg:x="13.0mm"/>
          <draw:rect svg:width="1mm" draw:style-name="luka" svg:height="1mm" svg:y="169.5mm" svg:x="11.5mm"/>
          <draw:rect svg:width="1mm" draw:style-name="luka" svg:height="1mm" svg:y="171.0mm" svg:x="47.5mm"/>
          <draw:rect svg:width="1mm" draw:style-name="luka" svg:height="1mm" svg:y="171.0mm" svg:x="46.0mm"/>
          <draw:rect svg:width="1mm" draw:style-name="luka" svg:height="1mm" svg:y="171.0mm" svg:x="44.5mm"/>
          <draw:rect svg:width="1mm" draw:style-name="luka" svg:height="1mm" svg:y="171.0mm" svg:x="43.0mm"/>
          <draw:rect svg:width="1mm" draw:style-name="luka" svg:height="1mm" svg:y="171.0mm" svg:x="41.5mm"/>
          <draw:rect svg:width="1mm" draw:style-name="luka" svg:height="1mm" svg:y="171.0mm" svg:x="40.0mm"/>
          <draw:rect svg:width="1mm" draw:style-name="luka" svg:height="1mm" svg:y="171.0mm" svg:x="38.5mm"/>
          <draw:rect svg:width="1mm" draw:style-name="luka" svg:height="1mm" svg:y="171.0mm" svg:x="37.0mm"/>
          <draw:rect svg:width="1mm" draw:style-name="luka" svg:height="1mm" svg:y="171.0mm" svg:x="35.5mm"/>
          <draw:rect svg:width="1mm" draw:style-name="luka" svg:height="1mm" svg:y="171.0mm" svg:x="34.0mm"/>
          <draw:rect svg:width="1mm" draw:style-name="luka" svg:height="1mm" svg:y="171.0mm" svg:x="32.5mm"/>
          <draw:rect svg:width="1mm" draw:style-name="luka" svg:height="1mm" svg:y="171.0mm" svg:x="31.0mm"/>
          <draw:rect svg:width="1mm" draw:style-name="luka" svg:height="1mm" svg:y="171.0mm" svg:x="29.5mm"/>
          <draw:rect svg:width="1mm" draw:style-name="luka" svg:height="1mm" svg:y="171.0mm" svg:x="28.0mm"/>
          <draw:rect svg:width="1mm" draw:style-name="luka" svg:height="1mm" svg:y="171.0mm" svg:x="26.5mm"/>
          <draw:rect svg:width="1mm" draw:style-name="luka" svg:height="1mm" svg:y="171.0mm" svg:x="25.0mm"/>
          <draw:rect svg:width="1mm" draw:style-name="luka" svg:height="1mm" svg:y="171.0mm" svg:x="23.5mm"/>
          <draw:rect svg:width="1mm" draw:style-name="luka" svg:height="1mm" svg:y="171.0mm" svg:x="22.0mm"/>
          <draw:rect svg:width="1mm" draw:style-name="luka" svg:height="1mm" svg:y="171.0mm" svg:x="20.5mm"/>
          <draw:rect svg:width="1mm" draw:style-name="luka" svg:height="1mm" svg:y="171.0mm" svg:x="19.0mm"/>
          <draw:rect svg:width="1mm" draw:style-name="luka" svg:height="1mm" svg:y="171.0mm" svg:x="17.5mm"/>
          <draw:rect svg:width="1mm" draw:style-name="luka" svg:height="1mm" svg:y="171.0mm" svg:x="16.0mm"/>
          <draw:rect svg:width="1mm" draw:style-name="luka" svg:height="1mm" svg:y="171.0mm" svg:x="14.5mm"/>
          <draw:rect svg:width="1mm" draw:style-name="luka" svg:height="1mm" svg:y="171.0mm" svg:x="13.0mm"/>
          <draw:rect svg:width="1mm" draw:style-name="luka" svg:height="1mm" svg:y="171.0mm" svg:x="11.5mm"/>
          <draw:rect svg:width="1mm" draw:style-name="luka" svg:height="1mm" svg:y="172.5mm" svg:x="47.5mm"/>
          <draw:rect svg:width="1mm" draw:style-name="luka" svg:height="1mm" svg:y="172.5mm" svg:x="46.0mm"/>
          <draw:rect svg:width="1mm" draw:style-name="luka" svg:height="1mm" svg:y="172.5mm" svg:x="44.5mm"/>
          <draw:rect svg:width="1mm" draw:style-name="luka" svg:height="1mm" svg:y="172.5mm" svg:x="43.0mm"/>
          <draw:rect svg:width="1mm" draw:style-name="luka" svg:height="1mm" svg:y="172.5mm" svg:x="41.5mm"/>
          <draw:rect svg:width="1mm" draw:style-name="luka" svg:height="1mm" svg:y="172.5mm" svg:x="40.0mm"/>
          <draw:rect svg:width="1mm" draw:style-name="luka" svg:height="1mm" svg:y="172.5mm" svg:x="38.5mm"/>
          <draw:rect svg:width="1mm" draw:style-name="luka" svg:height="1mm" svg:y="172.5mm" svg:x="37.0mm"/>
          <draw:rect svg:width="1mm" draw:style-name="luka" svg:height="1mm" svg:y="172.5mm" svg:x="35.5mm"/>
          <draw:rect svg:width="1mm" draw:style-name="luka" svg:height="1mm" svg:y="172.5mm" svg:x="34.0mm"/>
          <draw:rect svg:width="1mm" draw:style-name="luka" svg:height="1mm" svg:y="172.5mm" svg:x="32.5mm"/>
          <draw:rect svg:width="1mm" draw:style-name="luka" svg:height="1mm" svg:y="172.5mm" svg:x="31.0mm"/>
          <draw:rect svg:width="1mm" draw:style-name="luka" svg:height="1mm" svg:y="172.5mm" svg:x="29.5mm"/>
          <draw:rect svg:width="1mm" draw:style-name="luka" svg:height="1mm" svg:y="172.5mm" svg:x="28.0mm"/>
          <draw:rect svg:width="1mm" draw:style-name="luka" svg:height="1mm" svg:y="172.5mm" svg:x="26.5mm"/>
          <draw:rect svg:width="1mm" draw:style-name="luka" svg:height="1mm" svg:y="172.5mm" svg:x="25.0mm"/>
          <draw:rect svg:width="1mm" draw:style-name="luka" svg:height="1mm" svg:y="172.5mm" svg:x="23.5mm"/>
          <draw:rect svg:width="1mm" draw:style-name="luka" svg:height="1mm" svg:y="172.5mm" svg:x="22.0mm"/>
          <draw:rect svg:width="1mm" draw:style-name="luka" svg:height="1mm" svg:y="172.5mm" svg:x="20.5mm"/>
          <draw:rect svg:width="1mm" draw:style-name="luka" svg:height="1mm" svg:y="172.5mm" svg:x="19.0mm"/>
          <draw:rect svg:width="1mm" draw:style-name="luka" svg:height="1mm" svg:y="172.5mm" svg:x="17.5mm"/>
          <draw:rect svg:width="1mm" draw:style-name="luka" svg:height="1mm" svg:y="172.5mm" svg:x="16.0mm"/>
          <draw:rect svg:width="1mm" draw:style-name="luka" svg:height="1mm" svg:y="172.5mm" svg:x="14.5mm"/>
          <draw:rect svg:width="1mm" draw:style-name="luka" svg:height="1mm" svg:y="172.5mm" svg:x="13.0mm"/>
          <draw:rect svg:width="1mm" draw:style-name="luka" svg:height="1mm" svg:y="172.5mm" svg:x="11.5mm"/>
          <draw:rect svg:width="1mm" draw:style-name="luka" svg:height="1mm" svg:y="174.0mm" svg:x="47.5mm"/>
          <draw:rect svg:width="1mm" draw:style-name="luka" svg:height="1mm" svg:y="174.0mm" svg:x="46.0mm"/>
          <draw:rect svg:width="1mm" draw:style-name="luka" svg:height="1mm" svg:y="174.0mm" svg:x="44.5mm"/>
          <draw:rect svg:width="1mm" draw:style-name="luka" svg:height="1mm" svg:y="174.0mm" svg:x="43.0mm"/>
          <draw:rect svg:width="1mm" draw:style-name="luka" svg:height="1mm" svg:y="174.0mm" svg:x="41.5mm"/>
          <draw:rect svg:width="1mm" draw:style-name="luka" svg:height="1mm" svg:y="174.0mm" svg:x="40.0mm"/>
          <draw:rect svg:width="1mm" draw:style-name="luka" svg:height="1mm" svg:y="174.0mm" svg:x="38.5mm"/>
          <draw:rect svg:width="1mm" draw:style-name="luka" svg:height="1mm" svg:y="174.0mm" svg:x="37.0mm"/>
          <draw:rect svg:width="1mm" draw:style-name="luka" svg:height="1mm" svg:y="174.0mm" svg:x="35.5mm"/>
          <draw:rect svg:width="1mm" draw:style-name="luka" svg:height="1mm" svg:y="174.0mm" svg:x="34.0mm"/>
          <draw:rect svg:width="1mm" draw:style-name="luka" svg:height="1mm" svg:y="174.0mm" svg:x="32.5mm"/>
          <draw:rect svg:width="1mm" draw:style-name="luka" svg:height="1mm" svg:y="174.0mm" svg:x="31.0mm"/>
          <draw:rect svg:width="1mm" draw:style-name="luka" svg:height="1mm" svg:y="174.0mm" svg:x="29.5mm"/>
          <draw:rect svg:width="1mm" draw:style-name="luka" svg:height="1mm" svg:y="174.0mm" svg:x="28.0mm"/>
          <draw:rect svg:width="1mm" draw:style-name="luka" svg:height="1mm" svg:y="174.0mm" svg:x="26.5mm"/>
          <draw:rect svg:width="1mm" draw:style-name="luka" svg:height="1mm" svg:y="174.0mm" svg:x="25.0mm"/>
          <draw:rect svg:width="1mm" draw:style-name="luka" svg:height="1mm" svg:y="174.0mm" svg:x="23.5mm"/>
          <draw:rect svg:width="1mm" draw:style-name="luka" svg:height="1mm" svg:y="174.0mm" svg:x="22.0mm"/>
          <draw:rect svg:width="1mm" draw:style-name="luka" svg:height="1mm" svg:y="174.0mm" svg:x="20.5mm"/>
          <draw:rect svg:width="1mm" draw:style-name="luka" svg:height="1mm" svg:y="174.0mm" svg:x="19.0mm"/>
          <draw:rect svg:width="1mm" draw:style-name="luka" svg:height="1mm" svg:y="174.0mm" svg:x="17.5mm"/>
          <draw:rect svg:width="1mm" draw:style-name="luka" svg:height="1mm" svg:y="174.0mm" svg:x="16.0mm"/>
          <draw:rect svg:width="1mm" draw:style-name="luka" svg:height="1mm" svg:y="174.0mm" svg:x="14.5mm"/>
          <draw:rect svg:width="1mm" draw:style-name="luka" svg:height="1mm" svg:y="174.0mm" svg:x="13.0mm"/>
          <draw:rect svg:width="1mm" draw:style-name="luka" svg:height="1mm" svg:y="174.0mm" svg:x="11.5mm"/>
          <draw:rect svg:width="1mm" draw:style-name="luka" svg:height="1mm" svg:y="175.5mm" svg:x="47.5mm"/>
          <draw:rect svg:width="1mm" draw:style-name="luka" svg:height="1mm" svg:y="175.5mm" svg:x="46.0mm"/>
          <draw:rect svg:width="1mm" draw:style-name="luka" svg:height="1mm" svg:y="175.5mm" svg:x="44.5mm"/>
          <draw:rect svg:width="1mm" draw:style-name="luka" svg:height="1mm" svg:y="175.5mm" svg:x="43.0mm"/>
          <draw:rect svg:width="1mm" draw:style-name="luka" svg:height="1mm" svg:y="175.5mm" svg:x="41.5mm"/>
          <draw:rect svg:width="1mm" draw:style-name="luka" svg:height="1mm" svg:y="175.5mm" svg:x="40.0mm"/>
          <draw:rect svg:width="1mm" draw:style-name="luka" svg:height="1mm" svg:y="175.5mm" svg:x="38.5mm"/>
          <draw:rect svg:width="1mm" draw:style-name="luka" svg:height="1mm" svg:y="175.5mm" svg:x="37.0mm"/>
          <draw:rect svg:width="1mm" draw:style-name="luka" svg:height="1mm" svg:y="175.5mm" svg:x="35.5mm"/>
          <draw:rect svg:width="1mm" draw:style-name="luka" svg:height="1mm" svg:y="175.5mm" svg:x="34.0mm"/>
          <draw:rect svg:width="1mm" draw:style-name="luka" svg:height="1mm" svg:y="175.5mm" svg:x="32.5mm"/>
          <draw:rect svg:width="1mm" draw:style-name="luka" svg:height="1mm" svg:y="175.5mm" svg:x="31.0mm"/>
          <draw:rect svg:width="1mm" draw:style-name="luka" svg:height="1mm" svg:y="175.5mm" svg:x="29.5mm"/>
          <draw:rect svg:width="1mm" draw:style-name="luka" svg:height="1mm" svg:y="175.5mm" svg:x="28.0mm"/>
          <draw:rect svg:width="1mm" draw:style-name="luka" svg:height="1mm" svg:y="175.5mm" svg:x="26.5mm"/>
          <draw:rect svg:width="1mm" draw:style-name="luka" svg:height="1mm" svg:y="175.5mm" svg:x="25.0mm"/>
          <draw:rect svg:width="1mm" draw:style-name="luka" svg:height="1mm" svg:y="175.5mm" svg:x="23.5mm"/>
          <draw:rect svg:width="1mm" draw:style-name="luka" svg:height="1mm" svg:y="175.5mm" svg:x="22.0mm"/>
          <draw:rect svg:width="1mm" draw:style-name="luka" svg:height="1mm" svg:y="175.5mm" svg:x="20.5mm"/>
          <draw:rect svg:width="1mm" draw:style-name="luka" svg:height="1mm" svg:y="175.5mm" svg:x="19.0mm"/>
          <draw:rect svg:width="1mm" draw:style-name="luka" svg:height="1mm" svg:y="175.5mm" svg:x="17.5mm"/>
          <draw:rect svg:width="1mm" draw:style-name="luka" svg:height="1mm" svg:y="175.5mm" svg:x="16.0mm"/>
          <draw:rect svg:width="1mm" draw:style-name="luka" svg:height="1mm" svg:y="175.5mm" svg:x="14.5mm"/>
          <draw:rect svg:width="1mm" draw:style-name="luka" svg:height="1mm" svg:y="175.5mm" svg:x="13.0mm"/>
          <draw:rect svg:width="1mm" draw:style-name="luka" svg:height="1mm" svg:y="175.5mm" svg:x="11.5mm"/>
          <draw:rect svg:width="1mm" draw:style-name="luka" svg:height="1mm" svg:y="177.0mm" svg:x="47.5mm"/>
          <draw:rect svg:width="1mm" draw:style-name="luka" svg:height="1mm" svg:y="177.0mm" svg:x="46.0mm"/>
          <draw:rect svg:width="1mm" draw:style-name="luka" svg:height="1mm" svg:y="177.0mm" svg:x="44.5mm"/>
          <draw:rect svg:width="1mm" draw:style-name="luka" svg:height="1mm" svg:y="177.0mm" svg:x="43.0mm"/>
          <draw:rect svg:width="1mm" draw:style-name="luka" svg:height="1mm" svg:y="177.0mm" svg:x="41.5mm"/>
          <draw:rect svg:width="1mm" draw:style-name="luka" svg:height="1mm" svg:y="177.0mm" svg:x="40.0mm"/>
          <draw:rect svg:width="1mm" draw:style-name="luka" svg:height="1mm" svg:y="177.0mm" svg:x="38.5mm"/>
          <draw:rect svg:width="1mm" draw:style-name="luka" svg:height="1mm" svg:y="177.0mm" svg:x="37.0mm"/>
          <draw:rect svg:width="1mm" draw:style-name="luka" svg:height="1mm" svg:y="177.0mm" svg:x="35.5mm"/>
          <draw:rect svg:width="1mm" draw:style-name="luka" svg:height="1mm" svg:y="177.0mm" svg:x="34.0mm"/>
          <draw:rect svg:width="1mm" draw:style-name="luka" svg:height="1mm" svg:y="177.0mm" svg:x="32.5mm"/>
          <draw:rect svg:width="1mm" draw:style-name="luka" svg:height="1mm" svg:y="177.0mm" svg:x="31.0mm"/>
          <draw:rect svg:width="1mm" draw:style-name="luka" svg:height="1mm" svg:y="177.0mm" svg:x="29.5mm"/>
          <draw:rect svg:width="1mm" draw:style-name="luka" svg:height="1mm" svg:y="177.0mm" svg:x="28.0mm"/>
          <draw:rect svg:width="1mm" draw:style-name="luka" svg:height="1mm" svg:y="177.0mm" svg:x="26.5mm"/>
          <draw:rect svg:width="1mm" draw:style-name="luka" svg:height="1mm" svg:y="177.0mm" svg:x="25.0mm"/>
          <draw:rect svg:width="1mm" draw:style-name="luka" svg:height="1mm" svg:y="177.0mm" svg:x="23.5mm"/>
          <draw:rect svg:width="1mm" draw:style-name="luka" svg:height="1mm" svg:y="177.0mm" svg:x="22.0mm"/>
          <draw:rect svg:width="1mm" draw:style-name="luka" svg:height="1mm" svg:y="177.0mm" svg:x="20.5mm"/>
          <draw:rect svg:width="1mm" draw:style-name="luka" svg:height="1mm" svg:y="177.0mm" svg:x="19.0mm"/>
          <draw:rect svg:width="1mm" draw:style-name="luka" svg:height="1mm" svg:y="177.0mm" svg:x="17.5mm"/>
          <draw:rect svg:width="1mm" draw:style-name="luka" svg:height="1mm" svg:y="177.0mm" svg:x="16.0mm"/>
          <draw:rect svg:width="1mm" draw:style-name="luka" svg:height="1mm" svg:y="177.0mm" svg:x="14.5mm"/>
          <draw:rect svg:width="1mm" draw:style-name="luka" svg:height="1mm" svg:y="177.0mm" svg:x="13.0mm"/>
          <draw:rect svg:width="1mm" draw:style-name="luka" svg:height="1mm" svg:y="177.0mm" svg:x="11.5mm"/>
          <draw:rect svg:width="1mm" draw:style-name="luka" svg:height="1mm" svg:y="178.5mm" svg:x="47.5mm"/>
          <draw:rect svg:width="1mm" draw:style-name="luka" svg:height="1mm" svg:y="178.5mm" svg:x="46.0mm"/>
          <draw:rect svg:width="1mm" draw:style-name="luka" svg:height="1mm" svg:y="178.5mm" svg:x="44.5mm"/>
          <draw:rect svg:width="1mm" draw:style-name="luka" svg:height="1mm" svg:y="178.5mm" svg:x="43.0mm"/>
          <draw:rect svg:width="1mm" draw:style-name="luka" svg:height="1mm" svg:y="178.5mm" svg:x="41.5mm"/>
          <draw:rect svg:width="1mm" draw:style-name="luka" svg:height="1mm" svg:y="178.5mm" svg:x="40.0mm"/>
          <draw:rect svg:width="1mm" draw:style-name="luka" svg:height="1mm" svg:y="178.5mm" svg:x="38.5mm"/>
          <draw:rect svg:width="1mm" draw:style-name="luka" svg:height="1mm" svg:y="178.5mm" svg:x="37.0mm"/>
          <draw:rect svg:width="1mm" draw:style-name="luka" svg:height="1mm" svg:y="178.5mm" svg:x="35.5mm"/>
          <draw:rect svg:width="1mm" draw:style-name="luka" svg:height="1mm" svg:y="178.5mm" svg:x="34.0mm"/>
          <draw:rect svg:width="1mm" draw:style-name="luka" svg:height="1mm" svg:y="178.5mm" svg:x="32.5mm"/>
          <draw:rect svg:width="1mm" draw:style-name="luka" svg:height="1mm" svg:y="178.5mm" svg:x="31.0mm"/>
          <draw:rect svg:width="1mm" draw:style-name="luka" svg:height="1mm" svg:y="178.5mm" svg:x="29.5mm"/>
          <draw:rect svg:width="1mm" draw:style-name="luka" svg:height="1mm" svg:y="178.5mm" svg:x="28.0mm"/>
          <draw:rect svg:width="1mm" draw:style-name="luka" svg:height="1mm" svg:y="178.5mm" svg:x="26.5mm"/>
          <draw:rect svg:width="1mm" draw:style-name="luka" svg:height="1mm" svg:y="178.5mm" svg:x="25.0mm"/>
          <draw:rect svg:width="1mm" draw:style-name="luka" svg:height="1mm" svg:y="178.5mm" svg:x="23.5mm"/>
          <draw:rect svg:width="1mm" draw:style-name="luka" svg:height="1mm" svg:y="178.5mm" svg:x="22.0mm"/>
          <draw:rect svg:width="1mm" draw:style-name="luka" svg:height="1mm" svg:y="178.5mm" svg:x="20.5mm"/>
          <draw:rect svg:width="1mm" draw:style-name="luka" svg:height="1mm" svg:y="178.5mm" svg:x="19.0mm"/>
          <draw:rect svg:width="1mm" draw:style-name="luka" svg:height="1mm" svg:y="178.5mm" svg:x="17.5mm"/>
          <draw:rect svg:width="1mm" draw:style-name="luka" svg:height="1mm" svg:y="178.5mm" svg:x="16.0mm"/>
          <draw:rect svg:width="1mm" draw:style-name="luka" svg:height="1mm" svg:y="178.5mm" svg:x="14.5mm"/>
          <draw:rect svg:width="1mm" draw:style-name="luka" svg:height="1mm" svg:y="178.5mm" svg:x="13.0mm"/>
          <draw:rect svg:width="1mm" draw:style-name="luka" svg:height="1mm" svg:y="178.5mm" svg:x="11.5mm"/>
          <draw:rect svg:width="1mm" draw:style-name="luka" svg:height="1mm" svg:y="180.0mm" svg:x="47.5mm"/>
          <draw:rect svg:width="1mm" draw:style-name="luka" svg:height="1mm" svg:y="180.0mm" svg:x="46.0mm"/>
          <draw:rect svg:width="1mm" draw:style-name="luka" svg:height="1mm" svg:y="180.0mm" svg:x="44.5mm"/>
          <draw:rect svg:width="1mm" draw:style-name="luka" svg:height="1mm" svg:y="180.0mm" svg:x="43.0mm"/>
          <draw:rect svg:width="1mm" draw:style-name="luka" svg:height="1mm" svg:y="180.0mm" svg:x="41.5mm"/>
          <draw:rect svg:width="1mm" draw:style-name="luka" svg:height="1mm" svg:y="180.0mm" svg:x="40.0mm"/>
          <draw:rect svg:width="1mm" draw:style-name="luka" svg:height="1mm" svg:y="180.0mm" svg:x="38.5mm"/>
          <draw:rect svg:width="1mm" draw:style-name="luka" svg:height="1mm" svg:y="180.0mm" svg:x="37.0mm"/>
          <draw:rect svg:width="1mm" draw:style-name="luka" svg:height="1mm" svg:y="180.0mm" svg:x="35.5mm"/>
          <draw:rect svg:width="1mm" draw:style-name="luka" svg:height="1mm" svg:y="180.0mm" svg:x="34.0mm"/>
          <draw:rect svg:width="1mm" draw:style-name="luka" svg:height="1mm" svg:y="180.0mm" svg:x="32.5mm"/>
          <draw:rect svg:width="1mm" draw:style-name="luka" svg:height="1mm" svg:y="180.0mm" svg:x="31.0mm"/>
          <draw:rect svg:width="1mm" draw:style-name="luka" svg:height="1mm" svg:y="180.0mm" svg:x="29.5mm"/>
          <draw:rect svg:width="1mm" draw:style-name="luka" svg:height="1mm" svg:y="180.0mm" svg:x="28.0mm"/>
          <draw:rect svg:width="1mm" draw:style-name="luka" svg:height="1mm" svg:y="180.0mm" svg:x="26.5mm"/>
          <draw:rect svg:width="1mm" draw:style-name="luka" svg:height="1mm" svg:y="180.0mm" svg:x="25.0mm"/>
          <draw:rect svg:width="1mm" draw:style-name="luka" svg:height="1mm" svg:y="180.0mm" svg:x="23.5mm"/>
          <draw:rect svg:width="1mm" draw:style-name="luka" svg:height="1mm" svg:y="180.0mm" svg:x="22.0mm"/>
          <draw:rect svg:width="1mm" draw:style-name="luka" svg:height="1mm" svg:y="180.0mm" svg:x="20.5mm"/>
          <draw:rect svg:width="1mm" draw:style-name="luka" svg:height="1mm" svg:y="180.0mm" svg:x="19.0mm"/>
          <draw:rect svg:width="1mm" draw:style-name="luka" svg:height="1mm" svg:y="180.0mm" svg:x="17.5mm"/>
          <draw:rect svg:width="1mm" draw:style-name="luka" svg:height="1mm" svg:y="180.0mm" svg:x="16.0mm"/>
          <draw:rect svg:width="1mm" draw:style-name="luka" svg:height="1mm" svg:y="180.0mm" svg:x="14.5mm"/>
          <draw:rect svg:width="1mm" draw:style-name="luka" svg:height="1mm" svg:y="180.0mm" svg:x="13.0mm"/>
          <draw:rect svg:width="1mm" draw:style-name="luka" svg:height="1mm" svg:y="180.0mm" svg:x="11.5mm"/>
          <draw:rect svg:width="1mm" draw:style-name="luka" svg:height="1mm" svg:y="181.5mm" svg:x="47.5mm"/>
          <draw:rect svg:width="1mm" draw:style-name="luka" svg:height="1mm" svg:y="181.5mm" svg:x="46.0mm"/>
          <draw:rect svg:width="1mm" draw:style-name="luka" svg:height="1mm" svg:y="181.5mm" svg:x="44.5mm"/>
          <draw:rect svg:width="1mm" draw:style-name="luka" svg:height="1mm" svg:y="181.5mm" svg:x="43.0mm"/>
          <draw:rect svg:width="1mm" draw:style-name="luka" svg:height="1mm" svg:y="181.5mm" svg:x="41.5mm"/>
          <draw:rect svg:width="1mm" draw:style-name="luka" svg:height="1mm" svg:y="181.5mm" svg:x="40.0mm"/>
          <draw:rect svg:width="1mm" draw:style-name="luka" svg:height="1mm" svg:y="181.5mm" svg:x="38.5mm"/>
          <draw:rect svg:width="1mm" draw:style-name="luka" svg:height="1mm" svg:y="181.5mm" svg:x="37.0mm"/>
          <draw:rect svg:width="1mm" draw:style-name="luka" svg:height="1mm" svg:y="181.5mm" svg:x="35.5mm"/>
          <draw:rect svg:width="1mm" draw:style-name="luka" svg:height="1mm" svg:y="181.5mm" svg:x="34.0mm"/>
          <draw:rect svg:width="1mm" draw:style-name="luka" svg:height="1mm" svg:y="181.5mm" svg:x="32.5mm"/>
          <draw:rect svg:width="1mm" draw:style-name="luka" svg:height="1mm" svg:y="181.5mm" svg:x="31.0mm"/>
          <draw:rect svg:width="1mm" draw:style-name="luka" svg:height="1mm" svg:y="181.5mm" svg:x="29.5mm"/>
          <draw:rect svg:width="1mm" draw:style-name="luka" svg:height="1mm" svg:y="181.5mm" svg:x="28.0mm"/>
          <draw:rect svg:width="1mm" draw:style-name="luka" svg:height="1mm" svg:y="181.5mm" svg:x="26.5mm"/>
          <draw:rect svg:width="1mm" draw:style-name="luka" svg:height="1mm" svg:y="181.5mm" svg:x="25.0mm"/>
          <draw:rect svg:width="1mm" draw:style-name="luka" svg:height="1mm" svg:y="181.5mm" svg:x="23.5mm"/>
          <draw:rect svg:width="1mm" draw:style-name="luka" svg:height="1mm" svg:y="181.5mm" svg:x="22.0mm"/>
          <draw:rect svg:width="1mm" draw:style-name="luka" svg:height="1mm" svg:y="181.5mm" svg:x="20.5mm"/>
          <draw:rect svg:width="1mm" draw:style-name="luka" svg:height="1mm" svg:y="181.5mm" svg:x="19.0mm"/>
          <draw:rect svg:width="1mm" draw:style-name="luka" svg:height="1mm" svg:y="181.5mm" svg:x="17.5mm"/>
          <draw:rect svg:width="1mm" draw:style-name="luka" svg:height="1mm" svg:y="181.5mm" svg:x="16.0mm"/>
          <draw:rect svg:width="1mm" draw:style-name="luka" svg:height="1mm" svg:y="181.5mm" svg:x="14.5mm"/>
          <draw:rect svg:width="1mm" draw:style-name="luka" svg:height="1mm" svg:y="181.5mm" svg:x="13.0mm"/>
          <draw:rect svg:width="1mm" draw:style-name="luka" svg:height="1mm" svg:y="181.5mm" svg:x="11.5mm"/>
          <draw:rect svg:width="1mm" draw:style-name="luka" svg:height="1mm" svg:y="183.0mm" svg:x="47.5mm"/>
          <draw:rect svg:width="1mm" draw:style-name="luka" svg:height="1mm" svg:y="183.0mm" svg:x="46.0mm"/>
          <draw:rect svg:width="1mm" draw:style-name="luka" svg:height="1mm" svg:y="183.0mm" svg:x="44.5mm"/>
          <draw:rect svg:width="1mm" draw:style-name="luka" svg:height="1mm" svg:y="183.0mm" svg:x="43.0mm"/>
          <draw:rect svg:width="1mm" draw:style-name="luka" svg:height="1mm" svg:y="183.0mm" svg:x="41.5mm"/>
          <draw:rect svg:width="1mm" draw:style-name="luka" svg:height="1mm" svg:y="183.0mm" svg:x="40.0mm"/>
          <draw:rect svg:width="1mm" draw:style-name="luka" svg:height="1mm" svg:y="183.0mm" svg:x="38.5mm"/>
          <draw:rect svg:width="1mm" draw:style-name="luka" svg:height="1mm" svg:y="183.0mm" svg:x="37.0mm"/>
          <draw:rect svg:width="1mm" draw:style-name="luka" svg:height="1mm" svg:y="183.0mm" svg:x="35.5mm"/>
          <draw:rect svg:width="1mm" draw:style-name="luka" svg:height="1mm" svg:y="183.0mm" svg:x="34.0mm"/>
          <draw:rect svg:width="1mm" draw:style-name="luka" svg:height="1mm" svg:y="183.0mm" svg:x="32.5mm"/>
          <draw:rect svg:width="1mm" draw:style-name="luka" svg:height="1mm" svg:y="183.0mm" svg:x="31.0mm"/>
          <draw:rect svg:width="1mm" draw:style-name="luka" svg:height="1mm" svg:y="183.0mm" svg:x="29.5mm"/>
          <draw:rect svg:width="1mm" draw:style-name="luka" svg:height="1mm" svg:y="183.0mm" svg:x="28.0mm"/>
          <draw:rect svg:width="1mm" draw:style-name="luka" svg:height="1mm" svg:y="183.0mm" svg:x="26.5mm"/>
          <draw:rect svg:width="1mm" draw:style-name="luka" svg:height="1mm" svg:y="183.0mm" svg:x="25.0mm"/>
          <draw:rect svg:width="1mm" draw:style-name="luka" svg:height="1mm" svg:y="183.0mm" svg:x="23.5mm"/>
          <draw:rect svg:width="1mm" draw:style-name="luka" svg:height="1mm" svg:y="183.0mm" svg:x="22.0mm"/>
          <draw:rect svg:width="1mm" draw:style-name="luka" svg:height="1mm" svg:y="183.0mm" svg:x="20.5mm"/>
          <draw:rect svg:width="1mm" draw:style-name="luka" svg:height="1mm" svg:y="183.0mm" svg:x="19.0mm"/>
          <draw:rect svg:width="1mm" draw:style-name="luka" svg:height="1mm" svg:y="183.0mm" svg:x="17.5mm"/>
          <draw:rect svg:width="1mm" draw:style-name="luka" svg:height="1mm" svg:y="183.0mm" svg:x="16.0mm"/>
          <draw:rect svg:width="1mm" draw:style-name="luka" svg:height="1mm" svg:y="183.0mm" svg:x="14.5mm"/>
          <draw:rect svg:width="1mm" draw:style-name="luka" svg:height="1mm" svg:y="183.0mm" svg:x="13.0mm"/>
          <draw:rect svg:width="1mm" draw:style-name="luka" svg:height="1mm" svg:y="183.0mm" svg:x="11.5mm"/>
          <draw:rect svg:width="1mm" draw:style-name="luka" svg:height="1mm" svg:y="184.5mm" svg:x="47.5mm"/>
          <draw:rect svg:width="1mm" draw:style-name="luka" svg:height="1mm" svg:y="184.5mm" svg:x="46.0mm"/>
          <draw:rect svg:width="1mm" draw:style-name="luka" svg:height="1mm" svg:y="184.5mm" svg:x="44.5mm"/>
          <draw:rect svg:width="1mm" draw:style-name="luka" svg:height="1mm" svg:y="184.5mm" svg:x="43.0mm"/>
          <draw:rect svg:width="1mm" draw:style-name="luka" svg:height="1mm" svg:y="184.5mm" svg:x="41.5mm"/>
          <draw:rect svg:width="1mm" draw:style-name="luka" svg:height="1mm" svg:y="184.5mm" svg:x="40.0mm"/>
          <draw:rect svg:width="1mm" draw:style-name="luka" svg:height="1mm" svg:y="184.5mm" svg:x="38.5mm"/>
          <draw:rect svg:width="1mm" draw:style-name="luka" svg:height="1mm" svg:y="184.5mm" svg:x="37.0mm"/>
          <draw:rect svg:width="1mm" draw:style-name="luka" svg:height="1mm" svg:y="184.5mm" svg:x="35.5mm"/>
          <draw:rect svg:width="1mm" draw:style-name="luka" svg:height="1mm" svg:y="184.5mm" svg:x="34.0mm"/>
          <draw:rect svg:width="1mm" draw:style-name="luka" svg:height="1mm" svg:y="184.5mm" svg:x="32.5mm"/>
          <draw:rect svg:width="1mm" draw:style-name="luka" svg:height="1mm" svg:y="184.5mm" svg:x="31.0mm"/>
          <draw:rect svg:width="1mm" draw:style-name="luka" svg:height="1mm" svg:y="184.5mm" svg:x="29.5mm"/>
          <draw:rect svg:width="1mm" draw:style-name="luka" svg:height="1mm" svg:y="184.5mm" svg:x="28.0mm"/>
          <draw:rect svg:width="1mm" draw:style-name="luka" svg:height="1mm" svg:y="184.5mm" svg:x="26.5mm"/>
          <draw:rect svg:width="1mm" draw:style-name="luka" svg:height="1mm" svg:y="184.5mm" svg:x="25.0mm"/>
          <draw:rect svg:width="1mm" draw:style-name="luka" svg:height="1mm" svg:y="184.5mm" svg:x="23.5mm"/>
          <draw:rect svg:width="1mm" draw:style-name="luka" svg:height="1mm" svg:y="184.5mm" svg:x="22.0mm"/>
          <draw:rect svg:width="1mm" draw:style-name="luka" svg:height="1mm" svg:y="184.5mm" svg:x="20.5mm"/>
          <draw:rect svg:width="1mm" draw:style-name="luka" svg:height="1mm" svg:y="184.5mm" svg:x="19.0mm"/>
          <draw:rect svg:width="1mm" draw:style-name="luka" svg:height="1mm" svg:y="184.5mm" svg:x="17.5mm"/>
          <draw:rect svg:width="1mm" draw:style-name="luka" svg:height="1mm" svg:y="184.5mm" svg:x="16.0mm"/>
          <draw:rect svg:width="1mm" draw:style-name="luka" svg:height="1mm" svg:y="184.5mm" svg:x="14.5mm"/>
          <draw:rect svg:width="1mm" draw:style-name="luka" svg:height="1mm" svg:y="184.5mm" svg:x="13.0mm"/>
          <draw:rect svg:width="1mm" draw:style-name="luka" svg:height="1mm" svg:y="184.5mm" svg:x="11.5mm"/>
          <draw:rect svg:width="1mm" draw:style-name="luka" svg:height="1mm" svg:y="186.0mm" svg:x="47.5mm"/>
          <draw:rect svg:width="1mm" draw:style-name="luka" svg:height="1mm" svg:y="186.0mm" svg:x="46.0mm"/>
          <draw:rect svg:width="1mm" draw:style-name="luka" svg:height="1mm" svg:y="186.0mm" svg:x="44.5mm"/>
          <draw:rect svg:width="1mm" draw:style-name="luka" svg:height="1mm" svg:y="186.0mm" svg:x="43.0mm"/>
          <draw:rect svg:width="1mm" draw:style-name="luka" svg:height="1mm" svg:y="186.0mm" svg:x="41.5mm"/>
          <draw:rect svg:width="1mm" draw:style-name="luka" svg:height="1mm" svg:y="186.0mm" svg:x="40.0mm"/>
          <draw:rect svg:width="1mm" draw:style-name="luka" svg:height="1mm" svg:y="186.0mm" svg:x="38.5mm"/>
          <draw:rect svg:width="1mm" draw:style-name="luka" svg:height="1mm" svg:y="186.0mm" svg:x="37.0mm"/>
          <draw:rect svg:width="1mm" draw:style-name="luka" svg:height="1mm" svg:y="186.0mm" svg:x="35.5mm"/>
          <draw:rect svg:width="1mm" draw:style-name="luka" svg:height="1mm" svg:y="186.0mm" svg:x="34.0mm"/>
          <draw:rect svg:width="1mm" draw:style-name="luka" svg:height="1mm" svg:y="186.0mm" svg:x="32.5mm"/>
          <draw:rect svg:width="1mm" draw:style-name="luka" svg:height="1mm" svg:y="186.0mm" svg:x="31.0mm"/>
          <draw:rect svg:width="1mm" draw:style-name="luka" svg:height="1mm" svg:y="186.0mm" svg:x="29.5mm"/>
          <draw:rect svg:width="1mm" draw:style-name="luka" svg:height="1mm" svg:y="186.0mm" svg:x="28.0mm"/>
          <draw:rect svg:width="1mm" draw:style-name="luka" svg:height="1mm" svg:y="186.0mm" svg:x="26.5mm"/>
          <draw:rect svg:width="1mm" draw:style-name="luka" svg:height="1mm" svg:y="186.0mm" svg:x="25.0mm"/>
          <draw:rect svg:width="1mm" draw:style-name="luka" svg:height="1mm" svg:y="186.0mm" svg:x="23.5mm"/>
          <draw:rect svg:width="1mm" draw:style-name="luka" svg:height="1mm" svg:y="186.0mm" svg:x="22.0mm"/>
          <draw:rect svg:width="1mm" draw:style-name="luka" svg:height="1mm" svg:y="186.0mm" svg:x="20.5mm"/>
          <draw:rect svg:width="1mm" draw:style-name="luka" svg:height="1mm" svg:y="186.0mm" svg:x="19.0mm"/>
          <draw:rect svg:width="1mm" draw:style-name="luka" svg:height="1mm" svg:y="186.0mm" svg:x="17.5mm"/>
          <draw:rect svg:width="1mm" draw:style-name="luka" svg:height="1mm" svg:y="186.0mm" svg:x="16.0mm"/>
          <draw:rect svg:width="1mm" draw:style-name="luka" svg:height="1mm" svg:y="186.0mm" svg:x="14.5mm"/>
          <draw:rect svg:width="1mm" draw:style-name="luka" svg:height="1mm" svg:y="186.0mm" svg:x="13.0mm"/>
          <draw:rect svg:width="1mm" draw:style-name="luka" svg:height="1mm" svg:y="186.0mm" svg:x="11.5mm"/>
          <draw:rect svg:width="1mm" draw:style-name="luka" svg:height="1mm" svg:y="187.5mm" svg:x="47.5mm"/>
          <draw:rect svg:width="1mm" draw:style-name="luka" svg:height="1mm" svg:y="187.5mm" svg:x="46.0mm"/>
          <draw:rect svg:width="1mm" draw:style-name="luka" svg:height="1mm" svg:y="187.5mm" svg:x="44.5mm"/>
          <draw:rect svg:width="1mm" draw:style-name="luka" svg:height="1mm" svg:y="187.5mm" svg:x="43.0mm"/>
          <draw:rect svg:width="1mm" draw:style-name="luka" svg:height="1mm" svg:y="187.5mm" svg:x="41.5mm"/>
          <draw:rect svg:width="1mm" draw:style-name="luka" svg:height="1mm" svg:y="187.5mm" svg:x="40.0mm"/>
          <draw:rect svg:width="1mm" draw:style-name="luka" svg:height="1mm" svg:y="187.5mm" svg:x="38.5mm"/>
          <draw:rect svg:width="1mm" draw:style-name="luka" svg:height="1mm" svg:y="187.5mm" svg:x="37.0mm"/>
          <draw:rect svg:width="1mm" draw:style-name="luka" svg:height="1mm" svg:y="187.5mm" svg:x="35.5mm"/>
          <draw:rect svg:width="1mm" draw:style-name="luka" svg:height="1mm" svg:y="187.5mm" svg:x="34.0mm"/>
          <draw:rect svg:width="1mm" draw:style-name="luka" svg:height="1mm" svg:y="187.5mm" svg:x="32.5mm"/>
          <draw:rect svg:width="1mm" draw:style-name="luka" svg:height="1mm" svg:y="187.5mm" svg:x="31.0mm"/>
          <draw:rect svg:width="1mm" draw:style-name="luka" svg:height="1mm" svg:y="187.5mm" svg:x="29.5mm"/>
          <draw:rect svg:width="1mm" draw:style-name="luka" svg:height="1mm" svg:y="187.5mm" svg:x="28.0mm"/>
          <draw:rect svg:width="1mm" draw:style-name="luka" svg:height="1mm" svg:y="187.5mm" svg:x="26.5mm"/>
          <draw:rect svg:width="1mm" draw:style-name="luka" svg:height="1mm" svg:y="187.5mm" svg:x="25.0mm"/>
          <draw:rect svg:width="1mm" draw:style-name="luka" svg:height="1mm" svg:y="187.5mm" svg:x="23.5mm"/>
          <draw:rect svg:width="1mm" draw:style-name="luka" svg:height="1mm" svg:y="187.5mm" svg:x="22.0mm"/>
          <draw:rect svg:width="1mm" draw:style-name="luka" svg:height="1mm" svg:y="187.5mm" svg:x="20.5mm"/>
          <draw:rect svg:width="1mm" draw:style-name="luka" svg:height="1mm" svg:y="187.5mm" svg:x="19.0mm"/>
          <draw:rect svg:width="1mm" draw:style-name="luka" svg:height="1mm" svg:y="187.5mm" svg:x="17.5mm"/>
          <draw:rect svg:width="1mm" draw:style-name="luka" svg:height="1mm" svg:y="187.5mm" svg:x="16.0mm"/>
          <draw:rect svg:width="1mm" draw:style-name="luka" svg:height="1mm" svg:y="187.5mm" svg:x="14.5mm"/>
          <draw:rect svg:width="1mm" draw:style-name="luka" svg:height="1mm" svg:y="187.5mm" svg:x="13.0mm"/>
          <draw:rect svg:width="1mm" draw:style-name="luka" svg:height="1mm" svg:y="187.5mm" svg:x="11.5mm"/>
          <draw:rect svg:width="1mm" draw:style-name="luka" svg:height="1mm" svg:y="189.0mm" svg:x="47.5mm"/>
          <draw:rect svg:width="1mm" draw:style-name="luka" svg:height="1mm" svg:y="189.0mm" svg:x="46.0mm"/>
          <draw:rect svg:width="1mm" draw:style-name="luka" svg:height="1mm" svg:y="189.0mm" svg:x="44.5mm"/>
          <draw:rect svg:width="1mm" draw:style-name="luka" svg:height="1mm" svg:y="189.0mm" svg:x="43.0mm"/>
          <draw:rect svg:width="1mm" draw:style-name="luka" svg:height="1mm" svg:y="189.0mm" svg:x="41.5mm"/>
          <draw:rect svg:width="1mm" draw:style-name="luka" svg:height="1mm" svg:y="189.0mm" svg:x="40.0mm"/>
          <draw:rect svg:width="1mm" draw:style-name="luka" svg:height="1mm" svg:y="189.0mm" svg:x="38.5mm"/>
          <draw:rect svg:width="1mm" draw:style-name="luka" svg:height="1mm" svg:y="189.0mm" svg:x="37.0mm"/>
          <draw:rect svg:width="1mm" draw:style-name="luka" svg:height="1mm" svg:y="189.0mm" svg:x="35.5mm"/>
          <draw:rect svg:width="1mm" draw:style-name="luka" svg:height="1mm" svg:y="189.0mm" svg:x="34.0mm"/>
          <draw:rect svg:width="1mm" draw:style-name="luka" svg:height="1mm" svg:y="189.0mm" svg:x="32.5mm"/>
          <draw:rect svg:width="1mm" draw:style-name="luka" svg:height="1mm" svg:y="189.0mm" svg:x="31.0mm"/>
          <draw:rect svg:width="1mm" draw:style-name="luka" svg:height="1mm" svg:y="189.0mm" svg:x="29.5mm"/>
          <draw:rect svg:width="1mm" draw:style-name="luka" svg:height="1mm" svg:y="189.0mm" svg:x="28.0mm"/>
          <draw:rect svg:width="1mm" draw:style-name="luka" svg:height="1mm" svg:y="189.0mm" svg:x="26.5mm"/>
          <draw:rect svg:width="1mm" draw:style-name="luka" svg:height="1mm" svg:y="189.0mm" svg:x="25.0mm"/>
          <draw:rect svg:width="1mm" draw:style-name="luka" svg:height="1mm" svg:y="189.0mm" svg:x="23.5mm"/>
          <draw:rect svg:width="1mm" draw:style-name="luka" svg:height="1mm" svg:y="189.0mm" svg:x="22.0mm"/>
          <draw:rect svg:width="1mm" draw:style-name="luka" svg:height="1mm" svg:y="189.0mm" svg:x="20.5mm"/>
          <draw:rect svg:width="1mm" draw:style-name="luka" svg:height="1mm" svg:y="189.0mm" svg:x="19.0mm"/>
          <draw:rect svg:width="1mm" draw:style-name="luka" svg:height="1mm" svg:y="189.0mm" svg:x="17.5mm"/>
          <draw:rect svg:width="1mm" draw:style-name="luka" svg:height="1mm" svg:y="189.0mm" svg:x="16.0mm"/>
          <draw:rect svg:width="1mm" draw:style-name="luka" svg:height="1mm" svg:y="189.0mm" svg:x="14.5mm"/>
          <draw:rect svg:width="1mm" draw:style-name="luka" svg:height="1mm" svg:y="189.0mm" svg:x="13.0mm"/>
          <draw:rect svg:width="1mm" draw:style-name="luka" svg:height="1mm" svg:y="189.0mm" svg:x="11.5mm"/>
          <draw:rect svg:width="1mm" draw:style-name="luka" svg:height="1mm" svg:y="190.5mm" svg:x="47.5mm"/>
          <draw:rect svg:width="1mm" draw:style-name="luka" svg:height="1mm" svg:y="190.5mm" svg:x="46.0mm"/>
          <draw:rect svg:width="1mm" draw:style-name="luka" svg:height="1mm" svg:y="190.5mm" svg:x="44.5mm"/>
          <draw:rect svg:width="1mm" draw:style-name="luka" svg:height="1mm" svg:y="190.5mm" svg:x="43.0mm"/>
          <draw:rect svg:width="1mm" draw:style-name="luka" svg:height="1mm" svg:y="190.5mm" svg:x="41.5mm"/>
          <draw:rect svg:width="1mm" draw:style-name="luka" svg:height="1mm" svg:y="190.5mm" svg:x="40.0mm"/>
          <draw:rect svg:width="1mm" draw:style-name="luka" svg:height="1mm" svg:y="190.5mm" svg:x="38.5mm"/>
          <draw:rect svg:width="1mm" draw:style-name="luka" svg:height="1mm" svg:y="190.5mm" svg:x="37.0mm"/>
          <draw:rect svg:width="1mm" draw:style-name="luka" svg:height="1mm" svg:y="190.5mm" svg:x="35.5mm"/>
          <draw:rect svg:width="1mm" draw:style-name="luka" svg:height="1mm" svg:y="190.5mm" svg:x="34.0mm"/>
          <draw:rect svg:width="1mm" draw:style-name="luka" svg:height="1mm" svg:y="190.5mm" svg:x="32.5mm"/>
          <draw:rect svg:width="1mm" draw:style-name="luka" svg:height="1mm" svg:y="190.5mm" svg:x="31.0mm"/>
          <draw:rect svg:width="1mm" draw:style-name="luka" svg:height="1mm" svg:y="190.5mm" svg:x="29.5mm"/>
          <draw:rect svg:width="1mm" draw:style-name="luka" svg:height="1mm" svg:y="190.5mm" svg:x="28.0mm"/>
          <draw:rect svg:width="1mm" draw:style-name="luka" svg:height="1mm" svg:y="190.5mm" svg:x="26.5mm"/>
          <draw:rect svg:width="1mm" draw:style-name="luka" svg:height="1mm" svg:y="190.5mm" svg:x="25.0mm"/>
          <draw:rect svg:width="1mm" draw:style-name="luka" svg:height="1mm" svg:y="190.5mm" svg:x="23.5mm"/>
          <draw:rect svg:width="1mm" draw:style-name="luka" svg:height="1mm" svg:y="190.5mm" svg:x="22.0mm"/>
          <draw:rect svg:width="1mm" draw:style-name="luka" svg:height="1mm" svg:y="190.5mm" svg:x="20.5mm"/>
          <draw:rect svg:width="1mm" draw:style-name="luka" svg:height="1mm" svg:y="190.5mm" svg:x="19.0mm"/>
          <draw:rect svg:width="1mm" draw:style-name="luka" svg:height="1mm" svg:y="190.5mm" svg:x="17.5mm"/>
          <draw:rect svg:width="1mm" draw:style-name="luka" svg:height="1mm" svg:y="190.5mm" svg:x="16.0mm"/>
          <draw:rect svg:width="1mm" draw:style-name="luka" svg:height="1mm" svg:y="190.5mm" svg:x="14.5mm"/>
          <draw:rect svg:width="1mm" draw:style-name="luka" svg:height="1mm" svg:y="190.5mm" svg:x="13.0mm"/>
          <draw:rect svg:width="1mm" draw:style-name="luka" svg:height="1mm" svg:y="190.5mm" svg:x="11.5mm"/>
          <draw:rect svg:width="1mm" draw:style-name="luka" svg:height="1mm" svg:y="192.0mm" svg:x="47.5mm"/>
          <draw:rect svg:width="1mm" draw:style-name="luka" svg:height="1mm" svg:y="192.0mm" svg:x="46.0mm"/>
          <draw:rect svg:width="1mm" draw:style-name="luka" svg:height="1mm" svg:y="192.0mm" svg:x="44.5mm"/>
          <draw:rect svg:width="1mm" draw:style-name="luka" svg:height="1mm" svg:y="192.0mm" svg:x="43.0mm"/>
          <draw:rect svg:width="1mm" draw:style-name="luka" svg:height="1mm" svg:y="192.0mm" svg:x="41.5mm"/>
          <draw:rect svg:width="1mm" draw:style-name="luka" svg:height="1mm" svg:y="192.0mm" svg:x="40.0mm"/>
          <draw:rect svg:width="1mm" draw:style-name="luka" svg:height="1mm" svg:y="192.0mm" svg:x="38.5mm"/>
          <draw:rect svg:width="1mm" draw:style-name="luka" svg:height="1mm" svg:y="192.0mm" svg:x="37.0mm"/>
          <draw:rect svg:width="1mm" draw:style-name="luka" svg:height="1mm" svg:y="192.0mm" svg:x="35.5mm"/>
          <draw:rect svg:width="1mm" draw:style-name="luka" svg:height="1mm" svg:y="192.0mm" svg:x="34.0mm"/>
          <draw:rect svg:width="1mm" draw:style-name="luka" svg:height="1mm" svg:y="192.0mm" svg:x="32.5mm"/>
          <draw:rect svg:width="1mm" draw:style-name="luka" svg:height="1mm" svg:y="192.0mm" svg:x="31.0mm"/>
          <draw:rect svg:width="1mm" draw:style-name="luka" svg:height="1mm" svg:y="192.0mm" svg:x="29.5mm"/>
          <draw:rect svg:width="1mm" draw:style-name="luka" svg:height="1mm" svg:y="192.0mm" svg:x="28.0mm"/>
          <draw:rect svg:width="1mm" draw:style-name="luka" svg:height="1mm" svg:y="192.0mm" svg:x="26.5mm"/>
          <draw:rect svg:width="1mm" draw:style-name="luka" svg:height="1mm" svg:y="192.0mm" svg:x="25.0mm"/>
          <draw:rect svg:width="1mm" draw:style-name="luka" svg:height="1mm" svg:y="192.0mm" svg:x="23.5mm"/>
          <draw:rect svg:width="1mm" draw:style-name="luka" svg:height="1mm" svg:y="192.0mm" svg:x="22.0mm"/>
          <draw:rect svg:width="1mm" draw:style-name="luka" svg:height="1mm" svg:y="192.0mm" svg:x="20.5mm"/>
          <draw:rect svg:width="1mm" draw:style-name="luka" svg:height="1mm" svg:y="192.0mm" svg:x="19.0mm"/>
          <draw:rect svg:width="1mm" draw:style-name="luka" svg:height="1mm" svg:y="192.0mm" svg:x="17.5mm"/>
          <draw:rect svg:width="1mm" draw:style-name="luka" svg:height="1mm" svg:y="192.0mm" svg:x="16.0mm"/>
          <draw:rect svg:width="1mm" draw:style-name="luka" svg:height="1mm" svg:y="192.0mm" svg:x="14.5mm"/>
          <draw:rect svg:width="1mm" draw:style-name="luka" svg:height="1mm" svg:y="192.0mm" svg:x="13.0mm"/>
          <draw:rect svg:width="1mm" draw:style-name="luka" svg:height="1mm" svg:y="192.0mm" svg:x="11.5mm"/>
          <draw:rect svg:width="1mm" draw:style-name="luka" svg:height="1mm" svg:y="193.5mm" svg:x="47.5mm"/>
          <draw:rect svg:width="1mm" draw:style-name="luka" svg:height="1mm" svg:y="193.5mm" svg:x="46.0mm"/>
          <draw:rect svg:width="1mm" draw:style-name="luka" svg:height="1mm" svg:y="193.5mm" svg:x="44.5mm"/>
          <draw:rect svg:width="1mm" draw:style-name="luka" svg:height="1mm" svg:y="193.5mm" svg:x="43.0mm"/>
          <draw:rect svg:width="1mm" draw:style-name="luka" svg:height="1mm" svg:y="193.5mm" svg:x="41.5mm"/>
          <draw:rect svg:width="1mm" draw:style-name="luka" svg:height="1mm" svg:y="193.5mm" svg:x="40.0mm"/>
          <draw:rect svg:width="1mm" draw:style-name="luka" svg:height="1mm" svg:y="193.5mm" svg:x="38.5mm"/>
          <draw:rect svg:width="1mm" draw:style-name="luka" svg:height="1mm" svg:y="193.5mm" svg:x="37.0mm"/>
          <draw:rect svg:width="1mm" draw:style-name="luka" svg:height="1mm" svg:y="193.5mm" svg:x="35.5mm"/>
          <draw:rect svg:width="1mm" draw:style-name="luka" svg:height="1mm" svg:y="193.5mm" svg:x="34.0mm"/>
          <draw:rect svg:width="1mm" draw:style-name="luka" svg:height="1mm" svg:y="193.5mm" svg:x="32.5mm"/>
          <draw:rect svg:width="1mm" draw:style-name="luka" svg:height="1mm" svg:y="193.5mm" svg:x="31.0mm"/>
          <draw:rect svg:width="1mm" draw:style-name="luka" svg:height="1mm" svg:y="193.5mm" svg:x="29.5mm"/>
          <draw:rect svg:width="1mm" draw:style-name="luka" svg:height="1mm" svg:y="193.5mm" svg:x="28.0mm"/>
          <draw:rect svg:width="1mm" draw:style-name="luka" svg:height="1mm" svg:y="193.5mm" svg:x="26.5mm"/>
          <draw:rect svg:width="1mm" draw:style-name="luka" svg:height="1mm" svg:y="193.5mm" svg:x="25.0mm"/>
          <draw:rect svg:width="1mm" draw:style-name="luka" svg:height="1mm" svg:y="193.5mm" svg:x="23.5mm"/>
          <draw:rect svg:width="1mm" draw:style-name="luka" svg:height="1mm" svg:y="193.5mm" svg:x="22.0mm"/>
          <draw:rect svg:width="1mm" draw:style-name="luka" svg:height="1mm" svg:y="193.5mm" svg:x="20.5mm"/>
          <draw:rect svg:width="1mm" draw:style-name="luka" svg:height="1mm" svg:y="193.5mm" svg:x="19.0mm"/>
          <draw:rect svg:width="1mm" draw:style-name="luka" svg:height="1mm" svg:y="193.5mm" svg:x="17.5mm"/>
          <draw:rect svg:width="1mm" draw:style-name="luka" svg:height="1mm" svg:y="193.5mm" svg:x="16.0mm"/>
          <draw:rect svg:width="1mm" draw:style-name="luka" svg:height="1mm" svg:y="193.5mm" svg:x="14.5mm"/>
          <draw:rect svg:width="1mm" draw:style-name="luka" svg:height="1mm" svg:y="193.5mm" svg:x="13.0mm"/>
          <draw:rect svg:width="1mm" draw:style-name="luka" svg:height="1mm" svg:y="193.5mm" svg:x="11.5mm"/>
          <draw:rect svg:width="1mm" draw:style-name="luka" svg:height="1mm" svg:y="195.0mm" svg:x="47.5mm"/>
          <draw:rect svg:width="1mm" draw:style-name="luka" svg:height="1mm" svg:y="195.0mm" svg:x="46.0mm"/>
          <draw:rect svg:width="1mm" draw:style-name="luka" svg:height="1mm" svg:y="195.0mm" svg:x="44.5mm"/>
          <draw:rect svg:width="1mm" draw:style-name="luka" svg:height="1mm" svg:y="195.0mm" svg:x="43.0mm"/>
          <draw:rect svg:width="1mm" draw:style-name="luka" svg:height="1mm" svg:y="195.0mm" svg:x="41.5mm"/>
          <draw:rect svg:width="1mm" draw:style-name="luka" svg:height="1mm" svg:y="195.0mm" svg:x="40.0mm"/>
          <draw:rect svg:width="1mm" draw:style-name="luka" svg:height="1mm" svg:y="195.0mm" svg:x="38.5mm"/>
          <draw:rect svg:width="1mm" draw:style-name="luka" svg:height="1mm" svg:y="195.0mm" svg:x="37.0mm"/>
          <draw:rect svg:width="1mm" draw:style-name="luka" svg:height="1mm" svg:y="195.0mm" svg:x="35.5mm"/>
          <draw:rect svg:width="1mm" draw:style-name="luka" svg:height="1mm" svg:y="195.0mm" svg:x="34.0mm"/>
          <draw:rect svg:width="1mm" draw:style-name="luka" svg:height="1mm" svg:y="195.0mm" svg:x="32.5mm"/>
          <draw:rect svg:width="1mm" draw:style-name="luka" svg:height="1mm" svg:y="195.0mm" svg:x="31.0mm"/>
          <draw:rect svg:width="1mm" draw:style-name="luka" svg:height="1mm" svg:y="195.0mm" svg:x="29.5mm"/>
          <draw:rect svg:width="1mm" draw:style-name="luka" svg:height="1mm" svg:y="195.0mm" svg:x="28.0mm"/>
          <draw:rect svg:width="1mm" draw:style-name="luka" svg:height="1mm" svg:y="195.0mm" svg:x="26.5mm"/>
          <draw:rect svg:width="1mm" draw:style-name="luka" svg:height="1mm" svg:y="195.0mm" svg:x="25.0mm"/>
          <draw:rect svg:width="1mm" draw:style-name="luka" svg:height="1mm" svg:y="195.0mm" svg:x="23.5mm"/>
          <draw:rect svg:width="1mm" draw:style-name="luka" svg:height="1mm" svg:y="195.0mm" svg:x="22.0mm"/>
          <draw:rect svg:width="1mm" draw:style-name="luka" svg:height="1mm" svg:y="195.0mm" svg:x="20.5mm"/>
          <draw:rect svg:width="1mm" draw:style-name="luka" svg:height="1mm" svg:y="195.0mm" svg:x="19.0mm"/>
          <draw:rect svg:width="1mm" draw:style-name="luka" svg:height="1mm" svg:y="195.0mm" svg:x="17.5mm"/>
          <draw:rect svg:width="1mm" draw:style-name="luka" svg:height="1mm" svg:y="195.0mm" svg:x="16.0mm"/>
          <draw:rect svg:width="1mm" draw:style-name="luka" svg:height="1mm" svg:y="195.0mm" svg:x="14.5mm"/>
          <draw:rect svg:width="1mm" draw:style-name="luka" svg:height="1mm" svg:y="195.0mm" svg:x="13.0mm"/>
          <draw:rect svg:width="1mm" draw:style-name="luka" svg:height="1mm" svg:y="195.0mm" svg:x="11.5mm"/>
          <draw:rect svg:width="1mm" draw:style-name="luka" svg:height="1mm" svg:y="196.5mm" svg:x="47.5mm"/>
          <draw:rect svg:width="1mm" draw:style-name="luka" svg:height="1mm" svg:y="196.5mm" svg:x="46.0mm"/>
          <draw:rect svg:width="1mm" draw:style-name="luka" svg:height="1mm" svg:y="196.5mm" svg:x="44.5mm"/>
          <draw:rect svg:width="1mm" draw:style-name="luka" svg:height="1mm" svg:y="196.5mm" svg:x="43.0mm"/>
          <draw:rect svg:width="1mm" draw:style-name="luka" svg:height="1mm" svg:y="196.5mm" svg:x="41.5mm"/>
          <draw:rect svg:width="1mm" draw:style-name="luka" svg:height="1mm" svg:y="196.5mm" svg:x="40.0mm"/>
          <draw:rect svg:width="1mm" draw:style-name="luka" svg:height="1mm" svg:y="196.5mm" svg:x="38.5mm"/>
          <draw:rect svg:width="1mm" draw:style-name="luka" svg:height="1mm" svg:y="196.5mm" svg:x="37.0mm"/>
          <draw:rect svg:width="1mm" draw:style-name="luka" svg:height="1mm" svg:y="196.5mm" svg:x="35.5mm"/>
          <draw:rect svg:width="1mm" draw:style-name="luka" svg:height="1mm" svg:y="196.5mm" svg:x="34.0mm"/>
          <draw:rect svg:width="1mm" draw:style-name="luka" svg:height="1mm" svg:y="196.5mm" svg:x="32.5mm"/>
          <draw:rect svg:width="1mm" draw:style-name="luka" svg:height="1mm" svg:y="196.5mm" svg:x="31.0mm"/>
          <draw:rect svg:width="1mm" draw:style-name="luka" svg:height="1mm" svg:y="196.5mm" svg:x="29.5mm"/>
          <draw:rect svg:width="1mm" draw:style-name="luka" svg:height="1mm" svg:y="196.5mm" svg:x="28.0mm"/>
          <draw:rect svg:width="1mm" draw:style-name="luka" svg:height="1mm" svg:y="196.5mm" svg:x="26.5mm"/>
          <draw:rect svg:width="1mm" draw:style-name="luka" svg:height="1mm" svg:y="196.5mm" svg:x="25.0mm"/>
          <draw:rect svg:width="1mm" draw:style-name="luka" svg:height="1mm" svg:y="196.5mm" svg:x="23.5mm"/>
          <draw:rect svg:width="1mm" draw:style-name="luka" svg:height="1mm" svg:y="196.5mm" svg:x="22.0mm"/>
          <draw:rect svg:width="1mm" draw:style-name="luka" svg:height="1mm" svg:y="196.5mm" svg:x="20.5mm"/>
          <draw:rect svg:width="1mm" draw:style-name="luka" svg:height="1mm" svg:y="196.5mm" svg:x="19.0mm"/>
          <draw:rect svg:width="1mm" draw:style-name="luka" svg:height="1mm" svg:y="196.5mm" svg:x="17.5mm"/>
          <draw:rect svg:width="1mm" draw:style-name="luka" svg:height="1mm" svg:y="196.5mm" svg:x="16.0mm"/>
          <draw:rect svg:width="1mm" draw:style-name="luka" svg:height="1mm" svg:y="196.5mm" svg:x="14.5mm"/>
          <draw:rect svg:width="1mm" draw:style-name="luka" svg:height="1mm" svg:y="196.5mm" svg:x="13.0mm"/>
          <draw:rect svg:width="1mm" draw:style-name="luka" svg:height="1mm" svg:y="196.5mm" svg:x="11.5mm"/>
          <draw:rect svg:width="1mm" draw:style-name="luka" svg:height="1mm" svg:y="198.0mm" svg:x="47.5mm"/>
          <draw:rect svg:width="1mm" draw:style-name="luka" svg:height="1mm" svg:y="198.0mm" svg:x="46.0mm"/>
          <draw:rect svg:width="1mm" draw:style-name="luka" svg:height="1mm" svg:y="198.0mm" svg:x="44.5mm"/>
          <draw:rect svg:width="1mm" draw:style-name="luka" svg:height="1mm" svg:y="198.0mm" svg:x="43.0mm"/>
          <draw:rect svg:width="1mm" draw:style-name="luka" svg:height="1mm" svg:y="198.0mm" svg:x="41.5mm"/>
          <draw:rect svg:width="1mm" draw:style-name="luka" svg:height="1mm" svg:y="198.0mm" svg:x="40.0mm"/>
          <draw:rect svg:width="1mm" draw:style-name="luka" svg:height="1mm" svg:y="198.0mm" svg:x="38.5mm"/>
          <draw:rect svg:width="1mm" draw:style-name="luka" svg:height="1mm" svg:y="198.0mm" svg:x="37.0mm"/>
          <draw:rect svg:width="1mm" draw:style-name="luka" svg:height="1mm" svg:y="198.0mm" svg:x="35.5mm"/>
          <draw:rect svg:width="1mm" draw:style-name="luka" svg:height="1mm" svg:y="198.0mm" svg:x="34.0mm"/>
          <draw:rect svg:width="1mm" draw:style-name="luka" svg:height="1mm" svg:y="198.0mm" svg:x="32.5mm"/>
          <draw:rect svg:width="1mm" draw:style-name="luka" svg:height="1mm" svg:y="198.0mm" svg:x="31.0mm"/>
          <draw:rect svg:width="1mm" draw:style-name="luka" svg:height="1mm" svg:y="198.0mm" svg:x="29.5mm"/>
          <draw:rect svg:width="1mm" draw:style-name="luka" svg:height="1mm" svg:y="198.0mm" svg:x="28.0mm"/>
          <draw:rect svg:width="1mm" draw:style-name="luka" svg:height="1mm" svg:y="198.0mm" svg:x="26.5mm"/>
          <draw:rect svg:width="1mm" draw:style-name="luka" svg:height="1mm" svg:y="198.0mm" svg:x="25.0mm"/>
          <draw:rect svg:width="1mm" draw:style-name="luka" svg:height="1mm" svg:y="198.0mm" svg:x="23.5mm"/>
          <draw:rect svg:width="1mm" draw:style-name="luka" svg:height="1mm" svg:y="198.0mm" svg:x="22.0mm"/>
          <draw:rect svg:width="1mm" draw:style-name="luka" svg:height="1mm" svg:y="198.0mm" svg:x="20.5mm"/>
          <draw:rect svg:width="1mm" draw:style-name="luka" svg:height="1mm" svg:y="198.0mm" svg:x="19.0mm"/>
          <draw:rect svg:width="1mm" draw:style-name="luka" svg:height="1mm" svg:y="198.0mm" svg:x="17.5mm"/>
          <draw:rect svg:width="1mm" draw:style-name="luka" svg:height="1mm" svg:y="198.0mm" svg:x="16.0mm"/>
          <draw:rect svg:width="1mm" draw:style-name="luka" svg:height="1mm" svg:y="198.0mm" svg:x="14.5mm"/>
          <draw:rect svg:width="1mm" draw:style-name="luka" svg:height="1mm" svg:y="198.0mm" svg:x="13.0mm"/>
          <draw:rect svg:width="1mm" draw:style-name="luka" svg:height="1mm" svg:y="198.0mm" svg:x="11.5mm"/>
          <draw:frame svg:width="60mm" draw:style-name="texto" svg:height="10mm" svg:y="137.5mm" svg:x="55.5mm">
            <draw:text-box>
              <text:p>1 Palo = </text:p>
            </draw:text-box>
          </draw:frame>
        </draw:g>
        <draw:g>
          <draw:rect svg:width="1mm" draw:style-name="palo" svg:height="1mm" svg:y="139.5mm" svg:x="79.5mm"/>
          <draw:frame svg:width="60mm" draw:style-name="texto" svg:height="10mm" svg:y="137.5mm" svg:x="87.5mm">
            <draw:text-box>
              <text:p/>
            </draw:text-box>
          </draw:frame>
        </draw:g>
        <draw:g>
          <draw:rect svg:width="1mm" draw:style-name="palo" svg:height="1mm" svg:y="40.0mm" svg:x="127.5mm"/>
          <draw:frame svg:width="60mm" draw:style-name="texto" svg:height="10mm" svg:y="38mm" svg:x="135.5mm">
            <draw:text-box>
              <text:p>1 Pa	o</text:p>
            </draw:text-box>
          </draw:frame>
        </draw:g>
        <draw:g>
          <draw:rect svg:width="1mm" draw:style-name="palo" svg:height="1mm" svg:y="47.0mm" svg:x="127.5mm"/>
          <draw:frame svg:width="60mm" draw:style-name="texto" svg:height="10mm" svg:y="45.0mm" svg:x="135.5mm">
            <draw:text-box>
              <text:p>Sueldo Secretaria</text:p>
            </draw:text-box>
          </draw:frame>
        </draw:g>
        <draw:g>
          <draw:rect svg:width="1mm" draw:style-name="palo" svg:height="1mm" svg:y="54.0mm" svg:x="127.5mm"/>
          <draw:rect svg:width="1mm" draw:style-name="palo" svg:height="1mm" svg:y="54.0mm" svg:x="126.0mm"/>
          <draw:rect svg:width="1mm" draw:style-name="palo" svg:height="1mm" svg:y="54.0mm" svg:x="124.5mm"/>
          <draw:rect svg:width="1mm" draw:style-name="palo" svg:height="1mm" svg:y="54.0mm" svg:x="123.0mm"/>
          <draw:frame svg:width="60mm" draw:style-name="texto" svg:height="10mm" svg:y="52.0mm" svg:x="135.5mm">
            <draw:text-box>
              <text:p>Sueldo Ejecutivo</text:p>
            </draw:text-box>
          </draw:frame>
        </draw:g>
        <draw:g>
          <draw:rect svg:width="1mm" draw:style-name="palo" svg:height="1mm" svg:y="61.0mm" svg:x="127.5mm"/>
          <draw:rect svg:width="1mm" draw:style-name="palo" svg:height="1mm" svg:y="61.0mm" svg:x="126.0mm"/>
          <draw:rect svg:width="1mm" draw:style-name="palo" svg:height="1mm" svg:y="61.0mm" svg:x="124.5mm"/>
          <draw:rect svg:width="1mm" draw:style-name="palo" svg:height="1mm" svg:y="61.0mm" svg:x="123.0mm"/>
          <draw:rect svg:width="1mm" draw:style-name="palo" svg:height="1mm" svg:y="61.0mm" svg:x="121.5mm"/>
          <draw:rect svg:width="1mm" draw:style-name="palo" svg:height="1mm" svg:y="61.0mm" svg:x="120.0mm"/>
          <draw:rect svg:width="1mm" draw:style-name="palo" svg:height="1mm" svg:y="61.0mm" svg:x="118.5mm"/>
          <draw:rect svg:width="1mm" draw:style-name="palo" svg:height="1mm" svg:y="61.0mm" svg:x="117.0mm"/>
          <draw:rect svg:width="1mm" draw:style-name="palo" svg:height="1mm" svg:y="61.0mm" svg:x="115.5mm"/>
          <draw:frame svg:width="60mm" draw:style-name="texto" svg:height="10mm" svg:y="59.0mm" svg:x="135.5mm">
            <draw:text-box>
              <text:p>Sueldo Gerente</text:p>
            </draw:text-box>
          </draw:frame>
        </draw:g>
        <draw:g>
          <draw:rect svg:width="1mm" draw:style-name="palo" svg:height="1mm" svg:y="68.0mm" svg:x="127.5mm"/>
          <draw:rect svg:width="1mm" draw:style-name="palo" svg:height="1mm" svg:y="68.0mm" svg:x="126.0mm"/>
          <draw:rect svg:width="1mm" draw:style-name="palo" svg:height="1mm" svg:y="68.0mm" svg:x="124.5mm"/>
          <draw:rect svg:width="1mm" draw:style-name="palo" svg:height="1mm" svg:y="68.0mm" svg:x="123.0mm"/>
          <draw:rect svg:width="1mm" draw:style-name="palo" svg:height="1mm" svg:y="68.0mm" svg:x="121.5mm"/>
          <draw:rect svg:width="1mm" draw:style-name="palo" svg:height="1mm" svg:y="68.0mm" svg:x="120.0mm"/>
          <draw:rect svg:width="1mm" draw:style-name="palo" svg:height="1mm" svg:y="68.0mm" svg:x="118.5mm"/>
          <draw:rect svg:width="1mm" draw:style-name="palo" svg:height="1mm" svg:y="68.0mm" svg:x="117.0mm"/>
          <draw:rect svg:width="1mm" draw:style-name="palo" svg:height="1mm" svg:y="68.0mm" svg:x="115.5mm"/>
          <draw:rect svg:width="1mm" draw:style-name="palo" svg:height="1mm" svg:y="68.0mm" svg:x="114.0mm"/>
          <draw:rect svg:width="1mm" draw:style-name="palo" svg:height="1mm" svg:y="68.0mm" svg:x="112.5mm"/>
          <draw:rect svg:width="1mm" draw:style-name="palo" svg:height="1mm" svg:y="68.0mm" svg:x="111.0mm"/>
          <draw:rect svg:width="1mm" draw:style-name="palo" svg:height="1mm" svg:y="68.0mm" svg:x="109.5mm"/>
          <draw:rect svg:width="1mm" draw:style-name="palo" svg:height="1mm" svg:y="68.0mm" svg:x="108.0mm"/>
          <draw:frame svg:width="60mm" draw:style-name="texto" svg:height="10mm" svg:y="66.0mm" svg:x="135.5mm">
            <draw:text-box>
              <text:p>Asignación mensual de un parlamentario</text:p>
            </draw:text-box>
          </draw:frame>
        </draw:g>
        <draw:g>
          <draw:rect svg:width="1mm" draw:style-name="palo" svg:height="1mm" svg:y="75.0mm" svg:x="127.5mm"/>
          <draw:rect svg:width="1mm" draw:style-name="palo" svg:height="1mm" svg:y="75.0mm" svg:x="126.0mm"/>
          <draw:rect svg:width="1mm" draw:style-name="palo" svg:height="1mm" svg:y="75.0mm" svg:x="124.5mm"/>
          <draw:rect svg:width="1mm" draw:style-name="palo" svg:height="1mm" svg:y="75.0mm" svg:x="123.0mm"/>
          <draw:rect svg:width="1mm" draw:style-name="palo" svg:height="1mm" svg:y="75.0mm" svg:x="121.5mm"/>
          <draw:rect svg:width="1mm" draw:style-name="palo" svg:height="1mm" svg:y="75.0mm" svg:x="120.0mm"/>
          <draw:rect svg:width="1mm" draw:style-name="palo" svg:height="1mm" svg:y="75.0mm" svg:x="118.5mm"/>
          <draw:rect svg:width="1mm" draw:style-name="palo" svg:height="1mm" svg:y="75.0mm" svg:x="117.0mm"/>
          <draw:rect svg:width="1mm" draw:style-name="palo" svg:height="1mm" svg:y="75.0mm" svg:x="115.5mm"/>
          <draw:rect svg:width="1mm" draw:style-name="palo" svg:height="1mm" svg:y="75.0mm" svg:x="114.0mm"/>
          <draw:rect svg:width="1mm" draw:style-name="palo" svg:height="1mm" svg:y="75.0mm" svg:x="112.5mm"/>
          <draw:rect svg:width="1mm" draw:style-name="palo" svg:height="1mm" svg:y="75.0mm" svg:x="111.0mm"/>
          <draw:rect svg:width="1mm" draw:style-name="palo" svg:height="1mm" svg:y="75.0mm" svg:x="109.5mm"/>
          <draw:rect svg:width="1mm" draw:style-name="palo" svg:height="1mm" svg:y="75.0mm" svg:x="108.0mm"/>
          <draw:rect svg:width="1mm" draw:style-name="palo" svg:height="1mm" svg:y="75.0mm" svg:x="106.5mm"/>
          <draw:rect svg:width="1mm" draw:style-name="palo" svg:height="1mm" svg:y="75.0mm" svg:x="105.0mm"/>
          <draw:rect svg:width="1mm" draw:style-name="palo" svg:height="1mm" svg:y="75.0mm" svg:x="103.5mm"/>
          <draw:rect svg:width="1mm" draw:style-name="palo" svg:height="1mm" svg:y="75.0mm" svg:x="102.0mm"/>
          <draw:rect svg:width="1mm" draw:style-name="palo" svg:height="1mm" svg:y="75.0mm" svg:x="100.5mm"/>
          <draw:rect svg:width="1mm" draw:style-name="palo" svg:height="1mm" svg:y="75.0mm" svg:x="99.0mm"/>
          <draw:rect svg:width="1mm" draw:style-name="palo" svg:height="1mm" svg:y="75.0mm" svg:x="97.5mm"/>
          <draw:rect svg:width="1mm" draw:style-name="palo" svg:height="1mm" svg:y="75.0mm" svg:x="96.0mm"/>
          <draw:rect svg:width="1mm" draw:style-name="palo" svg:height="1mm" svg:y="75.0mm" svg:x="94.5mm"/>
          <draw:rect svg:width="1mm" draw:style-name="palo" svg:height="1mm" svg:y="75.0mm" svg:x="93.0mm"/>
          <draw:rect svg:width="1mm" draw:style-name="palo" svg:height="1mm" svg:y="75.0mm" svg:x="91.5mm"/>
          <draw:rect svg:width="1mm" draw:style-name="palo" svg:height="1mm" svg:y="76.5mm" svg:x="127.5mm"/>
          <draw:rect svg:width="1mm" draw:style-name="palo" svg:height="1mm" svg:y="76.5mm" svg:x="126.0mm"/>
          <draw:rect svg:width="1mm" draw:style-name="palo" svg:height="1mm" svg:y="76.5mm" svg:x="124.5mm"/>
          <draw:rect svg:width="1mm" draw:style-name="palo" svg:height="1mm" svg:y="76.5mm" svg:x="123.0mm"/>
          <draw:rect svg:width="1mm" draw:style-name="palo" svg:height="1mm" svg:y="76.5mm" svg:x="121.5mm"/>
          <draw:frame svg:width="60mm" draw:style-name="texto" svg:height="10mm" svg:y="73.0mm" svg:x="135.5mm">
            <draw:text-box>
              <text:p>Sueldo Gerente Corporación</text:p>
            </draw:text-box>
          </draw:frame>
        </draw:g>
        <draw:g>
          <draw:rect svg:width="1mm" draw:style-name="palo" svg:height="1mm" svg:y="83.5mm" svg:x="127.5mm"/>
          <draw:rect svg:width="1mm" draw:style-name="palo" svg:height="1mm" svg:y="83.5mm" svg:x="126.0mm"/>
          <draw:rect svg:width="1mm" draw:style-name="palo" svg:height="1mm" svg:y="83.5mm" svg:x="124.5mm"/>
          <draw:rect svg:width="1mm" draw:style-name="palo" svg:height="1mm" svg:y="83.5mm" svg:x="123.0mm"/>
          <draw:rect svg:width="1mm" draw:style-name="palo" svg:height="1mm" svg:y="83.5mm" svg:x="121.5mm"/>
          <draw:rect svg:width="1mm" draw:style-name="palo" svg:height="1mm" svg:y="83.5mm" svg:x="120.0mm"/>
          <draw:rect svg:width="1mm" draw:style-name="palo" svg:height="1mm" svg:y="83.5mm" svg:x="118.5mm"/>
          <draw:rect svg:width="1mm" draw:style-name="palo" svg:height="1mm" svg:y="83.5mm" svg:x="117.0mm"/>
          <draw:rect svg:width="1mm" draw:style-name="palo" svg:height="1mm" svg:y="83.5mm" svg:x="115.5mm"/>
          <draw:rect svg:width="1mm" draw:style-name="palo" svg:height="1mm" svg:y="83.5mm" svg:x="114.0mm"/>
          <draw:rect svg:width="1mm" draw:style-name="palo" svg:height="1mm" svg:y="83.5mm" svg:x="112.5mm"/>
          <draw:rect svg:width="1mm" draw:style-name="palo" svg:height="1mm" svg:y="83.5mm" svg:x="111.0mm"/>
          <draw:rect svg:width="1mm" draw:style-name="palo" svg:height="1mm" svg:y="83.5mm" svg:x="109.5mm"/>
          <draw:rect svg:width="1mm" draw:style-name="palo" svg:height="1mm" svg:y="83.5mm" svg:x="108.0mm"/>
          <draw:rect svg:width="1mm" draw:style-name="palo" svg:height="1mm" svg:y="83.5mm" svg:x="106.5mm"/>
          <draw:rect svg:width="1mm" draw:style-name="palo" svg:height="1mm" svg:y="83.5mm" svg:x="105.0mm"/>
          <draw:rect svg:width="1mm" draw:style-name="palo" svg:height="1mm" svg:y="83.5mm" svg:x="103.5mm"/>
          <draw:rect svg:width="1mm" draw:style-name="palo" svg:height="1mm" svg:y="83.5mm" svg:x="102.0mm"/>
          <draw:rect svg:width="1mm" draw:style-name="palo" svg:height="1mm" svg:y="83.5mm" svg:x="100.5mm"/>
          <draw:rect svg:width="1mm" draw:style-name="palo" svg:height="1mm" svg:y="83.5mm" svg:x="99.0mm"/>
          <draw:rect svg:width="1mm" draw:style-name="palo" svg:height="1mm" svg:y="83.5mm" svg:x="97.5mm"/>
          <draw:rect svg:width="1mm" draw:style-name="palo" svg:height="1mm" svg:y="83.5mm" svg:x="96.0mm"/>
          <draw:rect svg:width="1mm" draw:style-name="palo" svg:height="1mm" svg:y="83.5mm" svg:x="94.5mm"/>
          <draw:rect svg:width="1mm" draw:style-name="palo" svg:height="1mm" svg:y="83.5mm" svg:x="93.0mm"/>
          <draw:rect svg:width="1mm" draw:style-name="palo" svg:height="1mm" svg:y="83.5mm" svg:x="91.5mm"/>
          <draw:rect svg:width="1mm" draw:style-name="palo" svg:height="1mm" svg:y="85.0mm" svg:x="127.5mm"/>
          <draw:rect svg:width="1mm" draw:style-name="palo" svg:height="1mm" svg:y="85.0mm" svg:x="126.0mm"/>
          <draw:rect svg:width="1mm" draw:style-name="palo" svg:height="1mm" svg:y="85.0mm" svg:x="124.5mm"/>
          <draw:rect svg:width="1mm" draw:style-name="palo" svg:height="1mm" svg:y="85.0mm" svg:x="123.0mm"/>
          <draw:rect svg:width="1mm" draw:style-name="palo" svg:height="1mm" svg:y="85.0mm" svg:x="121.5mm"/>
          <draw:rect svg:width="1mm" draw:style-name="palo" svg:height="1mm" svg:y="85.0mm" svg:x="120.0mm"/>
          <draw:rect svg:width="1mm" draw:style-name="palo" svg:height="1mm" svg:y="85.0mm" svg:x="118.5mm"/>
          <draw:rect svg:width="1mm" draw:style-name="palo" svg:height="1mm" svg:y="85.0mm" svg:x="117.0mm"/>
          <draw:rect svg:width="1mm" draw:style-name="palo" svg:height="1mm" svg:y="85.0mm" svg:x="115.5mm"/>
          <draw:rect svg:width="1mm" draw:style-name="palo" svg:height="1mm" svg:y="85.0mm" svg:x="114.0mm"/>
          <draw:rect svg:width="1mm" draw:style-name="palo" svg:height="1mm" svg:y="85.0mm" svg:x="112.5mm"/>
          <draw:rect svg:width="1mm" draw:style-name="palo" svg:height="1mm" svg:y="85.0mm" svg:x="111.0mm"/>
          <draw:rect svg:width="1mm" draw:style-name="palo" svg:height="1mm" svg:y="85.0mm" svg:x="109.5mm"/>
          <draw:rect svg:width="1mm" draw:style-name="palo" svg:height="1mm" svg:y="85.0mm" svg:x="108.0mm"/>
          <draw:rect svg:width="1mm" draw:style-name="palo" svg:height="1mm" svg:y="85.0mm" svg:x="106.5mm"/>
          <draw:rect svg:width="1mm" draw:style-name="palo" svg:height="1mm" svg:y="85.0mm" svg:x="105.0mm"/>
          <draw:rect svg:width="1mm" draw:style-name="palo" svg:height="1mm" svg:y="85.0mm" svg:x="103.5mm"/>
          <draw:rect svg:width="1mm" draw:style-name="palo" svg:height="1mm" svg:y="85.0mm" svg:x="102.0mm"/>
          <draw:rect svg:width="1mm" draw:style-name="palo" svg:height="1mm" svg:y="85.0mm" svg:x="100.5mm"/>
          <draw:rect svg:width="1mm" draw:style-name="palo" svg:height="1mm" svg:y="85.0mm" svg:x="99.0mm"/>
          <draw:rect svg:width="1mm" draw:style-name="palo" svg:height="1mm" svg:y="85.0mm" svg:x="97.5mm"/>
          <draw:rect svg:width="1mm" draw:style-name="palo" svg:height="1mm" svg:y="85.0mm" svg:x="96.0mm"/>
          <draw:rect svg:width="1mm" draw:style-name="palo" svg:height="1mm" svg:y="85.0mm" svg:x="94.5mm"/>
          <draw:rect svg:width="1mm" draw:style-name="palo" svg:height="1mm" svg:y="85.0mm" svg:x="93.0mm"/>
          <draw:rect svg:width="1mm" draw:style-name="palo" svg:height="1mm" svg:y="85.0mm" svg:x="91.5mm"/>
          <draw:rect svg:width="1mm" draw:style-name="palo" svg:height="1mm" svg:y="86.5mm" svg:x="127.5mm"/>
          <draw:rect svg:width="1mm" draw:style-name="palo" svg:height="1mm" svg:y="86.5mm" svg:x="126.0mm"/>
          <draw:rect svg:width="1mm" draw:style-name="palo" svg:height="1mm" svg:y="86.5mm" svg:x="124.5mm"/>
          <draw:rect svg:width="1mm" draw:style-name="palo" svg:height="1mm" svg:y="86.5mm" svg:x="123.0mm"/>
          <draw:rect svg:width="1mm" draw:style-name="palo" svg:height="1mm" svg:y="86.5mm" svg:x="121.5mm"/>
          <draw:rect svg:width="1mm" draw:style-name="palo" svg:height="1mm" svg:y="86.5mm" svg:x="120.0mm"/>
          <draw:rect svg:width="1mm" draw:style-name="palo" svg:height="1mm" svg:y="86.5mm" svg:x="118.5mm"/>
          <draw:rect svg:width="1mm" draw:style-name="palo" svg:height="1mm" svg:y="86.5mm" svg:x="117.0mm"/>
          <draw:rect svg:width="1mm" draw:style-name="palo" svg:height="1mm" svg:y="86.5mm" svg:x="115.5mm"/>
          <draw:rect svg:width="1mm" draw:style-name="palo" svg:height="1mm" svg:y="86.5mm" svg:x="114.0mm"/>
          <draw:frame svg:width="60mm" draw:style-name="texto" svg:height="10mm" svg:y="81.5mm" svg:x="135.5mm">
            <draw:text-box>
              <text:p>Departamente 1 ambiente en Santiago</text:p>
            </draw:text-box>
          </draw:frame>
        </draw:g>
        <draw:g>
          <draw:rect svg:width="1mm" draw:style-name="palo" svg:height="1mm" svg:y="93.5mm" svg:x="127.5mm"/>
          <draw:rect svg:width="1mm" draw:style-name="palo" svg:height="1mm" svg:y="93.5mm" svg:x="126.0mm"/>
          <draw:rect svg:width="1mm" draw:style-name="palo" svg:height="1mm" svg:y="93.5mm" svg:x="124.5mm"/>
          <draw:rect svg:width="1mm" draw:style-name="palo" svg:height="1mm" svg:y="93.5mm" svg:x="123.0mm"/>
          <draw:rect svg:width="1mm" draw:style-name="palo" svg:height="1mm" svg:y="93.5mm" svg:x="121.5mm"/>
          <draw:rect svg:width="1mm" draw:style-name="palo" svg:height="1mm" svg:y="93.5mm" svg:x="120.0mm"/>
          <draw:rect svg:width="1mm" draw:style-name="palo" svg:height="1mm" svg:y="93.5mm" svg:x="118.5mm"/>
          <draw:rect svg:width="1mm" draw:style-name="palo" svg:height="1mm" svg:y="93.5mm" svg:x="117.0mm"/>
          <draw:rect svg:width="1mm" draw:style-name="palo" svg:height="1mm" svg:y="93.5mm" svg:x="115.5mm"/>
          <draw:rect svg:width="1mm" draw:style-name="palo" svg:height="1mm" svg:y="93.5mm" svg:x="114.0mm"/>
          <draw:rect svg:width="1mm" draw:style-name="palo" svg:height="1mm" svg:y="93.5mm" svg:x="112.5mm"/>
          <draw:rect svg:width="1mm" draw:style-name="palo" svg:height="1mm" svg:y="93.5mm" svg:x="111.0mm"/>
          <draw:rect svg:width="1mm" draw:style-name="palo" svg:height="1mm" svg:y="93.5mm" svg:x="109.5mm"/>
          <draw:rect svg:width="1mm" draw:style-name="palo" svg:height="1mm" svg:y="93.5mm" svg:x="108.0mm"/>
          <draw:rect svg:width="1mm" draw:style-name="palo" svg:height="1mm" svg:y="93.5mm" svg:x="106.5mm"/>
          <draw:rect svg:width="1mm" draw:style-name="palo" svg:height="1mm" svg:y="93.5mm" svg:x="105.0mm"/>
          <draw:rect svg:width="1mm" draw:style-name="palo" svg:height="1mm" svg:y="93.5mm" svg:x="103.5mm"/>
          <draw:rect svg:width="1mm" draw:style-name="palo" svg:height="1mm" svg:y="93.5mm" svg:x="102.0mm"/>
          <draw:rect svg:width="1mm" draw:style-name="palo" svg:height="1mm" svg:y="93.5mm" svg:x="100.5mm"/>
          <draw:rect svg:width="1mm" draw:style-name="palo" svg:height="1mm" svg:y="93.5mm" svg:x="99.0mm"/>
          <draw:rect svg:width="1mm" draw:style-name="palo" svg:height="1mm" svg:y="93.5mm" svg:x="97.5mm"/>
          <draw:rect svg:width="1mm" draw:style-name="palo" svg:height="1mm" svg:y="93.5mm" svg:x="96.0mm"/>
          <draw:rect svg:width="1mm" draw:style-name="palo" svg:height="1mm" svg:y="93.5mm" svg:x="94.5mm"/>
          <draw:rect svg:width="1mm" draw:style-name="palo" svg:height="1mm" svg:y="93.5mm" svg:x="93.0mm"/>
          <draw:rect svg:width="1mm" draw:style-name="palo" svg:height="1mm" svg:y="93.5mm" svg:x="91.5mm"/>
          <draw:rect svg:width="1mm" draw:style-name="palo" svg:height="1mm" svg:y="95.0mm" svg:x="127.5mm"/>
          <draw:rect svg:width="1mm" draw:style-name="palo" svg:height="1mm" svg:y="95.0mm" svg:x="126.0mm"/>
          <draw:rect svg:width="1mm" draw:style-name="palo" svg:height="1mm" svg:y="95.0mm" svg:x="124.5mm"/>
          <draw:rect svg:width="1mm" draw:style-name="palo" svg:height="1mm" svg:y="95.0mm" svg:x="123.0mm"/>
          <draw:rect svg:width="1mm" draw:style-name="palo" svg:height="1mm" svg:y="95.0mm" svg:x="121.5mm"/>
          <draw:rect svg:width="1mm" draw:style-name="palo" svg:height="1mm" svg:y="95.0mm" svg:x="120.0mm"/>
          <draw:rect svg:width="1mm" draw:style-name="palo" svg:height="1mm" svg:y="95.0mm" svg:x="118.5mm"/>
          <draw:rect svg:width="1mm" draw:style-name="palo" svg:height="1mm" svg:y="95.0mm" svg:x="117.0mm"/>
          <draw:rect svg:width="1mm" draw:style-name="palo" svg:height="1mm" svg:y="95.0mm" svg:x="115.5mm"/>
          <draw:rect svg:width="1mm" draw:style-name="palo" svg:height="1mm" svg:y="95.0mm" svg:x="114.0mm"/>
          <draw:rect svg:width="1mm" draw:style-name="palo" svg:height="1mm" svg:y="95.0mm" svg:x="112.5mm"/>
          <draw:rect svg:width="1mm" draw:style-name="palo" svg:height="1mm" svg:y="95.0mm" svg:x="111.0mm"/>
          <draw:rect svg:width="1mm" draw:style-name="palo" svg:height="1mm" svg:y="95.0mm" svg:x="109.5mm"/>
          <draw:rect svg:width="1mm" draw:style-name="palo" svg:height="1mm" svg:y="95.0mm" svg:x="108.0mm"/>
          <draw:rect svg:width="1mm" draw:style-name="palo" svg:height="1mm" svg:y="95.0mm" svg:x="106.5mm"/>
          <draw:rect svg:width="1mm" draw:style-name="palo" svg:height="1mm" svg:y="95.0mm" svg:x="105.0mm"/>
          <draw:rect svg:width="1mm" draw:style-name="palo" svg:height="1mm" svg:y="95.0mm" svg:x="103.5mm"/>
          <draw:rect svg:width="1mm" draw:style-name="palo" svg:height="1mm" svg:y="95.0mm" svg:x="102.0mm"/>
          <draw:rect svg:width="1mm" draw:style-name="palo" svg:height="1mm" svg:y="95.0mm" svg:x="100.5mm"/>
          <draw:rect svg:width="1mm" draw:style-name="palo" svg:height="1mm" svg:y="95.0mm" svg:x="99.0mm"/>
          <draw:rect svg:width="1mm" draw:style-name="palo" svg:height="1mm" svg:y="95.0mm" svg:x="97.5mm"/>
          <draw:rect svg:width="1mm" draw:style-name="palo" svg:height="1mm" svg:y="95.0mm" svg:x="96.0mm"/>
          <draw:rect svg:width="1mm" draw:style-name="palo" svg:height="1mm" svg:y="95.0mm" svg:x="94.5mm"/>
          <draw:rect svg:width="1mm" draw:style-name="palo" svg:height="1mm" svg:y="95.0mm" svg:x="93.0mm"/>
          <draw:rect svg:width="1mm" draw:style-name="palo" svg:height="1mm" svg:y="95.0mm" svg:x="91.5mm"/>
          <draw:rect svg:width="1mm" draw:style-name="palo" svg:height="1mm" svg:y="96.5mm" svg:x="127.5mm"/>
          <draw:rect svg:width="1mm" draw:style-name="palo" svg:height="1mm" svg:y="96.5mm" svg:x="126.0mm"/>
          <draw:rect svg:width="1mm" draw:style-name="palo" svg:height="1mm" svg:y="96.5mm" svg:x="124.5mm"/>
          <draw:rect svg:width="1mm" draw:style-name="palo" svg:height="1mm" svg:y="96.5mm" svg:x="123.0mm"/>
          <draw:rect svg:width="1mm" draw:style-name="palo" svg:height="1mm" svg:y="96.5mm" svg:x="121.5mm"/>
          <draw:rect svg:width="1mm" draw:style-name="palo" svg:height="1mm" svg:y="96.5mm" svg:x="120.0mm"/>
          <draw:rect svg:width="1mm" draw:style-name="palo" svg:height="1mm" svg:y="96.5mm" svg:x="118.5mm"/>
          <draw:rect svg:width="1mm" draw:style-name="palo" svg:height="1mm" svg:y="96.5mm" svg:x="117.0mm"/>
          <draw:rect svg:width="1mm" draw:style-name="palo" svg:height="1mm" svg:y="96.5mm" svg:x="115.5mm"/>
          <draw:rect svg:width="1mm" draw:style-name="palo" svg:height="1mm" svg:y="96.5mm" svg:x="114.0mm"/>
          <draw:rect svg:width="1mm" draw:style-name="palo" svg:height="1mm" svg:y="96.5mm" svg:x="112.5mm"/>
          <draw:rect svg:width="1mm" draw:style-name="palo" svg:height="1mm" svg:y="96.5mm" svg:x="111.0mm"/>
          <draw:rect svg:width="1mm" draw:style-name="palo" svg:height="1mm" svg:y="96.5mm" svg:x="109.5mm"/>
          <draw:rect svg:width="1mm" draw:style-name="palo" svg:height="1mm" svg:y="96.5mm" svg:x="108.0mm"/>
          <draw:rect svg:width="1mm" draw:style-name="palo" svg:height="1mm" svg:y="96.5mm" svg:x="106.5mm"/>
          <draw:rect svg:width="1mm" draw:style-name="palo" svg:height="1mm" svg:y="96.5mm" svg:x="105.0mm"/>
          <draw:rect svg:width="1mm" draw:style-name="palo" svg:height="1mm" svg:y="96.5mm" svg:x="103.5mm"/>
          <draw:rect svg:width="1mm" draw:style-name="palo" svg:height="1mm" svg:y="96.5mm" svg:x="102.0mm"/>
          <draw:rect svg:width="1mm" draw:style-name="palo" svg:height="1mm" svg:y="96.5mm" svg:x="100.5mm"/>
          <draw:rect svg:width="1mm" draw:style-name="palo" svg:height="1mm" svg:y="96.5mm" svg:x="99.0mm"/>
          <draw:rect svg:width="1mm" draw:style-name="palo" svg:height="1mm" svg:y="96.5mm" svg:x="97.5mm"/>
          <draw:rect svg:width="1mm" draw:style-name="palo" svg:height="1mm" svg:y="96.5mm" svg:x="96.0mm"/>
          <draw:rect svg:width="1mm" draw:style-name="palo" svg:height="1mm" svg:y="96.5mm" svg:x="94.5mm"/>
          <draw:rect svg:width="1mm" draw:style-name="palo" svg:height="1mm" svg:y="96.5mm" svg:x="93.0mm"/>
          <draw:rect svg:width="1mm" draw:style-name="palo" svg:height="1mm" svg:y="96.5mm" svg:x="91.5mm"/>
          <draw:rect svg:width="1mm" draw:style-name="palo" svg:height="1mm" svg:y="98.0mm" svg:x="127.5mm"/>
          <draw:rect svg:width="1mm" draw:style-name="palo" svg:height="1mm" svg:y="98.0mm" svg:x="126.0mm"/>
          <draw:rect svg:width="1mm" draw:style-name="palo" svg:height="1mm" svg:y="98.0mm" svg:x="124.5mm"/>
          <draw:rect svg:width="1mm" draw:style-name="palo" svg:height="1mm" svg:y="98.0mm" svg:x="123.0mm"/>
          <draw:rect svg:width="1mm" draw:style-name="palo" svg:height="1mm" svg:y="98.0mm" svg:x="121.5mm"/>
          <draw:rect svg:width="1mm" draw:style-name="palo" svg:height="1mm" svg:y="98.0mm" svg:x="120.0mm"/>
          <draw:rect svg:width="1mm" draw:style-name="palo" svg:height="1mm" svg:y="98.0mm" svg:x="118.5mm"/>
          <draw:rect svg:width="1mm" draw:style-name="palo" svg:height="1mm" svg:y="98.0mm" svg:x="117.0mm"/>
          <draw:rect svg:width="1mm" draw:style-name="palo" svg:height="1mm" svg:y="98.0mm" svg:x="115.5mm"/>
          <draw:rect svg:width="1mm" draw:style-name="palo" svg:height="1mm" svg:y="98.0mm" svg:x="114.0mm"/>
          <draw:rect svg:width="1mm" draw:style-name="palo" svg:height="1mm" svg:y="98.0mm" svg:x="112.5mm"/>
          <draw:rect svg:width="1mm" draw:style-name="palo" svg:height="1mm" svg:y="98.0mm" svg:x="111.0mm"/>
          <draw:rect svg:width="1mm" draw:style-name="palo" svg:height="1mm" svg:y="98.0mm" svg:x="109.5mm"/>
          <draw:rect svg:width="1mm" draw:style-name="palo" svg:height="1mm" svg:y="98.0mm" svg:x="108.0mm"/>
          <draw:rect svg:width="1mm" draw:style-name="palo" svg:height="1mm" svg:y="98.0mm" svg:x="106.5mm"/>
          <draw:rect svg:width="1mm" draw:style-name="palo" svg:height="1mm" svg:y="98.0mm" svg:x="105.0mm"/>
          <draw:rect svg:width="1mm" draw:style-name="palo" svg:height="1mm" svg:y="98.0mm" svg:x="103.5mm"/>
          <draw:rect svg:width="1mm" draw:style-name="palo" svg:height="1mm" svg:y="98.0mm" svg:x="102.0mm"/>
          <draw:rect svg:width="1mm" draw:style-name="palo" svg:height="1mm" svg:y="98.0mm" svg:x="100.5mm"/>
          <draw:rect svg:width="1mm" draw:style-name="palo" svg:height="1mm" svg:y="98.0mm" svg:x="99.0mm"/>
          <draw:rect svg:width="1mm" draw:style-name="palo" svg:height="1mm" svg:y="98.0mm" svg:x="97.5mm"/>
          <draw:rect svg:width="1mm" draw:style-name="palo" svg:height="1mm" svg:y="98.0mm" svg:x="96.0mm"/>
          <draw:rect svg:width="1mm" draw:style-name="palo" svg:height="1mm" svg:y="98.0mm" svg:x="94.5mm"/>
          <draw:rect svg:width="1mm" draw:style-name="palo" svg:height="1mm" svg:y="98.0mm" svg:x="93.0mm"/>
          <draw:rect svg:width="1mm" draw:style-name="palo" svg:height="1mm" svg:y="98.0mm" svg:x="91.5mm"/>
          <draw:rect svg:width="1mm" draw:style-name="palo" svg:height="1mm" svg:y="99.5mm" svg:x="127.5mm"/>
          <draw:rect svg:width="1mm" draw:style-name="palo" svg:height="1mm" svg:y="99.5mm" svg:x="126.0mm"/>
          <draw:rect svg:width="1mm" draw:style-name="palo" svg:height="1mm" svg:y="99.5mm" svg:x="124.5mm"/>
          <draw:rect svg:width="1mm" draw:style-name="palo" svg:height="1mm" svg:y="99.5mm" svg:x="123.0mm"/>
          <draw:rect svg:width="1mm" draw:style-name="palo" svg:height="1mm" svg:y="99.5mm" svg:x="121.5mm"/>
          <draw:rect svg:width="1mm" draw:style-name="palo" svg:height="1mm" svg:y="99.5mm" svg:x="120.0mm"/>
          <draw:rect svg:width="1mm" draw:style-name="palo" svg:height="1mm" svg:y="99.5mm" svg:x="118.5mm"/>
          <draw:rect svg:width="1mm" draw:style-name="palo" svg:height="1mm" svg:y="99.5mm" svg:x="117.0mm"/>
          <draw:rect svg:width="1mm" draw:style-name="palo" svg:height="1mm" svg:y="99.5mm" svg:x="115.5mm"/>
          <draw:rect svg:width="1mm" draw:style-name="palo" svg:height="1mm" svg:y="99.5mm" svg:x="114.0mm"/>
          <draw:rect svg:width="1mm" draw:style-name="palo" svg:height="1mm" svg:y="99.5mm" svg:x="112.5mm"/>
          <draw:rect svg:width="1mm" draw:style-name="palo" svg:height="1mm" svg:y="99.5mm" svg:x="111.0mm"/>
          <draw:rect svg:width="1mm" draw:style-name="palo" svg:height="1mm" svg:y="99.5mm" svg:x="109.5mm"/>
          <draw:rect svg:width="1mm" draw:style-name="palo" svg:height="1mm" svg:y="99.5mm" svg:x="108.0mm"/>
          <draw:rect svg:width="1mm" draw:style-name="palo" svg:height="1mm" svg:y="99.5mm" svg:x="106.5mm"/>
          <draw:rect svg:width="1mm" draw:style-name="palo" svg:height="1mm" svg:y="99.5mm" svg:x="105.0mm"/>
          <draw:rect svg:width="1mm" draw:style-name="palo" svg:height="1mm" svg:y="99.5mm" svg:x="103.5mm"/>
          <draw:rect svg:width="1mm" draw:style-name="palo" svg:height="1mm" svg:y="99.5mm" svg:x="102.0mm"/>
          <draw:rect svg:width="1mm" draw:style-name="palo" svg:height="1mm" svg:y="99.5mm" svg:x="100.5mm"/>
          <draw:rect svg:width="1mm" draw:style-name="palo" svg:height="1mm" svg:y="99.5mm" svg:x="99.0mm"/>
          <draw:rect svg:width="1mm" draw:style-name="palo" svg:height="1mm" svg:y="99.5mm" svg:x="97.5mm"/>
          <draw:rect svg:width="1mm" draw:style-name="palo" svg:height="1mm" svg:y="99.5mm" svg:x="96.0mm"/>
          <draw:rect svg:width="1mm" draw:style-name="palo" svg:height="1mm" svg:y="99.5mm" svg:x="94.5mm"/>
          <draw:rect svg:width="1mm" draw:style-name="palo" svg:height="1mm" svg:y="99.5mm" svg:x="93.0mm"/>
          <draw:rect svg:width="1mm" draw:style-name="palo" svg:height="1mm" svg:y="99.5mm" svg:x="91.5mm"/>
          <draw:rect svg:width="1mm" draw:style-name="palo" svg:height="1mm" svg:y="101.0mm" svg:x="127.5mm"/>
          <draw:rect svg:width="1mm" draw:style-name="palo" svg:height="1mm" svg:y="101.0mm" svg:x="126.0mm"/>
          <draw:rect svg:width="1mm" draw:style-name="palo" svg:height="1mm" svg:y="101.0mm" svg:x="124.5mm"/>
          <draw:rect svg:width="1mm" draw:style-name="palo" svg:height="1mm" svg:y="101.0mm" svg:x="123.0mm"/>
          <draw:rect svg:width="1mm" draw:style-name="palo" svg:height="1mm" svg:y="101.0mm" svg:x="121.5mm"/>
          <draw:rect svg:width="1mm" draw:style-name="palo" svg:height="1mm" svg:y="101.0mm" svg:x="120.0mm"/>
          <draw:rect svg:width="1mm" draw:style-name="palo" svg:height="1mm" svg:y="101.0mm" svg:x="118.5mm"/>
          <draw:rect svg:width="1mm" draw:style-name="palo" svg:height="1mm" svg:y="101.0mm" svg:x="117.0mm"/>
          <draw:rect svg:width="1mm" draw:style-name="palo" svg:height="1mm" svg:y="101.0mm" svg:x="115.5mm"/>
          <draw:rect svg:width="1mm" draw:style-name="palo" svg:height="1mm" svg:y="101.0mm" svg:x="114.0mm"/>
          <draw:rect svg:width="1mm" draw:style-name="palo" svg:height="1mm" svg:y="101.0mm" svg:x="112.5mm"/>
          <draw:rect svg:width="1mm" draw:style-name="palo" svg:height="1mm" svg:y="101.0mm" svg:x="111.0mm"/>
          <draw:rect svg:width="1mm" draw:style-name="palo" svg:height="1mm" svg:y="101.0mm" svg:x="109.5mm"/>
          <draw:rect svg:width="1mm" draw:style-name="palo" svg:height="1mm" svg:y="101.0mm" svg:x="108.0mm"/>
          <draw:rect svg:width="1mm" draw:style-name="palo" svg:height="1mm" svg:y="101.0mm" svg:x="106.5mm"/>
          <draw:rect svg:width="1mm" draw:style-name="palo" svg:height="1mm" svg:y="101.0mm" svg:x="105.0mm"/>
          <draw:rect svg:width="1mm" draw:style-name="palo" svg:height="1mm" svg:y="101.0mm" svg:x="103.5mm"/>
          <draw:rect svg:width="1mm" draw:style-name="palo" svg:height="1mm" svg:y="101.0mm" svg:x="102.0mm"/>
          <draw:rect svg:width="1mm" draw:style-name="palo" svg:height="1mm" svg:y="101.0mm" svg:x="100.5mm"/>
          <draw:rect svg:width="1mm" draw:style-name="palo" svg:height="1mm" svg:y="101.0mm" svg:x="99.0mm"/>
          <draw:rect svg:width="1mm" draw:style-name="palo" svg:height="1mm" svg:y="101.0mm" svg:x="97.5mm"/>
          <draw:rect svg:width="1mm" draw:style-name="palo" svg:height="1mm" svg:y="101.0mm" svg:x="96.0mm"/>
          <draw:rect svg:width="1mm" draw:style-name="palo" svg:height="1mm" svg:y="101.0mm" svg:x="94.5mm"/>
          <draw:rect svg:width="1mm" draw:style-name="palo" svg:height="1mm" svg:y="101.0mm" svg:x="93.0mm"/>
          <draw:rect svg:width="1mm" draw:style-name="palo" svg:height="1mm" svg:y="101.0mm" svg:x="91.5mm"/>
          <draw:rect svg:width="1mm" draw:style-name="palo" svg:height="1mm" svg:y="102.5mm" svg:x="127.5mm"/>
          <draw:rect svg:width="1mm" draw:style-name="palo" svg:height="1mm" svg:y="102.5mm" svg:x="126.0mm"/>
          <draw:rect svg:width="1mm" draw:style-name="palo" svg:height="1mm" svg:y="102.5mm" svg:x="124.5mm"/>
          <draw:rect svg:width="1mm" draw:style-name="palo" svg:height="1mm" svg:y="102.5mm" svg:x="123.0mm"/>
          <draw:rect svg:width="1mm" draw:style-name="palo" svg:height="1mm" svg:y="102.5mm" svg:x="121.5mm"/>
          <draw:rect svg:width="1mm" draw:style-name="palo" svg:height="1mm" svg:y="102.5mm" svg:x="120.0mm"/>
          <draw:rect svg:width="1mm" draw:style-name="palo" svg:height="1mm" svg:y="102.5mm" svg:x="118.5mm"/>
          <draw:rect svg:width="1mm" draw:style-name="palo" svg:height="1mm" svg:y="102.5mm" svg:x="117.0mm"/>
          <draw:rect svg:width="1mm" draw:style-name="palo" svg:height="1mm" svg:y="102.5mm" svg:x="115.5mm"/>
          <draw:rect svg:width="1mm" draw:style-name="palo" svg:height="1mm" svg:y="102.5mm" svg:x="114.0mm"/>
          <draw:rect svg:width="1mm" draw:style-name="palo" svg:height="1mm" svg:y="102.5mm" svg:x="112.5mm"/>
          <draw:rect svg:width="1mm" draw:style-name="palo" svg:height="1mm" svg:y="102.5mm" svg:x="111.0mm"/>
          <draw:rect svg:width="1mm" draw:style-name="palo" svg:height="1mm" svg:y="102.5mm" svg:x="109.5mm"/>
          <draw:rect svg:width="1mm" draw:style-name="palo" svg:height="1mm" svg:y="102.5mm" svg:x="108.0mm"/>
          <draw:rect svg:width="1mm" draw:style-name="palo" svg:height="1mm" svg:y="102.5mm" svg:x="106.5mm"/>
          <draw:rect svg:width="1mm" draw:style-name="palo" svg:height="1mm" svg:y="102.5mm" svg:x="105.0mm"/>
          <draw:rect svg:width="1mm" draw:style-name="palo" svg:height="1mm" svg:y="102.5mm" svg:x="103.5mm"/>
          <draw:rect svg:width="1mm" draw:style-name="palo" svg:height="1mm" svg:y="102.5mm" svg:x="102.0mm"/>
          <draw:rect svg:width="1mm" draw:style-name="palo" svg:height="1mm" svg:y="102.5mm" svg:x="100.5mm"/>
          <draw:rect svg:width="1mm" draw:style-name="palo" svg:height="1mm" svg:y="102.5mm" svg:x="99.0mm"/>
          <draw:rect svg:width="1mm" draw:style-name="palo" svg:height="1mm" svg:y="102.5mm" svg:x="97.5mm"/>
          <draw:rect svg:width="1mm" draw:style-name="palo" svg:height="1mm" svg:y="102.5mm" svg:x="96.0mm"/>
          <draw:rect svg:width="1mm" draw:style-name="palo" svg:height="1mm" svg:y="102.5mm" svg:x="94.5mm"/>
          <draw:rect svg:width="1mm" draw:style-name="palo" svg:height="1mm" svg:y="102.5mm" svg:x="93.0mm"/>
          <draw:rect svg:width="1mm" draw:style-name="palo" svg:height="1mm" svg:y="102.5mm" svg:x="91.5mm"/>
          <draw:rect svg:width="1mm" draw:style-name="palo" svg:height="1mm" svg:y="104.0mm" svg:x="127.5mm"/>
          <draw:rect svg:width="1mm" draw:style-name="palo" svg:height="1mm" svg:y="104.0mm" svg:x="126.0mm"/>
          <draw:rect svg:width="1mm" draw:style-name="palo" svg:height="1mm" svg:y="104.0mm" svg:x="124.5mm"/>
          <draw:rect svg:width="1mm" draw:style-name="palo" svg:height="1mm" svg:y="104.0mm" svg:x="123.0mm"/>
          <draw:rect svg:width="1mm" draw:style-name="palo" svg:height="1mm" svg:y="104.0mm" svg:x="121.5mm"/>
          <draw:rect svg:width="1mm" draw:style-name="palo" svg:height="1mm" svg:y="104.0mm" svg:x="120.0mm"/>
          <draw:rect svg:width="1mm" draw:style-name="palo" svg:height="1mm" svg:y="104.0mm" svg:x="118.5mm"/>
          <draw:rect svg:width="1mm" draw:style-name="palo" svg:height="1mm" svg:y="104.0mm" svg:x="117.0mm"/>
          <draw:rect svg:width="1mm" draw:style-name="palo" svg:height="1mm" svg:y="104.0mm" svg:x="115.5mm"/>
          <draw:rect svg:width="1mm" draw:style-name="palo" svg:height="1mm" svg:y="104.0mm" svg:x="114.0mm"/>
          <draw:rect svg:width="1mm" draw:style-name="palo" svg:height="1mm" svg:y="104.0mm" svg:x="112.5mm"/>
          <draw:rect svg:width="1mm" draw:style-name="palo" svg:height="1mm" svg:y="104.0mm" svg:x="111.0mm"/>
          <draw:rect svg:width="1mm" draw:style-name="palo" svg:height="1mm" svg:y="104.0mm" svg:x="109.5mm"/>
          <draw:rect svg:width="1mm" draw:style-name="palo" svg:height="1mm" svg:y="104.0mm" svg:x="108.0mm"/>
          <draw:rect svg:width="1mm" draw:style-name="palo" svg:height="1mm" svg:y="104.0mm" svg:x="106.5mm"/>
          <draw:rect svg:width="1mm" draw:style-name="palo" svg:height="1mm" svg:y="104.0mm" svg:x="105.0mm"/>
          <draw:rect svg:width="1mm" draw:style-name="palo" svg:height="1mm" svg:y="104.0mm" svg:x="103.5mm"/>
          <draw:rect svg:width="1mm" draw:style-name="palo" svg:height="1mm" svg:y="104.0mm" svg:x="102.0mm"/>
          <draw:rect svg:width="1mm" draw:style-name="palo" svg:height="1mm" svg:y="104.0mm" svg:x="100.5mm"/>
          <draw:rect svg:width="1mm" draw:style-name="palo" svg:height="1mm" svg:y="104.0mm" svg:x="99.0mm"/>
          <draw:rect svg:width="1mm" draw:style-name="palo" svg:height="1mm" svg:y="104.0mm" svg:x="97.5mm"/>
          <draw:rect svg:width="1mm" draw:style-name="palo" svg:height="1mm" svg:y="104.0mm" svg:x="96.0mm"/>
          <draw:rect svg:width="1mm" draw:style-name="palo" svg:height="1mm" svg:y="104.0mm" svg:x="94.5mm"/>
          <draw:rect svg:width="1mm" draw:style-name="palo" svg:height="1mm" svg:y="104.0mm" svg:x="93.0mm"/>
          <draw:rect svg:width="1mm" draw:style-name="palo" svg:height="1mm" svg:y="104.0mm" svg:x="91.5mm"/>
          <draw:rect svg:width="1mm" draw:style-name="palo" svg:height="1mm" svg:y="105.5mm" svg:x="127.5mm"/>
          <draw:rect svg:width="1mm" draw:style-name="palo" svg:height="1mm" svg:y="105.5mm" svg:x="126.0mm"/>
          <draw:rect svg:width="1mm" draw:style-name="palo" svg:height="1mm" svg:y="105.5mm" svg:x="124.5mm"/>
          <draw:rect svg:width="1mm" draw:style-name="palo" svg:height="1mm" svg:y="105.5mm" svg:x="123.0mm"/>
          <draw:rect svg:width="1mm" draw:style-name="palo" svg:height="1mm" svg:y="105.5mm" svg:x="121.5mm"/>
          <draw:rect svg:width="1mm" draw:style-name="palo" svg:height="1mm" svg:y="105.5mm" svg:x="120.0mm"/>
          <draw:rect svg:width="1mm" draw:style-name="palo" svg:height="1mm" svg:y="105.5mm" svg:x="118.5mm"/>
          <draw:rect svg:width="1mm" draw:style-name="palo" svg:height="1mm" svg:y="105.5mm" svg:x="117.0mm"/>
          <draw:rect svg:width="1mm" draw:style-name="palo" svg:height="1mm" svg:y="105.5mm" svg:x="115.5mm"/>
          <draw:rect svg:width="1mm" draw:style-name="palo" svg:height="1mm" svg:y="105.5mm" svg:x="114.0mm"/>
          <draw:rect svg:width="1mm" draw:style-name="palo" svg:height="1mm" svg:y="105.5mm" svg:x="112.5mm"/>
          <draw:rect svg:width="1mm" draw:style-name="palo" svg:height="1mm" svg:y="105.5mm" svg:x="111.0mm"/>
          <draw:rect svg:width="1mm" draw:style-name="palo" svg:height="1mm" svg:y="105.5mm" svg:x="109.5mm"/>
          <draw:rect svg:width="1mm" draw:style-name="palo" svg:height="1mm" svg:y="105.5mm" svg:x="108.0mm"/>
          <draw:rect svg:width="1mm" draw:style-name="palo" svg:height="1mm" svg:y="105.5mm" svg:x="106.5mm"/>
          <draw:rect svg:width="1mm" draw:style-name="palo" svg:height="1mm" svg:y="105.5mm" svg:x="105.0mm"/>
          <draw:rect svg:width="1mm" draw:style-name="palo" svg:height="1mm" svg:y="105.5mm" svg:x="103.5mm"/>
          <draw:rect svg:width="1mm" draw:style-name="palo" svg:height="1mm" svg:y="105.5mm" svg:x="102.0mm"/>
          <draw:rect svg:width="1mm" draw:style-name="palo" svg:height="1mm" svg:y="105.5mm" svg:x="100.5mm"/>
          <draw:rect svg:width="1mm" draw:style-name="palo" svg:height="1mm" svg:y="105.5mm" svg:x="99.0mm"/>
          <draw:rect svg:width="1mm" draw:style-name="palo" svg:height="1mm" svg:y="105.5mm" svg:x="97.5mm"/>
          <draw:rect svg:width="1mm" draw:style-name="palo" svg:height="1mm" svg:y="105.5mm" svg:x="96.0mm"/>
          <draw:rect svg:width="1mm" draw:style-name="palo" svg:height="1mm" svg:y="105.5mm" svg:x="94.5mm"/>
          <draw:rect svg:width="1mm" draw:style-name="palo" svg:height="1mm" svg:y="105.5mm" svg:x="93.0mm"/>
          <draw:rect svg:width="1mm" draw:style-name="palo" svg:height="1mm" svg:y="105.5mm" svg:x="91.5mm"/>
          <draw:rect svg:width="1mm" draw:style-name="palo" svg:height="1mm" svg:y="107.0mm" svg:x="127.5mm"/>
          <draw:rect svg:width="1mm" draw:style-name="palo" svg:height="1mm" svg:y="107.0mm" svg:x="126.0mm"/>
          <draw:rect svg:width="1mm" draw:style-name="palo" svg:height="1mm" svg:y="107.0mm" svg:x="124.5mm"/>
          <draw:rect svg:width="1mm" draw:style-name="palo" svg:height="1mm" svg:y="107.0mm" svg:x="123.0mm"/>
          <draw:rect svg:width="1mm" draw:style-name="palo" svg:height="1mm" svg:y="107.0mm" svg:x="121.5mm"/>
          <draw:rect svg:width="1mm" draw:style-name="palo" svg:height="1mm" svg:y="107.0mm" svg:x="120.0mm"/>
          <draw:rect svg:width="1mm" draw:style-name="palo" svg:height="1mm" svg:y="107.0mm" svg:x="118.5mm"/>
          <draw:rect svg:width="1mm" draw:style-name="palo" svg:height="1mm" svg:y="107.0mm" svg:x="117.0mm"/>
          <draw:rect svg:width="1mm" draw:style-name="palo" svg:height="1mm" svg:y="107.0mm" svg:x="115.5mm"/>
          <draw:rect svg:width="1mm" draw:style-name="palo" svg:height="1mm" svg:y="107.0mm" svg:x="114.0mm"/>
          <draw:rect svg:width="1mm" draw:style-name="palo" svg:height="1mm" svg:y="107.0mm" svg:x="112.5mm"/>
          <draw:rect svg:width="1mm" draw:style-name="palo" svg:height="1mm" svg:y="107.0mm" svg:x="111.0mm"/>
          <draw:rect svg:width="1mm" draw:style-name="palo" svg:height="1mm" svg:y="107.0mm" svg:x="109.5mm"/>
          <draw:rect svg:width="1mm" draw:style-name="palo" svg:height="1mm" svg:y="107.0mm" svg:x="108.0mm"/>
          <draw:rect svg:width="1mm" draw:style-name="palo" svg:height="1mm" svg:y="107.0mm" svg:x="106.5mm"/>
          <draw:rect svg:width="1mm" draw:style-name="palo" svg:height="1mm" svg:y="107.0mm" svg:x="105.0mm"/>
          <draw:rect svg:width="1mm" draw:style-name="palo" svg:height="1mm" svg:y="107.0mm" svg:x="103.5mm"/>
          <draw:rect svg:width="1mm" draw:style-name="palo" svg:height="1mm" svg:y="107.0mm" svg:x="102.0mm"/>
          <draw:rect svg:width="1mm" draw:style-name="palo" svg:height="1mm" svg:y="107.0mm" svg:x="100.5mm"/>
          <draw:rect svg:width="1mm" draw:style-name="palo" svg:height="1mm" svg:y="107.0mm" svg:x="99.0mm"/>
          <draw:rect svg:width="1mm" draw:style-name="palo" svg:height="1mm" svg:y="107.0mm" svg:x="97.5mm"/>
          <draw:rect svg:width="1mm" draw:style-name="palo" svg:height="1mm" svg:y="107.0mm" svg:x="96.0mm"/>
          <draw:rect svg:width="1mm" draw:style-name="palo" svg:height="1mm" svg:y="107.0mm" svg:x="94.5mm"/>
          <draw:rect svg:width="1mm" draw:style-name="palo" svg:height="1mm" svg:y="107.0mm" svg:x="93.0mm"/>
          <draw:rect svg:width="1mm" draw:style-name="palo" svg:height="1mm" svg:y="107.0mm" svg:x="91.5mm"/>
          <draw:rect svg:width="1mm" draw:style-name="palo" svg:height="1mm" svg:y="108.5mm" svg:x="127.5mm"/>
          <draw:rect svg:width="1mm" draw:style-name="palo" svg:height="1mm" svg:y="108.5mm" svg:x="126.0mm"/>
          <draw:rect svg:width="1mm" draw:style-name="palo" svg:height="1mm" svg:y="108.5mm" svg:x="124.5mm"/>
          <draw:rect svg:width="1mm" draw:style-name="palo" svg:height="1mm" svg:y="108.5mm" svg:x="123.0mm"/>
          <draw:rect svg:width="1mm" draw:style-name="palo" svg:height="1mm" svg:y="108.5mm" svg:x="121.5mm"/>
          <draw:rect svg:width="1mm" draw:style-name="palo" svg:height="1mm" svg:y="108.5mm" svg:x="120.0mm"/>
          <draw:rect svg:width="1mm" draw:style-name="palo" svg:height="1mm" svg:y="108.5mm" svg:x="118.5mm"/>
          <draw:rect svg:width="1mm" draw:style-name="palo" svg:height="1mm" svg:y="108.5mm" svg:x="117.0mm"/>
          <draw:rect svg:width="1mm" draw:style-name="palo" svg:height="1mm" svg:y="108.5mm" svg:x="115.5mm"/>
          <draw:rect svg:width="1mm" draw:style-name="palo" svg:height="1mm" svg:y="108.5mm" svg:x="114.0mm"/>
          <draw:rect svg:width="1mm" draw:style-name="palo" svg:height="1mm" svg:y="108.5mm" svg:x="112.5mm"/>
          <draw:rect svg:width="1mm" draw:style-name="palo" svg:height="1mm" svg:y="108.5mm" svg:x="111.0mm"/>
          <draw:rect svg:width="1mm" draw:style-name="palo" svg:height="1mm" svg:y="108.5mm" svg:x="109.5mm"/>
          <draw:rect svg:width="1mm" draw:style-name="palo" svg:height="1mm" svg:y="108.5mm" svg:x="108.0mm"/>
          <draw:rect svg:width="1mm" draw:style-name="palo" svg:height="1mm" svg:y="108.5mm" svg:x="106.5mm"/>
          <draw:rect svg:width="1mm" draw:style-name="palo" svg:height="1mm" svg:y="108.5mm" svg:x="105.0mm"/>
          <draw:rect svg:width="1mm" draw:style-name="palo" svg:height="1mm" svg:y="108.5mm" svg:x="103.5mm"/>
          <draw:rect svg:width="1mm" draw:style-name="palo" svg:height="1mm" svg:y="108.5mm" svg:x="102.0mm"/>
          <draw:rect svg:width="1mm" draw:style-name="palo" svg:height="1mm" svg:y="108.5mm" svg:x="100.5mm"/>
          <draw:rect svg:width="1mm" draw:style-name="palo" svg:height="1mm" svg:y="108.5mm" svg:x="99.0mm"/>
          <draw:rect svg:width="1mm" draw:style-name="palo" svg:height="1mm" svg:y="108.5mm" svg:x="97.5mm"/>
          <draw:rect svg:width="1mm" draw:style-name="palo" svg:height="1mm" svg:y="108.5mm" svg:x="96.0mm"/>
          <draw:rect svg:width="1mm" draw:style-name="palo" svg:height="1mm" svg:y="108.5mm" svg:x="94.5mm"/>
          <draw:rect svg:width="1mm" draw:style-name="palo" svg:height="1mm" svg:y="108.5mm" svg:x="93.0mm"/>
          <draw:rect svg:width="1mm" draw:style-name="palo" svg:height="1mm" svg:y="108.5mm" svg:x="91.5mm"/>
          <draw:rect svg:width="1mm" draw:style-name="palo" svg:height="1mm" svg:y="110.0mm" svg:x="127.5mm"/>
          <draw:rect svg:width="1mm" draw:style-name="palo" svg:height="1mm" svg:y="110.0mm" svg:x="126.0mm"/>
          <draw:rect svg:width="1mm" draw:style-name="palo" svg:height="1mm" svg:y="110.0mm" svg:x="124.5mm"/>
          <draw:rect svg:width="1mm" draw:style-name="palo" svg:height="1mm" svg:y="110.0mm" svg:x="123.0mm"/>
          <draw:rect svg:width="1mm" draw:style-name="palo" svg:height="1mm" svg:y="110.0mm" svg:x="121.5mm"/>
          <draw:rect svg:width="1mm" draw:style-name="palo" svg:height="1mm" svg:y="110.0mm" svg:x="120.0mm"/>
          <draw:rect svg:width="1mm" draw:style-name="palo" svg:height="1mm" svg:y="110.0mm" svg:x="118.5mm"/>
          <draw:rect svg:width="1mm" draw:style-name="palo" svg:height="1mm" svg:y="110.0mm" svg:x="117.0mm"/>
          <draw:rect svg:width="1mm" draw:style-name="palo" svg:height="1mm" svg:y="110.0mm" svg:x="115.5mm"/>
          <draw:rect svg:width="1mm" draw:style-name="palo" svg:height="1mm" svg:y="110.0mm" svg:x="114.0mm"/>
          <draw:rect svg:width="1mm" draw:style-name="palo" svg:height="1mm" svg:y="110.0mm" svg:x="112.5mm"/>
          <draw:rect svg:width="1mm" draw:style-name="palo" svg:height="1mm" svg:y="110.0mm" svg:x="111.0mm"/>
          <draw:rect svg:width="1mm" draw:style-name="palo" svg:height="1mm" svg:y="110.0mm" svg:x="109.5mm"/>
          <draw:rect svg:width="1mm" draw:style-name="palo" svg:height="1mm" svg:y="110.0mm" svg:x="108.0mm"/>
          <draw:rect svg:width="1mm" draw:style-name="palo" svg:height="1mm" svg:y="110.0mm" svg:x="106.5mm"/>
          <draw:rect svg:width="1mm" draw:style-name="palo" svg:height="1mm" svg:y="110.0mm" svg:x="105.0mm"/>
          <draw:rect svg:width="1mm" draw:style-name="palo" svg:height="1mm" svg:y="110.0mm" svg:x="103.5mm"/>
          <draw:rect svg:width="1mm" draw:style-name="palo" svg:height="1mm" svg:y="110.0mm" svg:x="102.0mm"/>
          <draw:rect svg:width="1mm" draw:style-name="palo" svg:height="1mm" svg:y="110.0mm" svg:x="100.5mm"/>
          <draw:rect svg:width="1mm" draw:style-name="palo" svg:height="1mm" svg:y="110.0mm" svg:x="99.0mm"/>
          <draw:rect svg:width="1mm" draw:style-name="palo" svg:height="1mm" svg:y="110.0mm" svg:x="97.5mm"/>
          <draw:frame svg:width="60mm" draw:style-name="texto" svg:height="10mm" svg:y="91.5mm" svg:x="135.5mm">
            <draw:text-box>
              <text:p>Costo anual de un diputado</text:p>
            </draw:text-box>
          </draw:frame>
        </draw:g>
        <draw:g>
          <draw:rect svg:width="1mm" draw:style-name="palo" svg:height="1mm" svg:y="117.0mm" svg:x="127.5mm"/>
          <draw:rect svg:width="1mm" draw:style-name="palo" svg:height="1mm" svg:y="117.0mm" svg:x="126.0mm"/>
          <draw:rect svg:width="1mm" draw:style-name="palo" svg:height="1mm" svg:y="117.0mm" svg:x="124.5mm"/>
          <draw:rect svg:width="1mm" draw:style-name="palo" svg:height="1mm" svg:y="117.0mm" svg:x="123.0mm"/>
          <draw:rect svg:width="1mm" draw:style-name="palo" svg:height="1mm" svg:y="117.0mm" svg:x="121.5mm"/>
          <draw:rect svg:width="1mm" draw:style-name="palo" svg:height="1mm" svg:y="117.0mm" svg:x="120.0mm"/>
          <draw:rect svg:width="1mm" draw:style-name="palo" svg:height="1mm" svg:y="117.0mm" svg:x="118.5mm"/>
          <draw:rect svg:width="1mm" draw:style-name="palo" svg:height="1mm" svg:y="117.0mm" svg:x="117.0mm"/>
          <draw:rect svg:width="1mm" draw:style-name="palo" svg:height="1mm" svg:y="117.0mm" svg:x="115.5mm"/>
          <draw:rect svg:width="1mm" draw:style-name="palo" svg:height="1mm" svg:y="117.0mm" svg:x="114.0mm"/>
          <draw:rect svg:width="1mm" draw:style-name="palo" svg:height="1mm" svg:y="117.0mm" svg:x="112.5mm"/>
          <draw:rect svg:width="1mm" draw:style-name="palo" svg:height="1mm" svg:y="117.0mm" svg:x="111.0mm"/>
          <draw:rect svg:width="1mm" draw:style-name="palo" svg:height="1mm" svg:y="117.0mm" svg:x="109.5mm"/>
          <draw:rect svg:width="1mm" draw:style-name="palo" svg:height="1mm" svg:y="117.0mm" svg:x="108.0mm"/>
          <draw:rect svg:width="1mm" draw:style-name="palo" svg:height="1mm" svg:y="117.0mm" svg:x="106.5mm"/>
          <draw:rect svg:width="1mm" draw:style-name="palo" svg:height="1mm" svg:y="117.0mm" svg:x="105.0mm"/>
          <draw:rect svg:width="1mm" draw:style-name="palo" svg:height="1mm" svg:y="117.0mm" svg:x="103.5mm"/>
          <draw:rect svg:width="1mm" draw:style-name="palo" svg:height="1mm" svg:y="117.0mm" svg:x="102.0mm"/>
          <draw:rect svg:width="1mm" draw:style-name="palo" svg:height="1mm" svg:y="117.0mm" svg:x="100.5mm"/>
          <draw:rect svg:width="1mm" draw:style-name="palo" svg:height="1mm" svg:y="117.0mm" svg:x="99.0mm"/>
          <draw:rect svg:width="1mm" draw:style-name="palo" svg:height="1mm" svg:y="117.0mm" svg:x="97.5mm"/>
          <draw:rect svg:width="1mm" draw:style-name="palo" svg:height="1mm" svg:y="117.0mm" svg:x="96.0mm"/>
          <draw:rect svg:width="1mm" draw:style-name="palo" svg:height="1mm" svg:y="117.0mm" svg:x="94.5mm"/>
          <draw:rect svg:width="1mm" draw:style-name="palo" svg:height="1mm" svg:y="117.0mm" svg:x="93.0mm"/>
          <draw:rect svg:width="1mm" draw:style-name="palo" svg:height="1mm" svg:y="117.0mm" svg:x="91.5mm"/>
          <draw:rect svg:width="1mm" draw:style-name="palo" svg:height="1mm" svg:y="118.5mm" svg:x="127.5mm"/>
          <draw:rect svg:width="1mm" draw:style-name="palo" svg:height="1mm" svg:y="118.5mm" svg:x="126.0mm"/>
          <draw:rect svg:width="1mm" draw:style-name="palo" svg:height="1mm" svg:y="118.5mm" svg:x="124.5mm"/>
          <draw:rect svg:width="1mm" draw:style-name="palo" svg:height="1mm" svg:y="118.5mm" svg:x="123.0mm"/>
          <draw:rect svg:width="1mm" draw:style-name="palo" svg:height="1mm" svg:y="118.5mm" svg:x="121.5mm"/>
          <draw:rect svg:width="1mm" draw:style-name="palo" svg:height="1mm" svg:y="118.5mm" svg:x="120.0mm"/>
          <draw:rect svg:width="1mm" draw:style-name="palo" svg:height="1mm" svg:y="118.5mm" svg:x="118.5mm"/>
          <draw:rect svg:width="1mm" draw:style-name="palo" svg:height="1mm" svg:y="118.5mm" svg:x="117.0mm"/>
          <draw:rect svg:width="1mm" draw:style-name="palo" svg:height="1mm" svg:y="118.5mm" svg:x="115.5mm"/>
          <draw:rect svg:width="1mm" draw:style-name="palo" svg:height="1mm" svg:y="118.5mm" svg:x="114.0mm"/>
          <draw:rect svg:width="1mm" draw:style-name="palo" svg:height="1mm" svg:y="118.5mm" svg:x="112.5mm"/>
          <draw:rect svg:width="1mm" draw:style-name="palo" svg:height="1mm" svg:y="118.5mm" svg:x="111.0mm"/>
          <draw:rect svg:width="1mm" draw:style-name="palo" svg:height="1mm" svg:y="118.5mm" svg:x="109.5mm"/>
          <draw:rect svg:width="1mm" draw:style-name="palo" svg:height="1mm" svg:y="118.5mm" svg:x="108.0mm"/>
          <draw:rect svg:width="1mm" draw:style-name="palo" svg:height="1mm" svg:y="118.5mm" svg:x="106.5mm"/>
          <draw:rect svg:width="1mm" draw:style-name="palo" svg:height="1mm" svg:y="118.5mm" svg:x="105.0mm"/>
          <draw:rect svg:width="1mm" draw:style-name="palo" svg:height="1mm" svg:y="118.5mm" svg:x="103.5mm"/>
          <draw:rect svg:width="1mm" draw:style-name="palo" svg:height="1mm" svg:y="118.5mm" svg:x="102.0mm"/>
          <draw:rect svg:width="1mm" draw:style-name="palo" svg:height="1mm" svg:y="118.5mm" svg:x="100.5mm"/>
          <draw:rect svg:width="1mm" draw:style-name="palo" svg:height="1mm" svg:y="118.5mm" svg:x="99.0mm"/>
          <draw:rect svg:width="1mm" draw:style-name="palo" svg:height="1mm" svg:y="118.5mm" svg:x="97.5mm"/>
          <draw:rect svg:width="1mm" draw:style-name="palo" svg:height="1mm" svg:y="118.5mm" svg:x="96.0mm"/>
          <draw:rect svg:width="1mm" draw:style-name="palo" svg:height="1mm" svg:y="118.5mm" svg:x="94.5mm"/>
          <draw:rect svg:width="1mm" draw:style-name="palo" svg:height="1mm" svg:y="118.5mm" svg:x="93.0mm"/>
          <draw:rect svg:width="1mm" draw:style-name="palo" svg:height="1mm" svg:y="118.5mm" svg:x="91.5mm"/>
          <draw:rect svg:width="1mm" draw:style-name="palo" svg:height="1mm" svg:y="120.0mm" svg:x="127.5mm"/>
          <draw:rect svg:width="1mm" draw:style-name="palo" svg:height="1mm" svg:y="120.0mm" svg:x="126.0mm"/>
          <draw:rect svg:width="1mm" draw:style-name="palo" svg:height="1mm" svg:y="120.0mm" svg:x="124.5mm"/>
          <draw:rect svg:width="1mm" draw:style-name="palo" svg:height="1mm" svg:y="120.0mm" svg:x="123.0mm"/>
          <draw:rect svg:width="1mm" draw:style-name="palo" svg:height="1mm" svg:y="120.0mm" svg:x="121.5mm"/>
          <draw:rect svg:width="1mm" draw:style-name="palo" svg:height="1mm" svg:y="120.0mm" svg:x="120.0mm"/>
          <draw:rect svg:width="1mm" draw:style-name="palo" svg:height="1mm" svg:y="120.0mm" svg:x="118.5mm"/>
          <draw:rect svg:width="1mm" draw:style-name="palo" svg:height="1mm" svg:y="120.0mm" svg:x="117.0mm"/>
          <draw:rect svg:width="1mm" draw:style-name="palo" svg:height="1mm" svg:y="120.0mm" svg:x="115.5mm"/>
          <draw:rect svg:width="1mm" draw:style-name="palo" svg:height="1mm" svg:y="120.0mm" svg:x="114.0mm"/>
          <draw:rect svg:width="1mm" draw:style-name="palo" svg:height="1mm" svg:y="120.0mm" svg:x="112.5mm"/>
          <draw:rect svg:width="1mm" draw:style-name="palo" svg:height="1mm" svg:y="120.0mm" svg:x="111.0mm"/>
          <draw:rect svg:width="1mm" draw:style-name="palo" svg:height="1mm" svg:y="120.0mm" svg:x="109.5mm"/>
          <draw:rect svg:width="1mm" draw:style-name="palo" svg:height="1mm" svg:y="120.0mm" svg:x="108.0mm"/>
          <draw:rect svg:width="1mm" draw:style-name="palo" svg:height="1mm" svg:y="120.0mm" svg:x="106.5mm"/>
          <draw:rect svg:width="1mm" draw:style-name="palo" svg:height="1mm" svg:y="120.0mm" svg:x="105.0mm"/>
          <draw:rect svg:width="1mm" draw:style-name="palo" svg:height="1mm" svg:y="120.0mm" svg:x="103.5mm"/>
          <draw:rect svg:width="1mm" draw:style-name="palo" svg:height="1mm" svg:y="120.0mm" svg:x="102.0mm"/>
          <draw:rect svg:width="1mm" draw:style-name="palo" svg:height="1mm" svg:y="120.0mm" svg:x="100.5mm"/>
          <draw:rect svg:width="1mm" draw:style-name="palo" svg:height="1mm" svg:y="120.0mm" svg:x="99.0mm"/>
          <draw:rect svg:width="1mm" draw:style-name="palo" svg:height="1mm" svg:y="120.0mm" svg:x="97.5mm"/>
          <draw:rect svg:width="1mm" draw:style-name="palo" svg:height="1mm" svg:y="120.0mm" svg:x="96.0mm"/>
          <draw:rect svg:width="1mm" draw:style-name="palo" svg:height="1mm" svg:y="120.0mm" svg:x="94.5mm"/>
          <draw:rect svg:width="1mm" draw:style-name="palo" svg:height="1mm" svg:y="120.0mm" svg:x="93.0mm"/>
          <draw:rect svg:width="1mm" draw:style-name="palo" svg:height="1mm" svg:y="120.0mm" svg:x="91.5mm"/>
          <draw:rect svg:width="1mm" draw:style-name="palo" svg:height="1mm" svg:y="121.5mm" svg:x="127.5mm"/>
          <draw:rect svg:width="1mm" draw:style-name="palo" svg:height="1mm" svg:y="121.5mm" svg:x="126.0mm"/>
          <draw:rect svg:width="1mm" draw:style-name="palo" svg:height="1mm" svg:y="121.5mm" svg:x="124.5mm"/>
          <draw:rect svg:width="1mm" draw:style-name="palo" svg:height="1mm" svg:y="121.5mm" svg:x="123.0mm"/>
          <draw:rect svg:width="1mm" draw:style-name="palo" svg:height="1mm" svg:y="121.5mm" svg:x="121.5mm"/>
          <draw:rect svg:width="1mm" draw:style-name="palo" svg:height="1mm" svg:y="121.5mm" svg:x="120.0mm"/>
          <draw:rect svg:width="1mm" draw:style-name="palo" svg:height="1mm" svg:y="121.5mm" svg:x="118.5mm"/>
          <draw:rect svg:width="1mm" draw:style-name="palo" svg:height="1mm" svg:y="121.5mm" svg:x="117.0mm"/>
          <draw:rect svg:width="1mm" draw:style-name="palo" svg:height="1mm" svg:y="121.5mm" svg:x="115.5mm"/>
          <draw:rect svg:width="1mm" draw:style-name="palo" svg:height="1mm" svg:y="121.5mm" svg:x="114.0mm"/>
          <draw:rect svg:width="1mm" draw:style-name="palo" svg:height="1mm" svg:y="121.5mm" svg:x="112.5mm"/>
          <draw:rect svg:width="1mm" draw:style-name="palo" svg:height="1mm" svg:y="121.5mm" svg:x="111.0mm"/>
          <draw:rect svg:width="1mm" draw:style-name="palo" svg:height="1mm" svg:y="121.5mm" svg:x="109.5mm"/>
          <draw:rect svg:width="1mm" draw:style-name="palo" svg:height="1mm" svg:y="121.5mm" svg:x="108.0mm"/>
          <draw:rect svg:width="1mm" draw:style-name="palo" svg:height="1mm" svg:y="121.5mm" svg:x="106.5mm"/>
          <draw:rect svg:width="1mm" draw:style-name="palo" svg:height="1mm" svg:y="121.5mm" svg:x="105.0mm"/>
          <draw:rect svg:width="1mm" draw:style-name="palo" svg:height="1mm" svg:y="121.5mm" svg:x="103.5mm"/>
          <draw:rect svg:width="1mm" draw:style-name="palo" svg:height="1mm" svg:y="121.5mm" svg:x="102.0mm"/>
          <draw:rect svg:width="1mm" draw:style-name="palo" svg:height="1mm" svg:y="121.5mm" svg:x="100.5mm"/>
          <draw:rect svg:width="1mm" draw:style-name="palo" svg:height="1mm" svg:y="121.5mm" svg:x="99.0mm"/>
          <draw:rect svg:width="1mm" draw:style-name="palo" svg:height="1mm" svg:y="121.5mm" svg:x="97.5mm"/>
          <draw:rect svg:width="1mm" draw:style-name="palo" svg:height="1mm" svg:y="121.5mm" svg:x="96.0mm"/>
          <draw:rect svg:width="1mm" draw:style-name="palo" svg:height="1mm" svg:y="121.5mm" svg:x="94.5mm"/>
          <draw:rect svg:width="1mm" draw:style-name="palo" svg:height="1mm" svg:y="121.5mm" svg:x="93.0mm"/>
          <draw:rect svg:width="1mm" draw:style-name="palo" svg:height="1mm" svg:y="121.5mm" svg:x="91.5mm"/>
          <draw:rect svg:width="1mm" draw:style-name="palo" svg:height="1mm" svg:y="123.0mm" svg:x="127.5mm"/>
          <draw:rect svg:width="1mm" draw:style-name="palo" svg:height="1mm" svg:y="123.0mm" svg:x="126.0mm"/>
          <draw:rect svg:width="1mm" draw:style-name="palo" svg:height="1mm" svg:y="123.0mm" svg:x="124.5mm"/>
          <draw:rect svg:width="1mm" draw:style-name="palo" svg:height="1mm" svg:y="123.0mm" svg:x="123.0mm"/>
          <draw:rect svg:width="1mm" draw:style-name="palo" svg:height="1mm" svg:y="123.0mm" svg:x="121.5mm"/>
          <draw:rect svg:width="1mm" draw:style-name="palo" svg:height="1mm" svg:y="123.0mm" svg:x="120.0mm"/>
          <draw:rect svg:width="1mm" draw:style-name="palo" svg:height="1mm" svg:y="123.0mm" svg:x="118.5mm"/>
          <draw:rect svg:width="1mm" draw:style-name="palo" svg:height="1mm" svg:y="123.0mm" svg:x="117.0mm"/>
          <draw:rect svg:width="1mm" draw:style-name="palo" svg:height="1mm" svg:y="123.0mm" svg:x="115.5mm"/>
          <draw:rect svg:width="1mm" draw:style-name="palo" svg:height="1mm" svg:y="123.0mm" svg:x="114.0mm"/>
          <draw:rect svg:width="1mm" draw:style-name="palo" svg:height="1mm" svg:y="123.0mm" svg:x="112.5mm"/>
          <draw:rect svg:width="1mm" draw:style-name="palo" svg:height="1mm" svg:y="123.0mm" svg:x="111.0mm"/>
          <draw:rect svg:width="1mm" draw:style-name="palo" svg:height="1mm" svg:y="123.0mm" svg:x="109.5mm"/>
          <draw:rect svg:width="1mm" draw:style-name="palo" svg:height="1mm" svg:y="123.0mm" svg:x="108.0mm"/>
          <draw:rect svg:width="1mm" draw:style-name="palo" svg:height="1mm" svg:y="123.0mm" svg:x="106.5mm"/>
          <draw:rect svg:width="1mm" draw:style-name="palo" svg:height="1mm" svg:y="123.0mm" svg:x="105.0mm"/>
          <draw:rect svg:width="1mm" draw:style-name="palo" svg:height="1mm" svg:y="123.0mm" svg:x="103.5mm"/>
          <draw:rect svg:width="1mm" draw:style-name="palo" svg:height="1mm" svg:y="123.0mm" svg:x="102.0mm"/>
          <draw:rect svg:width="1mm" draw:style-name="palo" svg:height="1mm" svg:y="123.0mm" svg:x="100.5mm"/>
          <draw:rect svg:width="1mm" draw:style-name="palo" svg:height="1mm" svg:y="123.0mm" svg:x="99.0mm"/>
          <draw:rect svg:width="1mm" draw:style-name="palo" svg:height="1mm" svg:y="123.0mm" svg:x="97.5mm"/>
          <draw:rect svg:width="1mm" draw:style-name="palo" svg:height="1mm" svg:y="123.0mm" svg:x="96.0mm"/>
          <draw:rect svg:width="1mm" draw:style-name="palo" svg:height="1mm" svg:y="123.0mm" svg:x="94.5mm"/>
          <draw:rect svg:width="1mm" draw:style-name="palo" svg:height="1mm" svg:y="123.0mm" svg:x="93.0mm"/>
          <draw:rect svg:width="1mm" draw:style-name="palo" svg:height="1mm" svg:y="123.0mm" svg:x="91.5mm"/>
          <draw:rect svg:width="1mm" draw:style-name="palo" svg:height="1mm" svg:y="124.5mm" svg:x="127.5mm"/>
          <draw:rect svg:width="1mm" draw:style-name="palo" svg:height="1mm" svg:y="124.5mm" svg:x="126.0mm"/>
          <draw:rect svg:width="1mm" draw:style-name="palo" svg:height="1mm" svg:y="124.5mm" svg:x="124.5mm"/>
          <draw:rect svg:width="1mm" draw:style-name="palo" svg:height="1mm" svg:y="124.5mm" svg:x="123.0mm"/>
          <draw:rect svg:width="1mm" draw:style-name="palo" svg:height="1mm" svg:y="124.5mm" svg:x="121.5mm"/>
          <draw:rect svg:width="1mm" draw:style-name="palo" svg:height="1mm" svg:y="124.5mm" svg:x="120.0mm"/>
          <draw:rect svg:width="1mm" draw:style-name="palo" svg:height="1mm" svg:y="124.5mm" svg:x="118.5mm"/>
          <draw:rect svg:width="1mm" draw:style-name="palo" svg:height="1mm" svg:y="124.5mm" svg:x="117.0mm"/>
          <draw:rect svg:width="1mm" draw:style-name="palo" svg:height="1mm" svg:y="124.5mm" svg:x="115.5mm"/>
          <draw:rect svg:width="1mm" draw:style-name="palo" svg:height="1mm" svg:y="124.5mm" svg:x="114.0mm"/>
          <draw:rect svg:width="1mm" draw:style-name="palo" svg:height="1mm" svg:y="124.5mm" svg:x="112.5mm"/>
          <draw:rect svg:width="1mm" draw:style-name="palo" svg:height="1mm" svg:y="124.5mm" svg:x="111.0mm"/>
          <draw:rect svg:width="1mm" draw:style-name="palo" svg:height="1mm" svg:y="124.5mm" svg:x="109.5mm"/>
          <draw:rect svg:width="1mm" draw:style-name="palo" svg:height="1mm" svg:y="124.5mm" svg:x="108.0mm"/>
          <draw:rect svg:width="1mm" draw:style-name="palo" svg:height="1mm" svg:y="124.5mm" svg:x="106.5mm"/>
          <draw:rect svg:width="1mm" draw:style-name="palo" svg:height="1mm" svg:y="124.5mm" svg:x="105.0mm"/>
          <draw:rect svg:width="1mm" draw:style-name="palo" svg:height="1mm" svg:y="124.5mm" svg:x="103.5mm"/>
          <draw:rect svg:width="1mm" draw:style-name="palo" svg:height="1mm" svg:y="124.5mm" svg:x="102.0mm"/>
          <draw:rect svg:width="1mm" draw:style-name="palo" svg:height="1mm" svg:y="124.5mm" svg:x="100.5mm"/>
          <draw:rect svg:width="1mm" draw:style-name="palo" svg:height="1mm" svg:y="124.5mm" svg:x="99.0mm"/>
          <draw:rect svg:width="1mm" draw:style-name="palo" svg:height="1mm" svg:y="124.5mm" svg:x="97.5mm"/>
          <draw:rect svg:width="1mm" draw:style-name="palo" svg:height="1mm" svg:y="124.5mm" svg:x="96.0mm"/>
          <draw:rect svg:width="1mm" draw:style-name="palo" svg:height="1mm" svg:y="124.5mm" svg:x="94.5mm"/>
          <draw:rect svg:width="1mm" draw:style-name="palo" svg:height="1mm" svg:y="124.5mm" svg:x="93.0mm"/>
          <draw:rect svg:width="1mm" draw:style-name="palo" svg:height="1mm" svg:y="124.5mm" svg:x="91.5mm"/>
          <draw:rect svg:width="1mm" draw:style-name="palo" svg:height="1mm" svg:y="126.0mm" svg:x="127.5mm"/>
          <draw:rect svg:width="1mm" draw:style-name="palo" svg:height="1mm" svg:y="126.0mm" svg:x="126.0mm"/>
          <draw:rect svg:width="1mm" draw:style-name="palo" svg:height="1mm" svg:y="126.0mm" svg:x="124.5mm"/>
          <draw:rect svg:width="1mm" draw:style-name="palo" svg:height="1mm" svg:y="126.0mm" svg:x="123.0mm"/>
          <draw:rect svg:width="1mm" draw:style-name="palo" svg:height="1mm" svg:y="126.0mm" svg:x="121.5mm"/>
          <draw:rect svg:width="1mm" draw:style-name="palo" svg:height="1mm" svg:y="126.0mm" svg:x="120.0mm"/>
          <draw:rect svg:width="1mm" draw:style-name="palo" svg:height="1mm" svg:y="126.0mm" svg:x="118.5mm"/>
          <draw:rect svg:width="1mm" draw:style-name="palo" svg:height="1mm" svg:y="126.0mm" svg:x="117.0mm"/>
          <draw:rect svg:width="1mm" draw:style-name="palo" svg:height="1mm" svg:y="126.0mm" svg:x="115.5mm"/>
          <draw:rect svg:width="1mm" draw:style-name="palo" svg:height="1mm" svg:y="126.0mm" svg:x="114.0mm"/>
          <draw:rect svg:width="1mm" draw:style-name="palo" svg:height="1mm" svg:y="126.0mm" svg:x="112.5mm"/>
          <draw:rect svg:width="1mm" draw:style-name="palo" svg:height="1mm" svg:y="126.0mm" svg:x="111.0mm"/>
          <draw:rect svg:width="1mm" draw:style-name="palo" svg:height="1mm" svg:y="126.0mm" svg:x="109.5mm"/>
          <draw:rect svg:width="1mm" draw:style-name="palo" svg:height="1mm" svg:y="126.0mm" svg:x="108.0mm"/>
          <draw:rect svg:width="1mm" draw:style-name="palo" svg:height="1mm" svg:y="126.0mm" svg:x="106.5mm"/>
          <draw:rect svg:width="1mm" draw:style-name="palo" svg:height="1mm" svg:y="126.0mm" svg:x="105.0mm"/>
          <draw:rect svg:width="1mm" draw:style-name="palo" svg:height="1mm" svg:y="126.0mm" svg:x="103.5mm"/>
          <draw:rect svg:width="1mm" draw:style-name="palo" svg:height="1mm" svg:y="126.0mm" svg:x="102.0mm"/>
          <draw:rect svg:width="1mm" draw:style-name="palo" svg:height="1mm" svg:y="126.0mm" svg:x="100.5mm"/>
          <draw:rect svg:width="1mm" draw:style-name="palo" svg:height="1mm" svg:y="126.0mm" svg:x="99.0mm"/>
          <draw:rect svg:width="1mm" draw:style-name="palo" svg:height="1mm" svg:y="126.0mm" svg:x="97.5mm"/>
          <draw:rect svg:width="1mm" draw:style-name="palo" svg:height="1mm" svg:y="126.0mm" svg:x="96.0mm"/>
          <draw:rect svg:width="1mm" draw:style-name="palo" svg:height="1mm" svg:y="126.0mm" svg:x="94.5mm"/>
          <draw:rect svg:width="1mm" draw:style-name="palo" svg:height="1mm" svg:y="126.0mm" svg:x="93.0mm"/>
          <draw:rect svg:width="1mm" draw:style-name="palo" svg:height="1mm" svg:y="126.0mm" svg:x="91.5mm"/>
          <draw:rect svg:width="1mm" draw:style-name="palo" svg:height="1mm" svg:y="127.5mm" svg:x="127.5mm"/>
          <draw:rect svg:width="1mm" draw:style-name="palo" svg:height="1mm" svg:y="127.5mm" svg:x="126.0mm"/>
          <draw:rect svg:width="1mm" draw:style-name="palo" svg:height="1mm" svg:y="127.5mm" svg:x="124.5mm"/>
          <draw:rect svg:width="1mm" draw:style-name="palo" svg:height="1mm" svg:y="127.5mm" svg:x="123.0mm"/>
          <draw:rect svg:width="1mm" draw:style-name="palo" svg:height="1mm" svg:y="127.5mm" svg:x="121.5mm"/>
          <draw:rect svg:width="1mm" draw:style-name="palo" svg:height="1mm" svg:y="127.5mm" svg:x="120.0mm"/>
          <draw:rect svg:width="1mm" draw:style-name="palo" svg:height="1mm" svg:y="127.5mm" svg:x="118.5mm"/>
          <draw:rect svg:width="1mm" draw:style-name="palo" svg:height="1mm" svg:y="127.5mm" svg:x="117.0mm"/>
          <draw:rect svg:width="1mm" draw:style-name="palo" svg:height="1mm" svg:y="127.5mm" svg:x="115.5mm"/>
          <draw:rect svg:width="1mm" draw:style-name="palo" svg:height="1mm" svg:y="127.5mm" svg:x="114.0mm"/>
          <draw:rect svg:width="1mm" draw:style-name="palo" svg:height="1mm" svg:y="127.5mm" svg:x="112.5mm"/>
          <draw:rect svg:width="1mm" draw:style-name="palo" svg:height="1mm" svg:y="127.5mm" svg:x="111.0mm"/>
          <draw:rect svg:width="1mm" draw:style-name="palo" svg:height="1mm" svg:y="127.5mm" svg:x="109.5mm"/>
          <draw:rect svg:width="1mm" draw:style-name="palo" svg:height="1mm" svg:y="127.5mm" svg:x="108.0mm"/>
          <draw:rect svg:width="1mm" draw:style-name="palo" svg:height="1mm" svg:y="127.5mm" svg:x="106.5mm"/>
          <draw:rect svg:width="1mm" draw:style-name="palo" svg:height="1mm" svg:y="127.5mm" svg:x="105.0mm"/>
          <draw:rect svg:width="1mm" draw:style-name="palo" svg:height="1mm" svg:y="127.5mm" svg:x="103.5mm"/>
          <draw:rect svg:width="1mm" draw:style-name="palo" svg:height="1mm" svg:y="127.5mm" svg:x="102.0mm"/>
          <draw:rect svg:width="1mm" draw:style-name="palo" svg:height="1mm" svg:y="127.5mm" svg:x="100.5mm"/>
          <draw:rect svg:width="1mm" draw:style-name="palo" svg:height="1mm" svg:y="127.5mm" svg:x="99.0mm"/>
          <draw:rect svg:width="1mm" draw:style-name="palo" svg:height="1mm" svg:y="127.5mm" svg:x="97.5mm"/>
          <draw:rect svg:width="1mm" draw:style-name="palo" svg:height="1mm" svg:y="127.5mm" svg:x="96.0mm"/>
          <draw:rect svg:width="1mm" draw:style-name="palo" svg:height="1mm" svg:y="127.5mm" svg:x="94.5mm"/>
          <draw:rect svg:width="1mm" draw:style-name="palo" svg:height="1mm" svg:y="127.5mm" svg:x="93.0mm"/>
          <draw:rect svg:width="1mm" draw:style-name="palo" svg:height="1mm" svg:y="127.5mm" svg:x="91.5mm"/>
          <draw:rect svg:width="1mm" draw:style-name="palo" svg:height="1mm" svg:y="129.0mm" svg:x="127.5mm"/>
          <draw:rect svg:width="1mm" draw:style-name="palo" svg:height="1mm" svg:y="129.0mm" svg:x="126.0mm"/>
          <draw:rect svg:width="1mm" draw:style-name="palo" svg:height="1mm" svg:y="129.0mm" svg:x="124.5mm"/>
          <draw:rect svg:width="1mm" draw:style-name="palo" svg:height="1mm" svg:y="129.0mm" svg:x="123.0mm"/>
          <draw:rect svg:width="1mm" draw:style-name="palo" svg:height="1mm" svg:y="129.0mm" svg:x="121.5mm"/>
          <draw:rect svg:width="1mm" draw:style-name="palo" svg:height="1mm" svg:y="129.0mm" svg:x="120.0mm"/>
          <draw:rect svg:width="1mm" draw:style-name="palo" svg:height="1mm" svg:y="129.0mm" svg:x="118.5mm"/>
          <draw:rect svg:width="1mm" draw:style-name="palo" svg:height="1mm" svg:y="129.0mm" svg:x="117.0mm"/>
          <draw:rect svg:width="1mm" draw:style-name="palo" svg:height="1mm" svg:y="129.0mm" svg:x="115.5mm"/>
          <draw:rect svg:width="1mm" draw:style-name="palo" svg:height="1mm" svg:y="129.0mm" svg:x="114.0mm"/>
          <draw:rect svg:width="1mm" draw:style-name="palo" svg:height="1mm" svg:y="129.0mm" svg:x="112.5mm"/>
          <draw:rect svg:width="1mm" draw:style-name="palo" svg:height="1mm" svg:y="129.0mm" svg:x="111.0mm"/>
          <draw:rect svg:width="1mm" draw:style-name="palo" svg:height="1mm" svg:y="129.0mm" svg:x="109.5mm"/>
          <draw:rect svg:width="1mm" draw:style-name="palo" svg:height="1mm" svg:y="129.0mm" svg:x="108.0mm"/>
          <draw:rect svg:width="1mm" draw:style-name="palo" svg:height="1mm" svg:y="129.0mm" svg:x="106.5mm"/>
          <draw:rect svg:width="1mm" draw:style-name="palo" svg:height="1mm" svg:y="129.0mm" svg:x="105.0mm"/>
          <draw:rect svg:width="1mm" draw:style-name="palo" svg:height="1mm" svg:y="129.0mm" svg:x="103.5mm"/>
          <draw:rect svg:width="1mm" draw:style-name="palo" svg:height="1mm" svg:y="129.0mm" svg:x="102.0mm"/>
          <draw:rect svg:width="1mm" draw:style-name="palo" svg:height="1mm" svg:y="129.0mm" svg:x="100.5mm"/>
          <draw:rect svg:width="1mm" draw:style-name="palo" svg:height="1mm" svg:y="129.0mm" svg:x="99.0mm"/>
          <draw:rect svg:width="1mm" draw:style-name="palo" svg:height="1mm" svg:y="129.0mm" svg:x="97.5mm"/>
          <draw:rect svg:width="1mm" draw:style-name="palo" svg:height="1mm" svg:y="129.0mm" svg:x="96.0mm"/>
          <draw:rect svg:width="1mm" draw:style-name="palo" svg:height="1mm" svg:y="129.0mm" svg:x="94.5mm"/>
          <draw:rect svg:width="1mm" draw:style-name="palo" svg:height="1mm" svg:y="129.0mm" svg:x="93.0mm"/>
          <draw:rect svg:width="1mm" draw:style-name="palo" svg:height="1mm" svg:y="129.0mm" svg:x="91.5mm"/>
          <draw:rect svg:width="1mm" draw:style-name="palo" svg:height="1mm" svg:y="130.5mm" svg:x="127.5mm"/>
          <draw:rect svg:width="1mm" draw:style-name="palo" svg:height="1mm" svg:y="130.5mm" svg:x="126.0mm"/>
          <draw:rect svg:width="1mm" draw:style-name="palo" svg:height="1mm" svg:y="130.5mm" svg:x="124.5mm"/>
          <draw:rect svg:width="1mm" draw:style-name="palo" svg:height="1mm" svg:y="130.5mm" svg:x="123.0mm"/>
          <draw:rect svg:width="1mm" draw:style-name="palo" svg:height="1mm" svg:y="130.5mm" svg:x="121.5mm"/>
          <draw:rect svg:width="1mm" draw:style-name="palo" svg:height="1mm" svg:y="130.5mm" svg:x="120.0mm"/>
          <draw:rect svg:width="1mm" draw:style-name="palo" svg:height="1mm" svg:y="130.5mm" svg:x="118.5mm"/>
          <draw:rect svg:width="1mm" draw:style-name="palo" svg:height="1mm" svg:y="130.5mm" svg:x="117.0mm"/>
          <draw:rect svg:width="1mm" draw:style-name="palo" svg:height="1mm" svg:y="130.5mm" svg:x="115.5mm"/>
          <draw:rect svg:width="1mm" draw:style-name="palo" svg:height="1mm" svg:y="130.5mm" svg:x="114.0mm"/>
          <draw:rect svg:width="1mm" draw:style-name="palo" svg:height="1mm" svg:y="130.5mm" svg:x="112.5mm"/>
          <draw:rect svg:width="1mm" draw:style-name="palo" svg:height="1mm" svg:y="130.5mm" svg:x="111.0mm"/>
          <draw:rect svg:width="1mm" draw:style-name="palo" svg:height="1mm" svg:y="130.5mm" svg:x="109.5mm"/>
          <draw:rect svg:width="1mm" draw:style-name="palo" svg:height="1mm" svg:y="130.5mm" svg:x="108.0mm"/>
          <draw:rect svg:width="1mm" draw:style-name="palo" svg:height="1mm" svg:y="130.5mm" svg:x="106.5mm"/>
          <draw:rect svg:width="1mm" draw:style-name="palo" svg:height="1mm" svg:y="130.5mm" svg:x="105.0mm"/>
          <draw:rect svg:width="1mm" draw:style-name="palo" svg:height="1mm" svg:y="130.5mm" svg:x="103.5mm"/>
          <draw:rect svg:width="1mm" draw:style-name="palo" svg:height="1mm" svg:y="130.5mm" svg:x="102.0mm"/>
          <draw:rect svg:width="1mm" draw:style-name="palo" svg:height="1mm" svg:y="130.5mm" svg:x="100.5mm"/>
          <draw:rect svg:width="1mm" draw:style-name="palo" svg:height="1mm" svg:y="130.5mm" svg:x="99.0mm"/>
          <draw:rect svg:width="1mm" draw:style-name="palo" svg:height="1mm" svg:y="130.5mm" svg:x="97.5mm"/>
          <draw:rect svg:width="1mm" draw:style-name="palo" svg:height="1mm" svg:y="130.5mm" svg:x="96.0mm"/>
          <draw:rect svg:width="1mm" draw:style-name="palo" svg:height="1mm" svg:y="130.5mm" svg:x="94.5mm"/>
          <draw:rect svg:width="1mm" draw:style-name="palo" svg:height="1mm" svg:y="130.5mm" svg:x="93.0mm"/>
          <draw:rect svg:width="1mm" draw:style-name="palo" svg:height="1mm" svg:y="130.5mm" svg:x="91.5mm"/>
          <draw:rect svg:width="1mm" draw:style-name="palo" svg:height="1mm" svg:y="132.0mm" svg:x="127.5mm"/>
          <draw:rect svg:width="1mm" draw:style-name="palo" svg:height="1mm" svg:y="132.0mm" svg:x="126.0mm"/>
          <draw:rect svg:width="1mm" draw:style-name="palo" svg:height="1mm" svg:y="132.0mm" svg:x="124.5mm"/>
          <draw:rect svg:width="1mm" draw:style-name="palo" svg:height="1mm" svg:y="132.0mm" svg:x="123.0mm"/>
          <draw:rect svg:width="1mm" draw:style-name="palo" svg:height="1mm" svg:y="132.0mm" svg:x="121.5mm"/>
          <draw:rect svg:width="1mm" draw:style-name="palo" svg:height="1mm" svg:y="132.0mm" svg:x="120.0mm"/>
          <draw:rect svg:width="1mm" draw:style-name="palo" svg:height="1mm" svg:y="132.0mm" svg:x="118.5mm"/>
          <draw:rect svg:width="1mm" draw:style-name="palo" svg:height="1mm" svg:y="132.0mm" svg:x="117.0mm"/>
          <draw:rect svg:width="1mm" draw:style-name="palo" svg:height="1mm" svg:y="132.0mm" svg:x="115.5mm"/>
          <draw:rect svg:width="1mm" draw:style-name="palo" svg:height="1mm" svg:y="132.0mm" svg:x="114.0mm"/>
          <draw:rect svg:width="1mm" draw:style-name="palo" svg:height="1mm" svg:y="132.0mm" svg:x="112.5mm"/>
          <draw:rect svg:width="1mm" draw:style-name="palo" svg:height="1mm" svg:y="132.0mm" svg:x="111.0mm"/>
          <draw:rect svg:width="1mm" draw:style-name="palo" svg:height="1mm" svg:y="132.0mm" svg:x="109.5mm"/>
          <draw:rect svg:width="1mm" draw:style-name="palo" svg:height="1mm" svg:y="132.0mm" svg:x="108.0mm"/>
          <draw:rect svg:width="1mm" draw:style-name="palo" svg:height="1mm" svg:y="132.0mm" svg:x="106.5mm"/>
          <draw:rect svg:width="1mm" draw:style-name="palo" svg:height="1mm" svg:y="132.0mm" svg:x="105.0mm"/>
          <draw:rect svg:width="1mm" draw:style-name="palo" svg:height="1mm" svg:y="132.0mm" svg:x="103.5mm"/>
          <draw:rect svg:width="1mm" draw:style-name="palo" svg:height="1mm" svg:y="132.0mm" svg:x="102.0mm"/>
          <draw:rect svg:width="1mm" draw:style-name="palo" svg:height="1mm" svg:y="132.0mm" svg:x="100.5mm"/>
          <draw:rect svg:width="1mm" draw:style-name="palo" svg:height="1mm" svg:y="132.0mm" svg:x="99.0mm"/>
          <draw:rect svg:width="1mm" draw:style-name="palo" svg:height="1mm" svg:y="132.0mm" svg:x="97.5mm"/>
          <draw:rect svg:width="1mm" draw:style-name="palo" svg:height="1mm" svg:y="132.0mm" svg:x="96.0mm"/>
          <draw:rect svg:width="1mm" draw:style-name="palo" svg:height="1mm" svg:y="132.0mm" svg:x="94.5mm"/>
          <draw:rect svg:width="1mm" draw:style-name="palo" svg:height="1mm" svg:y="132.0mm" svg:x="93.0mm"/>
          <draw:rect svg:width="1mm" draw:style-name="palo" svg:height="1mm" svg:y="132.0mm" svg:x="91.5mm"/>
          <draw:rect svg:width="1mm" draw:style-name="palo" svg:height="1mm" svg:y="133.5mm" svg:x="127.5mm"/>
          <draw:rect svg:width="1mm" draw:style-name="palo" svg:height="1mm" svg:y="133.5mm" svg:x="126.0mm"/>
          <draw:rect svg:width="1mm" draw:style-name="palo" svg:height="1mm" svg:y="133.5mm" svg:x="124.5mm"/>
          <draw:rect svg:width="1mm" draw:style-name="palo" svg:height="1mm" svg:y="133.5mm" svg:x="123.0mm"/>
          <draw:rect svg:width="1mm" draw:style-name="palo" svg:height="1mm" svg:y="133.5mm" svg:x="121.5mm"/>
          <draw:rect svg:width="1mm" draw:style-name="palo" svg:height="1mm" svg:y="133.5mm" svg:x="120.0mm"/>
          <draw:rect svg:width="1mm" draw:style-name="palo" svg:height="1mm" svg:y="133.5mm" svg:x="118.5mm"/>
          <draw:rect svg:width="1mm" draw:style-name="palo" svg:height="1mm" svg:y="133.5mm" svg:x="117.0mm"/>
          <draw:rect svg:width="1mm" draw:style-name="palo" svg:height="1mm" svg:y="133.5mm" svg:x="115.5mm"/>
          <draw:rect svg:width="1mm" draw:style-name="palo" svg:height="1mm" svg:y="133.5mm" svg:x="114.0mm"/>
          <draw:rect svg:width="1mm" draw:style-name="palo" svg:height="1mm" svg:y="133.5mm" svg:x="112.5mm"/>
          <draw:rect svg:width="1mm" draw:style-name="palo" svg:height="1mm" svg:y="133.5mm" svg:x="111.0mm"/>
          <draw:rect svg:width="1mm" draw:style-name="palo" svg:height="1mm" svg:y="133.5mm" svg:x="109.5mm"/>
          <draw:rect svg:width="1mm" draw:style-name="palo" svg:height="1mm" svg:y="133.5mm" svg:x="108.0mm"/>
          <draw:rect svg:width="1mm" draw:style-name="palo" svg:height="1mm" svg:y="133.5mm" svg:x="106.5mm"/>
          <draw:rect svg:width="1mm" draw:style-name="palo" svg:height="1mm" svg:y="133.5mm" svg:x="105.0mm"/>
          <draw:rect svg:width="1mm" draw:style-name="palo" svg:height="1mm" svg:y="133.5mm" svg:x="103.5mm"/>
          <draw:rect svg:width="1mm" draw:style-name="palo" svg:height="1mm" svg:y="133.5mm" svg:x="102.0mm"/>
          <draw:rect svg:width="1mm" draw:style-name="palo" svg:height="1mm" svg:y="133.5mm" svg:x="100.5mm"/>
          <draw:rect svg:width="1mm" draw:style-name="palo" svg:height="1mm" svg:y="133.5mm" svg:x="99.0mm"/>
          <draw:rect svg:width="1mm" draw:style-name="palo" svg:height="1mm" svg:y="133.5mm" svg:x="97.5mm"/>
          <draw:rect svg:width="1mm" draw:style-name="palo" svg:height="1mm" svg:y="133.5mm" svg:x="96.0mm"/>
          <draw:rect svg:width="1mm" draw:style-name="palo" svg:height="1mm" svg:y="133.5mm" svg:x="94.5mm"/>
          <draw:rect svg:width="1mm" draw:style-name="palo" svg:height="1mm" svg:y="133.5mm" svg:x="93.0mm"/>
          <draw:rect svg:width="1mm" draw:style-name="palo" svg:height="1mm" svg:y="133.5mm" svg:x="91.5mm"/>
          <draw:rect svg:width="1mm" draw:style-name="palo" svg:height="1mm" svg:y="135.0mm" svg:x="127.5mm"/>
          <draw:rect svg:width="1mm" draw:style-name="palo" svg:height="1mm" svg:y="135.0mm" svg:x="126.0mm"/>
          <draw:rect svg:width="1mm" draw:style-name="palo" svg:height="1mm" svg:y="135.0mm" svg:x="124.5mm"/>
          <draw:rect svg:width="1mm" draw:style-name="palo" svg:height="1mm" svg:y="135.0mm" svg:x="123.0mm"/>
          <draw:rect svg:width="1mm" draw:style-name="palo" svg:height="1mm" svg:y="135.0mm" svg:x="121.5mm"/>
          <draw:rect svg:width="1mm" draw:style-name="palo" svg:height="1mm" svg:y="135.0mm" svg:x="120.0mm"/>
          <draw:rect svg:width="1mm" draw:style-name="palo" svg:height="1mm" svg:y="135.0mm" svg:x="118.5mm"/>
          <draw:rect svg:width="1mm" draw:style-name="palo" svg:height="1mm" svg:y="135.0mm" svg:x="117.0mm"/>
          <draw:rect svg:width="1mm" draw:style-name="palo" svg:height="1mm" svg:y="135.0mm" svg:x="115.5mm"/>
          <draw:rect svg:width="1mm" draw:style-name="palo" svg:height="1mm" svg:y="135.0mm" svg:x="114.0mm"/>
          <draw:rect svg:width="1mm" draw:style-name="palo" svg:height="1mm" svg:y="135.0mm" svg:x="112.5mm"/>
          <draw:rect svg:width="1mm" draw:style-name="palo" svg:height="1mm" svg:y="135.0mm" svg:x="111.0mm"/>
          <draw:rect svg:width="1mm" draw:style-name="palo" svg:height="1mm" svg:y="135.0mm" svg:x="109.5mm"/>
          <draw:rect svg:width="1mm" draw:style-name="palo" svg:height="1mm" svg:y="135.0mm" svg:x="108.0mm"/>
          <draw:rect svg:width="1mm" draw:style-name="palo" svg:height="1mm" svg:y="135.0mm" svg:x="106.5mm"/>
          <draw:rect svg:width="1mm" draw:style-name="palo" svg:height="1mm" svg:y="135.0mm" svg:x="105.0mm"/>
          <draw:rect svg:width="1mm" draw:style-name="palo" svg:height="1mm" svg:y="135.0mm" svg:x="103.5mm"/>
          <draw:rect svg:width="1mm" draw:style-name="palo" svg:height="1mm" svg:y="135.0mm" svg:x="102.0mm"/>
          <draw:rect svg:width="1mm" draw:style-name="palo" svg:height="1mm" svg:y="135.0mm" svg:x="100.5mm"/>
          <draw:rect svg:width="1mm" draw:style-name="palo" svg:height="1mm" svg:y="135.0mm" svg:x="99.0mm"/>
          <draw:rect svg:width="1mm" draw:style-name="palo" svg:height="1mm" svg:y="135.0mm" svg:x="97.5mm"/>
          <draw:rect svg:width="1mm" draw:style-name="palo" svg:height="1mm" svg:y="135.0mm" svg:x="96.0mm"/>
          <draw:rect svg:width="1mm" draw:style-name="palo" svg:height="1mm" svg:y="135.0mm" svg:x="94.5mm"/>
          <draw:rect svg:width="1mm" draw:style-name="palo" svg:height="1mm" svg:y="135.0mm" svg:x="93.0mm"/>
          <draw:rect svg:width="1mm" draw:style-name="palo" svg:height="1mm" svg:y="135.0mm" svg:x="91.5mm"/>
          <draw:rect svg:width="1mm" draw:style-name="palo" svg:height="1mm" svg:y="136.5mm" svg:x="127.5mm"/>
          <draw:rect svg:width="1mm" draw:style-name="palo" svg:height="1mm" svg:y="136.5mm" svg:x="126.0mm"/>
          <draw:rect svg:width="1mm" draw:style-name="palo" svg:height="1mm" svg:y="136.5mm" svg:x="124.5mm"/>
          <draw:rect svg:width="1mm" draw:style-name="palo" svg:height="1mm" svg:y="136.5mm" svg:x="123.0mm"/>
          <draw:rect svg:width="1mm" draw:style-name="palo" svg:height="1mm" svg:y="136.5mm" svg:x="121.5mm"/>
          <draw:rect svg:width="1mm" draw:style-name="palo" svg:height="1mm" svg:y="136.5mm" svg:x="120.0mm"/>
          <draw:rect svg:width="1mm" draw:style-name="palo" svg:height="1mm" svg:y="136.5mm" svg:x="118.5mm"/>
          <draw:rect svg:width="1mm" draw:style-name="palo" svg:height="1mm" svg:y="136.5mm" svg:x="117.0mm"/>
          <draw:rect svg:width="1mm" draw:style-name="palo" svg:height="1mm" svg:y="136.5mm" svg:x="115.5mm"/>
          <draw:rect svg:width="1mm" draw:style-name="palo" svg:height="1mm" svg:y="136.5mm" svg:x="114.0mm"/>
          <draw:rect svg:width="1mm" draw:style-name="palo" svg:height="1mm" svg:y="136.5mm" svg:x="112.5mm"/>
          <draw:rect svg:width="1mm" draw:style-name="palo" svg:height="1mm" svg:y="136.5mm" svg:x="111.0mm"/>
          <draw:rect svg:width="1mm" draw:style-name="palo" svg:height="1mm" svg:y="136.5mm" svg:x="109.5mm"/>
          <draw:rect svg:width="1mm" draw:style-name="palo" svg:height="1mm" svg:y="136.5mm" svg:x="108.0mm"/>
          <draw:rect svg:width="1mm" draw:style-name="palo" svg:height="1mm" svg:y="136.5mm" svg:x="106.5mm"/>
          <draw:rect svg:width="1mm" draw:style-name="palo" svg:height="1mm" svg:y="136.5mm" svg:x="105.0mm"/>
          <draw:rect svg:width="1mm" draw:style-name="palo" svg:height="1mm" svg:y="136.5mm" svg:x="103.5mm"/>
          <draw:rect svg:width="1mm" draw:style-name="palo" svg:height="1mm" svg:y="136.5mm" svg:x="102.0mm"/>
          <draw:rect svg:width="1mm" draw:style-name="palo" svg:height="1mm" svg:y="136.5mm" svg:x="100.5mm"/>
          <draw:rect svg:width="1mm" draw:style-name="palo" svg:height="1mm" svg:y="136.5mm" svg:x="99.0mm"/>
          <draw:rect svg:width="1mm" draw:style-name="palo" svg:height="1mm" svg:y="136.5mm" svg:x="97.5mm"/>
          <draw:rect svg:width="1mm" draw:style-name="palo" svg:height="1mm" svg:y="136.5mm" svg:x="96.0mm"/>
          <draw:rect svg:width="1mm" draw:style-name="palo" svg:height="1mm" svg:y="136.5mm" svg:x="94.5mm"/>
          <draw:rect svg:width="1mm" draw:style-name="palo" svg:height="1mm" svg:y="136.5mm" svg:x="93.0mm"/>
          <draw:rect svg:width="1mm" draw:style-name="palo" svg:height="1mm" svg:y="136.5mm" svg:x="91.5mm"/>
          <draw:rect svg:width="1mm" draw:style-name="palo" svg:height="1mm" svg:y="138.0mm" svg:x="127.5mm"/>
          <draw:rect svg:width="1mm" draw:style-name="palo" svg:height="1mm" svg:y="138.0mm" svg:x="126.0mm"/>
          <draw:rect svg:width="1mm" draw:style-name="palo" svg:height="1mm" svg:y="138.0mm" svg:x="124.5mm"/>
          <draw:rect svg:width="1mm" draw:style-name="palo" svg:height="1mm" svg:y="138.0mm" svg:x="123.0mm"/>
          <draw:rect svg:width="1mm" draw:style-name="palo" svg:height="1mm" svg:y="138.0mm" svg:x="121.5mm"/>
          <draw:rect svg:width="1mm" draw:style-name="palo" svg:height="1mm" svg:y="138.0mm" svg:x="120.0mm"/>
          <draw:rect svg:width="1mm" draw:style-name="palo" svg:height="1mm" svg:y="138.0mm" svg:x="118.5mm"/>
          <draw:rect svg:width="1mm" draw:style-name="palo" svg:height="1mm" svg:y="138.0mm" svg:x="117.0mm"/>
          <draw:rect svg:width="1mm" draw:style-name="palo" svg:height="1mm" svg:y="138.0mm" svg:x="115.5mm"/>
          <draw:rect svg:width="1mm" draw:style-name="palo" svg:height="1mm" svg:y="138.0mm" svg:x="114.0mm"/>
          <draw:rect svg:width="1mm" draw:style-name="palo" svg:height="1mm" svg:y="138.0mm" svg:x="112.5mm"/>
          <draw:rect svg:width="1mm" draw:style-name="palo" svg:height="1mm" svg:y="138.0mm" svg:x="111.0mm"/>
          <draw:rect svg:width="1mm" draw:style-name="palo" svg:height="1mm" svg:y="138.0mm" svg:x="109.5mm"/>
          <draw:rect svg:width="1mm" draw:style-name="palo" svg:height="1mm" svg:y="138.0mm" svg:x="108.0mm"/>
          <draw:rect svg:width="1mm" draw:style-name="palo" svg:height="1mm" svg:y="138.0mm" svg:x="106.5mm"/>
          <draw:rect svg:width="1mm" draw:style-name="palo" svg:height="1mm" svg:y="138.0mm" svg:x="105.0mm"/>
          <draw:rect svg:width="1mm" draw:style-name="palo" svg:height="1mm" svg:y="138.0mm" svg:x="103.5mm"/>
          <draw:rect svg:width="1mm" draw:style-name="palo" svg:height="1mm" svg:y="138.0mm" svg:x="102.0mm"/>
          <draw:rect svg:width="1mm" draw:style-name="palo" svg:height="1mm" svg:y="138.0mm" svg:x="100.5mm"/>
          <draw:rect svg:width="1mm" draw:style-name="palo" svg:height="1mm" svg:y="138.0mm" svg:x="99.0mm"/>
          <draw:rect svg:width="1mm" draw:style-name="palo" svg:height="1mm" svg:y="138.0mm" svg:x="97.5mm"/>
          <draw:rect svg:width="1mm" draw:style-name="palo" svg:height="1mm" svg:y="138.0mm" svg:x="96.0mm"/>
          <draw:rect svg:width="1mm" draw:style-name="palo" svg:height="1mm" svg:y="138.0mm" svg:x="94.5mm"/>
          <draw:rect svg:width="1mm" draw:style-name="palo" svg:height="1mm" svg:y="138.0mm" svg:x="93.0mm"/>
          <draw:frame svg:width="60mm" draw:style-name="texto" svg:height="10mm" svg:y="115.0mm" svg:x="135.5mm">
            <draw:text-box>
              <text:p>Costo anual de un senador</text:p>
            </draw:text-box>
          </draw:frame>
        </draw:g>
        <draw:g>
          <draw:rect svg:width="1mm" draw:style-name="palo" svg:height="1mm" svg:y="145.0mm" svg:x="127.5mm"/>
          <draw:rect svg:width="1mm" draw:style-name="palo" svg:height="1mm" svg:y="145.0mm" svg:x="126.0mm"/>
          <draw:rect svg:width="1mm" draw:style-name="palo" svg:height="1mm" svg:y="145.0mm" svg:x="124.5mm"/>
          <draw:rect svg:width="1mm" draw:style-name="palo" svg:height="1mm" svg:y="145.0mm" svg:x="123.0mm"/>
          <draw:rect svg:width="1mm" draw:style-name="palo" svg:height="1mm" svg:y="145.0mm" svg:x="121.5mm"/>
          <draw:rect svg:width="1mm" draw:style-name="palo" svg:height="1mm" svg:y="145.0mm" svg:x="120.0mm"/>
          <draw:rect svg:width="1mm" draw:style-name="palo" svg:height="1mm" svg:y="145.0mm" svg:x="118.5mm"/>
          <draw:rect svg:width="1mm" draw:style-name="palo" svg:height="1mm" svg:y="145.0mm" svg:x="117.0mm"/>
          <draw:rect svg:width="1mm" draw:style-name="palo" svg:height="1mm" svg:y="145.0mm" svg:x="115.5mm"/>
          <draw:rect svg:width="1mm" draw:style-name="palo" svg:height="1mm" svg:y="145.0mm" svg:x="114.0mm"/>
          <draw:rect svg:width="1mm" draw:style-name="palo" svg:height="1mm" svg:y="145.0mm" svg:x="112.5mm"/>
          <draw:rect svg:width="1mm" draw:style-name="palo" svg:height="1mm" svg:y="145.0mm" svg:x="111.0mm"/>
          <draw:rect svg:width="1mm" draw:style-name="palo" svg:height="1mm" svg:y="145.0mm" svg:x="109.5mm"/>
          <draw:rect svg:width="1mm" draw:style-name="palo" svg:height="1mm" svg:y="145.0mm" svg:x="108.0mm"/>
          <draw:rect svg:width="1mm" draw:style-name="palo" svg:height="1mm" svg:y="145.0mm" svg:x="106.5mm"/>
          <draw:rect svg:width="1mm" draw:style-name="palo" svg:height="1mm" svg:y="145.0mm" svg:x="105.0mm"/>
          <draw:rect svg:width="1mm" draw:style-name="palo" svg:height="1mm" svg:y="145.0mm" svg:x="103.5mm"/>
          <draw:rect svg:width="1mm" draw:style-name="palo" svg:height="1mm" svg:y="145.0mm" svg:x="102.0mm"/>
          <draw:rect svg:width="1mm" draw:style-name="palo" svg:height="1mm" svg:y="145.0mm" svg:x="100.5mm"/>
          <draw:rect svg:width="1mm" draw:style-name="palo" svg:height="1mm" svg:y="145.0mm" svg:x="99.0mm"/>
          <draw:rect svg:width="1mm" draw:style-name="palo" svg:height="1mm" svg:y="145.0mm" svg:x="97.5mm"/>
          <draw:rect svg:width="1mm" draw:style-name="palo" svg:height="1mm" svg:y="145.0mm" svg:x="96.0mm"/>
          <draw:rect svg:width="1mm" draw:style-name="palo" svg:height="1mm" svg:y="145.0mm" svg:x="94.5mm"/>
          <draw:rect svg:width="1mm" draw:style-name="palo" svg:height="1mm" svg:y="145.0mm" svg:x="93.0mm"/>
          <draw:rect svg:width="1mm" draw:style-name="palo" svg:height="1mm" svg:y="145.0mm" svg:x="91.5mm"/>
          <draw:rect svg:width="1mm" draw:style-name="palo" svg:height="1mm" svg:y="146.5mm" svg:x="127.5mm"/>
          <draw:rect svg:width="1mm" draw:style-name="palo" svg:height="1mm" svg:y="146.5mm" svg:x="126.0mm"/>
          <draw:rect svg:width="1mm" draw:style-name="palo" svg:height="1mm" svg:y="146.5mm" svg:x="124.5mm"/>
          <draw:rect svg:width="1mm" draw:style-name="palo" svg:height="1mm" svg:y="146.5mm" svg:x="123.0mm"/>
          <draw:rect svg:width="1mm" draw:style-name="palo" svg:height="1mm" svg:y="146.5mm" svg:x="121.5mm"/>
          <draw:rect svg:width="1mm" draw:style-name="palo" svg:height="1mm" svg:y="146.5mm" svg:x="120.0mm"/>
          <draw:rect svg:width="1mm" draw:style-name="palo" svg:height="1mm" svg:y="146.5mm" svg:x="118.5mm"/>
          <draw:rect svg:width="1mm" draw:style-name="palo" svg:height="1mm" svg:y="146.5mm" svg:x="117.0mm"/>
          <draw:rect svg:width="1mm" draw:style-name="palo" svg:height="1mm" svg:y="146.5mm" svg:x="115.5mm"/>
          <draw:rect svg:width="1mm" draw:style-name="palo" svg:height="1mm" svg:y="146.5mm" svg:x="114.0mm"/>
          <draw:rect svg:width="1mm" draw:style-name="palo" svg:height="1mm" svg:y="146.5mm" svg:x="112.5mm"/>
          <draw:rect svg:width="1mm" draw:style-name="palo" svg:height="1mm" svg:y="146.5mm" svg:x="111.0mm"/>
          <draw:rect svg:width="1mm" draw:style-name="palo" svg:height="1mm" svg:y="146.5mm" svg:x="109.5mm"/>
          <draw:rect svg:width="1mm" draw:style-name="palo" svg:height="1mm" svg:y="146.5mm" svg:x="108.0mm"/>
          <draw:rect svg:width="1mm" draw:style-name="palo" svg:height="1mm" svg:y="146.5mm" svg:x="106.5mm"/>
          <draw:rect svg:width="1mm" draw:style-name="palo" svg:height="1mm" svg:y="146.5mm" svg:x="105.0mm"/>
          <draw:rect svg:width="1mm" draw:style-name="palo" svg:height="1mm" svg:y="146.5mm" svg:x="103.5mm"/>
          <draw:rect svg:width="1mm" draw:style-name="palo" svg:height="1mm" svg:y="146.5mm" svg:x="102.0mm"/>
          <draw:rect svg:width="1mm" draw:style-name="palo" svg:height="1mm" svg:y="146.5mm" svg:x="100.5mm"/>
          <draw:rect svg:width="1mm" draw:style-name="palo" svg:height="1mm" svg:y="146.5mm" svg:x="99.0mm"/>
          <draw:rect svg:width="1mm" draw:style-name="palo" svg:height="1mm" svg:y="146.5mm" svg:x="97.5mm"/>
          <draw:rect svg:width="1mm" draw:style-name="palo" svg:height="1mm" svg:y="146.5mm" svg:x="96.0mm"/>
          <draw:rect svg:width="1mm" draw:style-name="palo" svg:height="1mm" svg:y="146.5mm" svg:x="94.5mm"/>
          <draw:rect svg:width="1mm" draw:style-name="palo" svg:height="1mm" svg:y="146.5mm" svg:x="93.0mm"/>
          <draw:rect svg:width="1mm" draw:style-name="palo" svg:height="1mm" svg:y="146.5mm" svg:x="91.5mm"/>
          <draw:rect svg:width="1mm" draw:style-name="palo" svg:height="1mm" svg:y="148.0mm" svg:x="127.5mm"/>
          <draw:rect svg:width="1mm" draw:style-name="palo" svg:height="1mm" svg:y="148.0mm" svg:x="126.0mm"/>
          <draw:rect svg:width="1mm" draw:style-name="palo" svg:height="1mm" svg:y="148.0mm" svg:x="124.5mm"/>
          <draw:rect svg:width="1mm" draw:style-name="palo" svg:height="1mm" svg:y="148.0mm" svg:x="123.0mm"/>
          <draw:rect svg:width="1mm" draw:style-name="palo" svg:height="1mm" svg:y="148.0mm" svg:x="121.5mm"/>
          <draw:rect svg:width="1mm" draw:style-name="palo" svg:height="1mm" svg:y="148.0mm" svg:x="120.0mm"/>
          <draw:rect svg:width="1mm" draw:style-name="palo" svg:height="1mm" svg:y="148.0mm" svg:x="118.5mm"/>
          <draw:rect svg:width="1mm" draw:style-name="palo" svg:height="1mm" svg:y="148.0mm" svg:x="117.0mm"/>
          <draw:rect svg:width="1mm" draw:style-name="palo" svg:height="1mm" svg:y="148.0mm" svg:x="115.5mm"/>
          <draw:rect svg:width="1mm" draw:style-name="palo" svg:height="1mm" svg:y="148.0mm" svg:x="114.0mm"/>
          <draw:rect svg:width="1mm" draw:style-name="palo" svg:height="1mm" svg:y="148.0mm" svg:x="112.5mm"/>
          <draw:rect svg:width="1mm" draw:style-name="palo" svg:height="1mm" svg:y="148.0mm" svg:x="111.0mm"/>
          <draw:rect svg:width="1mm" draw:style-name="palo" svg:height="1mm" svg:y="148.0mm" svg:x="109.5mm"/>
          <draw:rect svg:width="1mm" draw:style-name="palo" svg:height="1mm" svg:y="148.0mm" svg:x="108.0mm"/>
          <draw:rect svg:width="1mm" draw:style-name="palo" svg:height="1mm" svg:y="148.0mm" svg:x="106.5mm"/>
          <draw:rect svg:width="1mm" draw:style-name="palo" svg:height="1mm" svg:y="148.0mm" svg:x="105.0mm"/>
          <draw:rect svg:width="1mm" draw:style-name="palo" svg:height="1mm" svg:y="148.0mm" svg:x="103.5mm"/>
          <draw:rect svg:width="1mm" draw:style-name="palo" svg:height="1mm" svg:y="148.0mm" svg:x="102.0mm"/>
          <draw:rect svg:width="1mm" draw:style-name="palo" svg:height="1mm" svg:y="148.0mm" svg:x="100.5mm"/>
          <draw:rect svg:width="1mm" draw:style-name="palo" svg:height="1mm" svg:y="148.0mm" svg:x="99.0mm"/>
          <draw:rect svg:width="1mm" draw:style-name="palo" svg:height="1mm" svg:y="148.0mm" svg:x="97.5mm"/>
          <draw:rect svg:width="1mm" draw:style-name="palo" svg:height="1mm" svg:y="148.0mm" svg:x="96.0mm"/>
          <draw:rect svg:width="1mm" draw:style-name="palo" svg:height="1mm" svg:y="148.0mm" svg:x="94.5mm"/>
          <draw:rect svg:width="1mm" draw:style-name="palo" svg:height="1mm" svg:y="148.0mm" svg:x="93.0mm"/>
          <draw:rect svg:width="1mm" draw:style-name="palo" svg:height="1mm" svg:y="148.0mm" svg:x="91.5mm"/>
          <draw:rect svg:width="1mm" draw:style-name="palo" svg:height="1mm" svg:y="149.5mm" svg:x="127.5mm"/>
          <draw:rect svg:width="1mm" draw:style-name="palo" svg:height="1mm" svg:y="149.5mm" svg:x="126.0mm"/>
          <draw:rect svg:width="1mm" draw:style-name="palo" svg:height="1mm" svg:y="149.5mm" svg:x="124.5mm"/>
          <draw:rect svg:width="1mm" draw:style-name="palo" svg:height="1mm" svg:y="149.5mm" svg:x="123.0mm"/>
          <draw:rect svg:width="1mm" draw:style-name="palo" svg:height="1mm" svg:y="149.5mm" svg:x="121.5mm"/>
          <draw:rect svg:width="1mm" draw:style-name="palo" svg:height="1mm" svg:y="149.5mm" svg:x="120.0mm"/>
          <draw:rect svg:width="1mm" draw:style-name="palo" svg:height="1mm" svg:y="149.5mm" svg:x="118.5mm"/>
          <draw:rect svg:width="1mm" draw:style-name="palo" svg:height="1mm" svg:y="149.5mm" svg:x="117.0mm"/>
          <draw:rect svg:width="1mm" draw:style-name="palo" svg:height="1mm" svg:y="149.5mm" svg:x="115.5mm"/>
          <draw:rect svg:width="1mm" draw:style-name="palo" svg:height="1mm" svg:y="149.5mm" svg:x="114.0mm"/>
          <draw:rect svg:width="1mm" draw:style-name="palo" svg:height="1mm" svg:y="149.5mm" svg:x="112.5mm"/>
          <draw:rect svg:width="1mm" draw:style-name="palo" svg:height="1mm" svg:y="149.5mm" svg:x="111.0mm"/>
          <draw:rect svg:width="1mm" draw:style-name="palo" svg:height="1mm" svg:y="149.5mm" svg:x="109.5mm"/>
          <draw:rect svg:width="1mm" draw:style-name="palo" svg:height="1mm" svg:y="149.5mm" svg:x="108.0mm"/>
          <draw:rect svg:width="1mm" draw:style-name="palo" svg:height="1mm" svg:y="149.5mm" svg:x="106.5mm"/>
          <draw:rect svg:width="1mm" draw:style-name="palo" svg:height="1mm" svg:y="149.5mm" svg:x="105.0mm"/>
          <draw:rect svg:width="1mm" draw:style-name="palo" svg:height="1mm" svg:y="149.5mm" svg:x="103.5mm"/>
          <draw:rect svg:width="1mm" draw:style-name="palo" svg:height="1mm" svg:y="149.5mm" svg:x="102.0mm"/>
          <draw:rect svg:width="1mm" draw:style-name="palo" svg:height="1mm" svg:y="149.5mm" svg:x="100.5mm"/>
          <draw:rect svg:width="1mm" draw:style-name="palo" svg:height="1mm" svg:y="149.5mm" svg:x="99.0mm"/>
          <draw:rect svg:width="1mm" draw:style-name="palo" svg:height="1mm" svg:y="149.5mm" svg:x="97.5mm"/>
          <draw:rect svg:width="1mm" draw:style-name="palo" svg:height="1mm" svg:y="149.5mm" svg:x="96.0mm"/>
          <draw:rect svg:width="1mm" draw:style-name="palo" svg:height="1mm" svg:y="149.5mm" svg:x="94.5mm"/>
          <draw:rect svg:width="1mm" draw:style-name="palo" svg:height="1mm" svg:y="149.5mm" svg:x="93.0mm"/>
          <draw:rect svg:width="1mm" draw:style-name="palo" svg:height="1mm" svg:y="149.5mm" svg:x="91.5mm"/>
          <draw:rect svg:width="1mm" draw:style-name="palo" svg:height="1mm" svg:y="151.0mm" svg:x="127.5mm"/>
          <draw:rect svg:width="1mm" draw:style-name="palo" svg:height="1mm" svg:y="151.0mm" svg:x="126.0mm"/>
          <draw:rect svg:width="1mm" draw:style-name="palo" svg:height="1mm" svg:y="151.0mm" svg:x="124.5mm"/>
          <draw:rect svg:width="1mm" draw:style-name="palo" svg:height="1mm" svg:y="151.0mm" svg:x="123.0mm"/>
          <draw:rect svg:width="1mm" draw:style-name="palo" svg:height="1mm" svg:y="151.0mm" svg:x="121.5mm"/>
          <draw:rect svg:width="1mm" draw:style-name="palo" svg:height="1mm" svg:y="151.0mm" svg:x="120.0mm"/>
          <draw:rect svg:width="1mm" draw:style-name="palo" svg:height="1mm" svg:y="151.0mm" svg:x="118.5mm"/>
          <draw:rect svg:width="1mm" draw:style-name="palo" svg:height="1mm" svg:y="151.0mm" svg:x="117.0mm"/>
          <draw:rect svg:width="1mm" draw:style-name="palo" svg:height="1mm" svg:y="151.0mm" svg:x="115.5mm"/>
          <draw:rect svg:width="1mm" draw:style-name="palo" svg:height="1mm" svg:y="151.0mm" svg:x="114.0mm"/>
          <draw:rect svg:width="1mm" draw:style-name="palo" svg:height="1mm" svg:y="151.0mm" svg:x="112.5mm"/>
          <draw:rect svg:width="1mm" draw:style-name="palo" svg:height="1mm" svg:y="151.0mm" svg:x="111.0mm"/>
          <draw:rect svg:width="1mm" draw:style-name="palo" svg:height="1mm" svg:y="151.0mm" svg:x="109.5mm"/>
          <draw:rect svg:width="1mm" draw:style-name="palo" svg:height="1mm" svg:y="151.0mm" svg:x="108.0mm"/>
          <draw:rect svg:width="1mm" draw:style-name="palo" svg:height="1mm" svg:y="151.0mm" svg:x="106.5mm"/>
          <draw:rect svg:width="1mm" draw:style-name="palo" svg:height="1mm" svg:y="151.0mm" svg:x="105.0mm"/>
          <draw:rect svg:width="1mm" draw:style-name="palo" svg:height="1mm" svg:y="151.0mm" svg:x="103.5mm"/>
          <draw:rect svg:width="1mm" draw:style-name="palo" svg:height="1mm" svg:y="151.0mm" svg:x="102.0mm"/>
          <draw:rect svg:width="1mm" draw:style-name="palo" svg:height="1mm" svg:y="151.0mm" svg:x="100.5mm"/>
          <draw:rect svg:width="1mm" draw:style-name="palo" svg:height="1mm" svg:y="151.0mm" svg:x="99.0mm"/>
          <draw:rect svg:width="1mm" draw:style-name="palo" svg:height="1mm" svg:y="151.0mm" svg:x="97.5mm"/>
          <draw:rect svg:width="1mm" draw:style-name="palo" svg:height="1mm" svg:y="151.0mm" svg:x="96.0mm"/>
          <draw:rect svg:width="1mm" draw:style-name="palo" svg:height="1mm" svg:y="151.0mm" svg:x="94.5mm"/>
          <draw:rect svg:width="1mm" draw:style-name="palo" svg:height="1mm" svg:y="151.0mm" svg:x="93.0mm"/>
          <draw:rect svg:width="1mm" draw:style-name="palo" svg:height="1mm" svg:y="151.0mm" svg:x="91.5mm"/>
          <draw:rect svg:width="1mm" draw:style-name="palo" svg:height="1mm" svg:y="152.5mm" svg:x="127.5mm"/>
          <draw:rect svg:width="1mm" draw:style-name="palo" svg:height="1mm" svg:y="152.5mm" svg:x="126.0mm"/>
          <draw:rect svg:width="1mm" draw:style-name="palo" svg:height="1mm" svg:y="152.5mm" svg:x="124.5mm"/>
          <draw:rect svg:width="1mm" draw:style-name="palo" svg:height="1mm" svg:y="152.5mm" svg:x="123.0mm"/>
          <draw:rect svg:width="1mm" draw:style-name="palo" svg:height="1mm" svg:y="152.5mm" svg:x="121.5mm"/>
          <draw:rect svg:width="1mm" draw:style-name="palo" svg:height="1mm" svg:y="152.5mm" svg:x="120.0mm"/>
          <draw:rect svg:width="1mm" draw:style-name="palo" svg:height="1mm" svg:y="152.5mm" svg:x="118.5mm"/>
          <draw:rect svg:width="1mm" draw:style-name="palo" svg:height="1mm" svg:y="152.5mm" svg:x="117.0mm"/>
          <draw:rect svg:width="1mm" draw:style-name="palo" svg:height="1mm" svg:y="152.5mm" svg:x="115.5mm"/>
          <draw:rect svg:width="1mm" draw:style-name="palo" svg:height="1mm" svg:y="152.5mm" svg:x="114.0mm"/>
          <draw:rect svg:width="1mm" draw:style-name="palo" svg:height="1mm" svg:y="152.5mm" svg:x="112.5mm"/>
          <draw:rect svg:width="1mm" draw:style-name="palo" svg:height="1mm" svg:y="152.5mm" svg:x="111.0mm"/>
          <draw:rect svg:width="1mm" draw:style-name="palo" svg:height="1mm" svg:y="152.5mm" svg:x="109.5mm"/>
          <draw:rect svg:width="1mm" draw:style-name="palo" svg:height="1mm" svg:y="152.5mm" svg:x="108.0mm"/>
          <draw:rect svg:width="1mm" draw:style-name="palo" svg:height="1mm" svg:y="152.5mm" svg:x="106.5mm"/>
          <draw:rect svg:width="1mm" draw:style-name="palo" svg:height="1mm" svg:y="152.5mm" svg:x="105.0mm"/>
          <draw:rect svg:width="1mm" draw:style-name="palo" svg:height="1mm" svg:y="152.5mm" svg:x="103.5mm"/>
          <draw:rect svg:width="1mm" draw:style-name="palo" svg:height="1mm" svg:y="152.5mm" svg:x="102.0mm"/>
          <draw:rect svg:width="1mm" draw:style-name="palo" svg:height="1mm" svg:y="152.5mm" svg:x="100.5mm"/>
          <draw:rect svg:width="1mm" draw:style-name="palo" svg:height="1mm" svg:y="152.5mm" svg:x="99.0mm"/>
          <draw:rect svg:width="1mm" draw:style-name="palo" svg:height="1mm" svg:y="152.5mm" svg:x="97.5mm"/>
          <draw:rect svg:width="1mm" draw:style-name="palo" svg:height="1mm" svg:y="152.5mm" svg:x="96.0mm"/>
          <draw:rect svg:width="1mm" draw:style-name="palo" svg:height="1mm" svg:y="152.5mm" svg:x="94.5mm"/>
          <draw:rect svg:width="1mm" draw:style-name="palo" svg:height="1mm" svg:y="152.5mm" svg:x="93.0mm"/>
          <draw:rect svg:width="1mm" draw:style-name="palo" svg:height="1mm" svg:y="152.5mm" svg:x="91.5mm"/>
          <draw:rect svg:width="1mm" draw:style-name="palo" svg:height="1mm" svg:y="154.0mm" svg:x="127.5mm"/>
          <draw:rect svg:width="1mm" draw:style-name="palo" svg:height="1mm" svg:y="154.0mm" svg:x="126.0mm"/>
          <draw:rect svg:width="1mm" draw:style-name="palo" svg:height="1mm" svg:y="154.0mm" svg:x="124.5mm"/>
          <draw:rect svg:width="1mm" draw:style-name="palo" svg:height="1mm" svg:y="154.0mm" svg:x="123.0mm"/>
          <draw:rect svg:width="1mm" draw:style-name="palo" svg:height="1mm" svg:y="154.0mm" svg:x="121.5mm"/>
          <draw:rect svg:width="1mm" draw:style-name="palo" svg:height="1mm" svg:y="154.0mm" svg:x="120.0mm"/>
          <draw:rect svg:width="1mm" draw:style-name="palo" svg:height="1mm" svg:y="154.0mm" svg:x="118.5mm"/>
          <draw:rect svg:width="1mm" draw:style-name="palo" svg:height="1mm" svg:y="154.0mm" svg:x="117.0mm"/>
          <draw:rect svg:width="1mm" draw:style-name="palo" svg:height="1mm" svg:y="154.0mm" svg:x="115.5mm"/>
          <draw:rect svg:width="1mm" draw:style-name="palo" svg:height="1mm" svg:y="154.0mm" svg:x="114.0mm"/>
          <draw:rect svg:width="1mm" draw:style-name="palo" svg:height="1mm" svg:y="154.0mm" svg:x="112.5mm"/>
          <draw:rect svg:width="1mm" draw:style-name="palo" svg:height="1mm" svg:y="154.0mm" svg:x="111.0mm"/>
          <draw:rect svg:width="1mm" draw:style-name="palo" svg:height="1mm" svg:y="154.0mm" svg:x="109.5mm"/>
          <draw:rect svg:width="1mm" draw:style-name="palo" svg:height="1mm" svg:y="154.0mm" svg:x="108.0mm"/>
          <draw:rect svg:width="1mm" draw:style-name="palo" svg:height="1mm" svg:y="154.0mm" svg:x="106.5mm"/>
          <draw:rect svg:width="1mm" draw:style-name="palo" svg:height="1mm" svg:y="154.0mm" svg:x="105.0mm"/>
          <draw:rect svg:width="1mm" draw:style-name="palo" svg:height="1mm" svg:y="154.0mm" svg:x="103.5mm"/>
          <draw:rect svg:width="1mm" draw:style-name="palo" svg:height="1mm" svg:y="154.0mm" svg:x="102.0mm"/>
          <draw:rect svg:width="1mm" draw:style-name="palo" svg:height="1mm" svg:y="154.0mm" svg:x="100.5mm"/>
          <draw:rect svg:width="1mm" draw:style-name="palo" svg:height="1mm" svg:y="154.0mm" svg:x="99.0mm"/>
          <draw:rect svg:width="1mm" draw:style-name="palo" svg:height="1mm" svg:y="154.0mm" svg:x="97.5mm"/>
          <draw:rect svg:width="1mm" draw:style-name="palo" svg:height="1mm" svg:y="154.0mm" svg:x="96.0mm"/>
          <draw:rect svg:width="1mm" draw:style-name="palo" svg:height="1mm" svg:y="154.0mm" svg:x="94.5mm"/>
          <draw:rect svg:width="1mm" draw:style-name="palo" svg:height="1mm" svg:y="154.0mm" svg:x="93.0mm"/>
          <draw:rect svg:width="1mm" draw:style-name="palo" svg:height="1mm" svg:y="154.0mm" svg:x="91.5mm"/>
          <draw:rect svg:width="1mm" draw:style-name="palo" svg:height="1mm" svg:y="155.5mm" svg:x="127.5mm"/>
          <draw:rect svg:width="1mm" draw:style-name="palo" svg:height="1mm" svg:y="155.5mm" svg:x="126.0mm"/>
          <draw:rect svg:width="1mm" draw:style-name="palo" svg:height="1mm" svg:y="155.5mm" svg:x="124.5mm"/>
          <draw:rect svg:width="1mm" draw:style-name="palo" svg:height="1mm" svg:y="155.5mm" svg:x="123.0mm"/>
          <draw:rect svg:width="1mm" draw:style-name="palo" svg:height="1mm" svg:y="155.5mm" svg:x="121.5mm"/>
          <draw:rect svg:width="1mm" draw:style-name="palo" svg:height="1mm" svg:y="155.5mm" svg:x="120.0mm"/>
          <draw:rect svg:width="1mm" draw:style-name="palo" svg:height="1mm" svg:y="155.5mm" svg:x="118.5mm"/>
          <draw:rect svg:width="1mm" draw:style-name="palo" svg:height="1mm" svg:y="155.5mm" svg:x="117.0mm"/>
          <draw:rect svg:width="1mm" draw:style-name="palo" svg:height="1mm" svg:y="155.5mm" svg:x="115.5mm"/>
          <draw:rect svg:width="1mm" draw:style-name="palo" svg:height="1mm" svg:y="155.5mm" svg:x="114.0mm"/>
          <draw:rect svg:width="1mm" draw:style-name="palo" svg:height="1mm" svg:y="155.5mm" svg:x="112.5mm"/>
          <draw:rect svg:width="1mm" draw:style-name="palo" svg:height="1mm" svg:y="155.5mm" svg:x="111.0mm"/>
          <draw:rect svg:width="1mm" draw:style-name="palo" svg:height="1mm" svg:y="155.5mm" svg:x="109.5mm"/>
          <draw:rect svg:width="1mm" draw:style-name="palo" svg:height="1mm" svg:y="155.5mm" svg:x="108.0mm"/>
          <draw:rect svg:width="1mm" draw:style-name="palo" svg:height="1mm" svg:y="155.5mm" svg:x="106.5mm"/>
          <draw:rect svg:width="1mm" draw:style-name="palo" svg:height="1mm" svg:y="155.5mm" svg:x="105.0mm"/>
          <draw:rect svg:width="1mm" draw:style-name="palo" svg:height="1mm" svg:y="155.5mm" svg:x="103.5mm"/>
          <draw:rect svg:width="1mm" draw:style-name="palo" svg:height="1mm" svg:y="155.5mm" svg:x="102.0mm"/>
          <draw:rect svg:width="1mm" draw:style-name="palo" svg:height="1mm" svg:y="155.5mm" svg:x="100.5mm"/>
          <draw:rect svg:width="1mm" draw:style-name="palo" svg:height="1mm" svg:y="155.5mm" svg:x="99.0mm"/>
          <draw:rect svg:width="1mm" draw:style-name="palo" svg:height="1mm" svg:y="155.5mm" svg:x="97.5mm"/>
          <draw:rect svg:width="1mm" draw:style-name="palo" svg:height="1mm" svg:y="155.5mm" svg:x="96.0mm"/>
          <draw:rect svg:width="1mm" draw:style-name="palo" svg:height="1mm" svg:y="155.5mm" svg:x="94.5mm"/>
          <draw:rect svg:width="1mm" draw:style-name="palo" svg:height="1mm" svg:y="155.5mm" svg:x="93.0mm"/>
          <draw:rect svg:width="1mm" draw:style-name="palo" svg:height="1mm" svg:y="155.5mm" svg:x="91.5mm"/>
          <draw:rect svg:width="1mm" draw:style-name="palo" svg:height="1mm" svg:y="157.0mm" svg:x="127.5mm"/>
          <draw:rect svg:width="1mm" draw:style-name="palo" svg:height="1mm" svg:y="157.0mm" svg:x="126.0mm"/>
          <draw:rect svg:width="1mm" draw:style-name="palo" svg:height="1mm" svg:y="157.0mm" svg:x="124.5mm"/>
          <draw:rect svg:width="1mm" draw:style-name="palo" svg:height="1mm" svg:y="157.0mm" svg:x="123.0mm"/>
          <draw:rect svg:width="1mm" draw:style-name="palo" svg:height="1mm" svg:y="157.0mm" svg:x="121.5mm"/>
          <draw:rect svg:width="1mm" draw:style-name="palo" svg:height="1mm" svg:y="157.0mm" svg:x="120.0mm"/>
          <draw:rect svg:width="1mm" draw:style-name="palo" svg:height="1mm" svg:y="157.0mm" svg:x="118.5mm"/>
          <draw:rect svg:width="1mm" draw:style-name="palo" svg:height="1mm" svg:y="157.0mm" svg:x="117.0mm"/>
          <draw:rect svg:width="1mm" draw:style-name="palo" svg:height="1mm" svg:y="157.0mm" svg:x="115.5mm"/>
          <draw:rect svg:width="1mm" draw:style-name="palo" svg:height="1mm" svg:y="157.0mm" svg:x="114.0mm"/>
          <draw:rect svg:width="1mm" draw:style-name="palo" svg:height="1mm" svg:y="157.0mm" svg:x="112.5mm"/>
          <draw:rect svg:width="1mm" draw:style-name="palo" svg:height="1mm" svg:y="157.0mm" svg:x="111.0mm"/>
          <draw:rect svg:width="1mm" draw:style-name="palo" svg:height="1mm" svg:y="157.0mm" svg:x="109.5mm"/>
          <draw:rect svg:width="1mm" draw:style-name="palo" svg:height="1mm" svg:y="157.0mm" svg:x="108.0mm"/>
          <draw:rect svg:width="1mm" draw:style-name="palo" svg:height="1mm" svg:y="157.0mm" svg:x="106.5mm"/>
          <draw:rect svg:width="1mm" draw:style-name="palo" svg:height="1mm" svg:y="157.0mm" svg:x="105.0mm"/>
          <draw:rect svg:width="1mm" draw:style-name="palo" svg:height="1mm" svg:y="157.0mm" svg:x="103.5mm"/>
          <draw:rect svg:width="1mm" draw:style-name="palo" svg:height="1mm" svg:y="157.0mm" svg:x="102.0mm"/>
          <draw:rect svg:width="1mm" draw:style-name="palo" svg:height="1mm" svg:y="157.0mm" svg:x="100.5mm"/>
          <draw:rect svg:width="1mm" draw:style-name="palo" svg:height="1mm" svg:y="157.0mm" svg:x="99.0mm"/>
          <draw:rect svg:width="1mm" draw:style-name="palo" svg:height="1mm" svg:y="157.0mm" svg:x="97.5mm"/>
          <draw:rect svg:width="1mm" draw:style-name="palo" svg:height="1mm" svg:y="157.0mm" svg:x="96.0mm"/>
          <draw:rect svg:width="1mm" draw:style-name="palo" svg:height="1mm" svg:y="157.0mm" svg:x="94.5mm"/>
          <draw:rect svg:width="1mm" draw:style-name="palo" svg:height="1mm" svg:y="157.0mm" svg:x="93.0mm"/>
          <draw:rect svg:width="1mm" draw:style-name="palo" svg:height="1mm" svg:y="157.0mm" svg:x="91.5mm"/>
          <draw:rect svg:width="1mm" draw:style-name="palo" svg:height="1mm" svg:y="158.5mm" svg:x="127.5mm"/>
          <draw:rect svg:width="1mm" draw:style-name="palo" svg:height="1mm" svg:y="158.5mm" svg:x="126.0mm"/>
          <draw:rect svg:width="1mm" draw:style-name="palo" svg:height="1mm" svg:y="158.5mm" svg:x="124.5mm"/>
          <draw:rect svg:width="1mm" draw:style-name="palo" svg:height="1mm" svg:y="158.5mm" svg:x="123.0mm"/>
          <draw:rect svg:width="1mm" draw:style-name="palo" svg:height="1mm" svg:y="158.5mm" svg:x="121.5mm"/>
          <draw:rect svg:width="1mm" draw:style-name="palo" svg:height="1mm" svg:y="158.5mm" svg:x="120.0mm"/>
          <draw:rect svg:width="1mm" draw:style-name="palo" svg:height="1mm" svg:y="158.5mm" svg:x="118.5mm"/>
          <draw:rect svg:width="1mm" draw:style-name="palo" svg:height="1mm" svg:y="158.5mm" svg:x="117.0mm"/>
          <draw:rect svg:width="1mm" draw:style-name="palo" svg:height="1mm" svg:y="158.5mm" svg:x="115.5mm"/>
          <draw:rect svg:width="1mm" draw:style-name="palo" svg:height="1mm" svg:y="158.5mm" svg:x="114.0mm"/>
          <draw:rect svg:width="1mm" draw:style-name="palo" svg:height="1mm" svg:y="158.5mm" svg:x="112.5mm"/>
          <draw:rect svg:width="1mm" draw:style-name="palo" svg:height="1mm" svg:y="158.5mm" svg:x="111.0mm"/>
          <draw:rect svg:width="1mm" draw:style-name="palo" svg:height="1mm" svg:y="158.5mm" svg:x="109.5mm"/>
          <draw:rect svg:width="1mm" draw:style-name="palo" svg:height="1mm" svg:y="158.5mm" svg:x="108.0mm"/>
          <draw:rect svg:width="1mm" draw:style-name="palo" svg:height="1mm" svg:y="158.5mm" svg:x="106.5mm"/>
          <draw:rect svg:width="1mm" draw:style-name="palo" svg:height="1mm" svg:y="158.5mm" svg:x="105.0mm"/>
          <draw:rect svg:width="1mm" draw:style-name="palo" svg:height="1mm" svg:y="158.5mm" svg:x="103.5mm"/>
          <draw:rect svg:width="1mm" draw:style-name="palo" svg:height="1mm" svg:y="158.5mm" svg:x="102.0mm"/>
          <draw:rect svg:width="1mm" draw:style-name="palo" svg:height="1mm" svg:y="158.5mm" svg:x="100.5mm"/>
          <draw:rect svg:width="1mm" draw:style-name="palo" svg:height="1mm" svg:y="158.5mm" svg:x="99.0mm"/>
          <draw:rect svg:width="1mm" draw:style-name="palo" svg:height="1mm" svg:y="158.5mm" svg:x="97.5mm"/>
          <draw:rect svg:width="1mm" draw:style-name="palo" svg:height="1mm" svg:y="158.5mm" svg:x="96.0mm"/>
          <draw:rect svg:width="1mm" draw:style-name="palo" svg:height="1mm" svg:y="158.5mm" svg:x="94.5mm"/>
          <draw:rect svg:width="1mm" draw:style-name="palo" svg:height="1mm" svg:y="158.5mm" svg:x="93.0mm"/>
          <draw:rect svg:width="1mm" draw:style-name="palo" svg:height="1mm" svg:y="158.5mm" svg:x="91.5mm"/>
          <draw:rect svg:width="1mm" draw:style-name="palo" svg:height="1mm" svg:y="160.0mm" svg:x="127.5mm"/>
          <draw:rect svg:width="1mm" draw:style-name="palo" svg:height="1mm" svg:y="160.0mm" svg:x="126.0mm"/>
          <draw:rect svg:width="1mm" draw:style-name="palo" svg:height="1mm" svg:y="160.0mm" svg:x="124.5mm"/>
          <draw:rect svg:width="1mm" draw:style-name="palo" svg:height="1mm" svg:y="160.0mm" svg:x="123.0mm"/>
          <draw:rect svg:width="1mm" draw:style-name="palo" svg:height="1mm" svg:y="160.0mm" svg:x="121.5mm"/>
          <draw:rect svg:width="1mm" draw:style-name="palo" svg:height="1mm" svg:y="160.0mm" svg:x="120.0mm"/>
          <draw:rect svg:width="1mm" draw:style-name="palo" svg:height="1mm" svg:y="160.0mm" svg:x="118.5mm"/>
          <draw:rect svg:width="1mm" draw:style-name="palo" svg:height="1mm" svg:y="160.0mm" svg:x="117.0mm"/>
          <draw:rect svg:width="1mm" draw:style-name="palo" svg:height="1mm" svg:y="160.0mm" svg:x="115.5mm"/>
          <draw:rect svg:width="1mm" draw:style-name="palo" svg:height="1mm" svg:y="160.0mm" svg:x="114.0mm"/>
          <draw:rect svg:width="1mm" draw:style-name="palo" svg:height="1mm" svg:y="160.0mm" svg:x="112.5mm"/>
          <draw:rect svg:width="1mm" draw:style-name="palo" svg:height="1mm" svg:y="160.0mm" svg:x="111.0mm"/>
          <draw:rect svg:width="1mm" draw:style-name="palo" svg:height="1mm" svg:y="160.0mm" svg:x="109.5mm"/>
          <draw:rect svg:width="1mm" draw:style-name="palo" svg:height="1mm" svg:y="160.0mm" svg:x="108.0mm"/>
          <draw:rect svg:width="1mm" draw:style-name="palo" svg:height="1mm" svg:y="160.0mm" svg:x="106.5mm"/>
          <draw:rect svg:width="1mm" draw:style-name="palo" svg:height="1mm" svg:y="160.0mm" svg:x="105.0mm"/>
          <draw:rect svg:width="1mm" draw:style-name="palo" svg:height="1mm" svg:y="160.0mm" svg:x="103.5mm"/>
          <draw:rect svg:width="1mm" draw:style-name="palo" svg:height="1mm" svg:y="160.0mm" svg:x="102.0mm"/>
          <draw:rect svg:width="1mm" draw:style-name="palo" svg:height="1mm" svg:y="160.0mm" svg:x="100.5mm"/>
          <draw:rect svg:width="1mm" draw:style-name="palo" svg:height="1mm" svg:y="160.0mm" svg:x="99.0mm"/>
          <draw:rect svg:width="1mm" draw:style-name="palo" svg:height="1mm" svg:y="160.0mm" svg:x="97.5mm"/>
          <draw:rect svg:width="1mm" draw:style-name="palo" svg:height="1mm" svg:y="160.0mm" svg:x="96.0mm"/>
          <draw:rect svg:width="1mm" draw:style-name="palo" svg:height="1mm" svg:y="160.0mm" svg:x="94.5mm"/>
          <draw:rect svg:width="1mm" draw:style-name="palo" svg:height="1mm" svg:y="160.0mm" svg:x="93.0mm"/>
          <draw:rect svg:width="1mm" draw:style-name="palo" svg:height="1mm" svg:y="160.0mm" svg:x="91.5mm"/>
          <draw:rect svg:width="1mm" draw:style-name="palo" svg:height="1mm" svg:y="161.5mm" svg:x="127.5mm"/>
          <draw:rect svg:width="1mm" draw:style-name="palo" svg:height="1mm" svg:y="161.5mm" svg:x="126.0mm"/>
          <draw:rect svg:width="1mm" draw:style-name="palo" svg:height="1mm" svg:y="161.5mm" svg:x="124.5mm"/>
          <draw:rect svg:width="1mm" draw:style-name="palo" svg:height="1mm" svg:y="161.5mm" svg:x="123.0mm"/>
          <draw:rect svg:width="1mm" draw:style-name="palo" svg:height="1mm" svg:y="161.5mm" svg:x="121.5mm"/>
          <draw:rect svg:width="1mm" draw:style-name="palo" svg:height="1mm" svg:y="161.5mm" svg:x="120.0mm"/>
          <draw:rect svg:width="1mm" draw:style-name="palo" svg:height="1mm" svg:y="161.5mm" svg:x="118.5mm"/>
          <draw:rect svg:width="1mm" draw:style-name="palo" svg:height="1mm" svg:y="161.5mm" svg:x="117.0mm"/>
          <draw:rect svg:width="1mm" draw:style-name="palo" svg:height="1mm" svg:y="161.5mm" svg:x="115.5mm"/>
          <draw:rect svg:width="1mm" draw:style-name="palo" svg:height="1mm" svg:y="161.5mm" svg:x="114.0mm"/>
          <draw:rect svg:width="1mm" draw:style-name="palo" svg:height="1mm" svg:y="161.5mm" svg:x="112.5mm"/>
          <draw:rect svg:width="1mm" draw:style-name="palo" svg:height="1mm" svg:y="161.5mm" svg:x="111.0mm"/>
          <draw:rect svg:width="1mm" draw:style-name="palo" svg:height="1mm" svg:y="161.5mm" svg:x="109.5mm"/>
          <draw:rect svg:width="1mm" draw:style-name="palo" svg:height="1mm" svg:y="161.5mm" svg:x="108.0mm"/>
          <draw:rect svg:width="1mm" draw:style-name="palo" svg:height="1mm" svg:y="161.5mm" svg:x="106.5mm"/>
          <draw:rect svg:width="1mm" draw:style-name="palo" svg:height="1mm" svg:y="161.5mm" svg:x="105.0mm"/>
          <draw:rect svg:width="1mm" draw:style-name="palo" svg:height="1mm" svg:y="161.5mm" svg:x="103.5mm"/>
          <draw:rect svg:width="1mm" draw:style-name="palo" svg:height="1mm" svg:y="161.5mm" svg:x="102.0mm"/>
          <draw:rect svg:width="1mm" draw:style-name="palo" svg:height="1mm" svg:y="161.5mm" svg:x="100.5mm"/>
          <draw:rect svg:width="1mm" draw:style-name="palo" svg:height="1mm" svg:y="161.5mm" svg:x="99.0mm"/>
          <draw:rect svg:width="1mm" draw:style-name="palo" svg:height="1mm" svg:y="161.5mm" svg:x="97.5mm"/>
          <draw:rect svg:width="1mm" draw:style-name="palo" svg:height="1mm" svg:y="161.5mm" svg:x="96.0mm"/>
          <draw:rect svg:width="1mm" draw:style-name="palo" svg:height="1mm" svg:y="161.5mm" svg:x="94.5mm"/>
          <draw:rect svg:width="1mm" draw:style-name="palo" svg:height="1mm" svg:y="161.5mm" svg:x="93.0mm"/>
          <draw:rect svg:width="1mm" draw:style-name="palo" svg:height="1mm" svg:y="161.5mm" svg:x="91.5mm"/>
          <draw:rect svg:width="1mm" draw:style-name="palo" svg:height="1mm" svg:y="163.0mm" svg:x="127.5mm"/>
          <draw:rect svg:width="1mm" draw:style-name="palo" svg:height="1mm" svg:y="163.0mm" svg:x="126.0mm"/>
          <draw:rect svg:width="1mm" draw:style-name="palo" svg:height="1mm" svg:y="163.0mm" svg:x="124.5mm"/>
          <draw:rect svg:width="1mm" draw:style-name="palo" svg:height="1mm" svg:y="163.0mm" svg:x="123.0mm"/>
          <draw:rect svg:width="1mm" draw:style-name="palo" svg:height="1mm" svg:y="163.0mm" svg:x="121.5mm"/>
          <draw:rect svg:width="1mm" draw:style-name="palo" svg:height="1mm" svg:y="163.0mm" svg:x="120.0mm"/>
          <draw:rect svg:width="1mm" draw:style-name="palo" svg:height="1mm" svg:y="163.0mm" svg:x="118.5mm"/>
          <draw:rect svg:width="1mm" draw:style-name="palo" svg:height="1mm" svg:y="163.0mm" svg:x="117.0mm"/>
          <draw:rect svg:width="1mm" draw:style-name="palo" svg:height="1mm" svg:y="163.0mm" svg:x="115.5mm"/>
          <draw:rect svg:width="1mm" draw:style-name="palo" svg:height="1mm" svg:y="163.0mm" svg:x="114.0mm"/>
          <draw:rect svg:width="1mm" draw:style-name="palo" svg:height="1mm" svg:y="163.0mm" svg:x="112.5mm"/>
          <draw:rect svg:width="1mm" draw:style-name="palo" svg:height="1mm" svg:y="163.0mm" svg:x="111.0mm"/>
          <draw:rect svg:width="1mm" draw:style-name="palo" svg:height="1mm" svg:y="163.0mm" svg:x="109.5mm"/>
          <draw:rect svg:width="1mm" draw:style-name="palo" svg:height="1mm" svg:y="163.0mm" svg:x="108.0mm"/>
          <draw:rect svg:width="1mm" draw:style-name="palo" svg:height="1mm" svg:y="163.0mm" svg:x="106.5mm"/>
          <draw:rect svg:width="1mm" draw:style-name="palo" svg:height="1mm" svg:y="163.0mm" svg:x="105.0mm"/>
          <draw:rect svg:width="1mm" draw:style-name="palo" svg:height="1mm" svg:y="163.0mm" svg:x="103.5mm"/>
          <draw:rect svg:width="1mm" draw:style-name="palo" svg:height="1mm" svg:y="163.0mm" svg:x="102.0mm"/>
          <draw:rect svg:width="1mm" draw:style-name="palo" svg:height="1mm" svg:y="163.0mm" svg:x="100.5mm"/>
          <draw:rect svg:width="1mm" draw:style-name="palo" svg:height="1mm" svg:y="163.0mm" svg:x="99.0mm"/>
          <draw:rect svg:width="1mm" draw:style-name="palo" svg:height="1mm" svg:y="163.0mm" svg:x="97.5mm"/>
          <draw:rect svg:width="1mm" draw:style-name="palo" svg:height="1mm" svg:y="163.0mm" svg:x="96.0mm"/>
          <draw:rect svg:width="1mm" draw:style-name="palo" svg:height="1mm" svg:y="163.0mm" svg:x="94.5mm"/>
          <draw:rect svg:width="1mm" draw:style-name="palo" svg:height="1mm" svg:y="163.0mm" svg:x="93.0mm"/>
          <draw:rect svg:width="1mm" draw:style-name="palo" svg:height="1mm" svg:y="163.0mm" svg:x="91.5mm"/>
          <draw:rect svg:width="1mm" draw:style-name="palo" svg:height="1mm" svg:y="164.5mm" svg:x="127.5mm"/>
          <draw:rect svg:width="1mm" draw:style-name="palo" svg:height="1mm" svg:y="164.5mm" svg:x="126.0mm"/>
          <draw:rect svg:width="1mm" draw:style-name="palo" svg:height="1mm" svg:y="164.5mm" svg:x="124.5mm"/>
          <draw:rect svg:width="1mm" draw:style-name="palo" svg:height="1mm" svg:y="164.5mm" svg:x="123.0mm"/>
          <draw:rect svg:width="1mm" draw:style-name="palo" svg:height="1mm" svg:y="164.5mm" svg:x="121.5mm"/>
          <draw:rect svg:width="1mm" draw:style-name="palo" svg:height="1mm" svg:y="164.5mm" svg:x="120.0mm"/>
          <draw:rect svg:width="1mm" draw:style-name="palo" svg:height="1mm" svg:y="164.5mm" svg:x="118.5mm"/>
          <draw:rect svg:width="1mm" draw:style-name="palo" svg:height="1mm" svg:y="164.5mm" svg:x="117.0mm"/>
          <draw:rect svg:width="1mm" draw:style-name="palo" svg:height="1mm" svg:y="164.5mm" svg:x="115.5mm"/>
          <draw:rect svg:width="1mm" draw:style-name="palo" svg:height="1mm" svg:y="164.5mm" svg:x="114.0mm"/>
          <draw:rect svg:width="1mm" draw:style-name="palo" svg:height="1mm" svg:y="164.5mm" svg:x="112.5mm"/>
          <draw:rect svg:width="1mm" draw:style-name="palo" svg:height="1mm" svg:y="164.5mm" svg:x="111.0mm"/>
          <draw:rect svg:width="1mm" draw:style-name="palo" svg:height="1mm" svg:y="164.5mm" svg:x="109.5mm"/>
          <draw:rect svg:width="1mm" draw:style-name="palo" svg:height="1mm" svg:y="164.5mm" svg:x="108.0mm"/>
          <draw:rect svg:width="1mm" draw:style-name="palo" svg:height="1mm" svg:y="164.5mm" svg:x="106.5mm"/>
          <draw:rect svg:width="1mm" draw:style-name="palo" svg:height="1mm" svg:y="164.5mm" svg:x="105.0mm"/>
          <draw:rect svg:width="1mm" draw:style-name="palo" svg:height="1mm" svg:y="164.5mm" svg:x="103.5mm"/>
          <draw:rect svg:width="1mm" draw:style-name="palo" svg:height="1mm" svg:y="164.5mm" svg:x="102.0mm"/>
          <draw:rect svg:width="1mm" draw:style-name="palo" svg:height="1mm" svg:y="164.5mm" svg:x="100.5mm"/>
          <draw:rect svg:width="1mm" draw:style-name="palo" svg:height="1mm" svg:y="164.5mm" svg:x="99.0mm"/>
          <draw:rect svg:width="1mm" draw:style-name="palo" svg:height="1mm" svg:y="164.5mm" svg:x="97.5mm"/>
          <draw:rect svg:width="1mm" draw:style-name="palo" svg:height="1mm" svg:y="164.5mm" svg:x="96.0mm"/>
          <draw:rect svg:width="1mm" draw:style-name="palo" svg:height="1mm" svg:y="164.5mm" svg:x="94.5mm"/>
          <draw:rect svg:width="1mm" draw:style-name="palo" svg:height="1mm" svg:y="164.5mm" svg:x="93.0mm"/>
          <draw:rect svg:width="1mm" draw:style-name="palo" svg:height="1mm" svg:y="164.5mm" svg:x="91.5mm"/>
          <draw:rect svg:width="1mm" draw:style-name="palo" svg:height="1mm" svg:y="166.0mm" svg:x="127.5mm"/>
          <draw:rect svg:width="1mm" draw:style-name="palo" svg:height="1mm" svg:y="166.0mm" svg:x="126.0mm"/>
          <draw:rect svg:width="1mm" draw:style-name="palo" svg:height="1mm" svg:y="166.0mm" svg:x="124.5mm"/>
          <draw:rect svg:width="1mm" draw:style-name="palo" svg:height="1mm" svg:y="166.0mm" svg:x="123.0mm"/>
          <draw:rect svg:width="1mm" draw:style-name="palo" svg:height="1mm" svg:y="166.0mm" svg:x="121.5mm"/>
          <draw:rect svg:width="1mm" draw:style-name="palo" svg:height="1mm" svg:y="166.0mm" svg:x="120.0mm"/>
          <draw:rect svg:width="1mm" draw:style-name="palo" svg:height="1mm" svg:y="166.0mm" svg:x="118.5mm"/>
          <draw:rect svg:width="1mm" draw:style-name="palo" svg:height="1mm" svg:y="166.0mm" svg:x="117.0mm"/>
          <draw:rect svg:width="1mm" draw:style-name="palo" svg:height="1mm" svg:y="166.0mm" svg:x="115.5mm"/>
          <draw:rect svg:width="1mm" draw:style-name="palo" svg:height="1mm" svg:y="166.0mm" svg:x="114.0mm"/>
          <draw:rect svg:width="1mm" draw:style-name="palo" svg:height="1mm" svg:y="166.0mm" svg:x="112.5mm"/>
          <draw:rect svg:width="1mm" draw:style-name="palo" svg:height="1mm" svg:y="166.0mm" svg:x="111.0mm"/>
          <draw:rect svg:width="1mm" draw:style-name="palo" svg:height="1mm" svg:y="166.0mm" svg:x="109.5mm"/>
          <draw:rect svg:width="1mm" draw:style-name="palo" svg:height="1mm" svg:y="166.0mm" svg:x="108.0mm"/>
          <draw:rect svg:width="1mm" draw:style-name="palo" svg:height="1mm" svg:y="166.0mm" svg:x="106.5mm"/>
          <draw:rect svg:width="1mm" draw:style-name="palo" svg:height="1mm" svg:y="166.0mm" svg:x="105.0mm"/>
          <draw:rect svg:width="1mm" draw:style-name="palo" svg:height="1mm" svg:y="166.0mm" svg:x="103.5mm"/>
          <draw:rect svg:width="1mm" draw:style-name="palo" svg:height="1mm" svg:y="166.0mm" svg:x="102.0mm"/>
          <draw:rect svg:width="1mm" draw:style-name="palo" svg:height="1mm" svg:y="166.0mm" svg:x="100.5mm"/>
          <draw:rect svg:width="1mm" draw:style-name="palo" svg:height="1mm" svg:y="166.0mm" svg:x="99.0mm"/>
          <draw:rect svg:width="1mm" draw:style-name="palo" svg:height="1mm" svg:y="166.0mm" svg:x="97.5mm"/>
          <draw:rect svg:width="1mm" draw:style-name="palo" svg:height="1mm" svg:y="166.0mm" svg:x="96.0mm"/>
          <draw:rect svg:width="1mm" draw:style-name="palo" svg:height="1mm" svg:y="166.0mm" svg:x="94.5mm"/>
          <draw:rect svg:width="1mm" draw:style-name="palo" svg:height="1mm" svg:y="166.0mm" svg:x="93.0mm"/>
          <draw:rect svg:width="1mm" draw:style-name="palo" svg:height="1mm" svg:y="166.0mm" svg:x="91.5mm"/>
          <draw:rect svg:width="1mm" draw:style-name="palo" svg:height="1mm" svg:y="167.5mm" svg:x="127.5mm"/>
          <draw:rect svg:width="1mm" draw:style-name="palo" svg:height="1mm" svg:y="167.5mm" svg:x="126.0mm"/>
          <draw:rect svg:width="1mm" draw:style-name="palo" svg:height="1mm" svg:y="167.5mm" svg:x="124.5mm"/>
          <draw:rect svg:width="1mm" draw:style-name="palo" svg:height="1mm" svg:y="167.5mm" svg:x="123.0mm"/>
          <draw:rect svg:width="1mm" draw:style-name="palo" svg:height="1mm" svg:y="167.5mm" svg:x="121.5mm"/>
          <draw:rect svg:width="1mm" draw:style-name="palo" svg:height="1mm" svg:y="167.5mm" svg:x="120.0mm"/>
          <draw:rect svg:width="1mm" draw:style-name="palo" svg:height="1mm" svg:y="167.5mm" svg:x="118.5mm"/>
          <draw:rect svg:width="1mm" draw:style-name="palo" svg:height="1mm" svg:y="167.5mm" svg:x="117.0mm"/>
          <draw:rect svg:width="1mm" draw:style-name="palo" svg:height="1mm" svg:y="167.5mm" svg:x="115.5mm"/>
          <draw:rect svg:width="1mm" draw:style-name="palo" svg:height="1mm" svg:y="167.5mm" svg:x="114.0mm"/>
          <draw:rect svg:width="1mm" draw:style-name="palo" svg:height="1mm" svg:y="167.5mm" svg:x="112.5mm"/>
          <draw:rect svg:width="1mm" draw:style-name="palo" svg:height="1mm" svg:y="167.5mm" svg:x="111.0mm"/>
          <draw:rect svg:width="1mm" draw:style-name="palo" svg:height="1mm" svg:y="167.5mm" svg:x="109.5mm"/>
          <draw:rect svg:width="1mm" draw:style-name="palo" svg:height="1mm" svg:y="167.5mm" svg:x="108.0mm"/>
          <draw:rect svg:width="1mm" draw:style-name="palo" svg:height="1mm" svg:y="167.5mm" svg:x="106.5mm"/>
          <draw:rect svg:width="1mm" draw:style-name="palo" svg:height="1mm" svg:y="167.5mm" svg:x="105.0mm"/>
          <draw:rect svg:width="1mm" draw:style-name="palo" svg:height="1mm" svg:y="167.5mm" svg:x="103.5mm"/>
          <draw:rect svg:width="1mm" draw:style-name="palo" svg:height="1mm" svg:y="167.5mm" svg:x="102.0mm"/>
          <draw:rect svg:width="1mm" draw:style-name="palo" svg:height="1mm" svg:y="167.5mm" svg:x="100.5mm"/>
          <draw:rect svg:width="1mm" draw:style-name="palo" svg:height="1mm" svg:y="167.5mm" svg:x="99.0mm"/>
          <draw:rect svg:width="1mm" draw:style-name="palo" svg:height="1mm" svg:y="167.5mm" svg:x="97.5mm"/>
          <draw:rect svg:width="1mm" draw:style-name="palo" svg:height="1mm" svg:y="167.5mm" svg:x="96.0mm"/>
          <draw:rect svg:width="1mm" draw:style-name="palo" svg:height="1mm" svg:y="167.5mm" svg:x="94.5mm"/>
          <draw:rect svg:width="1mm" draw:style-name="palo" svg:height="1mm" svg:y="167.5mm" svg:x="93.0mm"/>
          <draw:rect svg:width="1mm" draw:style-name="palo" svg:height="1mm" svg:y="167.5mm" svg:x="91.5mm"/>
          <draw:rect svg:width="1mm" draw:style-name="palo" svg:height="1mm" svg:y="169.0mm" svg:x="127.5mm"/>
          <draw:rect svg:width="1mm" draw:style-name="palo" svg:height="1mm" svg:y="169.0mm" svg:x="126.0mm"/>
          <draw:rect svg:width="1mm" draw:style-name="palo" svg:height="1mm" svg:y="169.0mm" svg:x="124.5mm"/>
          <draw:rect svg:width="1mm" draw:style-name="palo" svg:height="1mm" svg:y="169.0mm" svg:x="123.0mm"/>
          <draw:rect svg:width="1mm" draw:style-name="palo" svg:height="1mm" svg:y="169.0mm" svg:x="121.5mm"/>
          <draw:rect svg:width="1mm" draw:style-name="palo" svg:height="1mm" svg:y="169.0mm" svg:x="120.0mm"/>
          <draw:rect svg:width="1mm" draw:style-name="palo" svg:height="1mm" svg:y="169.0mm" svg:x="118.5mm"/>
          <draw:rect svg:width="1mm" draw:style-name="palo" svg:height="1mm" svg:y="169.0mm" svg:x="117.0mm"/>
          <draw:rect svg:width="1mm" draw:style-name="palo" svg:height="1mm" svg:y="169.0mm" svg:x="115.5mm"/>
          <draw:rect svg:width="1mm" draw:style-name="palo" svg:height="1mm" svg:y="169.0mm" svg:x="114.0mm"/>
          <draw:rect svg:width="1mm" draw:style-name="palo" svg:height="1mm" svg:y="169.0mm" svg:x="112.5mm"/>
          <draw:rect svg:width="1mm" draw:style-name="palo" svg:height="1mm" svg:y="169.0mm" svg:x="111.0mm"/>
          <draw:rect svg:width="1mm" draw:style-name="palo" svg:height="1mm" svg:y="169.0mm" svg:x="109.5mm"/>
          <draw:rect svg:width="1mm" draw:style-name="palo" svg:height="1mm" svg:y="169.0mm" svg:x="108.0mm"/>
          <draw:rect svg:width="1mm" draw:style-name="palo" svg:height="1mm" svg:y="169.0mm" svg:x="106.5mm"/>
          <draw:rect svg:width="1mm" draw:style-name="palo" svg:height="1mm" svg:y="169.0mm" svg:x="105.0mm"/>
          <draw:rect svg:width="1mm" draw:style-name="palo" svg:height="1mm" svg:y="169.0mm" svg:x="103.5mm"/>
          <draw:rect svg:width="1mm" draw:style-name="palo" svg:height="1mm" svg:y="169.0mm" svg:x="102.0mm"/>
          <draw:rect svg:width="1mm" draw:style-name="palo" svg:height="1mm" svg:y="169.0mm" svg:x="100.5mm"/>
          <draw:rect svg:width="1mm" draw:style-name="palo" svg:height="1mm" svg:y="169.0mm" svg:x="99.0mm"/>
          <draw:rect svg:width="1mm" draw:style-name="palo" svg:height="1mm" svg:y="169.0mm" svg:x="97.5mm"/>
          <draw:rect svg:width="1mm" draw:style-name="palo" svg:height="1mm" svg:y="169.0mm" svg:x="96.0mm"/>
          <draw:rect svg:width="1mm" draw:style-name="palo" svg:height="1mm" svg:y="169.0mm" svg:x="94.5mm"/>
          <draw:rect svg:width="1mm" draw:style-name="palo" svg:height="1mm" svg:y="169.0mm" svg:x="93.0mm"/>
          <draw:rect svg:width="1mm" draw:style-name="palo" svg:height="1mm" svg:y="169.0mm" svg:x="91.5mm"/>
          <draw:rect svg:width="1mm" draw:style-name="palo" svg:height="1mm" svg:y="170.5mm" svg:x="127.5mm"/>
          <draw:rect svg:width="1mm" draw:style-name="palo" svg:height="1mm" svg:y="170.5mm" svg:x="126.0mm"/>
          <draw:rect svg:width="1mm" draw:style-name="palo" svg:height="1mm" svg:y="170.5mm" svg:x="124.5mm"/>
          <draw:rect svg:width="1mm" draw:style-name="palo" svg:height="1mm" svg:y="170.5mm" svg:x="123.0mm"/>
          <draw:rect svg:width="1mm" draw:style-name="palo" svg:height="1mm" svg:y="170.5mm" svg:x="121.5mm"/>
          <draw:rect svg:width="1mm" draw:style-name="palo" svg:height="1mm" svg:y="170.5mm" svg:x="120.0mm"/>
          <draw:rect svg:width="1mm" draw:style-name="palo" svg:height="1mm" svg:y="170.5mm" svg:x="118.5mm"/>
          <draw:rect svg:width="1mm" draw:style-name="palo" svg:height="1mm" svg:y="170.5mm" svg:x="117.0mm"/>
          <draw:rect svg:width="1mm" draw:style-name="palo" svg:height="1mm" svg:y="170.5mm" svg:x="115.5mm"/>
          <draw:rect svg:width="1mm" draw:style-name="palo" svg:height="1mm" svg:y="170.5mm" svg:x="114.0mm"/>
          <draw:rect svg:width="1mm" draw:style-name="palo" svg:height="1mm" svg:y="170.5mm" svg:x="112.5mm"/>
          <draw:rect svg:width="1mm" draw:style-name="palo" svg:height="1mm" svg:y="170.5mm" svg:x="111.0mm"/>
          <draw:rect svg:width="1mm" draw:style-name="palo" svg:height="1mm" svg:y="170.5mm" svg:x="109.5mm"/>
          <draw:rect svg:width="1mm" draw:style-name="palo" svg:height="1mm" svg:y="170.5mm" svg:x="108.0mm"/>
          <draw:rect svg:width="1mm" draw:style-name="palo" svg:height="1mm" svg:y="170.5mm" svg:x="106.5mm"/>
          <draw:rect svg:width="1mm" draw:style-name="palo" svg:height="1mm" svg:y="170.5mm" svg:x="105.0mm"/>
          <draw:rect svg:width="1mm" draw:style-name="palo" svg:height="1mm" svg:y="170.5mm" svg:x="103.5mm"/>
          <draw:rect svg:width="1mm" draw:style-name="palo" svg:height="1mm" svg:y="170.5mm" svg:x="102.0mm"/>
          <draw:rect svg:width="1mm" draw:style-name="palo" svg:height="1mm" svg:y="170.5mm" svg:x="100.5mm"/>
          <draw:rect svg:width="1mm" draw:style-name="palo" svg:height="1mm" svg:y="170.5mm" svg:x="99.0mm"/>
          <draw:rect svg:width="1mm" draw:style-name="palo" svg:height="1mm" svg:y="170.5mm" svg:x="97.5mm"/>
          <draw:rect svg:width="1mm" draw:style-name="palo" svg:height="1mm" svg:y="170.5mm" svg:x="96.0mm"/>
          <draw:rect svg:width="1mm" draw:style-name="palo" svg:height="1mm" svg:y="170.5mm" svg:x="94.5mm"/>
          <draw:rect svg:width="1mm" draw:style-name="palo" svg:height="1mm" svg:y="170.5mm" svg:x="93.0mm"/>
          <draw:rect svg:width="1mm" draw:style-name="palo" svg:height="1mm" svg:y="170.5mm" svg:x="91.5mm"/>
          <draw:rect svg:width="1mm" draw:style-name="palo" svg:height="1mm" svg:y="172.0mm" svg:x="127.5mm"/>
          <draw:rect svg:width="1mm" draw:style-name="palo" svg:height="1mm" svg:y="172.0mm" svg:x="126.0mm"/>
          <draw:rect svg:width="1mm" draw:style-name="palo" svg:height="1mm" svg:y="172.0mm" svg:x="124.5mm"/>
          <draw:rect svg:width="1mm" draw:style-name="palo" svg:height="1mm" svg:y="172.0mm" svg:x="123.0mm"/>
          <draw:rect svg:width="1mm" draw:style-name="palo" svg:height="1mm" svg:y="172.0mm" svg:x="121.5mm"/>
          <draw:rect svg:width="1mm" draw:style-name="palo" svg:height="1mm" svg:y="172.0mm" svg:x="120.0mm"/>
          <draw:rect svg:width="1mm" draw:style-name="palo" svg:height="1mm" svg:y="172.0mm" svg:x="118.5mm"/>
          <draw:rect svg:width="1mm" draw:style-name="palo" svg:height="1mm" svg:y="172.0mm" svg:x="117.0mm"/>
          <draw:rect svg:width="1mm" draw:style-name="palo" svg:height="1mm" svg:y="172.0mm" svg:x="115.5mm"/>
          <draw:rect svg:width="1mm" draw:style-name="palo" svg:height="1mm" svg:y="172.0mm" svg:x="114.0mm"/>
          <draw:rect svg:width="1mm" draw:style-name="palo" svg:height="1mm" svg:y="172.0mm" svg:x="112.5mm"/>
          <draw:rect svg:width="1mm" draw:style-name="palo" svg:height="1mm" svg:y="172.0mm" svg:x="111.0mm"/>
          <draw:rect svg:width="1mm" draw:style-name="palo" svg:height="1mm" svg:y="172.0mm" svg:x="109.5mm"/>
          <draw:rect svg:width="1mm" draw:style-name="palo" svg:height="1mm" svg:y="172.0mm" svg:x="108.0mm"/>
          <draw:rect svg:width="1mm" draw:style-name="palo" svg:height="1mm" svg:y="172.0mm" svg:x="106.5mm"/>
          <draw:rect svg:width="1mm" draw:style-name="palo" svg:height="1mm" svg:y="172.0mm" svg:x="105.0mm"/>
          <draw:rect svg:width="1mm" draw:style-name="palo" svg:height="1mm" svg:y="172.0mm" svg:x="103.5mm"/>
          <draw:rect svg:width="1mm" draw:style-name="palo" svg:height="1mm" svg:y="172.0mm" svg:x="102.0mm"/>
          <draw:rect svg:width="1mm" draw:style-name="palo" svg:height="1mm" svg:y="172.0mm" svg:x="100.5mm"/>
          <draw:rect svg:width="1mm" draw:style-name="palo" svg:height="1mm" svg:y="172.0mm" svg:x="99.0mm"/>
          <draw:rect svg:width="1mm" draw:style-name="palo" svg:height="1mm" svg:y="172.0mm" svg:x="97.5mm"/>
          <draw:rect svg:width="1mm" draw:style-name="palo" svg:height="1mm" svg:y="172.0mm" svg:x="96.0mm"/>
          <draw:rect svg:width="1mm" draw:style-name="palo" svg:height="1mm" svg:y="172.0mm" svg:x="94.5mm"/>
          <draw:rect svg:width="1mm" draw:style-name="palo" svg:height="1mm" svg:y="172.0mm" svg:x="93.0mm"/>
          <draw:rect svg:width="1mm" draw:style-name="palo" svg:height="1mm" svg:y="172.0mm" svg:x="91.5mm"/>
          <draw:rect svg:width="1mm" draw:style-name="palo" svg:height="1mm" svg:y="173.5mm" svg:x="127.5mm"/>
          <draw:rect svg:width="1mm" draw:style-name="palo" svg:height="1mm" svg:y="173.5mm" svg:x="126.0mm"/>
          <draw:rect svg:width="1mm" draw:style-name="palo" svg:height="1mm" svg:y="173.5mm" svg:x="124.5mm"/>
          <draw:rect svg:width="1mm" draw:style-name="palo" svg:height="1mm" svg:y="173.5mm" svg:x="123.0mm"/>
          <draw:rect svg:width="1mm" draw:style-name="palo" svg:height="1mm" svg:y="173.5mm" svg:x="121.5mm"/>
          <draw:rect svg:width="1mm" draw:style-name="palo" svg:height="1mm" svg:y="173.5mm" svg:x="120.0mm"/>
          <draw:rect svg:width="1mm" draw:style-name="palo" svg:height="1mm" svg:y="173.5mm" svg:x="118.5mm"/>
          <draw:rect svg:width="1mm" draw:style-name="palo" svg:height="1mm" svg:y="173.5mm" svg:x="117.0mm"/>
          <draw:rect svg:width="1mm" draw:style-name="palo" svg:height="1mm" svg:y="173.5mm" svg:x="115.5mm"/>
          <draw:rect svg:width="1mm" draw:style-name="palo" svg:height="1mm" svg:y="173.5mm" svg:x="114.0mm"/>
          <draw:rect svg:width="1mm" draw:style-name="palo" svg:height="1mm" svg:y="173.5mm" svg:x="112.5mm"/>
          <draw:rect svg:width="1mm" draw:style-name="palo" svg:height="1mm" svg:y="173.5mm" svg:x="111.0mm"/>
          <draw:rect svg:width="1mm" draw:style-name="palo" svg:height="1mm" svg:y="173.5mm" svg:x="109.5mm"/>
          <draw:rect svg:width="1mm" draw:style-name="palo" svg:height="1mm" svg:y="173.5mm" svg:x="108.0mm"/>
          <draw:rect svg:width="1mm" draw:style-name="palo" svg:height="1mm" svg:y="173.5mm" svg:x="106.5mm"/>
          <draw:rect svg:width="1mm" draw:style-name="palo" svg:height="1mm" svg:y="173.5mm" svg:x="105.0mm"/>
          <draw:rect svg:width="1mm" draw:style-name="palo" svg:height="1mm" svg:y="173.5mm" svg:x="103.5mm"/>
          <draw:rect svg:width="1mm" draw:style-name="palo" svg:height="1mm" svg:y="173.5mm" svg:x="102.0mm"/>
          <draw:rect svg:width="1mm" draw:style-name="palo" svg:height="1mm" svg:y="173.5mm" svg:x="100.5mm"/>
          <draw:rect svg:width="1mm" draw:style-name="palo" svg:height="1mm" svg:y="173.5mm" svg:x="99.0mm"/>
          <draw:rect svg:width="1mm" draw:style-name="palo" svg:height="1mm" svg:y="173.5mm" svg:x="97.5mm"/>
          <draw:rect svg:width="1mm" draw:style-name="palo" svg:height="1mm" svg:y="173.5mm" svg:x="96.0mm"/>
          <draw:rect svg:width="1mm" draw:style-name="palo" svg:height="1mm" svg:y="173.5mm" svg:x="94.5mm"/>
          <draw:rect svg:width="1mm" draw:style-name="palo" svg:height="1mm" svg:y="173.5mm" svg:x="93.0mm"/>
          <draw:rect svg:width="1mm" draw:style-name="palo" svg:height="1mm" svg:y="173.5mm" svg:x="91.5mm"/>
          <draw:rect svg:width="1mm" draw:style-name="palo" svg:height="1mm" svg:y="175.0mm" svg:x="127.5mm"/>
          <draw:rect svg:width="1mm" draw:style-name="palo" svg:height="1mm" svg:y="175.0mm" svg:x="126.0mm"/>
          <draw:rect svg:width="1mm" draw:style-name="palo" svg:height="1mm" svg:y="175.0mm" svg:x="124.5mm"/>
          <draw:rect svg:width="1mm" draw:style-name="palo" svg:height="1mm" svg:y="175.0mm" svg:x="123.0mm"/>
          <draw:rect svg:width="1mm" draw:style-name="palo" svg:height="1mm" svg:y="175.0mm" svg:x="121.5mm"/>
          <draw:rect svg:width="1mm" draw:style-name="palo" svg:height="1mm" svg:y="175.0mm" svg:x="120.0mm"/>
          <draw:rect svg:width="1mm" draw:style-name="palo" svg:height="1mm" svg:y="175.0mm" svg:x="118.5mm"/>
          <draw:rect svg:width="1mm" draw:style-name="palo" svg:height="1mm" svg:y="175.0mm" svg:x="117.0mm"/>
          <draw:rect svg:width="1mm" draw:style-name="palo" svg:height="1mm" svg:y="175.0mm" svg:x="115.5mm"/>
          <draw:rect svg:width="1mm" draw:style-name="palo" svg:height="1mm" svg:y="175.0mm" svg:x="114.0mm"/>
          <draw:rect svg:width="1mm" draw:style-name="palo" svg:height="1mm" svg:y="175.0mm" svg:x="112.5mm"/>
          <draw:rect svg:width="1mm" draw:style-name="palo" svg:height="1mm" svg:y="175.0mm" svg:x="111.0mm"/>
          <draw:rect svg:width="1mm" draw:style-name="palo" svg:height="1mm" svg:y="175.0mm" svg:x="109.5mm"/>
          <draw:rect svg:width="1mm" draw:style-name="palo" svg:height="1mm" svg:y="175.0mm" svg:x="108.0mm"/>
          <draw:rect svg:width="1mm" draw:style-name="palo" svg:height="1mm" svg:y="175.0mm" svg:x="106.5mm"/>
          <draw:rect svg:width="1mm" draw:style-name="palo" svg:height="1mm" svg:y="175.0mm" svg:x="105.0mm"/>
          <draw:rect svg:width="1mm" draw:style-name="palo" svg:height="1mm" svg:y="175.0mm" svg:x="103.5mm"/>
          <draw:rect svg:width="1mm" draw:style-name="palo" svg:height="1mm" svg:y="175.0mm" svg:x="102.0mm"/>
          <draw:rect svg:width="1mm" draw:style-name="palo" svg:height="1mm" svg:y="175.0mm" svg:x="100.5mm"/>
          <draw:rect svg:width="1mm" draw:style-name="palo" svg:height="1mm" svg:y="175.0mm" svg:x="99.0mm"/>
          <draw:rect svg:width="1mm" draw:style-name="palo" svg:height="1mm" svg:y="175.0mm" svg:x="97.5mm"/>
          <draw:rect svg:width="1mm" draw:style-name="palo" svg:height="1mm" svg:y="175.0mm" svg:x="96.0mm"/>
          <draw:rect svg:width="1mm" draw:style-name="palo" svg:height="1mm" svg:y="175.0mm" svg:x="94.5mm"/>
          <draw:rect svg:width="1mm" draw:style-name="palo" svg:height="1mm" svg:y="175.0mm" svg:x="93.0mm"/>
          <draw:rect svg:width="1mm" draw:style-name="palo" svg:height="1mm" svg:y="175.0mm" svg:x="91.5mm"/>
          <draw:rect svg:width="1mm" draw:style-name="palo" svg:height="1mm" svg:y="176.5mm" svg:x="127.5mm"/>
          <draw:rect svg:width="1mm" draw:style-name="palo" svg:height="1mm" svg:y="176.5mm" svg:x="126.0mm"/>
          <draw:rect svg:width="1mm" draw:style-name="palo" svg:height="1mm" svg:y="176.5mm" svg:x="124.5mm"/>
          <draw:rect svg:width="1mm" draw:style-name="palo" svg:height="1mm" svg:y="176.5mm" svg:x="123.0mm"/>
          <draw:rect svg:width="1mm" draw:style-name="palo" svg:height="1mm" svg:y="176.5mm" svg:x="121.5mm"/>
          <draw:rect svg:width="1mm" draw:style-name="palo" svg:height="1mm" svg:y="176.5mm" svg:x="120.0mm"/>
          <draw:rect svg:width="1mm" draw:style-name="palo" svg:height="1mm" svg:y="176.5mm" svg:x="118.5mm"/>
          <draw:rect svg:width="1mm" draw:style-name="palo" svg:height="1mm" svg:y="176.5mm" svg:x="117.0mm"/>
          <draw:rect svg:width="1mm" draw:style-name="palo" svg:height="1mm" svg:y="176.5mm" svg:x="115.5mm"/>
          <draw:rect svg:width="1mm" draw:style-name="palo" svg:height="1mm" svg:y="176.5mm" svg:x="114.0mm"/>
          <draw:rect svg:width="1mm" draw:style-name="palo" svg:height="1mm" svg:y="176.5mm" svg:x="112.5mm"/>
          <draw:rect svg:width="1mm" draw:style-name="palo" svg:height="1mm" svg:y="176.5mm" svg:x="111.0mm"/>
          <draw:rect svg:width="1mm" draw:style-name="palo" svg:height="1mm" svg:y="176.5mm" svg:x="109.5mm"/>
          <draw:rect svg:width="1mm" draw:style-name="palo" svg:height="1mm" svg:y="176.5mm" svg:x="108.0mm"/>
          <draw:rect svg:width="1mm" draw:style-name="palo" svg:height="1mm" svg:y="176.5mm" svg:x="106.5mm"/>
          <draw:rect svg:width="1mm" draw:style-name="palo" svg:height="1mm" svg:y="176.5mm" svg:x="105.0mm"/>
          <draw:rect svg:width="1mm" draw:style-name="palo" svg:height="1mm" svg:y="176.5mm" svg:x="103.5mm"/>
          <draw:rect svg:width="1mm" draw:style-name="palo" svg:height="1mm" svg:y="176.5mm" svg:x="102.0mm"/>
          <draw:rect svg:width="1mm" draw:style-name="palo" svg:height="1mm" svg:y="176.5mm" svg:x="100.5mm"/>
          <draw:rect svg:width="1mm" draw:style-name="palo" svg:height="1mm" svg:y="176.5mm" svg:x="99.0mm"/>
          <draw:rect svg:width="1mm" draw:style-name="palo" svg:height="1mm" svg:y="176.5mm" svg:x="97.5mm"/>
          <draw:rect svg:width="1mm" draw:style-name="palo" svg:height="1mm" svg:y="176.5mm" svg:x="96.0mm"/>
          <draw:rect svg:width="1mm" draw:style-name="palo" svg:height="1mm" svg:y="176.5mm" svg:x="94.5mm"/>
          <draw:rect svg:width="1mm" draw:style-name="palo" svg:height="1mm" svg:y="176.5mm" svg:x="93.0mm"/>
          <draw:rect svg:width="1mm" draw:style-name="palo" svg:height="1mm" svg:y="176.5mm" svg:x="91.5mm"/>
          <draw:rect svg:width="1mm" draw:style-name="palo" svg:height="1mm" svg:y="178.0mm" svg:x="127.5mm"/>
          <draw:rect svg:width="1mm" draw:style-name="palo" svg:height="1mm" svg:y="178.0mm" svg:x="126.0mm"/>
          <draw:rect svg:width="1mm" draw:style-name="palo" svg:height="1mm" svg:y="178.0mm" svg:x="124.5mm"/>
          <draw:rect svg:width="1mm" draw:style-name="palo" svg:height="1mm" svg:y="178.0mm" svg:x="123.0mm"/>
          <draw:rect svg:width="1mm" draw:style-name="palo" svg:height="1mm" svg:y="178.0mm" svg:x="121.5mm"/>
          <draw:rect svg:width="1mm" draw:style-name="palo" svg:height="1mm" svg:y="178.0mm" svg:x="120.0mm"/>
          <draw:rect svg:width="1mm" draw:style-name="palo" svg:height="1mm" svg:y="178.0mm" svg:x="118.5mm"/>
          <draw:rect svg:width="1mm" draw:style-name="palo" svg:height="1mm" svg:y="178.0mm" svg:x="117.0mm"/>
          <draw:rect svg:width="1mm" draw:style-name="palo" svg:height="1mm" svg:y="178.0mm" svg:x="115.5mm"/>
          <draw:rect svg:width="1mm" draw:style-name="palo" svg:height="1mm" svg:y="178.0mm" svg:x="114.0mm"/>
          <draw:rect svg:width="1mm" draw:style-name="palo" svg:height="1mm" svg:y="178.0mm" svg:x="112.5mm"/>
          <draw:rect svg:width="1mm" draw:style-name="palo" svg:height="1mm" svg:y="178.0mm" svg:x="111.0mm"/>
          <draw:rect svg:width="1mm" draw:style-name="palo" svg:height="1mm" svg:y="178.0mm" svg:x="109.5mm"/>
          <draw:rect svg:width="1mm" draw:style-name="palo" svg:height="1mm" svg:y="178.0mm" svg:x="108.0mm"/>
          <draw:rect svg:width="1mm" draw:style-name="palo" svg:height="1mm" svg:y="178.0mm" svg:x="106.5mm"/>
          <draw:rect svg:width="1mm" draw:style-name="palo" svg:height="1mm" svg:y="178.0mm" svg:x="105.0mm"/>
          <draw:rect svg:width="1mm" draw:style-name="palo" svg:height="1mm" svg:y="178.0mm" svg:x="103.5mm"/>
          <draw:rect svg:width="1mm" draw:style-name="palo" svg:height="1mm" svg:y="178.0mm" svg:x="102.0mm"/>
          <draw:rect svg:width="1mm" draw:style-name="palo" svg:height="1mm" svg:y="178.0mm" svg:x="100.5mm"/>
          <draw:rect svg:width="1mm" draw:style-name="palo" svg:height="1mm" svg:y="178.0mm" svg:x="99.0mm"/>
          <draw:rect svg:width="1mm" draw:style-name="palo" svg:height="1mm" svg:y="178.0mm" svg:x="97.5mm"/>
          <draw:rect svg:width="1mm" draw:style-name="palo" svg:height="1mm" svg:y="178.0mm" svg:x="96.0mm"/>
          <draw:rect svg:width="1mm" draw:style-name="palo" svg:height="1mm" svg:y="178.0mm" svg:x="94.5mm"/>
          <draw:rect svg:width="1mm" draw:style-name="palo" svg:height="1mm" svg:y="178.0mm" svg:x="93.0mm"/>
          <draw:rect svg:width="1mm" draw:style-name="palo" svg:height="1mm" svg:y="178.0mm" svg:x="91.5mm"/>
          <draw:rect svg:width="1mm" draw:style-name="palo" svg:height="1mm" svg:y="179.5mm" svg:x="127.5mm"/>
          <draw:rect svg:width="1mm" draw:style-name="palo" svg:height="1mm" svg:y="179.5mm" svg:x="126.0mm"/>
          <draw:rect svg:width="1mm" draw:style-name="palo" svg:height="1mm" svg:y="179.5mm" svg:x="124.5mm"/>
          <draw:rect svg:width="1mm" draw:style-name="palo" svg:height="1mm" svg:y="179.5mm" svg:x="123.0mm"/>
          <draw:rect svg:width="1mm" draw:style-name="palo" svg:height="1mm" svg:y="179.5mm" svg:x="121.5mm"/>
          <draw:rect svg:width="1mm" draw:style-name="palo" svg:height="1mm" svg:y="179.5mm" svg:x="120.0mm"/>
          <draw:rect svg:width="1mm" draw:style-name="palo" svg:height="1mm" svg:y="179.5mm" svg:x="118.5mm"/>
          <draw:rect svg:width="1mm" draw:style-name="palo" svg:height="1mm" svg:y="179.5mm" svg:x="117.0mm"/>
          <draw:rect svg:width="1mm" draw:style-name="palo" svg:height="1mm" svg:y="179.5mm" svg:x="115.5mm"/>
          <draw:rect svg:width="1mm" draw:style-name="palo" svg:height="1mm" svg:y="179.5mm" svg:x="114.0mm"/>
          <draw:rect svg:width="1mm" draw:style-name="palo" svg:height="1mm" svg:y="179.5mm" svg:x="112.5mm"/>
          <draw:rect svg:width="1mm" draw:style-name="palo" svg:height="1mm" svg:y="179.5mm" svg:x="111.0mm"/>
          <draw:rect svg:width="1mm" draw:style-name="palo" svg:height="1mm" svg:y="179.5mm" svg:x="109.5mm"/>
          <draw:rect svg:width="1mm" draw:style-name="palo" svg:height="1mm" svg:y="179.5mm" svg:x="108.0mm"/>
          <draw:rect svg:width="1mm" draw:style-name="palo" svg:height="1mm" svg:y="179.5mm" svg:x="106.5mm"/>
          <draw:rect svg:width="1mm" draw:style-name="palo" svg:height="1mm" svg:y="179.5mm" svg:x="105.0mm"/>
          <draw:rect svg:width="1mm" draw:style-name="palo" svg:height="1mm" svg:y="179.5mm" svg:x="103.5mm"/>
          <draw:rect svg:width="1mm" draw:style-name="palo" svg:height="1mm" svg:y="179.5mm" svg:x="102.0mm"/>
          <draw:rect svg:width="1mm" draw:style-name="palo" svg:height="1mm" svg:y="179.5mm" svg:x="100.5mm"/>
          <draw:rect svg:width="1mm" draw:style-name="palo" svg:height="1mm" svg:y="179.5mm" svg:x="99.0mm"/>
          <draw:rect svg:width="1mm" draw:style-name="palo" svg:height="1mm" svg:y="179.5mm" svg:x="97.5mm"/>
          <draw:rect svg:width="1mm" draw:style-name="palo" svg:height="1mm" svg:y="179.5mm" svg:x="96.0mm"/>
          <draw:rect svg:width="1mm" draw:style-name="palo" svg:height="1mm" svg:y="179.5mm" svg:x="94.5mm"/>
          <draw:rect svg:width="1mm" draw:style-name="palo" svg:height="1mm" svg:y="179.5mm" svg:x="93.0mm"/>
          <draw:rect svg:width="1mm" draw:style-name="palo" svg:height="1mm" svg:y="179.5mm" svg:x="91.5mm"/>
          <draw:rect svg:width="1mm" draw:style-name="palo" svg:height="1mm" svg:y="181.0mm" svg:x="127.5mm"/>
          <draw:rect svg:width="1mm" draw:style-name="palo" svg:height="1mm" svg:y="181.0mm" svg:x="126.0mm"/>
          <draw:rect svg:width="1mm" draw:style-name="palo" svg:height="1mm" svg:y="181.0mm" svg:x="124.5mm"/>
          <draw:rect svg:width="1mm" draw:style-name="palo" svg:height="1mm" svg:y="181.0mm" svg:x="123.0mm"/>
          <draw:rect svg:width="1mm" draw:style-name="palo" svg:height="1mm" svg:y="181.0mm" svg:x="121.5mm"/>
          <draw:rect svg:width="1mm" draw:style-name="palo" svg:height="1mm" svg:y="181.0mm" svg:x="120.0mm"/>
          <draw:rect svg:width="1mm" draw:style-name="palo" svg:height="1mm" svg:y="181.0mm" svg:x="118.5mm"/>
          <draw:rect svg:width="1mm" draw:style-name="palo" svg:height="1mm" svg:y="181.0mm" svg:x="117.0mm"/>
          <draw:rect svg:width="1mm" draw:style-name="palo" svg:height="1mm" svg:y="181.0mm" svg:x="115.5mm"/>
          <draw:rect svg:width="1mm" draw:style-name="palo" svg:height="1mm" svg:y="181.0mm" svg:x="114.0mm"/>
          <draw:rect svg:width="1mm" draw:style-name="palo" svg:height="1mm" svg:y="181.0mm" svg:x="112.5mm"/>
          <draw:rect svg:width="1mm" draw:style-name="palo" svg:height="1mm" svg:y="181.0mm" svg:x="111.0mm"/>
          <draw:rect svg:width="1mm" draw:style-name="palo" svg:height="1mm" svg:y="181.0mm" svg:x="109.5mm"/>
          <draw:rect svg:width="1mm" draw:style-name="palo" svg:height="1mm" svg:y="181.0mm" svg:x="108.0mm"/>
          <draw:rect svg:width="1mm" draw:style-name="palo" svg:height="1mm" svg:y="181.0mm" svg:x="106.5mm"/>
          <draw:rect svg:width="1mm" draw:style-name="palo" svg:height="1mm" svg:y="181.0mm" svg:x="105.0mm"/>
          <draw:rect svg:width="1mm" draw:style-name="palo" svg:height="1mm" svg:y="181.0mm" svg:x="103.5mm"/>
          <draw:rect svg:width="1mm" draw:style-name="palo" svg:height="1mm" svg:y="181.0mm" svg:x="102.0mm"/>
          <draw:rect svg:width="1mm" draw:style-name="palo" svg:height="1mm" svg:y="181.0mm" svg:x="100.5mm"/>
          <draw:rect svg:width="1mm" draw:style-name="palo" svg:height="1mm" svg:y="181.0mm" svg:x="99.0mm"/>
          <draw:rect svg:width="1mm" draw:style-name="palo" svg:height="1mm" svg:y="181.0mm" svg:x="97.5mm"/>
          <draw:rect svg:width="1mm" draw:style-name="palo" svg:height="1mm" svg:y="181.0mm" svg:x="96.0mm"/>
          <draw:rect svg:width="1mm" draw:style-name="palo" svg:height="1mm" svg:y="181.0mm" svg:x="94.5mm"/>
          <draw:rect svg:width="1mm" draw:style-name="palo" svg:height="1mm" svg:y="181.0mm" svg:x="93.0mm"/>
          <draw:rect svg:width="1mm" draw:style-name="palo" svg:height="1mm" svg:y="181.0mm" svg:x="91.5mm"/>
          <draw:rect svg:width="1mm" draw:style-name="palo" svg:height="1mm" svg:y="182.5mm" svg:x="127.5mm"/>
          <draw:rect svg:width="1mm" draw:style-name="palo" svg:height="1mm" svg:y="182.5mm" svg:x="126.0mm"/>
          <draw:rect svg:width="1mm" draw:style-name="palo" svg:height="1mm" svg:y="182.5mm" svg:x="124.5mm"/>
          <draw:rect svg:width="1mm" draw:style-name="palo" svg:height="1mm" svg:y="182.5mm" svg:x="123.0mm"/>
          <draw:rect svg:width="1mm" draw:style-name="palo" svg:height="1mm" svg:y="182.5mm" svg:x="121.5mm"/>
          <draw:rect svg:width="1mm" draw:style-name="palo" svg:height="1mm" svg:y="182.5mm" svg:x="120.0mm"/>
          <draw:rect svg:width="1mm" draw:style-name="palo" svg:height="1mm" svg:y="182.5mm" svg:x="118.5mm"/>
          <draw:rect svg:width="1mm" draw:style-name="palo" svg:height="1mm" svg:y="182.5mm" svg:x="117.0mm"/>
          <draw:rect svg:width="1mm" draw:style-name="palo" svg:height="1mm" svg:y="182.5mm" svg:x="115.5mm"/>
          <draw:rect svg:width="1mm" draw:style-name="palo" svg:height="1mm" svg:y="182.5mm" svg:x="114.0mm"/>
          <draw:rect svg:width="1mm" draw:style-name="palo" svg:height="1mm" svg:y="182.5mm" svg:x="112.5mm"/>
          <draw:rect svg:width="1mm" draw:style-name="palo" svg:height="1mm" svg:y="182.5mm" svg:x="111.0mm"/>
          <draw:rect svg:width="1mm" draw:style-name="palo" svg:height="1mm" svg:y="182.5mm" svg:x="109.5mm"/>
          <draw:rect svg:width="1mm" draw:style-name="palo" svg:height="1mm" svg:y="182.5mm" svg:x="108.0mm"/>
          <draw:rect svg:width="1mm" draw:style-name="palo" svg:height="1mm" svg:y="182.5mm" svg:x="106.5mm"/>
          <draw:rect svg:width="1mm" draw:style-name="palo" svg:height="1mm" svg:y="182.5mm" svg:x="105.0mm"/>
          <draw:rect svg:width="1mm" draw:style-name="palo" svg:height="1mm" svg:y="182.5mm" svg:x="103.5mm"/>
          <draw:rect svg:width="1mm" draw:style-name="palo" svg:height="1mm" svg:y="182.5mm" svg:x="102.0mm"/>
          <draw:rect svg:width="1mm" draw:style-name="palo" svg:height="1mm" svg:y="182.5mm" svg:x="100.5mm"/>
          <draw:rect svg:width="1mm" draw:style-name="palo" svg:height="1mm" svg:y="182.5mm" svg:x="99.0mm"/>
          <draw:rect svg:width="1mm" draw:style-name="palo" svg:height="1mm" svg:y="182.5mm" svg:x="97.5mm"/>
          <draw:rect svg:width="1mm" draw:style-name="palo" svg:height="1mm" svg:y="182.5mm" svg:x="96.0mm"/>
          <draw:rect svg:width="1mm" draw:style-name="palo" svg:height="1mm" svg:y="182.5mm" svg:x="94.5mm"/>
          <draw:rect svg:width="1mm" draw:style-name="palo" svg:height="1mm" svg:y="182.5mm" svg:x="93.0mm"/>
          <draw:rect svg:width="1mm" draw:style-name="palo" svg:height="1mm" svg:y="182.5mm" svg:x="91.5mm"/>
          <draw:rect svg:width="1mm" draw:style-name="palo" svg:height="1mm" svg:y="184.0mm" svg:x="127.5mm"/>
          <draw:rect svg:width="1mm" draw:style-name="palo" svg:height="1mm" svg:y="184.0mm" svg:x="126.0mm"/>
          <draw:rect svg:width="1mm" draw:style-name="palo" svg:height="1mm" svg:y="184.0mm" svg:x="124.5mm"/>
          <draw:rect svg:width="1mm" draw:style-name="palo" svg:height="1mm" svg:y="184.0mm" svg:x="123.0mm"/>
          <draw:rect svg:width="1mm" draw:style-name="palo" svg:height="1mm" svg:y="184.0mm" svg:x="121.5mm"/>
          <draw:rect svg:width="1mm" draw:style-name="palo" svg:height="1mm" svg:y="184.0mm" svg:x="120.0mm"/>
          <draw:rect svg:width="1mm" draw:style-name="palo" svg:height="1mm" svg:y="184.0mm" svg:x="118.5mm"/>
          <draw:rect svg:width="1mm" draw:style-name="palo" svg:height="1mm" svg:y="184.0mm" svg:x="117.0mm"/>
          <draw:rect svg:width="1mm" draw:style-name="palo" svg:height="1mm" svg:y="184.0mm" svg:x="115.5mm"/>
          <draw:rect svg:width="1mm" draw:style-name="palo" svg:height="1mm" svg:y="184.0mm" svg:x="114.0mm"/>
          <draw:rect svg:width="1mm" draw:style-name="palo" svg:height="1mm" svg:y="184.0mm" svg:x="112.5mm"/>
          <draw:rect svg:width="1mm" draw:style-name="palo" svg:height="1mm" svg:y="184.0mm" svg:x="111.0mm"/>
          <draw:rect svg:width="1mm" draw:style-name="palo" svg:height="1mm" svg:y="184.0mm" svg:x="109.5mm"/>
          <draw:rect svg:width="1mm" draw:style-name="palo" svg:height="1mm" svg:y="184.0mm" svg:x="108.0mm"/>
          <draw:rect svg:width="1mm" draw:style-name="palo" svg:height="1mm" svg:y="184.0mm" svg:x="106.5mm"/>
          <draw:rect svg:width="1mm" draw:style-name="palo" svg:height="1mm" svg:y="184.0mm" svg:x="105.0mm"/>
          <draw:rect svg:width="1mm" draw:style-name="palo" svg:height="1mm" svg:y="184.0mm" svg:x="103.5mm"/>
          <draw:rect svg:width="1mm" draw:style-name="palo" svg:height="1mm" svg:y="184.0mm" svg:x="102.0mm"/>
          <draw:rect svg:width="1mm" draw:style-name="palo" svg:height="1mm" svg:y="184.0mm" svg:x="100.5mm"/>
          <draw:rect svg:width="1mm" draw:style-name="palo" svg:height="1mm" svg:y="184.0mm" svg:x="99.0mm"/>
          <draw:frame svg:width="60mm" draw:style-name="texto" svg:height="10mm" svg:y="143.0mm" svg:x="135.5mm">
            <draw:text-box>
              <text:p>1 Palo Verde = </text:p>
            </draw:text-box>
          </draw:frame>
        </draw:g>
        <draw:g>
          <draw:rect svg:width="1mm" draw:style-name="paloverde" svg:height="1mm" svg:y="145.0mm" svg:x="158.5mm"/>
          <draw:frame svg:width="60mm" draw:style-name="texto" svg:height="10mm" svg:y="143.0mm" svg:x="166.5mm">
            <draw:text-box>
              <text:p/>
            </draw:text-box>
          </draw:frame>
        </draw:g>
        <draw:g>
          <draw:rect svg:width="1mm" draw:style-name="paloverde" svg:height="1mm" svg:y="40.0mm" svg:x="247.5mm"/>
          <draw:frame svg:width="60mm" draw:style-name="texto" svg:height="10mm" svg:y="38mm" svg:x="255.5mm">
            <draw:text-box>
              <text:p>1 Palo Verde</text:p>
            </draw:text-box>
          </draw:frame>
        </draw:g>
        <draw:g>
          <draw:rect svg:width="1mm" draw:style-name="paloverde" svg:height="1mm" svg:y="47.0mm" svg:x="247.5mm"/>
          <draw:rect svg:width="1mm" draw:style-name="paloverde" svg:height="1mm" svg:y="47.0mm" svg:x="246.0mm"/>
          <draw:rect svg:width="1mm" draw:style-name="paloverde" svg:height="1mm" svg:y="47.0mm" svg:x="244.5mm"/>
          <draw:rect svg:width="1mm" draw:style-name="paloverde" svg:height="1mm" svg:y="47.0mm" svg:x="243.0mm"/>
          <draw:frame svg:width="60mm" draw:style-name="texto" svg:height="10mm" svg:y="45.0mm" svg:x="255.5mm">
            <draw:text-box>
              <text:p>La media casa en La Dehesa</text:p>
            </draw:text-box>
          </draw:frame>
        </draw:g>
        <draw:g>
          <draw:rect svg:width="1mm" draw:style-name="paloverde" svg:height="1mm" svg:y="54.0mm" svg:x="247.5mm"/>
          <draw:rect svg:width="1mm" draw:style-name="paloverde" svg:height="1mm" svg:y="54.0mm" svg:x="246.0mm"/>
          <draw:rect svg:width="1mm" draw:style-name="paloverde" svg:height="1mm" svg:y="54.0mm" svg:x="244.5mm"/>
          <draw:rect svg:width="1mm" draw:style-name="paloverde" svg:height="1mm" svg:y="54.0mm" svg:x="243.0mm"/>
          <draw:rect svg:width="1mm" draw:style-name="paloverde" svg:height="1mm" svg:y="54.0mm" svg:x="241.5mm"/>
          <draw:rect svg:width="1mm" draw:style-name="paloverde" svg:height="1mm" svg:y="54.0mm" svg:x="240.0mm"/>
          <draw:rect svg:width="1mm" draw:style-name="paloverde" svg:height="1mm" svg:y="54.0mm" svg:x="238.5mm"/>
          <draw:rect svg:width="1mm" draw:style-name="paloverde" svg:height="1mm" svg:y="54.0mm" svg:x="237.0mm"/>
          <draw:rect svg:width="1mm" draw:style-name="paloverde" svg:height="1mm" svg:y="54.0mm" svg:x="235.5mm"/>
          <draw:rect svg:width="1mm" draw:style-name="paloverde" svg:height="1mm" svg:y="54.0mm" svg:x="234.0mm"/>
          <draw:frame svg:width="60mm" draw:style-name="texto" svg:height="10mm" svg:y="52.0mm" svg:x="255.5mm">
            <draw:text-box>
              <text:p>Financiamiento público a Partidos Políticos</text:p>
            </draw:text-box>
          </draw:frame>
        </draw:g>
        <draw:g>
          <draw:rect svg:width="1mm" draw:style-name="paloverde" svg:height="1mm" svg:y="61.0mm" svg:x="247.5mm"/>
          <draw:rect svg:width="1mm" draw:style-name="paloverde" svg:height="1mm" svg:y="61.0mm" svg:x="246.0mm"/>
          <draw:rect svg:width="1mm" draw:style-name="paloverde" svg:height="1mm" svg:y="61.0mm" svg:x="244.5mm"/>
          <draw:rect svg:width="1mm" draw:style-name="paloverde" svg:height="1mm" svg:y="61.0mm" svg:x="243.0mm"/>
          <draw:rect svg:width="1mm" draw:style-name="paloverde" svg:height="1mm" svg:y="61.0mm" svg:x="241.5mm"/>
          <draw:rect svg:width="1mm" draw:style-name="paloverde" svg:height="1mm" svg:y="61.0mm" svg:x="240.0mm"/>
          <draw:rect svg:width="1mm" draw:style-name="paloverde" svg:height="1mm" svg:y="61.0mm" svg:x="238.5mm"/>
          <draw:rect svg:width="1mm" draw:style-name="paloverde" svg:height="1mm" svg:y="61.0mm" svg:x="237.0mm"/>
          <draw:rect svg:width="1mm" draw:style-name="paloverde" svg:height="1mm" svg:y="61.0mm" svg:x="235.5mm"/>
          <draw:rect svg:width="1mm" draw:style-name="paloverde" svg:height="1mm" svg:y="61.0mm" svg:x="234.0mm"/>
          <draw:rect svg:width="1mm" draw:style-name="paloverde" svg:height="1mm" svg:y="61.0mm" svg:x="232.5mm"/>
          <draw:rect svg:width="1mm" draw:style-name="paloverde" svg:height="1mm" svg:y="61.0mm" svg:x="231.0mm"/>
          <draw:rect svg:width="1mm" draw:style-name="paloverde" svg:height="1mm" svg:y="61.0mm" svg:x="229.5mm"/>
          <draw:rect svg:width="1mm" draw:style-name="paloverde" svg:height="1mm" svg:y="61.0mm" svg:x="228.0mm"/>
          <draw:rect svg:width="1mm" draw:style-name="paloverde" svg:height="1mm" svg:y="61.0mm" svg:x="226.5mm"/>
          <draw:rect svg:width="1mm" draw:style-name="paloverde" svg:height="1mm" svg:y="61.0mm" svg:x="225.0mm"/>
          <draw:rect svg:width="1mm" draw:style-name="paloverde" svg:height="1mm" svg:y="61.0mm" svg:x="223.5mm"/>
          <draw:rect svg:width="1mm" draw:style-name="paloverde" svg:height="1mm" svg:y="61.0mm" svg:x="222.0mm"/>
          <draw:rect svg:width="1mm" draw:style-name="paloverde" svg:height="1mm" svg:y="61.0mm" svg:x="220.5mm"/>
          <draw:rect svg:width="1mm" draw:style-name="paloverde" svg:height="1mm" svg:y="61.0mm" svg:x="219.0mm"/>
          <draw:rect svg:width="1mm" draw:style-name="paloverde" svg:height="1mm" svg:y="61.0mm" svg:x="217.5mm"/>
          <draw:rect svg:width="1mm" draw:style-name="paloverde" svg:height="1mm" svg:y="61.0mm" svg:x="216.0mm"/>
          <draw:rect svg:width="1mm" draw:style-name="paloverde" svg:height="1mm" svg:y="61.0mm" svg:x="214.5mm"/>
          <draw:rect svg:width="1mm" draw:style-name="paloverde" svg:height="1mm" svg:y="61.0mm" svg:x="213.0mm"/>
          <draw:rect svg:width="1mm" draw:style-name="paloverde" svg:height="1mm" svg:y="61.0mm" svg:x="211.5mm"/>
          <draw:rect svg:width="1mm" draw:style-name="paloverde" svg:height="1mm" svg:y="62.5mm" svg:x="247.5mm"/>
          <draw:rect svg:width="1mm" draw:style-name="paloverde" svg:height="1mm" svg:y="62.5mm" svg:x="246.0mm"/>
          <draw:rect svg:width="1mm" draw:style-name="paloverde" svg:height="1mm" svg:y="62.5mm" svg:x="244.5mm"/>
          <draw:rect svg:width="1mm" draw:style-name="paloverde" svg:height="1mm" svg:y="62.5mm" svg:x="243.0mm"/>
          <draw:rect svg:width="1mm" draw:style-name="paloverde" svg:height="1mm" svg:y="62.5mm" svg:x="241.5mm"/>
          <draw:rect svg:width="1mm" draw:style-name="paloverde" svg:height="1mm" svg:y="62.5mm" svg:x="240.0mm"/>
          <draw:rect svg:width="1mm" draw:style-name="paloverde" svg:height="1mm" svg:y="62.5mm" svg:x="238.5mm"/>
          <draw:rect svg:width="1mm" draw:style-name="paloverde" svg:height="1mm" svg:y="62.5mm" svg:x="237.0mm"/>
          <draw:rect svg:width="1mm" draw:style-name="paloverde" svg:height="1mm" svg:y="62.5mm" svg:x="235.5mm"/>
          <draw:rect svg:width="1mm" draw:style-name="paloverde" svg:height="1mm" svg:y="62.5mm" svg:x="234.0mm"/>
          <draw:rect svg:width="1mm" draw:style-name="paloverde" svg:height="1mm" svg:y="62.5mm" svg:x="232.5mm"/>
          <draw:rect svg:width="1mm" draw:style-name="paloverde" svg:height="1mm" svg:y="62.5mm" svg:x="231.0mm"/>
          <draw:rect svg:width="1mm" draw:style-name="paloverde" svg:height="1mm" svg:y="62.5mm" svg:x="229.5mm"/>
          <draw:rect svg:width="1mm" draw:style-name="paloverde" svg:height="1mm" svg:y="62.5mm" svg:x="228.0mm"/>
          <draw:rect svg:width="1mm" draw:style-name="paloverde" svg:height="1mm" svg:y="62.5mm" svg:x="226.5mm"/>
          <draw:rect svg:width="1mm" draw:style-name="paloverde" svg:height="1mm" svg:y="62.5mm" svg:x="225.0mm"/>
          <draw:rect svg:width="1mm" draw:style-name="paloverde" svg:height="1mm" svg:y="62.5mm" svg:x="223.5mm"/>
          <draw:rect svg:width="1mm" draw:style-name="paloverde" svg:height="1mm" svg:y="62.5mm" svg:x="222.0mm"/>
          <draw:rect svg:width="1mm" draw:style-name="paloverde" svg:height="1mm" svg:y="62.5mm" svg:x="220.5mm"/>
          <draw:rect svg:width="1mm" draw:style-name="paloverde" svg:height="1mm" svg:y="62.5mm" svg:x="219.0mm"/>
          <draw:rect svg:width="1mm" draw:style-name="paloverde" svg:height="1mm" svg:y="62.5mm" svg:x="217.5mm"/>
          <draw:rect svg:width="1mm" draw:style-name="paloverde" svg:height="1mm" svg:y="62.5mm" svg:x="216.0mm"/>
          <draw:frame svg:width="60mm" draw:style-name="texto" svg:height="10mm" svg:y="59.0mm" svg:x="255.5mm">
            <draw:text-box>
              <text:p>Recaudación de la Teletón</text:p>
            </draw:text-box>
          </draw:frame>
        </draw:g>
        <draw:g>
          <draw:rect svg:width="1mm" draw:style-name="paloverde" svg:height="1mm" svg:y="69.5mm" svg:x="247.5mm"/>
          <draw:rect svg:width="1mm" draw:style-name="paloverde" svg:height="1mm" svg:y="69.5mm" svg:x="246.0mm"/>
          <draw:rect svg:width="1mm" draw:style-name="paloverde" svg:height="1mm" svg:y="69.5mm" svg:x="244.5mm"/>
          <draw:rect svg:width="1mm" draw:style-name="paloverde" svg:height="1mm" svg:y="69.5mm" svg:x="243.0mm"/>
          <draw:rect svg:width="1mm" draw:style-name="paloverde" svg:height="1mm" svg:y="69.5mm" svg:x="241.5mm"/>
          <draw:rect svg:width="1mm" draw:style-name="paloverde" svg:height="1mm" svg:y="69.5mm" svg:x="240.0mm"/>
          <draw:rect svg:width="1mm" draw:style-name="paloverde" svg:height="1mm" svg:y="69.5mm" svg:x="238.5mm"/>
          <draw:rect svg:width="1mm" draw:style-name="paloverde" svg:height="1mm" svg:y="69.5mm" svg:x="237.0mm"/>
          <draw:rect svg:width="1mm" draw:style-name="paloverde" svg:height="1mm" svg:y="69.5mm" svg:x="235.5mm"/>
          <draw:rect svg:width="1mm" draw:style-name="paloverde" svg:height="1mm" svg:y="69.5mm" svg:x="234.0mm"/>
          <draw:rect svg:width="1mm" draw:style-name="paloverde" svg:height="1mm" svg:y="69.5mm" svg:x="232.5mm"/>
          <draw:rect svg:width="1mm" draw:style-name="paloverde" svg:height="1mm" svg:y="69.5mm" svg:x="231.0mm"/>
          <draw:rect svg:width="1mm" draw:style-name="paloverde" svg:height="1mm" svg:y="69.5mm" svg:x="229.5mm"/>
          <draw:rect svg:width="1mm" draw:style-name="paloverde" svg:height="1mm" svg:y="69.5mm" svg:x="228.0mm"/>
          <draw:rect svg:width="1mm" draw:style-name="paloverde" svg:height="1mm" svg:y="69.5mm" svg:x="226.5mm"/>
          <draw:rect svg:width="1mm" draw:style-name="paloverde" svg:height="1mm" svg:y="69.5mm" svg:x="225.0mm"/>
          <draw:rect svg:width="1mm" draw:style-name="paloverde" svg:height="1mm" svg:y="69.5mm" svg:x="223.5mm"/>
          <draw:rect svg:width="1mm" draw:style-name="paloverde" svg:height="1mm" svg:y="69.5mm" svg:x="222.0mm"/>
          <draw:rect svg:width="1mm" draw:style-name="paloverde" svg:height="1mm" svg:y="69.5mm" svg:x="220.5mm"/>
          <draw:rect svg:width="1mm" draw:style-name="paloverde" svg:height="1mm" svg:y="69.5mm" svg:x="219.0mm"/>
          <draw:rect svg:width="1mm" draw:style-name="paloverde" svg:height="1mm" svg:y="69.5mm" svg:x="217.5mm"/>
          <draw:rect svg:width="1mm" draw:style-name="paloverde" svg:height="1mm" svg:y="69.5mm" svg:x="216.0mm"/>
          <draw:rect svg:width="1mm" draw:style-name="paloverde" svg:height="1mm" svg:y="69.5mm" svg:x="214.5mm"/>
          <draw:rect svg:width="1mm" draw:style-name="paloverde" svg:height="1mm" svg:y="69.5mm" svg:x="213.0mm"/>
          <draw:rect svg:width="1mm" draw:style-name="paloverde" svg:height="1mm" svg:y="69.5mm" svg:x="211.5mm"/>
          <draw:rect svg:width="1mm" draw:style-name="paloverde" svg:height="1mm" svg:y="71.0mm" svg:x="247.5mm"/>
          <draw:rect svg:width="1mm" draw:style-name="paloverde" svg:height="1mm" svg:y="71.0mm" svg:x="246.0mm"/>
          <draw:rect svg:width="1mm" draw:style-name="paloverde" svg:height="1mm" svg:y="71.0mm" svg:x="244.5mm"/>
          <draw:rect svg:width="1mm" draw:style-name="paloverde" svg:height="1mm" svg:y="71.0mm" svg:x="243.0mm"/>
          <draw:rect svg:width="1mm" draw:style-name="paloverde" svg:height="1mm" svg:y="71.0mm" svg:x="241.5mm"/>
          <draw:rect svg:width="1mm" draw:style-name="paloverde" svg:height="1mm" svg:y="71.0mm" svg:x="240.0mm"/>
          <draw:rect svg:width="1mm" draw:style-name="paloverde" svg:height="1mm" svg:y="71.0mm" svg:x="238.5mm"/>
          <draw:rect svg:width="1mm" draw:style-name="paloverde" svg:height="1mm" svg:y="71.0mm" svg:x="237.0mm"/>
          <draw:rect svg:width="1mm" draw:style-name="paloverde" svg:height="1mm" svg:y="71.0mm" svg:x="235.5mm"/>
          <draw:rect svg:width="1mm" draw:style-name="paloverde" svg:height="1mm" svg:y="71.0mm" svg:x="234.0mm"/>
          <draw:rect svg:width="1mm" draw:style-name="paloverde" svg:height="1mm" svg:y="71.0mm" svg:x="232.5mm"/>
          <draw:rect svg:width="1mm" draw:style-name="paloverde" svg:height="1mm" svg:y="71.0mm" svg:x="231.0mm"/>
          <draw:rect svg:width="1mm" draw:style-name="paloverde" svg:height="1mm" svg:y="71.0mm" svg:x="229.5mm"/>
          <draw:rect svg:width="1mm" draw:style-name="paloverde" svg:height="1mm" svg:y="71.0mm" svg:x="228.0mm"/>
          <draw:rect svg:width="1mm" draw:style-name="paloverde" svg:height="1mm" svg:y="71.0mm" svg:x="226.5mm"/>
          <draw:rect svg:width="1mm" draw:style-name="paloverde" svg:height="1mm" svg:y="71.0mm" svg:x="225.0mm"/>
          <draw:rect svg:width="1mm" draw:style-name="paloverde" svg:height="1mm" svg:y="71.0mm" svg:x="223.5mm"/>
          <draw:rect svg:width="1mm" draw:style-name="paloverde" svg:height="1mm" svg:y="71.0mm" svg:x="222.0mm"/>
          <draw:rect svg:width="1mm" draw:style-name="paloverde" svg:height="1mm" svg:y="71.0mm" svg:x="220.5mm"/>
          <draw:rect svg:width="1mm" draw:style-name="paloverde" svg:height="1mm" svg:y="71.0mm" svg:x="219.0mm"/>
          <draw:rect svg:width="1mm" draw:style-name="paloverde" svg:height="1mm" svg:y="71.0mm" svg:x="217.5mm"/>
          <draw:rect svg:width="1mm" draw:style-name="paloverde" svg:height="1mm" svg:y="71.0mm" svg:x="216.0mm"/>
          <draw:rect svg:width="1mm" draw:style-name="paloverde" svg:height="1mm" svg:y="71.0mm" svg:x="214.5mm"/>
          <draw:rect svg:width="1mm" draw:style-name="paloverde" svg:height="1mm" svg:y="71.0mm" svg:x="213.0mm"/>
          <draw:rect svg:width="1mm" draw:style-name="paloverde" svg:height="1mm" svg:y="71.0mm" svg:x="211.5mm"/>
          <draw:rect svg:width="1mm" draw:style-name="paloverde" svg:height="1mm" svg:y="72.5mm" svg:x="247.5mm"/>
          <draw:rect svg:width="1mm" draw:style-name="paloverde" svg:height="1mm" svg:y="72.5mm" svg:x="246.0mm"/>
          <draw:rect svg:width="1mm" draw:style-name="paloverde" svg:height="1mm" svg:y="72.5mm" svg:x="244.5mm"/>
          <draw:frame svg:width="60mm" draw:style-name="texto" svg:height="10mm" svg:y="67.5mm" svg:x="255.5mm">
            <draw:text-box>
              <text:p>Presupuesto anual del Hogar de Cristo</text:p>
            </draw:text-box>
          </draw:frame>
        </draw:g>
        <draw:g>
          <draw:rect svg:width="1mm" draw:style-name="paloverde" svg:height="1mm" svg:y="79.5mm" svg:x="247.5mm"/>
          <draw:rect svg:width="1mm" draw:style-name="paloverde" svg:height="1mm" svg:y="79.5mm" svg:x="246.0mm"/>
          <draw:rect svg:width="1mm" draw:style-name="paloverde" svg:height="1mm" svg:y="79.5mm" svg:x="244.5mm"/>
          <draw:rect svg:width="1mm" draw:style-name="paloverde" svg:height="1mm" svg:y="79.5mm" svg:x="243.0mm"/>
          <draw:rect svg:width="1mm" draw:style-name="paloverde" svg:height="1mm" svg:y="79.5mm" svg:x="241.5mm"/>
          <draw:rect svg:width="1mm" draw:style-name="paloverde" svg:height="1mm" svg:y="79.5mm" svg:x="240.0mm"/>
          <draw:rect svg:width="1mm" draw:style-name="paloverde" svg:height="1mm" svg:y="79.5mm" svg:x="238.5mm"/>
          <draw:rect svg:width="1mm" draw:style-name="paloverde" svg:height="1mm" svg:y="79.5mm" svg:x="237.0mm"/>
          <draw:rect svg:width="1mm" draw:style-name="paloverde" svg:height="1mm" svg:y="79.5mm" svg:x="235.5mm"/>
          <draw:rect svg:width="1mm" draw:style-name="paloverde" svg:height="1mm" svg:y="79.5mm" svg:x="234.0mm"/>
          <draw:rect svg:width="1mm" draw:style-name="paloverde" svg:height="1mm" svg:y="79.5mm" svg:x="232.5mm"/>
          <draw:rect svg:width="1mm" draw:style-name="paloverde" svg:height="1mm" svg:y="79.5mm" svg:x="231.0mm"/>
          <draw:rect svg:width="1mm" draw:style-name="paloverde" svg:height="1mm" svg:y="79.5mm" svg:x="229.5mm"/>
          <draw:rect svg:width="1mm" draw:style-name="paloverde" svg:height="1mm" svg:y="79.5mm" svg:x="228.0mm"/>
          <draw:rect svg:width="1mm" draw:style-name="paloverde" svg:height="1mm" svg:y="79.5mm" svg:x="226.5mm"/>
          <draw:rect svg:width="1mm" draw:style-name="paloverde" svg:height="1mm" svg:y="79.5mm" svg:x="225.0mm"/>
          <draw:rect svg:width="1mm" draw:style-name="paloverde" svg:height="1mm" svg:y="79.5mm" svg:x="223.5mm"/>
          <draw:rect svg:width="1mm" draw:style-name="paloverde" svg:height="1mm" svg:y="79.5mm" svg:x="222.0mm"/>
          <draw:rect svg:width="1mm" draw:style-name="paloverde" svg:height="1mm" svg:y="79.5mm" svg:x="220.5mm"/>
          <draw:rect svg:width="1mm" draw:style-name="paloverde" svg:height="1mm" svg:y="79.5mm" svg:x="219.0mm"/>
          <draw:rect svg:width="1mm" draw:style-name="paloverde" svg:height="1mm" svg:y="79.5mm" svg:x="217.5mm"/>
          <draw:rect svg:width="1mm" draw:style-name="paloverde" svg:height="1mm" svg:y="79.5mm" svg:x="216.0mm"/>
          <draw:rect svg:width="1mm" draw:style-name="paloverde" svg:height="1mm" svg:y="79.5mm" svg:x="214.5mm"/>
          <draw:rect svg:width="1mm" draw:style-name="paloverde" svg:height="1mm" svg:y="79.5mm" svg:x="213.0mm"/>
          <draw:rect svg:width="1mm" draw:style-name="paloverde" svg:height="1mm" svg:y="79.5mm" svg:x="211.5mm"/>
          <draw:rect svg:width="1mm" draw:style-name="paloverde" svg:height="1mm" svg:y="81.0mm" svg:x="247.5mm"/>
          <draw:rect svg:width="1mm" draw:style-name="paloverde" svg:height="1mm" svg:y="81.0mm" svg:x="246.0mm"/>
          <draw:rect svg:width="1mm" draw:style-name="paloverde" svg:height="1mm" svg:y="81.0mm" svg:x="244.5mm"/>
          <draw:rect svg:width="1mm" draw:style-name="paloverde" svg:height="1mm" svg:y="81.0mm" svg:x="243.0mm"/>
          <draw:rect svg:width="1mm" draw:style-name="paloverde" svg:height="1mm" svg:y="81.0mm" svg:x="241.5mm"/>
          <draw:rect svg:width="1mm" draw:style-name="paloverde" svg:height="1mm" svg:y="81.0mm" svg:x="240.0mm"/>
          <draw:rect svg:width="1mm" draw:style-name="paloverde" svg:height="1mm" svg:y="81.0mm" svg:x="238.5mm"/>
          <draw:rect svg:width="1mm" draw:style-name="paloverde" svg:height="1mm" svg:y="81.0mm" svg:x="237.0mm"/>
          <draw:rect svg:width="1mm" draw:style-name="paloverde" svg:height="1mm" svg:y="81.0mm" svg:x="235.5mm"/>
          <draw:rect svg:width="1mm" draw:style-name="paloverde" svg:height="1mm" svg:y="81.0mm" svg:x="234.0mm"/>
          <draw:rect svg:width="1mm" draw:style-name="paloverde" svg:height="1mm" svg:y="81.0mm" svg:x="232.5mm"/>
          <draw:rect svg:width="1mm" draw:style-name="paloverde" svg:height="1mm" svg:y="81.0mm" svg:x="231.0mm"/>
          <draw:rect svg:width="1mm" draw:style-name="paloverde" svg:height="1mm" svg:y="81.0mm" svg:x="229.5mm"/>
          <draw:rect svg:width="1mm" draw:style-name="paloverde" svg:height="1mm" svg:y="81.0mm" svg:x="228.0mm"/>
          <draw:rect svg:width="1mm" draw:style-name="paloverde" svg:height="1mm" svg:y="81.0mm" svg:x="226.5mm"/>
          <draw:rect svg:width="1mm" draw:style-name="paloverde" svg:height="1mm" svg:y="81.0mm" svg:x="225.0mm"/>
          <draw:rect svg:width="1mm" draw:style-name="paloverde" svg:height="1mm" svg:y="81.0mm" svg:x="223.5mm"/>
          <draw:rect svg:width="1mm" draw:style-name="paloverde" svg:height="1mm" svg:y="81.0mm" svg:x="222.0mm"/>
          <draw:rect svg:width="1mm" draw:style-name="paloverde" svg:height="1mm" svg:y="81.0mm" svg:x="220.5mm"/>
          <draw:rect svg:width="1mm" draw:style-name="paloverde" svg:height="1mm" svg:y="81.0mm" svg:x="219.0mm"/>
          <draw:rect svg:width="1mm" draw:style-name="paloverde" svg:height="1mm" svg:y="81.0mm" svg:x="217.5mm"/>
          <draw:rect svg:width="1mm" draw:style-name="paloverde" svg:height="1mm" svg:y="81.0mm" svg:x="216.0mm"/>
          <draw:rect svg:width="1mm" draw:style-name="paloverde" svg:height="1mm" svg:y="81.0mm" svg:x="214.5mm"/>
          <draw:rect svg:width="1mm" draw:style-name="paloverde" svg:height="1mm" svg:y="81.0mm" svg:x="213.0mm"/>
          <draw:rect svg:width="1mm" draw:style-name="paloverde" svg:height="1mm" svg:y="81.0mm" svg:x="211.5mm"/>
          <draw:rect svg:width="1mm" draw:style-name="paloverde" svg:height="1mm" svg:y="82.5mm" svg:x="247.5mm"/>
          <draw:rect svg:width="1mm" draw:style-name="paloverde" svg:height="1mm" svg:y="82.5mm" svg:x="246.0mm"/>
          <draw:rect svg:width="1mm" draw:style-name="paloverde" svg:height="1mm" svg:y="82.5mm" svg:x="244.5mm"/>
          <draw:rect svg:width="1mm" draw:style-name="paloverde" svg:height="1mm" svg:y="82.5mm" svg:x="243.0mm"/>
          <draw:rect svg:width="1mm" draw:style-name="paloverde" svg:height="1mm" svg:y="82.5mm" svg:x="241.5mm"/>
          <draw:rect svg:width="1mm" draw:style-name="paloverde" svg:height="1mm" svg:y="82.5mm" svg:x="240.0mm"/>
          <draw:rect svg:width="1mm" draw:style-name="paloverde" svg:height="1mm" svg:y="82.5mm" svg:x="238.5mm"/>
          <draw:rect svg:width="1mm" draw:style-name="paloverde" svg:height="1mm" svg:y="82.5mm" svg:x="237.0mm"/>
          <draw:rect svg:width="1mm" draw:style-name="paloverde" svg:height="1mm" svg:y="82.5mm" svg:x="235.5mm"/>
          <draw:rect svg:width="1mm" draw:style-name="paloverde" svg:height="1mm" svg:y="82.5mm" svg:x="234.0mm"/>
          <draw:rect svg:width="1mm" draw:style-name="paloverde" svg:height="1mm" svg:y="82.5mm" svg:x="232.5mm"/>
          <draw:rect svg:width="1mm" draw:style-name="paloverde" svg:height="1mm" svg:y="82.5mm" svg:x="231.0mm"/>
          <draw:rect svg:width="1mm" draw:style-name="paloverde" svg:height="1mm" svg:y="82.5mm" svg:x="229.5mm"/>
          <draw:rect svg:width="1mm" draw:style-name="paloverde" svg:height="1mm" svg:y="82.5mm" svg:x="228.0mm"/>
          <draw:rect svg:width="1mm" draw:style-name="paloverde" svg:height="1mm" svg:y="82.5mm" svg:x="226.5mm"/>
          <draw:rect svg:width="1mm" draw:style-name="paloverde" svg:height="1mm" svg:y="82.5mm" svg:x="225.0mm"/>
          <draw:rect svg:width="1mm" draw:style-name="paloverde" svg:height="1mm" svg:y="82.5mm" svg:x="223.5mm"/>
          <draw:rect svg:width="1mm" draw:style-name="paloverde" svg:height="1mm" svg:y="82.5mm" svg:x="222.0mm"/>
          <draw:rect svg:width="1mm" draw:style-name="paloverde" svg:height="1mm" svg:y="82.5mm" svg:x="220.5mm"/>
          <draw:rect svg:width="1mm" draw:style-name="paloverde" svg:height="1mm" svg:y="82.5mm" svg:x="219.0mm"/>
          <draw:rect svg:width="1mm" draw:style-name="paloverde" svg:height="1mm" svg:y="82.5mm" svg:x="217.5mm"/>
          <draw:rect svg:width="1mm" draw:style-name="paloverde" svg:height="1mm" svg:y="82.5mm" svg:x="216.0mm"/>
          <draw:rect svg:width="1mm" draw:style-name="paloverde" svg:height="1mm" svg:y="82.5mm" svg:x="214.5mm"/>
          <draw:rect svg:width="1mm" draw:style-name="paloverde" svg:height="1mm" svg:y="82.5mm" svg:x="213.0mm"/>
          <draw:rect svg:width="1mm" draw:style-name="paloverde" svg:height="1mm" svg:y="82.5mm" svg:x="211.5mm"/>
          <draw:rect svg:width="1mm" draw:style-name="paloverde" svg:height="1mm" svg:y="84.0mm" svg:x="247.5mm"/>
          <draw:rect svg:width="1mm" draw:style-name="paloverde" svg:height="1mm" svg:y="84.0mm" svg:x="246.0mm"/>
          <draw:rect svg:width="1mm" draw:style-name="paloverde" svg:height="1mm" svg:y="84.0mm" svg:x="244.5mm"/>
          <draw:rect svg:width="1mm" draw:style-name="paloverde" svg:height="1mm" svg:y="84.0mm" svg:x="243.0mm"/>
          <draw:rect svg:width="1mm" draw:style-name="paloverde" svg:height="1mm" svg:y="84.0mm" svg:x="241.5mm"/>
          <draw:rect svg:width="1mm" draw:style-name="paloverde" svg:height="1mm" svg:y="84.0mm" svg:x="240.0mm"/>
          <draw:rect svg:width="1mm" draw:style-name="paloverde" svg:height="1mm" svg:y="84.0mm" svg:x="238.5mm"/>
          <draw:rect svg:width="1mm" draw:style-name="paloverde" svg:height="1mm" svg:y="84.0mm" svg:x="237.0mm"/>
          <draw:rect svg:width="1mm" draw:style-name="paloverde" svg:height="1mm" svg:y="84.0mm" svg:x="235.5mm"/>
          <draw:rect svg:width="1mm" draw:style-name="paloverde" svg:height="1mm" svg:y="84.0mm" svg:x="234.0mm"/>
          <draw:rect svg:width="1mm" draw:style-name="paloverde" svg:height="1mm" svg:y="84.0mm" svg:x="232.5mm"/>
          <draw:rect svg:width="1mm" draw:style-name="paloverde" svg:height="1mm" svg:y="84.0mm" svg:x="231.0mm"/>
          <draw:rect svg:width="1mm" draw:style-name="paloverde" svg:height="1mm" svg:y="84.0mm" svg:x="229.5mm"/>
          <draw:rect svg:width="1mm" draw:style-name="paloverde" svg:height="1mm" svg:y="84.0mm" svg:x="228.0mm"/>
          <draw:rect svg:width="1mm" draw:style-name="paloverde" svg:height="1mm" svg:y="84.0mm" svg:x="226.5mm"/>
          <draw:rect svg:width="1mm" draw:style-name="paloverde" svg:height="1mm" svg:y="84.0mm" svg:x="225.0mm"/>
          <draw:rect svg:width="1mm" draw:style-name="paloverde" svg:height="1mm" svg:y="84.0mm" svg:x="223.5mm"/>
          <draw:rect svg:width="1mm" draw:style-name="paloverde" svg:height="1mm" svg:y="84.0mm" svg:x="222.0mm"/>
          <draw:rect svg:width="1mm" draw:style-name="paloverde" svg:height="1mm" svg:y="84.0mm" svg:x="220.5mm"/>
          <draw:rect svg:width="1mm" draw:style-name="paloverde" svg:height="1mm" svg:y="84.0mm" svg:x="219.0mm"/>
          <draw:rect svg:width="1mm" draw:style-name="paloverde" svg:height="1mm" svg:y="84.0mm" svg:x="217.5mm"/>
          <draw:rect svg:width="1mm" draw:style-name="paloverde" svg:height="1mm" svg:y="84.0mm" svg:x="216.0mm"/>
          <draw:rect svg:width="1mm" draw:style-name="paloverde" svg:height="1mm" svg:y="84.0mm" svg:x="214.5mm"/>
          <draw:rect svg:width="1mm" draw:style-name="paloverde" svg:height="1mm" svg:y="84.0mm" svg:x="213.0mm"/>
          <draw:rect svg:width="1mm" draw:style-name="paloverde" svg:height="1mm" svg:y="84.0mm" svg:x="211.5mm"/>
          <draw:rect svg:width="1mm" draw:style-name="paloverde" svg:height="1mm" svg:y="85.5mm" svg:x="247.5mm"/>
          <draw:rect svg:width="1mm" draw:style-name="paloverde" svg:height="1mm" svg:y="85.5mm" svg:x="246.0mm"/>
          <draw:rect svg:width="1mm" draw:style-name="paloverde" svg:height="1mm" svg:y="85.5mm" svg:x="244.5mm"/>
          <draw:rect svg:width="1mm" draw:style-name="paloverde" svg:height="1mm" svg:y="85.5mm" svg:x="243.0mm"/>
          <draw:rect svg:width="1mm" draw:style-name="paloverde" svg:height="1mm" svg:y="85.5mm" svg:x="241.5mm"/>
          <draw:rect svg:width="1mm" draw:style-name="paloverde" svg:height="1mm" svg:y="85.5mm" svg:x="240.0mm"/>
          <draw:rect svg:width="1mm" draw:style-name="paloverde" svg:height="1mm" svg:y="85.5mm" svg:x="238.5mm"/>
          <draw:rect svg:width="1mm" draw:style-name="paloverde" svg:height="1mm" svg:y="85.5mm" svg:x="237.0mm"/>
          <draw:rect svg:width="1mm" draw:style-name="paloverde" svg:height="1mm" svg:y="85.5mm" svg:x="235.5mm"/>
          <draw:rect svg:width="1mm" draw:style-name="paloverde" svg:height="1mm" svg:y="85.5mm" svg:x="234.0mm"/>
          <draw:rect svg:width="1mm" draw:style-name="paloverde" svg:height="1mm" svg:y="85.5mm" svg:x="232.5mm"/>
          <draw:rect svg:width="1mm" draw:style-name="paloverde" svg:height="1mm" svg:y="85.5mm" svg:x="231.0mm"/>
          <draw:rect svg:width="1mm" draw:style-name="paloverde" svg:height="1mm" svg:y="85.5mm" svg:x="229.5mm"/>
          <draw:rect svg:width="1mm" draw:style-name="paloverde" svg:height="1mm" svg:y="85.5mm" svg:x="228.0mm"/>
          <draw:rect svg:width="1mm" draw:style-name="paloverde" svg:height="1mm" svg:y="85.5mm" svg:x="226.5mm"/>
          <draw:rect svg:width="1mm" draw:style-name="paloverde" svg:height="1mm" svg:y="85.5mm" svg:x="225.0mm"/>
          <draw:rect svg:width="1mm" draw:style-name="paloverde" svg:height="1mm" svg:y="85.5mm" svg:x="223.5mm"/>
          <draw:rect svg:width="1mm" draw:style-name="paloverde" svg:height="1mm" svg:y="85.5mm" svg:x="222.0mm"/>
          <draw:rect svg:width="1mm" draw:style-name="paloverde" svg:height="1mm" svg:y="85.5mm" svg:x="220.5mm"/>
          <draw:rect svg:width="1mm" draw:style-name="paloverde" svg:height="1mm" svg:y="85.5mm" svg:x="219.0mm"/>
          <draw:rect svg:width="1mm" draw:style-name="paloverde" svg:height="1mm" svg:y="85.5mm" svg:x="217.5mm"/>
          <draw:rect svg:width="1mm" draw:style-name="paloverde" svg:height="1mm" svg:y="85.5mm" svg:x="216.0mm"/>
          <draw:rect svg:width="1mm" draw:style-name="paloverde" svg:height="1mm" svg:y="85.5mm" svg:x="214.5mm"/>
          <draw:rect svg:width="1mm" draw:style-name="paloverde" svg:height="1mm" svg:y="85.5mm" svg:x="213.0mm"/>
          <draw:rect svg:width="1mm" draw:style-name="paloverde" svg:height="1mm" svg:y="85.5mm" svg:x="211.5mm"/>
          <draw:rect svg:width="1mm" draw:style-name="paloverde" svg:height="1mm" svg:y="87.0mm" svg:x="247.5mm"/>
          <draw:rect svg:width="1mm" draw:style-name="paloverde" svg:height="1mm" svg:y="87.0mm" svg:x="246.0mm"/>
          <draw:rect svg:width="1mm" draw:style-name="paloverde" svg:height="1mm" svg:y="87.0mm" svg:x="244.5mm"/>
          <draw:rect svg:width="1mm" draw:style-name="paloverde" svg:height="1mm" svg:y="87.0mm" svg:x="243.0mm"/>
          <draw:rect svg:width="1mm" draw:style-name="paloverde" svg:height="1mm" svg:y="87.0mm" svg:x="241.5mm"/>
          <draw:rect svg:width="1mm" draw:style-name="paloverde" svg:height="1mm" svg:y="87.0mm" svg:x="240.0mm"/>
          <draw:rect svg:width="1mm" draw:style-name="paloverde" svg:height="1mm" svg:y="87.0mm" svg:x="238.5mm"/>
          <draw:rect svg:width="1mm" draw:style-name="paloverde" svg:height="1mm" svg:y="87.0mm" svg:x="237.0mm"/>
          <draw:rect svg:width="1mm" draw:style-name="paloverde" svg:height="1mm" svg:y="87.0mm" svg:x="235.5mm"/>
          <draw:rect svg:width="1mm" draw:style-name="paloverde" svg:height="1mm" svg:y="87.0mm" svg:x="234.0mm"/>
          <draw:rect svg:width="1mm" draw:style-name="paloverde" svg:height="1mm" svg:y="87.0mm" svg:x="232.5mm"/>
          <draw:rect svg:width="1mm" draw:style-name="paloverde" svg:height="1mm" svg:y="87.0mm" svg:x="231.0mm"/>
          <draw:rect svg:width="1mm" draw:style-name="paloverde" svg:height="1mm" svg:y="87.0mm" svg:x="229.5mm"/>
          <draw:rect svg:width="1mm" draw:style-name="paloverde" svg:height="1mm" svg:y="87.0mm" svg:x="228.0mm"/>
          <draw:rect svg:width="1mm" draw:style-name="paloverde" svg:height="1mm" svg:y="87.0mm" svg:x="226.5mm"/>
          <draw:rect svg:width="1mm" draw:style-name="paloverde" svg:height="1mm" svg:y="87.0mm" svg:x="225.0mm"/>
          <draw:rect svg:width="1mm" draw:style-name="paloverde" svg:height="1mm" svg:y="87.0mm" svg:x="223.5mm"/>
          <draw:rect svg:width="1mm" draw:style-name="paloverde" svg:height="1mm" svg:y="87.0mm" svg:x="222.0mm"/>
          <draw:rect svg:width="1mm" draw:style-name="paloverde" svg:height="1mm" svg:y="87.0mm" svg:x="220.5mm"/>
          <draw:rect svg:width="1mm" draw:style-name="paloverde" svg:height="1mm" svg:y="87.0mm" svg:x="219.0mm"/>
          <draw:rect svg:width="1mm" draw:style-name="paloverde" svg:height="1mm" svg:y="87.0mm" svg:x="217.5mm"/>
          <draw:rect svg:width="1mm" draw:style-name="paloverde" svg:height="1mm" svg:y="87.0mm" svg:x="216.0mm"/>
          <draw:rect svg:width="1mm" draw:style-name="paloverde" svg:height="1mm" svg:y="87.0mm" svg:x="214.5mm"/>
          <draw:rect svg:width="1mm" draw:style-name="paloverde" svg:height="1mm" svg:y="87.0mm" svg:x="213.0mm"/>
          <draw:rect svg:width="1mm" draw:style-name="paloverde" svg:height="1mm" svg:y="87.0mm" svg:x="211.5mm"/>
          <draw:rect svg:width="1mm" draw:style-name="paloverde" svg:height="1mm" svg:y="88.5mm" svg:x="247.5mm"/>
          <draw:rect svg:width="1mm" draw:style-name="paloverde" svg:height="1mm" svg:y="88.5mm" svg:x="246.0mm"/>
          <draw:rect svg:width="1mm" draw:style-name="paloverde" svg:height="1mm" svg:y="88.5mm" svg:x="244.5mm"/>
          <draw:rect svg:width="1mm" draw:style-name="paloverde" svg:height="1mm" svg:y="88.5mm" svg:x="243.0mm"/>
          <draw:rect svg:width="1mm" draw:style-name="paloverde" svg:height="1mm" svg:y="88.5mm" svg:x="241.5mm"/>
          <draw:rect svg:width="1mm" draw:style-name="paloverde" svg:height="1mm" svg:y="88.5mm" svg:x="240.0mm"/>
          <draw:rect svg:width="1mm" draw:style-name="paloverde" svg:height="1mm" svg:y="88.5mm" svg:x="238.5mm"/>
          <draw:rect svg:width="1mm" draw:style-name="paloverde" svg:height="1mm" svg:y="88.5mm" svg:x="237.0mm"/>
          <draw:rect svg:width="1mm" draw:style-name="paloverde" svg:height="1mm" svg:y="88.5mm" svg:x="235.5mm"/>
          <draw:rect svg:width="1mm" draw:style-name="paloverde" svg:height="1mm" svg:y="88.5mm" svg:x="234.0mm"/>
          <draw:rect svg:width="1mm" draw:style-name="paloverde" svg:height="1mm" svg:y="88.5mm" svg:x="232.5mm"/>
          <draw:rect svg:width="1mm" draw:style-name="paloverde" svg:height="1mm" svg:y="88.5mm" svg:x="231.0mm"/>
          <draw:rect svg:width="1mm" draw:style-name="paloverde" svg:height="1mm" svg:y="88.5mm" svg:x="229.5mm"/>
          <draw:rect svg:width="1mm" draw:style-name="paloverde" svg:height="1mm" svg:y="88.5mm" svg:x="228.0mm"/>
          <draw:rect svg:width="1mm" draw:style-name="paloverde" svg:height="1mm" svg:y="88.5mm" svg:x="226.5mm"/>
          <draw:rect svg:width="1mm" draw:style-name="paloverde" svg:height="1mm" svg:y="88.5mm" svg:x="225.0mm"/>
          <draw:rect svg:width="1mm" draw:style-name="paloverde" svg:height="1mm" svg:y="88.5mm" svg:x="223.5mm"/>
          <draw:rect svg:width="1mm" draw:style-name="paloverde" svg:height="1mm" svg:y="88.5mm" svg:x="222.0mm"/>
          <draw:rect svg:width="1mm" draw:style-name="paloverde" svg:height="1mm" svg:y="88.5mm" svg:x="220.5mm"/>
          <draw:rect svg:width="1mm" draw:style-name="paloverde" svg:height="1mm" svg:y="88.5mm" svg:x="219.0mm"/>
          <draw:rect svg:width="1mm" draw:style-name="paloverde" svg:height="1mm" svg:y="88.5mm" svg:x="217.5mm"/>
          <draw:rect svg:width="1mm" draw:style-name="paloverde" svg:height="1mm" svg:y="88.5mm" svg:x="216.0mm"/>
          <draw:rect svg:width="1mm" draw:style-name="paloverde" svg:height="1mm" svg:y="88.5mm" svg:x="214.5mm"/>
          <draw:rect svg:width="1mm" draw:style-name="paloverde" svg:height="1mm" svg:y="88.5mm" svg:x="213.0mm"/>
          <draw:rect svg:width="1mm" draw:style-name="paloverde" svg:height="1mm" svg:y="88.5mm" svg:x="211.5mm"/>
          <draw:rect svg:width="1mm" draw:style-name="paloverde" svg:height="1mm" svg:y="90.0mm" svg:x="247.5mm"/>
          <draw:rect svg:width="1mm" draw:style-name="paloverde" svg:height="1mm" svg:y="90.0mm" svg:x="246.0mm"/>
          <draw:rect svg:width="1mm" draw:style-name="paloverde" svg:height="1mm" svg:y="90.0mm" svg:x="244.5mm"/>
          <draw:rect svg:width="1mm" draw:style-name="paloverde" svg:height="1mm" svg:y="90.0mm" svg:x="243.0mm"/>
          <draw:rect svg:width="1mm" draw:style-name="paloverde" svg:height="1mm" svg:y="90.0mm" svg:x="241.5mm"/>
          <draw:rect svg:width="1mm" draw:style-name="paloverde" svg:height="1mm" svg:y="90.0mm" svg:x="240.0mm"/>
          <draw:rect svg:width="1mm" draw:style-name="paloverde" svg:height="1mm" svg:y="90.0mm" svg:x="238.5mm"/>
          <draw:frame svg:width="60mm" draw:style-name="texto" svg:height="10mm" svg:y="77.5mm" svg:x="255.5mm">
            <draw:text-box>
              <text:p>Costo anual del Congreso</text:p>
            </draw:text-box>
          </draw:frame>
        </draw:g>
        <draw:g>
          <draw:rect svg:width="1mm" draw:style-name="paloverde" svg:height="1mm" svg:y="97.0mm" svg:x="247.5mm"/>
          <draw:rect svg:width="1mm" draw:style-name="paloverde" svg:height="1mm" svg:y="97.0mm" svg:x="246.0mm"/>
          <draw:rect svg:width="1mm" draw:style-name="paloverde" svg:height="1mm" svg:y="97.0mm" svg:x="244.5mm"/>
          <draw:rect svg:width="1mm" draw:style-name="paloverde" svg:height="1mm" svg:y="97.0mm" svg:x="243.0mm"/>
          <draw:rect svg:width="1mm" draw:style-name="paloverde" svg:height="1mm" svg:y="97.0mm" svg:x="241.5mm"/>
          <draw:rect svg:width="1mm" draw:style-name="paloverde" svg:height="1mm" svg:y="97.0mm" svg:x="240.0mm"/>
          <draw:rect svg:width="1mm" draw:style-name="paloverde" svg:height="1mm" svg:y="97.0mm" svg:x="238.5mm"/>
          <draw:rect svg:width="1mm" draw:style-name="paloverde" svg:height="1mm" svg:y="97.0mm" svg:x="237.0mm"/>
          <draw:rect svg:width="1mm" draw:style-name="paloverde" svg:height="1mm" svg:y="97.0mm" svg:x="235.5mm"/>
          <draw:rect svg:width="1mm" draw:style-name="paloverde" svg:height="1mm" svg:y="97.0mm" svg:x="234.0mm"/>
          <draw:rect svg:width="1mm" draw:style-name="paloverde" svg:height="1mm" svg:y="97.0mm" svg:x="232.5mm"/>
          <draw:rect svg:width="1mm" draw:style-name="paloverde" svg:height="1mm" svg:y="97.0mm" svg:x="231.0mm"/>
          <draw:rect svg:width="1mm" draw:style-name="paloverde" svg:height="1mm" svg:y="97.0mm" svg:x="229.5mm"/>
          <draw:rect svg:width="1mm" draw:style-name="paloverde" svg:height="1mm" svg:y="97.0mm" svg:x="228.0mm"/>
          <draw:rect svg:width="1mm" draw:style-name="paloverde" svg:height="1mm" svg:y="97.0mm" svg:x="226.5mm"/>
          <draw:rect svg:width="1mm" draw:style-name="paloverde" svg:height="1mm" svg:y="97.0mm" svg:x="225.0mm"/>
          <draw:rect svg:width="1mm" draw:style-name="paloverde" svg:height="1mm" svg:y="97.0mm" svg:x="223.5mm"/>
          <draw:rect svg:width="1mm" draw:style-name="paloverde" svg:height="1mm" svg:y="97.0mm" svg:x="222.0mm"/>
          <draw:rect svg:width="1mm" draw:style-name="paloverde" svg:height="1mm" svg:y="97.0mm" svg:x="220.5mm"/>
          <draw:rect svg:width="1mm" draw:style-name="paloverde" svg:height="1mm" svg:y="97.0mm" svg:x="219.0mm"/>
          <draw:rect svg:width="1mm" draw:style-name="paloverde" svg:height="1mm" svg:y="97.0mm" svg:x="217.5mm"/>
          <draw:rect svg:width="1mm" draw:style-name="paloverde" svg:height="1mm" svg:y="97.0mm" svg:x="216.0mm"/>
          <draw:rect svg:width="1mm" draw:style-name="paloverde" svg:height="1mm" svg:y="97.0mm" svg:x="214.5mm"/>
          <draw:rect svg:width="1mm" draw:style-name="paloverde" svg:height="1mm" svg:y="97.0mm" svg:x="213.0mm"/>
          <draw:rect svg:width="1mm" draw:style-name="paloverde" svg:height="1mm" svg:y="97.0mm" svg:x="211.5mm"/>
          <draw:rect svg:width="1mm" draw:style-name="paloverde" svg:height="1mm" svg:y="98.5mm" svg:x="247.5mm"/>
          <draw:rect svg:width="1mm" draw:style-name="paloverde" svg:height="1mm" svg:y="98.5mm" svg:x="246.0mm"/>
          <draw:rect svg:width="1mm" draw:style-name="paloverde" svg:height="1mm" svg:y="98.5mm" svg:x="244.5mm"/>
          <draw:rect svg:width="1mm" draw:style-name="paloverde" svg:height="1mm" svg:y="98.5mm" svg:x="243.0mm"/>
          <draw:rect svg:width="1mm" draw:style-name="paloverde" svg:height="1mm" svg:y="98.5mm" svg:x="241.5mm"/>
          <draw:rect svg:width="1mm" draw:style-name="paloverde" svg:height="1mm" svg:y="98.5mm" svg:x="240.0mm"/>
          <draw:rect svg:width="1mm" draw:style-name="paloverde" svg:height="1mm" svg:y="98.5mm" svg:x="238.5mm"/>
          <draw:rect svg:width="1mm" draw:style-name="paloverde" svg:height="1mm" svg:y="98.5mm" svg:x="237.0mm"/>
          <draw:rect svg:width="1mm" draw:style-name="paloverde" svg:height="1mm" svg:y="98.5mm" svg:x="235.5mm"/>
          <draw:rect svg:width="1mm" draw:style-name="paloverde" svg:height="1mm" svg:y="98.5mm" svg:x="234.0mm"/>
          <draw:rect svg:width="1mm" draw:style-name="paloverde" svg:height="1mm" svg:y="98.5mm" svg:x="232.5mm"/>
          <draw:rect svg:width="1mm" draw:style-name="paloverde" svg:height="1mm" svg:y="98.5mm" svg:x="231.0mm"/>
          <draw:rect svg:width="1mm" draw:style-name="paloverde" svg:height="1mm" svg:y="98.5mm" svg:x="229.5mm"/>
          <draw:rect svg:width="1mm" draw:style-name="paloverde" svg:height="1mm" svg:y="98.5mm" svg:x="228.0mm"/>
          <draw:rect svg:width="1mm" draw:style-name="paloverde" svg:height="1mm" svg:y="98.5mm" svg:x="226.5mm"/>
          <draw:rect svg:width="1mm" draw:style-name="paloverde" svg:height="1mm" svg:y="98.5mm" svg:x="225.0mm"/>
          <draw:rect svg:width="1mm" draw:style-name="paloverde" svg:height="1mm" svg:y="98.5mm" svg:x="223.5mm"/>
          <draw:rect svg:width="1mm" draw:style-name="paloverde" svg:height="1mm" svg:y="98.5mm" svg:x="222.0mm"/>
          <draw:rect svg:width="1mm" draw:style-name="paloverde" svg:height="1mm" svg:y="98.5mm" svg:x="220.5mm"/>
          <draw:rect svg:width="1mm" draw:style-name="paloverde" svg:height="1mm" svg:y="98.5mm" svg:x="219.0mm"/>
          <draw:rect svg:width="1mm" draw:style-name="paloverde" svg:height="1mm" svg:y="98.5mm" svg:x="217.5mm"/>
          <draw:rect svg:width="1mm" draw:style-name="paloverde" svg:height="1mm" svg:y="98.5mm" svg:x="216.0mm"/>
          <draw:rect svg:width="1mm" draw:style-name="paloverde" svg:height="1mm" svg:y="98.5mm" svg:x="214.5mm"/>
          <draw:rect svg:width="1mm" draw:style-name="paloverde" svg:height="1mm" svg:y="98.5mm" svg:x="213.0mm"/>
          <draw:rect svg:width="1mm" draw:style-name="paloverde" svg:height="1mm" svg:y="98.5mm" svg:x="211.5mm"/>
          <draw:rect svg:width="1mm" draw:style-name="paloverde" svg:height="1mm" svg:y="100.0mm" svg:x="247.5mm"/>
          <draw:rect svg:width="1mm" draw:style-name="paloverde" svg:height="1mm" svg:y="100.0mm" svg:x="246.0mm"/>
          <draw:rect svg:width="1mm" draw:style-name="paloverde" svg:height="1mm" svg:y="100.0mm" svg:x="244.5mm"/>
          <draw:rect svg:width="1mm" draw:style-name="paloverde" svg:height="1mm" svg:y="100.0mm" svg:x="243.0mm"/>
          <draw:rect svg:width="1mm" draw:style-name="paloverde" svg:height="1mm" svg:y="100.0mm" svg:x="241.5mm"/>
          <draw:rect svg:width="1mm" draw:style-name="paloverde" svg:height="1mm" svg:y="100.0mm" svg:x="240.0mm"/>
          <draw:rect svg:width="1mm" draw:style-name="paloverde" svg:height="1mm" svg:y="100.0mm" svg:x="238.5mm"/>
          <draw:rect svg:width="1mm" draw:style-name="paloverde" svg:height="1mm" svg:y="100.0mm" svg:x="237.0mm"/>
          <draw:rect svg:width="1mm" draw:style-name="paloverde" svg:height="1mm" svg:y="100.0mm" svg:x="235.5mm"/>
          <draw:rect svg:width="1mm" draw:style-name="paloverde" svg:height="1mm" svg:y="100.0mm" svg:x="234.0mm"/>
          <draw:rect svg:width="1mm" draw:style-name="paloverde" svg:height="1mm" svg:y="100.0mm" svg:x="232.5mm"/>
          <draw:rect svg:width="1mm" draw:style-name="paloverde" svg:height="1mm" svg:y="100.0mm" svg:x="231.0mm"/>
          <draw:rect svg:width="1mm" draw:style-name="paloverde" svg:height="1mm" svg:y="100.0mm" svg:x="229.5mm"/>
          <draw:rect svg:width="1mm" draw:style-name="paloverde" svg:height="1mm" svg:y="100.0mm" svg:x="228.0mm"/>
          <draw:rect svg:width="1mm" draw:style-name="paloverde" svg:height="1mm" svg:y="100.0mm" svg:x="226.5mm"/>
          <draw:rect svg:width="1mm" draw:style-name="paloverde" svg:height="1mm" svg:y="100.0mm" svg:x="225.0mm"/>
          <draw:rect svg:width="1mm" draw:style-name="paloverde" svg:height="1mm" svg:y="100.0mm" svg:x="223.5mm"/>
          <draw:rect svg:width="1mm" draw:style-name="paloverde" svg:height="1mm" svg:y="100.0mm" svg:x="222.0mm"/>
          <draw:rect svg:width="1mm" draw:style-name="paloverde" svg:height="1mm" svg:y="100.0mm" svg:x="220.5mm"/>
          <draw:rect svg:width="1mm" draw:style-name="paloverde" svg:height="1mm" svg:y="100.0mm" svg:x="219.0mm"/>
          <draw:rect svg:width="1mm" draw:style-name="paloverde" svg:height="1mm" svg:y="100.0mm" svg:x="217.5mm"/>
          <draw:rect svg:width="1mm" draw:style-name="paloverde" svg:height="1mm" svg:y="100.0mm" svg:x="216.0mm"/>
          <draw:rect svg:width="1mm" draw:style-name="paloverde" svg:height="1mm" svg:y="100.0mm" svg:x="214.5mm"/>
          <draw:rect svg:width="1mm" draw:style-name="paloverde" svg:height="1mm" svg:y="100.0mm" svg:x="213.0mm"/>
          <draw:rect svg:width="1mm" draw:style-name="paloverde" svg:height="1mm" svg:y="100.0mm" svg:x="211.5mm"/>
          <draw:rect svg:width="1mm" draw:style-name="paloverde" svg:height="1mm" svg:y="101.5mm" svg:x="247.5mm"/>
          <draw:rect svg:width="1mm" draw:style-name="paloverde" svg:height="1mm" svg:y="101.5mm" svg:x="246.0mm"/>
          <draw:rect svg:width="1mm" draw:style-name="paloverde" svg:height="1mm" svg:y="101.5mm" svg:x="244.5mm"/>
          <draw:rect svg:width="1mm" draw:style-name="paloverde" svg:height="1mm" svg:y="101.5mm" svg:x="243.0mm"/>
          <draw:rect svg:width="1mm" draw:style-name="paloverde" svg:height="1mm" svg:y="101.5mm" svg:x="241.5mm"/>
          <draw:rect svg:width="1mm" draw:style-name="paloverde" svg:height="1mm" svg:y="101.5mm" svg:x="240.0mm"/>
          <draw:rect svg:width="1mm" draw:style-name="paloverde" svg:height="1mm" svg:y="101.5mm" svg:x="238.5mm"/>
          <draw:rect svg:width="1mm" draw:style-name="paloverde" svg:height="1mm" svg:y="101.5mm" svg:x="237.0mm"/>
          <draw:rect svg:width="1mm" draw:style-name="paloverde" svg:height="1mm" svg:y="101.5mm" svg:x="235.5mm"/>
          <draw:rect svg:width="1mm" draw:style-name="paloverde" svg:height="1mm" svg:y="101.5mm" svg:x="234.0mm"/>
          <draw:rect svg:width="1mm" draw:style-name="paloverde" svg:height="1mm" svg:y="101.5mm" svg:x="232.5mm"/>
          <draw:rect svg:width="1mm" draw:style-name="paloverde" svg:height="1mm" svg:y="101.5mm" svg:x="231.0mm"/>
          <draw:rect svg:width="1mm" draw:style-name="paloverde" svg:height="1mm" svg:y="101.5mm" svg:x="229.5mm"/>
          <draw:rect svg:width="1mm" draw:style-name="paloverde" svg:height="1mm" svg:y="101.5mm" svg:x="228.0mm"/>
          <draw:rect svg:width="1mm" draw:style-name="paloverde" svg:height="1mm" svg:y="101.5mm" svg:x="226.5mm"/>
          <draw:rect svg:width="1mm" draw:style-name="paloverde" svg:height="1mm" svg:y="101.5mm" svg:x="225.0mm"/>
          <draw:rect svg:width="1mm" draw:style-name="paloverde" svg:height="1mm" svg:y="101.5mm" svg:x="223.5mm"/>
          <draw:rect svg:width="1mm" draw:style-name="paloverde" svg:height="1mm" svg:y="101.5mm" svg:x="222.0mm"/>
          <draw:rect svg:width="1mm" draw:style-name="paloverde" svg:height="1mm" svg:y="101.5mm" svg:x="220.5mm"/>
          <draw:rect svg:width="1mm" draw:style-name="paloverde" svg:height="1mm" svg:y="101.5mm" svg:x="219.0mm"/>
          <draw:rect svg:width="1mm" draw:style-name="paloverde" svg:height="1mm" svg:y="101.5mm" svg:x="217.5mm"/>
          <draw:rect svg:width="1mm" draw:style-name="paloverde" svg:height="1mm" svg:y="101.5mm" svg:x="216.0mm"/>
          <draw:rect svg:width="1mm" draw:style-name="paloverde" svg:height="1mm" svg:y="101.5mm" svg:x="214.5mm"/>
          <draw:rect svg:width="1mm" draw:style-name="paloverde" svg:height="1mm" svg:y="101.5mm" svg:x="213.0mm"/>
          <draw:rect svg:width="1mm" draw:style-name="paloverde" svg:height="1mm" svg:y="101.5mm" svg:x="211.5mm"/>
          <draw:rect svg:width="1mm" draw:style-name="paloverde" svg:height="1mm" svg:y="103.0mm" svg:x="247.5mm"/>
          <draw:rect svg:width="1mm" draw:style-name="paloverde" svg:height="1mm" svg:y="103.0mm" svg:x="246.0mm"/>
          <draw:rect svg:width="1mm" draw:style-name="paloverde" svg:height="1mm" svg:y="103.0mm" svg:x="244.5mm"/>
          <draw:rect svg:width="1mm" draw:style-name="paloverde" svg:height="1mm" svg:y="103.0mm" svg:x="243.0mm"/>
          <draw:rect svg:width="1mm" draw:style-name="paloverde" svg:height="1mm" svg:y="103.0mm" svg:x="241.5mm"/>
          <draw:rect svg:width="1mm" draw:style-name="paloverde" svg:height="1mm" svg:y="103.0mm" svg:x="240.0mm"/>
          <draw:rect svg:width="1mm" draw:style-name="paloverde" svg:height="1mm" svg:y="103.0mm" svg:x="238.5mm"/>
          <draw:rect svg:width="1mm" draw:style-name="paloverde" svg:height="1mm" svg:y="103.0mm" svg:x="237.0mm"/>
          <draw:rect svg:width="1mm" draw:style-name="paloverde" svg:height="1mm" svg:y="103.0mm" svg:x="235.5mm"/>
          <draw:rect svg:width="1mm" draw:style-name="paloverde" svg:height="1mm" svg:y="103.0mm" svg:x="234.0mm"/>
          <draw:rect svg:width="1mm" draw:style-name="paloverde" svg:height="1mm" svg:y="103.0mm" svg:x="232.5mm"/>
          <draw:rect svg:width="1mm" draw:style-name="paloverde" svg:height="1mm" svg:y="103.0mm" svg:x="231.0mm"/>
          <draw:rect svg:width="1mm" draw:style-name="paloverde" svg:height="1mm" svg:y="103.0mm" svg:x="229.5mm"/>
          <draw:rect svg:width="1mm" draw:style-name="paloverde" svg:height="1mm" svg:y="103.0mm" svg:x="228.0mm"/>
          <draw:rect svg:width="1mm" draw:style-name="paloverde" svg:height="1mm" svg:y="103.0mm" svg:x="226.5mm"/>
          <draw:rect svg:width="1mm" draw:style-name="paloverde" svg:height="1mm" svg:y="103.0mm" svg:x="225.0mm"/>
          <draw:rect svg:width="1mm" draw:style-name="paloverde" svg:height="1mm" svg:y="103.0mm" svg:x="223.5mm"/>
          <draw:rect svg:width="1mm" draw:style-name="paloverde" svg:height="1mm" svg:y="103.0mm" svg:x="222.0mm"/>
          <draw:rect svg:width="1mm" draw:style-name="paloverde" svg:height="1mm" svg:y="103.0mm" svg:x="220.5mm"/>
          <draw:rect svg:width="1mm" draw:style-name="paloverde" svg:height="1mm" svg:y="103.0mm" svg:x="219.0mm"/>
          <draw:rect svg:width="1mm" draw:style-name="paloverde" svg:height="1mm" svg:y="103.0mm" svg:x="217.5mm"/>
          <draw:rect svg:width="1mm" draw:style-name="paloverde" svg:height="1mm" svg:y="103.0mm" svg:x="216.0mm"/>
          <draw:rect svg:width="1mm" draw:style-name="paloverde" svg:height="1mm" svg:y="103.0mm" svg:x="214.5mm"/>
          <draw:rect svg:width="1mm" draw:style-name="paloverde" svg:height="1mm" svg:y="103.0mm" svg:x="213.0mm"/>
          <draw:rect svg:width="1mm" draw:style-name="paloverde" svg:height="1mm" svg:y="103.0mm" svg:x="211.5mm"/>
          <draw:rect svg:width="1mm" draw:style-name="paloverde" svg:height="1mm" svg:y="104.5mm" svg:x="247.5mm"/>
          <draw:rect svg:width="1mm" draw:style-name="paloverde" svg:height="1mm" svg:y="104.5mm" svg:x="246.0mm"/>
          <draw:rect svg:width="1mm" draw:style-name="paloverde" svg:height="1mm" svg:y="104.5mm" svg:x="244.5mm"/>
          <draw:rect svg:width="1mm" draw:style-name="paloverde" svg:height="1mm" svg:y="104.5mm" svg:x="243.0mm"/>
          <draw:rect svg:width="1mm" draw:style-name="paloverde" svg:height="1mm" svg:y="104.5mm" svg:x="241.5mm"/>
          <draw:rect svg:width="1mm" draw:style-name="paloverde" svg:height="1mm" svg:y="104.5mm" svg:x="240.0mm"/>
          <draw:rect svg:width="1mm" draw:style-name="paloverde" svg:height="1mm" svg:y="104.5mm" svg:x="238.5mm"/>
          <draw:rect svg:width="1mm" draw:style-name="paloverde" svg:height="1mm" svg:y="104.5mm" svg:x="237.0mm"/>
          <draw:rect svg:width="1mm" draw:style-name="paloverde" svg:height="1mm" svg:y="104.5mm" svg:x="235.5mm"/>
          <draw:rect svg:width="1mm" draw:style-name="paloverde" svg:height="1mm" svg:y="104.5mm" svg:x="234.0mm"/>
          <draw:rect svg:width="1mm" draw:style-name="paloverde" svg:height="1mm" svg:y="104.5mm" svg:x="232.5mm"/>
          <draw:rect svg:width="1mm" draw:style-name="paloverde" svg:height="1mm" svg:y="104.5mm" svg:x="231.0mm"/>
          <draw:rect svg:width="1mm" draw:style-name="paloverde" svg:height="1mm" svg:y="104.5mm" svg:x="229.5mm"/>
          <draw:rect svg:width="1mm" draw:style-name="paloverde" svg:height="1mm" svg:y="104.5mm" svg:x="228.0mm"/>
          <draw:rect svg:width="1mm" draw:style-name="paloverde" svg:height="1mm" svg:y="104.5mm" svg:x="226.5mm"/>
          <draw:rect svg:width="1mm" draw:style-name="paloverde" svg:height="1mm" svg:y="104.5mm" svg:x="225.0mm"/>
          <draw:rect svg:width="1mm" draw:style-name="paloverde" svg:height="1mm" svg:y="104.5mm" svg:x="223.5mm"/>
          <draw:rect svg:width="1mm" draw:style-name="paloverde" svg:height="1mm" svg:y="104.5mm" svg:x="222.0mm"/>
          <draw:rect svg:width="1mm" draw:style-name="paloverde" svg:height="1mm" svg:y="104.5mm" svg:x="220.5mm"/>
          <draw:rect svg:width="1mm" draw:style-name="paloverde" svg:height="1mm" svg:y="104.5mm" svg:x="219.0mm"/>
          <draw:rect svg:width="1mm" draw:style-name="paloverde" svg:height="1mm" svg:y="104.5mm" svg:x="217.5mm"/>
          <draw:rect svg:width="1mm" draw:style-name="paloverde" svg:height="1mm" svg:y="104.5mm" svg:x="216.0mm"/>
          <draw:rect svg:width="1mm" draw:style-name="paloverde" svg:height="1mm" svg:y="104.5mm" svg:x="214.5mm"/>
          <draw:rect svg:width="1mm" draw:style-name="paloverde" svg:height="1mm" svg:y="104.5mm" svg:x="213.0mm"/>
          <draw:rect svg:width="1mm" draw:style-name="paloverde" svg:height="1mm" svg:y="104.5mm" svg:x="211.5mm"/>
          <draw:rect svg:width="1mm" draw:style-name="paloverde" svg:height="1mm" svg:y="106.0mm" svg:x="247.5mm"/>
          <draw:rect svg:width="1mm" draw:style-name="paloverde" svg:height="1mm" svg:y="106.0mm" svg:x="246.0mm"/>
          <draw:rect svg:width="1mm" draw:style-name="paloverde" svg:height="1mm" svg:y="106.0mm" svg:x="244.5mm"/>
          <draw:rect svg:width="1mm" draw:style-name="paloverde" svg:height="1mm" svg:y="106.0mm" svg:x="243.0mm"/>
          <draw:rect svg:width="1mm" draw:style-name="paloverde" svg:height="1mm" svg:y="106.0mm" svg:x="241.5mm"/>
          <draw:rect svg:width="1mm" draw:style-name="paloverde" svg:height="1mm" svg:y="106.0mm" svg:x="240.0mm"/>
          <draw:rect svg:width="1mm" draw:style-name="paloverde" svg:height="1mm" svg:y="106.0mm" svg:x="238.5mm"/>
          <draw:rect svg:width="1mm" draw:style-name="paloverde" svg:height="1mm" svg:y="106.0mm" svg:x="237.0mm"/>
          <draw:rect svg:width="1mm" draw:style-name="paloverde" svg:height="1mm" svg:y="106.0mm" svg:x="235.5mm"/>
          <draw:rect svg:width="1mm" draw:style-name="paloverde" svg:height="1mm" svg:y="106.0mm" svg:x="234.0mm"/>
          <draw:rect svg:width="1mm" draw:style-name="paloverde" svg:height="1mm" svg:y="106.0mm" svg:x="232.5mm"/>
          <draw:rect svg:width="1mm" draw:style-name="paloverde" svg:height="1mm" svg:y="106.0mm" svg:x="231.0mm"/>
          <draw:rect svg:width="1mm" draw:style-name="paloverde" svg:height="1mm" svg:y="106.0mm" svg:x="229.5mm"/>
          <draw:rect svg:width="1mm" draw:style-name="paloverde" svg:height="1mm" svg:y="106.0mm" svg:x="228.0mm"/>
          <draw:rect svg:width="1mm" draw:style-name="paloverde" svg:height="1mm" svg:y="106.0mm" svg:x="226.5mm"/>
          <draw:rect svg:width="1mm" draw:style-name="paloverde" svg:height="1mm" svg:y="106.0mm" svg:x="225.0mm"/>
          <draw:rect svg:width="1mm" draw:style-name="paloverde" svg:height="1mm" svg:y="106.0mm" svg:x="223.5mm"/>
          <draw:rect svg:width="1mm" draw:style-name="paloverde" svg:height="1mm" svg:y="106.0mm" svg:x="222.0mm"/>
          <draw:rect svg:width="1mm" draw:style-name="paloverde" svg:height="1mm" svg:y="106.0mm" svg:x="220.5mm"/>
          <draw:rect svg:width="1mm" draw:style-name="paloverde" svg:height="1mm" svg:y="106.0mm" svg:x="219.0mm"/>
          <draw:rect svg:width="1mm" draw:style-name="paloverde" svg:height="1mm" svg:y="106.0mm" svg:x="217.5mm"/>
          <draw:rect svg:width="1mm" draw:style-name="paloverde" svg:height="1mm" svg:y="106.0mm" svg:x="216.0mm"/>
          <draw:rect svg:width="1mm" draw:style-name="paloverde" svg:height="1mm" svg:y="106.0mm" svg:x="214.5mm"/>
          <draw:rect svg:width="1mm" draw:style-name="paloverde" svg:height="1mm" svg:y="106.0mm" svg:x="213.0mm"/>
          <draw:rect svg:width="1mm" draw:style-name="paloverde" svg:height="1mm" svg:y="106.0mm" svg:x="211.5mm"/>
          <draw:rect svg:width="1mm" draw:style-name="paloverde" svg:height="1mm" svg:y="107.5mm" svg:x="247.5mm"/>
          <draw:rect svg:width="1mm" draw:style-name="paloverde" svg:height="1mm" svg:y="107.5mm" svg:x="246.0mm"/>
          <draw:rect svg:width="1mm" draw:style-name="paloverde" svg:height="1mm" svg:y="107.5mm" svg:x="244.5mm"/>
          <draw:rect svg:width="1mm" draw:style-name="paloverde" svg:height="1mm" svg:y="107.5mm" svg:x="243.0mm"/>
          <draw:rect svg:width="1mm" draw:style-name="paloverde" svg:height="1mm" svg:y="107.5mm" svg:x="241.5mm"/>
          <draw:rect svg:width="1mm" draw:style-name="paloverde" svg:height="1mm" svg:y="107.5mm" svg:x="240.0mm"/>
          <draw:rect svg:width="1mm" draw:style-name="paloverde" svg:height="1mm" svg:y="107.5mm" svg:x="238.5mm"/>
          <draw:rect svg:width="1mm" draw:style-name="paloverde" svg:height="1mm" svg:y="107.5mm" svg:x="237.0mm"/>
          <draw:rect svg:width="1mm" draw:style-name="paloverde" svg:height="1mm" svg:y="107.5mm" svg:x="235.5mm"/>
          <draw:rect svg:width="1mm" draw:style-name="paloverde" svg:height="1mm" svg:y="107.5mm" svg:x="234.0mm"/>
          <draw:rect svg:width="1mm" draw:style-name="paloverde" svg:height="1mm" svg:y="107.5mm" svg:x="232.5mm"/>
          <draw:rect svg:width="1mm" draw:style-name="paloverde" svg:height="1mm" svg:y="107.5mm" svg:x="231.0mm"/>
          <draw:rect svg:width="1mm" draw:style-name="paloverde" svg:height="1mm" svg:y="107.5mm" svg:x="229.5mm"/>
          <draw:rect svg:width="1mm" draw:style-name="paloverde" svg:height="1mm" svg:y="107.5mm" svg:x="228.0mm"/>
          <draw:rect svg:width="1mm" draw:style-name="paloverde" svg:height="1mm" svg:y="107.5mm" svg:x="226.5mm"/>
          <draw:rect svg:width="1mm" draw:style-name="paloverde" svg:height="1mm" svg:y="107.5mm" svg:x="225.0mm"/>
          <draw:rect svg:width="1mm" draw:style-name="paloverde" svg:height="1mm" svg:y="107.5mm" svg:x="223.5mm"/>
          <draw:rect svg:width="1mm" draw:style-name="paloverde" svg:height="1mm" svg:y="107.5mm" svg:x="222.0mm"/>
          <draw:rect svg:width="1mm" draw:style-name="paloverde" svg:height="1mm" svg:y="107.5mm" svg:x="220.5mm"/>
          <draw:rect svg:width="1mm" draw:style-name="paloverde" svg:height="1mm" svg:y="107.5mm" svg:x="219.0mm"/>
          <draw:rect svg:width="1mm" draw:style-name="paloverde" svg:height="1mm" svg:y="107.5mm" svg:x="217.5mm"/>
          <draw:rect svg:width="1mm" draw:style-name="paloverde" svg:height="1mm" svg:y="107.5mm" svg:x="216.0mm"/>
          <draw:rect svg:width="1mm" draw:style-name="paloverde" svg:height="1mm" svg:y="107.5mm" svg:x="214.5mm"/>
          <draw:rect svg:width="1mm" draw:style-name="paloverde" svg:height="1mm" svg:y="107.5mm" svg:x="213.0mm"/>
          <draw:rect svg:width="1mm" draw:style-name="paloverde" svg:height="1mm" svg:y="107.5mm" svg:x="211.5mm"/>
          <draw:rect svg:width="1mm" draw:style-name="paloverde" svg:height="1mm" svg:y="109.0mm" svg:x="247.5mm"/>
          <draw:rect svg:width="1mm" draw:style-name="paloverde" svg:height="1mm" svg:y="109.0mm" svg:x="246.0mm"/>
          <draw:rect svg:width="1mm" draw:style-name="paloverde" svg:height="1mm" svg:y="109.0mm" svg:x="244.5mm"/>
          <draw:rect svg:width="1mm" draw:style-name="paloverde" svg:height="1mm" svg:y="109.0mm" svg:x="243.0mm"/>
          <draw:rect svg:width="1mm" draw:style-name="paloverde" svg:height="1mm" svg:y="109.0mm" svg:x="241.5mm"/>
          <draw:rect svg:width="1mm" draw:style-name="paloverde" svg:height="1mm" svg:y="109.0mm" svg:x="240.0mm"/>
          <draw:rect svg:width="1mm" draw:style-name="paloverde" svg:height="1mm" svg:y="109.0mm" svg:x="238.5mm"/>
          <draw:rect svg:width="1mm" draw:style-name="paloverde" svg:height="1mm" svg:y="109.0mm" svg:x="237.0mm"/>
          <draw:rect svg:width="1mm" draw:style-name="paloverde" svg:height="1mm" svg:y="109.0mm" svg:x="235.5mm"/>
          <draw:rect svg:width="1mm" draw:style-name="paloverde" svg:height="1mm" svg:y="109.0mm" svg:x="234.0mm"/>
          <draw:rect svg:width="1mm" draw:style-name="paloverde" svg:height="1mm" svg:y="109.0mm" svg:x="232.5mm"/>
          <draw:frame svg:width="60mm" draw:style-name="texto" svg:height="10mm" svg:y="95.0mm" svg:x="255.5mm">
            <draw:text-box>
              <text:p>Presupuesto anual Junji</text:p>
            </draw:text-box>
          </draw:frame>
        </draw:g>
        <draw:g>
          <draw:rect svg:width="1mm" draw:style-name="paloverde" svg:height="1mm" svg:y="116.0mm" svg:x="247.5mm"/>
          <draw:rect svg:width="1mm" draw:style-name="paloverde" svg:height="1mm" svg:y="116.0mm" svg:x="246.0mm"/>
          <draw:rect svg:width="1mm" draw:style-name="paloverde" svg:height="1mm" svg:y="116.0mm" svg:x="244.5mm"/>
          <draw:rect svg:width="1mm" draw:style-name="paloverde" svg:height="1mm" svg:y="116.0mm" svg:x="243.0mm"/>
          <draw:rect svg:width="1mm" draw:style-name="paloverde" svg:height="1mm" svg:y="116.0mm" svg:x="241.5mm"/>
          <draw:rect svg:width="1mm" draw:style-name="paloverde" svg:height="1mm" svg:y="116.0mm" svg:x="240.0mm"/>
          <draw:rect svg:width="1mm" draw:style-name="paloverde" svg:height="1mm" svg:y="116.0mm" svg:x="238.5mm"/>
          <draw:rect svg:width="1mm" draw:style-name="paloverde" svg:height="1mm" svg:y="116.0mm" svg:x="237.0mm"/>
          <draw:rect svg:width="1mm" draw:style-name="paloverde" svg:height="1mm" svg:y="116.0mm" svg:x="235.5mm"/>
          <draw:rect svg:width="1mm" draw:style-name="paloverde" svg:height="1mm" svg:y="116.0mm" svg:x="234.0mm"/>
          <draw:rect svg:width="1mm" draw:style-name="paloverde" svg:height="1mm" svg:y="116.0mm" svg:x="232.5mm"/>
          <draw:rect svg:width="1mm" draw:style-name="paloverde" svg:height="1mm" svg:y="116.0mm" svg:x="231.0mm"/>
          <draw:rect svg:width="1mm" draw:style-name="paloverde" svg:height="1mm" svg:y="116.0mm" svg:x="229.5mm"/>
          <draw:rect svg:width="1mm" draw:style-name="paloverde" svg:height="1mm" svg:y="116.0mm" svg:x="228.0mm"/>
          <draw:rect svg:width="1mm" draw:style-name="paloverde" svg:height="1mm" svg:y="116.0mm" svg:x="226.5mm"/>
          <draw:rect svg:width="1mm" draw:style-name="paloverde" svg:height="1mm" svg:y="116.0mm" svg:x="225.0mm"/>
          <draw:rect svg:width="1mm" draw:style-name="paloverde" svg:height="1mm" svg:y="116.0mm" svg:x="223.5mm"/>
          <draw:rect svg:width="1mm" draw:style-name="paloverde" svg:height="1mm" svg:y="116.0mm" svg:x="222.0mm"/>
          <draw:rect svg:width="1mm" draw:style-name="paloverde" svg:height="1mm" svg:y="116.0mm" svg:x="220.5mm"/>
          <draw:rect svg:width="1mm" draw:style-name="paloverde" svg:height="1mm" svg:y="116.0mm" svg:x="219.0mm"/>
          <draw:rect svg:width="1mm" draw:style-name="paloverde" svg:height="1mm" svg:y="116.0mm" svg:x="217.5mm"/>
          <draw:rect svg:width="1mm" draw:style-name="paloverde" svg:height="1mm" svg:y="116.0mm" svg:x="216.0mm"/>
          <draw:rect svg:width="1mm" draw:style-name="paloverde" svg:height="1mm" svg:y="116.0mm" svg:x="214.5mm"/>
          <draw:rect svg:width="1mm" draw:style-name="paloverde" svg:height="1mm" svg:y="116.0mm" svg:x="213.0mm"/>
          <draw:rect svg:width="1mm" draw:style-name="paloverde" svg:height="1mm" svg:y="116.0mm" svg:x="211.5mm"/>
          <draw:rect svg:width="1mm" draw:style-name="paloverde" svg:height="1mm" svg:y="117.5mm" svg:x="247.5mm"/>
          <draw:rect svg:width="1mm" draw:style-name="paloverde" svg:height="1mm" svg:y="117.5mm" svg:x="246.0mm"/>
          <draw:rect svg:width="1mm" draw:style-name="paloverde" svg:height="1mm" svg:y="117.5mm" svg:x="244.5mm"/>
          <draw:rect svg:width="1mm" draw:style-name="paloverde" svg:height="1mm" svg:y="117.5mm" svg:x="243.0mm"/>
          <draw:rect svg:width="1mm" draw:style-name="paloverde" svg:height="1mm" svg:y="117.5mm" svg:x="241.5mm"/>
          <draw:rect svg:width="1mm" draw:style-name="paloverde" svg:height="1mm" svg:y="117.5mm" svg:x="240.0mm"/>
          <draw:rect svg:width="1mm" draw:style-name="paloverde" svg:height="1mm" svg:y="117.5mm" svg:x="238.5mm"/>
          <draw:rect svg:width="1mm" draw:style-name="paloverde" svg:height="1mm" svg:y="117.5mm" svg:x="237.0mm"/>
          <draw:rect svg:width="1mm" draw:style-name="paloverde" svg:height="1mm" svg:y="117.5mm" svg:x="235.5mm"/>
          <draw:rect svg:width="1mm" draw:style-name="paloverde" svg:height="1mm" svg:y="117.5mm" svg:x="234.0mm"/>
          <draw:rect svg:width="1mm" draw:style-name="paloverde" svg:height="1mm" svg:y="117.5mm" svg:x="232.5mm"/>
          <draw:rect svg:width="1mm" draw:style-name="paloverde" svg:height="1mm" svg:y="117.5mm" svg:x="231.0mm"/>
          <draw:rect svg:width="1mm" draw:style-name="paloverde" svg:height="1mm" svg:y="117.5mm" svg:x="229.5mm"/>
          <draw:rect svg:width="1mm" draw:style-name="paloverde" svg:height="1mm" svg:y="117.5mm" svg:x="228.0mm"/>
          <draw:rect svg:width="1mm" draw:style-name="paloverde" svg:height="1mm" svg:y="117.5mm" svg:x="226.5mm"/>
          <draw:rect svg:width="1mm" draw:style-name="paloverde" svg:height="1mm" svg:y="117.5mm" svg:x="225.0mm"/>
          <draw:rect svg:width="1mm" draw:style-name="paloverde" svg:height="1mm" svg:y="117.5mm" svg:x="223.5mm"/>
          <draw:rect svg:width="1mm" draw:style-name="paloverde" svg:height="1mm" svg:y="117.5mm" svg:x="222.0mm"/>
          <draw:rect svg:width="1mm" draw:style-name="paloverde" svg:height="1mm" svg:y="117.5mm" svg:x="220.5mm"/>
          <draw:rect svg:width="1mm" draw:style-name="paloverde" svg:height="1mm" svg:y="117.5mm" svg:x="219.0mm"/>
          <draw:rect svg:width="1mm" draw:style-name="paloverde" svg:height="1mm" svg:y="117.5mm" svg:x="217.5mm"/>
          <draw:rect svg:width="1mm" draw:style-name="paloverde" svg:height="1mm" svg:y="117.5mm" svg:x="216.0mm"/>
          <draw:rect svg:width="1mm" draw:style-name="paloverde" svg:height="1mm" svg:y="117.5mm" svg:x="214.5mm"/>
          <draw:rect svg:width="1mm" draw:style-name="paloverde" svg:height="1mm" svg:y="117.5mm" svg:x="213.0mm"/>
          <draw:rect svg:width="1mm" draw:style-name="paloverde" svg:height="1mm" svg:y="117.5mm" svg:x="211.5mm"/>
          <draw:rect svg:width="1mm" draw:style-name="paloverde" svg:height="1mm" svg:y="119.0mm" svg:x="247.5mm"/>
          <draw:rect svg:width="1mm" draw:style-name="paloverde" svg:height="1mm" svg:y="119.0mm" svg:x="246.0mm"/>
          <draw:rect svg:width="1mm" draw:style-name="paloverde" svg:height="1mm" svg:y="119.0mm" svg:x="244.5mm"/>
          <draw:rect svg:width="1mm" draw:style-name="paloverde" svg:height="1mm" svg:y="119.0mm" svg:x="243.0mm"/>
          <draw:rect svg:width="1mm" draw:style-name="paloverde" svg:height="1mm" svg:y="119.0mm" svg:x="241.5mm"/>
          <draw:rect svg:width="1mm" draw:style-name="paloverde" svg:height="1mm" svg:y="119.0mm" svg:x="240.0mm"/>
          <draw:rect svg:width="1mm" draw:style-name="paloverde" svg:height="1mm" svg:y="119.0mm" svg:x="238.5mm"/>
          <draw:rect svg:width="1mm" draw:style-name="paloverde" svg:height="1mm" svg:y="119.0mm" svg:x="237.0mm"/>
          <draw:rect svg:width="1mm" draw:style-name="paloverde" svg:height="1mm" svg:y="119.0mm" svg:x="235.5mm"/>
          <draw:rect svg:width="1mm" draw:style-name="paloverde" svg:height="1mm" svg:y="119.0mm" svg:x="234.0mm"/>
          <draw:rect svg:width="1mm" draw:style-name="paloverde" svg:height="1mm" svg:y="119.0mm" svg:x="232.5mm"/>
          <draw:rect svg:width="1mm" draw:style-name="paloverde" svg:height="1mm" svg:y="119.0mm" svg:x="231.0mm"/>
          <draw:rect svg:width="1mm" draw:style-name="paloverde" svg:height="1mm" svg:y="119.0mm" svg:x="229.5mm"/>
          <draw:rect svg:width="1mm" draw:style-name="paloverde" svg:height="1mm" svg:y="119.0mm" svg:x="228.0mm"/>
          <draw:rect svg:width="1mm" draw:style-name="paloverde" svg:height="1mm" svg:y="119.0mm" svg:x="226.5mm"/>
          <draw:rect svg:width="1mm" draw:style-name="paloverde" svg:height="1mm" svg:y="119.0mm" svg:x="225.0mm"/>
          <draw:rect svg:width="1mm" draw:style-name="paloverde" svg:height="1mm" svg:y="119.0mm" svg:x="223.5mm"/>
          <draw:rect svg:width="1mm" draw:style-name="paloverde" svg:height="1mm" svg:y="119.0mm" svg:x="222.0mm"/>
          <draw:rect svg:width="1mm" draw:style-name="paloverde" svg:height="1mm" svg:y="119.0mm" svg:x="220.5mm"/>
          <draw:rect svg:width="1mm" draw:style-name="paloverde" svg:height="1mm" svg:y="119.0mm" svg:x="219.0mm"/>
          <draw:rect svg:width="1mm" draw:style-name="paloverde" svg:height="1mm" svg:y="119.0mm" svg:x="217.5mm"/>
          <draw:rect svg:width="1mm" draw:style-name="paloverde" svg:height="1mm" svg:y="119.0mm" svg:x="216.0mm"/>
          <draw:rect svg:width="1mm" draw:style-name="paloverde" svg:height="1mm" svg:y="119.0mm" svg:x="214.5mm"/>
          <draw:rect svg:width="1mm" draw:style-name="paloverde" svg:height="1mm" svg:y="119.0mm" svg:x="213.0mm"/>
          <draw:rect svg:width="1mm" draw:style-name="paloverde" svg:height="1mm" svg:y="119.0mm" svg:x="211.5mm"/>
          <draw:rect svg:width="1mm" draw:style-name="paloverde" svg:height="1mm" svg:y="120.5mm" svg:x="247.5mm"/>
          <draw:rect svg:width="1mm" draw:style-name="paloverde" svg:height="1mm" svg:y="120.5mm" svg:x="246.0mm"/>
          <draw:rect svg:width="1mm" draw:style-name="paloverde" svg:height="1mm" svg:y="120.5mm" svg:x="244.5mm"/>
          <draw:rect svg:width="1mm" draw:style-name="paloverde" svg:height="1mm" svg:y="120.5mm" svg:x="243.0mm"/>
          <draw:rect svg:width="1mm" draw:style-name="paloverde" svg:height="1mm" svg:y="120.5mm" svg:x="241.5mm"/>
          <draw:rect svg:width="1mm" draw:style-name="paloverde" svg:height="1mm" svg:y="120.5mm" svg:x="240.0mm"/>
          <draw:rect svg:width="1mm" draw:style-name="paloverde" svg:height="1mm" svg:y="120.5mm" svg:x="238.5mm"/>
          <draw:rect svg:width="1mm" draw:style-name="paloverde" svg:height="1mm" svg:y="120.5mm" svg:x="237.0mm"/>
          <draw:rect svg:width="1mm" draw:style-name="paloverde" svg:height="1mm" svg:y="120.5mm" svg:x="235.5mm"/>
          <draw:rect svg:width="1mm" draw:style-name="paloverde" svg:height="1mm" svg:y="120.5mm" svg:x="234.0mm"/>
          <draw:rect svg:width="1mm" draw:style-name="paloverde" svg:height="1mm" svg:y="120.5mm" svg:x="232.5mm"/>
          <draw:rect svg:width="1mm" draw:style-name="paloverde" svg:height="1mm" svg:y="120.5mm" svg:x="231.0mm"/>
          <draw:rect svg:width="1mm" draw:style-name="paloverde" svg:height="1mm" svg:y="120.5mm" svg:x="229.5mm"/>
          <draw:rect svg:width="1mm" draw:style-name="paloverde" svg:height="1mm" svg:y="120.5mm" svg:x="228.0mm"/>
          <draw:rect svg:width="1mm" draw:style-name="paloverde" svg:height="1mm" svg:y="120.5mm" svg:x="226.5mm"/>
          <draw:rect svg:width="1mm" draw:style-name="paloverde" svg:height="1mm" svg:y="120.5mm" svg:x="225.0mm"/>
          <draw:rect svg:width="1mm" draw:style-name="paloverde" svg:height="1mm" svg:y="120.5mm" svg:x="223.5mm"/>
          <draw:rect svg:width="1mm" draw:style-name="paloverde" svg:height="1mm" svg:y="120.5mm" svg:x="222.0mm"/>
          <draw:rect svg:width="1mm" draw:style-name="paloverde" svg:height="1mm" svg:y="120.5mm" svg:x="220.5mm"/>
          <draw:rect svg:width="1mm" draw:style-name="paloverde" svg:height="1mm" svg:y="120.5mm" svg:x="219.0mm"/>
          <draw:rect svg:width="1mm" draw:style-name="paloverde" svg:height="1mm" svg:y="120.5mm" svg:x="217.5mm"/>
          <draw:rect svg:width="1mm" draw:style-name="paloverde" svg:height="1mm" svg:y="120.5mm" svg:x="216.0mm"/>
          <draw:rect svg:width="1mm" draw:style-name="paloverde" svg:height="1mm" svg:y="120.5mm" svg:x="214.5mm"/>
          <draw:rect svg:width="1mm" draw:style-name="paloverde" svg:height="1mm" svg:y="120.5mm" svg:x="213.0mm"/>
          <draw:rect svg:width="1mm" draw:style-name="paloverde" svg:height="1mm" svg:y="120.5mm" svg:x="211.5mm"/>
          <draw:rect svg:width="1mm" draw:style-name="paloverde" svg:height="1mm" svg:y="122.0mm" svg:x="247.5mm"/>
          <draw:rect svg:width="1mm" draw:style-name="paloverde" svg:height="1mm" svg:y="122.0mm" svg:x="246.0mm"/>
          <draw:rect svg:width="1mm" draw:style-name="paloverde" svg:height="1mm" svg:y="122.0mm" svg:x="244.5mm"/>
          <draw:rect svg:width="1mm" draw:style-name="paloverde" svg:height="1mm" svg:y="122.0mm" svg:x="243.0mm"/>
          <draw:rect svg:width="1mm" draw:style-name="paloverde" svg:height="1mm" svg:y="122.0mm" svg:x="241.5mm"/>
          <draw:rect svg:width="1mm" draw:style-name="paloverde" svg:height="1mm" svg:y="122.0mm" svg:x="240.0mm"/>
          <draw:rect svg:width="1mm" draw:style-name="paloverde" svg:height="1mm" svg:y="122.0mm" svg:x="238.5mm"/>
          <draw:rect svg:width="1mm" draw:style-name="paloverde" svg:height="1mm" svg:y="122.0mm" svg:x="237.0mm"/>
          <draw:rect svg:width="1mm" draw:style-name="paloverde" svg:height="1mm" svg:y="122.0mm" svg:x="235.5mm"/>
          <draw:rect svg:width="1mm" draw:style-name="paloverde" svg:height="1mm" svg:y="122.0mm" svg:x="234.0mm"/>
          <draw:rect svg:width="1mm" draw:style-name="paloverde" svg:height="1mm" svg:y="122.0mm" svg:x="232.5mm"/>
          <draw:rect svg:width="1mm" draw:style-name="paloverde" svg:height="1mm" svg:y="122.0mm" svg:x="231.0mm"/>
          <draw:rect svg:width="1mm" draw:style-name="paloverde" svg:height="1mm" svg:y="122.0mm" svg:x="229.5mm"/>
          <draw:rect svg:width="1mm" draw:style-name="paloverde" svg:height="1mm" svg:y="122.0mm" svg:x="228.0mm"/>
          <draw:rect svg:width="1mm" draw:style-name="paloverde" svg:height="1mm" svg:y="122.0mm" svg:x="226.5mm"/>
          <draw:rect svg:width="1mm" draw:style-name="paloverde" svg:height="1mm" svg:y="122.0mm" svg:x="225.0mm"/>
          <draw:rect svg:width="1mm" draw:style-name="paloverde" svg:height="1mm" svg:y="122.0mm" svg:x="223.5mm"/>
          <draw:rect svg:width="1mm" draw:style-name="paloverde" svg:height="1mm" svg:y="122.0mm" svg:x="222.0mm"/>
          <draw:rect svg:width="1mm" draw:style-name="paloverde" svg:height="1mm" svg:y="122.0mm" svg:x="220.5mm"/>
          <draw:rect svg:width="1mm" draw:style-name="paloverde" svg:height="1mm" svg:y="122.0mm" svg:x="219.0mm"/>
          <draw:rect svg:width="1mm" draw:style-name="paloverde" svg:height="1mm" svg:y="122.0mm" svg:x="217.5mm"/>
          <draw:rect svg:width="1mm" draw:style-name="paloverde" svg:height="1mm" svg:y="122.0mm" svg:x="216.0mm"/>
          <draw:rect svg:width="1mm" draw:style-name="paloverde" svg:height="1mm" svg:y="122.0mm" svg:x="214.5mm"/>
          <draw:rect svg:width="1mm" draw:style-name="paloverde" svg:height="1mm" svg:y="122.0mm" svg:x="213.0mm"/>
          <draw:rect svg:width="1mm" draw:style-name="paloverde" svg:height="1mm" svg:y="122.0mm" svg:x="211.5mm"/>
          <draw:rect svg:width="1mm" draw:style-name="paloverde" svg:height="1mm" svg:y="123.5mm" svg:x="247.5mm"/>
          <draw:rect svg:width="1mm" draw:style-name="paloverde" svg:height="1mm" svg:y="123.5mm" svg:x="246.0mm"/>
          <draw:rect svg:width="1mm" draw:style-name="paloverde" svg:height="1mm" svg:y="123.5mm" svg:x="244.5mm"/>
          <draw:rect svg:width="1mm" draw:style-name="paloverde" svg:height="1mm" svg:y="123.5mm" svg:x="243.0mm"/>
          <draw:rect svg:width="1mm" draw:style-name="paloverde" svg:height="1mm" svg:y="123.5mm" svg:x="241.5mm"/>
          <draw:rect svg:width="1mm" draw:style-name="paloverde" svg:height="1mm" svg:y="123.5mm" svg:x="240.0mm"/>
          <draw:rect svg:width="1mm" draw:style-name="paloverde" svg:height="1mm" svg:y="123.5mm" svg:x="238.5mm"/>
          <draw:rect svg:width="1mm" draw:style-name="paloverde" svg:height="1mm" svg:y="123.5mm" svg:x="237.0mm"/>
          <draw:rect svg:width="1mm" draw:style-name="paloverde" svg:height="1mm" svg:y="123.5mm" svg:x="235.5mm"/>
          <draw:rect svg:width="1mm" draw:style-name="paloverde" svg:height="1mm" svg:y="123.5mm" svg:x="234.0mm"/>
          <draw:rect svg:width="1mm" draw:style-name="paloverde" svg:height="1mm" svg:y="123.5mm" svg:x="232.5mm"/>
          <draw:rect svg:width="1mm" draw:style-name="paloverde" svg:height="1mm" svg:y="123.5mm" svg:x="231.0mm"/>
          <draw:rect svg:width="1mm" draw:style-name="paloverde" svg:height="1mm" svg:y="123.5mm" svg:x="229.5mm"/>
          <draw:rect svg:width="1mm" draw:style-name="paloverde" svg:height="1mm" svg:y="123.5mm" svg:x="228.0mm"/>
          <draw:rect svg:width="1mm" draw:style-name="paloverde" svg:height="1mm" svg:y="123.5mm" svg:x="226.5mm"/>
          <draw:rect svg:width="1mm" draw:style-name="paloverde" svg:height="1mm" svg:y="123.5mm" svg:x="225.0mm"/>
          <draw:rect svg:width="1mm" draw:style-name="paloverde" svg:height="1mm" svg:y="123.5mm" svg:x="223.5mm"/>
          <draw:rect svg:width="1mm" draw:style-name="paloverde" svg:height="1mm" svg:y="123.5mm" svg:x="222.0mm"/>
          <draw:rect svg:width="1mm" draw:style-name="paloverde" svg:height="1mm" svg:y="123.5mm" svg:x="220.5mm"/>
          <draw:rect svg:width="1mm" draw:style-name="paloverde" svg:height="1mm" svg:y="123.5mm" svg:x="219.0mm"/>
          <draw:rect svg:width="1mm" draw:style-name="paloverde" svg:height="1mm" svg:y="123.5mm" svg:x="217.5mm"/>
          <draw:rect svg:width="1mm" draw:style-name="paloverde" svg:height="1mm" svg:y="123.5mm" svg:x="216.0mm"/>
          <draw:rect svg:width="1mm" draw:style-name="paloverde" svg:height="1mm" svg:y="123.5mm" svg:x="214.5mm"/>
          <draw:rect svg:width="1mm" draw:style-name="paloverde" svg:height="1mm" svg:y="123.5mm" svg:x="213.0mm"/>
          <draw:rect svg:width="1mm" draw:style-name="paloverde" svg:height="1mm" svg:y="123.5mm" svg:x="211.5mm"/>
          <draw:rect svg:width="1mm" draw:style-name="paloverde" svg:height="1mm" svg:y="125.0mm" svg:x="247.5mm"/>
          <draw:rect svg:width="1mm" draw:style-name="paloverde" svg:height="1mm" svg:y="125.0mm" svg:x="246.0mm"/>
          <draw:rect svg:width="1mm" draw:style-name="paloverde" svg:height="1mm" svg:y="125.0mm" svg:x="244.5mm"/>
          <draw:rect svg:width="1mm" draw:style-name="paloverde" svg:height="1mm" svg:y="125.0mm" svg:x="243.0mm"/>
          <draw:rect svg:width="1mm" draw:style-name="paloverde" svg:height="1mm" svg:y="125.0mm" svg:x="241.5mm"/>
          <draw:rect svg:width="1mm" draw:style-name="paloverde" svg:height="1mm" svg:y="125.0mm" svg:x="240.0mm"/>
          <draw:rect svg:width="1mm" draw:style-name="paloverde" svg:height="1mm" svg:y="125.0mm" svg:x="238.5mm"/>
          <draw:rect svg:width="1mm" draw:style-name="paloverde" svg:height="1mm" svg:y="125.0mm" svg:x="237.0mm"/>
          <draw:rect svg:width="1mm" draw:style-name="paloverde" svg:height="1mm" svg:y="125.0mm" svg:x="235.5mm"/>
          <draw:rect svg:width="1mm" draw:style-name="paloverde" svg:height="1mm" svg:y="125.0mm" svg:x="234.0mm"/>
          <draw:rect svg:width="1mm" draw:style-name="paloverde" svg:height="1mm" svg:y="125.0mm" svg:x="232.5mm"/>
          <draw:rect svg:width="1mm" draw:style-name="paloverde" svg:height="1mm" svg:y="125.0mm" svg:x="231.0mm"/>
          <draw:rect svg:width="1mm" draw:style-name="paloverde" svg:height="1mm" svg:y="125.0mm" svg:x="229.5mm"/>
          <draw:rect svg:width="1mm" draw:style-name="paloverde" svg:height="1mm" svg:y="125.0mm" svg:x="228.0mm"/>
          <draw:rect svg:width="1mm" draw:style-name="paloverde" svg:height="1mm" svg:y="125.0mm" svg:x="226.5mm"/>
          <draw:rect svg:width="1mm" draw:style-name="paloverde" svg:height="1mm" svg:y="125.0mm" svg:x="225.0mm"/>
          <draw:rect svg:width="1mm" draw:style-name="paloverde" svg:height="1mm" svg:y="125.0mm" svg:x="223.5mm"/>
          <draw:rect svg:width="1mm" draw:style-name="paloverde" svg:height="1mm" svg:y="125.0mm" svg:x="222.0mm"/>
          <draw:rect svg:width="1mm" draw:style-name="paloverde" svg:height="1mm" svg:y="125.0mm" svg:x="220.5mm"/>
          <draw:rect svg:width="1mm" draw:style-name="paloverde" svg:height="1mm" svg:y="125.0mm" svg:x="219.0mm"/>
          <draw:rect svg:width="1mm" draw:style-name="paloverde" svg:height="1mm" svg:y="125.0mm" svg:x="217.5mm"/>
          <draw:rect svg:width="1mm" draw:style-name="paloverde" svg:height="1mm" svg:y="125.0mm" svg:x="216.0mm"/>
          <draw:rect svg:width="1mm" draw:style-name="paloverde" svg:height="1mm" svg:y="125.0mm" svg:x="214.5mm"/>
          <draw:rect svg:width="1mm" draw:style-name="paloverde" svg:height="1mm" svg:y="125.0mm" svg:x="213.0mm"/>
          <draw:rect svg:width="1mm" draw:style-name="paloverde" svg:height="1mm" svg:y="125.0mm" svg:x="211.5mm"/>
          <draw:rect svg:width="1mm" draw:style-name="paloverde" svg:height="1mm" svg:y="126.5mm" svg:x="247.5mm"/>
          <draw:rect svg:width="1mm" draw:style-name="paloverde" svg:height="1mm" svg:y="126.5mm" svg:x="246.0mm"/>
          <draw:rect svg:width="1mm" draw:style-name="paloverde" svg:height="1mm" svg:y="126.5mm" svg:x="244.5mm"/>
          <draw:rect svg:width="1mm" draw:style-name="paloverde" svg:height="1mm" svg:y="126.5mm" svg:x="243.0mm"/>
          <draw:rect svg:width="1mm" draw:style-name="paloverde" svg:height="1mm" svg:y="126.5mm" svg:x="241.5mm"/>
          <draw:rect svg:width="1mm" draw:style-name="paloverde" svg:height="1mm" svg:y="126.5mm" svg:x="240.0mm"/>
          <draw:rect svg:width="1mm" draw:style-name="paloverde" svg:height="1mm" svg:y="126.5mm" svg:x="238.5mm"/>
          <draw:rect svg:width="1mm" draw:style-name="paloverde" svg:height="1mm" svg:y="126.5mm" svg:x="237.0mm"/>
          <draw:rect svg:width="1mm" draw:style-name="paloverde" svg:height="1mm" svg:y="126.5mm" svg:x="235.5mm"/>
          <draw:rect svg:width="1mm" draw:style-name="paloverde" svg:height="1mm" svg:y="126.5mm" svg:x="234.0mm"/>
          <draw:rect svg:width="1mm" draw:style-name="paloverde" svg:height="1mm" svg:y="126.5mm" svg:x="232.5mm"/>
          <draw:rect svg:width="1mm" draw:style-name="paloverde" svg:height="1mm" svg:y="126.5mm" svg:x="231.0mm"/>
          <draw:rect svg:width="1mm" draw:style-name="paloverde" svg:height="1mm" svg:y="126.5mm" svg:x="229.5mm"/>
          <draw:rect svg:width="1mm" draw:style-name="paloverde" svg:height="1mm" svg:y="126.5mm" svg:x="228.0mm"/>
          <draw:rect svg:width="1mm" draw:style-name="paloverde" svg:height="1mm" svg:y="126.5mm" svg:x="226.5mm"/>
          <draw:rect svg:width="1mm" draw:style-name="paloverde" svg:height="1mm" svg:y="126.5mm" svg:x="225.0mm"/>
          <draw:rect svg:width="1mm" draw:style-name="paloverde" svg:height="1mm" svg:y="126.5mm" svg:x="223.5mm"/>
          <draw:rect svg:width="1mm" draw:style-name="paloverde" svg:height="1mm" svg:y="126.5mm" svg:x="222.0mm"/>
          <draw:rect svg:width="1mm" draw:style-name="paloverde" svg:height="1mm" svg:y="126.5mm" svg:x="220.5mm"/>
          <draw:rect svg:width="1mm" draw:style-name="paloverde" svg:height="1mm" svg:y="126.5mm" svg:x="219.0mm"/>
          <draw:rect svg:width="1mm" draw:style-name="paloverde" svg:height="1mm" svg:y="126.5mm" svg:x="217.5mm"/>
          <draw:rect svg:width="1mm" draw:style-name="paloverde" svg:height="1mm" svg:y="126.5mm" svg:x="216.0mm"/>
          <draw:rect svg:width="1mm" draw:style-name="paloverde" svg:height="1mm" svg:y="126.5mm" svg:x="214.5mm"/>
          <draw:rect svg:width="1mm" draw:style-name="paloverde" svg:height="1mm" svg:y="126.5mm" svg:x="213.0mm"/>
          <draw:rect svg:width="1mm" draw:style-name="paloverde" svg:height="1mm" svg:y="126.5mm" svg:x="211.5mm"/>
          <draw:rect svg:width="1mm" draw:style-name="paloverde" svg:height="1mm" svg:y="128.0mm" svg:x="247.5mm"/>
          <draw:rect svg:width="1mm" draw:style-name="paloverde" svg:height="1mm" svg:y="128.0mm" svg:x="246.0mm"/>
          <draw:rect svg:width="1mm" draw:style-name="paloverde" svg:height="1mm" svg:y="128.0mm" svg:x="244.5mm"/>
          <draw:rect svg:width="1mm" draw:style-name="paloverde" svg:height="1mm" svg:y="128.0mm" svg:x="243.0mm"/>
          <draw:rect svg:width="1mm" draw:style-name="paloverde" svg:height="1mm" svg:y="128.0mm" svg:x="241.5mm"/>
          <draw:rect svg:width="1mm" draw:style-name="paloverde" svg:height="1mm" svg:y="128.0mm" svg:x="240.0mm"/>
          <draw:rect svg:width="1mm" draw:style-name="paloverde" svg:height="1mm" svg:y="128.0mm" svg:x="238.5mm"/>
          <draw:rect svg:width="1mm" draw:style-name="paloverde" svg:height="1mm" svg:y="128.0mm" svg:x="237.0mm"/>
          <draw:rect svg:width="1mm" draw:style-name="paloverde" svg:height="1mm" svg:y="128.0mm" svg:x="235.5mm"/>
          <draw:rect svg:width="1mm" draw:style-name="paloverde" svg:height="1mm" svg:y="128.0mm" svg:x="234.0mm"/>
          <draw:rect svg:width="1mm" draw:style-name="paloverde" svg:height="1mm" svg:y="128.0mm" svg:x="232.5mm"/>
          <draw:rect svg:width="1mm" draw:style-name="paloverde" svg:height="1mm" svg:y="128.0mm" svg:x="231.0mm"/>
          <draw:rect svg:width="1mm" draw:style-name="paloverde" svg:height="1mm" svg:y="128.0mm" svg:x="229.5mm"/>
          <draw:rect svg:width="1mm" draw:style-name="paloverde" svg:height="1mm" svg:y="128.0mm" svg:x="228.0mm"/>
          <draw:rect svg:width="1mm" draw:style-name="paloverde" svg:height="1mm" svg:y="128.0mm" svg:x="226.5mm"/>
          <draw:rect svg:width="1mm" draw:style-name="paloverde" svg:height="1mm" svg:y="128.0mm" svg:x="225.0mm"/>
          <draw:rect svg:width="1mm" draw:style-name="paloverde" svg:height="1mm" svg:y="128.0mm" svg:x="223.5mm"/>
          <draw:rect svg:width="1mm" draw:style-name="paloverde" svg:height="1mm" svg:y="128.0mm" svg:x="222.0mm"/>
          <draw:rect svg:width="1mm" draw:style-name="paloverde" svg:height="1mm" svg:y="128.0mm" svg:x="220.5mm"/>
          <draw:rect svg:width="1mm" draw:style-name="paloverde" svg:height="1mm" svg:y="128.0mm" svg:x="219.0mm"/>
          <draw:rect svg:width="1mm" draw:style-name="paloverde" svg:height="1mm" svg:y="128.0mm" svg:x="217.5mm"/>
          <draw:rect svg:width="1mm" draw:style-name="paloverde" svg:height="1mm" svg:y="128.0mm" svg:x="216.0mm"/>
          <draw:rect svg:width="1mm" draw:style-name="paloverde" svg:height="1mm" svg:y="128.0mm" svg:x="214.5mm"/>
          <draw:rect svg:width="1mm" draw:style-name="paloverde" svg:height="1mm" svg:y="128.0mm" svg:x="213.0mm"/>
          <draw:rect svg:width="1mm" draw:style-name="paloverde" svg:height="1mm" svg:y="128.0mm" svg:x="211.5mm"/>
          <draw:rect svg:width="1mm" draw:style-name="paloverde" svg:height="1mm" svg:y="129.5mm" svg:x="247.5mm"/>
          <draw:rect svg:width="1mm" draw:style-name="paloverde" svg:height="1mm" svg:y="129.5mm" svg:x="246.0mm"/>
          <draw:rect svg:width="1mm" draw:style-name="paloverde" svg:height="1mm" svg:y="129.5mm" svg:x="244.5mm"/>
          <draw:rect svg:width="1mm" draw:style-name="paloverde" svg:height="1mm" svg:y="129.5mm" svg:x="243.0mm"/>
          <draw:rect svg:width="1mm" draw:style-name="paloverde" svg:height="1mm" svg:y="129.5mm" svg:x="241.5mm"/>
          <draw:rect svg:width="1mm" draw:style-name="paloverde" svg:height="1mm" svg:y="129.5mm" svg:x="240.0mm"/>
          <draw:rect svg:width="1mm" draw:style-name="paloverde" svg:height="1mm" svg:y="129.5mm" svg:x="238.5mm"/>
          <draw:rect svg:width="1mm" draw:style-name="paloverde" svg:height="1mm" svg:y="129.5mm" svg:x="237.0mm"/>
          <draw:rect svg:width="1mm" draw:style-name="paloverde" svg:height="1mm" svg:y="129.5mm" svg:x="235.5mm"/>
          <draw:rect svg:width="1mm" draw:style-name="paloverde" svg:height="1mm" svg:y="129.5mm" svg:x="234.0mm"/>
          <draw:rect svg:width="1mm" draw:style-name="paloverde" svg:height="1mm" svg:y="129.5mm" svg:x="232.5mm"/>
          <draw:rect svg:width="1mm" draw:style-name="paloverde" svg:height="1mm" svg:y="129.5mm" svg:x="231.0mm"/>
          <draw:rect svg:width="1mm" draw:style-name="paloverde" svg:height="1mm" svg:y="129.5mm" svg:x="229.5mm"/>
          <draw:rect svg:width="1mm" draw:style-name="paloverde" svg:height="1mm" svg:y="129.5mm" svg:x="228.0mm"/>
          <draw:rect svg:width="1mm" draw:style-name="paloverde" svg:height="1mm" svg:y="129.5mm" svg:x="226.5mm"/>
          <draw:rect svg:width="1mm" draw:style-name="paloverde" svg:height="1mm" svg:y="129.5mm" svg:x="225.0mm"/>
          <draw:rect svg:width="1mm" draw:style-name="paloverde" svg:height="1mm" svg:y="129.5mm" svg:x="223.5mm"/>
          <draw:rect svg:width="1mm" draw:style-name="paloverde" svg:height="1mm" svg:y="129.5mm" svg:x="222.0mm"/>
          <draw:rect svg:width="1mm" draw:style-name="paloverde" svg:height="1mm" svg:y="129.5mm" svg:x="220.5mm"/>
          <draw:rect svg:width="1mm" draw:style-name="paloverde" svg:height="1mm" svg:y="129.5mm" svg:x="219.0mm"/>
          <draw:rect svg:width="1mm" draw:style-name="paloverde" svg:height="1mm" svg:y="129.5mm" svg:x="217.5mm"/>
          <draw:rect svg:width="1mm" draw:style-name="paloverde" svg:height="1mm" svg:y="129.5mm" svg:x="216.0mm"/>
          <draw:rect svg:width="1mm" draw:style-name="paloverde" svg:height="1mm" svg:y="129.5mm" svg:x="214.5mm"/>
          <draw:rect svg:width="1mm" draw:style-name="paloverde" svg:height="1mm" svg:y="129.5mm" svg:x="213.0mm"/>
          <draw:rect svg:width="1mm" draw:style-name="paloverde" svg:height="1mm" svg:y="129.5mm" svg:x="211.5mm"/>
          <draw:rect svg:width="1mm" draw:style-name="paloverde" svg:height="1mm" svg:y="131.0mm" svg:x="247.5mm"/>
          <draw:rect svg:width="1mm" draw:style-name="paloverde" svg:height="1mm" svg:y="131.0mm" svg:x="246.0mm"/>
          <draw:rect svg:width="1mm" draw:style-name="paloverde" svg:height="1mm" svg:y="131.0mm" svg:x="244.5mm"/>
          <draw:rect svg:width="1mm" draw:style-name="paloverde" svg:height="1mm" svg:y="131.0mm" svg:x="243.0mm"/>
          <draw:rect svg:width="1mm" draw:style-name="paloverde" svg:height="1mm" svg:y="131.0mm" svg:x="241.5mm"/>
          <draw:rect svg:width="1mm" draw:style-name="paloverde" svg:height="1mm" svg:y="131.0mm" svg:x="240.0mm"/>
          <draw:rect svg:width="1mm" draw:style-name="paloverde" svg:height="1mm" svg:y="131.0mm" svg:x="238.5mm"/>
          <draw:rect svg:width="1mm" draw:style-name="paloverde" svg:height="1mm" svg:y="131.0mm" svg:x="237.0mm"/>
          <draw:rect svg:width="1mm" draw:style-name="paloverde" svg:height="1mm" svg:y="131.0mm" svg:x="235.5mm"/>
          <draw:rect svg:width="1mm" draw:style-name="paloverde" svg:height="1mm" svg:y="131.0mm" svg:x="234.0mm"/>
          <draw:rect svg:width="1mm" draw:style-name="paloverde" svg:height="1mm" svg:y="131.0mm" svg:x="232.5mm"/>
          <draw:rect svg:width="1mm" draw:style-name="paloverde" svg:height="1mm" svg:y="131.0mm" svg:x="231.0mm"/>
          <draw:rect svg:width="1mm" draw:style-name="paloverde" svg:height="1mm" svg:y="131.0mm" svg:x="229.5mm"/>
          <draw:rect svg:width="1mm" draw:style-name="paloverde" svg:height="1mm" svg:y="131.0mm" svg:x="228.0mm"/>
          <draw:rect svg:width="1mm" draw:style-name="paloverde" svg:height="1mm" svg:y="131.0mm" svg:x="226.5mm"/>
          <draw:rect svg:width="1mm" draw:style-name="paloverde" svg:height="1mm" svg:y="131.0mm" svg:x="225.0mm"/>
          <draw:rect svg:width="1mm" draw:style-name="paloverde" svg:height="1mm" svg:y="131.0mm" svg:x="223.5mm"/>
          <draw:rect svg:width="1mm" draw:style-name="paloverde" svg:height="1mm" svg:y="131.0mm" svg:x="222.0mm"/>
          <draw:rect svg:width="1mm" draw:style-name="paloverde" svg:height="1mm" svg:y="131.0mm" svg:x="220.5mm"/>
          <draw:rect svg:width="1mm" draw:style-name="paloverde" svg:height="1mm" svg:y="131.0mm" svg:x="219.0mm"/>
          <draw:rect svg:width="1mm" draw:style-name="paloverde" svg:height="1mm" svg:y="131.0mm" svg:x="217.5mm"/>
          <draw:rect svg:width="1mm" draw:style-name="paloverde" svg:height="1mm" svg:y="131.0mm" svg:x="216.0mm"/>
          <draw:rect svg:width="1mm" draw:style-name="paloverde" svg:height="1mm" svg:y="131.0mm" svg:x="214.5mm"/>
          <draw:rect svg:width="1mm" draw:style-name="paloverde" svg:height="1mm" svg:y="131.0mm" svg:x="213.0mm"/>
          <draw:rect svg:width="1mm" draw:style-name="paloverde" svg:height="1mm" svg:y="131.0mm" svg:x="211.5mm"/>
          <draw:rect svg:width="1mm" draw:style-name="paloverde" svg:height="1mm" svg:y="132.5mm" svg:x="247.5mm"/>
          <draw:rect svg:width="1mm" draw:style-name="paloverde" svg:height="1mm" svg:y="132.5mm" svg:x="246.0mm"/>
          <draw:rect svg:width="1mm" draw:style-name="paloverde" svg:height="1mm" svg:y="132.5mm" svg:x="244.5mm"/>
          <draw:rect svg:width="1mm" draw:style-name="paloverde" svg:height="1mm" svg:y="132.5mm" svg:x="243.0mm"/>
          <draw:rect svg:width="1mm" draw:style-name="paloverde" svg:height="1mm" svg:y="132.5mm" svg:x="241.5mm"/>
          <draw:rect svg:width="1mm" draw:style-name="paloverde" svg:height="1mm" svg:y="132.5mm" svg:x="240.0mm"/>
          <draw:rect svg:width="1mm" draw:style-name="paloverde" svg:height="1mm" svg:y="132.5mm" svg:x="238.5mm"/>
          <draw:rect svg:width="1mm" draw:style-name="paloverde" svg:height="1mm" svg:y="132.5mm" svg:x="237.0mm"/>
          <draw:rect svg:width="1mm" draw:style-name="paloverde" svg:height="1mm" svg:y="132.5mm" svg:x="235.5mm"/>
          <draw:rect svg:width="1mm" draw:style-name="paloverde" svg:height="1mm" svg:y="132.5mm" svg:x="234.0mm"/>
          <draw:rect svg:width="1mm" draw:style-name="paloverde" svg:height="1mm" svg:y="132.5mm" svg:x="232.5mm"/>
          <draw:rect svg:width="1mm" draw:style-name="paloverde" svg:height="1mm" svg:y="132.5mm" svg:x="231.0mm"/>
          <draw:rect svg:width="1mm" draw:style-name="paloverde" svg:height="1mm" svg:y="132.5mm" svg:x="229.5mm"/>
          <draw:rect svg:width="1mm" draw:style-name="paloverde" svg:height="1mm" svg:y="132.5mm" svg:x="228.0mm"/>
          <draw:rect svg:width="1mm" draw:style-name="paloverde" svg:height="1mm" svg:y="132.5mm" svg:x="226.5mm"/>
          <draw:rect svg:width="1mm" draw:style-name="paloverde" svg:height="1mm" svg:y="132.5mm" svg:x="225.0mm"/>
          <draw:rect svg:width="1mm" draw:style-name="paloverde" svg:height="1mm" svg:y="132.5mm" svg:x="223.5mm"/>
          <draw:rect svg:width="1mm" draw:style-name="paloverde" svg:height="1mm" svg:y="132.5mm" svg:x="222.0mm"/>
          <draw:rect svg:width="1mm" draw:style-name="paloverde" svg:height="1mm" svg:y="132.5mm" svg:x="220.5mm"/>
          <draw:rect svg:width="1mm" draw:style-name="paloverde" svg:height="1mm" svg:y="132.5mm" svg:x="219.0mm"/>
          <draw:rect svg:width="1mm" draw:style-name="paloverde" svg:height="1mm" svg:y="132.5mm" svg:x="217.5mm"/>
          <draw:rect svg:width="1mm" draw:style-name="paloverde" svg:height="1mm" svg:y="132.5mm" svg:x="216.0mm"/>
          <draw:rect svg:width="1mm" draw:style-name="paloverde" svg:height="1mm" svg:y="132.5mm" svg:x="214.5mm"/>
          <draw:rect svg:width="1mm" draw:style-name="paloverde" svg:height="1mm" svg:y="132.5mm" svg:x="213.0mm"/>
          <draw:rect svg:width="1mm" draw:style-name="paloverde" svg:height="1mm" svg:y="132.5mm" svg:x="211.5mm"/>
          <draw:rect svg:width="1mm" draw:style-name="paloverde" svg:height="1mm" svg:y="134.0mm" svg:x="247.5mm"/>
          <draw:rect svg:width="1mm" draw:style-name="paloverde" svg:height="1mm" svg:y="134.0mm" svg:x="246.0mm"/>
          <draw:rect svg:width="1mm" draw:style-name="paloverde" svg:height="1mm" svg:y="134.0mm" svg:x="244.5mm"/>
          <draw:rect svg:width="1mm" draw:style-name="paloverde" svg:height="1mm" svg:y="134.0mm" svg:x="243.0mm"/>
          <draw:rect svg:width="1mm" draw:style-name="paloverde" svg:height="1mm" svg:y="134.0mm" svg:x="241.5mm"/>
          <draw:rect svg:width="1mm" draw:style-name="paloverde" svg:height="1mm" svg:y="134.0mm" svg:x="240.0mm"/>
          <draw:rect svg:width="1mm" draw:style-name="paloverde" svg:height="1mm" svg:y="134.0mm" svg:x="238.5mm"/>
          <draw:rect svg:width="1mm" draw:style-name="paloverde" svg:height="1mm" svg:y="134.0mm" svg:x="237.0mm"/>
          <draw:rect svg:width="1mm" draw:style-name="paloverde" svg:height="1mm" svg:y="134.0mm" svg:x="235.5mm"/>
          <draw:rect svg:width="1mm" draw:style-name="paloverde" svg:height="1mm" svg:y="134.0mm" svg:x="234.0mm"/>
          <draw:rect svg:width="1mm" draw:style-name="paloverde" svg:height="1mm" svg:y="134.0mm" svg:x="232.5mm"/>
          <draw:rect svg:width="1mm" draw:style-name="paloverde" svg:height="1mm" svg:y="134.0mm" svg:x="231.0mm"/>
          <draw:rect svg:width="1mm" draw:style-name="paloverde" svg:height="1mm" svg:y="134.0mm" svg:x="229.5mm"/>
          <draw:rect svg:width="1mm" draw:style-name="paloverde" svg:height="1mm" svg:y="134.0mm" svg:x="228.0mm"/>
          <draw:rect svg:width="1mm" draw:style-name="paloverde" svg:height="1mm" svg:y="134.0mm" svg:x="226.5mm"/>
          <draw:rect svg:width="1mm" draw:style-name="paloverde" svg:height="1mm" svg:y="134.0mm" svg:x="225.0mm"/>
          <draw:rect svg:width="1mm" draw:style-name="paloverde" svg:height="1mm" svg:y="134.0mm" svg:x="223.5mm"/>
          <draw:rect svg:width="1mm" draw:style-name="paloverde" svg:height="1mm" svg:y="134.0mm" svg:x="222.0mm"/>
          <draw:rect svg:width="1mm" draw:style-name="paloverde" svg:height="1mm" svg:y="134.0mm" svg:x="220.5mm"/>
          <draw:rect svg:width="1mm" draw:style-name="paloverde" svg:height="1mm" svg:y="134.0mm" svg:x="219.0mm"/>
          <draw:rect svg:width="1mm" draw:style-name="paloverde" svg:height="1mm" svg:y="134.0mm" svg:x="217.5mm"/>
          <draw:rect svg:width="1mm" draw:style-name="paloverde" svg:height="1mm" svg:y="134.0mm" svg:x="216.0mm"/>
          <draw:rect svg:width="1mm" draw:style-name="paloverde" svg:height="1mm" svg:y="134.0mm" svg:x="214.5mm"/>
          <draw:rect svg:width="1mm" draw:style-name="paloverde" svg:height="1mm" svg:y="134.0mm" svg:x="213.0mm"/>
          <draw:rect svg:width="1mm" draw:style-name="paloverde" svg:height="1mm" svg:y="134.0mm" svg:x="211.5mm"/>
          <draw:rect svg:width="1mm" draw:style-name="paloverde" svg:height="1mm" svg:y="135.5mm" svg:x="247.5mm"/>
          <draw:rect svg:width="1mm" draw:style-name="paloverde" svg:height="1mm" svg:y="135.5mm" svg:x="246.0mm"/>
          <draw:rect svg:width="1mm" draw:style-name="paloverde" svg:height="1mm" svg:y="135.5mm" svg:x="244.5mm"/>
          <draw:rect svg:width="1mm" draw:style-name="paloverde" svg:height="1mm" svg:y="135.5mm" svg:x="243.0mm"/>
          <draw:rect svg:width="1mm" draw:style-name="paloverde" svg:height="1mm" svg:y="135.5mm" svg:x="241.5mm"/>
          <draw:rect svg:width="1mm" draw:style-name="paloverde" svg:height="1mm" svg:y="135.5mm" svg:x="240.0mm"/>
          <draw:rect svg:width="1mm" draw:style-name="paloverde" svg:height="1mm" svg:y="135.5mm" svg:x="238.5mm"/>
          <draw:rect svg:width="1mm" draw:style-name="paloverde" svg:height="1mm" svg:y="135.5mm" svg:x="237.0mm"/>
          <draw:rect svg:width="1mm" draw:style-name="paloverde" svg:height="1mm" svg:y="135.5mm" svg:x="235.5mm"/>
          <draw:rect svg:width="1mm" draw:style-name="paloverde" svg:height="1mm" svg:y="135.5mm" svg:x="234.0mm"/>
          <draw:rect svg:width="1mm" draw:style-name="paloverde" svg:height="1mm" svg:y="135.5mm" svg:x="232.5mm"/>
          <draw:rect svg:width="1mm" draw:style-name="paloverde" svg:height="1mm" svg:y="135.5mm" svg:x="231.0mm"/>
          <draw:rect svg:width="1mm" draw:style-name="paloverde" svg:height="1mm" svg:y="135.5mm" svg:x="229.5mm"/>
          <draw:rect svg:width="1mm" draw:style-name="paloverde" svg:height="1mm" svg:y="135.5mm" svg:x="228.0mm"/>
          <draw:rect svg:width="1mm" draw:style-name="paloverde" svg:height="1mm" svg:y="135.5mm" svg:x="226.5mm"/>
          <draw:rect svg:width="1mm" draw:style-name="paloverde" svg:height="1mm" svg:y="135.5mm" svg:x="225.0mm"/>
          <draw:rect svg:width="1mm" draw:style-name="paloverde" svg:height="1mm" svg:y="135.5mm" svg:x="223.5mm"/>
          <draw:rect svg:width="1mm" draw:style-name="paloverde" svg:height="1mm" svg:y="135.5mm" svg:x="222.0mm"/>
          <draw:rect svg:width="1mm" draw:style-name="paloverde" svg:height="1mm" svg:y="135.5mm" svg:x="220.5mm"/>
          <draw:rect svg:width="1mm" draw:style-name="paloverde" svg:height="1mm" svg:y="135.5mm" svg:x="219.0mm"/>
          <draw:rect svg:width="1mm" draw:style-name="paloverde" svg:height="1mm" svg:y="135.5mm" svg:x="217.5mm"/>
          <draw:rect svg:width="1mm" draw:style-name="paloverde" svg:height="1mm" svg:y="135.5mm" svg:x="216.0mm"/>
          <draw:rect svg:width="1mm" draw:style-name="paloverde" svg:height="1mm" svg:y="135.5mm" svg:x="214.5mm"/>
          <draw:rect svg:width="1mm" draw:style-name="paloverde" svg:height="1mm" svg:y="135.5mm" svg:x="213.0mm"/>
          <draw:rect svg:width="1mm" draw:style-name="paloverde" svg:height="1mm" svg:y="135.5mm" svg:x="211.5mm"/>
          <draw:rect svg:width="1mm" draw:style-name="paloverde" svg:height="1mm" svg:y="137.0mm" svg:x="247.5mm"/>
          <draw:rect svg:width="1mm" draw:style-name="paloverde" svg:height="1mm" svg:y="137.0mm" svg:x="246.0mm"/>
          <draw:rect svg:width="1mm" draw:style-name="paloverde" svg:height="1mm" svg:y="137.0mm" svg:x="244.5mm"/>
          <draw:rect svg:width="1mm" draw:style-name="paloverde" svg:height="1mm" svg:y="137.0mm" svg:x="243.0mm"/>
          <draw:rect svg:width="1mm" draw:style-name="paloverde" svg:height="1mm" svg:y="137.0mm" svg:x="241.5mm"/>
          <draw:rect svg:width="1mm" draw:style-name="paloverde" svg:height="1mm" svg:y="137.0mm" svg:x="240.0mm"/>
          <draw:rect svg:width="1mm" draw:style-name="paloverde" svg:height="1mm" svg:y="137.0mm" svg:x="238.5mm"/>
          <draw:rect svg:width="1mm" draw:style-name="paloverde" svg:height="1mm" svg:y="137.0mm" svg:x="237.0mm"/>
          <draw:rect svg:width="1mm" draw:style-name="paloverde" svg:height="1mm" svg:y="137.0mm" svg:x="235.5mm"/>
          <draw:rect svg:width="1mm" draw:style-name="paloverde" svg:height="1mm" svg:y="137.0mm" svg:x="234.0mm"/>
          <draw:rect svg:width="1mm" draw:style-name="paloverde" svg:height="1mm" svg:y="137.0mm" svg:x="232.5mm"/>
          <draw:rect svg:width="1mm" draw:style-name="paloverde" svg:height="1mm" svg:y="137.0mm" svg:x="231.0mm"/>
          <draw:rect svg:width="1mm" draw:style-name="paloverde" svg:height="1mm" svg:y="137.0mm" svg:x="229.5mm"/>
          <draw:rect svg:width="1mm" draw:style-name="paloverde" svg:height="1mm" svg:y="137.0mm" svg:x="228.0mm"/>
          <draw:rect svg:width="1mm" draw:style-name="paloverde" svg:height="1mm" svg:y="137.0mm" svg:x="226.5mm"/>
          <draw:rect svg:width="1mm" draw:style-name="paloverde" svg:height="1mm" svg:y="137.0mm" svg:x="225.0mm"/>
          <draw:rect svg:width="1mm" draw:style-name="paloverde" svg:height="1mm" svg:y="137.0mm" svg:x="223.5mm"/>
          <draw:rect svg:width="1mm" draw:style-name="paloverde" svg:height="1mm" svg:y="137.0mm" svg:x="222.0mm"/>
          <draw:rect svg:width="1mm" draw:style-name="paloverde" svg:height="1mm" svg:y="137.0mm" svg:x="220.5mm"/>
          <draw:rect svg:width="1mm" draw:style-name="paloverde" svg:height="1mm" svg:y="137.0mm" svg:x="219.0mm"/>
          <draw:rect svg:width="1mm" draw:style-name="paloverde" svg:height="1mm" svg:y="137.0mm" svg:x="217.5mm"/>
          <draw:rect svg:width="1mm" draw:style-name="paloverde" svg:height="1mm" svg:y="137.0mm" svg:x="216.0mm"/>
          <draw:rect svg:width="1mm" draw:style-name="paloverde" svg:height="1mm" svg:y="137.0mm" svg:x="214.5mm"/>
          <draw:rect svg:width="1mm" draw:style-name="paloverde" svg:height="1mm" svg:y="137.0mm" svg:x="213.0mm"/>
          <draw:rect svg:width="1mm" draw:style-name="paloverde" svg:height="1mm" svg:y="137.0mm" svg:x="211.5mm"/>
          <draw:rect svg:width="1mm" draw:style-name="paloverde" svg:height="1mm" svg:y="138.5mm" svg:x="247.5mm"/>
          <draw:rect svg:width="1mm" draw:style-name="paloverde" svg:height="1mm" svg:y="138.5mm" svg:x="246.0mm"/>
          <draw:rect svg:width="1mm" draw:style-name="paloverde" svg:height="1mm" svg:y="138.5mm" svg:x="244.5mm"/>
          <draw:rect svg:width="1mm" draw:style-name="paloverde" svg:height="1mm" svg:y="138.5mm" svg:x="243.0mm"/>
          <draw:rect svg:width="1mm" draw:style-name="paloverde" svg:height="1mm" svg:y="138.5mm" svg:x="241.5mm"/>
          <draw:rect svg:width="1mm" draw:style-name="paloverde" svg:height="1mm" svg:y="138.5mm" svg:x="240.0mm"/>
          <draw:rect svg:width="1mm" draw:style-name="paloverde" svg:height="1mm" svg:y="138.5mm" svg:x="238.5mm"/>
          <draw:rect svg:width="1mm" draw:style-name="paloverde" svg:height="1mm" svg:y="138.5mm" svg:x="237.0mm"/>
          <draw:rect svg:width="1mm" draw:style-name="paloverde" svg:height="1mm" svg:y="138.5mm" svg:x="235.5mm"/>
          <draw:rect svg:width="1mm" draw:style-name="paloverde" svg:height="1mm" svg:y="138.5mm" svg:x="234.0mm"/>
          <draw:rect svg:width="1mm" draw:style-name="paloverde" svg:height="1mm" svg:y="138.5mm" svg:x="232.5mm"/>
          <draw:rect svg:width="1mm" draw:style-name="paloverde" svg:height="1mm" svg:y="138.5mm" svg:x="231.0mm"/>
          <draw:rect svg:width="1mm" draw:style-name="paloverde" svg:height="1mm" svg:y="138.5mm" svg:x="229.5mm"/>
          <draw:rect svg:width="1mm" draw:style-name="paloverde" svg:height="1mm" svg:y="138.5mm" svg:x="228.0mm"/>
          <draw:rect svg:width="1mm" draw:style-name="paloverde" svg:height="1mm" svg:y="138.5mm" svg:x="226.5mm"/>
          <draw:rect svg:width="1mm" draw:style-name="paloverde" svg:height="1mm" svg:y="138.5mm" svg:x="225.0mm"/>
          <draw:rect svg:width="1mm" draw:style-name="paloverde" svg:height="1mm" svg:y="138.5mm" svg:x="223.5mm"/>
          <draw:rect svg:width="1mm" draw:style-name="paloverde" svg:height="1mm" svg:y="138.5mm" svg:x="222.0mm"/>
          <draw:rect svg:width="1mm" draw:style-name="paloverde" svg:height="1mm" svg:y="138.5mm" svg:x="220.5mm"/>
          <draw:rect svg:width="1mm" draw:style-name="paloverde" svg:height="1mm" svg:y="138.5mm" svg:x="219.0mm"/>
          <draw:rect svg:width="1mm" draw:style-name="paloverde" svg:height="1mm" svg:y="138.5mm" svg:x="217.5mm"/>
          <draw:rect svg:width="1mm" draw:style-name="paloverde" svg:height="1mm" svg:y="138.5mm" svg:x="216.0mm"/>
          <draw:rect svg:width="1mm" draw:style-name="paloverde" svg:height="1mm" svg:y="138.5mm" svg:x="214.5mm"/>
          <draw:rect svg:width="1mm" draw:style-name="paloverde" svg:height="1mm" svg:y="138.5mm" svg:x="213.0mm"/>
          <draw:rect svg:width="1mm" draw:style-name="paloverde" svg:height="1mm" svg:y="138.5mm" svg:x="211.5mm"/>
          <draw:rect svg:width="1mm" draw:style-name="paloverde" svg:height="1mm" svg:y="140.0mm" svg:x="247.5mm"/>
          <draw:rect svg:width="1mm" draw:style-name="paloverde" svg:height="1mm" svg:y="140.0mm" svg:x="246.0mm"/>
          <draw:rect svg:width="1mm" draw:style-name="paloverde" svg:height="1mm" svg:y="140.0mm" svg:x="244.5mm"/>
          <draw:rect svg:width="1mm" draw:style-name="paloverde" svg:height="1mm" svg:y="140.0mm" svg:x="243.0mm"/>
          <draw:rect svg:width="1mm" draw:style-name="paloverde" svg:height="1mm" svg:y="140.0mm" svg:x="241.5mm"/>
          <draw:rect svg:width="1mm" draw:style-name="paloverde" svg:height="1mm" svg:y="140.0mm" svg:x="240.0mm"/>
          <draw:rect svg:width="1mm" draw:style-name="paloverde" svg:height="1mm" svg:y="140.0mm" svg:x="238.5mm"/>
          <draw:rect svg:width="1mm" draw:style-name="paloverde" svg:height="1mm" svg:y="140.0mm" svg:x="237.0mm"/>
          <draw:rect svg:width="1mm" draw:style-name="paloverde" svg:height="1mm" svg:y="140.0mm" svg:x="235.5mm"/>
          <draw:rect svg:width="1mm" draw:style-name="paloverde" svg:height="1mm" svg:y="140.0mm" svg:x="234.0mm"/>
          <draw:rect svg:width="1mm" draw:style-name="paloverde" svg:height="1mm" svg:y="140.0mm" svg:x="232.5mm"/>
          <draw:rect svg:width="1mm" draw:style-name="paloverde" svg:height="1mm" svg:y="140.0mm" svg:x="231.0mm"/>
          <draw:rect svg:width="1mm" draw:style-name="paloverde" svg:height="1mm" svg:y="140.0mm" svg:x="229.5mm"/>
          <draw:rect svg:width="1mm" draw:style-name="paloverde" svg:height="1mm" svg:y="140.0mm" svg:x="228.0mm"/>
          <draw:rect svg:width="1mm" draw:style-name="paloverde" svg:height="1mm" svg:y="140.0mm" svg:x="226.5mm"/>
          <draw:rect svg:width="1mm" draw:style-name="paloverde" svg:height="1mm" svg:y="140.0mm" svg:x="225.0mm"/>
          <draw:rect svg:width="1mm" draw:style-name="paloverde" svg:height="1mm" svg:y="140.0mm" svg:x="223.5mm"/>
          <draw:rect svg:width="1mm" draw:style-name="paloverde" svg:height="1mm" svg:y="140.0mm" svg:x="222.0mm"/>
          <draw:rect svg:width="1mm" draw:style-name="paloverde" svg:height="1mm" svg:y="140.0mm" svg:x="220.5mm"/>
          <draw:rect svg:width="1mm" draw:style-name="paloverde" svg:height="1mm" svg:y="140.0mm" svg:x="219.0mm"/>
          <draw:rect svg:width="1mm" draw:style-name="paloverde" svg:height="1mm" svg:y="140.0mm" svg:x="217.5mm"/>
          <draw:rect svg:width="1mm" draw:style-name="paloverde" svg:height="1mm" svg:y="140.0mm" svg:x="216.0mm"/>
          <draw:rect svg:width="1mm" draw:style-name="paloverde" svg:height="1mm" svg:y="140.0mm" svg:x="214.5mm"/>
          <draw:rect svg:width="1mm" draw:style-name="paloverde" svg:height="1mm" svg:y="140.0mm" svg:x="213.0mm"/>
          <draw:rect svg:width="1mm" draw:style-name="paloverde" svg:height="1mm" svg:y="140.0mm" svg:x="211.5mm"/>
          <draw:rect svg:width="1mm" draw:style-name="paloverde" svg:height="1mm" svg:y="141.5mm" svg:x="247.5mm"/>
          <draw:rect svg:width="1mm" draw:style-name="paloverde" svg:height="1mm" svg:y="141.5mm" svg:x="246.0mm"/>
          <draw:rect svg:width="1mm" draw:style-name="paloverde" svg:height="1mm" svg:y="141.5mm" svg:x="244.5mm"/>
          <draw:rect svg:width="1mm" draw:style-name="paloverde" svg:height="1mm" svg:y="141.5mm" svg:x="243.0mm"/>
          <draw:rect svg:width="1mm" draw:style-name="paloverde" svg:height="1mm" svg:y="141.5mm" svg:x="241.5mm"/>
          <draw:rect svg:width="1mm" draw:style-name="paloverde" svg:height="1mm" svg:y="141.5mm" svg:x="240.0mm"/>
          <draw:rect svg:width="1mm" draw:style-name="paloverde" svg:height="1mm" svg:y="141.5mm" svg:x="238.5mm"/>
          <draw:rect svg:width="1mm" draw:style-name="paloverde" svg:height="1mm" svg:y="141.5mm" svg:x="237.0mm"/>
          <draw:rect svg:width="1mm" draw:style-name="paloverde" svg:height="1mm" svg:y="141.5mm" svg:x="235.5mm"/>
          <draw:rect svg:width="1mm" draw:style-name="paloverde" svg:height="1mm" svg:y="141.5mm" svg:x="234.0mm"/>
          <draw:rect svg:width="1mm" draw:style-name="paloverde" svg:height="1mm" svg:y="141.5mm" svg:x="232.5mm"/>
          <draw:rect svg:width="1mm" draw:style-name="paloverde" svg:height="1mm" svg:y="141.5mm" svg:x="231.0mm"/>
          <draw:rect svg:width="1mm" draw:style-name="paloverde" svg:height="1mm" svg:y="141.5mm" svg:x="229.5mm"/>
          <draw:rect svg:width="1mm" draw:style-name="paloverde" svg:height="1mm" svg:y="141.5mm" svg:x="228.0mm"/>
          <draw:rect svg:width="1mm" draw:style-name="paloverde" svg:height="1mm" svg:y="141.5mm" svg:x="226.5mm"/>
          <draw:rect svg:width="1mm" draw:style-name="paloverde" svg:height="1mm" svg:y="141.5mm" svg:x="225.0mm"/>
          <draw:rect svg:width="1mm" draw:style-name="paloverde" svg:height="1mm" svg:y="141.5mm" svg:x="223.5mm"/>
          <draw:rect svg:width="1mm" draw:style-name="paloverde" svg:height="1mm" svg:y="141.5mm" svg:x="222.0mm"/>
          <draw:rect svg:width="1mm" draw:style-name="paloverde" svg:height="1mm" svg:y="141.5mm" svg:x="220.5mm"/>
          <draw:rect svg:width="1mm" draw:style-name="paloverde" svg:height="1mm" svg:y="141.5mm" svg:x="219.0mm"/>
          <draw:rect svg:width="1mm" draw:style-name="paloverde" svg:height="1mm" svg:y="141.5mm" svg:x="217.5mm"/>
          <draw:rect svg:width="1mm" draw:style-name="paloverde" svg:height="1mm" svg:y="141.5mm" svg:x="216.0mm"/>
          <draw:rect svg:width="1mm" draw:style-name="paloverde" svg:height="1mm" svg:y="141.5mm" svg:x="214.5mm"/>
          <draw:frame svg:width="60mm" draw:style-name="texto" svg:height="10mm" svg:y="114.0mm" svg:x="255.5mm">
            <draw:text-box>
              <text:p>Presupuesto anual del Sename</text:p>
            </draw:text-box>
          </draw:frame>
        </draw:g>
        <draw:g>
          <draw:rect svg:width="1mm" draw:style-name="paloverde" svg:height="1mm" svg:y="148.5mm" svg:x="247.5mm"/>
          <draw:rect svg:width="1mm" draw:style-name="paloverde" svg:height="1mm" svg:y="148.5mm" svg:x="246.0mm"/>
          <draw:rect svg:width="1mm" draw:style-name="paloverde" svg:height="1mm" svg:y="148.5mm" svg:x="244.5mm"/>
          <draw:rect svg:width="1mm" draw:style-name="paloverde" svg:height="1mm" svg:y="148.5mm" svg:x="243.0mm"/>
          <draw:rect svg:width="1mm" draw:style-name="paloverde" svg:height="1mm" svg:y="148.5mm" svg:x="241.5mm"/>
          <draw:rect svg:width="1mm" draw:style-name="paloverde" svg:height="1mm" svg:y="148.5mm" svg:x="240.0mm"/>
          <draw:rect svg:width="1mm" draw:style-name="paloverde" svg:height="1mm" svg:y="148.5mm" svg:x="238.5mm"/>
          <draw:rect svg:width="1mm" draw:style-name="paloverde" svg:height="1mm" svg:y="148.5mm" svg:x="237.0mm"/>
          <draw:rect svg:width="1mm" draw:style-name="paloverde" svg:height="1mm" svg:y="148.5mm" svg:x="235.5mm"/>
          <draw:rect svg:width="1mm" draw:style-name="paloverde" svg:height="1mm" svg:y="148.5mm" svg:x="234.0mm"/>
          <draw:rect svg:width="1mm" draw:style-name="paloverde" svg:height="1mm" svg:y="148.5mm" svg:x="232.5mm"/>
          <draw:rect svg:width="1mm" draw:style-name="paloverde" svg:height="1mm" svg:y="148.5mm" svg:x="231.0mm"/>
          <draw:rect svg:width="1mm" draw:style-name="paloverde" svg:height="1mm" svg:y="148.5mm" svg:x="229.5mm"/>
          <draw:rect svg:width="1mm" draw:style-name="paloverde" svg:height="1mm" svg:y="148.5mm" svg:x="228.0mm"/>
          <draw:rect svg:width="1mm" draw:style-name="paloverde" svg:height="1mm" svg:y="148.5mm" svg:x="226.5mm"/>
          <draw:rect svg:width="1mm" draw:style-name="paloverde" svg:height="1mm" svg:y="148.5mm" svg:x="225.0mm"/>
          <draw:rect svg:width="1mm" draw:style-name="paloverde" svg:height="1mm" svg:y="148.5mm" svg:x="223.5mm"/>
          <draw:rect svg:width="1mm" draw:style-name="paloverde" svg:height="1mm" svg:y="148.5mm" svg:x="222.0mm"/>
          <draw:rect svg:width="1mm" draw:style-name="paloverde" svg:height="1mm" svg:y="148.5mm" svg:x="220.5mm"/>
          <draw:rect svg:width="1mm" draw:style-name="paloverde" svg:height="1mm" svg:y="148.5mm" svg:x="219.0mm"/>
          <draw:rect svg:width="1mm" draw:style-name="paloverde" svg:height="1mm" svg:y="148.5mm" svg:x="217.5mm"/>
          <draw:rect svg:width="1mm" draw:style-name="paloverde" svg:height="1mm" svg:y="148.5mm" svg:x="216.0mm"/>
          <draw:rect svg:width="1mm" draw:style-name="paloverde" svg:height="1mm" svg:y="148.5mm" svg:x="214.5mm"/>
          <draw:rect svg:width="1mm" draw:style-name="paloverde" svg:height="1mm" svg:y="148.5mm" svg:x="213.0mm"/>
          <draw:rect svg:width="1mm" draw:style-name="paloverde" svg:height="1mm" svg:y="148.5mm" svg:x="211.5mm"/>
          <draw:rect svg:width="1mm" draw:style-name="paloverde" svg:height="1mm" svg:y="150.0mm" svg:x="247.5mm"/>
          <draw:rect svg:width="1mm" draw:style-name="paloverde" svg:height="1mm" svg:y="150.0mm" svg:x="246.0mm"/>
          <draw:rect svg:width="1mm" draw:style-name="paloverde" svg:height="1mm" svg:y="150.0mm" svg:x="244.5mm"/>
          <draw:rect svg:width="1mm" draw:style-name="paloverde" svg:height="1mm" svg:y="150.0mm" svg:x="243.0mm"/>
          <draw:rect svg:width="1mm" draw:style-name="paloverde" svg:height="1mm" svg:y="150.0mm" svg:x="241.5mm"/>
          <draw:rect svg:width="1mm" draw:style-name="paloverde" svg:height="1mm" svg:y="150.0mm" svg:x="240.0mm"/>
          <draw:rect svg:width="1mm" draw:style-name="paloverde" svg:height="1mm" svg:y="150.0mm" svg:x="238.5mm"/>
          <draw:rect svg:width="1mm" draw:style-name="paloverde" svg:height="1mm" svg:y="150.0mm" svg:x="237.0mm"/>
          <draw:rect svg:width="1mm" draw:style-name="paloverde" svg:height="1mm" svg:y="150.0mm" svg:x="235.5mm"/>
          <draw:rect svg:width="1mm" draw:style-name="paloverde" svg:height="1mm" svg:y="150.0mm" svg:x="234.0mm"/>
          <draw:rect svg:width="1mm" draw:style-name="paloverde" svg:height="1mm" svg:y="150.0mm" svg:x="232.5mm"/>
          <draw:rect svg:width="1mm" draw:style-name="paloverde" svg:height="1mm" svg:y="150.0mm" svg:x="231.0mm"/>
          <draw:rect svg:width="1mm" draw:style-name="paloverde" svg:height="1mm" svg:y="150.0mm" svg:x="229.5mm"/>
          <draw:rect svg:width="1mm" draw:style-name="paloverde" svg:height="1mm" svg:y="150.0mm" svg:x="228.0mm"/>
          <draw:rect svg:width="1mm" draw:style-name="paloverde" svg:height="1mm" svg:y="150.0mm" svg:x="226.5mm"/>
          <draw:rect svg:width="1mm" draw:style-name="paloverde" svg:height="1mm" svg:y="150.0mm" svg:x="225.0mm"/>
          <draw:rect svg:width="1mm" draw:style-name="paloverde" svg:height="1mm" svg:y="150.0mm" svg:x="223.5mm"/>
          <draw:rect svg:width="1mm" draw:style-name="paloverde" svg:height="1mm" svg:y="150.0mm" svg:x="222.0mm"/>
          <draw:rect svg:width="1mm" draw:style-name="paloverde" svg:height="1mm" svg:y="150.0mm" svg:x="220.5mm"/>
          <draw:rect svg:width="1mm" draw:style-name="paloverde" svg:height="1mm" svg:y="150.0mm" svg:x="219.0mm"/>
          <draw:rect svg:width="1mm" draw:style-name="paloverde" svg:height="1mm" svg:y="150.0mm" svg:x="217.5mm"/>
          <draw:rect svg:width="1mm" draw:style-name="paloverde" svg:height="1mm" svg:y="150.0mm" svg:x="216.0mm"/>
          <draw:rect svg:width="1mm" draw:style-name="paloverde" svg:height="1mm" svg:y="150.0mm" svg:x="214.5mm"/>
          <draw:rect svg:width="1mm" draw:style-name="paloverde" svg:height="1mm" svg:y="150.0mm" svg:x="213.0mm"/>
          <draw:rect svg:width="1mm" draw:style-name="paloverde" svg:height="1mm" svg:y="150.0mm" svg:x="211.5mm"/>
          <draw:rect svg:width="1mm" draw:style-name="paloverde" svg:height="1mm" svg:y="151.5mm" svg:x="247.5mm"/>
          <draw:rect svg:width="1mm" draw:style-name="paloverde" svg:height="1mm" svg:y="151.5mm" svg:x="246.0mm"/>
          <draw:rect svg:width="1mm" draw:style-name="paloverde" svg:height="1mm" svg:y="151.5mm" svg:x="244.5mm"/>
          <draw:rect svg:width="1mm" draw:style-name="paloverde" svg:height="1mm" svg:y="151.5mm" svg:x="243.0mm"/>
          <draw:rect svg:width="1mm" draw:style-name="paloverde" svg:height="1mm" svg:y="151.5mm" svg:x="241.5mm"/>
          <draw:rect svg:width="1mm" draw:style-name="paloverde" svg:height="1mm" svg:y="151.5mm" svg:x="240.0mm"/>
          <draw:rect svg:width="1mm" draw:style-name="paloverde" svg:height="1mm" svg:y="151.5mm" svg:x="238.5mm"/>
          <draw:rect svg:width="1mm" draw:style-name="paloverde" svg:height="1mm" svg:y="151.5mm" svg:x="237.0mm"/>
          <draw:rect svg:width="1mm" draw:style-name="paloverde" svg:height="1mm" svg:y="151.5mm" svg:x="235.5mm"/>
          <draw:rect svg:width="1mm" draw:style-name="paloverde" svg:height="1mm" svg:y="151.5mm" svg:x="234.0mm"/>
          <draw:rect svg:width="1mm" draw:style-name="paloverde" svg:height="1mm" svg:y="151.5mm" svg:x="232.5mm"/>
          <draw:rect svg:width="1mm" draw:style-name="paloverde" svg:height="1mm" svg:y="151.5mm" svg:x="231.0mm"/>
          <draw:rect svg:width="1mm" draw:style-name="paloverde" svg:height="1mm" svg:y="151.5mm" svg:x="229.5mm"/>
          <draw:rect svg:width="1mm" draw:style-name="paloverde" svg:height="1mm" svg:y="151.5mm" svg:x="228.0mm"/>
          <draw:rect svg:width="1mm" draw:style-name="paloverde" svg:height="1mm" svg:y="151.5mm" svg:x="226.5mm"/>
          <draw:rect svg:width="1mm" draw:style-name="paloverde" svg:height="1mm" svg:y="151.5mm" svg:x="225.0mm"/>
          <draw:rect svg:width="1mm" draw:style-name="paloverde" svg:height="1mm" svg:y="151.5mm" svg:x="223.5mm"/>
          <draw:rect svg:width="1mm" draw:style-name="paloverde" svg:height="1mm" svg:y="151.5mm" svg:x="222.0mm"/>
          <draw:rect svg:width="1mm" draw:style-name="paloverde" svg:height="1mm" svg:y="151.5mm" svg:x="220.5mm"/>
          <draw:rect svg:width="1mm" draw:style-name="paloverde" svg:height="1mm" svg:y="151.5mm" svg:x="219.0mm"/>
          <draw:rect svg:width="1mm" draw:style-name="paloverde" svg:height="1mm" svg:y="151.5mm" svg:x="217.5mm"/>
          <draw:rect svg:width="1mm" draw:style-name="paloverde" svg:height="1mm" svg:y="151.5mm" svg:x="216.0mm"/>
          <draw:rect svg:width="1mm" draw:style-name="paloverde" svg:height="1mm" svg:y="151.5mm" svg:x="214.5mm"/>
          <draw:rect svg:width="1mm" draw:style-name="paloverde" svg:height="1mm" svg:y="151.5mm" svg:x="213.0mm"/>
          <draw:rect svg:width="1mm" draw:style-name="paloverde" svg:height="1mm" svg:y="151.5mm" svg:x="211.5mm"/>
          <draw:rect svg:width="1mm" draw:style-name="paloverde" svg:height="1mm" svg:y="153.0mm" svg:x="247.5mm"/>
          <draw:rect svg:width="1mm" draw:style-name="paloverde" svg:height="1mm" svg:y="153.0mm" svg:x="246.0mm"/>
          <draw:rect svg:width="1mm" draw:style-name="paloverde" svg:height="1mm" svg:y="153.0mm" svg:x="244.5mm"/>
          <draw:rect svg:width="1mm" draw:style-name="paloverde" svg:height="1mm" svg:y="153.0mm" svg:x="243.0mm"/>
          <draw:rect svg:width="1mm" draw:style-name="paloverde" svg:height="1mm" svg:y="153.0mm" svg:x="241.5mm"/>
          <draw:rect svg:width="1mm" draw:style-name="paloverde" svg:height="1mm" svg:y="153.0mm" svg:x="240.0mm"/>
          <draw:rect svg:width="1mm" draw:style-name="paloverde" svg:height="1mm" svg:y="153.0mm" svg:x="238.5mm"/>
          <draw:rect svg:width="1mm" draw:style-name="paloverde" svg:height="1mm" svg:y="153.0mm" svg:x="237.0mm"/>
          <draw:rect svg:width="1mm" draw:style-name="paloverde" svg:height="1mm" svg:y="153.0mm" svg:x="235.5mm"/>
          <draw:rect svg:width="1mm" draw:style-name="paloverde" svg:height="1mm" svg:y="153.0mm" svg:x="234.0mm"/>
          <draw:rect svg:width="1mm" draw:style-name="paloverde" svg:height="1mm" svg:y="153.0mm" svg:x="232.5mm"/>
          <draw:rect svg:width="1mm" draw:style-name="paloverde" svg:height="1mm" svg:y="153.0mm" svg:x="231.0mm"/>
          <draw:rect svg:width="1mm" draw:style-name="paloverde" svg:height="1mm" svg:y="153.0mm" svg:x="229.5mm"/>
          <draw:rect svg:width="1mm" draw:style-name="paloverde" svg:height="1mm" svg:y="153.0mm" svg:x="228.0mm"/>
          <draw:rect svg:width="1mm" draw:style-name="paloverde" svg:height="1mm" svg:y="153.0mm" svg:x="226.5mm"/>
          <draw:rect svg:width="1mm" draw:style-name="paloverde" svg:height="1mm" svg:y="153.0mm" svg:x="225.0mm"/>
          <draw:rect svg:width="1mm" draw:style-name="paloverde" svg:height="1mm" svg:y="153.0mm" svg:x="223.5mm"/>
          <draw:rect svg:width="1mm" draw:style-name="paloverde" svg:height="1mm" svg:y="153.0mm" svg:x="222.0mm"/>
          <draw:rect svg:width="1mm" draw:style-name="paloverde" svg:height="1mm" svg:y="153.0mm" svg:x="220.5mm"/>
          <draw:rect svg:width="1mm" draw:style-name="paloverde" svg:height="1mm" svg:y="153.0mm" svg:x="219.0mm"/>
          <draw:rect svg:width="1mm" draw:style-name="paloverde" svg:height="1mm" svg:y="153.0mm" svg:x="217.5mm"/>
          <draw:rect svg:width="1mm" draw:style-name="paloverde" svg:height="1mm" svg:y="153.0mm" svg:x="216.0mm"/>
          <draw:rect svg:width="1mm" draw:style-name="paloverde" svg:height="1mm" svg:y="153.0mm" svg:x="214.5mm"/>
          <draw:rect svg:width="1mm" draw:style-name="paloverde" svg:height="1mm" svg:y="153.0mm" svg:x="213.0mm"/>
          <draw:rect svg:width="1mm" draw:style-name="paloverde" svg:height="1mm" svg:y="153.0mm" svg:x="211.5mm"/>
          <draw:rect svg:width="1mm" draw:style-name="paloverde" svg:height="1mm" svg:y="154.5mm" svg:x="247.5mm"/>
          <draw:rect svg:width="1mm" draw:style-name="paloverde" svg:height="1mm" svg:y="154.5mm" svg:x="246.0mm"/>
          <draw:rect svg:width="1mm" draw:style-name="paloverde" svg:height="1mm" svg:y="154.5mm" svg:x="244.5mm"/>
          <draw:rect svg:width="1mm" draw:style-name="paloverde" svg:height="1mm" svg:y="154.5mm" svg:x="243.0mm"/>
          <draw:rect svg:width="1mm" draw:style-name="paloverde" svg:height="1mm" svg:y="154.5mm" svg:x="241.5mm"/>
          <draw:rect svg:width="1mm" draw:style-name="paloverde" svg:height="1mm" svg:y="154.5mm" svg:x="240.0mm"/>
          <draw:rect svg:width="1mm" draw:style-name="paloverde" svg:height="1mm" svg:y="154.5mm" svg:x="238.5mm"/>
          <draw:rect svg:width="1mm" draw:style-name="paloverde" svg:height="1mm" svg:y="154.5mm" svg:x="237.0mm"/>
          <draw:rect svg:width="1mm" draw:style-name="paloverde" svg:height="1mm" svg:y="154.5mm" svg:x="235.5mm"/>
          <draw:rect svg:width="1mm" draw:style-name="paloverde" svg:height="1mm" svg:y="154.5mm" svg:x="234.0mm"/>
          <draw:rect svg:width="1mm" draw:style-name="paloverde" svg:height="1mm" svg:y="154.5mm" svg:x="232.5mm"/>
          <draw:rect svg:width="1mm" draw:style-name="paloverde" svg:height="1mm" svg:y="154.5mm" svg:x="231.0mm"/>
          <draw:rect svg:width="1mm" draw:style-name="paloverde" svg:height="1mm" svg:y="154.5mm" svg:x="229.5mm"/>
          <draw:rect svg:width="1mm" draw:style-name="paloverde" svg:height="1mm" svg:y="154.5mm" svg:x="228.0mm"/>
          <draw:rect svg:width="1mm" draw:style-name="paloverde" svg:height="1mm" svg:y="154.5mm" svg:x="226.5mm"/>
          <draw:rect svg:width="1mm" draw:style-name="paloverde" svg:height="1mm" svg:y="154.5mm" svg:x="225.0mm"/>
          <draw:rect svg:width="1mm" draw:style-name="paloverde" svg:height="1mm" svg:y="154.5mm" svg:x="223.5mm"/>
          <draw:rect svg:width="1mm" draw:style-name="paloverde" svg:height="1mm" svg:y="154.5mm" svg:x="222.0mm"/>
          <draw:rect svg:width="1mm" draw:style-name="paloverde" svg:height="1mm" svg:y="154.5mm" svg:x="220.5mm"/>
          <draw:rect svg:width="1mm" draw:style-name="paloverde" svg:height="1mm" svg:y="154.5mm" svg:x="219.0mm"/>
          <draw:rect svg:width="1mm" draw:style-name="paloverde" svg:height="1mm" svg:y="154.5mm" svg:x="217.5mm"/>
          <draw:rect svg:width="1mm" draw:style-name="paloverde" svg:height="1mm" svg:y="154.5mm" svg:x="216.0mm"/>
          <draw:rect svg:width="1mm" draw:style-name="paloverde" svg:height="1mm" svg:y="154.5mm" svg:x="214.5mm"/>
          <draw:rect svg:width="1mm" draw:style-name="paloverde" svg:height="1mm" svg:y="154.5mm" svg:x="213.0mm"/>
          <draw:rect svg:width="1mm" draw:style-name="paloverde" svg:height="1mm" svg:y="154.5mm" svg:x="211.5mm"/>
          <draw:rect svg:width="1mm" draw:style-name="paloverde" svg:height="1mm" svg:y="156.0mm" svg:x="247.5mm"/>
          <draw:rect svg:width="1mm" draw:style-name="paloverde" svg:height="1mm" svg:y="156.0mm" svg:x="246.0mm"/>
          <draw:rect svg:width="1mm" draw:style-name="paloverde" svg:height="1mm" svg:y="156.0mm" svg:x="244.5mm"/>
          <draw:rect svg:width="1mm" draw:style-name="paloverde" svg:height="1mm" svg:y="156.0mm" svg:x="243.0mm"/>
          <draw:rect svg:width="1mm" draw:style-name="paloverde" svg:height="1mm" svg:y="156.0mm" svg:x="241.5mm"/>
          <draw:rect svg:width="1mm" draw:style-name="paloverde" svg:height="1mm" svg:y="156.0mm" svg:x="240.0mm"/>
          <draw:rect svg:width="1mm" draw:style-name="paloverde" svg:height="1mm" svg:y="156.0mm" svg:x="238.5mm"/>
          <draw:rect svg:width="1mm" draw:style-name="paloverde" svg:height="1mm" svg:y="156.0mm" svg:x="237.0mm"/>
          <draw:rect svg:width="1mm" draw:style-name="paloverde" svg:height="1mm" svg:y="156.0mm" svg:x="235.5mm"/>
          <draw:rect svg:width="1mm" draw:style-name="paloverde" svg:height="1mm" svg:y="156.0mm" svg:x="234.0mm"/>
          <draw:rect svg:width="1mm" draw:style-name="paloverde" svg:height="1mm" svg:y="156.0mm" svg:x="232.5mm"/>
          <draw:rect svg:width="1mm" draw:style-name="paloverde" svg:height="1mm" svg:y="156.0mm" svg:x="231.0mm"/>
          <draw:rect svg:width="1mm" draw:style-name="paloverde" svg:height="1mm" svg:y="156.0mm" svg:x="229.5mm"/>
          <draw:rect svg:width="1mm" draw:style-name="paloverde" svg:height="1mm" svg:y="156.0mm" svg:x="228.0mm"/>
          <draw:rect svg:width="1mm" draw:style-name="paloverde" svg:height="1mm" svg:y="156.0mm" svg:x="226.5mm"/>
          <draw:rect svg:width="1mm" draw:style-name="paloverde" svg:height="1mm" svg:y="156.0mm" svg:x="225.0mm"/>
          <draw:rect svg:width="1mm" draw:style-name="paloverde" svg:height="1mm" svg:y="156.0mm" svg:x="223.5mm"/>
          <draw:rect svg:width="1mm" draw:style-name="paloverde" svg:height="1mm" svg:y="156.0mm" svg:x="222.0mm"/>
          <draw:rect svg:width="1mm" draw:style-name="paloverde" svg:height="1mm" svg:y="156.0mm" svg:x="220.5mm"/>
          <draw:rect svg:width="1mm" draw:style-name="paloverde" svg:height="1mm" svg:y="156.0mm" svg:x="219.0mm"/>
          <draw:rect svg:width="1mm" draw:style-name="paloverde" svg:height="1mm" svg:y="156.0mm" svg:x="217.5mm"/>
          <draw:rect svg:width="1mm" draw:style-name="paloverde" svg:height="1mm" svg:y="156.0mm" svg:x="216.0mm"/>
          <draw:rect svg:width="1mm" draw:style-name="paloverde" svg:height="1mm" svg:y="156.0mm" svg:x="214.5mm"/>
          <draw:rect svg:width="1mm" draw:style-name="paloverde" svg:height="1mm" svg:y="156.0mm" svg:x="213.0mm"/>
          <draw:rect svg:width="1mm" draw:style-name="paloverde" svg:height="1mm" svg:y="156.0mm" svg:x="211.5mm"/>
          <draw:rect svg:width="1mm" draw:style-name="paloverde" svg:height="1mm" svg:y="157.5mm" svg:x="247.5mm"/>
          <draw:rect svg:width="1mm" draw:style-name="paloverde" svg:height="1mm" svg:y="157.5mm" svg:x="246.0mm"/>
          <draw:rect svg:width="1mm" draw:style-name="paloverde" svg:height="1mm" svg:y="157.5mm" svg:x="244.5mm"/>
          <draw:rect svg:width="1mm" draw:style-name="paloverde" svg:height="1mm" svg:y="157.5mm" svg:x="243.0mm"/>
          <draw:rect svg:width="1mm" draw:style-name="paloverde" svg:height="1mm" svg:y="157.5mm" svg:x="241.5mm"/>
          <draw:rect svg:width="1mm" draw:style-name="paloverde" svg:height="1mm" svg:y="157.5mm" svg:x="240.0mm"/>
          <draw:rect svg:width="1mm" draw:style-name="paloverde" svg:height="1mm" svg:y="157.5mm" svg:x="238.5mm"/>
          <draw:rect svg:width="1mm" draw:style-name="paloverde" svg:height="1mm" svg:y="157.5mm" svg:x="237.0mm"/>
          <draw:rect svg:width="1mm" draw:style-name="paloverde" svg:height="1mm" svg:y="157.5mm" svg:x="235.5mm"/>
          <draw:rect svg:width="1mm" draw:style-name="paloverde" svg:height="1mm" svg:y="157.5mm" svg:x="234.0mm"/>
          <draw:rect svg:width="1mm" draw:style-name="paloverde" svg:height="1mm" svg:y="157.5mm" svg:x="232.5mm"/>
          <draw:rect svg:width="1mm" draw:style-name="paloverde" svg:height="1mm" svg:y="157.5mm" svg:x="231.0mm"/>
          <draw:rect svg:width="1mm" draw:style-name="paloverde" svg:height="1mm" svg:y="157.5mm" svg:x="229.5mm"/>
          <draw:rect svg:width="1mm" draw:style-name="paloverde" svg:height="1mm" svg:y="157.5mm" svg:x="228.0mm"/>
          <draw:rect svg:width="1mm" draw:style-name="paloverde" svg:height="1mm" svg:y="157.5mm" svg:x="226.5mm"/>
          <draw:rect svg:width="1mm" draw:style-name="paloverde" svg:height="1mm" svg:y="157.5mm" svg:x="225.0mm"/>
          <draw:rect svg:width="1mm" draw:style-name="paloverde" svg:height="1mm" svg:y="157.5mm" svg:x="223.5mm"/>
          <draw:rect svg:width="1mm" draw:style-name="paloverde" svg:height="1mm" svg:y="157.5mm" svg:x="222.0mm"/>
          <draw:rect svg:width="1mm" draw:style-name="paloverde" svg:height="1mm" svg:y="157.5mm" svg:x="220.5mm"/>
          <draw:rect svg:width="1mm" draw:style-name="paloverde" svg:height="1mm" svg:y="157.5mm" svg:x="219.0mm"/>
          <draw:rect svg:width="1mm" draw:style-name="paloverde" svg:height="1mm" svg:y="157.5mm" svg:x="217.5mm"/>
          <draw:rect svg:width="1mm" draw:style-name="paloverde" svg:height="1mm" svg:y="157.5mm" svg:x="216.0mm"/>
          <draw:rect svg:width="1mm" draw:style-name="paloverde" svg:height="1mm" svg:y="157.5mm" svg:x="214.5mm"/>
          <draw:rect svg:width="1mm" draw:style-name="paloverde" svg:height="1mm" svg:y="157.5mm" svg:x="213.0mm"/>
          <draw:rect svg:width="1mm" draw:style-name="paloverde" svg:height="1mm" svg:y="157.5mm" svg:x="211.5mm"/>
          <draw:rect svg:width="1mm" draw:style-name="paloverde" svg:height="1mm" svg:y="159.0mm" svg:x="247.5mm"/>
          <draw:rect svg:width="1mm" draw:style-name="paloverde" svg:height="1mm" svg:y="159.0mm" svg:x="246.0mm"/>
          <draw:rect svg:width="1mm" draw:style-name="paloverde" svg:height="1mm" svg:y="159.0mm" svg:x="244.5mm"/>
          <draw:rect svg:width="1mm" draw:style-name="paloverde" svg:height="1mm" svg:y="159.0mm" svg:x="243.0mm"/>
          <draw:rect svg:width="1mm" draw:style-name="paloverde" svg:height="1mm" svg:y="159.0mm" svg:x="241.5mm"/>
          <draw:rect svg:width="1mm" draw:style-name="paloverde" svg:height="1mm" svg:y="159.0mm" svg:x="240.0mm"/>
          <draw:rect svg:width="1mm" draw:style-name="paloverde" svg:height="1mm" svg:y="159.0mm" svg:x="238.5mm"/>
          <draw:rect svg:width="1mm" draw:style-name="paloverde" svg:height="1mm" svg:y="159.0mm" svg:x="237.0mm"/>
          <draw:rect svg:width="1mm" draw:style-name="paloverde" svg:height="1mm" svg:y="159.0mm" svg:x="235.5mm"/>
          <draw:rect svg:width="1mm" draw:style-name="paloverde" svg:height="1mm" svg:y="159.0mm" svg:x="234.0mm"/>
          <draw:rect svg:width="1mm" draw:style-name="paloverde" svg:height="1mm" svg:y="159.0mm" svg:x="232.5mm"/>
          <draw:rect svg:width="1mm" draw:style-name="paloverde" svg:height="1mm" svg:y="159.0mm" svg:x="231.0mm"/>
          <draw:rect svg:width="1mm" draw:style-name="paloverde" svg:height="1mm" svg:y="159.0mm" svg:x="229.5mm"/>
          <draw:rect svg:width="1mm" draw:style-name="paloverde" svg:height="1mm" svg:y="159.0mm" svg:x="228.0mm"/>
          <draw:rect svg:width="1mm" draw:style-name="paloverde" svg:height="1mm" svg:y="159.0mm" svg:x="226.5mm"/>
          <draw:rect svg:width="1mm" draw:style-name="paloverde" svg:height="1mm" svg:y="159.0mm" svg:x="225.0mm"/>
          <draw:rect svg:width="1mm" draw:style-name="paloverde" svg:height="1mm" svg:y="159.0mm" svg:x="223.5mm"/>
          <draw:rect svg:width="1mm" draw:style-name="paloverde" svg:height="1mm" svg:y="159.0mm" svg:x="222.0mm"/>
          <draw:rect svg:width="1mm" draw:style-name="paloverde" svg:height="1mm" svg:y="159.0mm" svg:x="220.5mm"/>
          <draw:rect svg:width="1mm" draw:style-name="paloverde" svg:height="1mm" svg:y="159.0mm" svg:x="219.0mm"/>
          <draw:rect svg:width="1mm" draw:style-name="paloverde" svg:height="1mm" svg:y="159.0mm" svg:x="217.5mm"/>
          <draw:rect svg:width="1mm" draw:style-name="paloverde" svg:height="1mm" svg:y="159.0mm" svg:x="216.0mm"/>
          <draw:rect svg:width="1mm" draw:style-name="paloverde" svg:height="1mm" svg:y="159.0mm" svg:x="214.5mm"/>
          <draw:rect svg:width="1mm" draw:style-name="paloverde" svg:height="1mm" svg:y="159.0mm" svg:x="213.0mm"/>
          <draw:rect svg:width="1mm" draw:style-name="paloverde" svg:height="1mm" svg:y="159.0mm" svg:x="211.5mm"/>
          <draw:rect svg:width="1mm" draw:style-name="paloverde" svg:height="1mm" svg:y="160.5mm" svg:x="247.5mm"/>
          <draw:rect svg:width="1mm" draw:style-name="paloverde" svg:height="1mm" svg:y="160.5mm" svg:x="246.0mm"/>
          <draw:rect svg:width="1mm" draw:style-name="paloverde" svg:height="1mm" svg:y="160.5mm" svg:x="244.5mm"/>
          <draw:rect svg:width="1mm" draw:style-name="paloverde" svg:height="1mm" svg:y="160.5mm" svg:x="243.0mm"/>
          <draw:rect svg:width="1mm" draw:style-name="paloverde" svg:height="1mm" svg:y="160.5mm" svg:x="241.5mm"/>
          <draw:rect svg:width="1mm" draw:style-name="paloverde" svg:height="1mm" svg:y="160.5mm" svg:x="240.0mm"/>
          <draw:rect svg:width="1mm" draw:style-name="paloverde" svg:height="1mm" svg:y="160.5mm" svg:x="238.5mm"/>
          <draw:rect svg:width="1mm" draw:style-name="paloverde" svg:height="1mm" svg:y="160.5mm" svg:x="237.0mm"/>
          <draw:rect svg:width="1mm" draw:style-name="paloverde" svg:height="1mm" svg:y="160.5mm" svg:x="235.5mm"/>
          <draw:rect svg:width="1mm" draw:style-name="paloverde" svg:height="1mm" svg:y="160.5mm" svg:x="234.0mm"/>
          <draw:rect svg:width="1mm" draw:style-name="paloverde" svg:height="1mm" svg:y="160.5mm" svg:x="232.5mm"/>
          <draw:rect svg:width="1mm" draw:style-name="paloverde" svg:height="1mm" svg:y="160.5mm" svg:x="231.0mm"/>
          <draw:rect svg:width="1mm" draw:style-name="paloverde" svg:height="1mm" svg:y="160.5mm" svg:x="229.5mm"/>
          <draw:rect svg:width="1mm" draw:style-name="paloverde" svg:height="1mm" svg:y="160.5mm" svg:x="228.0mm"/>
          <draw:rect svg:width="1mm" draw:style-name="paloverde" svg:height="1mm" svg:y="160.5mm" svg:x="226.5mm"/>
          <draw:rect svg:width="1mm" draw:style-name="paloverde" svg:height="1mm" svg:y="160.5mm" svg:x="225.0mm"/>
          <draw:rect svg:width="1mm" draw:style-name="paloverde" svg:height="1mm" svg:y="160.5mm" svg:x="223.5mm"/>
          <draw:rect svg:width="1mm" draw:style-name="paloverde" svg:height="1mm" svg:y="160.5mm" svg:x="222.0mm"/>
          <draw:rect svg:width="1mm" draw:style-name="paloverde" svg:height="1mm" svg:y="160.5mm" svg:x="220.5mm"/>
          <draw:rect svg:width="1mm" draw:style-name="paloverde" svg:height="1mm" svg:y="160.5mm" svg:x="219.0mm"/>
          <draw:rect svg:width="1mm" draw:style-name="paloverde" svg:height="1mm" svg:y="160.5mm" svg:x="217.5mm"/>
          <draw:rect svg:width="1mm" draw:style-name="paloverde" svg:height="1mm" svg:y="160.5mm" svg:x="216.0mm"/>
          <draw:rect svg:width="1mm" draw:style-name="paloverde" svg:height="1mm" svg:y="160.5mm" svg:x="214.5mm"/>
          <draw:rect svg:width="1mm" draw:style-name="paloverde" svg:height="1mm" svg:y="160.5mm" svg:x="213.0mm"/>
          <draw:rect svg:width="1mm" draw:style-name="paloverde" svg:height="1mm" svg:y="160.5mm" svg:x="211.5mm"/>
          <draw:rect svg:width="1mm" draw:style-name="paloverde" svg:height="1mm" svg:y="162.0mm" svg:x="247.5mm"/>
          <draw:rect svg:width="1mm" draw:style-name="paloverde" svg:height="1mm" svg:y="162.0mm" svg:x="246.0mm"/>
          <draw:rect svg:width="1mm" draw:style-name="paloverde" svg:height="1mm" svg:y="162.0mm" svg:x="244.5mm"/>
          <draw:rect svg:width="1mm" draw:style-name="paloverde" svg:height="1mm" svg:y="162.0mm" svg:x="243.0mm"/>
          <draw:rect svg:width="1mm" draw:style-name="paloverde" svg:height="1mm" svg:y="162.0mm" svg:x="241.5mm"/>
          <draw:rect svg:width="1mm" draw:style-name="paloverde" svg:height="1mm" svg:y="162.0mm" svg:x="240.0mm"/>
          <draw:rect svg:width="1mm" draw:style-name="paloverde" svg:height="1mm" svg:y="162.0mm" svg:x="238.5mm"/>
          <draw:rect svg:width="1mm" draw:style-name="paloverde" svg:height="1mm" svg:y="162.0mm" svg:x="237.0mm"/>
          <draw:rect svg:width="1mm" draw:style-name="paloverde" svg:height="1mm" svg:y="162.0mm" svg:x="235.5mm"/>
          <draw:rect svg:width="1mm" draw:style-name="paloverde" svg:height="1mm" svg:y="162.0mm" svg:x="234.0mm"/>
          <draw:rect svg:width="1mm" draw:style-name="paloverde" svg:height="1mm" svg:y="162.0mm" svg:x="232.5mm"/>
          <draw:rect svg:width="1mm" draw:style-name="paloverde" svg:height="1mm" svg:y="162.0mm" svg:x="231.0mm"/>
          <draw:rect svg:width="1mm" draw:style-name="paloverde" svg:height="1mm" svg:y="162.0mm" svg:x="229.5mm"/>
          <draw:rect svg:width="1mm" draw:style-name="paloverde" svg:height="1mm" svg:y="162.0mm" svg:x="228.0mm"/>
          <draw:rect svg:width="1mm" draw:style-name="paloverde" svg:height="1mm" svg:y="162.0mm" svg:x="226.5mm"/>
          <draw:rect svg:width="1mm" draw:style-name="paloverde" svg:height="1mm" svg:y="162.0mm" svg:x="225.0mm"/>
          <draw:rect svg:width="1mm" draw:style-name="paloverde" svg:height="1mm" svg:y="162.0mm" svg:x="223.5mm"/>
          <draw:rect svg:width="1mm" draw:style-name="paloverde" svg:height="1mm" svg:y="162.0mm" svg:x="222.0mm"/>
          <draw:rect svg:width="1mm" draw:style-name="paloverde" svg:height="1mm" svg:y="162.0mm" svg:x="220.5mm"/>
          <draw:rect svg:width="1mm" draw:style-name="paloverde" svg:height="1mm" svg:y="162.0mm" svg:x="219.0mm"/>
          <draw:rect svg:width="1mm" draw:style-name="paloverde" svg:height="1mm" svg:y="162.0mm" svg:x="217.5mm"/>
          <draw:rect svg:width="1mm" draw:style-name="paloverde" svg:height="1mm" svg:y="162.0mm" svg:x="216.0mm"/>
          <draw:rect svg:width="1mm" draw:style-name="paloverde" svg:height="1mm" svg:y="162.0mm" svg:x="214.5mm"/>
          <draw:rect svg:width="1mm" draw:style-name="paloverde" svg:height="1mm" svg:y="162.0mm" svg:x="213.0mm"/>
          <draw:rect svg:width="1mm" draw:style-name="paloverde" svg:height="1mm" svg:y="162.0mm" svg:x="211.5mm"/>
          <draw:rect svg:width="1mm" draw:style-name="paloverde" svg:height="1mm" svg:y="163.5mm" svg:x="247.5mm"/>
          <draw:rect svg:width="1mm" draw:style-name="paloverde" svg:height="1mm" svg:y="163.5mm" svg:x="246.0mm"/>
          <draw:rect svg:width="1mm" draw:style-name="paloverde" svg:height="1mm" svg:y="163.5mm" svg:x="244.5mm"/>
          <draw:rect svg:width="1mm" draw:style-name="paloverde" svg:height="1mm" svg:y="163.5mm" svg:x="243.0mm"/>
          <draw:rect svg:width="1mm" draw:style-name="paloverde" svg:height="1mm" svg:y="163.5mm" svg:x="241.5mm"/>
          <draw:rect svg:width="1mm" draw:style-name="paloverde" svg:height="1mm" svg:y="163.5mm" svg:x="240.0mm"/>
          <draw:rect svg:width="1mm" draw:style-name="paloverde" svg:height="1mm" svg:y="163.5mm" svg:x="238.5mm"/>
          <draw:rect svg:width="1mm" draw:style-name="paloverde" svg:height="1mm" svg:y="163.5mm" svg:x="237.0mm"/>
          <draw:rect svg:width="1mm" draw:style-name="paloverde" svg:height="1mm" svg:y="163.5mm" svg:x="235.5mm"/>
          <draw:rect svg:width="1mm" draw:style-name="paloverde" svg:height="1mm" svg:y="163.5mm" svg:x="234.0mm"/>
          <draw:rect svg:width="1mm" draw:style-name="paloverde" svg:height="1mm" svg:y="163.5mm" svg:x="232.5mm"/>
          <draw:rect svg:width="1mm" draw:style-name="paloverde" svg:height="1mm" svg:y="163.5mm" svg:x="231.0mm"/>
          <draw:rect svg:width="1mm" draw:style-name="paloverde" svg:height="1mm" svg:y="163.5mm" svg:x="229.5mm"/>
          <draw:rect svg:width="1mm" draw:style-name="paloverde" svg:height="1mm" svg:y="163.5mm" svg:x="228.0mm"/>
          <draw:rect svg:width="1mm" draw:style-name="paloverde" svg:height="1mm" svg:y="163.5mm" svg:x="226.5mm"/>
          <draw:rect svg:width="1mm" draw:style-name="paloverde" svg:height="1mm" svg:y="163.5mm" svg:x="225.0mm"/>
          <draw:rect svg:width="1mm" draw:style-name="paloverde" svg:height="1mm" svg:y="163.5mm" svg:x="223.5mm"/>
          <draw:rect svg:width="1mm" draw:style-name="paloverde" svg:height="1mm" svg:y="163.5mm" svg:x="222.0mm"/>
          <draw:rect svg:width="1mm" draw:style-name="paloverde" svg:height="1mm" svg:y="163.5mm" svg:x="220.5mm"/>
          <draw:rect svg:width="1mm" draw:style-name="paloverde" svg:height="1mm" svg:y="163.5mm" svg:x="219.0mm"/>
          <draw:rect svg:width="1mm" draw:style-name="paloverde" svg:height="1mm" svg:y="163.5mm" svg:x="217.5mm"/>
          <draw:rect svg:width="1mm" draw:style-name="paloverde" svg:height="1mm" svg:y="163.5mm" svg:x="216.0mm"/>
          <draw:rect svg:width="1mm" draw:style-name="paloverde" svg:height="1mm" svg:y="163.5mm" svg:x="214.5mm"/>
          <draw:rect svg:width="1mm" draw:style-name="paloverde" svg:height="1mm" svg:y="163.5mm" svg:x="213.0mm"/>
          <draw:rect svg:width="1mm" draw:style-name="paloverde" svg:height="1mm" svg:y="163.5mm" svg:x="211.5mm"/>
          <draw:rect svg:width="1mm" draw:style-name="paloverde" svg:height="1mm" svg:y="165.0mm" svg:x="247.5mm"/>
          <draw:rect svg:width="1mm" draw:style-name="paloverde" svg:height="1mm" svg:y="165.0mm" svg:x="246.0mm"/>
          <draw:rect svg:width="1mm" draw:style-name="paloverde" svg:height="1mm" svg:y="165.0mm" svg:x="244.5mm"/>
          <draw:rect svg:width="1mm" draw:style-name="paloverde" svg:height="1mm" svg:y="165.0mm" svg:x="243.0mm"/>
          <draw:rect svg:width="1mm" draw:style-name="paloverde" svg:height="1mm" svg:y="165.0mm" svg:x="241.5mm"/>
          <draw:rect svg:width="1mm" draw:style-name="paloverde" svg:height="1mm" svg:y="165.0mm" svg:x="240.0mm"/>
          <draw:rect svg:width="1mm" draw:style-name="paloverde" svg:height="1mm" svg:y="165.0mm" svg:x="238.5mm"/>
          <draw:rect svg:width="1mm" draw:style-name="paloverde" svg:height="1mm" svg:y="165.0mm" svg:x="237.0mm"/>
          <draw:rect svg:width="1mm" draw:style-name="paloverde" svg:height="1mm" svg:y="165.0mm" svg:x="235.5mm"/>
          <draw:rect svg:width="1mm" draw:style-name="paloverde" svg:height="1mm" svg:y="165.0mm" svg:x="234.0mm"/>
          <draw:rect svg:width="1mm" draw:style-name="paloverde" svg:height="1mm" svg:y="165.0mm" svg:x="232.5mm"/>
          <draw:rect svg:width="1mm" draw:style-name="paloverde" svg:height="1mm" svg:y="165.0mm" svg:x="231.0mm"/>
          <draw:rect svg:width="1mm" draw:style-name="paloverde" svg:height="1mm" svg:y="165.0mm" svg:x="229.5mm"/>
          <draw:rect svg:width="1mm" draw:style-name="paloverde" svg:height="1mm" svg:y="165.0mm" svg:x="228.0mm"/>
          <draw:rect svg:width="1mm" draw:style-name="paloverde" svg:height="1mm" svg:y="165.0mm" svg:x="226.5mm"/>
          <draw:rect svg:width="1mm" draw:style-name="paloverde" svg:height="1mm" svg:y="165.0mm" svg:x="225.0mm"/>
          <draw:rect svg:width="1mm" draw:style-name="paloverde" svg:height="1mm" svg:y="165.0mm" svg:x="223.5mm"/>
          <draw:rect svg:width="1mm" draw:style-name="paloverde" svg:height="1mm" svg:y="165.0mm" svg:x="222.0mm"/>
          <draw:rect svg:width="1mm" draw:style-name="paloverde" svg:height="1mm" svg:y="165.0mm" svg:x="220.5mm"/>
          <draw:rect svg:width="1mm" draw:style-name="paloverde" svg:height="1mm" svg:y="165.0mm" svg:x="219.0mm"/>
          <draw:rect svg:width="1mm" draw:style-name="paloverde" svg:height="1mm" svg:y="165.0mm" svg:x="217.5mm"/>
          <draw:rect svg:width="1mm" draw:style-name="paloverde" svg:height="1mm" svg:y="165.0mm" svg:x="216.0mm"/>
          <draw:rect svg:width="1mm" draw:style-name="paloverde" svg:height="1mm" svg:y="165.0mm" svg:x="214.5mm"/>
          <draw:rect svg:width="1mm" draw:style-name="paloverde" svg:height="1mm" svg:y="165.0mm" svg:x="213.0mm"/>
          <draw:rect svg:width="1mm" draw:style-name="paloverde" svg:height="1mm" svg:y="165.0mm" svg:x="211.5mm"/>
          <draw:rect svg:width="1mm" draw:style-name="paloverde" svg:height="1mm" svg:y="166.5mm" svg:x="247.5mm"/>
          <draw:rect svg:width="1mm" draw:style-name="paloverde" svg:height="1mm" svg:y="166.5mm" svg:x="246.0mm"/>
          <draw:rect svg:width="1mm" draw:style-name="paloverde" svg:height="1mm" svg:y="166.5mm" svg:x="244.5mm"/>
          <draw:rect svg:width="1mm" draw:style-name="paloverde" svg:height="1mm" svg:y="166.5mm" svg:x="243.0mm"/>
          <draw:rect svg:width="1mm" draw:style-name="paloverde" svg:height="1mm" svg:y="166.5mm" svg:x="241.5mm"/>
          <draw:rect svg:width="1mm" draw:style-name="paloverde" svg:height="1mm" svg:y="166.5mm" svg:x="240.0mm"/>
          <draw:rect svg:width="1mm" draw:style-name="paloverde" svg:height="1mm" svg:y="166.5mm" svg:x="238.5mm"/>
          <draw:rect svg:width="1mm" draw:style-name="paloverde" svg:height="1mm" svg:y="166.5mm" svg:x="237.0mm"/>
          <draw:rect svg:width="1mm" draw:style-name="paloverde" svg:height="1mm" svg:y="166.5mm" svg:x="235.5mm"/>
          <draw:rect svg:width="1mm" draw:style-name="paloverde" svg:height="1mm" svg:y="166.5mm" svg:x="234.0mm"/>
          <draw:rect svg:width="1mm" draw:style-name="paloverde" svg:height="1mm" svg:y="166.5mm" svg:x="232.5mm"/>
          <draw:rect svg:width="1mm" draw:style-name="paloverde" svg:height="1mm" svg:y="166.5mm" svg:x="231.0mm"/>
          <draw:rect svg:width="1mm" draw:style-name="paloverde" svg:height="1mm" svg:y="166.5mm" svg:x="229.5mm"/>
          <draw:rect svg:width="1mm" draw:style-name="paloverde" svg:height="1mm" svg:y="166.5mm" svg:x="228.0mm"/>
          <draw:rect svg:width="1mm" draw:style-name="paloverde" svg:height="1mm" svg:y="166.5mm" svg:x="226.5mm"/>
          <draw:rect svg:width="1mm" draw:style-name="paloverde" svg:height="1mm" svg:y="166.5mm" svg:x="225.0mm"/>
          <draw:rect svg:width="1mm" draw:style-name="paloverde" svg:height="1mm" svg:y="166.5mm" svg:x="223.5mm"/>
          <draw:rect svg:width="1mm" draw:style-name="paloverde" svg:height="1mm" svg:y="166.5mm" svg:x="222.0mm"/>
          <draw:rect svg:width="1mm" draw:style-name="paloverde" svg:height="1mm" svg:y="166.5mm" svg:x="220.5mm"/>
          <draw:rect svg:width="1mm" draw:style-name="paloverde" svg:height="1mm" svg:y="166.5mm" svg:x="219.0mm"/>
          <draw:rect svg:width="1mm" draw:style-name="paloverde" svg:height="1mm" svg:y="166.5mm" svg:x="217.5mm"/>
          <draw:rect svg:width="1mm" draw:style-name="paloverde" svg:height="1mm" svg:y="166.5mm" svg:x="216.0mm"/>
          <draw:rect svg:width="1mm" draw:style-name="paloverde" svg:height="1mm" svg:y="166.5mm" svg:x="214.5mm"/>
          <draw:rect svg:width="1mm" draw:style-name="paloverde" svg:height="1mm" svg:y="166.5mm" svg:x="213.0mm"/>
          <draw:rect svg:width="1mm" draw:style-name="paloverde" svg:height="1mm" svg:y="166.5mm" svg:x="211.5mm"/>
          <draw:rect svg:width="1mm" draw:style-name="paloverde" svg:height="1mm" svg:y="168.0mm" svg:x="247.5mm"/>
          <draw:rect svg:width="1mm" draw:style-name="paloverde" svg:height="1mm" svg:y="168.0mm" svg:x="246.0mm"/>
          <draw:rect svg:width="1mm" draw:style-name="paloverde" svg:height="1mm" svg:y="168.0mm" svg:x="244.5mm"/>
          <draw:rect svg:width="1mm" draw:style-name="paloverde" svg:height="1mm" svg:y="168.0mm" svg:x="243.0mm"/>
          <draw:rect svg:width="1mm" draw:style-name="paloverde" svg:height="1mm" svg:y="168.0mm" svg:x="241.5mm"/>
          <draw:rect svg:width="1mm" draw:style-name="paloverde" svg:height="1mm" svg:y="168.0mm" svg:x="240.0mm"/>
          <draw:rect svg:width="1mm" draw:style-name="paloverde" svg:height="1mm" svg:y="168.0mm" svg:x="238.5mm"/>
          <draw:rect svg:width="1mm" draw:style-name="paloverde" svg:height="1mm" svg:y="168.0mm" svg:x="237.0mm"/>
          <draw:rect svg:width="1mm" draw:style-name="paloverde" svg:height="1mm" svg:y="168.0mm" svg:x="235.5mm"/>
          <draw:rect svg:width="1mm" draw:style-name="paloverde" svg:height="1mm" svg:y="168.0mm" svg:x="234.0mm"/>
          <draw:rect svg:width="1mm" draw:style-name="paloverde" svg:height="1mm" svg:y="168.0mm" svg:x="232.5mm"/>
          <draw:rect svg:width="1mm" draw:style-name="paloverde" svg:height="1mm" svg:y="168.0mm" svg:x="231.0mm"/>
          <draw:rect svg:width="1mm" draw:style-name="paloverde" svg:height="1mm" svg:y="168.0mm" svg:x="229.5mm"/>
          <draw:rect svg:width="1mm" draw:style-name="paloverde" svg:height="1mm" svg:y="168.0mm" svg:x="228.0mm"/>
          <draw:rect svg:width="1mm" draw:style-name="paloverde" svg:height="1mm" svg:y="168.0mm" svg:x="226.5mm"/>
          <draw:rect svg:width="1mm" draw:style-name="paloverde" svg:height="1mm" svg:y="168.0mm" svg:x="225.0mm"/>
          <draw:rect svg:width="1mm" draw:style-name="paloverde" svg:height="1mm" svg:y="168.0mm" svg:x="223.5mm"/>
          <draw:rect svg:width="1mm" draw:style-name="paloverde" svg:height="1mm" svg:y="168.0mm" svg:x="222.0mm"/>
          <draw:rect svg:width="1mm" draw:style-name="paloverde" svg:height="1mm" svg:y="168.0mm" svg:x="220.5mm"/>
          <draw:rect svg:width="1mm" draw:style-name="paloverde" svg:height="1mm" svg:y="168.0mm" svg:x="219.0mm"/>
          <draw:rect svg:width="1mm" draw:style-name="paloverde" svg:height="1mm" svg:y="168.0mm" svg:x="217.5mm"/>
          <draw:rect svg:width="1mm" draw:style-name="paloverde" svg:height="1mm" svg:y="168.0mm" svg:x="216.0mm"/>
          <draw:rect svg:width="1mm" draw:style-name="paloverde" svg:height="1mm" svg:y="168.0mm" svg:x="214.5mm"/>
          <draw:rect svg:width="1mm" draw:style-name="paloverde" svg:height="1mm" svg:y="168.0mm" svg:x="213.0mm"/>
          <draw:rect svg:width="1mm" draw:style-name="paloverde" svg:height="1mm" svg:y="168.0mm" svg:x="211.5mm"/>
          <draw:rect svg:width="1mm" draw:style-name="paloverde" svg:height="1mm" svg:y="169.5mm" svg:x="247.5mm"/>
          <draw:rect svg:width="1mm" draw:style-name="paloverde" svg:height="1mm" svg:y="169.5mm" svg:x="246.0mm"/>
          <draw:rect svg:width="1mm" draw:style-name="paloverde" svg:height="1mm" svg:y="169.5mm" svg:x="244.5mm"/>
          <draw:rect svg:width="1mm" draw:style-name="paloverde" svg:height="1mm" svg:y="169.5mm" svg:x="243.0mm"/>
          <draw:rect svg:width="1mm" draw:style-name="paloverde" svg:height="1mm" svg:y="169.5mm" svg:x="241.5mm"/>
          <draw:rect svg:width="1mm" draw:style-name="paloverde" svg:height="1mm" svg:y="169.5mm" svg:x="240.0mm"/>
          <draw:rect svg:width="1mm" draw:style-name="paloverde" svg:height="1mm" svg:y="169.5mm" svg:x="238.5mm"/>
          <draw:rect svg:width="1mm" draw:style-name="paloverde" svg:height="1mm" svg:y="169.5mm" svg:x="237.0mm"/>
          <draw:rect svg:width="1mm" draw:style-name="paloverde" svg:height="1mm" svg:y="169.5mm" svg:x="235.5mm"/>
          <draw:rect svg:width="1mm" draw:style-name="paloverde" svg:height="1mm" svg:y="169.5mm" svg:x="234.0mm"/>
          <draw:rect svg:width="1mm" draw:style-name="paloverde" svg:height="1mm" svg:y="169.5mm" svg:x="232.5mm"/>
          <draw:rect svg:width="1mm" draw:style-name="paloverde" svg:height="1mm" svg:y="169.5mm" svg:x="231.0mm"/>
          <draw:rect svg:width="1mm" draw:style-name="paloverde" svg:height="1mm" svg:y="169.5mm" svg:x="229.5mm"/>
          <draw:rect svg:width="1mm" draw:style-name="paloverde" svg:height="1mm" svg:y="169.5mm" svg:x="228.0mm"/>
          <draw:rect svg:width="1mm" draw:style-name="paloverde" svg:height="1mm" svg:y="169.5mm" svg:x="226.5mm"/>
          <draw:rect svg:width="1mm" draw:style-name="paloverde" svg:height="1mm" svg:y="169.5mm" svg:x="225.0mm"/>
          <draw:rect svg:width="1mm" draw:style-name="paloverde" svg:height="1mm" svg:y="169.5mm" svg:x="223.5mm"/>
          <draw:rect svg:width="1mm" draw:style-name="paloverde" svg:height="1mm" svg:y="169.5mm" svg:x="222.0mm"/>
          <draw:rect svg:width="1mm" draw:style-name="paloverde" svg:height="1mm" svg:y="169.5mm" svg:x="220.5mm"/>
          <draw:rect svg:width="1mm" draw:style-name="paloverde" svg:height="1mm" svg:y="169.5mm" svg:x="219.0mm"/>
          <draw:rect svg:width="1mm" draw:style-name="paloverde" svg:height="1mm" svg:y="169.5mm" svg:x="217.5mm"/>
          <draw:rect svg:width="1mm" draw:style-name="paloverde" svg:height="1mm" svg:y="169.5mm" svg:x="216.0mm"/>
          <draw:rect svg:width="1mm" draw:style-name="paloverde" svg:height="1mm" svg:y="169.5mm" svg:x="214.5mm"/>
          <draw:rect svg:width="1mm" draw:style-name="paloverde" svg:height="1mm" svg:y="169.5mm" svg:x="213.0mm"/>
          <draw:rect svg:width="1mm" draw:style-name="paloverde" svg:height="1mm" svg:y="169.5mm" svg:x="211.5mm"/>
          <draw:rect svg:width="1mm" draw:style-name="paloverde" svg:height="1mm" svg:y="171.0mm" svg:x="247.5mm"/>
          <draw:rect svg:width="1mm" draw:style-name="paloverde" svg:height="1mm" svg:y="171.0mm" svg:x="246.0mm"/>
          <draw:rect svg:width="1mm" draw:style-name="paloverde" svg:height="1mm" svg:y="171.0mm" svg:x="244.5mm"/>
          <draw:rect svg:width="1mm" draw:style-name="paloverde" svg:height="1mm" svg:y="171.0mm" svg:x="243.0mm"/>
          <draw:rect svg:width="1mm" draw:style-name="paloverde" svg:height="1mm" svg:y="171.0mm" svg:x="241.5mm"/>
          <draw:rect svg:width="1mm" draw:style-name="paloverde" svg:height="1mm" svg:y="171.0mm" svg:x="240.0mm"/>
          <draw:rect svg:width="1mm" draw:style-name="paloverde" svg:height="1mm" svg:y="171.0mm" svg:x="238.5mm"/>
          <draw:rect svg:width="1mm" draw:style-name="paloverde" svg:height="1mm" svg:y="171.0mm" svg:x="237.0mm"/>
          <draw:rect svg:width="1mm" draw:style-name="paloverde" svg:height="1mm" svg:y="171.0mm" svg:x="235.5mm"/>
          <draw:rect svg:width="1mm" draw:style-name="paloverde" svg:height="1mm" svg:y="171.0mm" svg:x="234.0mm"/>
          <draw:rect svg:width="1mm" draw:style-name="paloverde" svg:height="1mm" svg:y="171.0mm" svg:x="232.5mm"/>
          <draw:rect svg:width="1mm" draw:style-name="paloverde" svg:height="1mm" svg:y="171.0mm" svg:x="231.0mm"/>
          <draw:rect svg:width="1mm" draw:style-name="paloverde" svg:height="1mm" svg:y="171.0mm" svg:x="229.5mm"/>
          <draw:rect svg:width="1mm" draw:style-name="paloverde" svg:height="1mm" svg:y="171.0mm" svg:x="228.0mm"/>
          <draw:rect svg:width="1mm" draw:style-name="paloverde" svg:height="1mm" svg:y="171.0mm" svg:x="226.5mm"/>
          <draw:rect svg:width="1mm" draw:style-name="paloverde" svg:height="1mm" svg:y="171.0mm" svg:x="225.0mm"/>
          <draw:rect svg:width="1mm" draw:style-name="paloverde" svg:height="1mm" svg:y="171.0mm" svg:x="223.5mm"/>
          <draw:rect svg:width="1mm" draw:style-name="paloverde" svg:height="1mm" svg:y="171.0mm" svg:x="222.0mm"/>
          <draw:rect svg:width="1mm" draw:style-name="paloverde" svg:height="1mm" svg:y="171.0mm" svg:x="220.5mm"/>
          <draw:rect svg:width="1mm" draw:style-name="paloverde" svg:height="1mm" svg:y="171.0mm" svg:x="219.0mm"/>
          <draw:rect svg:width="1mm" draw:style-name="paloverde" svg:height="1mm" svg:y="171.0mm" svg:x="217.5mm"/>
          <draw:rect svg:width="1mm" draw:style-name="paloverde" svg:height="1mm" svg:y="171.0mm" svg:x="216.0mm"/>
          <draw:rect svg:width="1mm" draw:style-name="paloverde" svg:height="1mm" svg:y="171.0mm" svg:x="214.5mm"/>
          <draw:rect svg:width="1mm" draw:style-name="paloverde" svg:height="1mm" svg:y="171.0mm" svg:x="213.0mm"/>
          <draw:rect svg:width="1mm" draw:style-name="paloverde" svg:height="1mm" svg:y="171.0mm" svg:x="211.5mm"/>
          <draw:rect svg:width="1mm" draw:style-name="paloverde" svg:height="1mm" svg:y="172.5mm" svg:x="247.5mm"/>
          <draw:rect svg:width="1mm" draw:style-name="paloverde" svg:height="1mm" svg:y="172.5mm" svg:x="246.0mm"/>
          <draw:rect svg:width="1mm" draw:style-name="paloverde" svg:height="1mm" svg:y="172.5mm" svg:x="244.5mm"/>
          <draw:rect svg:width="1mm" draw:style-name="paloverde" svg:height="1mm" svg:y="172.5mm" svg:x="243.0mm"/>
          <draw:rect svg:width="1mm" draw:style-name="paloverde" svg:height="1mm" svg:y="172.5mm" svg:x="241.5mm"/>
          <draw:rect svg:width="1mm" draw:style-name="paloverde" svg:height="1mm" svg:y="172.5mm" svg:x="240.0mm"/>
          <draw:rect svg:width="1mm" draw:style-name="paloverde" svg:height="1mm" svg:y="172.5mm" svg:x="238.5mm"/>
          <draw:rect svg:width="1mm" draw:style-name="paloverde" svg:height="1mm" svg:y="172.5mm" svg:x="237.0mm"/>
          <draw:rect svg:width="1mm" draw:style-name="paloverde" svg:height="1mm" svg:y="172.5mm" svg:x="235.5mm"/>
          <draw:rect svg:width="1mm" draw:style-name="paloverde" svg:height="1mm" svg:y="172.5mm" svg:x="234.0mm"/>
          <draw:rect svg:width="1mm" draw:style-name="paloverde" svg:height="1mm" svg:y="172.5mm" svg:x="232.5mm"/>
          <draw:rect svg:width="1mm" draw:style-name="paloverde" svg:height="1mm" svg:y="172.5mm" svg:x="231.0mm"/>
          <draw:rect svg:width="1mm" draw:style-name="paloverde" svg:height="1mm" svg:y="172.5mm" svg:x="229.5mm"/>
          <draw:rect svg:width="1mm" draw:style-name="paloverde" svg:height="1mm" svg:y="172.5mm" svg:x="228.0mm"/>
          <draw:rect svg:width="1mm" draw:style-name="paloverde" svg:height="1mm" svg:y="172.5mm" svg:x="226.5mm"/>
          <draw:rect svg:width="1mm" draw:style-name="paloverde" svg:height="1mm" svg:y="172.5mm" svg:x="225.0mm"/>
          <draw:rect svg:width="1mm" draw:style-name="paloverde" svg:height="1mm" svg:y="172.5mm" svg:x="223.5mm"/>
          <draw:rect svg:width="1mm" draw:style-name="paloverde" svg:height="1mm" svg:y="172.5mm" svg:x="222.0mm"/>
          <draw:rect svg:width="1mm" draw:style-name="paloverde" svg:height="1mm" svg:y="172.5mm" svg:x="220.5mm"/>
          <draw:rect svg:width="1mm" draw:style-name="paloverde" svg:height="1mm" svg:y="172.5mm" svg:x="219.0mm"/>
          <draw:rect svg:width="1mm" draw:style-name="paloverde" svg:height="1mm" svg:y="172.5mm" svg:x="217.5mm"/>
          <draw:rect svg:width="1mm" draw:style-name="paloverde" svg:height="1mm" svg:y="172.5mm" svg:x="216.0mm"/>
          <draw:rect svg:width="1mm" draw:style-name="paloverde" svg:height="1mm" svg:y="172.5mm" svg:x="214.5mm"/>
          <draw:rect svg:width="1mm" draw:style-name="paloverde" svg:height="1mm" svg:y="172.5mm" svg:x="213.0mm"/>
          <draw:rect svg:width="1mm" draw:style-name="paloverde" svg:height="1mm" svg:y="172.5mm" svg:x="211.5mm"/>
          <draw:rect svg:width="1mm" draw:style-name="paloverde" svg:height="1mm" svg:y="174.0mm" svg:x="247.5mm"/>
          <draw:rect svg:width="1mm" draw:style-name="paloverde" svg:height="1mm" svg:y="174.0mm" svg:x="246.0mm"/>
          <draw:rect svg:width="1mm" draw:style-name="paloverde" svg:height="1mm" svg:y="174.0mm" svg:x="244.5mm"/>
          <draw:rect svg:width="1mm" draw:style-name="paloverde" svg:height="1mm" svg:y="174.0mm" svg:x="243.0mm"/>
          <draw:rect svg:width="1mm" draw:style-name="paloverde" svg:height="1mm" svg:y="174.0mm" svg:x="241.5mm"/>
          <draw:rect svg:width="1mm" draw:style-name="paloverde" svg:height="1mm" svg:y="174.0mm" svg:x="240.0mm"/>
          <draw:rect svg:width="1mm" draw:style-name="paloverde" svg:height="1mm" svg:y="174.0mm" svg:x="238.5mm"/>
          <draw:rect svg:width="1mm" draw:style-name="paloverde" svg:height="1mm" svg:y="174.0mm" svg:x="237.0mm"/>
          <draw:rect svg:width="1mm" draw:style-name="paloverde" svg:height="1mm" svg:y="174.0mm" svg:x="235.5mm"/>
          <draw:rect svg:width="1mm" draw:style-name="paloverde" svg:height="1mm" svg:y="174.0mm" svg:x="234.0mm"/>
          <draw:rect svg:width="1mm" draw:style-name="paloverde" svg:height="1mm" svg:y="174.0mm" svg:x="232.5mm"/>
          <draw:rect svg:width="1mm" draw:style-name="paloverde" svg:height="1mm" svg:y="174.0mm" svg:x="231.0mm"/>
          <draw:rect svg:width="1mm" draw:style-name="paloverde" svg:height="1mm" svg:y="174.0mm" svg:x="229.5mm"/>
          <draw:rect svg:width="1mm" draw:style-name="paloverde" svg:height="1mm" svg:y="174.0mm" svg:x="228.0mm"/>
          <draw:rect svg:width="1mm" draw:style-name="paloverde" svg:height="1mm" svg:y="174.0mm" svg:x="226.5mm"/>
          <draw:rect svg:width="1mm" draw:style-name="paloverde" svg:height="1mm" svg:y="174.0mm" svg:x="225.0mm"/>
          <draw:rect svg:width="1mm" draw:style-name="paloverde" svg:height="1mm" svg:y="174.0mm" svg:x="223.5mm"/>
          <draw:rect svg:width="1mm" draw:style-name="paloverde" svg:height="1mm" svg:y="174.0mm" svg:x="222.0mm"/>
          <draw:rect svg:width="1mm" draw:style-name="paloverde" svg:height="1mm" svg:y="174.0mm" svg:x="220.5mm"/>
          <draw:rect svg:width="1mm" draw:style-name="paloverde" svg:height="1mm" svg:y="174.0mm" svg:x="219.0mm"/>
          <draw:rect svg:width="1mm" draw:style-name="paloverde" svg:height="1mm" svg:y="174.0mm" svg:x="217.5mm"/>
          <draw:rect svg:width="1mm" draw:style-name="paloverde" svg:height="1mm" svg:y="174.0mm" svg:x="216.0mm"/>
          <draw:rect svg:width="1mm" draw:style-name="paloverde" svg:height="1mm" svg:y="174.0mm" svg:x="214.5mm"/>
          <draw:rect svg:width="1mm" draw:style-name="paloverde" svg:height="1mm" svg:y="174.0mm" svg:x="213.0mm"/>
          <draw:rect svg:width="1mm" draw:style-name="paloverde" svg:height="1mm" svg:y="174.0mm" svg:x="211.5mm"/>
          <draw:rect svg:width="1mm" draw:style-name="paloverde" svg:height="1mm" svg:y="175.5mm" svg:x="247.5mm"/>
          <draw:rect svg:width="1mm" draw:style-name="paloverde" svg:height="1mm" svg:y="175.5mm" svg:x="246.0mm"/>
          <draw:rect svg:width="1mm" draw:style-name="paloverde" svg:height="1mm" svg:y="175.5mm" svg:x="244.5mm"/>
          <draw:rect svg:width="1mm" draw:style-name="paloverde" svg:height="1mm" svg:y="175.5mm" svg:x="243.0mm"/>
          <draw:rect svg:width="1mm" draw:style-name="paloverde" svg:height="1mm" svg:y="175.5mm" svg:x="241.5mm"/>
          <draw:rect svg:width="1mm" draw:style-name="paloverde" svg:height="1mm" svg:y="175.5mm" svg:x="240.0mm"/>
          <draw:rect svg:width="1mm" draw:style-name="paloverde" svg:height="1mm" svg:y="175.5mm" svg:x="238.5mm"/>
          <draw:rect svg:width="1mm" draw:style-name="paloverde" svg:height="1mm" svg:y="175.5mm" svg:x="237.0mm"/>
          <draw:rect svg:width="1mm" draw:style-name="paloverde" svg:height="1mm" svg:y="175.5mm" svg:x="235.5mm"/>
          <draw:rect svg:width="1mm" draw:style-name="paloverde" svg:height="1mm" svg:y="175.5mm" svg:x="234.0mm"/>
          <draw:rect svg:width="1mm" draw:style-name="paloverde" svg:height="1mm" svg:y="175.5mm" svg:x="232.5mm"/>
          <draw:rect svg:width="1mm" draw:style-name="paloverde" svg:height="1mm" svg:y="175.5mm" svg:x="231.0mm"/>
          <draw:rect svg:width="1mm" draw:style-name="paloverde" svg:height="1mm" svg:y="175.5mm" svg:x="229.5mm"/>
          <draw:rect svg:width="1mm" draw:style-name="paloverde" svg:height="1mm" svg:y="175.5mm" svg:x="228.0mm"/>
          <draw:rect svg:width="1mm" draw:style-name="paloverde" svg:height="1mm" svg:y="175.5mm" svg:x="226.5mm"/>
          <draw:rect svg:width="1mm" draw:style-name="paloverde" svg:height="1mm" svg:y="175.5mm" svg:x="225.0mm"/>
          <draw:rect svg:width="1mm" draw:style-name="paloverde" svg:height="1mm" svg:y="175.5mm" svg:x="223.5mm"/>
          <draw:rect svg:width="1mm" draw:style-name="paloverde" svg:height="1mm" svg:y="175.5mm" svg:x="222.0mm"/>
          <draw:rect svg:width="1mm" draw:style-name="paloverde" svg:height="1mm" svg:y="175.5mm" svg:x="220.5mm"/>
          <draw:rect svg:width="1mm" draw:style-name="paloverde" svg:height="1mm" svg:y="175.5mm" svg:x="219.0mm"/>
          <draw:rect svg:width="1mm" draw:style-name="paloverde" svg:height="1mm" svg:y="175.5mm" svg:x="217.5mm"/>
          <draw:rect svg:width="1mm" draw:style-name="paloverde" svg:height="1mm" svg:y="175.5mm" svg:x="216.0mm"/>
          <draw:rect svg:width="1mm" draw:style-name="paloverde" svg:height="1mm" svg:y="175.5mm" svg:x="214.5mm"/>
          <draw:rect svg:width="1mm" draw:style-name="paloverde" svg:height="1mm" svg:y="175.5mm" svg:x="213.0mm"/>
          <draw:rect svg:width="1mm" draw:style-name="paloverde" svg:height="1mm" svg:y="175.5mm" svg:x="211.5mm"/>
          <draw:rect svg:width="1mm" draw:style-name="paloverde" svg:height="1mm" svg:y="177.0mm" svg:x="247.5mm"/>
          <draw:rect svg:width="1mm" draw:style-name="paloverde" svg:height="1mm" svg:y="177.0mm" svg:x="246.0mm"/>
          <draw:rect svg:width="1mm" draw:style-name="paloverde" svg:height="1mm" svg:y="177.0mm" svg:x="244.5mm"/>
          <draw:rect svg:width="1mm" draw:style-name="paloverde" svg:height="1mm" svg:y="177.0mm" svg:x="243.0mm"/>
          <draw:rect svg:width="1mm" draw:style-name="paloverde" svg:height="1mm" svg:y="177.0mm" svg:x="241.5mm"/>
          <draw:rect svg:width="1mm" draw:style-name="paloverde" svg:height="1mm" svg:y="177.0mm" svg:x="240.0mm"/>
          <draw:rect svg:width="1mm" draw:style-name="paloverde" svg:height="1mm" svg:y="177.0mm" svg:x="238.5mm"/>
          <draw:rect svg:width="1mm" draw:style-name="paloverde" svg:height="1mm" svg:y="177.0mm" svg:x="237.0mm"/>
          <draw:rect svg:width="1mm" draw:style-name="paloverde" svg:height="1mm" svg:y="177.0mm" svg:x="235.5mm"/>
          <draw:rect svg:width="1mm" draw:style-name="paloverde" svg:height="1mm" svg:y="177.0mm" svg:x="234.0mm"/>
          <draw:rect svg:width="1mm" draw:style-name="paloverde" svg:height="1mm" svg:y="177.0mm" svg:x="232.5mm"/>
          <draw:rect svg:width="1mm" draw:style-name="paloverde" svg:height="1mm" svg:y="177.0mm" svg:x="231.0mm"/>
          <draw:rect svg:width="1mm" draw:style-name="paloverde" svg:height="1mm" svg:y="177.0mm" svg:x="229.5mm"/>
          <draw:rect svg:width="1mm" draw:style-name="paloverde" svg:height="1mm" svg:y="177.0mm" svg:x="228.0mm"/>
          <draw:rect svg:width="1mm" draw:style-name="paloverde" svg:height="1mm" svg:y="177.0mm" svg:x="226.5mm"/>
          <draw:rect svg:width="1mm" draw:style-name="paloverde" svg:height="1mm" svg:y="177.0mm" svg:x="225.0mm"/>
          <draw:rect svg:width="1mm" draw:style-name="paloverde" svg:height="1mm" svg:y="177.0mm" svg:x="223.5mm"/>
          <draw:rect svg:width="1mm" draw:style-name="paloverde" svg:height="1mm" svg:y="177.0mm" svg:x="222.0mm"/>
          <draw:rect svg:width="1mm" draw:style-name="paloverde" svg:height="1mm" svg:y="177.0mm" svg:x="220.5mm"/>
          <draw:rect svg:width="1mm" draw:style-name="paloverde" svg:height="1mm" svg:y="177.0mm" svg:x="219.0mm"/>
          <draw:rect svg:width="1mm" draw:style-name="paloverde" svg:height="1mm" svg:y="177.0mm" svg:x="217.5mm"/>
          <draw:rect svg:width="1mm" draw:style-name="paloverde" svg:height="1mm" svg:y="177.0mm" svg:x="216.0mm"/>
          <draw:rect svg:width="1mm" draw:style-name="paloverde" svg:height="1mm" svg:y="177.0mm" svg:x="214.5mm"/>
          <draw:rect svg:width="1mm" draw:style-name="paloverde" svg:height="1mm" svg:y="177.0mm" svg:x="213.0mm"/>
          <draw:rect svg:width="1mm" draw:style-name="paloverde" svg:height="1mm" svg:y="177.0mm" svg:x="211.5mm"/>
          <draw:rect svg:width="1mm" draw:style-name="paloverde" svg:height="1mm" svg:y="178.5mm" svg:x="247.5mm"/>
          <draw:rect svg:width="1mm" draw:style-name="paloverde" svg:height="1mm" svg:y="178.5mm" svg:x="246.0mm"/>
          <draw:rect svg:width="1mm" draw:style-name="paloverde" svg:height="1mm" svg:y="178.5mm" svg:x="244.5mm"/>
          <draw:rect svg:width="1mm" draw:style-name="paloverde" svg:height="1mm" svg:y="178.5mm" svg:x="243.0mm"/>
          <draw:rect svg:width="1mm" draw:style-name="paloverde" svg:height="1mm" svg:y="178.5mm" svg:x="241.5mm"/>
          <draw:rect svg:width="1mm" draw:style-name="paloverde" svg:height="1mm" svg:y="178.5mm" svg:x="240.0mm"/>
          <draw:rect svg:width="1mm" draw:style-name="paloverde" svg:height="1mm" svg:y="178.5mm" svg:x="238.5mm"/>
          <draw:rect svg:width="1mm" draw:style-name="paloverde" svg:height="1mm" svg:y="178.5mm" svg:x="237.0mm"/>
          <draw:rect svg:width="1mm" draw:style-name="paloverde" svg:height="1mm" svg:y="178.5mm" svg:x="235.5mm"/>
          <draw:rect svg:width="1mm" draw:style-name="paloverde" svg:height="1mm" svg:y="178.5mm" svg:x="234.0mm"/>
          <draw:rect svg:width="1mm" draw:style-name="paloverde" svg:height="1mm" svg:y="178.5mm" svg:x="232.5mm"/>
          <draw:rect svg:width="1mm" draw:style-name="paloverde" svg:height="1mm" svg:y="178.5mm" svg:x="231.0mm"/>
          <draw:rect svg:width="1mm" draw:style-name="paloverde" svg:height="1mm" svg:y="178.5mm" svg:x="229.5mm"/>
          <draw:rect svg:width="1mm" draw:style-name="paloverde" svg:height="1mm" svg:y="178.5mm" svg:x="228.0mm"/>
          <draw:rect svg:width="1mm" draw:style-name="paloverde" svg:height="1mm" svg:y="178.5mm" svg:x="226.5mm"/>
          <draw:rect svg:width="1mm" draw:style-name="paloverde" svg:height="1mm" svg:y="178.5mm" svg:x="225.0mm"/>
          <draw:rect svg:width="1mm" draw:style-name="paloverde" svg:height="1mm" svg:y="178.5mm" svg:x="223.5mm"/>
          <draw:rect svg:width="1mm" draw:style-name="paloverde" svg:height="1mm" svg:y="178.5mm" svg:x="222.0mm"/>
          <draw:rect svg:width="1mm" draw:style-name="paloverde" svg:height="1mm" svg:y="178.5mm" svg:x="220.5mm"/>
          <draw:rect svg:width="1mm" draw:style-name="paloverde" svg:height="1mm" svg:y="178.5mm" svg:x="219.0mm"/>
          <draw:rect svg:width="1mm" draw:style-name="paloverde" svg:height="1mm" svg:y="178.5mm" svg:x="217.5mm"/>
          <draw:rect svg:width="1mm" draw:style-name="paloverde" svg:height="1mm" svg:y="178.5mm" svg:x="216.0mm"/>
          <draw:rect svg:width="1mm" draw:style-name="paloverde" svg:height="1mm" svg:y="178.5mm" svg:x="214.5mm"/>
          <draw:rect svg:width="1mm" draw:style-name="paloverde" svg:height="1mm" svg:y="178.5mm" svg:x="213.0mm"/>
          <draw:rect svg:width="1mm" draw:style-name="paloverde" svg:height="1mm" svg:y="178.5mm" svg:x="211.5mm"/>
          <draw:rect svg:width="1mm" draw:style-name="paloverde" svg:height="1mm" svg:y="180.0mm" svg:x="247.5mm"/>
          <draw:rect svg:width="1mm" draw:style-name="paloverde" svg:height="1mm" svg:y="180.0mm" svg:x="246.0mm"/>
          <draw:rect svg:width="1mm" draw:style-name="paloverde" svg:height="1mm" svg:y="180.0mm" svg:x="244.5mm"/>
          <draw:rect svg:width="1mm" draw:style-name="paloverde" svg:height="1mm" svg:y="180.0mm" svg:x="243.0mm"/>
          <draw:rect svg:width="1mm" draw:style-name="paloverde" svg:height="1mm" svg:y="180.0mm" svg:x="241.5mm"/>
          <draw:rect svg:width="1mm" draw:style-name="paloverde" svg:height="1mm" svg:y="180.0mm" svg:x="240.0mm"/>
          <draw:rect svg:width="1mm" draw:style-name="paloverde" svg:height="1mm" svg:y="180.0mm" svg:x="238.5mm"/>
          <draw:rect svg:width="1mm" draw:style-name="paloverde" svg:height="1mm" svg:y="180.0mm" svg:x="237.0mm"/>
          <draw:rect svg:width="1mm" draw:style-name="paloverde" svg:height="1mm" svg:y="180.0mm" svg:x="235.5mm"/>
          <draw:rect svg:width="1mm" draw:style-name="paloverde" svg:height="1mm" svg:y="180.0mm" svg:x="234.0mm"/>
          <draw:rect svg:width="1mm" draw:style-name="paloverde" svg:height="1mm" svg:y="180.0mm" svg:x="232.5mm"/>
          <draw:rect svg:width="1mm" draw:style-name="paloverde" svg:height="1mm" svg:y="180.0mm" svg:x="231.0mm"/>
          <draw:rect svg:width="1mm" draw:style-name="paloverde" svg:height="1mm" svg:y="180.0mm" svg:x="229.5mm"/>
          <draw:rect svg:width="1mm" draw:style-name="paloverde" svg:height="1mm" svg:y="180.0mm" svg:x="228.0mm"/>
          <draw:rect svg:width="1mm" draw:style-name="paloverde" svg:height="1mm" svg:y="180.0mm" svg:x="226.5mm"/>
          <draw:rect svg:width="1mm" draw:style-name="paloverde" svg:height="1mm" svg:y="180.0mm" svg:x="225.0mm"/>
          <draw:rect svg:width="1mm" draw:style-name="paloverde" svg:height="1mm" svg:y="180.0mm" svg:x="223.5mm"/>
          <draw:rect svg:width="1mm" draw:style-name="paloverde" svg:height="1mm" svg:y="180.0mm" svg:x="222.0mm"/>
          <draw:rect svg:width="1mm" draw:style-name="paloverde" svg:height="1mm" svg:y="180.0mm" svg:x="220.5mm"/>
          <draw:rect svg:width="1mm" draw:style-name="paloverde" svg:height="1mm" svg:y="180.0mm" svg:x="219.0mm"/>
          <draw:rect svg:width="1mm" draw:style-name="paloverde" svg:height="1mm" svg:y="180.0mm" svg:x="217.5mm"/>
          <draw:rect svg:width="1mm" draw:style-name="paloverde" svg:height="1mm" svg:y="180.0mm" svg:x="216.0mm"/>
          <draw:rect svg:width="1mm" draw:style-name="paloverde" svg:height="1mm" svg:y="180.0mm" svg:x="214.5mm"/>
          <draw:rect svg:width="1mm" draw:style-name="paloverde" svg:height="1mm" svg:y="180.0mm" svg:x="213.0mm"/>
          <draw:rect svg:width="1mm" draw:style-name="paloverde" svg:height="1mm" svg:y="180.0mm" svg:x="211.5mm"/>
          <draw:rect svg:width="1mm" draw:style-name="paloverde" svg:height="1mm" svg:y="181.5mm" svg:x="247.5mm"/>
          <draw:rect svg:width="1mm" draw:style-name="paloverde" svg:height="1mm" svg:y="181.5mm" svg:x="246.0mm"/>
          <draw:rect svg:width="1mm" draw:style-name="paloverde" svg:height="1mm" svg:y="181.5mm" svg:x="244.5mm"/>
          <draw:rect svg:width="1mm" draw:style-name="paloverde" svg:height="1mm" svg:y="181.5mm" svg:x="243.0mm"/>
          <draw:rect svg:width="1mm" draw:style-name="paloverde" svg:height="1mm" svg:y="181.5mm" svg:x="241.5mm"/>
          <draw:rect svg:width="1mm" draw:style-name="paloverde" svg:height="1mm" svg:y="181.5mm" svg:x="240.0mm"/>
          <draw:rect svg:width="1mm" draw:style-name="paloverde" svg:height="1mm" svg:y="181.5mm" svg:x="238.5mm"/>
          <draw:rect svg:width="1mm" draw:style-name="paloverde" svg:height="1mm" svg:y="181.5mm" svg:x="237.0mm"/>
          <draw:rect svg:width="1mm" draw:style-name="paloverde" svg:height="1mm" svg:y="181.5mm" svg:x="235.5mm"/>
          <draw:rect svg:width="1mm" draw:style-name="paloverde" svg:height="1mm" svg:y="181.5mm" svg:x="234.0mm"/>
          <draw:rect svg:width="1mm" draw:style-name="paloverde" svg:height="1mm" svg:y="181.5mm" svg:x="232.5mm"/>
          <draw:rect svg:width="1mm" draw:style-name="paloverde" svg:height="1mm" svg:y="181.5mm" svg:x="231.0mm"/>
          <draw:rect svg:width="1mm" draw:style-name="paloverde" svg:height="1mm" svg:y="181.5mm" svg:x="229.5mm"/>
          <draw:rect svg:width="1mm" draw:style-name="paloverde" svg:height="1mm" svg:y="181.5mm" svg:x="228.0mm"/>
          <draw:rect svg:width="1mm" draw:style-name="paloverde" svg:height="1mm" svg:y="181.5mm" svg:x="226.5mm"/>
          <draw:rect svg:width="1mm" draw:style-name="paloverde" svg:height="1mm" svg:y="181.5mm" svg:x="225.0mm"/>
          <draw:rect svg:width="1mm" draw:style-name="paloverde" svg:height="1mm" svg:y="181.5mm" svg:x="223.5mm"/>
          <draw:rect svg:width="1mm" draw:style-name="paloverde" svg:height="1mm" svg:y="181.5mm" svg:x="222.0mm"/>
          <draw:rect svg:width="1mm" draw:style-name="paloverde" svg:height="1mm" svg:y="181.5mm" svg:x="220.5mm"/>
          <draw:rect svg:width="1mm" draw:style-name="paloverde" svg:height="1mm" svg:y="181.5mm" svg:x="219.0mm"/>
          <draw:rect svg:width="1mm" draw:style-name="paloverde" svg:height="1mm" svg:y="181.5mm" svg:x="217.5mm"/>
          <draw:rect svg:width="1mm" draw:style-name="paloverde" svg:height="1mm" svg:y="181.5mm" svg:x="216.0mm"/>
          <draw:rect svg:width="1mm" draw:style-name="paloverde" svg:height="1mm" svg:y="181.5mm" svg:x="214.5mm"/>
          <draw:rect svg:width="1mm" draw:style-name="paloverde" svg:height="1mm" svg:y="181.5mm" svg:x="213.0mm"/>
          <draw:rect svg:width="1mm" draw:style-name="paloverde" svg:height="1mm" svg:y="181.5mm" svg:x="211.5mm"/>
          <draw:rect svg:width="1mm" draw:style-name="paloverde" svg:height="1mm" svg:y="183.0mm" svg:x="247.5mm"/>
          <draw:rect svg:width="1mm" draw:style-name="paloverde" svg:height="1mm" svg:y="183.0mm" svg:x="246.0mm"/>
          <draw:rect svg:width="1mm" draw:style-name="paloverde" svg:height="1mm" svg:y="183.0mm" svg:x="244.5mm"/>
          <draw:rect svg:width="1mm" draw:style-name="paloverde" svg:height="1mm" svg:y="183.0mm" svg:x="243.0mm"/>
          <draw:rect svg:width="1mm" draw:style-name="paloverde" svg:height="1mm" svg:y="183.0mm" svg:x="241.5mm"/>
          <draw:rect svg:width="1mm" draw:style-name="paloverde" svg:height="1mm" svg:y="183.0mm" svg:x="240.0mm"/>
          <draw:rect svg:width="1mm" draw:style-name="paloverde" svg:height="1mm" svg:y="183.0mm" svg:x="238.5mm"/>
          <draw:rect svg:width="1mm" draw:style-name="paloverde" svg:height="1mm" svg:y="183.0mm" svg:x="237.0mm"/>
          <draw:rect svg:width="1mm" draw:style-name="paloverde" svg:height="1mm" svg:y="183.0mm" svg:x="235.5mm"/>
          <draw:rect svg:width="1mm" draw:style-name="paloverde" svg:height="1mm" svg:y="183.0mm" svg:x="234.0mm"/>
          <draw:rect svg:width="1mm" draw:style-name="paloverde" svg:height="1mm" svg:y="183.0mm" svg:x="232.5mm"/>
          <draw:rect svg:width="1mm" draw:style-name="paloverde" svg:height="1mm" svg:y="183.0mm" svg:x="231.0mm"/>
          <draw:rect svg:width="1mm" draw:style-name="paloverde" svg:height="1mm" svg:y="183.0mm" svg:x="229.5mm"/>
          <draw:rect svg:width="1mm" draw:style-name="paloverde" svg:height="1mm" svg:y="183.0mm" svg:x="228.0mm"/>
          <draw:rect svg:width="1mm" draw:style-name="paloverde" svg:height="1mm" svg:y="183.0mm" svg:x="226.5mm"/>
          <draw:rect svg:width="1mm" draw:style-name="paloverde" svg:height="1mm" svg:y="183.0mm" svg:x="225.0mm"/>
          <draw:rect svg:width="1mm" draw:style-name="paloverde" svg:height="1mm" svg:y="183.0mm" svg:x="223.5mm"/>
          <draw:rect svg:width="1mm" draw:style-name="paloverde" svg:height="1mm" svg:y="183.0mm" svg:x="222.0mm"/>
          <draw:rect svg:width="1mm" draw:style-name="paloverde" svg:height="1mm" svg:y="183.0mm" svg:x="220.5mm"/>
          <draw:rect svg:width="1mm" draw:style-name="paloverde" svg:height="1mm" svg:y="183.0mm" svg:x="219.0mm"/>
          <draw:rect svg:width="1mm" draw:style-name="paloverde" svg:height="1mm" svg:y="183.0mm" svg:x="217.5mm"/>
          <draw:rect svg:width="1mm" draw:style-name="paloverde" svg:height="1mm" svg:y="183.0mm" svg:x="216.0mm"/>
          <draw:rect svg:width="1mm" draw:style-name="paloverde" svg:height="1mm" svg:y="183.0mm" svg:x="214.5mm"/>
          <draw:rect svg:width="1mm" draw:style-name="paloverde" svg:height="1mm" svg:y="183.0mm" svg:x="213.0mm"/>
          <draw:rect svg:width="1mm" draw:style-name="paloverde" svg:height="1mm" svg:y="183.0mm" svg:x="211.5mm"/>
          <draw:rect svg:width="1mm" draw:style-name="paloverde" svg:height="1mm" svg:y="184.5mm" svg:x="247.5mm"/>
          <draw:rect svg:width="1mm" draw:style-name="paloverde" svg:height="1mm" svg:y="184.5mm" svg:x="246.0mm"/>
          <draw:rect svg:width="1mm" draw:style-name="paloverde" svg:height="1mm" svg:y="184.5mm" svg:x="244.5mm"/>
          <draw:rect svg:width="1mm" draw:style-name="paloverde" svg:height="1mm" svg:y="184.5mm" svg:x="243.0mm"/>
          <draw:rect svg:width="1mm" draw:style-name="paloverde" svg:height="1mm" svg:y="184.5mm" svg:x="241.5mm"/>
          <draw:rect svg:width="1mm" draw:style-name="paloverde" svg:height="1mm" svg:y="184.5mm" svg:x="240.0mm"/>
          <draw:rect svg:width="1mm" draw:style-name="paloverde" svg:height="1mm" svg:y="184.5mm" svg:x="238.5mm"/>
          <draw:rect svg:width="1mm" draw:style-name="paloverde" svg:height="1mm" svg:y="184.5mm" svg:x="237.0mm"/>
          <draw:rect svg:width="1mm" draw:style-name="paloverde" svg:height="1mm" svg:y="184.5mm" svg:x="235.5mm"/>
          <draw:rect svg:width="1mm" draw:style-name="paloverde" svg:height="1mm" svg:y="184.5mm" svg:x="234.0mm"/>
          <draw:rect svg:width="1mm" draw:style-name="paloverde" svg:height="1mm" svg:y="184.5mm" svg:x="232.5mm"/>
          <draw:rect svg:width="1mm" draw:style-name="paloverde" svg:height="1mm" svg:y="184.5mm" svg:x="231.0mm"/>
          <draw:rect svg:width="1mm" draw:style-name="paloverde" svg:height="1mm" svg:y="184.5mm" svg:x="229.5mm"/>
          <draw:rect svg:width="1mm" draw:style-name="paloverde" svg:height="1mm" svg:y="184.5mm" svg:x="228.0mm"/>
          <draw:rect svg:width="1mm" draw:style-name="paloverde" svg:height="1mm" svg:y="184.5mm" svg:x="226.5mm"/>
          <draw:rect svg:width="1mm" draw:style-name="paloverde" svg:height="1mm" svg:y="184.5mm" svg:x="225.0mm"/>
          <draw:rect svg:width="1mm" draw:style-name="paloverde" svg:height="1mm" svg:y="184.5mm" svg:x="223.5mm"/>
          <draw:rect svg:width="1mm" draw:style-name="paloverde" svg:height="1mm" svg:y="184.5mm" svg:x="222.0mm"/>
          <draw:rect svg:width="1mm" draw:style-name="paloverde" svg:height="1mm" svg:y="184.5mm" svg:x="220.5mm"/>
          <draw:rect svg:width="1mm" draw:style-name="paloverde" svg:height="1mm" svg:y="184.5mm" svg:x="219.0mm"/>
          <draw:rect svg:width="1mm" draw:style-name="paloverde" svg:height="1mm" svg:y="184.5mm" svg:x="217.5mm"/>
          <draw:rect svg:width="1mm" draw:style-name="paloverde" svg:height="1mm" svg:y="184.5mm" svg:x="216.0mm"/>
          <draw:rect svg:width="1mm" draw:style-name="paloverde" svg:height="1mm" svg:y="184.5mm" svg:x="214.5mm"/>
          <draw:rect svg:width="1mm" draw:style-name="paloverde" svg:height="1mm" svg:y="184.5mm" svg:x="213.0mm"/>
          <draw:rect svg:width="1mm" draw:style-name="paloverde" svg:height="1mm" svg:y="184.5mm" svg:x="211.5mm"/>
          <draw:rect svg:width="1mm" draw:style-name="paloverde" svg:height="1mm" svg:y="186.0mm" svg:x="247.5mm"/>
          <draw:rect svg:width="1mm" draw:style-name="paloverde" svg:height="1mm" svg:y="186.0mm" svg:x="246.0mm"/>
          <draw:rect svg:width="1mm" draw:style-name="paloverde" svg:height="1mm" svg:y="186.0mm" svg:x="244.5mm"/>
          <draw:rect svg:width="1mm" draw:style-name="paloverde" svg:height="1mm" svg:y="186.0mm" svg:x="243.0mm"/>
          <draw:rect svg:width="1mm" draw:style-name="paloverde" svg:height="1mm" svg:y="186.0mm" svg:x="241.5mm"/>
          <draw:rect svg:width="1mm" draw:style-name="paloverde" svg:height="1mm" svg:y="186.0mm" svg:x="240.0mm"/>
          <draw:rect svg:width="1mm" draw:style-name="paloverde" svg:height="1mm" svg:y="186.0mm" svg:x="238.5mm"/>
          <draw:rect svg:width="1mm" draw:style-name="paloverde" svg:height="1mm" svg:y="186.0mm" svg:x="237.0mm"/>
          <draw:rect svg:width="1mm" draw:style-name="paloverde" svg:height="1mm" svg:y="186.0mm" svg:x="235.5mm"/>
          <draw:rect svg:width="1mm" draw:style-name="paloverde" svg:height="1mm" svg:y="186.0mm" svg:x="234.0mm"/>
          <draw:rect svg:width="1mm" draw:style-name="paloverde" svg:height="1mm" svg:y="186.0mm" svg:x="232.5mm"/>
          <draw:rect svg:width="1mm" draw:style-name="paloverde" svg:height="1mm" svg:y="186.0mm" svg:x="231.0mm"/>
          <draw:rect svg:width="1mm" draw:style-name="paloverde" svg:height="1mm" svg:y="186.0mm" svg:x="229.5mm"/>
          <draw:rect svg:width="1mm" draw:style-name="paloverde" svg:height="1mm" svg:y="186.0mm" svg:x="228.0mm"/>
          <draw:rect svg:width="1mm" draw:style-name="paloverde" svg:height="1mm" svg:y="186.0mm" svg:x="226.5mm"/>
          <draw:rect svg:width="1mm" draw:style-name="paloverde" svg:height="1mm" svg:y="186.0mm" svg:x="225.0mm"/>
          <draw:rect svg:width="1mm" draw:style-name="paloverde" svg:height="1mm" svg:y="186.0mm" svg:x="223.5mm"/>
          <draw:rect svg:width="1mm" draw:style-name="paloverde" svg:height="1mm" svg:y="186.0mm" svg:x="222.0mm"/>
          <draw:rect svg:width="1mm" draw:style-name="paloverde" svg:height="1mm" svg:y="186.0mm" svg:x="220.5mm"/>
          <draw:rect svg:width="1mm" draw:style-name="paloverde" svg:height="1mm" svg:y="186.0mm" svg:x="219.0mm"/>
          <draw:rect svg:width="1mm" draw:style-name="paloverde" svg:height="1mm" svg:y="186.0mm" svg:x="217.5mm"/>
          <draw:rect svg:width="1mm" draw:style-name="paloverde" svg:height="1mm" svg:y="186.0mm" svg:x="216.0mm"/>
          <draw:rect svg:width="1mm" draw:style-name="paloverde" svg:height="1mm" svg:y="186.0mm" svg:x="214.5mm"/>
          <draw:rect svg:width="1mm" draw:style-name="paloverde" svg:height="1mm" svg:y="186.0mm" svg:x="213.0mm"/>
          <draw:rect svg:width="1mm" draw:style-name="paloverde" svg:height="1mm" svg:y="186.0mm" svg:x="211.5mm"/>
          <draw:frame svg:width="60mm" draw:style-name="texto" svg:height="10mm" svg:y="146.5mm" svg:x="255.5mm">
            <draw:text-box>
              <text:p>Ley reservada del cobre</text:p>
            </draw:text-box>
          </draw:frame>
        </draw:g>
        <draw:g>
          <draw:rect svg:width="1mm" draw:style-name="paloverde" svg:height="1mm" svg:y="194.5mm" svg:x="247.5mm"/>
          <draw:rect svg:width="1mm" draw:style-name="paloverde" svg:height="1mm" svg:y="194.5mm" svg:x="246.0mm"/>
          <draw:rect svg:width="1mm" draw:style-name="paloverde" svg:height="1mm" svg:y="194.5mm" svg:x="244.5mm"/>
          <draw:rect svg:width="1mm" draw:style-name="paloverde" svg:height="1mm" svg:y="194.5mm" svg:x="243.0mm"/>
          <draw:rect svg:width="1mm" draw:style-name="paloverde" svg:height="1mm" svg:y="194.5mm" svg:x="241.5mm"/>
          <draw:rect svg:width="1mm" draw:style-name="paloverde" svg:height="1mm" svg:y="194.5mm" svg:x="240.0mm"/>
          <draw:rect svg:width="1mm" draw:style-name="paloverde" svg:height="1mm" svg:y="194.5mm" svg:x="238.5mm"/>
          <draw:rect svg:width="1mm" draw:style-name="paloverde" svg:height="1mm" svg:y="194.5mm" svg:x="237.0mm"/>
          <draw:rect svg:width="1mm" draw:style-name="paloverde" svg:height="1mm" svg:y="194.5mm" svg:x="235.5mm"/>
          <draw:rect svg:width="1mm" draw:style-name="paloverde" svg:height="1mm" svg:y="194.5mm" svg:x="234.0mm"/>
          <draw:rect svg:width="1mm" draw:style-name="paloverde" svg:height="1mm" svg:y="194.5mm" svg:x="232.5mm"/>
          <draw:rect svg:width="1mm" draw:style-name="paloverde" svg:height="1mm" svg:y="194.5mm" svg:x="231.0mm"/>
          <draw:rect svg:width="1mm" draw:style-name="paloverde" svg:height="1mm" svg:y="194.5mm" svg:x="229.5mm"/>
          <draw:rect svg:width="1mm" draw:style-name="paloverde" svg:height="1mm" svg:y="194.5mm" svg:x="228.0mm"/>
          <draw:rect svg:width="1mm" draw:style-name="paloverde" svg:height="1mm" svg:y="194.5mm" svg:x="226.5mm"/>
          <draw:rect svg:width="1mm" draw:style-name="paloverde" svg:height="1mm" svg:y="194.5mm" svg:x="225.0mm"/>
          <draw:rect svg:width="1mm" draw:style-name="paloverde" svg:height="1mm" svg:y="194.5mm" svg:x="223.5mm"/>
          <draw:rect svg:width="1mm" draw:style-name="paloverde" svg:height="1mm" svg:y="194.5mm" svg:x="222.0mm"/>
          <draw:rect svg:width="1mm" draw:style-name="paloverde" svg:height="1mm" svg:y="194.5mm" svg:x="220.5mm"/>
          <draw:rect svg:width="1mm" draw:style-name="paloverde" svg:height="1mm" svg:y="194.5mm" svg:x="219.0mm"/>
          <draw:rect svg:width="1mm" draw:style-name="paloverde" svg:height="1mm" svg:y="194.5mm" svg:x="217.5mm"/>
          <draw:rect svg:width="1mm" draw:style-name="paloverde" svg:height="1mm" svg:y="194.5mm" svg:x="216.0mm"/>
          <draw:rect svg:width="1mm" draw:style-name="paloverde" svg:height="1mm" svg:y="194.5mm" svg:x="214.5mm"/>
          <draw:rect svg:width="1mm" draw:style-name="paloverde" svg:height="1mm" svg:y="194.5mm" svg:x="213.0mm"/>
          <draw:rect svg:width="1mm" draw:style-name="paloverde" svg:height="1mm" svg:y="194.5mm" svg:x="211.5mm"/>
          <draw:rect svg:width="1mm" draw:style-name="paloverde" svg:height="1mm" svg:y="196.0mm" svg:x="247.5mm"/>
          <draw:rect svg:width="1mm" draw:style-name="paloverde" svg:height="1mm" svg:y="196.0mm" svg:x="246.0mm"/>
          <draw:rect svg:width="1mm" draw:style-name="paloverde" svg:height="1mm" svg:y="196.0mm" svg:x="244.5mm"/>
          <draw:rect svg:width="1mm" draw:style-name="paloverde" svg:height="1mm" svg:y="196.0mm" svg:x="243.0mm"/>
          <draw:rect svg:width="1mm" draw:style-name="paloverde" svg:height="1mm" svg:y="196.0mm" svg:x="241.5mm"/>
          <draw:rect svg:width="1mm" draw:style-name="paloverde" svg:height="1mm" svg:y="196.0mm" svg:x="240.0mm"/>
          <draw:rect svg:width="1mm" draw:style-name="paloverde" svg:height="1mm" svg:y="196.0mm" svg:x="238.5mm"/>
          <draw:rect svg:width="1mm" draw:style-name="paloverde" svg:height="1mm" svg:y="196.0mm" svg:x="237.0mm"/>
          <draw:rect svg:width="1mm" draw:style-name="paloverde" svg:height="1mm" svg:y="196.0mm" svg:x="235.5mm"/>
          <draw:rect svg:width="1mm" draw:style-name="paloverde" svg:height="1mm" svg:y="196.0mm" svg:x="234.0mm"/>
          <draw:rect svg:width="1mm" draw:style-name="paloverde" svg:height="1mm" svg:y="196.0mm" svg:x="232.5mm"/>
          <draw:rect svg:width="1mm" draw:style-name="paloverde" svg:height="1mm" svg:y="196.0mm" svg:x="231.0mm"/>
          <draw:rect svg:width="1mm" draw:style-name="paloverde" svg:height="1mm" svg:y="196.0mm" svg:x="229.5mm"/>
          <draw:rect svg:width="1mm" draw:style-name="paloverde" svg:height="1mm" svg:y="196.0mm" svg:x="228.0mm"/>
          <draw:rect svg:width="1mm" draw:style-name="paloverde" svg:height="1mm" svg:y="196.0mm" svg:x="226.5mm"/>
          <draw:rect svg:width="1mm" draw:style-name="paloverde" svg:height="1mm" svg:y="196.0mm" svg:x="225.0mm"/>
          <draw:rect svg:width="1mm" draw:style-name="paloverde" svg:height="1mm" svg:y="196.0mm" svg:x="223.5mm"/>
          <draw:rect svg:width="1mm" draw:style-name="paloverde" svg:height="1mm" svg:y="196.0mm" svg:x="222.0mm"/>
          <draw:rect svg:width="1mm" draw:style-name="paloverde" svg:height="1mm" svg:y="196.0mm" svg:x="220.5mm"/>
          <draw:rect svg:width="1mm" draw:style-name="paloverde" svg:height="1mm" svg:y="196.0mm" svg:x="219.0mm"/>
          <draw:rect svg:width="1mm" draw:style-name="paloverde" svg:height="1mm" svg:y="196.0mm" svg:x="217.5mm"/>
          <draw:rect svg:width="1mm" draw:style-name="paloverde" svg:height="1mm" svg:y="196.0mm" svg:x="216.0mm"/>
          <draw:rect svg:width="1mm" draw:style-name="paloverde" svg:height="1mm" svg:y="196.0mm" svg:x="214.5mm"/>
          <draw:rect svg:width="1mm" draw:style-name="paloverde" svg:height="1mm" svg:y="196.0mm" svg:x="213.0mm"/>
          <draw:rect svg:width="1mm" draw:style-name="paloverde" svg:height="1mm" svg:y="196.0mm" svg:x="211.5mm"/>
          <draw:rect svg:width="1mm" draw:style-name="paloverde" svg:height="1mm" svg:y="197.5mm" svg:x="247.5mm"/>
          <draw:rect svg:width="1mm" draw:style-name="paloverde" svg:height="1mm" svg:y="197.5mm" svg:x="246.0mm"/>
          <draw:rect svg:width="1mm" draw:style-name="paloverde" svg:height="1mm" svg:y="197.5mm" svg:x="244.5mm"/>
          <draw:rect svg:width="1mm" draw:style-name="paloverde" svg:height="1mm" svg:y="197.5mm" svg:x="243.0mm"/>
          <draw:rect svg:width="1mm" draw:style-name="paloverde" svg:height="1mm" svg:y="197.5mm" svg:x="241.5mm"/>
          <draw:rect svg:width="1mm" draw:style-name="paloverde" svg:height="1mm" svg:y="197.5mm" svg:x="240.0mm"/>
          <draw:rect svg:width="1mm" draw:style-name="paloverde" svg:height="1mm" svg:y="197.5mm" svg:x="238.5mm"/>
          <draw:rect svg:width="1mm" draw:style-name="paloverde" svg:height="1mm" svg:y="197.5mm" svg:x="237.0mm"/>
          <draw:rect svg:width="1mm" draw:style-name="paloverde" svg:height="1mm" svg:y="197.5mm" svg:x="235.5mm"/>
          <draw:rect svg:width="1mm" draw:style-name="paloverde" svg:height="1mm" svg:y="197.5mm" svg:x="234.0mm"/>
          <draw:rect svg:width="1mm" draw:style-name="paloverde" svg:height="1mm" svg:y="197.5mm" svg:x="232.5mm"/>
          <draw:rect svg:width="1mm" draw:style-name="paloverde" svg:height="1mm" svg:y="197.5mm" svg:x="231.0mm"/>
          <draw:rect svg:width="1mm" draw:style-name="paloverde" svg:height="1mm" svg:y="197.5mm" svg:x="229.5mm"/>
          <draw:rect svg:width="1mm" draw:style-name="paloverde" svg:height="1mm" svg:y="197.5mm" svg:x="228.0mm"/>
          <draw:rect svg:width="1mm" draw:style-name="paloverde" svg:height="1mm" svg:y="197.5mm" svg:x="226.5mm"/>
          <draw:rect svg:width="1mm" draw:style-name="paloverde" svg:height="1mm" svg:y="197.5mm" svg:x="225.0mm"/>
          <draw:rect svg:width="1mm" draw:style-name="paloverde" svg:height="1mm" svg:y="197.5mm" svg:x="223.5mm"/>
          <draw:rect svg:width="1mm" draw:style-name="paloverde" svg:height="1mm" svg:y="197.5mm" svg:x="222.0mm"/>
          <draw:rect svg:width="1mm" draw:style-name="paloverde" svg:height="1mm" svg:y="197.5mm" svg:x="220.5mm"/>
          <draw:rect svg:width="1mm" draw:style-name="paloverde" svg:height="1mm" svg:y="197.5mm" svg:x="219.0mm"/>
          <draw:rect svg:width="1mm" draw:style-name="paloverde" svg:height="1mm" svg:y="197.5mm" svg:x="217.5mm"/>
          <draw:rect svg:width="1mm" draw:style-name="paloverde" svg:height="1mm" svg:y="197.5mm" svg:x="216.0mm"/>
          <draw:rect svg:width="1mm" draw:style-name="paloverde" svg:height="1mm" svg:y="197.5mm" svg:x="214.5mm"/>
          <draw:rect svg:width="1mm" draw:style-name="paloverde" svg:height="1mm" svg:y="197.5mm" svg:x="213.0mm"/>
          <draw:rect svg:width="1mm" draw:style-name="paloverde" svg:height="1mm" svg:y="197.5mm" svg:x="211.5mm"/>
          <draw:rect svg:width="1mm" draw:style-name="paloverde" svg:height="1mm" svg:y="199.0mm" svg:x="247.5mm"/>
          <draw:rect svg:width="1mm" draw:style-name="paloverde" svg:height="1mm" svg:y="199.0mm" svg:x="246.0mm"/>
          <draw:rect svg:width="1mm" draw:style-name="paloverde" svg:height="1mm" svg:y="199.0mm" svg:x="244.5mm"/>
          <draw:rect svg:width="1mm" draw:style-name="paloverde" svg:height="1mm" svg:y="199.0mm" svg:x="243.0mm"/>
          <draw:rect svg:width="1mm" draw:style-name="paloverde" svg:height="1mm" svg:y="199.0mm" svg:x="241.5mm"/>
          <draw:rect svg:width="1mm" draw:style-name="paloverde" svg:height="1mm" svg:y="199.0mm" svg:x="240.0mm"/>
          <draw:rect svg:width="1mm" draw:style-name="paloverde" svg:height="1mm" svg:y="199.0mm" svg:x="238.5mm"/>
          <draw:rect svg:width="1mm" draw:style-name="paloverde" svg:height="1mm" svg:y="199.0mm" svg:x="237.0mm"/>
          <draw:rect svg:width="1mm" draw:style-name="paloverde" svg:height="1mm" svg:y="199.0mm" svg:x="235.5mm"/>
          <draw:rect svg:width="1mm" draw:style-name="paloverde" svg:height="1mm" svg:y="199.0mm" svg:x="234.0mm"/>
          <draw:rect svg:width="1mm" draw:style-name="paloverde" svg:height="1mm" svg:y="199.0mm" svg:x="232.5mm"/>
          <draw:rect svg:width="1mm" draw:style-name="paloverde" svg:height="1mm" svg:y="199.0mm" svg:x="231.0mm"/>
          <draw:rect svg:width="1mm" draw:style-name="paloverde" svg:height="1mm" svg:y="199.0mm" svg:x="229.5mm"/>
          <draw:rect svg:width="1mm" draw:style-name="paloverde" svg:height="1mm" svg:y="199.0mm" svg:x="228.0mm"/>
          <draw:rect svg:width="1mm" draw:style-name="paloverde" svg:height="1mm" svg:y="199.0mm" svg:x="226.5mm"/>
          <draw:rect svg:width="1mm" draw:style-name="paloverde" svg:height="1mm" svg:y="199.0mm" svg:x="225.0mm"/>
          <draw:rect svg:width="1mm" draw:style-name="paloverde" svg:height="1mm" svg:y="199.0mm" svg:x="223.5mm"/>
          <draw:rect svg:width="1mm" draw:style-name="paloverde" svg:height="1mm" svg:y="199.0mm" svg:x="222.0mm"/>
          <draw:rect svg:width="1mm" draw:style-name="paloverde" svg:height="1mm" svg:y="199.0mm" svg:x="220.5mm"/>
          <draw:rect svg:width="1mm" draw:style-name="paloverde" svg:height="1mm" svg:y="199.0mm" svg:x="219.0mm"/>
          <draw:rect svg:width="1mm" draw:style-name="paloverde" svg:height="1mm" svg:y="199.0mm" svg:x="217.5mm"/>
          <draw:rect svg:width="1mm" draw:style-name="paloverde" svg:height="1mm" svg:y="199.0mm" svg:x="216.0mm"/>
          <draw:rect svg:width="1mm" draw:style-name="paloverde" svg:height="1mm" svg:y="199.0mm" svg:x="214.5mm"/>
          <draw:rect svg:width="1mm" draw:style-name="paloverde" svg:height="1mm" svg:y="199.0mm" svg:x="213.0mm"/>
          <draw:rect svg:width="1mm" draw:style-name="paloverde" svg:height="1mm" svg:y="199.0mm" svg:x="211.5mm"/>
          <draw:rect svg:width="1mm" draw:style-name="paloverde" svg:height="1mm" svg:y="200.5mm" svg:x="247.5mm"/>
          <draw:rect svg:width="1mm" draw:style-name="paloverde" svg:height="1mm" svg:y="200.5mm" svg:x="246.0mm"/>
          <draw:rect svg:width="1mm" draw:style-name="paloverde" svg:height="1mm" svg:y="200.5mm" svg:x="244.5mm"/>
          <draw:rect svg:width="1mm" draw:style-name="paloverde" svg:height="1mm" svg:y="200.5mm" svg:x="243.0mm"/>
          <draw:rect svg:width="1mm" draw:style-name="paloverde" svg:height="1mm" svg:y="200.5mm" svg:x="241.5mm"/>
          <draw:rect svg:width="1mm" draw:style-name="paloverde" svg:height="1mm" svg:y="200.5mm" svg:x="240.0mm"/>
          <draw:rect svg:width="1mm" draw:style-name="paloverde" svg:height="1mm" svg:y="200.5mm" svg:x="238.5mm"/>
          <draw:rect svg:width="1mm" draw:style-name="paloverde" svg:height="1mm" svg:y="200.5mm" svg:x="237.0mm"/>
          <draw:rect svg:width="1mm" draw:style-name="paloverde" svg:height="1mm" svg:y="200.5mm" svg:x="235.5mm"/>
          <draw:rect svg:width="1mm" draw:style-name="paloverde" svg:height="1mm" svg:y="200.5mm" svg:x="234.0mm"/>
          <draw:rect svg:width="1mm" draw:style-name="paloverde" svg:height="1mm" svg:y="200.5mm" svg:x="232.5mm"/>
          <draw:rect svg:width="1mm" draw:style-name="paloverde" svg:height="1mm" svg:y="200.5mm" svg:x="231.0mm"/>
          <draw:rect svg:width="1mm" draw:style-name="paloverde" svg:height="1mm" svg:y="200.5mm" svg:x="229.5mm"/>
          <draw:rect svg:width="1mm" draw:style-name="paloverde" svg:height="1mm" svg:y="200.5mm" svg:x="228.0mm"/>
          <draw:rect svg:width="1mm" draw:style-name="paloverde" svg:height="1mm" svg:y="200.5mm" svg:x="226.5mm"/>
          <draw:rect svg:width="1mm" draw:style-name="paloverde" svg:height="1mm" svg:y="200.5mm" svg:x="225.0mm"/>
          <draw:rect svg:width="1mm" draw:style-name="paloverde" svg:height="1mm" svg:y="200.5mm" svg:x="223.5mm"/>
          <draw:rect svg:width="1mm" draw:style-name="paloverde" svg:height="1mm" svg:y="200.5mm" svg:x="222.0mm"/>
          <draw:rect svg:width="1mm" draw:style-name="paloverde" svg:height="1mm" svg:y="200.5mm" svg:x="220.5mm"/>
          <draw:rect svg:width="1mm" draw:style-name="paloverde" svg:height="1mm" svg:y="200.5mm" svg:x="219.0mm"/>
          <draw:rect svg:width="1mm" draw:style-name="paloverde" svg:height="1mm" svg:y="200.5mm" svg:x="217.5mm"/>
          <draw:rect svg:width="1mm" draw:style-name="paloverde" svg:height="1mm" svg:y="200.5mm" svg:x="216.0mm"/>
          <draw:rect svg:width="1mm" draw:style-name="paloverde" svg:height="1mm" svg:y="200.5mm" svg:x="214.5mm"/>
          <draw:rect svg:width="1mm" draw:style-name="paloverde" svg:height="1mm" svg:y="200.5mm" svg:x="213.0mm"/>
          <draw:rect svg:width="1mm" draw:style-name="paloverde" svg:height="1mm" svg:y="200.5mm" svg:x="211.5mm"/>
          <draw:rect svg:width="1mm" draw:style-name="paloverde" svg:height="1mm" svg:y="202.0mm" svg:x="247.5mm"/>
          <draw:rect svg:width="1mm" draw:style-name="paloverde" svg:height="1mm" svg:y="202.0mm" svg:x="246.0mm"/>
          <draw:rect svg:width="1mm" draw:style-name="paloverde" svg:height="1mm" svg:y="202.0mm" svg:x="244.5mm"/>
          <draw:rect svg:width="1mm" draw:style-name="paloverde" svg:height="1mm" svg:y="202.0mm" svg:x="243.0mm"/>
          <draw:rect svg:width="1mm" draw:style-name="paloverde" svg:height="1mm" svg:y="202.0mm" svg:x="241.5mm"/>
          <draw:rect svg:width="1mm" draw:style-name="paloverde" svg:height="1mm" svg:y="202.0mm" svg:x="240.0mm"/>
          <draw:rect svg:width="1mm" draw:style-name="paloverde" svg:height="1mm" svg:y="202.0mm" svg:x="238.5mm"/>
          <draw:rect svg:width="1mm" draw:style-name="paloverde" svg:height="1mm" svg:y="202.0mm" svg:x="237.0mm"/>
          <draw:rect svg:width="1mm" draw:style-name="paloverde" svg:height="1mm" svg:y="202.0mm" svg:x="235.5mm"/>
          <draw:rect svg:width="1mm" draw:style-name="paloverde" svg:height="1mm" svg:y="202.0mm" svg:x="234.0mm"/>
          <draw:rect svg:width="1mm" draw:style-name="paloverde" svg:height="1mm" svg:y="202.0mm" svg:x="232.5mm"/>
          <draw:rect svg:width="1mm" draw:style-name="paloverde" svg:height="1mm" svg:y="202.0mm" svg:x="231.0mm"/>
          <draw:rect svg:width="1mm" draw:style-name="paloverde" svg:height="1mm" svg:y="202.0mm" svg:x="229.5mm"/>
          <draw:rect svg:width="1mm" draw:style-name="paloverde" svg:height="1mm" svg:y="202.0mm" svg:x="228.0mm"/>
          <draw:rect svg:width="1mm" draw:style-name="paloverde" svg:height="1mm" svg:y="202.0mm" svg:x="226.5mm"/>
          <draw:rect svg:width="1mm" draw:style-name="paloverde" svg:height="1mm" svg:y="202.0mm" svg:x="225.0mm"/>
          <draw:rect svg:width="1mm" draw:style-name="paloverde" svg:height="1mm" svg:y="202.0mm" svg:x="223.5mm"/>
          <draw:rect svg:width="1mm" draw:style-name="paloverde" svg:height="1mm" svg:y="202.0mm" svg:x="222.0mm"/>
          <draw:rect svg:width="1mm" draw:style-name="paloverde" svg:height="1mm" svg:y="202.0mm" svg:x="220.5mm"/>
          <draw:rect svg:width="1mm" draw:style-name="paloverde" svg:height="1mm" svg:y="202.0mm" svg:x="219.0mm"/>
          <draw:rect svg:width="1mm" draw:style-name="paloverde" svg:height="1mm" svg:y="202.0mm" svg:x="217.5mm"/>
          <draw:rect svg:width="1mm" draw:style-name="paloverde" svg:height="1mm" svg:y="202.0mm" svg:x="216.0mm"/>
          <draw:rect svg:width="1mm" draw:style-name="paloverde" svg:height="1mm" svg:y="202.0mm" svg:x="214.5mm"/>
          <draw:rect svg:width="1mm" draw:style-name="paloverde" svg:height="1mm" svg:y="202.0mm" svg:x="213.0mm"/>
          <draw:rect svg:width="1mm" draw:style-name="paloverde" svg:height="1mm" svg:y="202.0mm" svg:x="211.5mm"/>
          <draw:rect svg:width="1mm" draw:style-name="paloverde" svg:height="1mm" svg:y="203.5mm" svg:x="247.5mm"/>
          <draw:rect svg:width="1mm" draw:style-name="paloverde" svg:height="1mm" svg:y="203.5mm" svg:x="246.0mm"/>
          <draw:rect svg:width="1mm" draw:style-name="paloverde" svg:height="1mm" svg:y="203.5mm" svg:x="244.5mm"/>
          <draw:rect svg:width="1mm" draw:style-name="paloverde" svg:height="1mm" svg:y="203.5mm" svg:x="243.0mm"/>
          <draw:rect svg:width="1mm" draw:style-name="paloverde" svg:height="1mm" svg:y="203.5mm" svg:x="241.5mm"/>
          <draw:rect svg:width="1mm" draw:style-name="paloverde" svg:height="1mm" svg:y="203.5mm" svg:x="240.0mm"/>
          <draw:rect svg:width="1mm" draw:style-name="paloverde" svg:height="1mm" svg:y="203.5mm" svg:x="238.5mm"/>
          <draw:rect svg:width="1mm" draw:style-name="paloverde" svg:height="1mm" svg:y="203.5mm" svg:x="237.0mm"/>
          <draw:rect svg:width="1mm" draw:style-name="paloverde" svg:height="1mm" svg:y="203.5mm" svg:x="235.5mm"/>
          <draw:rect svg:width="1mm" draw:style-name="paloverde" svg:height="1mm" svg:y="203.5mm" svg:x="234.0mm"/>
          <draw:rect svg:width="1mm" draw:style-name="paloverde" svg:height="1mm" svg:y="203.5mm" svg:x="232.5mm"/>
          <draw:rect svg:width="1mm" draw:style-name="paloverde" svg:height="1mm" svg:y="203.5mm" svg:x="231.0mm"/>
          <draw:rect svg:width="1mm" draw:style-name="paloverde" svg:height="1mm" svg:y="203.5mm" svg:x="229.5mm"/>
          <draw:rect svg:width="1mm" draw:style-name="paloverde" svg:height="1mm" svg:y="203.5mm" svg:x="228.0mm"/>
          <draw:rect svg:width="1mm" draw:style-name="paloverde" svg:height="1mm" svg:y="203.5mm" svg:x="226.5mm"/>
          <draw:rect svg:width="1mm" draw:style-name="paloverde" svg:height="1mm" svg:y="203.5mm" svg:x="225.0mm"/>
          <draw:rect svg:width="1mm" draw:style-name="paloverde" svg:height="1mm" svg:y="203.5mm" svg:x="223.5mm"/>
          <draw:rect svg:width="1mm" draw:style-name="paloverde" svg:height="1mm" svg:y="203.5mm" svg:x="222.0mm"/>
          <draw:rect svg:width="1mm" draw:style-name="paloverde" svg:height="1mm" svg:y="203.5mm" svg:x="220.5mm"/>
          <draw:rect svg:width="1mm" draw:style-name="paloverde" svg:height="1mm" svg:y="203.5mm" svg:x="219.0mm"/>
          <draw:rect svg:width="1mm" draw:style-name="paloverde" svg:height="1mm" svg:y="203.5mm" svg:x="217.5mm"/>
          <draw:rect svg:width="1mm" draw:style-name="paloverde" svg:height="1mm" svg:y="203.5mm" svg:x="216.0mm"/>
          <draw:rect svg:width="1mm" draw:style-name="paloverde" svg:height="1mm" svg:y="203.5mm" svg:x="214.5mm"/>
          <draw:rect svg:width="1mm" draw:style-name="paloverde" svg:height="1mm" svg:y="203.5mm" svg:x="213.0mm"/>
          <draw:rect svg:width="1mm" draw:style-name="paloverde" svg:height="1mm" svg:y="203.5mm" svg:x="211.5mm"/>
          <draw:rect svg:width="1mm" draw:style-name="paloverde" svg:height="1mm" svg:y="205.0mm" svg:x="247.5mm"/>
          <draw:rect svg:width="1mm" draw:style-name="paloverde" svg:height="1mm" svg:y="205.0mm" svg:x="246.0mm"/>
          <draw:rect svg:width="1mm" draw:style-name="paloverde" svg:height="1mm" svg:y="205.0mm" svg:x="244.5mm"/>
          <draw:rect svg:width="1mm" draw:style-name="paloverde" svg:height="1mm" svg:y="205.0mm" svg:x="243.0mm"/>
          <draw:rect svg:width="1mm" draw:style-name="paloverde" svg:height="1mm" svg:y="205.0mm" svg:x="241.5mm"/>
          <draw:rect svg:width="1mm" draw:style-name="paloverde" svg:height="1mm" svg:y="205.0mm" svg:x="240.0mm"/>
          <draw:rect svg:width="1mm" draw:style-name="paloverde" svg:height="1mm" svg:y="205.0mm" svg:x="238.5mm"/>
          <draw:rect svg:width="1mm" draw:style-name="paloverde" svg:height="1mm" svg:y="205.0mm" svg:x="237.0mm"/>
          <draw:rect svg:width="1mm" draw:style-name="paloverde" svg:height="1mm" svg:y="205.0mm" svg:x="235.5mm"/>
          <draw:rect svg:width="1mm" draw:style-name="paloverde" svg:height="1mm" svg:y="205.0mm" svg:x="234.0mm"/>
          <draw:rect svg:width="1mm" draw:style-name="paloverde" svg:height="1mm" svg:y="205.0mm" svg:x="232.5mm"/>
          <draw:rect svg:width="1mm" draw:style-name="paloverde" svg:height="1mm" svg:y="205.0mm" svg:x="231.0mm"/>
          <draw:rect svg:width="1mm" draw:style-name="paloverde" svg:height="1mm" svg:y="205.0mm" svg:x="229.5mm"/>
          <draw:rect svg:width="1mm" draw:style-name="paloverde" svg:height="1mm" svg:y="205.0mm" svg:x="228.0mm"/>
          <draw:rect svg:width="1mm" draw:style-name="paloverde" svg:height="1mm" svg:y="205.0mm" svg:x="226.5mm"/>
          <draw:rect svg:width="1mm" draw:style-name="paloverde" svg:height="1mm" svg:y="205.0mm" svg:x="225.0mm"/>
          <draw:rect svg:width="1mm" draw:style-name="paloverde" svg:height="1mm" svg:y="205.0mm" svg:x="223.5mm"/>
          <draw:rect svg:width="1mm" draw:style-name="paloverde" svg:height="1mm" svg:y="205.0mm" svg:x="222.0mm"/>
          <draw:rect svg:width="1mm" draw:style-name="paloverde" svg:height="1mm" svg:y="205.0mm" svg:x="220.5mm"/>
          <draw:rect svg:width="1mm" draw:style-name="paloverde" svg:height="1mm" svg:y="205.0mm" svg:x="219.0mm"/>
          <draw:rect svg:width="1mm" draw:style-name="paloverde" svg:height="1mm" svg:y="205.0mm" svg:x="217.5mm"/>
          <draw:rect svg:width="1mm" draw:style-name="paloverde" svg:height="1mm" svg:y="205.0mm" svg:x="216.0mm"/>
          <draw:rect svg:width="1mm" draw:style-name="paloverde" svg:height="1mm" svg:y="205.0mm" svg:x="214.5mm"/>
          <draw:rect svg:width="1mm" draw:style-name="paloverde" svg:height="1mm" svg:y="205.0mm" svg:x="213.0mm"/>
          <draw:rect svg:width="1mm" draw:style-name="paloverde" svg:height="1mm" svg:y="205.0mm" svg:x="211.5mm"/>
          <draw:rect svg:width="1mm" draw:style-name="paloverde" svg:height="1mm" svg:y="206.5mm" svg:x="247.5mm"/>
          <draw:rect svg:width="1mm" draw:style-name="paloverde" svg:height="1mm" svg:y="206.5mm" svg:x="246.0mm"/>
          <draw:rect svg:width="1mm" draw:style-name="paloverde" svg:height="1mm" svg:y="206.5mm" svg:x="244.5mm"/>
          <draw:rect svg:width="1mm" draw:style-name="paloverde" svg:height="1mm" svg:y="206.5mm" svg:x="243.0mm"/>
          <draw:rect svg:width="1mm" draw:style-name="paloverde" svg:height="1mm" svg:y="206.5mm" svg:x="241.5mm"/>
          <draw:rect svg:width="1mm" draw:style-name="paloverde" svg:height="1mm" svg:y="206.5mm" svg:x="240.0mm"/>
          <draw:rect svg:width="1mm" draw:style-name="paloverde" svg:height="1mm" svg:y="206.5mm" svg:x="238.5mm"/>
          <draw:rect svg:width="1mm" draw:style-name="paloverde" svg:height="1mm" svg:y="206.5mm" svg:x="237.0mm"/>
          <draw:rect svg:width="1mm" draw:style-name="paloverde" svg:height="1mm" svg:y="206.5mm" svg:x="235.5mm"/>
          <draw:rect svg:width="1mm" draw:style-name="paloverde" svg:height="1mm" svg:y="206.5mm" svg:x="234.0mm"/>
          <draw:rect svg:width="1mm" draw:style-name="paloverde" svg:height="1mm" svg:y="206.5mm" svg:x="232.5mm"/>
          <draw:rect svg:width="1mm" draw:style-name="paloverde" svg:height="1mm" svg:y="206.5mm" svg:x="231.0mm"/>
          <draw:rect svg:width="1mm" draw:style-name="paloverde" svg:height="1mm" svg:y="206.5mm" svg:x="229.5mm"/>
          <draw:rect svg:width="1mm" draw:style-name="paloverde" svg:height="1mm" svg:y="206.5mm" svg:x="228.0mm"/>
          <draw:rect svg:width="1mm" draw:style-name="paloverde" svg:height="1mm" svg:y="206.5mm" svg:x="226.5mm"/>
          <draw:rect svg:width="1mm" draw:style-name="paloverde" svg:height="1mm" svg:y="206.5mm" svg:x="225.0mm"/>
          <draw:rect svg:width="1mm" draw:style-name="paloverde" svg:height="1mm" svg:y="206.5mm" svg:x="223.5mm"/>
          <draw:rect svg:width="1mm" draw:style-name="paloverde" svg:height="1mm" svg:y="206.5mm" svg:x="222.0mm"/>
          <draw:rect svg:width="1mm" draw:style-name="paloverde" svg:height="1mm" svg:y="206.5mm" svg:x="220.5mm"/>
          <draw:rect svg:width="1mm" draw:style-name="paloverde" svg:height="1mm" svg:y="206.5mm" svg:x="219.0mm"/>
          <draw:rect svg:width="1mm" draw:style-name="paloverde" svg:height="1mm" svg:y="206.5mm" svg:x="217.5mm"/>
          <draw:rect svg:width="1mm" draw:style-name="paloverde" svg:height="1mm" svg:y="206.5mm" svg:x="216.0mm"/>
          <draw:rect svg:width="1mm" draw:style-name="paloverde" svg:height="1mm" svg:y="206.5mm" svg:x="214.5mm"/>
          <draw:rect svg:width="1mm" draw:style-name="paloverde" svg:height="1mm" svg:y="206.5mm" svg:x="213.0mm"/>
          <draw:rect svg:width="1mm" draw:style-name="paloverde" svg:height="1mm" svg:y="206.5mm" svg:x="211.5mm"/>
          <draw:rect svg:width="1mm" draw:style-name="paloverde" svg:height="1mm" svg:y="208.0mm" svg:x="247.5mm"/>
          <draw:rect svg:width="1mm" draw:style-name="paloverde" svg:height="1mm" svg:y="208.0mm" svg:x="246.0mm"/>
          <draw:rect svg:width="1mm" draw:style-name="paloverde" svg:height="1mm" svg:y="208.0mm" svg:x="244.5mm"/>
          <draw:rect svg:width="1mm" draw:style-name="paloverde" svg:height="1mm" svg:y="208.0mm" svg:x="243.0mm"/>
          <draw:rect svg:width="1mm" draw:style-name="paloverde" svg:height="1mm" svg:y="208.0mm" svg:x="241.5mm"/>
          <draw:rect svg:width="1mm" draw:style-name="paloverde" svg:height="1mm" svg:y="208.0mm" svg:x="240.0mm"/>
          <draw:rect svg:width="1mm" draw:style-name="paloverde" svg:height="1mm" svg:y="208.0mm" svg:x="238.5mm"/>
          <draw:rect svg:width="1mm" draw:style-name="paloverde" svg:height="1mm" svg:y="208.0mm" svg:x="237.0mm"/>
          <draw:rect svg:width="1mm" draw:style-name="paloverde" svg:height="1mm" svg:y="208.0mm" svg:x="235.5mm"/>
          <draw:rect svg:width="1mm" draw:style-name="paloverde" svg:height="1mm" svg:y="208.0mm" svg:x="234.0mm"/>
          <draw:rect svg:width="1mm" draw:style-name="paloverde" svg:height="1mm" svg:y="208.0mm" svg:x="232.5mm"/>
          <draw:rect svg:width="1mm" draw:style-name="paloverde" svg:height="1mm" svg:y="208.0mm" svg:x="231.0mm"/>
          <draw:rect svg:width="1mm" draw:style-name="paloverde" svg:height="1mm" svg:y="208.0mm" svg:x="229.5mm"/>
          <draw:rect svg:width="1mm" draw:style-name="paloverde" svg:height="1mm" svg:y="208.0mm" svg:x="228.0mm"/>
          <draw:rect svg:width="1mm" draw:style-name="paloverde" svg:height="1mm" svg:y="208.0mm" svg:x="226.5mm"/>
          <draw:rect svg:width="1mm" draw:style-name="paloverde" svg:height="1mm" svg:y="208.0mm" svg:x="225.0mm"/>
          <draw:rect svg:width="1mm" draw:style-name="paloverde" svg:height="1mm" svg:y="208.0mm" svg:x="223.5mm"/>
          <draw:rect svg:width="1mm" draw:style-name="paloverde" svg:height="1mm" svg:y="208.0mm" svg:x="222.0mm"/>
          <draw:rect svg:width="1mm" draw:style-name="paloverde" svg:height="1mm" svg:y="208.0mm" svg:x="220.5mm"/>
          <draw:rect svg:width="1mm" draw:style-name="paloverde" svg:height="1mm" svg:y="208.0mm" svg:x="219.0mm"/>
          <draw:rect svg:width="1mm" draw:style-name="paloverde" svg:height="1mm" svg:y="208.0mm" svg:x="217.5mm"/>
          <draw:rect svg:width="1mm" draw:style-name="paloverde" svg:height="1mm" svg:y="208.0mm" svg:x="216.0mm"/>
          <draw:rect svg:width="1mm" draw:style-name="paloverde" svg:height="1mm" svg:y="208.0mm" svg:x="214.5mm"/>
          <draw:rect svg:width="1mm" draw:style-name="paloverde" svg:height="1mm" svg:y="208.0mm" svg:x="213.0mm"/>
          <draw:rect svg:width="1mm" draw:style-name="paloverde" svg:height="1mm" svg:y="208.0mm" svg:x="211.5mm"/>
          <draw:rect svg:width="1mm" draw:style-name="paloverde" svg:height="1mm" svg:y="209.5mm" svg:x="247.5mm"/>
          <draw:rect svg:width="1mm" draw:style-name="paloverde" svg:height="1mm" svg:y="209.5mm" svg:x="246.0mm"/>
          <draw:rect svg:width="1mm" draw:style-name="paloverde" svg:height="1mm" svg:y="209.5mm" svg:x="244.5mm"/>
          <draw:rect svg:width="1mm" draw:style-name="paloverde" svg:height="1mm" svg:y="209.5mm" svg:x="243.0mm"/>
          <draw:rect svg:width="1mm" draw:style-name="paloverde" svg:height="1mm" svg:y="209.5mm" svg:x="241.5mm"/>
          <draw:rect svg:width="1mm" draw:style-name="paloverde" svg:height="1mm" svg:y="209.5mm" svg:x="240.0mm"/>
          <draw:rect svg:width="1mm" draw:style-name="paloverde" svg:height="1mm" svg:y="209.5mm" svg:x="238.5mm"/>
          <draw:rect svg:width="1mm" draw:style-name="paloverde" svg:height="1mm" svg:y="209.5mm" svg:x="237.0mm"/>
          <draw:rect svg:width="1mm" draw:style-name="paloverde" svg:height="1mm" svg:y="209.5mm" svg:x="235.5mm"/>
          <draw:rect svg:width="1mm" draw:style-name="paloverde" svg:height="1mm" svg:y="209.5mm" svg:x="234.0mm"/>
          <draw:rect svg:width="1mm" draw:style-name="paloverde" svg:height="1mm" svg:y="209.5mm" svg:x="232.5mm"/>
          <draw:rect svg:width="1mm" draw:style-name="paloverde" svg:height="1mm" svg:y="209.5mm" svg:x="231.0mm"/>
          <draw:rect svg:width="1mm" draw:style-name="paloverde" svg:height="1mm" svg:y="209.5mm" svg:x="229.5mm"/>
          <draw:rect svg:width="1mm" draw:style-name="paloverde" svg:height="1mm" svg:y="209.5mm" svg:x="228.0mm"/>
          <draw:rect svg:width="1mm" draw:style-name="paloverde" svg:height="1mm" svg:y="209.5mm" svg:x="226.5mm"/>
          <draw:rect svg:width="1mm" draw:style-name="paloverde" svg:height="1mm" svg:y="209.5mm" svg:x="225.0mm"/>
          <draw:rect svg:width="1mm" draw:style-name="paloverde" svg:height="1mm" svg:y="209.5mm" svg:x="223.5mm"/>
          <draw:rect svg:width="1mm" draw:style-name="paloverde" svg:height="1mm" svg:y="209.5mm" svg:x="222.0mm"/>
          <draw:rect svg:width="1mm" draw:style-name="paloverde" svg:height="1mm" svg:y="209.5mm" svg:x="220.5mm"/>
          <draw:rect svg:width="1mm" draw:style-name="paloverde" svg:height="1mm" svg:y="209.5mm" svg:x="219.0mm"/>
          <draw:rect svg:width="1mm" draw:style-name="paloverde" svg:height="1mm" svg:y="209.5mm" svg:x="217.5mm"/>
          <draw:rect svg:width="1mm" draw:style-name="paloverde" svg:height="1mm" svg:y="209.5mm" svg:x="216.0mm"/>
          <draw:rect svg:width="1mm" draw:style-name="paloverde" svg:height="1mm" svg:y="209.5mm" svg:x="214.5mm"/>
          <draw:rect svg:width="1mm" draw:style-name="paloverde" svg:height="1mm" svg:y="209.5mm" svg:x="213.0mm"/>
          <draw:rect svg:width="1mm" draw:style-name="paloverde" svg:height="1mm" svg:y="209.5mm" svg:x="211.5mm"/>
          <draw:rect svg:width="1mm" draw:style-name="paloverde" svg:height="1mm" svg:y="211.0mm" svg:x="247.5mm"/>
          <draw:rect svg:width="1mm" draw:style-name="paloverde" svg:height="1mm" svg:y="211.0mm" svg:x="246.0mm"/>
          <draw:rect svg:width="1mm" draw:style-name="paloverde" svg:height="1mm" svg:y="211.0mm" svg:x="244.5mm"/>
          <draw:rect svg:width="1mm" draw:style-name="paloverde" svg:height="1mm" svg:y="211.0mm" svg:x="243.0mm"/>
          <draw:rect svg:width="1mm" draw:style-name="paloverde" svg:height="1mm" svg:y="211.0mm" svg:x="241.5mm"/>
          <draw:rect svg:width="1mm" draw:style-name="paloverde" svg:height="1mm" svg:y="211.0mm" svg:x="240.0mm"/>
          <draw:rect svg:width="1mm" draw:style-name="paloverde" svg:height="1mm" svg:y="211.0mm" svg:x="238.5mm"/>
          <draw:rect svg:width="1mm" draw:style-name="paloverde" svg:height="1mm" svg:y="211.0mm" svg:x="237.0mm"/>
          <draw:rect svg:width="1mm" draw:style-name="paloverde" svg:height="1mm" svg:y="211.0mm" svg:x="235.5mm"/>
          <draw:rect svg:width="1mm" draw:style-name="paloverde" svg:height="1mm" svg:y="211.0mm" svg:x="234.0mm"/>
          <draw:rect svg:width="1mm" draw:style-name="paloverde" svg:height="1mm" svg:y="211.0mm" svg:x="232.5mm"/>
          <draw:rect svg:width="1mm" draw:style-name="paloverde" svg:height="1mm" svg:y="211.0mm" svg:x="231.0mm"/>
          <draw:rect svg:width="1mm" draw:style-name="paloverde" svg:height="1mm" svg:y="211.0mm" svg:x="229.5mm"/>
          <draw:rect svg:width="1mm" draw:style-name="paloverde" svg:height="1mm" svg:y="211.0mm" svg:x="228.0mm"/>
          <draw:rect svg:width="1mm" draw:style-name="paloverde" svg:height="1mm" svg:y="211.0mm" svg:x="226.5mm"/>
          <draw:rect svg:width="1mm" draw:style-name="paloverde" svg:height="1mm" svg:y="211.0mm" svg:x="225.0mm"/>
          <draw:rect svg:width="1mm" draw:style-name="paloverde" svg:height="1mm" svg:y="211.0mm" svg:x="223.5mm"/>
          <draw:rect svg:width="1mm" draw:style-name="paloverde" svg:height="1mm" svg:y="211.0mm" svg:x="222.0mm"/>
          <draw:rect svg:width="1mm" draw:style-name="paloverde" svg:height="1mm" svg:y="211.0mm" svg:x="220.5mm"/>
          <draw:rect svg:width="1mm" draw:style-name="paloverde" svg:height="1mm" svg:y="211.0mm" svg:x="219.0mm"/>
          <draw:rect svg:width="1mm" draw:style-name="paloverde" svg:height="1mm" svg:y="211.0mm" svg:x="217.5mm"/>
          <draw:rect svg:width="1mm" draw:style-name="paloverde" svg:height="1mm" svg:y="211.0mm" svg:x="216.0mm"/>
          <draw:rect svg:width="1mm" draw:style-name="paloverde" svg:height="1mm" svg:y="211.0mm" svg:x="214.5mm"/>
          <draw:rect svg:width="1mm" draw:style-name="paloverde" svg:height="1mm" svg:y="211.0mm" svg:x="213.0mm"/>
          <draw:rect svg:width="1mm" draw:style-name="paloverde" svg:height="1mm" svg:y="211.0mm" svg:x="211.5mm"/>
          <draw:rect svg:width="1mm" draw:style-name="paloverde" svg:height="1mm" svg:y="212.5mm" svg:x="247.5mm"/>
          <draw:rect svg:width="1mm" draw:style-name="paloverde" svg:height="1mm" svg:y="212.5mm" svg:x="246.0mm"/>
          <draw:rect svg:width="1mm" draw:style-name="paloverde" svg:height="1mm" svg:y="212.5mm" svg:x="244.5mm"/>
          <draw:rect svg:width="1mm" draw:style-name="paloverde" svg:height="1mm" svg:y="212.5mm" svg:x="243.0mm"/>
          <draw:rect svg:width="1mm" draw:style-name="paloverde" svg:height="1mm" svg:y="212.5mm" svg:x="241.5mm"/>
          <draw:rect svg:width="1mm" draw:style-name="paloverde" svg:height="1mm" svg:y="212.5mm" svg:x="240.0mm"/>
          <draw:rect svg:width="1mm" draw:style-name="paloverde" svg:height="1mm" svg:y="212.5mm" svg:x="238.5mm"/>
          <draw:rect svg:width="1mm" draw:style-name="paloverde" svg:height="1mm" svg:y="212.5mm" svg:x="237.0mm"/>
          <draw:rect svg:width="1mm" draw:style-name="paloverde" svg:height="1mm" svg:y="212.5mm" svg:x="235.5mm"/>
          <draw:rect svg:width="1mm" draw:style-name="paloverde" svg:height="1mm" svg:y="212.5mm" svg:x="234.0mm"/>
          <draw:rect svg:width="1mm" draw:style-name="paloverde" svg:height="1mm" svg:y="212.5mm" svg:x="232.5mm"/>
          <draw:rect svg:width="1mm" draw:style-name="paloverde" svg:height="1mm" svg:y="212.5mm" svg:x="231.0mm"/>
          <draw:rect svg:width="1mm" draw:style-name="paloverde" svg:height="1mm" svg:y="212.5mm" svg:x="229.5mm"/>
          <draw:rect svg:width="1mm" draw:style-name="paloverde" svg:height="1mm" svg:y="212.5mm" svg:x="228.0mm"/>
          <draw:rect svg:width="1mm" draw:style-name="paloverde" svg:height="1mm" svg:y="212.5mm" svg:x="226.5mm"/>
          <draw:rect svg:width="1mm" draw:style-name="paloverde" svg:height="1mm" svg:y="212.5mm" svg:x="225.0mm"/>
          <draw:rect svg:width="1mm" draw:style-name="paloverde" svg:height="1mm" svg:y="212.5mm" svg:x="223.5mm"/>
          <draw:rect svg:width="1mm" draw:style-name="paloverde" svg:height="1mm" svg:y="212.5mm" svg:x="222.0mm"/>
          <draw:rect svg:width="1mm" draw:style-name="paloverde" svg:height="1mm" svg:y="212.5mm" svg:x="220.5mm"/>
          <draw:rect svg:width="1mm" draw:style-name="paloverde" svg:height="1mm" svg:y="212.5mm" svg:x="219.0mm"/>
          <draw:rect svg:width="1mm" draw:style-name="paloverde" svg:height="1mm" svg:y="212.5mm" svg:x="217.5mm"/>
          <draw:rect svg:width="1mm" draw:style-name="paloverde" svg:height="1mm" svg:y="212.5mm" svg:x="216.0mm"/>
          <draw:rect svg:width="1mm" draw:style-name="paloverde" svg:height="1mm" svg:y="212.5mm" svg:x="214.5mm"/>
          <draw:rect svg:width="1mm" draw:style-name="paloverde" svg:height="1mm" svg:y="212.5mm" svg:x="213.0mm"/>
          <draw:rect svg:width="1mm" draw:style-name="paloverde" svg:height="1mm" svg:y="212.5mm" svg:x="211.5mm"/>
          <draw:rect svg:width="1mm" draw:style-name="paloverde" svg:height="1mm" svg:y="214.0mm" svg:x="247.5mm"/>
          <draw:rect svg:width="1mm" draw:style-name="paloverde" svg:height="1mm" svg:y="214.0mm" svg:x="246.0mm"/>
          <draw:rect svg:width="1mm" draw:style-name="paloverde" svg:height="1mm" svg:y="214.0mm" svg:x="244.5mm"/>
          <draw:rect svg:width="1mm" draw:style-name="paloverde" svg:height="1mm" svg:y="214.0mm" svg:x="243.0mm"/>
          <draw:rect svg:width="1mm" draw:style-name="paloverde" svg:height="1mm" svg:y="214.0mm" svg:x="241.5mm"/>
          <draw:rect svg:width="1mm" draw:style-name="paloverde" svg:height="1mm" svg:y="214.0mm" svg:x="240.0mm"/>
          <draw:rect svg:width="1mm" draw:style-name="paloverde" svg:height="1mm" svg:y="214.0mm" svg:x="238.5mm"/>
          <draw:rect svg:width="1mm" draw:style-name="paloverde" svg:height="1mm" svg:y="214.0mm" svg:x="237.0mm"/>
          <draw:rect svg:width="1mm" draw:style-name="paloverde" svg:height="1mm" svg:y="214.0mm" svg:x="235.5mm"/>
          <draw:rect svg:width="1mm" draw:style-name="paloverde" svg:height="1mm" svg:y="214.0mm" svg:x="234.0mm"/>
          <draw:rect svg:width="1mm" draw:style-name="paloverde" svg:height="1mm" svg:y="214.0mm" svg:x="232.5mm"/>
          <draw:rect svg:width="1mm" draw:style-name="paloverde" svg:height="1mm" svg:y="214.0mm" svg:x="231.0mm"/>
          <draw:rect svg:width="1mm" draw:style-name="paloverde" svg:height="1mm" svg:y="214.0mm" svg:x="229.5mm"/>
          <draw:rect svg:width="1mm" draw:style-name="paloverde" svg:height="1mm" svg:y="214.0mm" svg:x="228.0mm"/>
          <draw:rect svg:width="1mm" draw:style-name="paloverde" svg:height="1mm" svg:y="214.0mm" svg:x="226.5mm"/>
          <draw:rect svg:width="1mm" draw:style-name="paloverde" svg:height="1mm" svg:y="214.0mm" svg:x="225.0mm"/>
          <draw:rect svg:width="1mm" draw:style-name="paloverde" svg:height="1mm" svg:y="214.0mm" svg:x="223.5mm"/>
          <draw:rect svg:width="1mm" draw:style-name="paloverde" svg:height="1mm" svg:y="214.0mm" svg:x="222.0mm"/>
          <draw:rect svg:width="1mm" draw:style-name="paloverde" svg:height="1mm" svg:y="214.0mm" svg:x="220.5mm"/>
          <draw:rect svg:width="1mm" draw:style-name="paloverde" svg:height="1mm" svg:y="214.0mm" svg:x="219.0mm"/>
          <draw:rect svg:width="1mm" draw:style-name="paloverde" svg:height="1mm" svg:y="214.0mm" svg:x="217.5mm"/>
          <draw:rect svg:width="1mm" draw:style-name="paloverde" svg:height="1mm" svg:y="214.0mm" svg:x="216.0mm"/>
          <draw:rect svg:width="1mm" draw:style-name="paloverde" svg:height="1mm" svg:y="214.0mm" svg:x="214.5mm"/>
          <draw:rect svg:width="1mm" draw:style-name="paloverde" svg:height="1mm" svg:y="214.0mm" svg:x="213.0mm"/>
          <draw:rect svg:width="1mm" draw:style-name="paloverde" svg:height="1mm" svg:y="214.0mm" svg:x="211.5mm"/>
          <draw:rect svg:width="1mm" draw:style-name="paloverde" svg:height="1mm" svg:y="215.5mm" svg:x="247.5mm"/>
          <draw:rect svg:width="1mm" draw:style-name="paloverde" svg:height="1mm" svg:y="215.5mm" svg:x="246.0mm"/>
          <draw:rect svg:width="1mm" draw:style-name="paloverde" svg:height="1mm" svg:y="215.5mm" svg:x="244.5mm"/>
          <draw:rect svg:width="1mm" draw:style-name="paloverde" svg:height="1mm" svg:y="215.5mm" svg:x="243.0mm"/>
          <draw:rect svg:width="1mm" draw:style-name="paloverde" svg:height="1mm" svg:y="215.5mm" svg:x="241.5mm"/>
          <draw:rect svg:width="1mm" draw:style-name="paloverde" svg:height="1mm" svg:y="215.5mm" svg:x="240.0mm"/>
          <draw:rect svg:width="1mm" draw:style-name="paloverde" svg:height="1mm" svg:y="215.5mm" svg:x="238.5mm"/>
          <draw:rect svg:width="1mm" draw:style-name="paloverde" svg:height="1mm" svg:y="215.5mm" svg:x="237.0mm"/>
          <draw:rect svg:width="1mm" draw:style-name="paloverde" svg:height="1mm" svg:y="215.5mm" svg:x="235.5mm"/>
          <draw:rect svg:width="1mm" draw:style-name="paloverde" svg:height="1mm" svg:y="215.5mm" svg:x="234.0mm"/>
          <draw:rect svg:width="1mm" draw:style-name="paloverde" svg:height="1mm" svg:y="215.5mm" svg:x="232.5mm"/>
          <draw:rect svg:width="1mm" draw:style-name="paloverde" svg:height="1mm" svg:y="215.5mm" svg:x="231.0mm"/>
          <draw:rect svg:width="1mm" draw:style-name="paloverde" svg:height="1mm" svg:y="215.5mm" svg:x="229.5mm"/>
          <draw:rect svg:width="1mm" draw:style-name="paloverde" svg:height="1mm" svg:y="215.5mm" svg:x="228.0mm"/>
          <draw:rect svg:width="1mm" draw:style-name="paloverde" svg:height="1mm" svg:y="215.5mm" svg:x="226.5mm"/>
          <draw:rect svg:width="1mm" draw:style-name="paloverde" svg:height="1mm" svg:y="215.5mm" svg:x="225.0mm"/>
          <draw:rect svg:width="1mm" draw:style-name="paloverde" svg:height="1mm" svg:y="215.5mm" svg:x="223.5mm"/>
          <draw:rect svg:width="1mm" draw:style-name="paloverde" svg:height="1mm" svg:y="215.5mm" svg:x="222.0mm"/>
          <draw:rect svg:width="1mm" draw:style-name="paloverde" svg:height="1mm" svg:y="215.5mm" svg:x="220.5mm"/>
          <draw:rect svg:width="1mm" draw:style-name="paloverde" svg:height="1mm" svg:y="215.5mm" svg:x="219.0mm"/>
          <draw:rect svg:width="1mm" draw:style-name="paloverde" svg:height="1mm" svg:y="215.5mm" svg:x="217.5mm"/>
          <draw:rect svg:width="1mm" draw:style-name="paloverde" svg:height="1mm" svg:y="215.5mm" svg:x="216.0mm"/>
          <draw:rect svg:width="1mm" draw:style-name="paloverde" svg:height="1mm" svg:y="215.5mm" svg:x="214.5mm"/>
          <draw:rect svg:width="1mm" draw:style-name="paloverde" svg:height="1mm" svg:y="215.5mm" svg:x="213.0mm"/>
          <draw:rect svg:width="1mm" draw:style-name="paloverde" svg:height="1mm" svg:y="215.5mm" svg:x="211.5mm"/>
          <draw:rect svg:width="1mm" draw:style-name="paloverde" svg:height="1mm" svg:y="217.0mm" svg:x="247.5mm"/>
          <draw:rect svg:width="1mm" draw:style-name="paloverde" svg:height="1mm" svg:y="217.0mm" svg:x="246.0mm"/>
          <draw:rect svg:width="1mm" draw:style-name="paloverde" svg:height="1mm" svg:y="217.0mm" svg:x="244.5mm"/>
          <draw:rect svg:width="1mm" draw:style-name="paloverde" svg:height="1mm" svg:y="217.0mm" svg:x="243.0mm"/>
          <draw:rect svg:width="1mm" draw:style-name="paloverde" svg:height="1mm" svg:y="217.0mm" svg:x="241.5mm"/>
          <draw:rect svg:width="1mm" draw:style-name="paloverde" svg:height="1mm" svg:y="217.0mm" svg:x="240.0mm"/>
          <draw:rect svg:width="1mm" draw:style-name="paloverde" svg:height="1mm" svg:y="217.0mm" svg:x="238.5mm"/>
          <draw:rect svg:width="1mm" draw:style-name="paloverde" svg:height="1mm" svg:y="217.0mm" svg:x="237.0mm"/>
          <draw:rect svg:width="1mm" draw:style-name="paloverde" svg:height="1mm" svg:y="217.0mm" svg:x="235.5mm"/>
          <draw:rect svg:width="1mm" draw:style-name="paloverde" svg:height="1mm" svg:y="217.0mm" svg:x="234.0mm"/>
          <draw:rect svg:width="1mm" draw:style-name="paloverde" svg:height="1mm" svg:y="217.0mm" svg:x="232.5mm"/>
          <draw:rect svg:width="1mm" draw:style-name="paloverde" svg:height="1mm" svg:y="217.0mm" svg:x="231.0mm"/>
          <draw:rect svg:width="1mm" draw:style-name="paloverde" svg:height="1mm" svg:y="217.0mm" svg:x="229.5mm"/>
          <draw:rect svg:width="1mm" draw:style-name="paloverde" svg:height="1mm" svg:y="217.0mm" svg:x="228.0mm"/>
          <draw:rect svg:width="1mm" draw:style-name="paloverde" svg:height="1mm" svg:y="217.0mm" svg:x="226.5mm"/>
          <draw:rect svg:width="1mm" draw:style-name="paloverde" svg:height="1mm" svg:y="217.0mm" svg:x="225.0mm"/>
          <draw:rect svg:width="1mm" draw:style-name="paloverde" svg:height="1mm" svg:y="217.0mm" svg:x="223.5mm"/>
          <draw:rect svg:width="1mm" draw:style-name="paloverde" svg:height="1mm" svg:y="217.0mm" svg:x="222.0mm"/>
          <draw:rect svg:width="1mm" draw:style-name="paloverde" svg:height="1mm" svg:y="217.0mm" svg:x="220.5mm"/>
          <draw:rect svg:width="1mm" draw:style-name="paloverde" svg:height="1mm" svg:y="217.0mm" svg:x="219.0mm"/>
          <draw:rect svg:width="1mm" draw:style-name="paloverde" svg:height="1mm" svg:y="217.0mm" svg:x="217.5mm"/>
          <draw:rect svg:width="1mm" draw:style-name="paloverde" svg:height="1mm" svg:y="217.0mm" svg:x="216.0mm"/>
          <draw:rect svg:width="1mm" draw:style-name="paloverde" svg:height="1mm" svg:y="217.0mm" svg:x="214.5mm"/>
          <draw:rect svg:width="1mm" draw:style-name="paloverde" svg:height="1mm" svg:y="217.0mm" svg:x="213.0mm"/>
          <draw:rect svg:width="1mm" draw:style-name="paloverde" svg:height="1mm" svg:y="217.0mm" svg:x="211.5mm"/>
          <draw:rect svg:width="1mm" draw:style-name="paloverde" svg:height="1mm" svg:y="218.5mm" svg:x="247.5mm"/>
          <draw:rect svg:width="1mm" draw:style-name="paloverde" svg:height="1mm" svg:y="218.5mm" svg:x="246.0mm"/>
          <draw:rect svg:width="1mm" draw:style-name="paloverde" svg:height="1mm" svg:y="218.5mm" svg:x="244.5mm"/>
          <draw:rect svg:width="1mm" draw:style-name="paloverde" svg:height="1mm" svg:y="218.5mm" svg:x="243.0mm"/>
          <draw:rect svg:width="1mm" draw:style-name="paloverde" svg:height="1mm" svg:y="218.5mm" svg:x="241.5mm"/>
          <draw:rect svg:width="1mm" draw:style-name="paloverde" svg:height="1mm" svg:y="218.5mm" svg:x="240.0mm"/>
          <draw:rect svg:width="1mm" draw:style-name="paloverde" svg:height="1mm" svg:y="218.5mm" svg:x="238.5mm"/>
          <draw:rect svg:width="1mm" draw:style-name="paloverde" svg:height="1mm" svg:y="218.5mm" svg:x="237.0mm"/>
          <draw:rect svg:width="1mm" draw:style-name="paloverde" svg:height="1mm" svg:y="218.5mm" svg:x="235.5mm"/>
          <draw:rect svg:width="1mm" draw:style-name="paloverde" svg:height="1mm" svg:y="218.5mm" svg:x="234.0mm"/>
          <draw:rect svg:width="1mm" draw:style-name="paloverde" svg:height="1mm" svg:y="218.5mm" svg:x="232.5mm"/>
          <draw:rect svg:width="1mm" draw:style-name="paloverde" svg:height="1mm" svg:y="218.5mm" svg:x="231.0mm"/>
          <draw:rect svg:width="1mm" draw:style-name="paloverde" svg:height="1mm" svg:y="218.5mm" svg:x="229.5mm"/>
          <draw:rect svg:width="1mm" draw:style-name="paloverde" svg:height="1mm" svg:y="218.5mm" svg:x="228.0mm"/>
          <draw:rect svg:width="1mm" draw:style-name="paloverde" svg:height="1mm" svg:y="218.5mm" svg:x="226.5mm"/>
          <draw:rect svg:width="1mm" draw:style-name="paloverde" svg:height="1mm" svg:y="218.5mm" svg:x="225.0mm"/>
          <draw:rect svg:width="1mm" draw:style-name="paloverde" svg:height="1mm" svg:y="218.5mm" svg:x="223.5mm"/>
          <draw:rect svg:width="1mm" draw:style-name="paloverde" svg:height="1mm" svg:y="218.5mm" svg:x="222.0mm"/>
          <draw:rect svg:width="1mm" draw:style-name="paloverde" svg:height="1mm" svg:y="218.5mm" svg:x="220.5mm"/>
          <draw:rect svg:width="1mm" draw:style-name="paloverde" svg:height="1mm" svg:y="218.5mm" svg:x="219.0mm"/>
          <draw:rect svg:width="1mm" draw:style-name="paloverde" svg:height="1mm" svg:y="218.5mm" svg:x="217.5mm"/>
          <draw:rect svg:width="1mm" draw:style-name="paloverde" svg:height="1mm" svg:y="218.5mm" svg:x="216.0mm"/>
          <draw:rect svg:width="1mm" draw:style-name="paloverde" svg:height="1mm" svg:y="218.5mm" svg:x="214.5mm"/>
          <draw:rect svg:width="1mm" draw:style-name="paloverde" svg:height="1mm" svg:y="218.5mm" svg:x="213.0mm"/>
          <draw:rect svg:width="1mm" draw:style-name="paloverde" svg:height="1mm" svg:y="218.5mm" svg:x="211.5mm"/>
          <draw:rect svg:width="1mm" draw:style-name="paloverde" svg:height="1mm" svg:y="220.0mm" svg:x="247.5mm"/>
          <draw:rect svg:width="1mm" draw:style-name="paloverde" svg:height="1mm" svg:y="220.0mm" svg:x="246.0mm"/>
          <draw:rect svg:width="1mm" draw:style-name="paloverde" svg:height="1mm" svg:y="220.0mm" svg:x="244.5mm"/>
          <draw:rect svg:width="1mm" draw:style-name="paloverde" svg:height="1mm" svg:y="220.0mm" svg:x="243.0mm"/>
          <draw:rect svg:width="1mm" draw:style-name="paloverde" svg:height="1mm" svg:y="220.0mm" svg:x="241.5mm"/>
          <draw:rect svg:width="1mm" draw:style-name="paloverde" svg:height="1mm" svg:y="220.0mm" svg:x="240.0mm"/>
          <draw:rect svg:width="1mm" draw:style-name="paloverde" svg:height="1mm" svg:y="220.0mm" svg:x="238.5mm"/>
          <draw:rect svg:width="1mm" draw:style-name="paloverde" svg:height="1mm" svg:y="220.0mm" svg:x="237.0mm"/>
          <draw:rect svg:width="1mm" draw:style-name="paloverde" svg:height="1mm" svg:y="220.0mm" svg:x="235.5mm"/>
          <draw:rect svg:width="1mm" draw:style-name="paloverde" svg:height="1mm" svg:y="220.0mm" svg:x="234.0mm"/>
          <draw:rect svg:width="1mm" draw:style-name="paloverde" svg:height="1mm" svg:y="220.0mm" svg:x="232.5mm"/>
          <draw:rect svg:width="1mm" draw:style-name="paloverde" svg:height="1mm" svg:y="220.0mm" svg:x="231.0mm"/>
          <draw:rect svg:width="1mm" draw:style-name="paloverde" svg:height="1mm" svg:y="220.0mm" svg:x="229.5mm"/>
          <draw:rect svg:width="1mm" draw:style-name="paloverde" svg:height="1mm" svg:y="220.0mm" svg:x="228.0mm"/>
          <draw:rect svg:width="1mm" draw:style-name="paloverde" svg:height="1mm" svg:y="220.0mm" svg:x="226.5mm"/>
          <draw:rect svg:width="1mm" draw:style-name="paloverde" svg:height="1mm" svg:y="220.0mm" svg:x="225.0mm"/>
          <draw:rect svg:width="1mm" draw:style-name="paloverde" svg:height="1mm" svg:y="220.0mm" svg:x="223.5mm"/>
          <draw:rect svg:width="1mm" draw:style-name="paloverde" svg:height="1mm" svg:y="220.0mm" svg:x="222.0mm"/>
          <draw:rect svg:width="1mm" draw:style-name="paloverde" svg:height="1mm" svg:y="220.0mm" svg:x="220.5mm"/>
          <draw:rect svg:width="1mm" draw:style-name="paloverde" svg:height="1mm" svg:y="220.0mm" svg:x="219.0mm"/>
          <draw:rect svg:width="1mm" draw:style-name="paloverde" svg:height="1mm" svg:y="220.0mm" svg:x="217.5mm"/>
          <draw:rect svg:width="1mm" draw:style-name="paloverde" svg:height="1mm" svg:y="220.0mm" svg:x="216.0mm"/>
          <draw:rect svg:width="1mm" draw:style-name="paloverde" svg:height="1mm" svg:y="220.0mm" svg:x="214.5mm"/>
          <draw:rect svg:width="1mm" draw:style-name="paloverde" svg:height="1mm" svg:y="220.0mm" svg:x="213.0mm"/>
          <draw:rect svg:width="1mm" draw:style-name="paloverde" svg:height="1mm" svg:y="220.0mm" svg:x="211.5mm"/>
          <draw:rect svg:width="1mm" draw:style-name="paloverde" svg:height="1mm" svg:y="221.5mm" svg:x="247.5mm"/>
          <draw:rect svg:width="1mm" draw:style-name="paloverde" svg:height="1mm" svg:y="221.5mm" svg:x="246.0mm"/>
          <draw:rect svg:width="1mm" draw:style-name="paloverde" svg:height="1mm" svg:y="221.5mm" svg:x="244.5mm"/>
          <draw:rect svg:width="1mm" draw:style-name="paloverde" svg:height="1mm" svg:y="221.5mm" svg:x="243.0mm"/>
          <draw:rect svg:width="1mm" draw:style-name="paloverde" svg:height="1mm" svg:y="221.5mm" svg:x="241.5mm"/>
          <draw:rect svg:width="1mm" draw:style-name="paloverde" svg:height="1mm" svg:y="221.5mm" svg:x="240.0mm"/>
          <draw:rect svg:width="1mm" draw:style-name="paloverde" svg:height="1mm" svg:y="221.5mm" svg:x="238.5mm"/>
          <draw:rect svg:width="1mm" draw:style-name="paloverde" svg:height="1mm" svg:y="221.5mm" svg:x="237.0mm"/>
          <draw:rect svg:width="1mm" draw:style-name="paloverde" svg:height="1mm" svg:y="221.5mm" svg:x="235.5mm"/>
          <draw:rect svg:width="1mm" draw:style-name="paloverde" svg:height="1mm" svg:y="221.5mm" svg:x="234.0mm"/>
          <draw:rect svg:width="1mm" draw:style-name="paloverde" svg:height="1mm" svg:y="221.5mm" svg:x="232.5mm"/>
          <draw:rect svg:width="1mm" draw:style-name="paloverde" svg:height="1mm" svg:y="221.5mm" svg:x="231.0mm"/>
          <draw:rect svg:width="1mm" draw:style-name="paloverde" svg:height="1mm" svg:y="221.5mm" svg:x="229.5mm"/>
          <draw:rect svg:width="1mm" draw:style-name="paloverde" svg:height="1mm" svg:y="221.5mm" svg:x="228.0mm"/>
          <draw:rect svg:width="1mm" draw:style-name="paloverde" svg:height="1mm" svg:y="221.5mm" svg:x="226.5mm"/>
          <draw:rect svg:width="1mm" draw:style-name="paloverde" svg:height="1mm" svg:y="221.5mm" svg:x="225.0mm"/>
          <draw:rect svg:width="1mm" draw:style-name="paloverde" svg:height="1mm" svg:y="221.5mm" svg:x="223.5mm"/>
          <draw:rect svg:width="1mm" draw:style-name="paloverde" svg:height="1mm" svg:y="221.5mm" svg:x="222.0mm"/>
          <draw:rect svg:width="1mm" draw:style-name="paloverde" svg:height="1mm" svg:y="221.5mm" svg:x="220.5mm"/>
          <draw:rect svg:width="1mm" draw:style-name="paloverde" svg:height="1mm" svg:y="221.5mm" svg:x="219.0mm"/>
          <draw:rect svg:width="1mm" draw:style-name="paloverde" svg:height="1mm" svg:y="221.5mm" svg:x="217.5mm"/>
          <draw:rect svg:width="1mm" draw:style-name="paloverde" svg:height="1mm" svg:y="221.5mm" svg:x="216.0mm"/>
          <draw:rect svg:width="1mm" draw:style-name="paloverde" svg:height="1mm" svg:y="221.5mm" svg:x="214.5mm"/>
          <draw:rect svg:width="1mm" draw:style-name="paloverde" svg:height="1mm" svg:y="221.5mm" svg:x="213.0mm"/>
          <draw:rect svg:width="1mm" draw:style-name="paloverde" svg:height="1mm" svg:y="221.5mm" svg:x="211.5mm"/>
          <draw:rect svg:width="1mm" draw:style-name="paloverde" svg:height="1mm" svg:y="223.0mm" svg:x="247.5mm"/>
          <draw:rect svg:width="1mm" draw:style-name="paloverde" svg:height="1mm" svg:y="223.0mm" svg:x="246.0mm"/>
          <draw:rect svg:width="1mm" draw:style-name="paloverde" svg:height="1mm" svg:y="223.0mm" svg:x="244.5mm"/>
          <draw:rect svg:width="1mm" draw:style-name="paloverde" svg:height="1mm" svg:y="223.0mm" svg:x="243.0mm"/>
          <draw:rect svg:width="1mm" draw:style-name="paloverde" svg:height="1mm" svg:y="223.0mm" svg:x="241.5mm"/>
          <draw:rect svg:width="1mm" draw:style-name="paloverde" svg:height="1mm" svg:y="223.0mm" svg:x="240.0mm"/>
          <draw:rect svg:width="1mm" draw:style-name="paloverde" svg:height="1mm" svg:y="223.0mm" svg:x="238.5mm"/>
          <draw:rect svg:width="1mm" draw:style-name="paloverde" svg:height="1mm" svg:y="223.0mm" svg:x="237.0mm"/>
          <draw:rect svg:width="1mm" draw:style-name="paloverde" svg:height="1mm" svg:y="223.0mm" svg:x="235.5mm"/>
          <draw:rect svg:width="1mm" draw:style-name="paloverde" svg:height="1mm" svg:y="223.0mm" svg:x="234.0mm"/>
          <draw:rect svg:width="1mm" draw:style-name="paloverde" svg:height="1mm" svg:y="223.0mm" svg:x="232.5mm"/>
          <draw:rect svg:width="1mm" draw:style-name="paloverde" svg:height="1mm" svg:y="223.0mm" svg:x="231.0mm"/>
          <draw:rect svg:width="1mm" draw:style-name="paloverde" svg:height="1mm" svg:y="223.0mm" svg:x="229.5mm"/>
          <draw:rect svg:width="1mm" draw:style-name="paloverde" svg:height="1mm" svg:y="223.0mm" svg:x="228.0mm"/>
          <draw:rect svg:width="1mm" draw:style-name="paloverde" svg:height="1mm" svg:y="223.0mm" svg:x="226.5mm"/>
          <draw:rect svg:width="1mm" draw:style-name="paloverde" svg:height="1mm" svg:y="223.0mm" svg:x="225.0mm"/>
          <draw:rect svg:width="1mm" draw:style-name="paloverde" svg:height="1mm" svg:y="223.0mm" svg:x="223.5mm"/>
          <draw:rect svg:width="1mm" draw:style-name="paloverde" svg:height="1mm" svg:y="223.0mm" svg:x="222.0mm"/>
          <draw:rect svg:width="1mm" draw:style-name="paloverde" svg:height="1mm" svg:y="223.0mm" svg:x="220.5mm"/>
          <draw:rect svg:width="1mm" draw:style-name="paloverde" svg:height="1mm" svg:y="223.0mm" svg:x="219.0mm"/>
          <draw:rect svg:width="1mm" draw:style-name="paloverde" svg:height="1mm" svg:y="223.0mm" svg:x="217.5mm"/>
          <draw:rect svg:width="1mm" draw:style-name="paloverde" svg:height="1mm" svg:y="223.0mm" svg:x="216.0mm"/>
          <draw:rect svg:width="1mm" draw:style-name="paloverde" svg:height="1mm" svg:y="223.0mm" svg:x="214.5mm"/>
          <draw:rect svg:width="1mm" draw:style-name="paloverde" svg:height="1mm" svg:y="223.0mm" svg:x="213.0mm"/>
          <draw:rect svg:width="1mm" draw:style-name="paloverde" svg:height="1mm" svg:y="223.0mm" svg:x="211.5mm"/>
          <draw:rect svg:width="1mm" draw:style-name="paloverde" svg:height="1mm" svg:y="224.5mm" svg:x="247.5mm"/>
          <draw:rect svg:width="1mm" draw:style-name="paloverde" svg:height="1mm" svg:y="224.5mm" svg:x="246.0mm"/>
          <draw:rect svg:width="1mm" draw:style-name="paloverde" svg:height="1mm" svg:y="224.5mm" svg:x="244.5mm"/>
          <draw:rect svg:width="1mm" draw:style-name="paloverde" svg:height="1mm" svg:y="224.5mm" svg:x="243.0mm"/>
          <draw:rect svg:width="1mm" draw:style-name="paloverde" svg:height="1mm" svg:y="224.5mm" svg:x="241.5mm"/>
          <draw:rect svg:width="1mm" draw:style-name="paloverde" svg:height="1mm" svg:y="224.5mm" svg:x="240.0mm"/>
          <draw:rect svg:width="1mm" draw:style-name="paloverde" svg:height="1mm" svg:y="224.5mm" svg:x="238.5mm"/>
          <draw:rect svg:width="1mm" draw:style-name="paloverde" svg:height="1mm" svg:y="224.5mm" svg:x="237.0mm"/>
          <draw:rect svg:width="1mm" draw:style-name="paloverde" svg:height="1mm" svg:y="224.5mm" svg:x="235.5mm"/>
          <draw:rect svg:width="1mm" draw:style-name="paloverde" svg:height="1mm" svg:y="224.5mm" svg:x="234.0mm"/>
          <draw:rect svg:width="1mm" draw:style-name="paloverde" svg:height="1mm" svg:y="224.5mm" svg:x="232.5mm"/>
          <draw:rect svg:width="1mm" draw:style-name="paloverde" svg:height="1mm" svg:y="224.5mm" svg:x="231.0mm"/>
          <draw:rect svg:width="1mm" draw:style-name="paloverde" svg:height="1mm" svg:y="224.5mm" svg:x="229.5mm"/>
          <draw:rect svg:width="1mm" draw:style-name="paloverde" svg:height="1mm" svg:y="224.5mm" svg:x="228.0mm"/>
          <draw:rect svg:width="1mm" draw:style-name="paloverde" svg:height="1mm" svg:y="224.5mm" svg:x="226.5mm"/>
          <draw:rect svg:width="1mm" draw:style-name="paloverde" svg:height="1mm" svg:y="224.5mm" svg:x="225.0mm"/>
          <draw:rect svg:width="1mm" draw:style-name="paloverde" svg:height="1mm" svg:y="224.5mm" svg:x="223.5mm"/>
          <draw:rect svg:width="1mm" draw:style-name="paloverde" svg:height="1mm" svg:y="224.5mm" svg:x="222.0mm"/>
          <draw:rect svg:width="1mm" draw:style-name="paloverde" svg:height="1mm" svg:y="224.5mm" svg:x="220.5mm"/>
          <draw:rect svg:width="1mm" draw:style-name="paloverde" svg:height="1mm" svg:y="224.5mm" svg:x="219.0mm"/>
          <draw:rect svg:width="1mm" draw:style-name="paloverde" svg:height="1mm" svg:y="224.5mm" svg:x="217.5mm"/>
          <draw:rect svg:width="1mm" draw:style-name="paloverde" svg:height="1mm" svg:y="224.5mm" svg:x="216.0mm"/>
          <draw:rect svg:width="1mm" draw:style-name="paloverde" svg:height="1mm" svg:y="224.5mm" svg:x="214.5mm"/>
          <draw:rect svg:width="1mm" draw:style-name="paloverde" svg:height="1mm" svg:y="224.5mm" svg:x="213.0mm"/>
          <draw:rect svg:width="1mm" draw:style-name="paloverde" svg:height="1mm" svg:y="224.5mm" svg:x="211.5mm"/>
          <draw:rect svg:width="1mm" draw:style-name="paloverde" svg:height="1mm" svg:y="226.0mm" svg:x="247.5mm"/>
          <draw:rect svg:width="1mm" draw:style-name="paloverde" svg:height="1mm" svg:y="226.0mm" svg:x="246.0mm"/>
          <draw:rect svg:width="1mm" draw:style-name="paloverde" svg:height="1mm" svg:y="226.0mm" svg:x="244.5mm"/>
          <draw:rect svg:width="1mm" draw:style-name="paloverde" svg:height="1mm" svg:y="226.0mm" svg:x="243.0mm"/>
          <draw:rect svg:width="1mm" draw:style-name="paloverde" svg:height="1mm" svg:y="226.0mm" svg:x="241.5mm"/>
          <draw:rect svg:width="1mm" draw:style-name="paloverde" svg:height="1mm" svg:y="226.0mm" svg:x="240.0mm"/>
          <draw:rect svg:width="1mm" draw:style-name="paloverde" svg:height="1mm" svg:y="226.0mm" svg:x="238.5mm"/>
          <draw:rect svg:width="1mm" draw:style-name="paloverde" svg:height="1mm" svg:y="226.0mm" svg:x="237.0mm"/>
          <draw:rect svg:width="1mm" draw:style-name="paloverde" svg:height="1mm" svg:y="226.0mm" svg:x="235.5mm"/>
          <draw:rect svg:width="1mm" draw:style-name="paloverde" svg:height="1mm" svg:y="226.0mm" svg:x="234.0mm"/>
          <draw:rect svg:width="1mm" draw:style-name="paloverde" svg:height="1mm" svg:y="226.0mm" svg:x="232.5mm"/>
          <draw:rect svg:width="1mm" draw:style-name="paloverde" svg:height="1mm" svg:y="226.0mm" svg:x="231.0mm"/>
          <draw:rect svg:width="1mm" draw:style-name="paloverde" svg:height="1mm" svg:y="226.0mm" svg:x="229.5mm"/>
          <draw:rect svg:width="1mm" draw:style-name="paloverde" svg:height="1mm" svg:y="226.0mm" svg:x="228.0mm"/>
          <draw:rect svg:width="1mm" draw:style-name="paloverde" svg:height="1mm" svg:y="226.0mm" svg:x="226.5mm"/>
          <draw:rect svg:width="1mm" draw:style-name="paloverde" svg:height="1mm" svg:y="226.0mm" svg:x="225.0mm"/>
          <draw:rect svg:width="1mm" draw:style-name="paloverde" svg:height="1mm" svg:y="226.0mm" svg:x="223.5mm"/>
          <draw:rect svg:width="1mm" draw:style-name="paloverde" svg:height="1mm" svg:y="226.0mm" svg:x="222.0mm"/>
          <draw:rect svg:width="1mm" draw:style-name="paloverde" svg:height="1mm" svg:y="226.0mm" svg:x="220.5mm"/>
          <draw:rect svg:width="1mm" draw:style-name="paloverde" svg:height="1mm" svg:y="226.0mm" svg:x="219.0mm"/>
          <draw:rect svg:width="1mm" draw:style-name="paloverde" svg:height="1mm" svg:y="226.0mm" svg:x="217.5mm"/>
          <draw:rect svg:width="1mm" draw:style-name="paloverde" svg:height="1mm" svg:y="226.0mm" svg:x="216.0mm"/>
          <draw:rect svg:width="1mm" draw:style-name="paloverde" svg:height="1mm" svg:y="226.0mm" svg:x="214.5mm"/>
          <draw:rect svg:width="1mm" draw:style-name="paloverde" svg:height="1mm" svg:y="226.0mm" svg:x="213.0mm"/>
          <draw:rect svg:width="1mm" draw:style-name="paloverde" svg:height="1mm" svg:y="226.0mm" svg:x="211.5mm"/>
          <draw:rect svg:width="1mm" draw:style-name="paloverde" svg:height="1mm" svg:y="227.5mm" svg:x="247.5mm"/>
          <draw:rect svg:width="1mm" draw:style-name="paloverde" svg:height="1mm" svg:y="227.5mm" svg:x="246.0mm"/>
          <draw:rect svg:width="1mm" draw:style-name="paloverde" svg:height="1mm" svg:y="227.5mm" svg:x="244.5mm"/>
          <draw:rect svg:width="1mm" draw:style-name="paloverde" svg:height="1mm" svg:y="227.5mm" svg:x="243.0mm"/>
          <draw:rect svg:width="1mm" draw:style-name="paloverde" svg:height="1mm" svg:y="227.5mm" svg:x="241.5mm"/>
          <draw:rect svg:width="1mm" draw:style-name="paloverde" svg:height="1mm" svg:y="227.5mm" svg:x="240.0mm"/>
          <draw:rect svg:width="1mm" draw:style-name="paloverde" svg:height="1mm" svg:y="227.5mm" svg:x="238.5mm"/>
          <draw:rect svg:width="1mm" draw:style-name="paloverde" svg:height="1mm" svg:y="227.5mm" svg:x="237.0mm"/>
          <draw:rect svg:width="1mm" draw:style-name="paloverde" svg:height="1mm" svg:y="227.5mm" svg:x="235.5mm"/>
          <draw:rect svg:width="1mm" draw:style-name="paloverde" svg:height="1mm" svg:y="227.5mm" svg:x="234.0mm"/>
          <draw:rect svg:width="1mm" draw:style-name="paloverde" svg:height="1mm" svg:y="227.5mm" svg:x="232.5mm"/>
          <draw:rect svg:width="1mm" draw:style-name="paloverde" svg:height="1mm" svg:y="227.5mm" svg:x="231.0mm"/>
          <draw:rect svg:width="1mm" draw:style-name="paloverde" svg:height="1mm" svg:y="227.5mm" svg:x="229.5mm"/>
          <draw:rect svg:width="1mm" draw:style-name="paloverde" svg:height="1mm" svg:y="227.5mm" svg:x="228.0mm"/>
          <draw:rect svg:width="1mm" draw:style-name="paloverde" svg:height="1mm" svg:y="227.5mm" svg:x="226.5mm"/>
          <draw:rect svg:width="1mm" draw:style-name="paloverde" svg:height="1mm" svg:y="227.5mm" svg:x="225.0mm"/>
          <draw:rect svg:width="1mm" draw:style-name="paloverde" svg:height="1mm" svg:y="227.5mm" svg:x="223.5mm"/>
          <draw:rect svg:width="1mm" draw:style-name="paloverde" svg:height="1mm" svg:y="227.5mm" svg:x="222.0mm"/>
          <draw:rect svg:width="1mm" draw:style-name="paloverde" svg:height="1mm" svg:y="227.5mm" svg:x="220.5mm"/>
          <draw:rect svg:width="1mm" draw:style-name="paloverde" svg:height="1mm" svg:y="227.5mm" svg:x="219.0mm"/>
          <draw:rect svg:width="1mm" draw:style-name="paloverde" svg:height="1mm" svg:y="227.5mm" svg:x="217.5mm"/>
          <draw:rect svg:width="1mm" draw:style-name="paloverde" svg:height="1mm" svg:y="227.5mm" svg:x="216.0mm"/>
          <draw:rect svg:width="1mm" draw:style-name="paloverde" svg:height="1mm" svg:y="227.5mm" svg:x="214.5mm"/>
          <draw:rect svg:width="1mm" draw:style-name="paloverde" svg:height="1mm" svg:y="227.5mm" svg:x="213.0mm"/>
          <draw:rect svg:width="1mm" draw:style-name="paloverde" svg:height="1mm" svg:y="227.5mm" svg:x="211.5mm"/>
          <draw:rect svg:width="1mm" draw:style-name="paloverde" svg:height="1mm" svg:y="229.0mm" svg:x="247.5mm"/>
          <draw:rect svg:width="1mm" draw:style-name="paloverde" svg:height="1mm" svg:y="229.0mm" svg:x="246.0mm"/>
          <draw:rect svg:width="1mm" draw:style-name="paloverde" svg:height="1mm" svg:y="229.0mm" svg:x="244.5mm"/>
          <draw:rect svg:width="1mm" draw:style-name="paloverde" svg:height="1mm" svg:y="229.0mm" svg:x="243.0mm"/>
          <draw:rect svg:width="1mm" draw:style-name="paloverde" svg:height="1mm" svg:y="229.0mm" svg:x="241.5mm"/>
          <draw:rect svg:width="1mm" draw:style-name="paloverde" svg:height="1mm" svg:y="229.0mm" svg:x="240.0mm"/>
          <draw:rect svg:width="1mm" draw:style-name="paloverde" svg:height="1mm" svg:y="229.0mm" svg:x="238.5mm"/>
          <draw:rect svg:width="1mm" draw:style-name="paloverde" svg:height="1mm" svg:y="229.0mm" svg:x="237.0mm"/>
          <draw:rect svg:width="1mm" draw:style-name="paloverde" svg:height="1mm" svg:y="229.0mm" svg:x="235.5mm"/>
          <draw:rect svg:width="1mm" draw:style-name="paloverde" svg:height="1mm" svg:y="229.0mm" svg:x="234.0mm"/>
          <draw:rect svg:width="1mm" draw:style-name="paloverde" svg:height="1mm" svg:y="229.0mm" svg:x="232.5mm"/>
          <draw:rect svg:width="1mm" draw:style-name="paloverde" svg:height="1mm" svg:y="229.0mm" svg:x="231.0mm"/>
          <draw:rect svg:width="1mm" draw:style-name="paloverde" svg:height="1mm" svg:y="229.0mm" svg:x="229.5mm"/>
          <draw:rect svg:width="1mm" draw:style-name="paloverde" svg:height="1mm" svg:y="229.0mm" svg:x="228.0mm"/>
          <draw:rect svg:width="1mm" draw:style-name="paloverde" svg:height="1mm" svg:y="229.0mm" svg:x="226.5mm"/>
          <draw:rect svg:width="1mm" draw:style-name="paloverde" svg:height="1mm" svg:y="229.0mm" svg:x="225.0mm"/>
          <draw:rect svg:width="1mm" draw:style-name="paloverde" svg:height="1mm" svg:y="229.0mm" svg:x="223.5mm"/>
          <draw:rect svg:width="1mm" draw:style-name="paloverde" svg:height="1mm" svg:y="229.0mm" svg:x="222.0mm"/>
          <draw:rect svg:width="1mm" draw:style-name="paloverde" svg:height="1mm" svg:y="229.0mm" svg:x="220.5mm"/>
          <draw:rect svg:width="1mm" draw:style-name="paloverde" svg:height="1mm" svg:y="229.0mm" svg:x="219.0mm"/>
          <draw:rect svg:width="1mm" draw:style-name="paloverde" svg:height="1mm" svg:y="229.0mm" svg:x="217.5mm"/>
          <draw:rect svg:width="1mm" draw:style-name="paloverde" svg:height="1mm" svg:y="229.0mm" svg:x="216.0mm"/>
          <draw:rect svg:width="1mm" draw:style-name="paloverde" svg:height="1mm" svg:y="229.0mm" svg:x="214.5mm"/>
          <draw:rect svg:width="1mm" draw:style-name="paloverde" svg:height="1mm" svg:y="229.0mm" svg:x="213.0mm"/>
          <draw:rect svg:width="1mm" draw:style-name="paloverde" svg:height="1mm" svg:y="229.0mm" svg:x="211.5mm"/>
          <draw:rect svg:width="1mm" draw:style-name="paloverde" svg:height="1mm" svg:y="230.5mm" svg:x="247.5mm"/>
          <draw:rect svg:width="1mm" draw:style-name="paloverde" svg:height="1mm" svg:y="230.5mm" svg:x="246.0mm"/>
          <draw:rect svg:width="1mm" draw:style-name="paloverde" svg:height="1mm" svg:y="230.5mm" svg:x="244.5mm"/>
          <draw:rect svg:width="1mm" draw:style-name="paloverde" svg:height="1mm" svg:y="230.5mm" svg:x="243.0mm"/>
          <draw:rect svg:width="1mm" draw:style-name="paloverde" svg:height="1mm" svg:y="230.5mm" svg:x="241.5mm"/>
          <draw:rect svg:width="1mm" draw:style-name="paloverde" svg:height="1mm" svg:y="230.5mm" svg:x="240.0mm"/>
          <draw:rect svg:width="1mm" draw:style-name="paloverde" svg:height="1mm" svg:y="230.5mm" svg:x="238.5mm"/>
          <draw:rect svg:width="1mm" draw:style-name="paloverde" svg:height="1mm" svg:y="230.5mm" svg:x="237.0mm"/>
          <draw:rect svg:width="1mm" draw:style-name="paloverde" svg:height="1mm" svg:y="230.5mm" svg:x="235.5mm"/>
          <draw:rect svg:width="1mm" draw:style-name="paloverde" svg:height="1mm" svg:y="230.5mm" svg:x="234.0mm"/>
          <draw:rect svg:width="1mm" draw:style-name="paloverde" svg:height="1mm" svg:y="230.5mm" svg:x="232.5mm"/>
          <draw:rect svg:width="1mm" draw:style-name="paloverde" svg:height="1mm" svg:y="230.5mm" svg:x="231.0mm"/>
          <draw:rect svg:width="1mm" draw:style-name="paloverde" svg:height="1mm" svg:y="230.5mm" svg:x="229.5mm"/>
          <draw:rect svg:width="1mm" draw:style-name="paloverde" svg:height="1mm" svg:y="230.5mm" svg:x="228.0mm"/>
          <draw:rect svg:width="1mm" draw:style-name="paloverde" svg:height="1mm" svg:y="230.5mm" svg:x="226.5mm"/>
          <draw:rect svg:width="1mm" draw:style-name="paloverde" svg:height="1mm" svg:y="230.5mm" svg:x="225.0mm"/>
          <draw:rect svg:width="1mm" draw:style-name="paloverde" svg:height="1mm" svg:y="230.5mm" svg:x="223.5mm"/>
          <draw:rect svg:width="1mm" draw:style-name="paloverde" svg:height="1mm" svg:y="230.5mm" svg:x="222.0mm"/>
          <draw:rect svg:width="1mm" draw:style-name="paloverde" svg:height="1mm" svg:y="230.5mm" svg:x="220.5mm"/>
          <draw:rect svg:width="1mm" draw:style-name="paloverde" svg:height="1mm" svg:y="230.5mm" svg:x="219.0mm"/>
          <draw:rect svg:width="1mm" draw:style-name="paloverde" svg:height="1mm" svg:y="230.5mm" svg:x="217.5mm"/>
          <draw:rect svg:width="1mm" draw:style-name="paloverde" svg:height="1mm" svg:y="230.5mm" svg:x="216.0mm"/>
          <draw:rect svg:width="1mm" draw:style-name="paloverde" svg:height="1mm" svg:y="230.5mm" svg:x="214.5mm"/>
          <draw:rect svg:width="1mm" draw:style-name="paloverde" svg:height="1mm" svg:y="230.5mm" svg:x="213.0mm"/>
          <draw:rect svg:width="1mm" draw:style-name="paloverde" svg:height="1mm" svg:y="230.5mm" svg:x="211.5mm"/>
          <draw:rect svg:width="1mm" draw:style-name="paloverde" svg:height="1mm" svg:y="232.0mm" svg:x="247.5mm"/>
          <draw:rect svg:width="1mm" draw:style-name="paloverde" svg:height="1mm" svg:y="232.0mm" svg:x="246.0mm"/>
          <draw:rect svg:width="1mm" draw:style-name="paloverde" svg:height="1mm" svg:y="232.0mm" svg:x="244.5mm"/>
          <draw:rect svg:width="1mm" draw:style-name="paloverde" svg:height="1mm" svg:y="232.0mm" svg:x="243.0mm"/>
          <draw:rect svg:width="1mm" draw:style-name="paloverde" svg:height="1mm" svg:y="232.0mm" svg:x="241.5mm"/>
          <draw:rect svg:width="1mm" draw:style-name="paloverde" svg:height="1mm" svg:y="232.0mm" svg:x="240.0mm"/>
          <draw:rect svg:width="1mm" draw:style-name="paloverde" svg:height="1mm" svg:y="232.0mm" svg:x="238.5mm"/>
          <draw:rect svg:width="1mm" draw:style-name="paloverde" svg:height="1mm" svg:y="232.0mm" svg:x="237.0mm"/>
          <draw:rect svg:width="1mm" draw:style-name="paloverde" svg:height="1mm" svg:y="232.0mm" svg:x="235.5mm"/>
          <draw:rect svg:width="1mm" draw:style-name="paloverde" svg:height="1mm" svg:y="232.0mm" svg:x="234.0mm"/>
          <draw:rect svg:width="1mm" draw:style-name="paloverde" svg:height="1mm" svg:y="232.0mm" svg:x="232.5mm"/>
          <draw:rect svg:width="1mm" draw:style-name="paloverde" svg:height="1mm" svg:y="232.0mm" svg:x="231.0mm"/>
          <draw:rect svg:width="1mm" draw:style-name="paloverde" svg:height="1mm" svg:y="232.0mm" svg:x="229.5mm"/>
          <draw:rect svg:width="1mm" draw:style-name="paloverde" svg:height="1mm" svg:y="232.0mm" svg:x="228.0mm"/>
          <draw:rect svg:width="1mm" draw:style-name="paloverde" svg:height="1mm" svg:y="232.0mm" svg:x="226.5mm"/>
          <draw:rect svg:width="1mm" draw:style-name="paloverde" svg:height="1mm" svg:y="232.0mm" svg:x="225.0mm"/>
          <draw:rect svg:width="1mm" draw:style-name="paloverde" svg:height="1mm" svg:y="232.0mm" svg:x="223.5mm"/>
          <draw:rect svg:width="1mm" draw:style-name="paloverde" svg:height="1mm" svg:y="232.0mm" svg:x="222.0mm"/>
          <draw:rect svg:width="1mm" draw:style-name="paloverde" svg:height="1mm" svg:y="232.0mm" svg:x="220.5mm"/>
          <draw:rect svg:width="1mm" draw:style-name="paloverde" svg:height="1mm" svg:y="232.0mm" svg:x="219.0mm"/>
          <draw:rect svg:width="1mm" draw:style-name="paloverde" svg:height="1mm" svg:y="232.0mm" svg:x="217.5mm"/>
          <draw:rect svg:width="1mm" draw:style-name="paloverde" svg:height="1mm" svg:y="232.0mm" svg:x="216.0mm"/>
          <draw:rect svg:width="1mm" draw:style-name="paloverde" svg:height="1mm" svg:y="232.0mm" svg:x="214.5mm"/>
          <draw:rect svg:width="1mm" draw:style-name="paloverde" svg:height="1mm" svg:y="232.0mm" svg:x="213.0mm"/>
          <draw:rect svg:width="1mm" draw:style-name="paloverde" svg:height="1mm" svg:y="232.0mm" svg:x="211.5mm"/>
          <draw:rect svg:width="1mm" draw:style-name="paloverde" svg:height="1mm" svg:y="233.5mm" svg:x="247.5mm"/>
          <draw:rect svg:width="1mm" draw:style-name="paloverde" svg:height="1mm" svg:y="233.5mm" svg:x="246.0mm"/>
          <draw:rect svg:width="1mm" draw:style-name="paloverde" svg:height="1mm" svg:y="233.5mm" svg:x="244.5mm"/>
          <draw:rect svg:width="1mm" draw:style-name="paloverde" svg:height="1mm" svg:y="233.5mm" svg:x="243.0mm"/>
          <draw:rect svg:width="1mm" draw:style-name="paloverde" svg:height="1mm" svg:y="233.5mm" svg:x="241.5mm"/>
          <draw:rect svg:width="1mm" draw:style-name="paloverde" svg:height="1mm" svg:y="233.5mm" svg:x="240.0mm"/>
          <draw:rect svg:width="1mm" draw:style-name="paloverde" svg:height="1mm" svg:y="233.5mm" svg:x="238.5mm"/>
          <draw:rect svg:width="1mm" draw:style-name="paloverde" svg:height="1mm" svg:y="233.5mm" svg:x="237.0mm"/>
          <draw:rect svg:width="1mm" draw:style-name="paloverde" svg:height="1mm" svg:y="233.5mm" svg:x="235.5mm"/>
          <draw:rect svg:width="1mm" draw:style-name="paloverde" svg:height="1mm" svg:y="233.5mm" svg:x="234.0mm"/>
          <draw:rect svg:width="1mm" draw:style-name="paloverde" svg:height="1mm" svg:y="233.5mm" svg:x="232.5mm"/>
          <draw:rect svg:width="1mm" draw:style-name="paloverde" svg:height="1mm" svg:y="233.5mm" svg:x="231.0mm"/>
          <draw:rect svg:width="1mm" draw:style-name="paloverde" svg:height="1mm" svg:y="233.5mm" svg:x="229.5mm"/>
          <draw:rect svg:width="1mm" draw:style-name="paloverde" svg:height="1mm" svg:y="233.5mm" svg:x="228.0mm"/>
          <draw:rect svg:width="1mm" draw:style-name="paloverde" svg:height="1mm" svg:y="233.5mm" svg:x="226.5mm"/>
          <draw:rect svg:width="1mm" draw:style-name="paloverde" svg:height="1mm" svg:y="233.5mm" svg:x="225.0mm"/>
          <draw:rect svg:width="1mm" draw:style-name="paloverde" svg:height="1mm" svg:y="233.5mm" svg:x="223.5mm"/>
          <draw:rect svg:width="1mm" draw:style-name="paloverde" svg:height="1mm" svg:y="233.5mm" svg:x="222.0mm"/>
          <draw:rect svg:width="1mm" draw:style-name="paloverde" svg:height="1mm" svg:y="233.5mm" svg:x="220.5mm"/>
          <draw:rect svg:width="1mm" draw:style-name="paloverde" svg:height="1mm" svg:y="233.5mm" svg:x="219.0mm"/>
          <draw:rect svg:width="1mm" draw:style-name="paloverde" svg:height="1mm" svg:y="233.5mm" svg:x="217.5mm"/>
          <draw:rect svg:width="1mm" draw:style-name="paloverde" svg:height="1mm" svg:y="233.5mm" svg:x="216.0mm"/>
          <draw:rect svg:width="1mm" draw:style-name="paloverde" svg:height="1mm" svg:y="233.5mm" svg:x="214.5mm"/>
          <draw:rect svg:width="1mm" draw:style-name="paloverde" svg:height="1mm" svg:y="233.5mm" svg:x="213.0mm"/>
          <draw:rect svg:width="1mm" draw:style-name="paloverde" svg:height="1mm" svg:y="233.5mm" svg:x="211.5mm"/>
          <draw:rect svg:width="1mm" draw:style-name="paloverde" svg:height="1mm" svg:y="235.0mm" svg:x="247.5mm"/>
          <draw:rect svg:width="1mm" draw:style-name="paloverde" svg:height="1mm" svg:y="235.0mm" svg:x="246.0mm"/>
          <draw:rect svg:width="1mm" draw:style-name="paloverde" svg:height="1mm" svg:y="235.0mm" svg:x="244.5mm"/>
          <draw:rect svg:width="1mm" draw:style-name="paloverde" svg:height="1mm" svg:y="235.0mm" svg:x="243.0mm"/>
          <draw:rect svg:width="1mm" draw:style-name="paloverde" svg:height="1mm" svg:y="235.0mm" svg:x="241.5mm"/>
          <draw:rect svg:width="1mm" draw:style-name="paloverde" svg:height="1mm" svg:y="235.0mm" svg:x="240.0mm"/>
          <draw:rect svg:width="1mm" draw:style-name="paloverde" svg:height="1mm" svg:y="235.0mm" svg:x="238.5mm"/>
          <draw:rect svg:width="1mm" draw:style-name="paloverde" svg:height="1mm" svg:y="235.0mm" svg:x="237.0mm"/>
          <draw:rect svg:width="1mm" draw:style-name="paloverde" svg:height="1mm" svg:y="235.0mm" svg:x="235.5mm"/>
          <draw:rect svg:width="1mm" draw:style-name="paloverde" svg:height="1mm" svg:y="235.0mm" svg:x="234.0mm"/>
          <draw:rect svg:width="1mm" draw:style-name="paloverde" svg:height="1mm" svg:y="235.0mm" svg:x="232.5mm"/>
          <draw:rect svg:width="1mm" draw:style-name="paloverde" svg:height="1mm" svg:y="235.0mm" svg:x="231.0mm"/>
          <draw:rect svg:width="1mm" draw:style-name="paloverde" svg:height="1mm" svg:y="235.0mm" svg:x="229.5mm"/>
          <draw:rect svg:width="1mm" draw:style-name="paloverde" svg:height="1mm" svg:y="235.0mm" svg:x="228.0mm"/>
          <draw:rect svg:width="1mm" draw:style-name="paloverde" svg:height="1mm" svg:y="235.0mm" svg:x="226.5mm"/>
          <draw:rect svg:width="1mm" draw:style-name="paloverde" svg:height="1mm" svg:y="235.0mm" svg:x="225.0mm"/>
          <draw:rect svg:width="1mm" draw:style-name="paloverde" svg:height="1mm" svg:y="235.0mm" svg:x="223.5mm"/>
          <draw:rect svg:width="1mm" draw:style-name="paloverde" svg:height="1mm" svg:y="235.0mm" svg:x="222.0mm"/>
          <draw:rect svg:width="1mm" draw:style-name="paloverde" svg:height="1mm" svg:y="235.0mm" svg:x="220.5mm"/>
          <draw:rect svg:width="1mm" draw:style-name="paloverde" svg:height="1mm" svg:y="235.0mm" svg:x="219.0mm"/>
          <draw:rect svg:width="1mm" draw:style-name="paloverde" svg:height="1mm" svg:y="235.0mm" svg:x="217.5mm"/>
          <draw:rect svg:width="1mm" draw:style-name="paloverde" svg:height="1mm" svg:y="235.0mm" svg:x="216.0mm"/>
          <draw:rect svg:width="1mm" draw:style-name="paloverde" svg:height="1mm" svg:y="235.0mm" svg:x="214.5mm"/>
          <draw:rect svg:width="1mm" draw:style-name="paloverde" svg:height="1mm" svg:y="235.0mm" svg:x="213.0mm"/>
          <draw:rect svg:width="1mm" draw:style-name="paloverde" svg:height="1mm" svg:y="235.0mm" svg:x="211.5mm"/>
          <draw:rect svg:width="1mm" draw:style-name="paloverde" svg:height="1mm" svg:y="236.5mm" svg:x="247.5mm"/>
          <draw:rect svg:width="1mm" draw:style-name="paloverde" svg:height="1mm" svg:y="236.5mm" svg:x="246.0mm"/>
          <draw:rect svg:width="1mm" draw:style-name="paloverde" svg:height="1mm" svg:y="236.5mm" svg:x="244.5mm"/>
          <draw:rect svg:width="1mm" draw:style-name="paloverde" svg:height="1mm" svg:y="236.5mm" svg:x="243.0mm"/>
          <draw:rect svg:width="1mm" draw:style-name="paloverde" svg:height="1mm" svg:y="236.5mm" svg:x="241.5mm"/>
          <draw:rect svg:width="1mm" draw:style-name="paloverde" svg:height="1mm" svg:y="236.5mm" svg:x="240.0mm"/>
          <draw:rect svg:width="1mm" draw:style-name="paloverde" svg:height="1mm" svg:y="236.5mm" svg:x="238.5mm"/>
          <draw:rect svg:width="1mm" draw:style-name="paloverde" svg:height="1mm" svg:y="236.5mm" svg:x="237.0mm"/>
          <draw:rect svg:width="1mm" draw:style-name="paloverde" svg:height="1mm" svg:y="236.5mm" svg:x="235.5mm"/>
          <draw:rect svg:width="1mm" draw:style-name="paloverde" svg:height="1mm" svg:y="236.5mm" svg:x="234.0mm"/>
          <draw:rect svg:width="1mm" draw:style-name="paloverde" svg:height="1mm" svg:y="236.5mm" svg:x="232.5mm"/>
          <draw:rect svg:width="1mm" draw:style-name="paloverde" svg:height="1mm" svg:y="236.5mm" svg:x="231.0mm"/>
          <draw:rect svg:width="1mm" draw:style-name="paloverde" svg:height="1mm" svg:y="236.5mm" svg:x="229.5mm"/>
          <draw:rect svg:width="1mm" draw:style-name="paloverde" svg:height="1mm" svg:y="236.5mm" svg:x="228.0mm"/>
          <draw:rect svg:width="1mm" draw:style-name="paloverde" svg:height="1mm" svg:y="236.5mm" svg:x="226.5mm"/>
          <draw:rect svg:width="1mm" draw:style-name="paloverde" svg:height="1mm" svg:y="236.5mm" svg:x="225.0mm"/>
          <draw:rect svg:width="1mm" draw:style-name="paloverde" svg:height="1mm" svg:y="236.5mm" svg:x="223.5mm"/>
          <draw:rect svg:width="1mm" draw:style-name="paloverde" svg:height="1mm" svg:y="236.5mm" svg:x="222.0mm"/>
          <draw:rect svg:width="1mm" draw:style-name="paloverde" svg:height="1mm" svg:y="236.5mm" svg:x="220.5mm"/>
          <draw:rect svg:width="1mm" draw:style-name="paloverde" svg:height="1mm" svg:y="236.5mm" svg:x="219.0mm"/>
          <draw:rect svg:width="1mm" draw:style-name="paloverde" svg:height="1mm" svg:y="236.5mm" svg:x="217.5mm"/>
          <draw:rect svg:width="1mm" draw:style-name="paloverde" svg:height="1mm" svg:y="236.5mm" svg:x="216.0mm"/>
          <draw:rect svg:width="1mm" draw:style-name="paloverde" svg:height="1mm" svg:y="236.5mm" svg:x="214.5mm"/>
          <draw:rect svg:width="1mm" draw:style-name="paloverde" svg:height="1mm" svg:y="236.5mm" svg:x="213.0mm"/>
          <draw:rect svg:width="1mm" draw:style-name="paloverde" svg:height="1mm" svg:y="236.5mm" svg:x="211.5mm"/>
          <draw:rect svg:width="1mm" draw:style-name="paloverde" svg:height="1mm" svg:y="238.0mm" svg:x="247.5mm"/>
          <draw:rect svg:width="1mm" draw:style-name="paloverde" svg:height="1mm" svg:y="238.0mm" svg:x="246.0mm"/>
          <draw:rect svg:width="1mm" draw:style-name="paloverde" svg:height="1mm" svg:y="238.0mm" svg:x="244.5mm"/>
          <draw:rect svg:width="1mm" draw:style-name="paloverde" svg:height="1mm" svg:y="238.0mm" svg:x="243.0mm"/>
          <draw:rect svg:width="1mm" draw:style-name="paloverde" svg:height="1mm" svg:y="238.0mm" svg:x="241.5mm"/>
          <draw:rect svg:width="1mm" draw:style-name="paloverde" svg:height="1mm" svg:y="238.0mm" svg:x="240.0mm"/>
          <draw:rect svg:width="1mm" draw:style-name="paloverde" svg:height="1mm" svg:y="238.0mm" svg:x="238.5mm"/>
          <draw:rect svg:width="1mm" draw:style-name="paloverde" svg:height="1mm" svg:y="238.0mm" svg:x="237.0mm"/>
          <draw:rect svg:width="1mm" draw:style-name="paloverde" svg:height="1mm" svg:y="238.0mm" svg:x="235.5mm"/>
          <draw:rect svg:width="1mm" draw:style-name="paloverde" svg:height="1mm" svg:y="238.0mm" svg:x="234.0mm"/>
          <draw:rect svg:width="1mm" draw:style-name="paloverde" svg:height="1mm" svg:y="238.0mm" svg:x="232.5mm"/>
          <draw:rect svg:width="1mm" draw:style-name="paloverde" svg:height="1mm" svg:y="238.0mm" svg:x="231.0mm"/>
          <draw:rect svg:width="1mm" draw:style-name="paloverde" svg:height="1mm" svg:y="238.0mm" svg:x="229.5mm"/>
          <draw:rect svg:width="1mm" draw:style-name="paloverde" svg:height="1mm" svg:y="238.0mm" svg:x="228.0mm"/>
          <draw:rect svg:width="1mm" draw:style-name="paloverde" svg:height="1mm" svg:y="238.0mm" svg:x="226.5mm"/>
          <draw:rect svg:width="1mm" draw:style-name="paloverde" svg:height="1mm" svg:y="238.0mm" svg:x="225.0mm"/>
          <draw:rect svg:width="1mm" draw:style-name="paloverde" svg:height="1mm" svg:y="238.0mm" svg:x="223.5mm"/>
          <draw:rect svg:width="1mm" draw:style-name="paloverde" svg:height="1mm" svg:y="238.0mm" svg:x="222.0mm"/>
          <draw:rect svg:width="1mm" draw:style-name="paloverde" svg:height="1mm" svg:y="238.0mm" svg:x="220.5mm"/>
          <draw:rect svg:width="1mm" draw:style-name="paloverde" svg:height="1mm" svg:y="238.0mm" svg:x="219.0mm"/>
          <draw:rect svg:width="1mm" draw:style-name="paloverde" svg:height="1mm" svg:y="238.0mm" svg:x="217.5mm"/>
          <draw:rect svg:width="1mm" draw:style-name="paloverde" svg:height="1mm" svg:y="238.0mm" svg:x="216.0mm"/>
          <draw:rect svg:width="1mm" draw:style-name="paloverde" svg:height="1mm" svg:y="238.0mm" svg:x="214.5mm"/>
          <draw:rect svg:width="1mm" draw:style-name="paloverde" svg:height="1mm" svg:y="238.0mm" svg:x="213.0mm"/>
          <draw:rect svg:width="1mm" draw:style-name="paloverde" svg:height="1mm" svg:y="238.0mm" svg:x="211.5mm"/>
          <draw:rect svg:width="1mm" draw:style-name="paloverde" svg:height="1mm" svg:y="239.5mm" svg:x="247.5mm"/>
          <draw:rect svg:width="1mm" draw:style-name="paloverde" svg:height="1mm" svg:y="239.5mm" svg:x="246.0mm"/>
          <draw:rect svg:width="1mm" draw:style-name="paloverde" svg:height="1mm" svg:y="239.5mm" svg:x="244.5mm"/>
          <draw:rect svg:width="1mm" draw:style-name="paloverde" svg:height="1mm" svg:y="239.5mm" svg:x="243.0mm"/>
          <draw:rect svg:width="1mm" draw:style-name="paloverde" svg:height="1mm" svg:y="239.5mm" svg:x="241.5mm"/>
          <draw:rect svg:width="1mm" draw:style-name="paloverde" svg:height="1mm" svg:y="239.5mm" svg:x="240.0mm"/>
          <draw:rect svg:width="1mm" draw:style-name="paloverde" svg:height="1mm" svg:y="239.5mm" svg:x="238.5mm"/>
          <draw:rect svg:width="1mm" draw:style-name="paloverde" svg:height="1mm" svg:y="239.5mm" svg:x="237.0mm"/>
          <draw:rect svg:width="1mm" draw:style-name="paloverde" svg:height="1mm" svg:y="239.5mm" svg:x="235.5mm"/>
          <draw:rect svg:width="1mm" draw:style-name="paloverde" svg:height="1mm" svg:y="239.5mm" svg:x="234.0mm"/>
          <draw:rect svg:width="1mm" draw:style-name="paloverde" svg:height="1mm" svg:y="239.5mm" svg:x="232.5mm"/>
          <draw:rect svg:width="1mm" draw:style-name="paloverde" svg:height="1mm" svg:y="239.5mm" svg:x="231.0mm"/>
          <draw:rect svg:width="1mm" draw:style-name="paloverde" svg:height="1mm" svg:y="239.5mm" svg:x="229.5mm"/>
          <draw:rect svg:width="1mm" draw:style-name="paloverde" svg:height="1mm" svg:y="239.5mm" svg:x="228.0mm"/>
          <draw:rect svg:width="1mm" draw:style-name="paloverde" svg:height="1mm" svg:y="239.5mm" svg:x="226.5mm"/>
          <draw:rect svg:width="1mm" draw:style-name="paloverde" svg:height="1mm" svg:y="239.5mm" svg:x="225.0mm"/>
          <draw:rect svg:width="1mm" draw:style-name="paloverde" svg:height="1mm" svg:y="239.5mm" svg:x="223.5mm"/>
          <draw:rect svg:width="1mm" draw:style-name="paloverde" svg:height="1mm" svg:y="239.5mm" svg:x="222.0mm"/>
          <draw:rect svg:width="1mm" draw:style-name="paloverde" svg:height="1mm" svg:y="239.5mm" svg:x="220.5mm"/>
          <draw:rect svg:width="1mm" draw:style-name="paloverde" svg:height="1mm" svg:y="239.5mm" svg:x="219.0mm"/>
          <draw:rect svg:width="1mm" draw:style-name="paloverde" svg:height="1mm" svg:y="239.5mm" svg:x="217.5mm"/>
          <draw:rect svg:width="1mm" draw:style-name="paloverde" svg:height="1mm" svg:y="239.5mm" svg:x="216.0mm"/>
          <draw:rect svg:width="1mm" draw:style-name="paloverde" svg:height="1mm" svg:y="239.5mm" svg:x="214.5mm"/>
          <draw:rect svg:width="1mm" draw:style-name="paloverde" svg:height="1mm" svg:y="239.5mm" svg:x="213.0mm"/>
          <draw:rect svg:width="1mm" draw:style-name="paloverde" svg:height="1mm" svg:y="239.5mm" svg:x="211.5mm"/>
          <draw:rect svg:width="1mm" draw:style-name="paloverde" svg:height="1mm" svg:y="241.0mm" svg:x="247.5mm"/>
          <draw:rect svg:width="1mm" draw:style-name="paloverde" svg:height="1mm" svg:y="241.0mm" svg:x="246.0mm"/>
          <draw:rect svg:width="1mm" draw:style-name="paloverde" svg:height="1mm" svg:y="241.0mm" svg:x="244.5mm"/>
          <draw:rect svg:width="1mm" draw:style-name="paloverde" svg:height="1mm" svg:y="241.0mm" svg:x="243.0mm"/>
          <draw:rect svg:width="1mm" draw:style-name="paloverde" svg:height="1mm" svg:y="241.0mm" svg:x="241.5mm"/>
          <draw:frame svg:width="60mm" draw:style-name="texto" svg:height="10mm" svg:y="192.5mm" svg:x="255.5mm">
            <draw:text-box>
              <text:p>Aporte anual por déficit Transantiago</text:p>
            </draw:text-box>
          </draw:frame>
        </draw:g>
        <draw:g>
          <draw:rect svg:width="1mm" draw:style-name="paloverde" svg:height="1mm" svg:y="248.0mm" svg:x="247.5mm"/>
          <draw:rect svg:width="1mm" draw:style-name="paloverde" svg:height="1mm" svg:y="248.0mm" svg:x="246.0mm"/>
          <draw:rect svg:width="1mm" draw:style-name="paloverde" svg:height="1mm" svg:y="248.0mm" svg:x="244.5mm"/>
          <draw:rect svg:width="1mm" draw:style-name="paloverde" svg:height="1mm" svg:y="248.0mm" svg:x="243.0mm"/>
          <draw:rect svg:width="1mm" draw:style-name="paloverde" svg:height="1mm" svg:y="248.0mm" svg:x="241.5mm"/>
          <draw:rect svg:width="1mm" draw:style-name="paloverde" svg:height="1mm" svg:y="248.0mm" svg:x="240.0mm"/>
          <draw:rect svg:width="1mm" draw:style-name="paloverde" svg:height="1mm" svg:y="248.0mm" svg:x="238.5mm"/>
          <draw:rect svg:width="1mm" draw:style-name="paloverde" svg:height="1mm" svg:y="248.0mm" svg:x="237.0mm"/>
          <draw:rect svg:width="1mm" draw:style-name="paloverde" svg:height="1mm" svg:y="248.0mm" svg:x="235.5mm"/>
          <draw:rect svg:width="1mm" draw:style-name="paloverde" svg:height="1mm" svg:y="248.0mm" svg:x="234.0mm"/>
          <draw:rect svg:width="1mm" draw:style-name="paloverde" svg:height="1mm" svg:y="248.0mm" svg:x="232.5mm"/>
          <draw:rect svg:width="1mm" draw:style-name="paloverde" svg:height="1mm" svg:y="248.0mm" svg:x="231.0mm"/>
          <draw:rect svg:width="1mm" draw:style-name="paloverde" svg:height="1mm" svg:y="248.0mm" svg:x="229.5mm"/>
          <draw:rect svg:width="1mm" draw:style-name="paloverde" svg:height="1mm" svg:y="248.0mm" svg:x="228.0mm"/>
          <draw:rect svg:width="1mm" draw:style-name="paloverde" svg:height="1mm" svg:y="248.0mm" svg:x="226.5mm"/>
          <draw:rect svg:width="1mm" draw:style-name="paloverde" svg:height="1mm" svg:y="248.0mm" svg:x="225.0mm"/>
          <draw:rect svg:width="1mm" draw:style-name="paloverde" svg:height="1mm" svg:y="248.0mm" svg:x="223.5mm"/>
          <draw:rect svg:width="1mm" draw:style-name="paloverde" svg:height="1mm" svg:y="248.0mm" svg:x="222.0mm"/>
          <draw:rect svg:width="1mm" draw:style-name="paloverde" svg:height="1mm" svg:y="248.0mm" svg:x="220.5mm"/>
          <draw:rect svg:width="1mm" draw:style-name="paloverde" svg:height="1mm" svg:y="248.0mm" svg:x="219.0mm"/>
          <draw:rect svg:width="1mm" draw:style-name="paloverde" svg:height="1mm" svg:y="248.0mm" svg:x="217.5mm"/>
          <draw:rect svg:width="1mm" draw:style-name="paloverde" svg:height="1mm" svg:y="248.0mm" svg:x="216.0mm"/>
          <draw:rect svg:width="1mm" draw:style-name="paloverde" svg:height="1mm" svg:y="248.0mm" svg:x="214.5mm"/>
          <draw:rect svg:width="1mm" draw:style-name="paloverde" svg:height="1mm" svg:y="248.0mm" svg:x="213.0mm"/>
          <draw:rect svg:width="1mm" draw:style-name="paloverde" svg:height="1mm" svg:y="248.0mm" svg:x="211.5mm"/>
          <draw:rect svg:width="1mm" draw:style-name="paloverde" svg:height="1mm" svg:y="249.5mm" svg:x="247.5mm"/>
          <draw:rect svg:width="1mm" draw:style-name="paloverde" svg:height="1mm" svg:y="249.5mm" svg:x="246.0mm"/>
          <draw:rect svg:width="1mm" draw:style-name="paloverde" svg:height="1mm" svg:y="249.5mm" svg:x="244.5mm"/>
          <draw:rect svg:width="1mm" draw:style-name="paloverde" svg:height="1mm" svg:y="249.5mm" svg:x="243.0mm"/>
          <draw:rect svg:width="1mm" draw:style-name="paloverde" svg:height="1mm" svg:y="249.5mm" svg:x="241.5mm"/>
          <draw:rect svg:width="1mm" draw:style-name="paloverde" svg:height="1mm" svg:y="249.5mm" svg:x="240.0mm"/>
          <draw:rect svg:width="1mm" draw:style-name="paloverde" svg:height="1mm" svg:y="249.5mm" svg:x="238.5mm"/>
          <draw:rect svg:width="1mm" draw:style-name="paloverde" svg:height="1mm" svg:y="249.5mm" svg:x="237.0mm"/>
          <draw:rect svg:width="1mm" draw:style-name="paloverde" svg:height="1mm" svg:y="249.5mm" svg:x="235.5mm"/>
          <draw:rect svg:width="1mm" draw:style-name="paloverde" svg:height="1mm" svg:y="249.5mm" svg:x="234.0mm"/>
          <draw:rect svg:width="1mm" draw:style-name="paloverde" svg:height="1mm" svg:y="249.5mm" svg:x="232.5mm"/>
          <draw:rect svg:width="1mm" draw:style-name="paloverde" svg:height="1mm" svg:y="249.5mm" svg:x="231.0mm"/>
          <draw:rect svg:width="1mm" draw:style-name="paloverde" svg:height="1mm" svg:y="249.5mm" svg:x="229.5mm"/>
          <draw:rect svg:width="1mm" draw:style-name="paloverde" svg:height="1mm" svg:y="249.5mm" svg:x="228.0mm"/>
          <draw:rect svg:width="1mm" draw:style-name="paloverde" svg:height="1mm" svg:y="249.5mm" svg:x="226.5mm"/>
          <draw:rect svg:width="1mm" draw:style-name="paloverde" svg:height="1mm" svg:y="249.5mm" svg:x="225.0mm"/>
          <draw:rect svg:width="1mm" draw:style-name="paloverde" svg:height="1mm" svg:y="249.5mm" svg:x="223.5mm"/>
          <draw:rect svg:width="1mm" draw:style-name="paloverde" svg:height="1mm" svg:y="249.5mm" svg:x="222.0mm"/>
          <draw:rect svg:width="1mm" draw:style-name="paloverde" svg:height="1mm" svg:y="249.5mm" svg:x="220.5mm"/>
          <draw:rect svg:width="1mm" draw:style-name="paloverde" svg:height="1mm" svg:y="249.5mm" svg:x="219.0mm"/>
          <draw:rect svg:width="1mm" draw:style-name="paloverde" svg:height="1mm" svg:y="249.5mm" svg:x="217.5mm"/>
          <draw:rect svg:width="1mm" draw:style-name="paloverde" svg:height="1mm" svg:y="249.5mm" svg:x="216.0mm"/>
          <draw:rect svg:width="1mm" draw:style-name="paloverde" svg:height="1mm" svg:y="249.5mm" svg:x="214.5mm"/>
          <draw:rect svg:width="1mm" draw:style-name="paloverde" svg:height="1mm" svg:y="249.5mm" svg:x="213.0mm"/>
          <draw:rect svg:width="1mm" draw:style-name="paloverde" svg:height="1mm" svg:y="249.5mm" svg:x="211.5mm"/>
          <draw:rect svg:width="1mm" draw:style-name="paloverde" svg:height="1mm" svg:y="251.0mm" svg:x="247.5mm"/>
          <draw:rect svg:width="1mm" draw:style-name="paloverde" svg:height="1mm" svg:y="251.0mm" svg:x="246.0mm"/>
          <draw:rect svg:width="1mm" draw:style-name="paloverde" svg:height="1mm" svg:y="251.0mm" svg:x="244.5mm"/>
          <draw:rect svg:width="1mm" draw:style-name="paloverde" svg:height="1mm" svg:y="251.0mm" svg:x="243.0mm"/>
          <draw:rect svg:width="1mm" draw:style-name="paloverde" svg:height="1mm" svg:y="251.0mm" svg:x="241.5mm"/>
          <draw:rect svg:width="1mm" draw:style-name="paloverde" svg:height="1mm" svg:y="251.0mm" svg:x="240.0mm"/>
          <draw:rect svg:width="1mm" draw:style-name="paloverde" svg:height="1mm" svg:y="251.0mm" svg:x="238.5mm"/>
          <draw:rect svg:width="1mm" draw:style-name="paloverde" svg:height="1mm" svg:y="251.0mm" svg:x="237.0mm"/>
          <draw:rect svg:width="1mm" draw:style-name="paloverde" svg:height="1mm" svg:y="251.0mm" svg:x="235.5mm"/>
          <draw:rect svg:width="1mm" draw:style-name="paloverde" svg:height="1mm" svg:y="251.0mm" svg:x="234.0mm"/>
          <draw:rect svg:width="1mm" draw:style-name="paloverde" svg:height="1mm" svg:y="251.0mm" svg:x="232.5mm"/>
          <draw:rect svg:width="1mm" draw:style-name="paloverde" svg:height="1mm" svg:y="251.0mm" svg:x="231.0mm"/>
          <draw:rect svg:width="1mm" draw:style-name="paloverde" svg:height="1mm" svg:y="251.0mm" svg:x="229.5mm"/>
          <draw:rect svg:width="1mm" draw:style-name="paloverde" svg:height="1mm" svg:y="251.0mm" svg:x="228.0mm"/>
          <draw:rect svg:width="1mm" draw:style-name="paloverde" svg:height="1mm" svg:y="251.0mm" svg:x="226.5mm"/>
          <draw:rect svg:width="1mm" draw:style-name="paloverde" svg:height="1mm" svg:y="251.0mm" svg:x="225.0mm"/>
          <draw:rect svg:width="1mm" draw:style-name="paloverde" svg:height="1mm" svg:y="251.0mm" svg:x="223.5mm"/>
          <draw:rect svg:width="1mm" draw:style-name="paloverde" svg:height="1mm" svg:y="251.0mm" svg:x="222.0mm"/>
          <draw:rect svg:width="1mm" draw:style-name="paloverde" svg:height="1mm" svg:y="251.0mm" svg:x="220.5mm"/>
          <draw:rect svg:width="1mm" draw:style-name="paloverde" svg:height="1mm" svg:y="251.0mm" svg:x="219.0mm"/>
          <draw:rect svg:width="1mm" draw:style-name="paloverde" svg:height="1mm" svg:y="251.0mm" svg:x="217.5mm"/>
          <draw:rect svg:width="1mm" draw:style-name="paloverde" svg:height="1mm" svg:y="251.0mm" svg:x="216.0mm"/>
          <draw:rect svg:width="1mm" draw:style-name="paloverde" svg:height="1mm" svg:y="251.0mm" svg:x="214.5mm"/>
          <draw:rect svg:width="1mm" draw:style-name="paloverde" svg:height="1mm" svg:y="251.0mm" svg:x="213.0mm"/>
          <draw:rect svg:width="1mm" draw:style-name="paloverde" svg:height="1mm" svg:y="251.0mm" svg:x="211.5mm"/>
          <draw:rect svg:width="1mm" draw:style-name="paloverde" svg:height="1mm" svg:y="252.5mm" svg:x="247.5mm"/>
          <draw:rect svg:width="1mm" draw:style-name="paloverde" svg:height="1mm" svg:y="252.5mm" svg:x="246.0mm"/>
          <draw:rect svg:width="1mm" draw:style-name="paloverde" svg:height="1mm" svg:y="252.5mm" svg:x="244.5mm"/>
          <draw:rect svg:width="1mm" draw:style-name="paloverde" svg:height="1mm" svg:y="252.5mm" svg:x="243.0mm"/>
          <draw:rect svg:width="1mm" draw:style-name="paloverde" svg:height="1mm" svg:y="252.5mm" svg:x="241.5mm"/>
          <draw:rect svg:width="1mm" draw:style-name="paloverde" svg:height="1mm" svg:y="252.5mm" svg:x="240.0mm"/>
          <draw:rect svg:width="1mm" draw:style-name="paloverde" svg:height="1mm" svg:y="252.5mm" svg:x="238.5mm"/>
          <draw:rect svg:width="1mm" draw:style-name="paloverde" svg:height="1mm" svg:y="252.5mm" svg:x="237.0mm"/>
          <draw:rect svg:width="1mm" draw:style-name="paloverde" svg:height="1mm" svg:y="252.5mm" svg:x="235.5mm"/>
          <draw:rect svg:width="1mm" draw:style-name="paloverde" svg:height="1mm" svg:y="252.5mm" svg:x="234.0mm"/>
          <draw:rect svg:width="1mm" draw:style-name="paloverde" svg:height="1mm" svg:y="252.5mm" svg:x="232.5mm"/>
          <draw:rect svg:width="1mm" draw:style-name="paloverde" svg:height="1mm" svg:y="252.5mm" svg:x="231.0mm"/>
          <draw:rect svg:width="1mm" draw:style-name="paloverde" svg:height="1mm" svg:y="252.5mm" svg:x="229.5mm"/>
          <draw:rect svg:width="1mm" draw:style-name="paloverde" svg:height="1mm" svg:y="252.5mm" svg:x="228.0mm"/>
          <draw:rect svg:width="1mm" draw:style-name="paloverde" svg:height="1mm" svg:y="252.5mm" svg:x="226.5mm"/>
          <draw:rect svg:width="1mm" draw:style-name="paloverde" svg:height="1mm" svg:y="252.5mm" svg:x="225.0mm"/>
          <draw:rect svg:width="1mm" draw:style-name="paloverde" svg:height="1mm" svg:y="252.5mm" svg:x="223.5mm"/>
          <draw:rect svg:width="1mm" draw:style-name="paloverde" svg:height="1mm" svg:y="252.5mm" svg:x="222.0mm"/>
          <draw:rect svg:width="1mm" draw:style-name="paloverde" svg:height="1mm" svg:y="252.5mm" svg:x="220.5mm"/>
          <draw:rect svg:width="1mm" draw:style-name="paloverde" svg:height="1mm" svg:y="252.5mm" svg:x="219.0mm"/>
          <draw:rect svg:width="1mm" draw:style-name="paloverde" svg:height="1mm" svg:y="252.5mm" svg:x="217.5mm"/>
          <draw:rect svg:width="1mm" draw:style-name="paloverde" svg:height="1mm" svg:y="252.5mm" svg:x="216.0mm"/>
          <draw:rect svg:width="1mm" draw:style-name="paloverde" svg:height="1mm" svg:y="252.5mm" svg:x="214.5mm"/>
          <draw:rect svg:width="1mm" draw:style-name="paloverde" svg:height="1mm" svg:y="252.5mm" svg:x="213.0mm"/>
          <draw:rect svg:width="1mm" draw:style-name="paloverde" svg:height="1mm" svg:y="252.5mm" svg:x="211.5mm"/>
          <draw:rect svg:width="1mm" draw:style-name="paloverde" svg:height="1mm" svg:y="254.0mm" svg:x="247.5mm"/>
          <draw:rect svg:width="1mm" draw:style-name="paloverde" svg:height="1mm" svg:y="254.0mm" svg:x="246.0mm"/>
          <draw:rect svg:width="1mm" draw:style-name="paloverde" svg:height="1mm" svg:y="254.0mm" svg:x="244.5mm"/>
          <draw:rect svg:width="1mm" draw:style-name="paloverde" svg:height="1mm" svg:y="254.0mm" svg:x="243.0mm"/>
          <draw:rect svg:width="1mm" draw:style-name="paloverde" svg:height="1mm" svg:y="254.0mm" svg:x="241.5mm"/>
          <draw:rect svg:width="1mm" draw:style-name="paloverde" svg:height="1mm" svg:y="254.0mm" svg:x="240.0mm"/>
          <draw:rect svg:width="1mm" draw:style-name="paloverde" svg:height="1mm" svg:y="254.0mm" svg:x="238.5mm"/>
          <draw:rect svg:width="1mm" draw:style-name="paloverde" svg:height="1mm" svg:y="254.0mm" svg:x="237.0mm"/>
          <draw:rect svg:width="1mm" draw:style-name="paloverde" svg:height="1mm" svg:y="254.0mm" svg:x="235.5mm"/>
          <draw:rect svg:width="1mm" draw:style-name="paloverde" svg:height="1mm" svg:y="254.0mm" svg:x="234.0mm"/>
          <draw:rect svg:width="1mm" draw:style-name="paloverde" svg:height="1mm" svg:y="254.0mm" svg:x="232.5mm"/>
          <draw:rect svg:width="1mm" draw:style-name="paloverde" svg:height="1mm" svg:y="254.0mm" svg:x="231.0mm"/>
          <draw:rect svg:width="1mm" draw:style-name="paloverde" svg:height="1mm" svg:y="254.0mm" svg:x="229.5mm"/>
          <draw:rect svg:width="1mm" draw:style-name="paloverde" svg:height="1mm" svg:y="254.0mm" svg:x="228.0mm"/>
          <draw:rect svg:width="1mm" draw:style-name="paloverde" svg:height="1mm" svg:y="254.0mm" svg:x="226.5mm"/>
          <draw:rect svg:width="1mm" draw:style-name="paloverde" svg:height="1mm" svg:y="254.0mm" svg:x="225.0mm"/>
          <draw:rect svg:width="1mm" draw:style-name="paloverde" svg:height="1mm" svg:y="254.0mm" svg:x="223.5mm"/>
          <draw:rect svg:width="1mm" draw:style-name="paloverde" svg:height="1mm" svg:y="254.0mm" svg:x="222.0mm"/>
          <draw:rect svg:width="1mm" draw:style-name="paloverde" svg:height="1mm" svg:y="254.0mm" svg:x="220.5mm"/>
          <draw:rect svg:width="1mm" draw:style-name="paloverde" svg:height="1mm" svg:y="254.0mm" svg:x="219.0mm"/>
          <draw:rect svg:width="1mm" draw:style-name="paloverde" svg:height="1mm" svg:y="254.0mm" svg:x="217.5mm"/>
          <draw:rect svg:width="1mm" draw:style-name="paloverde" svg:height="1mm" svg:y="254.0mm" svg:x="216.0mm"/>
          <draw:rect svg:width="1mm" draw:style-name="paloverde" svg:height="1mm" svg:y="254.0mm" svg:x="214.5mm"/>
          <draw:rect svg:width="1mm" draw:style-name="paloverde" svg:height="1mm" svg:y="254.0mm" svg:x="213.0mm"/>
          <draw:rect svg:width="1mm" draw:style-name="paloverde" svg:height="1mm" svg:y="254.0mm" svg:x="211.5mm"/>
          <draw:rect svg:width="1mm" draw:style-name="paloverde" svg:height="1mm" svg:y="255.5mm" svg:x="247.5mm"/>
          <draw:rect svg:width="1mm" draw:style-name="paloverde" svg:height="1mm" svg:y="255.5mm" svg:x="246.0mm"/>
          <draw:rect svg:width="1mm" draw:style-name="paloverde" svg:height="1mm" svg:y="255.5mm" svg:x="244.5mm"/>
          <draw:rect svg:width="1mm" draw:style-name="paloverde" svg:height="1mm" svg:y="255.5mm" svg:x="243.0mm"/>
          <draw:rect svg:width="1mm" draw:style-name="paloverde" svg:height="1mm" svg:y="255.5mm" svg:x="241.5mm"/>
          <draw:rect svg:width="1mm" draw:style-name="paloverde" svg:height="1mm" svg:y="255.5mm" svg:x="240.0mm"/>
          <draw:rect svg:width="1mm" draw:style-name="paloverde" svg:height="1mm" svg:y="255.5mm" svg:x="238.5mm"/>
          <draw:rect svg:width="1mm" draw:style-name="paloverde" svg:height="1mm" svg:y="255.5mm" svg:x="237.0mm"/>
          <draw:rect svg:width="1mm" draw:style-name="paloverde" svg:height="1mm" svg:y="255.5mm" svg:x="235.5mm"/>
          <draw:rect svg:width="1mm" draw:style-name="paloverde" svg:height="1mm" svg:y="255.5mm" svg:x="234.0mm"/>
          <draw:rect svg:width="1mm" draw:style-name="paloverde" svg:height="1mm" svg:y="255.5mm" svg:x="232.5mm"/>
          <draw:rect svg:width="1mm" draw:style-name="paloverde" svg:height="1mm" svg:y="255.5mm" svg:x="231.0mm"/>
          <draw:rect svg:width="1mm" draw:style-name="paloverde" svg:height="1mm" svg:y="255.5mm" svg:x="229.5mm"/>
          <draw:rect svg:width="1mm" draw:style-name="paloverde" svg:height="1mm" svg:y="255.5mm" svg:x="228.0mm"/>
          <draw:rect svg:width="1mm" draw:style-name="paloverde" svg:height="1mm" svg:y="255.5mm" svg:x="226.5mm"/>
          <draw:rect svg:width="1mm" draw:style-name="paloverde" svg:height="1mm" svg:y="255.5mm" svg:x="225.0mm"/>
          <draw:rect svg:width="1mm" draw:style-name="paloverde" svg:height="1mm" svg:y="255.5mm" svg:x="223.5mm"/>
          <draw:rect svg:width="1mm" draw:style-name="paloverde" svg:height="1mm" svg:y="255.5mm" svg:x="222.0mm"/>
          <draw:rect svg:width="1mm" draw:style-name="paloverde" svg:height="1mm" svg:y="255.5mm" svg:x="220.5mm"/>
          <draw:rect svg:width="1mm" draw:style-name="paloverde" svg:height="1mm" svg:y="255.5mm" svg:x="219.0mm"/>
          <draw:rect svg:width="1mm" draw:style-name="paloverde" svg:height="1mm" svg:y="255.5mm" svg:x="217.5mm"/>
          <draw:rect svg:width="1mm" draw:style-name="paloverde" svg:height="1mm" svg:y="255.5mm" svg:x="216.0mm"/>
          <draw:rect svg:width="1mm" draw:style-name="paloverde" svg:height="1mm" svg:y="255.5mm" svg:x="214.5mm"/>
          <draw:rect svg:width="1mm" draw:style-name="paloverde" svg:height="1mm" svg:y="255.5mm" svg:x="213.0mm"/>
          <draw:rect svg:width="1mm" draw:style-name="paloverde" svg:height="1mm" svg:y="255.5mm" svg:x="211.5mm"/>
          <draw:rect svg:width="1mm" draw:style-name="paloverde" svg:height="1mm" svg:y="257.0mm" svg:x="247.5mm"/>
          <draw:rect svg:width="1mm" draw:style-name="paloverde" svg:height="1mm" svg:y="257.0mm" svg:x="246.0mm"/>
          <draw:rect svg:width="1mm" draw:style-name="paloverde" svg:height="1mm" svg:y="257.0mm" svg:x="244.5mm"/>
          <draw:rect svg:width="1mm" draw:style-name="paloverde" svg:height="1mm" svg:y="257.0mm" svg:x="243.0mm"/>
          <draw:rect svg:width="1mm" draw:style-name="paloverde" svg:height="1mm" svg:y="257.0mm" svg:x="241.5mm"/>
          <draw:rect svg:width="1mm" draw:style-name="paloverde" svg:height="1mm" svg:y="257.0mm" svg:x="240.0mm"/>
          <draw:rect svg:width="1mm" draw:style-name="paloverde" svg:height="1mm" svg:y="257.0mm" svg:x="238.5mm"/>
          <draw:rect svg:width="1mm" draw:style-name="paloverde" svg:height="1mm" svg:y="257.0mm" svg:x="237.0mm"/>
          <draw:rect svg:width="1mm" draw:style-name="paloverde" svg:height="1mm" svg:y="257.0mm" svg:x="235.5mm"/>
          <draw:rect svg:width="1mm" draw:style-name="paloverde" svg:height="1mm" svg:y="257.0mm" svg:x="234.0mm"/>
          <draw:rect svg:width="1mm" draw:style-name="paloverde" svg:height="1mm" svg:y="257.0mm" svg:x="232.5mm"/>
          <draw:rect svg:width="1mm" draw:style-name="paloverde" svg:height="1mm" svg:y="257.0mm" svg:x="231.0mm"/>
          <draw:rect svg:width="1mm" draw:style-name="paloverde" svg:height="1mm" svg:y="257.0mm" svg:x="229.5mm"/>
          <draw:rect svg:width="1mm" draw:style-name="paloverde" svg:height="1mm" svg:y="257.0mm" svg:x="228.0mm"/>
          <draw:rect svg:width="1mm" draw:style-name="paloverde" svg:height="1mm" svg:y="257.0mm" svg:x="226.5mm"/>
          <draw:rect svg:width="1mm" draw:style-name="paloverde" svg:height="1mm" svg:y="257.0mm" svg:x="225.0mm"/>
          <draw:rect svg:width="1mm" draw:style-name="paloverde" svg:height="1mm" svg:y="257.0mm" svg:x="223.5mm"/>
          <draw:rect svg:width="1mm" draw:style-name="paloverde" svg:height="1mm" svg:y="257.0mm" svg:x="222.0mm"/>
          <draw:rect svg:width="1mm" draw:style-name="paloverde" svg:height="1mm" svg:y="257.0mm" svg:x="220.5mm"/>
          <draw:rect svg:width="1mm" draw:style-name="paloverde" svg:height="1mm" svg:y="257.0mm" svg:x="219.0mm"/>
          <draw:rect svg:width="1mm" draw:style-name="paloverde" svg:height="1mm" svg:y="257.0mm" svg:x="217.5mm"/>
          <draw:rect svg:width="1mm" draw:style-name="paloverde" svg:height="1mm" svg:y="257.0mm" svg:x="216.0mm"/>
          <draw:rect svg:width="1mm" draw:style-name="paloverde" svg:height="1mm" svg:y="257.0mm" svg:x="214.5mm"/>
          <draw:rect svg:width="1mm" draw:style-name="paloverde" svg:height="1mm" svg:y="257.0mm" svg:x="213.0mm"/>
          <draw:rect svg:width="1mm" draw:style-name="paloverde" svg:height="1mm" svg:y="257.0mm" svg:x="211.5mm"/>
          <draw:rect svg:width="1mm" draw:style-name="paloverde" svg:height="1mm" svg:y="258.5mm" svg:x="247.5mm"/>
          <draw:rect svg:width="1mm" draw:style-name="paloverde" svg:height="1mm" svg:y="258.5mm" svg:x="246.0mm"/>
          <draw:rect svg:width="1mm" draw:style-name="paloverde" svg:height="1mm" svg:y="258.5mm" svg:x="244.5mm"/>
          <draw:rect svg:width="1mm" draw:style-name="paloverde" svg:height="1mm" svg:y="258.5mm" svg:x="243.0mm"/>
          <draw:rect svg:width="1mm" draw:style-name="paloverde" svg:height="1mm" svg:y="258.5mm" svg:x="241.5mm"/>
          <draw:rect svg:width="1mm" draw:style-name="paloverde" svg:height="1mm" svg:y="258.5mm" svg:x="240.0mm"/>
          <draw:rect svg:width="1mm" draw:style-name="paloverde" svg:height="1mm" svg:y="258.5mm" svg:x="238.5mm"/>
          <draw:rect svg:width="1mm" draw:style-name="paloverde" svg:height="1mm" svg:y="258.5mm" svg:x="237.0mm"/>
          <draw:rect svg:width="1mm" draw:style-name="paloverde" svg:height="1mm" svg:y="258.5mm" svg:x="235.5mm"/>
          <draw:rect svg:width="1mm" draw:style-name="paloverde" svg:height="1mm" svg:y="258.5mm" svg:x="234.0mm"/>
          <draw:rect svg:width="1mm" draw:style-name="paloverde" svg:height="1mm" svg:y="258.5mm" svg:x="232.5mm"/>
          <draw:rect svg:width="1mm" draw:style-name="paloverde" svg:height="1mm" svg:y="258.5mm" svg:x="231.0mm"/>
          <draw:rect svg:width="1mm" draw:style-name="paloverde" svg:height="1mm" svg:y="258.5mm" svg:x="229.5mm"/>
          <draw:rect svg:width="1mm" draw:style-name="paloverde" svg:height="1mm" svg:y="258.5mm" svg:x="228.0mm"/>
          <draw:rect svg:width="1mm" draw:style-name="paloverde" svg:height="1mm" svg:y="258.5mm" svg:x="226.5mm"/>
          <draw:rect svg:width="1mm" draw:style-name="paloverde" svg:height="1mm" svg:y="258.5mm" svg:x="225.0mm"/>
          <draw:rect svg:width="1mm" draw:style-name="paloverde" svg:height="1mm" svg:y="258.5mm" svg:x="223.5mm"/>
          <draw:rect svg:width="1mm" draw:style-name="paloverde" svg:height="1mm" svg:y="258.5mm" svg:x="222.0mm"/>
          <draw:rect svg:width="1mm" draw:style-name="paloverde" svg:height="1mm" svg:y="258.5mm" svg:x="220.5mm"/>
          <draw:rect svg:width="1mm" draw:style-name="paloverde" svg:height="1mm" svg:y="258.5mm" svg:x="219.0mm"/>
          <draw:rect svg:width="1mm" draw:style-name="paloverde" svg:height="1mm" svg:y="258.5mm" svg:x="217.5mm"/>
          <draw:rect svg:width="1mm" draw:style-name="paloverde" svg:height="1mm" svg:y="258.5mm" svg:x="216.0mm"/>
          <draw:rect svg:width="1mm" draw:style-name="paloverde" svg:height="1mm" svg:y="258.5mm" svg:x="214.5mm"/>
          <draw:rect svg:width="1mm" draw:style-name="paloverde" svg:height="1mm" svg:y="258.5mm" svg:x="213.0mm"/>
          <draw:rect svg:width="1mm" draw:style-name="paloverde" svg:height="1mm" svg:y="258.5mm" svg:x="211.5mm"/>
          <draw:rect svg:width="1mm" draw:style-name="paloverde" svg:height="1mm" svg:y="260.0mm" svg:x="247.5mm"/>
          <draw:rect svg:width="1mm" draw:style-name="paloverde" svg:height="1mm" svg:y="260.0mm" svg:x="246.0mm"/>
          <draw:rect svg:width="1mm" draw:style-name="paloverde" svg:height="1mm" svg:y="260.0mm" svg:x="244.5mm"/>
          <draw:rect svg:width="1mm" draw:style-name="paloverde" svg:height="1mm" svg:y="260.0mm" svg:x="243.0mm"/>
          <draw:rect svg:width="1mm" draw:style-name="paloverde" svg:height="1mm" svg:y="260.0mm" svg:x="241.5mm"/>
          <draw:rect svg:width="1mm" draw:style-name="paloverde" svg:height="1mm" svg:y="260.0mm" svg:x="240.0mm"/>
          <draw:rect svg:width="1mm" draw:style-name="paloverde" svg:height="1mm" svg:y="260.0mm" svg:x="238.5mm"/>
          <draw:rect svg:width="1mm" draw:style-name="paloverde" svg:height="1mm" svg:y="260.0mm" svg:x="237.0mm"/>
          <draw:rect svg:width="1mm" draw:style-name="paloverde" svg:height="1mm" svg:y="260.0mm" svg:x="235.5mm"/>
          <draw:rect svg:width="1mm" draw:style-name="paloverde" svg:height="1mm" svg:y="260.0mm" svg:x="234.0mm"/>
          <draw:rect svg:width="1mm" draw:style-name="paloverde" svg:height="1mm" svg:y="260.0mm" svg:x="232.5mm"/>
          <draw:rect svg:width="1mm" draw:style-name="paloverde" svg:height="1mm" svg:y="260.0mm" svg:x="231.0mm"/>
          <draw:rect svg:width="1mm" draw:style-name="paloverde" svg:height="1mm" svg:y="260.0mm" svg:x="229.5mm"/>
          <draw:rect svg:width="1mm" draw:style-name="paloverde" svg:height="1mm" svg:y="260.0mm" svg:x="228.0mm"/>
          <draw:rect svg:width="1mm" draw:style-name="paloverde" svg:height="1mm" svg:y="260.0mm" svg:x="226.5mm"/>
          <draw:rect svg:width="1mm" draw:style-name="paloverde" svg:height="1mm" svg:y="260.0mm" svg:x="225.0mm"/>
          <draw:rect svg:width="1mm" draw:style-name="paloverde" svg:height="1mm" svg:y="260.0mm" svg:x="223.5mm"/>
          <draw:rect svg:width="1mm" draw:style-name="paloverde" svg:height="1mm" svg:y="260.0mm" svg:x="222.0mm"/>
          <draw:rect svg:width="1mm" draw:style-name="paloverde" svg:height="1mm" svg:y="260.0mm" svg:x="220.5mm"/>
          <draw:rect svg:width="1mm" draw:style-name="paloverde" svg:height="1mm" svg:y="260.0mm" svg:x="219.0mm"/>
          <draw:rect svg:width="1mm" draw:style-name="paloverde" svg:height="1mm" svg:y="260.0mm" svg:x="217.5mm"/>
          <draw:rect svg:width="1mm" draw:style-name="paloverde" svg:height="1mm" svg:y="260.0mm" svg:x="216.0mm"/>
          <draw:rect svg:width="1mm" draw:style-name="paloverde" svg:height="1mm" svg:y="260.0mm" svg:x="214.5mm"/>
          <draw:rect svg:width="1mm" draw:style-name="paloverde" svg:height="1mm" svg:y="260.0mm" svg:x="213.0mm"/>
          <draw:rect svg:width="1mm" draw:style-name="paloverde" svg:height="1mm" svg:y="260.0mm" svg:x="211.5mm"/>
          <draw:rect svg:width="1mm" draw:style-name="paloverde" svg:height="1mm" svg:y="261.5mm" svg:x="247.5mm"/>
          <draw:rect svg:width="1mm" draw:style-name="paloverde" svg:height="1mm" svg:y="261.5mm" svg:x="246.0mm"/>
          <draw:rect svg:width="1mm" draw:style-name="paloverde" svg:height="1mm" svg:y="261.5mm" svg:x="244.5mm"/>
          <draw:rect svg:width="1mm" draw:style-name="paloverde" svg:height="1mm" svg:y="261.5mm" svg:x="243.0mm"/>
          <draw:rect svg:width="1mm" draw:style-name="paloverde" svg:height="1mm" svg:y="261.5mm" svg:x="241.5mm"/>
          <draw:rect svg:width="1mm" draw:style-name="paloverde" svg:height="1mm" svg:y="261.5mm" svg:x="240.0mm"/>
          <draw:rect svg:width="1mm" draw:style-name="paloverde" svg:height="1mm" svg:y="261.5mm" svg:x="238.5mm"/>
          <draw:rect svg:width="1mm" draw:style-name="paloverde" svg:height="1mm" svg:y="261.5mm" svg:x="237.0mm"/>
          <draw:rect svg:width="1mm" draw:style-name="paloverde" svg:height="1mm" svg:y="261.5mm" svg:x="235.5mm"/>
          <draw:rect svg:width="1mm" draw:style-name="paloverde" svg:height="1mm" svg:y="261.5mm" svg:x="234.0mm"/>
          <draw:rect svg:width="1mm" draw:style-name="paloverde" svg:height="1mm" svg:y="261.5mm" svg:x="232.5mm"/>
          <draw:rect svg:width="1mm" draw:style-name="paloverde" svg:height="1mm" svg:y="261.5mm" svg:x="231.0mm"/>
          <draw:rect svg:width="1mm" draw:style-name="paloverde" svg:height="1mm" svg:y="261.5mm" svg:x="229.5mm"/>
          <draw:rect svg:width="1mm" draw:style-name="paloverde" svg:height="1mm" svg:y="261.5mm" svg:x="228.0mm"/>
          <draw:rect svg:width="1mm" draw:style-name="paloverde" svg:height="1mm" svg:y="261.5mm" svg:x="226.5mm"/>
          <draw:rect svg:width="1mm" draw:style-name="paloverde" svg:height="1mm" svg:y="261.5mm" svg:x="225.0mm"/>
          <draw:rect svg:width="1mm" draw:style-name="paloverde" svg:height="1mm" svg:y="261.5mm" svg:x="223.5mm"/>
          <draw:rect svg:width="1mm" draw:style-name="paloverde" svg:height="1mm" svg:y="261.5mm" svg:x="222.0mm"/>
          <draw:rect svg:width="1mm" draw:style-name="paloverde" svg:height="1mm" svg:y="261.5mm" svg:x="220.5mm"/>
          <draw:rect svg:width="1mm" draw:style-name="paloverde" svg:height="1mm" svg:y="261.5mm" svg:x="219.0mm"/>
          <draw:rect svg:width="1mm" draw:style-name="paloverde" svg:height="1mm" svg:y="261.5mm" svg:x="217.5mm"/>
          <draw:rect svg:width="1mm" draw:style-name="paloverde" svg:height="1mm" svg:y="261.5mm" svg:x="216.0mm"/>
          <draw:rect svg:width="1mm" draw:style-name="paloverde" svg:height="1mm" svg:y="261.5mm" svg:x="214.5mm"/>
          <draw:rect svg:width="1mm" draw:style-name="paloverde" svg:height="1mm" svg:y="261.5mm" svg:x="213.0mm"/>
          <draw:rect svg:width="1mm" draw:style-name="paloverde" svg:height="1mm" svg:y="261.5mm" svg:x="211.5mm"/>
          <draw:rect svg:width="1mm" draw:style-name="paloverde" svg:height="1mm" svg:y="263.0mm" svg:x="247.5mm"/>
          <draw:rect svg:width="1mm" draw:style-name="paloverde" svg:height="1mm" svg:y="263.0mm" svg:x="246.0mm"/>
          <draw:rect svg:width="1mm" draw:style-name="paloverde" svg:height="1mm" svg:y="263.0mm" svg:x="244.5mm"/>
          <draw:rect svg:width="1mm" draw:style-name="paloverde" svg:height="1mm" svg:y="263.0mm" svg:x="243.0mm"/>
          <draw:rect svg:width="1mm" draw:style-name="paloverde" svg:height="1mm" svg:y="263.0mm" svg:x="241.5mm"/>
          <draw:rect svg:width="1mm" draw:style-name="paloverde" svg:height="1mm" svg:y="263.0mm" svg:x="240.0mm"/>
          <draw:rect svg:width="1mm" draw:style-name="paloverde" svg:height="1mm" svg:y="263.0mm" svg:x="238.5mm"/>
          <draw:rect svg:width="1mm" draw:style-name="paloverde" svg:height="1mm" svg:y="263.0mm" svg:x="237.0mm"/>
          <draw:rect svg:width="1mm" draw:style-name="paloverde" svg:height="1mm" svg:y="263.0mm" svg:x="235.5mm"/>
          <draw:rect svg:width="1mm" draw:style-name="paloverde" svg:height="1mm" svg:y="263.0mm" svg:x="234.0mm"/>
          <draw:rect svg:width="1mm" draw:style-name="paloverde" svg:height="1mm" svg:y="263.0mm" svg:x="232.5mm"/>
          <draw:rect svg:width="1mm" draw:style-name="paloverde" svg:height="1mm" svg:y="263.0mm" svg:x="231.0mm"/>
          <draw:rect svg:width="1mm" draw:style-name="paloverde" svg:height="1mm" svg:y="263.0mm" svg:x="229.5mm"/>
          <draw:rect svg:width="1mm" draw:style-name="paloverde" svg:height="1mm" svg:y="263.0mm" svg:x="228.0mm"/>
          <draw:rect svg:width="1mm" draw:style-name="paloverde" svg:height="1mm" svg:y="263.0mm" svg:x="226.5mm"/>
          <draw:rect svg:width="1mm" draw:style-name="paloverde" svg:height="1mm" svg:y="263.0mm" svg:x="225.0mm"/>
          <draw:rect svg:width="1mm" draw:style-name="paloverde" svg:height="1mm" svg:y="263.0mm" svg:x="223.5mm"/>
          <draw:rect svg:width="1mm" draw:style-name="paloverde" svg:height="1mm" svg:y="263.0mm" svg:x="222.0mm"/>
          <draw:rect svg:width="1mm" draw:style-name="paloverde" svg:height="1mm" svg:y="263.0mm" svg:x="220.5mm"/>
          <draw:rect svg:width="1mm" draw:style-name="paloverde" svg:height="1mm" svg:y="263.0mm" svg:x="219.0mm"/>
          <draw:rect svg:width="1mm" draw:style-name="paloverde" svg:height="1mm" svg:y="263.0mm" svg:x="217.5mm"/>
          <draw:rect svg:width="1mm" draw:style-name="paloverde" svg:height="1mm" svg:y="263.0mm" svg:x="216.0mm"/>
          <draw:rect svg:width="1mm" draw:style-name="paloverde" svg:height="1mm" svg:y="263.0mm" svg:x="214.5mm"/>
          <draw:rect svg:width="1mm" draw:style-name="paloverde" svg:height="1mm" svg:y="263.0mm" svg:x="213.0mm"/>
          <draw:rect svg:width="1mm" draw:style-name="paloverde" svg:height="1mm" svg:y="263.0mm" svg:x="211.5mm"/>
          <draw:rect svg:width="1mm" draw:style-name="paloverde" svg:height="1mm" svg:y="264.5mm" svg:x="247.5mm"/>
          <draw:rect svg:width="1mm" draw:style-name="paloverde" svg:height="1mm" svg:y="264.5mm" svg:x="246.0mm"/>
          <draw:rect svg:width="1mm" draw:style-name="paloverde" svg:height="1mm" svg:y="264.5mm" svg:x="244.5mm"/>
          <draw:rect svg:width="1mm" draw:style-name="paloverde" svg:height="1mm" svg:y="264.5mm" svg:x="243.0mm"/>
          <draw:rect svg:width="1mm" draw:style-name="paloverde" svg:height="1mm" svg:y="264.5mm" svg:x="241.5mm"/>
          <draw:rect svg:width="1mm" draw:style-name="paloverde" svg:height="1mm" svg:y="264.5mm" svg:x="240.0mm"/>
          <draw:rect svg:width="1mm" draw:style-name="paloverde" svg:height="1mm" svg:y="264.5mm" svg:x="238.5mm"/>
          <draw:rect svg:width="1mm" draw:style-name="paloverde" svg:height="1mm" svg:y="264.5mm" svg:x="237.0mm"/>
          <draw:rect svg:width="1mm" draw:style-name="paloverde" svg:height="1mm" svg:y="264.5mm" svg:x="235.5mm"/>
          <draw:rect svg:width="1mm" draw:style-name="paloverde" svg:height="1mm" svg:y="264.5mm" svg:x="234.0mm"/>
          <draw:rect svg:width="1mm" draw:style-name="paloverde" svg:height="1mm" svg:y="264.5mm" svg:x="232.5mm"/>
          <draw:rect svg:width="1mm" draw:style-name="paloverde" svg:height="1mm" svg:y="264.5mm" svg:x="231.0mm"/>
          <draw:rect svg:width="1mm" draw:style-name="paloverde" svg:height="1mm" svg:y="264.5mm" svg:x="229.5mm"/>
          <draw:rect svg:width="1mm" draw:style-name="paloverde" svg:height="1mm" svg:y="264.5mm" svg:x="228.0mm"/>
          <draw:rect svg:width="1mm" draw:style-name="paloverde" svg:height="1mm" svg:y="264.5mm" svg:x="226.5mm"/>
          <draw:rect svg:width="1mm" draw:style-name="paloverde" svg:height="1mm" svg:y="264.5mm" svg:x="225.0mm"/>
          <draw:rect svg:width="1mm" draw:style-name="paloverde" svg:height="1mm" svg:y="264.5mm" svg:x="223.5mm"/>
          <draw:rect svg:width="1mm" draw:style-name="paloverde" svg:height="1mm" svg:y="264.5mm" svg:x="222.0mm"/>
          <draw:rect svg:width="1mm" draw:style-name="paloverde" svg:height="1mm" svg:y="264.5mm" svg:x="220.5mm"/>
          <draw:rect svg:width="1mm" draw:style-name="paloverde" svg:height="1mm" svg:y="264.5mm" svg:x="219.0mm"/>
          <draw:rect svg:width="1mm" draw:style-name="paloverde" svg:height="1mm" svg:y="264.5mm" svg:x="217.5mm"/>
          <draw:rect svg:width="1mm" draw:style-name="paloverde" svg:height="1mm" svg:y="264.5mm" svg:x="216.0mm"/>
          <draw:rect svg:width="1mm" draw:style-name="paloverde" svg:height="1mm" svg:y="264.5mm" svg:x="214.5mm"/>
          <draw:rect svg:width="1mm" draw:style-name="paloverde" svg:height="1mm" svg:y="264.5mm" svg:x="213.0mm"/>
          <draw:rect svg:width="1mm" draw:style-name="paloverde" svg:height="1mm" svg:y="264.5mm" svg:x="211.5mm"/>
          <draw:rect svg:width="1mm" draw:style-name="paloverde" svg:height="1mm" svg:y="266.0mm" svg:x="247.5mm"/>
          <draw:rect svg:width="1mm" draw:style-name="paloverde" svg:height="1mm" svg:y="266.0mm" svg:x="246.0mm"/>
          <draw:rect svg:width="1mm" draw:style-name="paloverde" svg:height="1mm" svg:y="266.0mm" svg:x="244.5mm"/>
          <draw:rect svg:width="1mm" draw:style-name="paloverde" svg:height="1mm" svg:y="266.0mm" svg:x="243.0mm"/>
          <draw:rect svg:width="1mm" draw:style-name="paloverde" svg:height="1mm" svg:y="266.0mm" svg:x="241.5mm"/>
          <draw:rect svg:width="1mm" draw:style-name="paloverde" svg:height="1mm" svg:y="266.0mm" svg:x="240.0mm"/>
          <draw:rect svg:width="1mm" draw:style-name="paloverde" svg:height="1mm" svg:y="266.0mm" svg:x="238.5mm"/>
          <draw:rect svg:width="1mm" draw:style-name="paloverde" svg:height="1mm" svg:y="266.0mm" svg:x="237.0mm"/>
          <draw:rect svg:width="1mm" draw:style-name="paloverde" svg:height="1mm" svg:y="266.0mm" svg:x="235.5mm"/>
          <draw:rect svg:width="1mm" draw:style-name="paloverde" svg:height="1mm" svg:y="266.0mm" svg:x="234.0mm"/>
          <draw:rect svg:width="1mm" draw:style-name="paloverde" svg:height="1mm" svg:y="266.0mm" svg:x="232.5mm"/>
          <draw:rect svg:width="1mm" draw:style-name="paloverde" svg:height="1mm" svg:y="266.0mm" svg:x="231.0mm"/>
          <draw:rect svg:width="1mm" draw:style-name="paloverde" svg:height="1mm" svg:y="266.0mm" svg:x="229.5mm"/>
          <draw:rect svg:width="1mm" draw:style-name="paloverde" svg:height="1mm" svg:y="266.0mm" svg:x="228.0mm"/>
          <draw:rect svg:width="1mm" draw:style-name="paloverde" svg:height="1mm" svg:y="266.0mm" svg:x="226.5mm"/>
          <draw:rect svg:width="1mm" draw:style-name="paloverde" svg:height="1mm" svg:y="266.0mm" svg:x="225.0mm"/>
          <draw:rect svg:width="1mm" draw:style-name="paloverde" svg:height="1mm" svg:y="266.0mm" svg:x="223.5mm"/>
          <draw:rect svg:width="1mm" draw:style-name="paloverde" svg:height="1mm" svg:y="266.0mm" svg:x="222.0mm"/>
          <draw:rect svg:width="1mm" draw:style-name="paloverde" svg:height="1mm" svg:y="266.0mm" svg:x="220.5mm"/>
          <draw:rect svg:width="1mm" draw:style-name="paloverde" svg:height="1mm" svg:y="266.0mm" svg:x="219.0mm"/>
          <draw:rect svg:width="1mm" draw:style-name="paloverde" svg:height="1mm" svg:y="266.0mm" svg:x="217.5mm"/>
          <draw:rect svg:width="1mm" draw:style-name="paloverde" svg:height="1mm" svg:y="266.0mm" svg:x="216.0mm"/>
          <draw:rect svg:width="1mm" draw:style-name="paloverde" svg:height="1mm" svg:y="266.0mm" svg:x="214.5mm"/>
          <draw:rect svg:width="1mm" draw:style-name="paloverde" svg:height="1mm" svg:y="266.0mm" svg:x="213.0mm"/>
          <draw:rect svg:width="1mm" draw:style-name="paloverde" svg:height="1mm" svg:y="266.0mm" svg:x="211.5mm"/>
          <draw:rect svg:width="1mm" draw:style-name="paloverde" svg:height="1mm" svg:y="267.5mm" svg:x="247.5mm"/>
          <draw:rect svg:width="1mm" draw:style-name="paloverde" svg:height="1mm" svg:y="267.5mm" svg:x="246.0mm"/>
          <draw:rect svg:width="1mm" draw:style-name="paloverde" svg:height="1mm" svg:y="267.5mm" svg:x="244.5mm"/>
          <draw:rect svg:width="1mm" draw:style-name="paloverde" svg:height="1mm" svg:y="267.5mm" svg:x="243.0mm"/>
          <draw:rect svg:width="1mm" draw:style-name="paloverde" svg:height="1mm" svg:y="267.5mm" svg:x="241.5mm"/>
          <draw:rect svg:width="1mm" draw:style-name="paloverde" svg:height="1mm" svg:y="267.5mm" svg:x="240.0mm"/>
          <draw:rect svg:width="1mm" draw:style-name="paloverde" svg:height="1mm" svg:y="267.5mm" svg:x="238.5mm"/>
          <draw:rect svg:width="1mm" draw:style-name="paloverde" svg:height="1mm" svg:y="267.5mm" svg:x="237.0mm"/>
          <draw:rect svg:width="1mm" draw:style-name="paloverde" svg:height="1mm" svg:y="267.5mm" svg:x="235.5mm"/>
          <draw:rect svg:width="1mm" draw:style-name="paloverde" svg:height="1mm" svg:y="267.5mm" svg:x="234.0mm"/>
          <draw:rect svg:width="1mm" draw:style-name="paloverde" svg:height="1mm" svg:y="267.5mm" svg:x="232.5mm"/>
          <draw:rect svg:width="1mm" draw:style-name="paloverde" svg:height="1mm" svg:y="267.5mm" svg:x="231.0mm"/>
          <draw:rect svg:width="1mm" draw:style-name="paloverde" svg:height="1mm" svg:y="267.5mm" svg:x="229.5mm"/>
          <draw:rect svg:width="1mm" draw:style-name="paloverde" svg:height="1mm" svg:y="267.5mm" svg:x="228.0mm"/>
          <draw:rect svg:width="1mm" draw:style-name="paloverde" svg:height="1mm" svg:y="267.5mm" svg:x="226.5mm"/>
          <draw:rect svg:width="1mm" draw:style-name="paloverde" svg:height="1mm" svg:y="267.5mm" svg:x="225.0mm"/>
          <draw:rect svg:width="1mm" draw:style-name="paloverde" svg:height="1mm" svg:y="267.5mm" svg:x="223.5mm"/>
          <draw:rect svg:width="1mm" draw:style-name="paloverde" svg:height="1mm" svg:y="267.5mm" svg:x="222.0mm"/>
          <draw:rect svg:width="1mm" draw:style-name="paloverde" svg:height="1mm" svg:y="267.5mm" svg:x="220.5mm"/>
          <draw:rect svg:width="1mm" draw:style-name="paloverde" svg:height="1mm" svg:y="267.5mm" svg:x="219.0mm"/>
          <draw:rect svg:width="1mm" draw:style-name="paloverde" svg:height="1mm" svg:y="267.5mm" svg:x="217.5mm"/>
          <draw:rect svg:width="1mm" draw:style-name="paloverde" svg:height="1mm" svg:y="267.5mm" svg:x="216.0mm"/>
          <draw:rect svg:width="1mm" draw:style-name="paloverde" svg:height="1mm" svg:y="267.5mm" svg:x="214.5mm"/>
          <draw:rect svg:width="1mm" draw:style-name="paloverde" svg:height="1mm" svg:y="267.5mm" svg:x="213.0mm"/>
          <draw:rect svg:width="1mm" draw:style-name="paloverde" svg:height="1mm" svg:y="267.5mm" svg:x="211.5mm"/>
          <draw:rect svg:width="1mm" draw:style-name="paloverde" svg:height="1mm" svg:y="269.0mm" svg:x="247.5mm"/>
          <draw:rect svg:width="1mm" draw:style-name="paloverde" svg:height="1mm" svg:y="269.0mm" svg:x="246.0mm"/>
          <draw:rect svg:width="1mm" draw:style-name="paloverde" svg:height="1mm" svg:y="269.0mm" svg:x="244.5mm"/>
          <draw:rect svg:width="1mm" draw:style-name="paloverde" svg:height="1mm" svg:y="269.0mm" svg:x="243.0mm"/>
          <draw:rect svg:width="1mm" draw:style-name="paloverde" svg:height="1mm" svg:y="269.0mm" svg:x="241.5mm"/>
          <draw:rect svg:width="1mm" draw:style-name="paloverde" svg:height="1mm" svg:y="269.0mm" svg:x="240.0mm"/>
          <draw:rect svg:width="1mm" draw:style-name="paloverde" svg:height="1mm" svg:y="269.0mm" svg:x="238.5mm"/>
          <draw:rect svg:width="1mm" draw:style-name="paloverde" svg:height="1mm" svg:y="269.0mm" svg:x="237.0mm"/>
          <draw:rect svg:width="1mm" draw:style-name="paloverde" svg:height="1mm" svg:y="269.0mm" svg:x="235.5mm"/>
          <draw:rect svg:width="1mm" draw:style-name="paloverde" svg:height="1mm" svg:y="269.0mm" svg:x="234.0mm"/>
          <draw:rect svg:width="1mm" draw:style-name="paloverde" svg:height="1mm" svg:y="269.0mm" svg:x="232.5mm"/>
          <draw:rect svg:width="1mm" draw:style-name="paloverde" svg:height="1mm" svg:y="269.0mm" svg:x="231.0mm"/>
          <draw:rect svg:width="1mm" draw:style-name="paloverde" svg:height="1mm" svg:y="269.0mm" svg:x="229.5mm"/>
          <draw:rect svg:width="1mm" draw:style-name="paloverde" svg:height="1mm" svg:y="269.0mm" svg:x="228.0mm"/>
          <draw:rect svg:width="1mm" draw:style-name="paloverde" svg:height="1mm" svg:y="269.0mm" svg:x="226.5mm"/>
          <draw:rect svg:width="1mm" draw:style-name="paloverde" svg:height="1mm" svg:y="269.0mm" svg:x="225.0mm"/>
          <draw:rect svg:width="1mm" draw:style-name="paloverde" svg:height="1mm" svg:y="269.0mm" svg:x="223.5mm"/>
          <draw:rect svg:width="1mm" draw:style-name="paloverde" svg:height="1mm" svg:y="269.0mm" svg:x="222.0mm"/>
          <draw:rect svg:width="1mm" draw:style-name="paloverde" svg:height="1mm" svg:y="269.0mm" svg:x="220.5mm"/>
          <draw:rect svg:width="1mm" draw:style-name="paloverde" svg:height="1mm" svg:y="269.0mm" svg:x="219.0mm"/>
          <draw:rect svg:width="1mm" draw:style-name="paloverde" svg:height="1mm" svg:y="269.0mm" svg:x="217.5mm"/>
          <draw:rect svg:width="1mm" draw:style-name="paloverde" svg:height="1mm" svg:y="269.0mm" svg:x="216.0mm"/>
          <draw:rect svg:width="1mm" draw:style-name="paloverde" svg:height="1mm" svg:y="269.0mm" svg:x="214.5mm"/>
          <draw:rect svg:width="1mm" draw:style-name="paloverde" svg:height="1mm" svg:y="269.0mm" svg:x="213.0mm"/>
          <draw:rect svg:width="1mm" draw:style-name="paloverde" svg:height="1mm" svg:y="269.0mm" svg:x="211.5mm"/>
          <draw:rect svg:width="1mm" draw:style-name="paloverde" svg:height="1mm" svg:y="270.5mm" svg:x="247.5mm"/>
          <draw:rect svg:width="1mm" draw:style-name="paloverde" svg:height="1mm" svg:y="270.5mm" svg:x="246.0mm"/>
          <draw:rect svg:width="1mm" draw:style-name="paloverde" svg:height="1mm" svg:y="270.5mm" svg:x="244.5mm"/>
          <draw:rect svg:width="1mm" draw:style-name="paloverde" svg:height="1mm" svg:y="270.5mm" svg:x="243.0mm"/>
          <draw:rect svg:width="1mm" draw:style-name="paloverde" svg:height="1mm" svg:y="270.5mm" svg:x="241.5mm"/>
          <draw:rect svg:width="1mm" draw:style-name="paloverde" svg:height="1mm" svg:y="270.5mm" svg:x="240.0mm"/>
          <draw:rect svg:width="1mm" draw:style-name="paloverde" svg:height="1mm" svg:y="270.5mm" svg:x="238.5mm"/>
          <draw:rect svg:width="1mm" draw:style-name="paloverde" svg:height="1mm" svg:y="270.5mm" svg:x="237.0mm"/>
          <draw:rect svg:width="1mm" draw:style-name="paloverde" svg:height="1mm" svg:y="270.5mm" svg:x="235.5mm"/>
          <draw:rect svg:width="1mm" draw:style-name="paloverde" svg:height="1mm" svg:y="270.5mm" svg:x="234.0mm"/>
          <draw:rect svg:width="1mm" draw:style-name="paloverde" svg:height="1mm" svg:y="270.5mm" svg:x="232.5mm"/>
          <draw:rect svg:width="1mm" draw:style-name="paloverde" svg:height="1mm" svg:y="270.5mm" svg:x="231.0mm"/>
          <draw:rect svg:width="1mm" draw:style-name="paloverde" svg:height="1mm" svg:y="270.5mm" svg:x="229.5mm"/>
          <draw:rect svg:width="1mm" draw:style-name="paloverde" svg:height="1mm" svg:y="270.5mm" svg:x="228.0mm"/>
          <draw:rect svg:width="1mm" draw:style-name="paloverde" svg:height="1mm" svg:y="270.5mm" svg:x="226.5mm"/>
          <draw:rect svg:width="1mm" draw:style-name="paloverde" svg:height="1mm" svg:y="270.5mm" svg:x="225.0mm"/>
          <draw:rect svg:width="1mm" draw:style-name="paloverde" svg:height="1mm" svg:y="270.5mm" svg:x="223.5mm"/>
          <draw:rect svg:width="1mm" draw:style-name="paloverde" svg:height="1mm" svg:y="270.5mm" svg:x="222.0mm"/>
          <draw:rect svg:width="1mm" draw:style-name="paloverde" svg:height="1mm" svg:y="270.5mm" svg:x="220.5mm"/>
          <draw:rect svg:width="1mm" draw:style-name="paloverde" svg:height="1mm" svg:y="270.5mm" svg:x="219.0mm"/>
          <draw:rect svg:width="1mm" draw:style-name="paloverde" svg:height="1mm" svg:y="270.5mm" svg:x="217.5mm"/>
          <draw:rect svg:width="1mm" draw:style-name="paloverde" svg:height="1mm" svg:y="270.5mm" svg:x="216.0mm"/>
          <draw:rect svg:width="1mm" draw:style-name="paloverde" svg:height="1mm" svg:y="270.5mm" svg:x="214.5mm"/>
          <draw:rect svg:width="1mm" draw:style-name="paloverde" svg:height="1mm" svg:y="270.5mm" svg:x="213.0mm"/>
          <draw:rect svg:width="1mm" draw:style-name="paloverde" svg:height="1mm" svg:y="270.5mm" svg:x="211.5mm"/>
          <draw:rect svg:width="1mm" draw:style-name="paloverde" svg:height="1mm" svg:y="272.0mm" svg:x="247.5mm"/>
          <draw:rect svg:width="1mm" draw:style-name="paloverde" svg:height="1mm" svg:y="272.0mm" svg:x="246.0mm"/>
          <draw:rect svg:width="1mm" draw:style-name="paloverde" svg:height="1mm" svg:y="272.0mm" svg:x="244.5mm"/>
          <draw:rect svg:width="1mm" draw:style-name="paloverde" svg:height="1mm" svg:y="272.0mm" svg:x="243.0mm"/>
          <draw:rect svg:width="1mm" draw:style-name="paloverde" svg:height="1mm" svg:y="272.0mm" svg:x="241.5mm"/>
          <draw:rect svg:width="1mm" draw:style-name="paloverde" svg:height="1mm" svg:y="272.0mm" svg:x="240.0mm"/>
          <draw:rect svg:width="1mm" draw:style-name="paloverde" svg:height="1mm" svg:y="272.0mm" svg:x="238.5mm"/>
          <draw:rect svg:width="1mm" draw:style-name="paloverde" svg:height="1mm" svg:y="272.0mm" svg:x="237.0mm"/>
          <draw:rect svg:width="1mm" draw:style-name="paloverde" svg:height="1mm" svg:y="272.0mm" svg:x="235.5mm"/>
          <draw:rect svg:width="1mm" draw:style-name="paloverde" svg:height="1mm" svg:y="272.0mm" svg:x="234.0mm"/>
          <draw:rect svg:width="1mm" draw:style-name="paloverde" svg:height="1mm" svg:y="272.0mm" svg:x="232.5mm"/>
          <draw:rect svg:width="1mm" draw:style-name="paloverde" svg:height="1mm" svg:y="272.0mm" svg:x="231.0mm"/>
          <draw:rect svg:width="1mm" draw:style-name="paloverde" svg:height="1mm" svg:y="272.0mm" svg:x="229.5mm"/>
          <draw:rect svg:width="1mm" draw:style-name="paloverde" svg:height="1mm" svg:y="272.0mm" svg:x="228.0mm"/>
          <draw:rect svg:width="1mm" draw:style-name="paloverde" svg:height="1mm" svg:y="272.0mm" svg:x="226.5mm"/>
          <draw:rect svg:width="1mm" draw:style-name="paloverde" svg:height="1mm" svg:y="272.0mm" svg:x="225.0mm"/>
          <draw:rect svg:width="1mm" draw:style-name="paloverde" svg:height="1mm" svg:y="272.0mm" svg:x="223.5mm"/>
          <draw:rect svg:width="1mm" draw:style-name="paloverde" svg:height="1mm" svg:y="272.0mm" svg:x="222.0mm"/>
          <draw:rect svg:width="1mm" draw:style-name="paloverde" svg:height="1mm" svg:y="272.0mm" svg:x="220.5mm"/>
          <draw:rect svg:width="1mm" draw:style-name="paloverde" svg:height="1mm" svg:y="272.0mm" svg:x="219.0mm"/>
          <draw:rect svg:width="1mm" draw:style-name="paloverde" svg:height="1mm" svg:y="272.0mm" svg:x="217.5mm"/>
          <draw:rect svg:width="1mm" draw:style-name="paloverde" svg:height="1mm" svg:y="272.0mm" svg:x="216.0mm"/>
          <draw:rect svg:width="1mm" draw:style-name="paloverde" svg:height="1mm" svg:y="272.0mm" svg:x="214.5mm"/>
          <draw:rect svg:width="1mm" draw:style-name="paloverde" svg:height="1mm" svg:y="272.0mm" svg:x="213.0mm"/>
          <draw:rect svg:width="1mm" draw:style-name="paloverde" svg:height="1mm" svg:y="272.0mm" svg:x="211.5mm"/>
          <draw:rect svg:width="1mm" draw:style-name="paloverde" svg:height="1mm" svg:y="273.5mm" svg:x="247.5mm"/>
          <draw:rect svg:width="1mm" draw:style-name="paloverde" svg:height="1mm" svg:y="273.5mm" svg:x="246.0mm"/>
          <draw:rect svg:width="1mm" draw:style-name="paloverde" svg:height="1mm" svg:y="273.5mm" svg:x="244.5mm"/>
          <draw:rect svg:width="1mm" draw:style-name="paloverde" svg:height="1mm" svg:y="273.5mm" svg:x="243.0mm"/>
          <draw:rect svg:width="1mm" draw:style-name="paloverde" svg:height="1mm" svg:y="273.5mm" svg:x="241.5mm"/>
          <draw:rect svg:width="1mm" draw:style-name="paloverde" svg:height="1mm" svg:y="273.5mm" svg:x="240.0mm"/>
          <draw:rect svg:width="1mm" draw:style-name="paloverde" svg:height="1mm" svg:y="273.5mm" svg:x="238.5mm"/>
          <draw:rect svg:width="1mm" draw:style-name="paloverde" svg:height="1mm" svg:y="273.5mm" svg:x="237.0mm"/>
          <draw:rect svg:width="1mm" draw:style-name="paloverde" svg:height="1mm" svg:y="273.5mm" svg:x="235.5mm"/>
          <draw:rect svg:width="1mm" draw:style-name="paloverde" svg:height="1mm" svg:y="273.5mm" svg:x="234.0mm"/>
          <draw:rect svg:width="1mm" draw:style-name="paloverde" svg:height="1mm" svg:y="273.5mm" svg:x="232.5mm"/>
          <draw:rect svg:width="1mm" draw:style-name="paloverde" svg:height="1mm" svg:y="273.5mm" svg:x="231.0mm"/>
          <draw:rect svg:width="1mm" draw:style-name="paloverde" svg:height="1mm" svg:y="273.5mm" svg:x="229.5mm"/>
          <draw:rect svg:width="1mm" draw:style-name="paloverde" svg:height="1mm" svg:y="273.5mm" svg:x="228.0mm"/>
          <draw:rect svg:width="1mm" draw:style-name="paloverde" svg:height="1mm" svg:y="273.5mm" svg:x="226.5mm"/>
          <draw:rect svg:width="1mm" draw:style-name="paloverde" svg:height="1mm" svg:y="273.5mm" svg:x="225.0mm"/>
          <draw:rect svg:width="1mm" draw:style-name="paloverde" svg:height="1mm" svg:y="273.5mm" svg:x="223.5mm"/>
          <draw:rect svg:width="1mm" draw:style-name="paloverde" svg:height="1mm" svg:y="273.5mm" svg:x="222.0mm"/>
          <draw:rect svg:width="1mm" draw:style-name="paloverde" svg:height="1mm" svg:y="273.5mm" svg:x="220.5mm"/>
          <draw:rect svg:width="1mm" draw:style-name="paloverde" svg:height="1mm" svg:y="273.5mm" svg:x="219.0mm"/>
          <draw:rect svg:width="1mm" draw:style-name="paloverde" svg:height="1mm" svg:y="273.5mm" svg:x="217.5mm"/>
          <draw:rect svg:width="1mm" draw:style-name="paloverde" svg:height="1mm" svg:y="273.5mm" svg:x="216.0mm"/>
          <draw:rect svg:width="1mm" draw:style-name="paloverde" svg:height="1mm" svg:y="273.5mm" svg:x="214.5mm"/>
          <draw:rect svg:width="1mm" draw:style-name="paloverde" svg:height="1mm" svg:y="273.5mm" svg:x="213.0mm"/>
          <draw:rect svg:width="1mm" draw:style-name="paloverde" svg:height="1mm" svg:y="273.5mm" svg:x="211.5mm"/>
          <draw:rect svg:width="1mm" draw:style-name="paloverde" svg:height="1mm" svg:y="275.0mm" svg:x="247.5mm"/>
          <draw:rect svg:width="1mm" draw:style-name="paloverde" svg:height="1mm" svg:y="275.0mm" svg:x="246.0mm"/>
          <draw:rect svg:width="1mm" draw:style-name="paloverde" svg:height="1mm" svg:y="275.0mm" svg:x="244.5mm"/>
          <draw:rect svg:width="1mm" draw:style-name="paloverde" svg:height="1mm" svg:y="275.0mm" svg:x="243.0mm"/>
          <draw:rect svg:width="1mm" draw:style-name="paloverde" svg:height="1mm" svg:y="275.0mm" svg:x="241.5mm"/>
          <draw:rect svg:width="1mm" draw:style-name="paloverde" svg:height="1mm" svg:y="275.0mm" svg:x="240.0mm"/>
          <draw:rect svg:width="1mm" draw:style-name="paloverde" svg:height="1mm" svg:y="275.0mm" svg:x="238.5mm"/>
          <draw:rect svg:width="1mm" draw:style-name="paloverde" svg:height="1mm" svg:y="275.0mm" svg:x="237.0mm"/>
          <draw:rect svg:width="1mm" draw:style-name="paloverde" svg:height="1mm" svg:y="275.0mm" svg:x="235.5mm"/>
          <draw:rect svg:width="1mm" draw:style-name="paloverde" svg:height="1mm" svg:y="275.0mm" svg:x="234.0mm"/>
          <draw:rect svg:width="1mm" draw:style-name="paloverde" svg:height="1mm" svg:y="275.0mm" svg:x="232.5mm"/>
          <draw:rect svg:width="1mm" draw:style-name="paloverde" svg:height="1mm" svg:y="275.0mm" svg:x="231.0mm"/>
          <draw:rect svg:width="1mm" draw:style-name="paloverde" svg:height="1mm" svg:y="275.0mm" svg:x="229.5mm"/>
          <draw:rect svg:width="1mm" draw:style-name="paloverde" svg:height="1mm" svg:y="275.0mm" svg:x="228.0mm"/>
          <draw:rect svg:width="1mm" draw:style-name="paloverde" svg:height="1mm" svg:y="275.0mm" svg:x="226.5mm"/>
          <draw:rect svg:width="1mm" draw:style-name="paloverde" svg:height="1mm" svg:y="275.0mm" svg:x="225.0mm"/>
          <draw:rect svg:width="1mm" draw:style-name="paloverde" svg:height="1mm" svg:y="275.0mm" svg:x="223.5mm"/>
          <draw:rect svg:width="1mm" draw:style-name="paloverde" svg:height="1mm" svg:y="275.0mm" svg:x="222.0mm"/>
          <draw:rect svg:width="1mm" draw:style-name="paloverde" svg:height="1mm" svg:y="275.0mm" svg:x="220.5mm"/>
          <draw:rect svg:width="1mm" draw:style-name="paloverde" svg:height="1mm" svg:y="275.0mm" svg:x="219.0mm"/>
          <draw:rect svg:width="1mm" draw:style-name="paloverde" svg:height="1mm" svg:y="275.0mm" svg:x="217.5mm"/>
          <draw:rect svg:width="1mm" draw:style-name="paloverde" svg:height="1mm" svg:y="275.0mm" svg:x="216.0mm"/>
          <draw:rect svg:width="1mm" draw:style-name="paloverde" svg:height="1mm" svg:y="275.0mm" svg:x="214.5mm"/>
          <draw:rect svg:width="1mm" draw:style-name="paloverde" svg:height="1mm" svg:y="275.0mm" svg:x="213.0mm"/>
          <draw:rect svg:width="1mm" draw:style-name="paloverde" svg:height="1mm" svg:y="275.0mm" svg:x="211.5mm"/>
          <draw:rect svg:width="1mm" draw:style-name="paloverde" svg:height="1mm" svg:y="276.5mm" svg:x="247.5mm"/>
          <draw:rect svg:width="1mm" draw:style-name="paloverde" svg:height="1mm" svg:y="276.5mm" svg:x="246.0mm"/>
          <draw:rect svg:width="1mm" draw:style-name="paloverde" svg:height="1mm" svg:y="276.5mm" svg:x="244.5mm"/>
          <draw:rect svg:width="1mm" draw:style-name="paloverde" svg:height="1mm" svg:y="276.5mm" svg:x="243.0mm"/>
          <draw:rect svg:width="1mm" draw:style-name="paloverde" svg:height="1mm" svg:y="276.5mm" svg:x="241.5mm"/>
          <draw:rect svg:width="1mm" draw:style-name="paloverde" svg:height="1mm" svg:y="276.5mm" svg:x="240.0mm"/>
          <draw:rect svg:width="1mm" draw:style-name="paloverde" svg:height="1mm" svg:y="276.5mm" svg:x="238.5mm"/>
          <draw:rect svg:width="1mm" draw:style-name="paloverde" svg:height="1mm" svg:y="276.5mm" svg:x="237.0mm"/>
          <draw:rect svg:width="1mm" draw:style-name="paloverde" svg:height="1mm" svg:y="276.5mm" svg:x="235.5mm"/>
          <draw:rect svg:width="1mm" draw:style-name="paloverde" svg:height="1mm" svg:y="276.5mm" svg:x="234.0mm"/>
          <draw:rect svg:width="1mm" draw:style-name="paloverde" svg:height="1mm" svg:y="276.5mm" svg:x="232.5mm"/>
          <draw:rect svg:width="1mm" draw:style-name="paloverde" svg:height="1mm" svg:y="276.5mm" svg:x="231.0mm"/>
          <draw:rect svg:width="1mm" draw:style-name="paloverde" svg:height="1mm" svg:y="276.5mm" svg:x="229.5mm"/>
          <draw:rect svg:width="1mm" draw:style-name="paloverde" svg:height="1mm" svg:y="276.5mm" svg:x="228.0mm"/>
          <draw:rect svg:width="1mm" draw:style-name="paloverde" svg:height="1mm" svg:y="276.5mm" svg:x="226.5mm"/>
          <draw:rect svg:width="1mm" draw:style-name="paloverde" svg:height="1mm" svg:y="276.5mm" svg:x="225.0mm"/>
          <draw:rect svg:width="1mm" draw:style-name="paloverde" svg:height="1mm" svg:y="276.5mm" svg:x="223.5mm"/>
          <draw:rect svg:width="1mm" draw:style-name="paloverde" svg:height="1mm" svg:y="276.5mm" svg:x="222.0mm"/>
          <draw:rect svg:width="1mm" draw:style-name="paloverde" svg:height="1mm" svg:y="276.5mm" svg:x="220.5mm"/>
          <draw:rect svg:width="1mm" draw:style-name="paloverde" svg:height="1mm" svg:y="276.5mm" svg:x="219.0mm"/>
          <draw:rect svg:width="1mm" draw:style-name="paloverde" svg:height="1mm" svg:y="276.5mm" svg:x="217.5mm"/>
          <draw:rect svg:width="1mm" draw:style-name="paloverde" svg:height="1mm" svg:y="276.5mm" svg:x="216.0mm"/>
          <draw:rect svg:width="1mm" draw:style-name="paloverde" svg:height="1mm" svg:y="276.5mm" svg:x="214.5mm"/>
          <draw:rect svg:width="1mm" draw:style-name="paloverde" svg:height="1mm" svg:y="276.5mm" svg:x="213.0mm"/>
          <draw:rect svg:width="1mm" draw:style-name="paloverde" svg:height="1mm" svg:y="276.5mm" svg:x="211.5mm"/>
          <draw:rect svg:width="1mm" draw:style-name="paloverde" svg:height="1mm" svg:y="278.0mm" svg:x="247.5mm"/>
          <draw:rect svg:width="1mm" draw:style-name="paloverde" svg:height="1mm" svg:y="278.0mm" svg:x="246.0mm"/>
          <draw:rect svg:width="1mm" draw:style-name="paloverde" svg:height="1mm" svg:y="278.0mm" svg:x="244.5mm"/>
          <draw:rect svg:width="1mm" draw:style-name="paloverde" svg:height="1mm" svg:y="278.0mm" svg:x="243.0mm"/>
          <draw:rect svg:width="1mm" draw:style-name="paloverde" svg:height="1mm" svg:y="278.0mm" svg:x="241.5mm"/>
          <draw:rect svg:width="1mm" draw:style-name="paloverde" svg:height="1mm" svg:y="278.0mm" svg:x="240.0mm"/>
          <draw:rect svg:width="1mm" draw:style-name="paloverde" svg:height="1mm" svg:y="278.0mm" svg:x="238.5mm"/>
          <draw:rect svg:width="1mm" draw:style-name="paloverde" svg:height="1mm" svg:y="278.0mm" svg:x="237.0mm"/>
          <draw:rect svg:width="1mm" draw:style-name="paloverde" svg:height="1mm" svg:y="278.0mm" svg:x="235.5mm"/>
          <draw:rect svg:width="1mm" draw:style-name="paloverde" svg:height="1mm" svg:y="278.0mm" svg:x="234.0mm"/>
          <draw:rect svg:width="1mm" draw:style-name="paloverde" svg:height="1mm" svg:y="278.0mm" svg:x="232.5mm"/>
          <draw:rect svg:width="1mm" draw:style-name="paloverde" svg:height="1mm" svg:y="278.0mm" svg:x="231.0mm"/>
          <draw:rect svg:width="1mm" draw:style-name="paloverde" svg:height="1mm" svg:y="278.0mm" svg:x="229.5mm"/>
          <draw:rect svg:width="1mm" draw:style-name="paloverde" svg:height="1mm" svg:y="278.0mm" svg:x="228.0mm"/>
          <draw:rect svg:width="1mm" draw:style-name="paloverde" svg:height="1mm" svg:y="278.0mm" svg:x="226.5mm"/>
          <draw:rect svg:width="1mm" draw:style-name="paloverde" svg:height="1mm" svg:y="278.0mm" svg:x="225.0mm"/>
          <draw:rect svg:width="1mm" draw:style-name="paloverde" svg:height="1mm" svg:y="278.0mm" svg:x="223.5mm"/>
          <draw:rect svg:width="1mm" draw:style-name="paloverde" svg:height="1mm" svg:y="278.0mm" svg:x="222.0mm"/>
          <draw:rect svg:width="1mm" draw:style-name="paloverde" svg:height="1mm" svg:y="278.0mm" svg:x="220.5mm"/>
          <draw:rect svg:width="1mm" draw:style-name="paloverde" svg:height="1mm" svg:y="278.0mm" svg:x="219.0mm"/>
          <draw:rect svg:width="1mm" draw:style-name="paloverde" svg:height="1mm" svg:y="278.0mm" svg:x="217.5mm"/>
          <draw:rect svg:width="1mm" draw:style-name="paloverde" svg:height="1mm" svg:y="278.0mm" svg:x="216.0mm"/>
          <draw:rect svg:width="1mm" draw:style-name="paloverde" svg:height="1mm" svg:y="278.0mm" svg:x="214.5mm"/>
          <draw:rect svg:width="1mm" draw:style-name="paloverde" svg:height="1mm" svg:y="278.0mm" svg:x="213.0mm"/>
          <draw:rect svg:width="1mm" draw:style-name="paloverde" svg:height="1mm" svg:y="278.0mm" svg:x="211.5mm"/>
          <draw:rect svg:width="1mm" draw:style-name="paloverde" svg:height="1mm" svg:y="279.5mm" svg:x="247.5mm"/>
          <draw:rect svg:width="1mm" draw:style-name="paloverde" svg:height="1mm" svg:y="279.5mm" svg:x="246.0mm"/>
          <draw:rect svg:width="1mm" draw:style-name="paloverde" svg:height="1mm" svg:y="279.5mm" svg:x="244.5mm"/>
          <draw:rect svg:width="1mm" draw:style-name="paloverde" svg:height="1mm" svg:y="279.5mm" svg:x="243.0mm"/>
          <draw:rect svg:width="1mm" draw:style-name="paloverde" svg:height="1mm" svg:y="279.5mm" svg:x="241.5mm"/>
          <draw:rect svg:width="1mm" draw:style-name="paloverde" svg:height="1mm" svg:y="279.5mm" svg:x="240.0mm"/>
          <draw:rect svg:width="1mm" draw:style-name="paloverde" svg:height="1mm" svg:y="279.5mm" svg:x="238.5mm"/>
          <draw:rect svg:width="1mm" draw:style-name="paloverde" svg:height="1mm" svg:y="279.5mm" svg:x="237.0mm"/>
          <draw:rect svg:width="1mm" draw:style-name="paloverde" svg:height="1mm" svg:y="279.5mm" svg:x="235.5mm"/>
          <draw:rect svg:width="1mm" draw:style-name="paloverde" svg:height="1mm" svg:y="279.5mm" svg:x="234.0mm"/>
          <draw:rect svg:width="1mm" draw:style-name="paloverde" svg:height="1mm" svg:y="279.5mm" svg:x="232.5mm"/>
          <draw:rect svg:width="1mm" draw:style-name="paloverde" svg:height="1mm" svg:y="279.5mm" svg:x="231.0mm"/>
          <draw:rect svg:width="1mm" draw:style-name="paloverde" svg:height="1mm" svg:y="279.5mm" svg:x="229.5mm"/>
          <draw:rect svg:width="1mm" draw:style-name="paloverde" svg:height="1mm" svg:y="279.5mm" svg:x="228.0mm"/>
          <draw:rect svg:width="1mm" draw:style-name="paloverde" svg:height="1mm" svg:y="279.5mm" svg:x="226.5mm"/>
          <draw:rect svg:width="1mm" draw:style-name="paloverde" svg:height="1mm" svg:y="279.5mm" svg:x="225.0mm"/>
          <draw:rect svg:width="1mm" draw:style-name="paloverde" svg:height="1mm" svg:y="279.5mm" svg:x="223.5mm"/>
          <draw:rect svg:width="1mm" draw:style-name="paloverde" svg:height="1mm" svg:y="279.5mm" svg:x="222.0mm"/>
          <draw:rect svg:width="1mm" draw:style-name="paloverde" svg:height="1mm" svg:y="279.5mm" svg:x="220.5mm"/>
          <draw:rect svg:width="1mm" draw:style-name="paloverde" svg:height="1mm" svg:y="279.5mm" svg:x="219.0mm"/>
          <draw:rect svg:width="1mm" draw:style-name="paloverde" svg:height="1mm" svg:y="279.5mm" svg:x="217.5mm"/>
          <draw:rect svg:width="1mm" draw:style-name="paloverde" svg:height="1mm" svg:y="279.5mm" svg:x="216.0mm"/>
          <draw:rect svg:width="1mm" draw:style-name="paloverde" svg:height="1mm" svg:y="279.5mm" svg:x="214.5mm"/>
          <draw:rect svg:width="1mm" draw:style-name="paloverde" svg:height="1mm" svg:y="279.5mm" svg:x="213.0mm"/>
          <draw:rect svg:width="1mm" draw:style-name="paloverde" svg:height="1mm" svg:y="279.5mm" svg:x="211.5mm"/>
          <draw:rect svg:width="1mm" draw:style-name="paloverde" svg:height="1mm" svg:y="281.0mm" svg:x="247.5mm"/>
          <draw:rect svg:width="1mm" draw:style-name="paloverde" svg:height="1mm" svg:y="281.0mm" svg:x="246.0mm"/>
          <draw:rect svg:width="1mm" draw:style-name="paloverde" svg:height="1mm" svg:y="281.0mm" svg:x="244.5mm"/>
          <draw:rect svg:width="1mm" draw:style-name="paloverde" svg:height="1mm" svg:y="281.0mm" svg:x="243.0mm"/>
          <draw:rect svg:width="1mm" draw:style-name="paloverde" svg:height="1mm" svg:y="281.0mm" svg:x="241.5mm"/>
          <draw:rect svg:width="1mm" draw:style-name="paloverde" svg:height="1mm" svg:y="281.0mm" svg:x="240.0mm"/>
          <draw:rect svg:width="1mm" draw:style-name="paloverde" svg:height="1mm" svg:y="281.0mm" svg:x="238.5mm"/>
          <draw:rect svg:width="1mm" draw:style-name="paloverde" svg:height="1mm" svg:y="281.0mm" svg:x="237.0mm"/>
          <draw:rect svg:width="1mm" draw:style-name="paloverde" svg:height="1mm" svg:y="281.0mm" svg:x="235.5mm"/>
          <draw:rect svg:width="1mm" draw:style-name="paloverde" svg:height="1mm" svg:y="281.0mm" svg:x="234.0mm"/>
          <draw:rect svg:width="1mm" draw:style-name="paloverde" svg:height="1mm" svg:y="281.0mm" svg:x="232.5mm"/>
          <draw:rect svg:width="1mm" draw:style-name="paloverde" svg:height="1mm" svg:y="281.0mm" svg:x="231.0mm"/>
          <draw:rect svg:width="1mm" draw:style-name="paloverde" svg:height="1mm" svg:y="281.0mm" svg:x="229.5mm"/>
          <draw:rect svg:width="1mm" draw:style-name="paloverde" svg:height="1mm" svg:y="281.0mm" svg:x="228.0mm"/>
          <draw:rect svg:width="1mm" draw:style-name="paloverde" svg:height="1mm" svg:y="281.0mm" svg:x="226.5mm"/>
          <draw:rect svg:width="1mm" draw:style-name="paloverde" svg:height="1mm" svg:y="281.0mm" svg:x="225.0mm"/>
          <draw:rect svg:width="1mm" draw:style-name="paloverde" svg:height="1mm" svg:y="281.0mm" svg:x="223.5mm"/>
          <draw:rect svg:width="1mm" draw:style-name="paloverde" svg:height="1mm" svg:y="281.0mm" svg:x="222.0mm"/>
          <draw:rect svg:width="1mm" draw:style-name="paloverde" svg:height="1mm" svg:y="281.0mm" svg:x="220.5mm"/>
          <draw:rect svg:width="1mm" draw:style-name="paloverde" svg:height="1mm" svg:y="281.0mm" svg:x="219.0mm"/>
          <draw:rect svg:width="1mm" draw:style-name="paloverde" svg:height="1mm" svg:y="281.0mm" svg:x="217.5mm"/>
          <draw:rect svg:width="1mm" draw:style-name="paloverde" svg:height="1mm" svg:y="281.0mm" svg:x="216.0mm"/>
          <draw:rect svg:width="1mm" draw:style-name="paloverde" svg:height="1mm" svg:y="281.0mm" svg:x="214.5mm"/>
          <draw:rect svg:width="1mm" draw:style-name="paloverde" svg:height="1mm" svg:y="281.0mm" svg:x="213.0mm"/>
          <draw:rect svg:width="1mm" draw:style-name="paloverde" svg:height="1mm" svg:y="281.0mm" svg:x="211.5mm"/>
          <draw:rect svg:width="1mm" draw:style-name="paloverde" svg:height="1mm" svg:y="282.5mm" svg:x="247.5mm"/>
          <draw:rect svg:width="1mm" draw:style-name="paloverde" svg:height="1mm" svg:y="282.5mm" svg:x="246.0mm"/>
          <draw:rect svg:width="1mm" draw:style-name="paloverde" svg:height="1mm" svg:y="282.5mm" svg:x="244.5mm"/>
          <draw:rect svg:width="1mm" draw:style-name="paloverde" svg:height="1mm" svg:y="282.5mm" svg:x="243.0mm"/>
          <draw:rect svg:width="1mm" draw:style-name="paloverde" svg:height="1mm" svg:y="282.5mm" svg:x="241.5mm"/>
          <draw:rect svg:width="1mm" draw:style-name="paloverde" svg:height="1mm" svg:y="282.5mm" svg:x="240.0mm"/>
          <draw:rect svg:width="1mm" draw:style-name="paloverde" svg:height="1mm" svg:y="282.5mm" svg:x="238.5mm"/>
          <draw:rect svg:width="1mm" draw:style-name="paloverde" svg:height="1mm" svg:y="282.5mm" svg:x="237.0mm"/>
          <draw:rect svg:width="1mm" draw:style-name="paloverde" svg:height="1mm" svg:y="282.5mm" svg:x="235.5mm"/>
          <draw:rect svg:width="1mm" draw:style-name="paloverde" svg:height="1mm" svg:y="282.5mm" svg:x="234.0mm"/>
          <draw:rect svg:width="1mm" draw:style-name="paloverde" svg:height="1mm" svg:y="282.5mm" svg:x="232.5mm"/>
          <draw:rect svg:width="1mm" draw:style-name="paloverde" svg:height="1mm" svg:y="282.5mm" svg:x="231.0mm"/>
          <draw:rect svg:width="1mm" draw:style-name="paloverde" svg:height="1mm" svg:y="282.5mm" svg:x="229.5mm"/>
          <draw:rect svg:width="1mm" draw:style-name="paloverde" svg:height="1mm" svg:y="282.5mm" svg:x="228.0mm"/>
          <draw:rect svg:width="1mm" draw:style-name="paloverde" svg:height="1mm" svg:y="282.5mm" svg:x="226.5mm"/>
          <draw:rect svg:width="1mm" draw:style-name="paloverde" svg:height="1mm" svg:y="282.5mm" svg:x="225.0mm"/>
          <draw:rect svg:width="1mm" draw:style-name="paloverde" svg:height="1mm" svg:y="282.5mm" svg:x="223.5mm"/>
          <draw:rect svg:width="1mm" draw:style-name="paloverde" svg:height="1mm" svg:y="282.5mm" svg:x="222.0mm"/>
          <draw:rect svg:width="1mm" draw:style-name="paloverde" svg:height="1mm" svg:y="282.5mm" svg:x="220.5mm"/>
          <draw:rect svg:width="1mm" draw:style-name="paloverde" svg:height="1mm" svg:y="282.5mm" svg:x="219.0mm"/>
          <draw:rect svg:width="1mm" draw:style-name="paloverde" svg:height="1mm" svg:y="282.5mm" svg:x="217.5mm"/>
          <draw:rect svg:width="1mm" draw:style-name="paloverde" svg:height="1mm" svg:y="282.5mm" svg:x="216.0mm"/>
          <draw:rect svg:width="1mm" draw:style-name="paloverde" svg:height="1mm" svg:y="282.5mm" svg:x="214.5mm"/>
          <draw:rect svg:width="1mm" draw:style-name="paloverde" svg:height="1mm" svg:y="282.5mm" svg:x="213.0mm"/>
          <draw:rect svg:width="1mm" draw:style-name="paloverde" svg:height="1mm" svg:y="282.5mm" svg:x="211.5mm"/>
          <draw:rect svg:width="1mm" draw:style-name="paloverde" svg:height="1mm" svg:y="284.0mm" svg:x="247.5mm"/>
          <draw:rect svg:width="1mm" draw:style-name="paloverde" svg:height="1mm" svg:y="284.0mm" svg:x="246.0mm"/>
          <draw:rect svg:width="1mm" draw:style-name="paloverde" svg:height="1mm" svg:y="284.0mm" svg:x="244.5mm"/>
          <draw:rect svg:width="1mm" draw:style-name="paloverde" svg:height="1mm" svg:y="284.0mm" svg:x="243.0mm"/>
          <draw:rect svg:width="1mm" draw:style-name="paloverde" svg:height="1mm" svg:y="284.0mm" svg:x="241.5mm"/>
          <draw:rect svg:width="1mm" draw:style-name="paloverde" svg:height="1mm" svg:y="284.0mm" svg:x="240.0mm"/>
          <draw:rect svg:width="1mm" draw:style-name="paloverde" svg:height="1mm" svg:y="284.0mm" svg:x="238.5mm"/>
          <draw:rect svg:width="1mm" draw:style-name="paloverde" svg:height="1mm" svg:y="284.0mm" svg:x="237.0mm"/>
          <draw:rect svg:width="1mm" draw:style-name="paloverde" svg:height="1mm" svg:y="284.0mm" svg:x="235.5mm"/>
          <draw:rect svg:width="1mm" draw:style-name="paloverde" svg:height="1mm" svg:y="284.0mm" svg:x="234.0mm"/>
          <draw:rect svg:width="1mm" draw:style-name="paloverde" svg:height="1mm" svg:y="284.0mm" svg:x="232.5mm"/>
          <draw:rect svg:width="1mm" draw:style-name="paloverde" svg:height="1mm" svg:y="284.0mm" svg:x="231.0mm"/>
          <draw:rect svg:width="1mm" draw:style-name="paloverde" svg:height="1mm" svg:y="284.0mm" svg:x="229.5mm"/>
          <draw:rect svg:width="1mm" draw:style-name="paloverde" svg:height="1mm" svg:y="284.0mm" svg:x="228.0mm"/>
          <draw:rect svg:width="1mm" draw:style-name="paloverde" svg:height="1mm" svg:y="284.0mm" svg:x="226.5mm"/>
          <draw:rect svg:width="1mm" draw:style-name="paloverde" svg:height="1mm" svg:y="284.0mm" svg:x="225.0mm"/>
          <draw:rect svg:width="1mm" draw:style-name="paloverde" svg:height="1mm" svg:y="284.0mm" svg:x="223.5mm"/>
          <draw:rect svg:width="1mm" draw:style-name="paloverde" svg:height="1mm" svg:y="284.0mm" svg:x="222.0mm"/>
          <draw:rect svg:width="1mm" draw:style-name="paloverde" svg:height="1mm" svg:y="284.0mm" svg:x="220.5mm"/>
          <draw:rect svg:width="1mm" draw:style-name="paloverde" svg:height="1mm" svg:y="284.0mm" svg:x="219.0mm"/>
          <draw:rect svg:width="1mm" draw:style-name="paloverde" svg:height="1mm" svg:y="284.0mm" svg:x="217.5mm"/>
          <draw:rect svg:width="1mm" draw:style-name="paloverde" svg:height="1mm" svg:y="284.0mm" svg:x="216.0mm"/>
          <draw:rect svg:width="1mm" draw:style-name="paloverde" svg:height="1mm" svg:y="284.0mm" svg:x="214.5mm"/>
          <draw:rect svg:width="1mm" draw:style-name="paloverde" svg:height="1mm" svg:y="284.0mm" svg:x="213.0mm"/>
          <draw:rect svg:width="1mm" draw:style-name="paloverde" svg:height="1mm" svg:y="284.0mm" svg:x="211.5mm"/>
          <draw:rect svg:width="1mm" draw:style-name="paloverde" svg:height="1mm" svg:y="285.5mm" svg:x="247.5mm"/>
          <draw:rect svg:width="1mm" draw:style-name="paloverde" svg:height="1mm" svg:y="285.5mm" svg:x="246.0mm"/>
          <draw:rect svg:width="1mm" draw:style-name="paloverde" svg:height="1mm" svg:y="285.5mm" svg:x="244.5mm"/>
          <draw:rect svg:width="1mm" draw:style-name="paloverde" svg:height="1mm" svg:y="285.5mm" svg:x="243.0mm"/>
          <draw:rect svg:width="1mm" draw:style-name="paloverde" svg:height="1mm" svg:y="285.5mm" svg:x="241.5mm"/>
          <draw:rect svg:width="1mm" draw:style-name="paloverde" svg:height="1mm" svg:y="285.5mm" svg:x="240.0mm"/>
          <draw:rect svg:width="1mm" draw:style-name="paloverde" svg:height="1mm" svg:y="285.5mm" svg:x="238.5mm"/>
          <draw:rect svg:width="1mm" draw:style-name="paloverde" svg:height="1mm" svg:y="285.5mm" svg:x="237.0mm"/>
          <draw:rect svg:width="1mm" draw:style-name="paloverde" svg:height="1mm" svg:y="285.5mm" svg:x="235.5mm"/>
          <draw:rect svg:width="1mm" draw:style-name="paloverde" svg:height="1mm" svg:y="285.5mm" svg:x="234.0mm"/>
          <draw:rect svg:width="1mm" draw:style-name="paloverde" svg:height="1mm" svg:y="285.5mm" svg:x="232.5mm"/>
          <draw:rect svg:width="1mm" draw:style-name="paloverde" svg:height="1mm" svg:y="285.5mm" svg:x="231.0mm"/>
          <draw:rect svg:width="1mm" draw:style-name="paloverde" svg:height="1mm" svg:y="285.5mm" svg:x="229.5mm"/>
          <draw:rect svg:width="1mm" draw:style-name="paloverde" svg:height="1mm" svg:y="285.5mm" svg:x="228.0mm"/>
          <draw:rect svg:width="1mm" draw:style-name="paloverde" svg:height="1mm" svg:y="285.5mm" svg:x="226.5mm"/>
          <draw:rect svg:width="1mm" draw:style-name="paloverde" svg:height="1mm" svg:y="285.5mm" svg:x="225.0mm"/>
          <draw:rect svg:width="1mm" draw:style-name="paloverde" svg:height="1mm" svg:y="285.5mm" svg:x="223.5mm"/>
          <draw:rect svg:width="1mm" draw:style-name="paloverde" svg:height="1mm" svg:y="285.5mm" svg:x="222.0mm"/>
          <draw:rect svg:width="1mm" draw:style-name="paloverde" svg:height="1mm" svg:y="285.5mm" svg:x="220.5mm"/>
          <draw:rect svg:width="1mm" draw:style-name="paloverde" svg:height="1mm" svg:y="285.5mm" svg:x="219.0mm"/>
          <draw:rect svg:width="1mm" draw:style-name="paloverde" svg:height="1mm" svg:y="285.5mm" svg:x="217.5mm"/>
          <draw:rect svg:width="1mm" draw:style-name="paloverde" svg:height="1mm" svg:y="285.5mm" svg:x="216.0mm"/>
          <draw:rect svg:width="1mm" draw:style-name="paloverde" svg:height="1mm" svg:y="285.5mm" svg:x="214.5mm"/>
          <draw:rect svg:width="1mm" draw:style-name="paloverde" svg:height="1mm" svg:y="285.5mm" svg:x="213.0mm"/>
          <draw:rect svg:width="1mm" draw:style-name="paloverde" svg:height="1mm" svg:y="285.5mm" svg:x="211.5mm"/>
          <draw:rect svg:width="1mm" draw:style-name="paloverde" svg:height="1mm" svg:y="287.0mm" svg:x="247.5mm"/>
          <draw:rect svg:width="1mm" draw:style-name="paloverde" svg:height="1mm" svg:y="287.0mm" svg:x="246.0mm"/>
          <draw:rect svg:width="1mm" draw:style-name="paloverde" svg:height="1mm" svg:y="287.0mm" svg:x="244.5mm"/>
          <draw:rect svg:width="1mm" draw:style-name="paloverde" svg:height="1mm" svg:y="287.0mm" svg:x="243.0mm"/>
          <draw:rect svg:width="1mm" draw:style-name="paloverde" svg:height="1mm" svg:y="287.0mm" svg:x="241.5mm"/>
          <draw:rect svg:width="1mm" draw:style-name="paloverde" svg:height="1mm" svg:y="287.0mm" svg:x="240.0mm"/>
          <draw:rect svg:width="1mm" draw:style-name="paloverde" svg:height="1mm" svg:y="287.0mm" svg:x="238.5mm"/>
          <draw:rect svg:width="1mm" draw:style-name="paloverde" svg:height="1mm" svg:y="287.0mm" svg:x="237.0mm"/>
          <draw:rect svg:width="1mm" draw:style-name="paloverde" svg:height="1mm" svg:y="287.0mm" svg:x="235.5mm"/>
          <draw:rect svg:width="1mm" draw:style-name="paloverde" svg:height="1mm" svg:y="287.0mm" svg:x="234.0mm"/>
          <draw:rect svg:width="1mm" draw:style-name="paloverde" svg:height="1mm" svg:y="287.0mm" svg:x="232.5mm"/>
          <draw:rect svg:width="1mm" draw:style-name="paloverde" svg:height="1mm" svg:y="287.0mm" svg:x="231.0mm"/>
          <draw:rect svg:width="1mm" draw:style-name="paloverde" svg:height="1mm" svg:y="287.0mm" svg:x="229.5mm"/>
          <draw:rect svg:width="1mm" draw:style-name="paloverde" svg:height="1mm" svg:y="287.0mm" svg:x="228.0mm"/>
          <draw:rect svg:width="1mm" draw:style-name="paloverde" svg:height="1mm" svg:y="287.0mm" svg:x="226.5mm"/>
          <draw:rect svg:width="1mm" draw:style-name="paloverde" svg:height="1mm" svg:y="287.0mm" svg:x="225.0mm"/>
          <draw:rect svg:width="1mm" draw:style-name="paloverde" svg:height="1mm" svg:y="287.0mm" svg:x="223.5mm"/>
          <draw:rect svg:width="1mm" draw:style-name="paloverde" svg:height="1mm" svg:y="287.0mm" svg:x="222.0mm"/>
          <draw:rect svg:width="1mm" draw:style-name="paloverde" svg:height="1mm" svg:y="287.0mm" svg:x="220.5mm"/>
          <draw:rect svg:width="1mm" draw:style-name="paloverde" svg:height="1mm" svg:y="287.0mm" svg:x="219.0mm"/>
          <draw:rect svg:width="1mm" draw:style-name="paloverde" svg:height="1mm" svg:y="287.0mm" svg:x="217.5mm"/>
          <draw:rect svg:width="1mm" draw:style-name="paloverde" svg:height="1mm" svg:y="287.0mm" svg:x="216.0mm"/>
          <draw:rect svg:width="1mm" draw:style-name="paloverde" svg:height="1mm" svg:y="287.0mm" svg:x="214.5mm"/>
          <draw:rect svg:width="1mm" draw:style-name="paloverde" svg:height="1mm" svg:y="287.0mm" svg:x="213.0mm"/>
          <draw:rect svg:width="1mm" draw:style-name="paloverde" svg:height="1mm" svg:y="287.0mm" svg:x="211.5mm"/>
          <draw:rect svg:width="1mm" draw:style-name="paloverde" svg:height="1mm" svg:y="288.5mm" svg:x="247.5mm"/>
          <draw:rect svg:width="1mm" draw:style-name="paloverde" svg:height="1mm" svg:y="288.5mm" svg:x="246.0mm"/>
          <draw:rect svg:width="1mm" draw:style-name="paloverde" svg:height="1mm" svg:y="288.5mm" svg:x="244.5mm"/>
          <draw:rect svg:width="1mm" draw:style-name="paloverde" svg:height="1mm" svg:y="288.5mm" svg:x="243.0mm"/>
          <draw:rect svg:width="1mm" draw:style-name="paloverde" svg:height="1mm" svg:y="288.5mm" svg:x="241.5mm"/>
          <draw:rect svg:width="1mm" draw:style-name="paloverde" svg:height="1mm" svg:y="288.5mm" svg:x="240.0mm"/>
          <draw:rect svg:width="1mm" draw:style-name="paloverde" svg:height="1mm" svg:y="288.5mm" svg:x="238.5mm"/>
          <draw:rect svg:width="1mm" draw:style-name="paloverde" svg:height="1mm" svg:y="288.5mm" svg:x="237.0mm"/>
          <draw:rect svg:width="1mm" draw:style-name="paloverde" svg:height="1mm" svg:y="288.5mm" svg:x="235.5mm"/>
          <draw:rect svg:width="1mm" draw:style-name="paloverde" svg:height="1mm" svg:y="288.5mm" svg:x="234.0mm"/>
          <draw:rect svg:width="1mm" draw:style-name="paloverde" svg:height="1mm" svg:y="288.5mm" svg:x="232.5mm"/>
          <draw:rect svg:width="1mm" draw:style-name="paloverde" svg:height="1mm" svg:y="288.5mm" svg:x="231.0mm"/>
          <draw:rect svg:width="1mm" draw:style-name="paloverde" svg:height="1mm" svg:y="288.5mm" svg:x="229.5mm"/>
          <draw:rect svg:width="1mm" draw:style-name="paloverde" svg:height="1mm" svg:y="288.5mm" svg:x="228.0mm"/>
          <draw:rect svg:width="1mm" draw:style-name="paloverde" svg:height="1mm" svg:y="288.5mm" svg:x="226.5mm"/>
          <draw:rect svg:width="1mm" draw:style-name="paloverde" svg:height="1mm" svg:y="288.5mm" svg:x="225.0mm"/>
          <draw:rect svg:width="1mm" draw:style-name="paloverde" svg:height="1mm" svg:y="288.5mm" svg:x="223.5mm"/>
          <draw:rect svg:width="1mm" draw:style-name="paloverde" svg:height="1mm" svg:y="288.5mm" svg:x="222.0mm"/>
          <draw:rect svg:width="1mm" draw:style-name="paloverde" svg:height="1mm" svg:y="288.5mm" svg:x="220.5mm"/>
          <draw:rect svg:width="1mm" draw:style-name="paloverde" svg:height="1mm" svg:y="288.5mm" svg:x="219.0mm"/>
          <draw:rect svg:width="1mm" draw:style-name="paloverde" svg:height="1mm" svg:y="288.5mm" svg:x="217.5mm"/>
          <draw:rect svg:width="1mm" draw:style-name="paloverde" svg:height="1mm" svg:y="288.5mm" svg:x="216.0mm"/>
          <draw:rect svg:width="1mm" draw:style-name="paloverde" svg:height="1mm" svg:y="288.5mm" svg:x="214.5mm"/>
          <draw:rect svg:width="1mm" draw:style-name="paloverde" svg:height="1mm" svg:y="288.5mm" svg:x="213.0mm"/>
          <draw:rect svg:width="1mm" draw:style-name="paloverde" svg:height="1mm" svg:y="288.5mm" svg:x="211.5mm"/>
          <draw:rect svg:width="1mm" draw:style-name="paloverde" svg:height="1mm" svg:y="290.0mm" svg:x="247.5mm"/>
          <draw:rect svg:width="1mm" draw:style-name="paloverde" svg:height="1mm" svg:y="290.0mm" svg:x="246.0mm"/>
          <draw:rect svg:width="1mm" draw:style-name="paloverde" svg:height="1mm" svg:y="290.0mm" svg:x="244.5mm"/>
          <draw:rect svg:width="1mm" draw:style-name="paloverde" svg:height="1mm" svg:y="290.0mm" svg:x="243.0mm"/>
          <draw:rect svg:width="1mm" draw:style-name="paloverde" svg:height="1mm" svg:y="290.0mm" svg:x="241.5mm"/>
          <draw:rect svg:width="1mm" draw:style-name="paloverde" svg:height="1mm" svg:y="290.0mm" svg:x="240.0mm"/>
          <draw:rect svg:width="1mm" draw:style-name="paloverde" svg:height="1mm" svg:y="290.0mm" svg:x="238.5mm"/>
          <draw:rect svg:width="1mm" draw:style-name="paloverde" svg:height="1mm" svg:y="290.0mm" svg:x="237.0mm"/>
          <draw:rect svg:width="1mm" draw:style-name="paloverde" svg:height="1mm" svg:y="290.0mm" svg:x="235.5mm"/>
          <draw:rect svg:width="1mm" draw:style-name="paloverde" svg:height="1mm" svg:y="290.0mm" svg:x="234.0mm"/>
          <draw:rect svg:width="1mm" draw:style-name="paloverde" svg:height="1mm" svg:y="290.0mm" svg:x="232.5mm"/>
          <draw:rect svg:width="1mm" draw:style-name="paloverde" svg:height="1mm" svg:y="290.0mm" svg:x="231.0mm"/>
          <draw:rect svg:width="1mm" draw:style-name="paloverde" svg:height="1mm" svg:y="290.0mm" svg:x="229.5mm"/>
          <draw:rect svg:width="1mm" draw:style-name="paloverde" svg:height="1mm" svg:y="290.0mm" svg:x="228.0mm"/>
          <draw:rect svg:width="1mm" draw:style-name="paloverde" svg:height="1mm" svg:y="290.0mm" svg:x="226.5mm"/>
          <draw:rect svg:width="1mm" draw:style-name="paloverde" svg:height="1mm" svg:y="290.0mm" svg:x="225.0mm"/>
          <draw:rect svg:width="1mm" draw:style-name="paloverde" svg:height="1mm" svg:y="290.0mm" svg:x="223.5mm"/>
          <draw:rect svg:width="1mm" draw:style-name="paloverde" svg:height="1mm" svg:y="290.0mm" svg:x="222.0mm"/>
          <draw:rect svg:width="1mm" draw:style-name="paloverde" svg:height="1mm" svg:y="290.0mm" svg:x="220.5mm"/>
          <draw:rect svg:width="1mm" draw:style-name="paloverde" svg:height="1mm" svg:y="290.0mm" svg:x="219.0mm"/>
          <draw:rect svg:width="1mm" draw:style-name="paloverde" svg:height="1mm" svg:y="290.0mm" svg:x="217.5mm"/>
          <draw:rect svg:width="1mm" draw:style-name="paloverde" svg:height="1mm" svg:y="290.0mm" svg:x="216.0mm"/>
          <draw:rect svg:width="1mm" draw:style-name="paloverde" svg:height="1mm" svg:y="290.0mm" svg:x="214.5mm"/>
          <draw:rect svg:width="1mm" draw:style-name="paloverde" svg:height="1mm" svg:y="290.0mm" svg:x="213.0mm"/>
          <draw:rect svg:width="1mm" draw:style-name="paloverde" svg:height="1mm" svg:y="290.0mm" svg:x="211.5mm"/>
          <draw:rect svg:width="1mm" draw:style-name="paloverde" svg:height="1mm" svg:y="291.5mm" svg:x="247.5mm"/>
          <draw:rect svg:width="1mm" draw:style-name="paloverde" svg:height="1mm" svg:y="291.5mm" svg:x="246.0mm"/>
          <draw:rect svg:width="1mm" draw:style-name="paloverde" svg:height="1mm" svg:y="291.5mm" svg:x="244.5mm"/>
          <draw:rect svg:width="1mm" draw:style-name="paloverde" svg:height="1mm" svg:y="291.5mm" svg:x="243.0mm"/>
          <draw:rect svg:width="1mm" draw:style-name="paloverde" svg:height="1mm" svg:y="291.5mm" svg:x="241.5mm"/>
          <draw:rect svg:width="1mm" draw:style-name="paloverde" svg:height="1mm" svg:y="291.5mm" svg:x="240.0mm"/>
          <draw:rect svg:width="1mm" draw:style-name="paloverde" svg:height="1mm" svg:y="291.5mm" svg:x="238.5mm"/>
          <draw:rect svg:width="1mm" draw:style-name="paloverde" svg:height="1mm" svg:y="291.5mm" svg:x="237.0mm"/>
          <draw:rect svg:width="1mm" draw:style-name="paloverde" svg:height="1mm" svg:y="291.5mm" svg:x="235.5mm"/>
          <draw:rect svg:width="1mm" draw:style-name="paloverde" svg:height="1mm" svg:y="291.5mm" svg:x="234.0mm"/>
          <draw:rect svg:width="1mm" draw:style-name="paloverde" svg:height="1mm" svg:y="291.5mm" svg:x="232.5mm"/>
          <draw:rect svg:width="1mm" draw:style-name="paloverde" svg:height="1mm" svg:y="291.5mm" svg:x="231.0mm"/>
          <draw:rect svg:width="1mm" draw:style-name="paloverde" svg:height="1mm" svg:y="291.5mm" svg:x="229.5mm"/>
          <draw:rect svg:width="1mm" draw:style-name="paloverde" svg:height="1mm" svg:y="291.5mm" svg:x="228.0mm"/>
          <draw:rect svg:width="1mm" draw:style-name="paloverde" svg:height="1mm" svg:y="291.5mm" svg:x="226.5mm"/>
          <draw:rect svg:width="1mm" draw:style-name="paloverde" svg:height="1mm" svg:y="291.5mm" svg:x="225.0mm"/>
          <draw:rect svg:width="1mm" draw:style-name="paloverde" svg:height="1mm" svg:y="291.5mm" svg:x="223.5mm"/>
          <draw:rect svg:width="1mm" draw:style-name="paloverde" svg:height="1mm" svg:y="291.5mm" svg:x="222.0mm"/>
          <draw:rect svg:width="1mm" draw:style-name="paloverde" svg:height="1mm" svg:y="291.5mm" svg:x="220.5mm"/>
          <draw:rect svg:width="1mm" draw:style-name="paloverde" svg:height="1mm" svg:y="291.5mm" svg:x="219.0mm"/>
          <draw:rect svg:width="1mm" draw:style-name="paloverde" svg:height="1mm" svg:y="291.5mm" svg:x="217.5mm"/>
          <draw:rect svg:width="1mm" draw:style-name="paloverde" svg:height="1mm" svg:y="291.5mm" svg:x="216.0mm"/>
          <draw:rect svg:width="1mm" draw:style-name="paloverde" svg:height="1mm" svg:y="291.5mm" svg:x="214.5mm"/>
          <draw:rect svg:width="1mm" draw:style-name="paloverde" svg:height="1mm" svg:y="291.5mm" svg:x="213.0mm"/>
          <draw:rect svg:width="1mm" draw:style-name="paloverde" svg:height="1mm" svg:y="291.5mm" svg:x="211.5mm"/>
          <draw:rect svg:width="1mm" draw:style-name="paloverde" svg:height="1mm" svg:y="293.0mm" svg:x="247.5mm"/>
          <draw:rect svg:width="1mm" draw:style-name="paloverde" svg:height="1mm" svg:y="293.0mm" svg:x="246.0mm"/>
          <draw:rect svg:width="1mm" draw:style-name="paloverde" svg:height="1mm" svg:y="293.0mm" svg:x="244.5mm"/>
          <draw:rect svg:width="1mm" draw:style-name="paloverde" svg:height="1mm" svg:y="293.0mm" svg:x="243.0mm"/>
          <draw:rect svg:width="1mm" draw:style-name="paloverde" svg:height="1mm" svg:y="293.0mm" svg:x="241.5mm"/>
          <draw:rect svg:width="1mm" draw:style-name="paloverde" svg:height="1mm" svg:y="293.0mm" svg:x="240.0mm"/>
          <draw:rect svg:width="1mm" draw:style-name="paloverde" svg:height="1mm" svg:y="293.0mm" svg:x="238.5mm"/>
          <draw:rect svg:width="1mm" draw:style-name="paloverde" svg:height="1mm" svg:y="293.0mm" svg:x="237.0mm"/>
          <draw:rect svg:width="1mm" draw:style-name="paloverde" svg:height="1mm" svg:y="293.0mm" svg:x="235.5mm"/>
          <draw:rect svg:width="1mm" draw:style-name="paloverde" svg:height="1mm" svg:y="293.0mm" svg:x="234.0mm"/>
          <draw:rect svg:width="1mm" draw:style-name="paloverde" svg:height="1mm" svg:y="293.0mm" svg:x="232.5mm"/>
          <draw:rect svg:width="1mm" draw:style-name="paloverde" svg:height="1mm" svg:y="293.0mm" svg:x="231.0mm"/>
          <draw:rect svg:width="1mm" draw:style-name="paloverde" svg:height="1mm" svg:y="293.0mm" svg:x="229.5mm"/>
          <draw:rect svg:width="1mm" draw:style-name="paloverde" svg:height="1mm" svg:y="293.0mm" svg:x="228.0mm"/>
          <draw:rect svg:width="1mm" draw:style-name="paloverde" svg:height="1mm" svg:y="293.0mm" svg:x="226.5mm"/>
          <draw:rect svg:width="1mm" draw:style-name="paloverde" svg:height="1mm" svg:y="293.0mm" svg:x="225.0mm"/>
          <draw:rect svg:width="1mm" draw:style-name="paloverde" svg:height="1mm" svg:y="293.0mm" svg:x="223.5mm"/>
          <draw:rect svg:width="1mm" draw:style-name="paloverde" svg:height="1mm" svg:y="293.0mm" svg:x="222.0mm"/>
          <draw:rect svg:width="1mm" draw:style-name="paloverde" svg:height="1mm" svg:y="293.0mm" svg:x="220.5mm"/>
          <draw:rect svg:width="1mm" draw:style-name="paloverde" svg:height="1mm" svg:y="293.0mm" svg:x="219.0mm"/>
          <draw:rect svg:width="1mm" draw:style-name="paloverde" svg:height="1mm" svg:y="293.0mm" svg:x="217.5mm"/>
          <draw:rect svg:width="1mm" draw:style-name="paloverde" svg:height="1mm" svg:y="293.0mm" svg:x="216.0mm"/>
          <draw:rect svg:width="1mm" draw:style-name="paloverde" svg:height="1mm" svg:y="293.0mm" svg:x="214.5mm"/>
          <draw:rect svg:width="1mm" draw:style-name="paloverde" svg:height="1mm" svg:y="293.0mm" svg:x="213.0mm"/>
          <draw:rect svg:width="1mm" draw:style-name="paloverde" svg:height="1mm" svg:y="293.0mm" svg:x="211.5mm"/>
          <draw:rect svg:width="1mm" draw:style-name="paloverde" svg:height="1mm" svg:y="294.5mm" svg:x="247.5mm"/>
          <draw:rect svg:width="1mm" draw:style-name="paloverde" svg:height="1mm" svg:y="294.5mm" svg:x="246.0mm"/>
          <draw:rect svg:width="1mm" draw:style-name="paloverde" svg:height="1mm" svg:y="294.5mm" svg:x="244.5mm"/>
          <draw:rect svg:width="1mm" draw:style-name="paloverde" svg:height="1mm" svg:y="294.5mm" svg:x="243.0mm"/>
          <draw:rect svg:width="1mm" draw:style-name="paloverde" svg:height="1mm" svg:y="294.5mm" svg:x="241.5mm"/>
          <draw:rect svg:width="1mm" draw:style-name="paloverde" svg:height="1mm" svg:y="294.5mm" svg:x="240.0mm"/>
          <draw:rect svg:width="1mm" draw:style-name="paloverde" svg:height="1mm" svg:y="294.5mm" svg:x="238.5mm"/>
          <draw:rect svg:width="1mm" draw:style-name="paloverde" svg:height="1mm" svg:y="294.5mm" svg:x="237.0mm"/>
          <draw:rect svg:width="1mm" draw:style-name="paloverde" svg:height="1mm" svg:y="294.5mm" svg:x="235.5mm"/>
          <draw:rect svg:width="1mm" draw:style-name="paloverde" svg:height="1mm" svg:y="294.5mm" svg:x="234.0mm"/>
          <draw:rect svg:width="1mm" draw:style-name="paloverde" svg:height="1mm" svg:y="294.5mm" svg:x="232.5mm"/>
          <draw:rect svg:width="1mm" draw:style-name="paloverde" svg:height="1mm" svg:y="294.5mm" svg:x="231.0mm"/>
          <draw:rect svg:width="1mm" draw:style-name="paloverde" svg:height="1mm" svg:y="294.5mm" svg:x="229.5mm"/>
          <draw:rect svg:width="1mm" draw:style-name="paloverde" svg:height="1mm" svg:y="294.5mm" svg:x="228.0mm"/>
          <draw:rect svg:width="1mm" draw:style-name="paloverde" svg:height="1mm" svg:y="294.5mm" svg:x="226.5mm"/>
          <draw:rect svg:width="1mm" draw:style-name="paloverde" svg:height="1mm" svg:y="294.5mm" svg:x="225.0mm"/>
          <draw:rect svg:width="1mm" draw:style-name="paloverde" svg:height="1mm" svg:y="294.5mm" svg:x="223.5mm"/>
          <draw:rect svg:width="1mm" draw:style-name="paloverde" svg:height="1mm" svg:y="294.5mm" svg:x="222.0mm"/>
          <draw:rect svg:width="1mm" draw:style-name="paloverde" svg:height="1mm" svg:y="294.5mm" svg:x="220.5mm"/>
          <draw:rect svg:width="1mm" draw:style-name="paloverde" svg:height="1mm" svg:y="294.5mm" svg:x="219.0mm"/>
          <draw:rect svg:width="1mm" draw:style-name="paloverde" svg:height="1mm" svg:y="294.5mm" svg:x="217.5mm"/>
          <draw:rect svg:width="1mm" draw:style-name="paloverde" svg:height="1mm" svg:y="294.5mm" svg:x="216.0mm"/>
          <draw:rect svg:width="1mm" draw:style-name="paloverde" svg:height="1mm" svg:y="294.5mm" svg:x="214.5mm"/>
          <draw:rect svg:width="1mm" draw:style-name="paloverde" svg:height="1mm" svg:y="294.5mm" svg:x="213.0mm"/>
          <draw:rect svg:width="1mm" draw:style-name="paloverde" svg:height="1mm" svg:y="294.5mm" svg:x="211.5mm"/>
          <draw:rect svg:width="1mm" draw:style-name="paloverde" svg:height="1mm" svg:y="296.0mm" svg:x="247.5mm"/>
          <draw:rect svg:width="1mm" draw:style-name="paloverde" svg:height="1mm" svg:y="296.0mm" svg:x="246.0mm"/>
          <draw:rect svg:width="1mm" draw:style-name="paloverde" svg:height="1mm" svg:y="296.0mm" svg:x="244.5mm"/>
          <draw:rect svg:width="1mm" draw:style-name="paloverde" svg:height="1mm" svg:y="296.0mm" svg:x="243.0mm"/>
          <draw:rect svg:width="1mm" draw:style-name="paloverde" svg:height="1mm" svg:y="296.0mm" svg:x="241.5mm"/>
          <draw:rect svg:width="1mm" draw:style-name="paloverde" svg:height="1mm" svg:y="296.0mm" svg:x="240.0mm"/>
          <draw:rect svg:width="1mm" draw:style-name="paloverde" svg:height="1mm" svg:y="296.0mm" svg:x="238.5mm"/>
          <draw:rect svg:width="1mm" draw:style-name="paloverde" svg:height="1mm" svg:y="296.0mm" svg:x="237.0mm"/>
          <draw:rect svg:width="1mm" draw:style-name="paloverde" svg:height="1mm" svg:y="296.0mm" svg:x="235.5mm"/>
          <draw:rect svg:width="1mm" draw:style-name="paloverde" svg:height="1mm" svg:y="296.0mm" svg:x="234.0mm"/>
          <draw:rect svg:width="1mm" draw:style-name="paloverde" svg:height="1mm" svg:y="296.0mm" svg:x="232.5mm"/>
          <draw:rect svg:width="1mm" draw:style-name="paloverde" svg:height="1mm" svg:y="296.0mm" svg:x="231.0mm"/>
          <draw:rect svg:width="1mm" draw:style-name="paloverde" svg:height="1mm" svg:y="296.0mm" svg:x="229.5mm"/>
          <draw:rect svg:width="1mm" draw:style-name="paloverde" svg:height="1mm" svg:y="296.0mm" svg:x="228.0mm"/>
          <draw:rect svg:width="1mm" draw:style-name="paloverde" svg:height="1mm" svg:y="296.0mm" svg:x="226.5mm"/>
          <draw:rect svg:width="1mm" draw:style-name="paloverde" svg:height="1mm" svg:y="296.0mm" svg:x="225.0mm"/>
          <draw:rect svg:width="1mm" draw:style-name="paloverde" svg:height="1mm" svg:y="296.0mm" svg:x="223.5mm"/>
          <draw:rect svg:width="1mm" draw:style-name="paloverde" svg:height="1mm" svg:y="296.0mm" svg:x="222.0mm"/>
          <draw:rect svg:width="1mm" draw:style-name="paloverde" svg:height="1mm" svg:y="296.0mm" svg:x="220.5mm"/>
          <draw:rect svg:width="1mm" draw:style-name="paloverde" svg:height="1mm" svg:y="296.0mm" svg:x="219.0mm"/>
          <draw:rect svg:width="1mm" draw:style-name="paloverde" svg:height="1mm" svg:y="296.0mm" svg:x="217.5mm"/>
          <draw:rect svg:width="1mm" draw:style-name="paloverde" svg:height="1mm" svg:y="296.0mm" svg:x="216.0mm"/>
          <draw:rect svg:width="1mm" draw:style-name="paloverde" svg:height="1mm" svg:y="296.0mm" svg:x="214.5mm"/>
          <draw:rect svg:width="1mm" draw:style-name="paloverde" svg:height="1mm" svg:y="296.0mm" svg:x="213.0mm"/>
          <draw:rect svg:width="1mm" draw:style-name="paloverde" svg:height="1mm" svg:y="296.0mm" svg:x="211.5mm"/>
          <draw:rect svg:width="1mm" draw:style-name="paloverde" svg:height="1mm" svg:y="297.5mm" svg:x="247.5mm"/>
          <draw:rect svg:width="1mm" draw:style-name="paloverde" svg:height="1mm" svg:y="297.5mm" svg:x="246.0mm"/>
          <draw:rect svg:width="1mm" draw:style-name="paloverde" svg:height="1mm" svg:y="297.5mm" svg:x="244.5mm"/>
          <draw:rect svg:width="1mm" draw:style-name="paloverde" svg:height="1mm" svg:y="297.5mm" svg:x="243.0mm"/>
          <draw:rect svg:width="1mm" draw:style-name="paloverde" svg:height="1mm" svg:y="297.5mm" svg:x="241.5mm"/>
          <draw:rect svg:width="1mm" draw:style-name="paloverde" svg:height="1mm" svg:y="297.5mm" svg:x="240.0mm"/>
          <draw:rect svg:width="1mm" draw:style-name="paloverde" svg:height="1mm" svg:y="297.5mm" svg:x="238.5mm"/>
          <draw:rect svg:width="1mm" draw:style-name="paloverde" svg:height="1mm" svg:y="297.5mm" svg:x="237.0mm"/>
          <draw:rect svg:width="1mm" draw:style-name="paloverde" svg:height="1mm" svg:y="297.5mm" svg:x="235.5mm"/>
          <draw:rect svg:width="1mm" draw:style-name="paloverde" svg:height="1mm" svg:y="297.5mm" svg:x="234.0mm"/>
          <draw:rect svg:width="1mm" draw:style-name="paloverde" svg:height="1mm" svg:y="297.5mm" svg:x="232.5mm"/>
          <draw:rect svg:width="1mm" draw:style-name="paloverde" svg:height="1mm" svg:y="297.5mm" svg:x="231.0mm"/>
          <draw:rect svg:width="1mm" draw:style-name="paloverde" svg:height="1mm" svg:y="297.5mm" svg:x="229.5mm"/>
          <draw:rect svg:width="1mm" draw:style-name="paloverde" svg:height="1mm" svg:y="297.5mm" svg:x="228.0mm"/>
          <draw:rect svg:width="1mm" draw:style-name="paloverde" svg:height="1mm" svg:y="297.5mm" svg:x="226.5mm"/>
          <draw:rect svg:width="1mm" draw:style-name="paloverde" svg:height="1mm" svg:y="297.5mm" svg:x="225.0mm"/>
          <draw:rect svg:width="1mm" draw:style-name="paloverde" svg:height="1mm" svg:y="297.5mm" svg:x="223.5mm"/>
          <draw:rect svg:width="1mm" draw:style-name="paloverde" svg:height="1mm" svg:y="297.5mm" svg:x="222.0mm"/>
          <draw:rect svg:width="1mm" draw:style-name="paloverde" svg:height="1mm" svg:y="297.5mm" svg:x="220.5mm"/>
          <draw:rect svg:width="1mm" draw:style-name="paloverde" svg:height="1mm" svg:y="297.5mm" svg:x="219.0mm"/>
          <draw:rect svg:width="1mm" draw:style-name="paloverde" svg:height="1mm" svg:y="297.5mm" svg:x="217.5mm"/>
          <draw:rect svg:width="1mm" draw:style-name="paloverde" svg:height="1mm" svg:y="297.5mm" svg:x="216.0mm"/>
          <draw:rect svg:width="1mm" draw:style-name="paloverde" svg:height="1mm" svg:y="297.5mm" svg:x="214.5mm"/>
          <draw:rect svg:width="1mm" draw:style-name="paloverde" svg:height="1mm" svg:y="297.5mm" svg:x="213.0mm"/>
          <draw:rect svg:width="1mm" draw:style-name="paloverde" svg:height="1mm" svg:y="297.5mm" svg:x="211.5mm"/>
          <draw:rect svg:width="1mm" draw:style-name="paloverde" svg:height="1mm" svg:y="299.0mm" svg:x="247.5mm"/>
          <draw:rect svg:width="1mm" draw:style-name="paloverde" svg:height="1mm" svg:y="299.0mm" svg:x="246.0mm"/>
          <draw:rect svg:width="1mm" draw:style-name="paloverde" svg:height="1mm" svg:y="299.0mm" svg:x="244.5mm"/>
          <draw:rect svg:width="1mm" draw:style-name="paloverde" svg:height="1mm" svg:y="299.0mm" svg:x="243.0mm"/>
          <draw:rect svg:width="1mm" draw:style-name="paloverde" svg:height="1mm" svg:y="299.0mm" svg:x="241.5mm"/>
          <draw:rect svg:width="1mm" draw:style-name="paloverde" svg:height="1mm" svg:y="299.0mm" svg:x="240.0mm"/>
          <draw:rect svg:width="1mm" draw:style-name="paloverde" svg:height="1mm" svg:y="299.0mm" svg:x="238.5mm"/>
          <draw:rect svg:width="1mm" draw:style-name="paloverde" svg:height="1mm" svg:y="299.0mm" svg:x="237.0mm"/>
          <draw:rect svg:width="1mm" draw:style-name="paloverde" svg:height="1mm" svg:y="299.0mm" svg:x="235.5mm"/>
          <draw:rect svg:width="1mm" draw:style-name="paloverde" svg:height="1mm" svg:y="299.0mm" svg:x="234.0mm"/>
          <draw:rect svg:width="1mm" draw:style-name="paloverde" svg:height="1mm" svg:y="299.0mm" svg:x="232.5mm"/>
          <draw:rect svg:width="1mm" draw:style-name="paloverde" svg:height="1mm" svg:y="299.0mm" svg:x="231.0mm"/>
          <draw:rect svg:width="1mm" draw:style-name="paloverde" svg:height="1mm" svg:y="299.0mm" svg:x="229.5mm"/>
          <draw:rect svg:width="1mm" draw:style-name="paloverde" svg:height="1mm" svg:y="299.0mm" svg:x="228.0mm"/>
          <draw:rect svg:width="1mm" draw:style-name="paloverde" svg:height="1mm" svg:y="299.0mm" svg:x="226.5mm"/>
          <draw:rect svg:width="1mm" draw:style-name="paloverde" svg:height="1mm" svg:y="299.0mm" svg:x="225.0mm"/>
          <draw:rect svg:width="1mm" draw:style-name="paloverde" svg:height="1mm" svg:y="299.0mm" svg:x="223.5mm"/>
          <draw:rect svg:width="1mm" draw:style-name="paloverde" svg:height="1mm" svg:y="299.0mm" svg:x="222.0mm"/>
          <draw:rect svg:width="1mm" draw:style-name="paloverde" svg:height="1mm" svg:y="299.0mm" svg:x="220.5mm"/>
          <draw:rect svg:width="1mm" draw:style-name="paloverde" svg:height="1mm" svg:y="299.0mm" svg:x="219.0mm"/>
          <draw:rect svg:width="1mm" draw:style-name="paloverde" svg:height="1mm" svg:y="299.0mm" svg:x="217.5mm"/>
          <draw:rect svg:width="1mm" draw:style-name="paloverde" svg:height="1mm" svg:y="299.0mm" svg:x="216.0mm"/>
          <draw:rect svg:width="1mm" draw:style-name="paloverde" svg:height="1mm" svg:y="299.0mm" svg:x="214.5mm"/>
          <draw:rect svg:width="1mm" draw:style-name="paloverde" svg:height="1mm" svg:y="299.0mm" svg:x="213.0mm"/>
          <draw:rect svg:width="1mm" draw:style-name="paloverde" svg:height="1mm" svg:y="299.0mm" svg:x="211.5mm"/>
          <draw:rect svg:width="1mm" draw:style-name="paloverde" svg:height="1mm" svg:y="300.5mm" svg:x="247.5mm"/>
          <draw:rect svg:width="1mm" draw:style-name="paloverde" svg:height="1mm" svg:y="300.5mm" svg:x="246.0mm"/>
          <draw:rect svg:width="1mm" draw:style-name="paloverde" svg:height="1mm" svg:y="300.5mm" svg:x="244.5mm"/>
          <draw:rect svg:width="1mm" draw:style-name="paloverde" svg:height="1mm" svg:y="300.5mm" svg:x="243.0mm"/>
          <draw:rect svg:width="1mm" draw:style-name="paloverde" svg:height="1mm" svg:y="300.5mm" svg:x="241.5mm"/>
          <draw:rect svg:width="1mm" draw:style-name="paloverde" svg:height="1mm" svg:y="300.5mm" svg:x="240.0mm"/>
          <draw:rect svg:width="1mm" draw:style-name="paloverde" svg:height="1mm" svg:y="300.5mm" svg:x="238.5mm"/>
          <draw:rect svg:width="1mm" draw:style-name="paloverde" svg:height="1mm" svg:y="300.5mm" svg:x="237.0mm"/>
          <draw:rect svg:width="1mm" draw:style-name="paloverde" svg:height="1mm" svg:y="300.5mm" svg:x="235.5mm"/>
          <draw:rect svg:width="1mm" draw:style-name="paloverde" svg:height="1mm" svg:y="300.5mm" svg:x="234.0mm"/>
          <draw:rect svg:width="1mm" draw:style-name="paloverde" svg:height="1mm" svg:y="300.5mm" svg:x="232.5mm"/>
          <draw:rect svg:width="1mm" draw:style-name="paloverde" svg:height="1mm" svg:y="300.5mm" svg:x="231.0mm"/>
          <draw:rect svg:width="1mm" draw:style-name="paloverde" svg:height="1mm" svg:y="300.5mm" svg:x="229.5mm"/>
          <draw:rect svg:width="1mm" draw:style-name="paloverde" svg:height="1mm" svg:y="300.5mm" svg:x="228.0mm"/>
          <draw:rect svg:width="1mm" draw:style-name="paloverde" svg:height="1mm" svg:y="300.5mm" svg:x="226.5mm"/>
          <draw:rect svg:width="1mm" draw:style-name="paloverde" svg:height="1mm" svg:y="300.5mm" svg:x="225.0mm"/>
          <draw:rect svg:width="1mm" draw:style-name="paloverde" svg:height="1mm" svg:y="300.5mm" svg:x="223.5mm"/>
          <draw:rect svg:width="1mm" draw:style-name="paloverde" svg:height="1mm" svg:y="300.5mm" svg:x="222.0mm"/>
          <draw:rect svg:width="1mm" draw:style-name="paloverde" svg:height="1mm" svg:y="300.5mm" svg:x="220.5mm"/>
          <draw:rect svg:width="1mm" draw:style-name="paloverde" svg:height="1mm" svg:y="300.5mm" svg:x="219.0mm"/>
          <draw:rect svg:width="1mm" draw:style-name="paloverde" svg:height="1mm" svg:y="300.5mm" svg:x="217.5mm"/>
          <draw:rect svg:width="1mm" draw:style-name="paloverde" svg:height="1mm" svg:y="300.5mm" svg:x="216.0mm"/>
          <draw:rect svg:width="1mm" draw:style-name="paloverde" svg:height="1mm" svg:y="300.5mm" svg:x="214.5mm"/>
          <draw:rect svg:width="1mm" draw:style-name="paloverde" svg:height="1mm" svg:y="300.5mm" svg:x="213.0mm"/>
          <draw:rect svg:width="1mm" draw:style-name="paloverde" svg:height="1mm" svg:y="300.5mm" svg:x="211.5mm"/>
          <draw:rect svg:width="1mm" draw:style-name="paloverde" svg:height="1mm" svg:y="302.0mm" svg:x="247.5mm"/>
          <draw:rect svg:width="1mm" draw:style-name="paloverde" svg:height="1mm" svg:y="302.0mm" svg:x="246.0mm"/>
          <draw:rect svg:width="1mm" draw:style-name="paloverde" svg:height="1mm" svg:y="302.0mm" svg:x="244.5mm"/>
          <draw:rect svg:width="1mm" draw:style-name="paloverde" svg:height="1mm" svg:y="302.0mm" svg:x="243.0mm"/>
          <draw:rect svg:width="1mm" draw:style-name="paloverde" svg:height="1mm" svg:y="302.0mm" svg:x="241.5mm"/>
          <draw:rect svg:width="1mm" draw:style-name="paloverde" svg:height="1mm" svg:y="302.0mm" svg:x="240.0mm"/>
          <draw:rect svg:width="1mm" draw:style-name="paloverde" svg:height="1mm" svg:y="302.0mm" svg:x="238.5mm"/>
          <draw:rect svg:width="1mm" draw:style-name="paloverde" svg:height="1mm" svg:y="302.0mm" svg:x="237.0mm"/>
          <draw:rect svg:width="1mm" draw:style-name="paloverde" svg:height="1mm" svg:y="302.0mm" svg:x="235.5mm"/>
          <draw:rect svg:width="1mm" draw:style-name="paloverde" svg:height="1mm" svg:y="302.0mm" svg:x="234.0mm"/>
          <draw:rect svg:width="1mm" draw:style-name="paloverde" svg:height="1mm" svg:y="302.0mm" svg:x="232.5mm"/>
          <draw:rect svg:width="1mm" draw:style-name="paloverde" svg:height="1mm" svg:y="302.0mm" svg:x="231.0mm"/>
          <draw:rect svg:width="1mm" draw:style-name="paloverde" svg:height="1mm" svg:y="302.0mm" svg:x="229.5mm"/>
          <draw:rect svg:width="1mm" draw:style-name="paloverde" svg:height="1mm" svg:y="302.0mm" svg:x="228.0mm"/>
          <draw:rect svg:width="1mm" draw:style-name="paloverde" svg:height="1mm" svg:y="302.0mm" svg:x="226.5mm"/>
          <draw:rect svg:width="1mm" draw:style-name="paloverde" svg:height="1mm" svg:y="302.0mm" svg:x="225.0mm"/>
          <draw:rect svg:width="1mm" draw:style-name="paloverde" svg:height="1mm" svg:y="302.0mm" svg:x="223.5mm"/>
          <draw:rect svg:width="1mm" draw:style-name="paloverde" svg:height="1mm" svg:y="302.0mm" svg:x="222.0mm"/>
          <draw:rect svg:width="1mm" draw:style-name="paloverde" svg:height="1mm" svg:y="302.0mm" svg:x="220.5mm"/>
          <draw:rect svg:width="1mm" draw:style-name="paloverde" svg:height="1mm" svg:y="302.0mm" svg:x="219.0mm"/>
          <draw:rect svg:width="1mm" draw:style-name="paloverde" svg:height="1mm" svg:y="302.0mm" svg:x="217.5mm"/>
          <draw:rect svg:width="1mm" draw:style-name="paloverde" svg:height="1mm" svg:y="302.0mm" svg:x="216.0mm"/>
          <draw:rect svg:width="1mm" draw:style-name="paloverde" svg:height="1mm" svg:y="302.0mm" svg:x="214.5mm"/>
          <draw:rect svg:width="1mm" draw:style-name="paloverde" svg:height="1mm" svg:y="302.0mm" svg:x="213.0mm"/>
          <draw:rect svg:width="1mm" draw:style-name="paloverde" svg:height="1mm" svg:y="302.0mm" svg:x="211.5mm"/>
          <draw:rect svg:width="1mm" draw:style-name="paloverde" svg:height="1mm" svg:y="303.5mm" svg:x="247.5mm"/>
          <draw:rect svg:width="1mm" draw:style-name="paloverde" svg:height="1mm" svg:y="303.5mm" svg:x="246.0mm"/>
          <draw:rect svg:width="1mm" draw:style-name="paloverde" svg:height="1mm" svg:y="303.5mm" svg:x="244.5mm"/>
          <draw:rect svg:width="1mm" draw:style-name="paloverde" svg:height="1mm" svg:y="303.5mm" svg:x="243.0mm"/>
          <draw:rect svg:width="1mm" draw:style-name="paloverde" svg:height="1mm" svg:y="303.5mm" svg:x="241.5mm"/>
          <draw:rect svg:width="1mm" draw:style-name="paloverde" svg:height="1mm" svg:y="303.5mm" svg:x="240.0mm"/>
          <draw:rect svg:width="1mm" draw:style-name="paloverde" svg:height="1mm" svg:y="303.5mm" svg:x="238.5mm"/>
          <draw:rect svg:width="1mm" draw:style-name="paloverde" svg:height="1mm" svg:y="303.5mm" svg:x="237.0mm"/>
          <draw:rect svg:width="1mm" draw:style-name="paloverde" svg:height="1mm" svg:y="303.5mm" svg:x="235.5mm"/>
          <draw:rect svg:width="1mm" draw:style-name="paloverde" svg:height="1mm" svg:y="303.5mm" svg:x="234.0mm"/>
          <draw:rect svg:width="1mm" draw:style-name="paloverde" svg:height="1mm" svg:y="303.5mm" svg:x="232.5mm"/>
          <draw:rect svg:width="1mm" draw:style-name="paloverde" svg:height="1mm" svg:y="303.5mm" svg:x="231.0mm"/>
          <draw:rect svg:width="1mm" draw:style-name="paloverde" svg:height="1mm" svg:y="303.5mm" svg:x="229.5mm"/>
          <draw:rect svg:width="1mm" draw:style-name="paloverde" svg:height="1mm" svg:y="303.5mm" svg:x="228.0mm"/>
          <draw:rect svg:width="1mm" draw:style-name="paloverde" svg:height="1mm" svg:y="303.5mm" svg:x="226.5mm"/>
          <draw:rect svg:width="1mm" draw:style-name="paloverde" svg:height="1mm" svg:y="303.5mm" svg:x="225.0mm"/>
          <draw:rect svg:width="1mm" draw:style-name="paloverde" svg:height="1mm" svg:y="303.5mm" svg:x="223.5mm"/>
          <draw:rect svg:width="1mm" draw:style-name="paloverde" svg:height="1mm" svg:y="303.5mm" svg:x="222.0mm"/>
          <draw:rect svg:width="1mm" draw:style-name="paloverde" svg:height="1mm" svg:y="303.5mm" svg:x="220.5mm"/>
          <draw:rect svg:width="1mm" draw:style-name="paloverde" svg:height="1mm" svg:y="303.5mm" svg:x="219.0mm"/>
          <draw:rect svg:width="1mm" draw:style-name="paloverde" svg:height="1mm" svg:y="303.5mm" svg:x="217.5mm"/>
          <draw:rect svg:width="1mm" draw:style-name="paloverde" svg:height="1mm" svg:y="303.5mm" svg:x="216.0mm"/>
          <draw:rect svg:width="1mm" draw:style-name="paloverde" svg:height="1mm" svg:y="303.5mm" svg:x="214.5mm"/>
          <draw:rect svg:width="1mm" draw:style-name="paloverde" svg:height="1mm" svg:y="303.5mm" svg:x="213.0mm"/>
          <draw:rect svg:width="1mm" draw:style-name="paloverde" svg:height="1mm" svg:y="303.5mm" svg:x="211.5mm"/>
          <draw:rect svg:width="1mm" draw:style-name="paloverde" svg:height="1mm" svg:y="305.0mm" svg:x="247.5mm"/>
          <draw:rect svg:width="1mm" draw:style-name="paloverde" svg:height="1mm" svg:y="305.0mm" svg:x="246.0mm"/>
          <draw:rect svg:width="1mm" draw:style-name="paloverde" svg:height="1mm" svg:y="305.0mm" svg:x="244.5mm"/>
          <draw:rect svg:width="1mm" draw:style-name="paloverde" svg:height="1mm" svg:y="305.0mm" svg:x="243.0mm"/>
          <draw:rect svg:width="1mm" draw:style-name="paloverde" svg:height="1mm" svg:y="305.0mm" svg:x="241.5mm"/>
          <draw:rect svg:width="1mm" draw:style-name="paloverde" svg:height="1mm" svg:y="305.0mm" svg:x="240.0mm"/>
          <draw:rect svg:width="1mm" draw:style-name="paloverde" svg:height="1mm" svg:y="305.0mm" svg:x="238.5mm"/>
          <draw:rect svg:width="1mm" draw:style-name="paloverde" svg:height="1mm" svg:y="305.0mm" svg:x="237.0mm"/>
          <draw:rect svg:width="1mm" draw:style-name="paloverde" svg:height="1mm" svg:y="305.0mm" svg:x="235.5mm"/>
          <draw:rect svg:width="1mm" draw:style-name="paloverde" svg:height="1mm" svg:y="305.0mm" svg:x="234.0mm"/>
          <draw:rect svg:width="1mm" draw:style-name="paloverde" svg:height="1mm" svg:y="305.0mm" svg:x="232.5mm"/>
          <draw:rect svg:width="1mm" draw:style-name="paloverde" svg:height="1mm" svg:y="305.0mm" svg:x="231.0mm"/>
          <draw:rect svg:width="1mm" draw:style-name="paloverde" svg:height="1mm" svg:y="305.0mm" svg:x="229.5mm"/>
          <draw:rect svg:width="1mm" draw:style-name="paloverde" svg:height="1mm" svg:y="305.0mm" svg:x="228.0mm"/>
          <draw:rect svg:width="1mm" draw:style-name="paloverde" svg:height="1mm" svg:y="305.0mm" svg:x="226.5mm"/>
          <draw:rect svg:width="1mm" draw:style-name="paloverde" svg:height="1mm" svg:y="305.0mm" svg:x="225.0mm"/>
          <draw:rect svg:width="1mm" draw:style-name="paloverde" svg:height="1mm" svg:y="305.0mm" svg:x="223.5mm"/>
          <draw:rect svg:width="1mm" draw:style-name="paloverde" svg:height="1mm" svg:y="305.0mm" svg:x="222.0mm"/>
          <draw:rect svg:width="1mm" draw:style-name="paloverde" svg:height="1mm" svg:y="305.0mm" svg:x="220.5mm"/>
          <draw:rect svg:width="1mm" draw:style-name="paloverde" svg:height="1mm" svg:y="305.0mm" svg:x="219.0mm"/>
          <draw:rect svg:width="1mm" draw:style-name="paloverde" svg:height="1mm" svg:y="305.0mm" svg:x="217.5mm"/>
          <draw:rect svg:width="1mm" draw:style-name="paloverde" svg:height="1mm" svg:y="305.0mm" svg:x="216.0mm"/>
          <draw:rect svg:width="1mm" draw:style-name="paloverde" svg:height="1mm" svg:y="305.0mm" svg:x="214.5mm"/>
          <draw:rect svg:width="1mm" draw:style-name="paloverde" svg:height="1mm" svg:y="305.0mm" svg:x="213.0mm"/>
          <draw:rect svg:width="1mm" draw:style-name="paloverde" svg:height="1mm" svg:y="305.0mm" svg:x="211.5mm"/>
          <draw:rect svg:width="1mm" draw:style-name="paloverde" svg:height="1mm" svg:y="306.5mm" svg:x="247.5mm"/>
          <draw:rect svg:width="1mm" draw:style-name="paloverde" svg:height="1mm" svg:y="306.5mm" svg:x="246.0mm"/>
          <draw:rect svg:width="1mm" draw:style-name="paloverde" svg:height="1mm" svg:y="306.5mm" svg:x="244.5mm"/>
          <draw:rect svg:width="1mm" draw:style-name="paloverde" svg:height="1mm" svg:y="306.5mm" svg:x="243.0mm"/>
          <draw:rect svg:width="1mm" draw:style-name="paloverde" svg:height="1mm" svg:y="306.5mm" svg:x="241.5mm"/>
          <draw:rect svg:width="1mm" draw:style-name="paloverde" svg:height="1mm" svg:y="306.5mm" svg:x="240.0mm"/>
          <draw:rect svg:width="1mm" draw:style-name="paloverde" svg:height="1mm" svg:y="306.5mm" svg:x="238.5mm"/>
          <draw:rect svg:width="1mm" draw:style-name="paloverde" svg:height="1mm" svg:y="306.5mm" svg:x="237.0mm"/>
          <draw:rect svg:width="1mm" draw:style-name="paloverde" svg:height="1mm" svg:y="306.5mm" svg:x="235.5mm"/>
          <draw:rect svg:width="1mm" draw:style-name="paloverde" svg:height="1mm" svg:y="306.5mm" svg:x="234.0mm"/>
          <draw:rect svg:width="1mm" draw:style-name="paloverde" svg:height="1mm" svg:y="306.5mm" svg:x="232.5mm"/>
          <draw:rect svg:width="1mm" draw:style-name="paloverde" svg:height="1mm" svg:y="306.5mm" svg:x="231.0mm"/>
          <draw:rect svg:width="1mm" draw:style-name="paloverde" svg:height="1mm" svg:y="306.5mm" svg:x="229.5mm"/>
          <draw:rect svg:width="1mm" draw:style-name="paloverde" svg:height="1mm" svg:y="306.5mm" svg:x="228.0mm"/>
          <draw:rect svg:width="1mm" draw:style-name="paloverde" svg:height="1mm" svg:y="306.5mm" svg:x="226.5mm"/>
          <draw:rect svg:width="1mm" draw:style-name="paloverde" svg:height="1mm" svg:y="306.5mm" svg:x="225.0mm"/>
          <draw:rect svg:width="1mm" draw:style-name="paloverde" svg:height="1mm" svg:y="306.5mm" svg:x="223.5mm"/>
          <draw:rect svg:width="1mm" draw:style-name="paloverde" svg:height="1mm" svg:y="306.5mm" svg:x="222.0mm"/>
          <draw:rect svg:width="1mm" draw:style-name="paloverde" svg:height="1mm" svg:y="306.5mm" svg:x="220.5mm"/>
          <draw:rect svg:width="1mm" draw:style-name="paloverde" svg:height="1mm" svg:y="306.5mm" svg:x="219.0mm"/>
          <draw:rect svg:width="1mm" draw:style-name="paloverde" svg:height="1mm" svg:y="306.5mm" svg:x="217.5mm"/>
          <draw:rect svg:width="1mm" draw:style-name="paloverde" svg:height="1mm" svg:y="306.5mm" svg:x="216.0mm"/>
          <draw:rect svg:width="1mm" draw:style-name="paloverde" svg:height="1mm" svg:y="306.5mm" svg:x="214.5mm"/>
          <draw:rect svg:width="1mm" draw:style-name="paloverde" svg:height="1mm" svg:y="306.5mm" svg:x="213.0mm"/>
          <draw:rect svg:width="1mm" draw:style-name="paloverde" svg:height="1mm" svg:y="306.5mm" svg:x="211.5mm"/>
          <draw:frame svg:width="60mm" draw:style-name="texto" svg:height="10mm" svg:y="246.0mm" svg:x="255.5mm">
            <draw:text-box>
              <text:p>1000 millones de USD = </text:p>
            </draw:text-box>
          </draw:frame>
        </draw:g>
        <draw:g>
          <draw:rect svg:width="1mm" draw:style-name="billon" svg:height="1mm" svg:y="248.0mm" svg:x="289.5mm"/>
          <draw:frame svg:width="60mm" draw:style-name="texto" svg:height="10mm" svg:y="246.0mm" svg:x="297.5mm">
            <draw:text-box>
              <text:p/>
            </draw:text-box>
          </draw:frame>
        </draw:g>
        <draw:g>
          <draw:rect svg:width="1mm" draw:style-name="billon" svg:height="1mm" svg:y="40.0mm" svg:x="357.5mm"/>
          <draw:frame svg:width="60mm" draw:style-name="texto" svg:height="10mm" svg:y="38mm" svg:x="365.5mm">
            <draw:text-box>
              <text:p>1000 millones de USD</text:p>
            </draw:text-box>
          </draw:frame>
        </draw:g>
        <draw:g>
          <draw:rect svg:width="1mm" draw:style-name="billon" svg:height="1mm" svg:y="47.0mm" svg:x="357.5mm"/>
          <draw:frame svg:width="60mm" draw:style-name="texto" svg:height="10mm" svg:y="45.0mm" svg:x="365.5mm">
            <draw:text-box>
              <text:p>Aporte anual de Codelco</text:p>
            </draw:text-box>
          </draw:frame>
        </draw:g>
        <draw:g>
          <draw:rect svg:width="1mm" draw:style-name="billon" svg:height="1mm" svg:y="54.0mm" svg:x="357.5mm"/>
          <draw:frame svg:width="60mm" draw:style-name="texto" svg:height="10mm" svg:y="52.0mm" svg:x="365.5mm">
            <draw:text-box>
              <text:p>Costo anual licitación Junaeb</text:p>
            </draw:text-box>
          </draw:frame>
        </draw:g>
        <draw:g>
          <draw:rect svg:width="1mm" draw:style-name="billon" svg:height="1mm" svg:y="61.0mm" svg:x="357.5mm"/>
          <draw:rect svg:width="1mm" draw:style-name="billon" svg:height="1mm" svg:y="61.0mm" svg:x="356.0mm"/>
          <draw:rect svg:width="1mm" draw:style-name="billon" svg:height="1mm" svg:y="61.0mm" svg:x="354.5mm"/>
          <draw:frame svg:width="60mm" draw:style-name="texto" svg:height="10mm" svg:y="59.0mm" svg:x="365.5mm">
            <draw:text-box>
              <text:p>Patrimonio de Ponce Lerou</text:p>
            </draw:text-box>
          </draw:frame>
        </draw:g>
        <draw:g>
          <draw:rect svg:width="1mm" draw:style-name="billon" svg:height="1mm" svg:y="68.0mm" svg:x="357.5mm"/>
          <draw:rect svg:width="1mm" draw:style-name="billon" svg:height="1mm" svg:y="68.0mm" svg:x="356.0mm"/>
          <draw:rect svg:width="1mm" draw:style-name="billon" svg:height="1mm" svg:y="68.0mm" svg:x="354.5mm"/>
          <draw:frame svg:width="60mm" draw:style-name="texto" svg:height="10mm" svg:y="66.0mm" svg:x="365.5mm">
            <draw:text-box>
              <text:p>Costo anual Gratuidad educación superior</text:p>
            </draw:text-box>
          </draw:frame>
        </draw:g>
        <draw:g>
          <draw:rect svg:width="1mm" draw:style-name="billon" svg:height="1mm" svg:y="75.0mm" svg:x="357.5mm"/>
          <draw:rect svg:width="1mm" draw:style-name="billon" svg:height="1mm" svg:y="75.0mm" svg:x="356.0mm"/>
          <draw:rect svg:width="1mm" draw:style-name="billon" svg:height="1mm" svg:y="75.0mm" svg:x="354.5mm"/>
          <draw:rect svg:width="1mm" draw:style-name="billon" svg:height="1mm" svg:y="75.0mm" svg:x="353.0mm"/>
          <draw:frame svg:width="60mm" draw:style-name="texto" svg:height="10mm" svg:y="73.0mm" svg:x="365.5mm">
            <draw:text-box>
              <text:p>Costo anual reforma de pensiones Piñera</text:p>
            </draw:text-box>
          </draw:frame>
        </draw:g>
        <draw:g>
          <draw:rect svg:width="1mm" draw:style-name="billon" svg:height="1mm" svg:y="82.0mm" svg:x="357.5mm"/>
          <draw:rect svg:width="1mm" draw:style-name="billon" svg:height="1mm" svg:y="82.0mm" svg:x="356.0mm"/>
          <draw:rect svg:width="1mm" draw:style-name="billon" svg:height="1mm" svg:y="82.0mm" svg:x="354.5mm"/>
          <draw:rect svg:width="1mm" draw:style-name="billon" svg:height="1mm" svg:y="82.0mm" svg:x="353.0mm"/>
          <draw:frame svg:width="60mm" draw:style-name="texto" svg:height="10mm" svg:y="80.0mm" svg:x="365.5mm">
            <draw:text-box>
              <text:p>Patrimonio de Horst Paulmann</text:p>
            </draw:text-box>
          </draw:frame>
        </draw:g>
        <draw:g>
          <draw:rect svg:width="1mm" draw:style-name="billon" svg:height="1mm" svg:y="89.0mm" svg:x="357.5mm"/>
          <draw:rect svg:width="1mm" draw:style-name="billon" svg:height="1mm" svg:y="89.0mm" svg:x="356.0mm"/>
          <draw:rect svg:width="1mm" draw:style-name="billon" svg:height="1mm" svg:y="89.0mm" svg:x="354.5mm"/>
          <draw:rect svg:width="1mm" draw:style-name="billon" svg:height="1mm" svg:y="89.0mm" svg:x="353.0mm"/>
          <draw:rect svg:width="1mm" draw:style-name="billon" svg:height="1mm" svg:y="89.0mm" svg:x="351.5mm"/>
          <draw:rect svg:width="1mm" draw:style-name="billon" svg:height="1mm" svg:y="89.0mm" svg:x="350.0mm"/>
          <draw:rect svg:width="1mm" draw:style-name="billon" svg:height="1mm" svg:y="89.0mm" svg:x="348.5mm"/>
          <draw:rect svg:width="1mm" draw:style-name="billon" svg:height="1mm" svg:y="89.0mm" svg:x="347.0mm"/>
          <draw:rect svg:width="1mm" draw:style-name="billon" svg:height="1mm" svg:y="89.0mm" svg:x="345.5mm"/>
          <draw:rect svg:width="1mm" draw:style-name="billon" svg:height="1mm" svg:y="89.0mm" svg:x="344.0mm"/>
          <draw:rect svg:width="1mm" draw:style-name="billon" svg:height="1mm" svg:y="89.0mm" svg:x="342.5mm"/>
          <draw:rect svg:width="1mm" draw:style-name="billon" svg:height="1mm" svg:y="89.0mm" svg:x="341.0mm"/>
          <draw:rect svg:width="1mm" draw:style-name="billon" svg:height="1mm" svg:y="89.0mm" svg:x="339.5mm"/>
          <draw:rect svg:width="1mm" draw:style-name="billon" svg:height="1mm" svg:y="89.0mm" svg:x="338.0mm"/>
          <draw:frame svg:width="60mm" draw:style-name="texto" svg:height="10mm" svg:y="87.0mm" svg:x="365.5mm">
            <draw:text-box>
              <text:p>Patrimonio de Andronico Luksic</text:p>
            </draw:text-box>
          </draw:frame>
        </draw:g>
        <draw:g>
          <draw:rect svg:width="1mm" draw:style-name="billon" svg:height="1mm" svg:y="96.0mm" svg:x="357.5mm"/>
          <draw:rect svg:width="1mm" draw:style-name="billon" svg:height="1mm" svg:y="96.0mm" svg:x="356.0mm"/>
          <draw:rect svg:width="1mm" draw:style-name="billon" svg:height="1mm" svg:y="96.0mm" svg:x="354.5mm"/>
          <draw:rect svg:width="1mm" draw:style-name="billon" svg:height="1mm" svg:y="96.0mm" svg:x="353.0mm"/>
          <draw:rect svg:width="1mm" draw:style-name="billon" svg:height="1mm" svg:y="96.0mm" svg:x="351.5mm"/>
          <draw:rect svg:width="1mm" draw:style-name="billon" svg:height="1mm" svg:y="96.0mm" svg:x="350.0mm"/>
          <draw:rect svg:width="1mm" draw:style-name="billon" svg:height="1mm" svg:y="96.0mm" svg:x="348.5mm"/>
          <draw:rect svg:width="1mm" draw:style-name="billon" svg:height="1mm" svg:y="96.0mm" svg:x="347.0mm"/>
          <draw:rect svg:width="1mm" draw:style-name="billon" svg:height="1mm" svg:y="96.0mm" svg:x="345.5mm"/>
          <draw:rect svg:width="1mm" draw:style-name="billon" svg:height="1mm" svg:y="96.0mm" svg:x="344.0mm"/>
          <draw:rect svg:width="1mm" draw:style-name="billon" svg:height="1mm" svg:y="96.0mm" svg:x="342.5mm"/>
          <draw:rect svg:width="1mm" draw:style-name="billon" svg:height="1mm" svg:y="96.0mm" svg:x="341.0mm"/>
          <draw:rect svg:width="1mm" draw:style-name="billon" svg:height="1mm" svg:y="96.0mm" svg:x="339.5mm"/>
          <draw:rect svg:width="1mm" draw:style-name="billon" svg:height="1mm" svg:y="96.0mm" svg:x="338.0mm"/>
          <draw:rect svg:width="1mm" draw:style-name="billon" svg:height="1mm" svg:y="96.0mm" svg:x="336.5mm"/>
          <draw:rect svg:width="1mm" draw:style-name="billon" svg:height="1mm" svg:y="96.0mm" svg:x="335.0mm"/>
          <draw:rect svg:width="1mm" draw:style-name="billon" svg:height="1mm" svg:y="96.0mm" svg:x="333.5mm"/>
          <draw:rect svg:width="1mm" draw:style-name="billon" svg:height="1mm" svg:y="96.0mm" svg:x="332.0mm"/>
          <draw:rect svg:width="1mm" draw:style-name="billon" svg:height="1mm" svg:y="96.0mm" svg:x="330.5mm"/>
          <draw:rect svg:width="1mm" draw:style-name="billon" svg:height="1mm" svg:y="96.0mm" svg:x="329.0mm"/>
          <draw:rect svg:width="1mm" draw:style-name="billon" svg:height="1mm" svg:y="96.0mm" svg:x="327.5mm"/>
          <draw:rect svg:width="1mm" draw:style-name="billon" svg:height="1mm" svg:y="96.0mm" svg:x="326.0mm"/>
          <draw:rect svg:width="1mm" draw:style-name="billon" svg:height="1mm" svg:y="96.0mm" svg:x="324.5mm"/>
          <draw:rect svg:width="1mm" draw:style-name="billon" svg:height="1mm" svg:y="96.0mm" svg:x="323.0mm"/>
          <draw:rect svg:width="1mm" draw:style-name="billon" svg:height="1mm" svg:y="96.0mm" svg:x="321.5mm"/>
          <draw:rect svg:width="1mm" draw:style-name="billon" svg:height="1mm" svg:y="97.5mm" svg:x="357.5mm"/>
          <draw:rect svg:width="1mm" draw:style-name="billon" svg:height="1mm" svg:y="97.5mm" svg:x="356.0mm"/>
          <draw:rect svg:width="1mm" draw:style-name="billon" svg:height="1mm" svg:y="97.5mm" svg:x="354.5mm"/>
          <draw:rect svg:width="1mm" draw:style-name="billon" svg:height="1mm" svg:y="97.5mm" svg:x="353.0mm"/>
          <draw:rect svg:width="1mm" draw:style-name="billon" svg:height="1mm" svg:y="97.5mm" svg:x="351.5mm"/>
          <draw:rect svg:width="1mm" draw:style-name="billon" svg:height="1mm" svg:y="97.5mm" svg:x="350.0mm"/>
          <draw:rect svg:width="1mm" draw:style-name="billon" svg:height="1mm" svg:y="97.5mm" svg:x="348.5mm"/>
          <draw:rect svg:width="1mm" draw:style-name="billon" svg:height="1mm" svg:y="97.5mm" svg:x="347.0mm"/>
          <draw:rect svg:width="1mm" draw:style-name="billon" svg:height="1mm" svg:y="97.5mm" svg:x="345.5mm"/>
          <draw:rect svg:width="1mm" draw:style-name="billon" svg:height="1mm" svg:y="97.5mm" svg:x="344.0mm"/>
          <draw:rect svg:width="1mm" draw:style-name="billon" svg:height="1mm" svg:y="97.5mm" svg:x="342.5mm"/>
          <draw:rect svg:width="1mm" draw:style-name="billon" svg:height="1mm" svg:y="97.5mm" svg:x="341.0mm"/>
          <draw:rect svg:width="1mm" draw:style-name="billon" svg:height="1mm" svg:y="97.5mm" svg:x="339.5mm"/>
          <draw:rect svg:width="1mm" draw:style-name="billon" svg:height="1mm" svg:y="97.5mm" svg:x="338.0mm"/>
          <draw:rect svg:width="1mm" draw:style-name="billon" svg:height="1mm" svg:y="97.5mm" svg:x="336.5mm"/>
          <draw:rect svg:width="1mm" draw:style-name="billon" svg:height="1mm" svg:y="97.5mm" svg:x="335.0mm"/>
          <draw:rect svg:width="1mm" draw:style-name="billon" svg:height="1mm" svg:y="97.5mm" svg:x="333.5mm"/>
          <draw:rect svg:width="1mm" draw:style-name="billon" svg:height="1mm" svg:y="97.5mm" svg:x="332.0mm"/>
          <draw:rect svg:width="1mm" draw:style-name="billon" svg:height="1mm" svg:y="97.5mm" svg:x="330.5mm"/>
          <draw:rect svg:width="1mm" draw:style-name="billon" svg:height="1mm" svg:y="97.5mm" svg:x="329.0mm"/>
          <draw:rect svg:width="1mm" draw:style-name="billon" svg:height="1mm" svg:y="97.5mm" svg:x="327.5mm"/>
          <draw:rect svg:width="1mm" draw:style-name="billon" svg:height="1mm" svg:y="97.5mm" svg:x="326.0mm"/>
          <draw:rect svg:width="1mm" draw:style-name="billon" svg:height="1mm" svg:y="97.5mm" svg:x="324.5mm"/>
          <draw:rect svg:width="1mm" draw:style-name="billon" svg:height="1mm" svg:y="97.5mm" svg:x="323.0mm"/>
          <draw:rect svg:width="1mm" draw:style-name="billon" svg:height="1mm" svg:y="97.5mm" svg:x="321.5mm"/>
          <draw:rect svg:width="1mm" draw:style-name="billon" svg:height="1mm" svg:y="99.0mm" svg:x="357.5mm"/>
          <draw:rect svg:width="1mm" draw:style-name="billon" svg:height="1mm" svg:y="99.0mm" svg:x="356.0mm"/>
          <draw:rect svg:width="1mm" draw:style-name="billon" svg:height="1mm" svg:y="99.0mm" svg:x="354.5mm"/>
          <draw:rect svg:width="1mm" draw:style-name="billon" svg:height="1mm" svg:y="99.0mm" svg:x="353.0mm"/>
          <draw:rect svg:width="1mm" draw:style-name="billon" svg:height="1mm" svg:y="99.0mm" svg:x="351.5mm"/>
          <draw:rect svg:width="1mm" draw:style-name="billon" svg:height="1mm" svg:y="99.0mm" svg:x="350.0mm"/>
          <draw:rect svg:width="1mm" draw:style-name="billon" svg:height="1mm" svg:y="99.0mm" svg:x="348.5mm"/>
          <draw:rect svg:width="1mm" draw:style-name="billon" svg:height="1mm" svg:y="99.0mm" svg:x="347.0mm"/>
          <draw:rect svg:width="1mm" draw:style-name="billon" svg:height="1mm" svg:y="99.0mm" svg:x="345.5mm"/>
          <draw:rect svg:width="1mm" draw:style-name="billon" svg:height="1mm" svg:y="99.0mm" svg:x="344.0mm"/>
          <draw:frame svg:width="60mm" draw:style-name="texto" svg:height="10mm" svg:y="94.0mm" svg:x="365.5mm">
            <draw:text-box>
              <text:p>Gasto público anual del estado</text:p>
            </draw:text-box>
          </draw:frame>
        </draw:g>
        <draw:g>
          <draw:rect svg:width="1mm" draw:style-name="billon" svg:height="1mm" svg:y="106.0mm" svg:x="357.5mm"/>
          <draw:rect svg:width="1mm" draw:style-name="billon" svg:height="1mm" svg:y="106.0mm" svg:x="356.0mm"/>
          <draw:rect svg:width="1mm" draw:style-name="billon" svg:height="1mm" svg:y="106.0mm" svg:x="354.5mm"/>
          <draw:rect svg:width="1mm" draw:style-name="billon" svg:height="1mm" svg:y="106.0mm" svg:x="353.0mm"/>
          <draw:rect svg:width="1mm" draw:style-name="billon" svg:height="1mm" svg:y="106.0mm" svg:x="351.5mm"/>
          <draw:rect svg:width="1mm" draw:style-name="billon" svg:height="1mm" svg:y="106.0mm" svg:x="350.0mm"/>
          <draw:rect svg:width="1mm" draw:style-name="billon" svg:height="1mm" svg:y="106.0mm" svg:x="348.5mm"/>
          <draw:rect svg:width="1mm" draw:style-name="billon" svg:height="1mm" svg:y="106.0mm" svg:x="347.0mm"/>
          <draw:rect svg:width="1mm" draw:style-name="billon" svg:height="1mm" svg:y="106.0mm" svg:x="345.5mm"/>
          <draw:rect svg:width="1mm" draw:style-name="billon" svg:height="1mm" svg:y="106.0mm" svg:x="344.0mm"/>
          <draw:rect svg:width="1mm" draw:style-name="billon" svg:height="1mm" svg:y="106.0mm" svg:x="342.5mm"/>
          <draw:rect svg:width="1mm" draw:style-name="billon" svg:height="1mm" svg:y="106.0mm" svg:x="341.0mm"/>
          <draw:rect svg:width="1mm" draw:style-name="billon" svg:height="1mm" svg:y="106.0mm" svg:x="339.5mm"/>
          <draw:rect svg:width="1mm" draw:style-name="billon" svg:height="1mm" svg:y="106.0mm" svg:x="338.0mm"/>
          <draw:rect svg:width="1mm" draw:style-name="billon" svg:height="1mm" svg:y="106.0mm" svg:x="336.5mm"/>
          <draw:rect svg:width="1mm" draw:style-name="billon" svg:height="1mm" svg:y="106.0mm" svg:x="335.0mm"/>
          <draw:rect svg:width="1mm" draw:style-name="billon" svg:height="1mm" svg:y="106.0mm" svg:x="333.5mm"/>
          <draw:rect svg:width="1mm" draw:style-name="billon" svg:height="1mm" svg:y="106.0mm" svg:x="332.0mm"/>
          <draw:rect svg:width="1mm" draw:style-name="billon" svg:height="1mm" svg:y="106.0mm" svg:x="330.5mm"/>
          <draw:rect svg:width="1mm" draw:style-name="billon" svg:height="1mm" svg:y="106.0mm" svg:x="329.0mm"/>
          <draw:rect svg:width="1mm" draw:style-name="billon" svg:height="1mm" svg:y="106.0mm" svg:x="327.5mm"/>
          <draw:rect svg:width="1mm" draw:style-name="billon" svg:height="1mm" svg:y="106.0mm" svg:x="326.0mm"/>
          <draw:rect svg:width="1mm" draw:style-name="billon" svg:height="1mm" svg:y="106.0mm" svg:x="324.5mm"/>
          <draw:rect svg:width="1mm" draw:style-name="billon" svg:height="1mm" svg:y="106.0mm" svg:x="323.0mm"/>
          <draw:rect svg:width="1mm" draw:style-name="billon" svg:height="1mm" svg:y="106.0mm" svg:x="321.5mm"/>
          <draw:rect svg:width="1mm" draw:style-name="billon" svg:height="1mm" svg:y="107.5mm" svg:x="357.5mm"/>
          <draw:rect svg:width="1mm" draw:style-name="billon" svg:height="1mm" svg:y="107.5mm" svg:x="356.0mm"/>
          <draw:rect svg:width="1mm" draw:style-name="billon" svg:height="1mm" svg:y="107.5mm" svg:x="354.5mm"/>
          <draw:rect svg:width="1mm" draw:style-name="billon" svg:height="1mm" svg:y="107.5mm" svg:x="353.0mm"/>
          <draw:rect svg:width="1mm" draw:style-name="billon" svg:height="1mm" svg:y="107.5mm" svg:x="351.5mm"/>
          <draw:rect svg:width="1mm" draw:style-name="billon" svg:height="1mm" svg:y="107.5mm" svg:x="350.0mm"/>
          <draw:rect svg:width="1mm" draw:style-name="billon" svg:height="1mm" svg:y="107.5mm" svg:x="348.5mm"/>
          <draw:rect svg:width="1mm" draw:style-name="billon" svg:height="1mm" svg:y="107.5mm" svg:x="347.0mm"/>
          <draw:rect svg:width="1mm" draw:style-name="billon" svg:height="1mm" svg:y="107.5mm" svg:x="345.5mm"/>
          <draw:rect svg:width="1mm" draw:style-name="billon" svg:height="1mm" svg:y="107.5mm" svg:x="344.0mm"/>
          <draw:rect svg:width="1mm" draw:style-name="billon" svg:height="1mm" svg:y="107.5mm" svg:x="342.5mm"/>
          <draw:rect svg:width="1mm" draw:style-name="billon" svg:height="1mm" svg:y="107.5mm" svg:x="341.0mm"/>
          <draw:rect svg:width="1mm" draw:style-name="billon" svg:height="1mm" svg:y="107.5mm" svg:x="339.5mm"/>
          <draw:rect svg:width="1mm" draw:style-name="billon" svg:height="1mm" svg:y="107.5mm" svg:x="338.0mm"/>
          <draw:rect svg:width="1mm" draw:style-name="billon" svg:height="1mm" svg:y="107.5mm" svg:x="336.5mm"/>
          <draw:rect svg:width="1mm" draw:style-name="billon" svg:height="1mm" svg:y="107.5mm" svg:x="335.0mm"/>
          <draw:rect svg:width="1mm" draw:style-name="billon" svg:height="1mm" svg:y="107.5mm" svg:x="333.5mm"/>
          <draw:rect svg:width="1mm" draw:style-name="billon" svg:height="1mm" svg:y="107.5mm" svg:x="332.0mm"/>
          <draw:rect svg:width="1mm" draw:style-name="billon" svg:height="1mm" svg:y="107.5mm" svg:x="330.5mm"/>
          <draw:rect svg:width="1mm" draw:style-name="billon" svg:height="1mm" svg:y="107.5mm" svg:x="329.0mm"/>
          <draw:rect svg:width="1mm" draw:style-name="billon" svg:height="1mm" svg:y="107.5mm" svg:x="327.5mm"/>
          <draw:rect svg:width="1mm" draw:style-name="billon" svg:height="1mm" svg:y="107.5mm" svg:x="326.0mm"/>
          <draw:rect svg:width="1mm" draw:style-name="billon" svg:height="1mm" svg:y="107.5mm" svg:x="324.5mm"/>
          <draw:rect svg:width="1mm" draw:style-name="billon" svg:height="1mm" svg:y="107.5mm" svg:x="323.0mm"/>
          <draw:rect svg:width="1mm" draw:style-name="billon" svg:height="1mm" svg:y="107.5mm" svg:x="321.5mm"/>
          <draw:rect svg:width="1mm" draw:style-name="billon" svg:height="1mm" svg:y="109.0mm" svg:x="357.5mm"/>
          <draw:rect svg:width="1mm" draw:style-name="billon" svg:height="1mm" svg:y="109.0mm" svg:x="356.0mm"/>
          <draw:rect svg:width="1mm" draw:style-name="billon" svg:height="1mm" svg:y="109.0mm" svg:x="354.5mm"/>
          <draw:rect svg:width="1mm" draw:style-name="billon" svg:height="1mm" svg:y="109.0mm" svg:x="353.0mm"/>
          <draw:rect svg:width="1mm" draw:style-name="billon" svg:height="1mm" svg:y="109.0mm" svg:x="351.5mm"/>
          <draw:rect svg:width="1mm" draw:style-name="billon" svg:height="1mm" svg:y="109.0mm" svg:x="350.0mm"/>
          <draw:rect svg:width="1mm" draw:style-name="billon" svg:height="1mm" svg:y="109.0mm" svg:x="348.5mm"/>
          <draw:rect svg:width="1mm" draw:style-name="billon" svg:height="1mm" svg:y="109.0mm" svg:x="347.0mm"/>
          <draw:rect svg:width="1mm" draw:style-name="billon" svg:height="1mm" svg:y="109.0mm" svg:x="345.5mm"/>
          <draw:rect svg:width="1mm" draw:style-name="billon" svg:height="1mm" svg:y="109.0mm" svg:x="344.0mm"/>
          <draw:rect svg:width="1mm" draw:style-name="billon" svg:height="1mm" svg:y="109.0mm" svg:x="342.5mm"/>
          <draw:rect svg:width="1mm" draw:style-name="billon" svg:height="1mm" svg:y="109.0mm" svg:x="341.0mm"/>
          <draw:rect svg:width="1mm" draw:style-name="billon" svg:height="1mm" svg:y="109.0mm" svg:x="339.5mm"/>
          <draw:rect svg:width="1mm" draw:style-name="billon" svg:height="1mm" svg:y="109.0mm" svg:x="338.0mm"/>
          <draw:rect svg:width="1mm" draw:style-name="billon" svg:height="1mm" svg:y="109.0mm" svg:x="336.5mm"/>
          <draw:rect svg:width="1mm" draw:style-name="billon" svg:height="1mm" svg:y="109.0mm" svg:x="335.0mm"/>
          <draw:rect svg:width="1mm" draw:style-name="billon" svg:height="1mm" svg:y="109.0mm" svg:x="333.5mm"/>
          <draw:rect svg:width="1mm" draw:style-name="billon" svg:height="1mm" svg:y="109.0mm" svg:x="332.0mm"/>
          <draw:rect svg:width="1mm" draw:style-name="billon" svg:height="1mm" svg:y="109.0mm" svg:x="330.5mm"/>
          <draw:rect svg:width="1mm" draw:style-name="billon" svg:height="1mm" svg:y="109.0mm" svg:x="329.0mm"/>
          <draw:rect svg:width="1mm" draw:style-name="billon" svg:height="1mm" svg:y="109.0mm" svg:x="327.5mm"/>
          <draw:rect svg:width="1mm" draw:style-name="billon" svg:height="1mm" svg:y="109.0mm" svg:x="326.0mm"/>
          <draw:rect svg:width="1mm" draw:style-name="billon" svg:height="1mm" svg:y="109.0mm" svg:x="324.5mm"/>
          <draw:rect svg:width="1mm" draw:style-name="billon" svg:height="1mm" svg:y="109.0mm" svg:x="323.0mm"/>
          <draw:rect svg:width="1mm" draw:style-name="billon" svg:height="1mm" svg:y="109.0mm" svg:x="321.5mm"/>
          <draw:rect svg:width="1mm" draw:style-name="billon" svg:height="1mm" svg:y="110.5mm" svg:x="357.5mm"/>
          <draw:rect svg:width="1mm" draw:style-name="billon" svg:height="1mm" svg:y="110.5mm" svg:x="356.0mm"/>
          <draw:rect svg:width="1mm" draw:style-name="billon" svg:height="1mm" svg:y="110.5mm" svg:x="354.5mm"/>
          <draw:rect svg:width="1mm" draw:style-name="billon" svg:height="1mm" svg:y="110.5mm" svg:x="353.0mm"/>
          <draw:rect svg:width="1mm" draw:style-name="billon" svg:height="1mm" svg:y="110.5mm" svg:x="351.5mm"/>
          <draw:rect svg:width="1mm" draw:style-name="billon" svg:height="1mm" svg:y="110.5mm" svg:x="350.0mm"/>
          <draw:rect svg:width="1mm" draw:style-name="billon" svg:height="1mm" svg:y="110.5mm" svg:x="348.5mm"/>
          <draw:rect svg:width="1mm" draw:style-name="billon" svg:height="1mm" svg:y="110.5mm" svg:x="347.0mm"/>
          <draw:rect svg:width="1mm" draw:style-name="billon" svg:height="1mm" svg:y="110.5mm" svg:x="345.5mm"/>
          <draw:rect svg:width="1mm" draw:style-name="billon" svg:height="1mm" svg:y="110.5mm" svg:x="344.0mm"/>
          <draw:rect svg:width="1mm" draw:style-name="billon" svg:height="1mm" svg:y="110.5mm" svg:x="342.5mm"/>
          <draw:rect svg:width="1mm" draw:style-name="billon" svg:height="1mm" svg:y="110.5mm" svg:x="341.0mm"/>
          <draw:rect svg:width="1mm" draw:style-name="billon" svg:height="1mm" svg:y="110.5mm" svg:x="339.5mm"/>
          <draw:rect svg:width="1mm" draw:style-name="billon" svg:height="1mm" svg:y="110.5mm" svg:x="338.0mm"/>
          <draw:rect svg:width="1mm" draw:style-name="billon" svg:height="1mm" svg:y="110.5mm" svg:x="336.5mm"/>
          <draw:rect svg:width="1mm" draw:style-name="billon" svg:height="1mm" svg:y="110.5mm" svg:x="335.0mm"/>
          <draw:rect svg:width="1mm" draw:style-name="billon" svg:height="1mm" svg:y="110.5mm" svg:x="333.5mm"/>
          <draw:rect svg:width="1mm" draw:style-name="billon" svg:height="1mm" svg:y="110.5mm" svg:x="332.0mm"/>
          <draw:rect svg:width="1mm" draw:style-name="billon" svg:height="1mm" svg:y="110.5mm" svg:x="330.5mm"/>
          <draw:rect svg:width="1mm" draw:style-name="billon" svg:height="1mm" svg:y="110.5mm" svg:x="329.0mm"/>
          <draw:rect svg:width="1mm" draw:style-name="billon" svg:height="1mm" svg:y="110.5mm" svg:x="327.5mm"/>
          <draw:rect svg:width="1mm" draw:style-name="billon" svg:height="1mm" svg:y="110.5mm" svg:x="326.0mm"/>
          <draw:rect svg:width="1mm" draw:style-name="billon" svg:height="1mm" svg:y="110.5mm" svg:x="324.5mm"/>
          <draw:rect svg:width="1mm" draw:style-name="billon" svg:height="1mm" svg:y="110.5mm" svg:x="323.0mm"/>
          <draw:rect svg:width="1mm" draw:style-name="billon" svg:height="1mm" svg:y="110.5mm" svg:x="321.5mm"/>
          <draw:rect svg:width="1mm" draw:style-name="billon" svg:height="1mm" svg:y="112.0mm" svg:x="357.5mm"/>
          <draw:rect svg:width="1mm" draw:style-name="billon" svg:height="1mm" svg:y="112.0mm" svg:x="356.0mm"/>
          <draw:rect svg:width="1mm" draw:style-name="billon" svg:height="1mm" svg:y="112.0mm" svg:x="354.5mm"/>
          <draw:rect svg:width="1mm" draw:style-name="billon" svg:height="1mm" svg:y="112.0mm" svg:x="353.0mm"/>
          <draw:rect svg:width="1mm" draw:style-name="billon" svg:height="1mm" svg:y="112.0mm" svg:x="351.5mm"/>
          <draw:rect svg:width="1mm" draw:style-name="billon" svg:height="1mm" svg:y="112.0mm" svg:x="350.0mm"/>
          <draw:rect svg:width="1mm" draw:style-name="billon" svg:height="1mm" svg:y="112.0mm" svg:x="348.5mm"/>
          <draw:rect svg:width="1mm" draw:style-name="billon" svg:height="1mm" svg:y="112.0mm" svg:x="347.0mm"/>
          <draw:rect svg:width="1mm" draw:style-name="billon" svg:height="1mm" svg:y="112.0mm" svg:x="345.5mm"/>
          <draw:rect svg:width="1mm" draw:style-name="billon" svg:height="1mm" svg:y="112.0mm" svg:x="344.0mm"/>
          <draw:rect svg:width="1mm" draw:style-name="billon" svg:height="1mm" svg:y="112.0mm" svg:x="342.5mm"/>
          <draw:rect svg:width="1mm" draw:style-name="billon" svg:height="1mm" svg:y="112.0mm" svg:x="341.0mm"/>
          <draw:rect svg:width="1mm" draw:style-name="billon" svg:height="1mm" svg:y="112.0mm" svg:x="339.5mm"/>
          <draw:rect svg:width="1mm" draw:style-name="billon" svg:height="1mm" svg:y="112.0mm" svg:x="338.0mm"/>
          <draw:rect svg:width="1mm" draw:style-name="billon" svg:height="1mm" svg:y="112.0mm" svg:x="336.5mm"/>
          <draw:rect svg:width="1mm" draw:style-name="billon" svg:height="1mm" svg:y="112.0mm" svg:x="335.0mm"/>
          <draw:rect svg:width="1mm" draw:style-name="billon" svg:height="1mm" svg:y="112.0mm" svg:x="333.5mm"/>
          <draw:rect svg:width="1mm" draw:style-name="billon" svg:height="1mm" svg:y="112.0mm" svg:x="332.0mm"/>
          <draw:rect svg:width="1mm" draw:style-name="billon" svg:height="1mm" svg:y="112.0mm" svg:x="330.5mm"/>
          <draw:rect svg:width="1mm" draw:style-name="billon" svg:height="1mm" svg:y="112.0mm" svg:x="329.0mm"/>
          <draw:rect svg:width="1mm" draw:style-name="billon" svg:height="1mm" svg:y="112.0mm" svg:x="327.5mm"/>
          <draw:rect svg:width="1mm" draw:style-name="billon" svg:height="1mm" svg:y="112.0mm" svg:x="326.0mm"/>
          <draw:rect svg:width="1mm" draw:style-name="billon" svg:height="1mm" svg:y="112.0mm" svg:x="324.5mm"/>
          <draw:rect svg:width="1mm" draw:style-name="billon" svg:height="1mm" svg:y="112.0mm" svg:x="323.0mm"/>
          <draw:rect svg:width="1mm" draw:style-name="billon" svg:height="1mm" svg:y="112.0mm" svg:x="321.5mm"/>
          <draw:rect svg:width="1mm" draw:style-name="billon" svg:height="1mm" svg:y="113.5mm" svg:x="357.5mm"/>
          <draw:rect svg:width="1mm" draw:style-name="billon" svg:height="1mm" svg:y="113.5mm" svg:x="356.0mm"/>
          <draw:rect svg:width="1mm" draw:style-name="billon" svg:height="1mm" svg:y="113.5mm" svg:x="354.5mm"/>
          <draw:rect svg:width="1mm" draw:style-name="billon" svg:height="1mm" svg:y="113.5mm" svg:x="353.0mm"/>
          <draw:rect svg:width="1mm" draw:style-name="billon" svg:height="1mm" svg:y="113.5mm" svg:x="351.5mm"/>
          <draw:rect svg:width="1mm" draw:style-name="billon" svg:height="1mm" svg:y="113.5mm" svg:x="350.0mm"/>
          <draw:rect svg:width="1mm" draw:style-name="billon" svg:height="1mm" svg:y="113.5mm" svg:x="348.5mm"/>
          <draw:rect svg:width="1mm" draw:style-name="billon" svg:height="1mm" svg:y="113.5mm" svg:x="347.0mm"/>
          <draw:rect svg:width="1mm" draw:style-name="billon" svg:height="1mm" svg:y="113.5mm" svg:x="345.5mm"/>
          <draw:rect svg:width="1mm" draw:style-name="billon" svg:height="1mm" svg:y="113.5mm" svg:x="344.0mm"/>
          <draw:rect svg:width="1mm" draw:style-name="billon" svg:height="1mm" svg:y="113.5mm" svg:x="342.5mm"/>
          <draw:rect svg:width="1mm" draw:style-name="billon" svg:height="1mm" svg:y="113.5mm" svg:x="341.0mm"/>
          <draw:rect svg:width="1mm" draw:style-name="billon" svg:height="1mm" svg:y="113.5mm" svg:x="339.5mm"/>
          <draw:rect svg:width="1mm" draw:style-name="billon" svg:height="1mm" svg:y="113.5mm" svg:x="338.0mm"/>
          <draw:rect svg:width="1mm" draw:style-name="billon" svg:height="1mm" svg:y="113.5mm" svg:x="336.5mm"/>
          <draw:rect svg:width="1mm" draw:style-name="billon" svg:height="1mm" svg:y="113.5mm" svg:x="335.0mm"/>
          <draw:rect svg:width="1mm" draw:style-name="billon" svg:height="1mm" svg:y="113.5mm" svg:x="333.5mm"/>
          <draw:rect svg:width="1mm" draw:style-name="billon" svg:height="1mm" svg:y="113.5mm" svg:x="332.0mm"/>
          <draw:rect svg:width="1mm" draw:style-name="billon" svg:height="1mm" svg:y="113.5mm" svg:x="330.5mm"/>
          <draw:rect svg:width="1mm" draw:style-name="billon" svg:height="1mm" svg:y="113.5mm" svg:x="329.0mm"/>
          <draw:rect svg:width="1mm" draw:style-name="billon" svg:height="1mm" svg:y="113.5mm" svg:x="327.5mm"/>
          <draw:rect svg:width="1mm" draw:style-name="billon" svg:height="1mm" svg:y="113.5mm" svg:x="326.0mm"/>
          <draw:rect svg:width="1mm" draw:style-name="billon" svg:height="1mm" svg:y="113.5mm" svg:x="324.5mm"/>
          <draw:rect svg:width="1mm" draw:style-name="billon" svg:height="1mm" svg:y="113.5mm" svg:x="323.0mm"/>
          <draw:rect svg:width="1mm" draw:style-name="billon" svg:height="1mm" svg:y="113.5mm" svg:x="321.5mm"/>
          <draw:frame svg:width="60mm" draw:style-name="texto" svg:height="10mm" svg:y="104.0mm" svg:x="365.5mm">
            <draw:text-box>
              <text:p>Patrimonio de Jeff Bezos</text:p>
            </draw:text-box>
          </draw:frame>
        </draw:g>
        <draw:g>
          <draw:rect svg:width="1mm" draw:style-name="billon" svg:height="1mm" svg:y="122.0mm" svg:x="357.5mm"/>
          <draw:rect svg:width="1mm" draw:style-name="billon" svg:height="1mm" svg:y="122.0mm" svg:x="356.0mm"/>
          <draw:rect svg:width="1mm" draw:style-name="billon" svg:height="1mm" svg:y="122.0mm" svg:x="354.5mm"/>
          <draw:rect svg:width="1mm" draw:style-name="billon" svg:height="1mm" svg:y="122.0mm" svg:x="353.0mm"/>
          <draw:rect svg:width="1mm" draw:style-name="billon" svg:height="1mm" svg:y="122.0mm" svg:x="351.5mm"/>
          <draw:rect svg:width="1mm" draw:style-name="billon" svg:height="1mm" svg:y="122.0mm" svg:x="350.0mm"/>
          <draw:rect svg:width="1mm" draw:style-name="billon" svg:height="1mm" svg:y="122.0mm" svg:x="348.5mm"/>
          <draw:rect svg:width="1mm" draw:style-name="billon" svg:height="1mm" svg:y="122.0mm" svg:x="347.0mm"/>
          <draw:rect svg:width="1mm" draw:style-name="billon" svg:height="1mm" svg:y="122.0mm" svg:x="345.5mm"/>
          <draw:rect svg:width="1mm" draw:style-name="billon" svg:height="1mm" svg:y="122.0mm" svg:x="344.0mm"/>
          <draw:rect svg:width="1mm" draw:style-name="billon" svg:height="1mm" svg:y="122.0mm" svg:x="342.5mm"/>
          <draw:rect svg:width="1mm" draw:style-name="billon" svg:height="1mm" svg:y="122.0mm" svg:x="341.0mm"/>
          <draw:rect svg:width="1mm" draw:style-name="billon" svg:height="1mm" svg:y="122.0mm" svg:x="339.5mm"/>
          <draw:rect svg:width="1mm" draw:style-name="billon" svg:height="1mm" svg:y="122.0mm" svg:x="338.0mm"/>
          <draw:rect svg:width="1mm" draw:style-name="billon" svg:height="1mm" svg:y="122.0mm" svg:x="336.5mm"/>
          <draw:rect svg:width="1mm" draw:style-name="billon" svg:height="1mm" svg:y="122.0mm" svg:x="335.0mm"/>
          <draw:rect svg:width="1mm" draw:style-name="billon" svg:height="1mm" svg:y="122.0mm" svg:x="333.5mm"/>
          <draw:rect svg:width="1mm" draw:style-name="billon" svg:height="1mm" svg:y="122.0mm" svg:x="332.0mm"/>
          <draw:rect svg:width="1mm" draw:style-name="billon" svg:height="1mm" svg:y="122.0mm" svg:x="330.5mm"/>
          <draw:rect svg:width="1mm" draw:style-name="billon" svg:height="1mm" svg:y="122.0mm" svg:x="329.0mm"/>
          <draw:rect svg:width="1mm" draw:style-name="billon" svg:height="1mm" svg:y="122.0mm" svg:x="327.5mm"/>
          <draw:rect svg:width="1mm" draw:style-name="billon" svg:height="1mm" svg:y="122.0mm" svg:x="326.0mm"/>
          <draw:rect svg:width="1mm" draw:style-name="billon" svg:height="1mm" svg:y="122.0mm" svg:x="324.5mm"/>
          <draw:rect svg:width="1mm" draw:style-name="billon" svg:height="1mm" svg:y="122.0mm" svg:x="323.0mm"/>
          <draw:rect svg:width="1mm" draw:style-name="billon" svg:height="1mm" svg:y="122.0mm" svg:x="321.5mm"/>
          <draw:rect svg:width="1mm" draw:style-name="billon" svg:height="1mm" svg:y="123.5mm" svg:x="357.5mm"/>
          <draw:rect svg:width="1mm" draw:style-name="billon" svg:height="1mm" svg:y="123.5mm" svg:x="356.0mm"/>
          <draw:rect svg:width="1mm" draw:style-name="billon" svg:height="1mm" svg:y="123.5mm" svg:x="354.5mm"/>
          <draw:rect svg:width="1mm" draw:style-name="billon" svg:height="1mm" svg:y="123.5mm" svg:x="353.0mm"/>
          <draw:rect svg:width="1mm" draw:style-name="billon" svg:height="1mm" svg:y="123.5mm" svg:x="351.5mm"/>
          <draw:rect svg:width="1mm" draw:style-name="billon" svg:height="1mm" svg:y="123.5mm" svg:x="350.0mm"/>
          <draw:rect svg:width="1mm" draw:style-name="billon" svg:height="1mm" svg:y="123.5mm" svg:x="348.5mm"/>
          <draw:rect svg:width="1mm" draw:style-name="billon" svg:height="1mm" svg:y="123.5mm" svg:x="347.0mm"/>
          <draw:rect svg:width="1mm" draw:style-name="billon" svg:height="1mm" svg:y="123.5mm" svg:x="345.5mm"/>
          <draw:rect svg:width="1mm" draw:style-name="billon" svg:height="1mm" svg:y="123.5mm" svg:x="344.0mm"/>
          <draw:rect svg:width="1mm" draw:style-name="billon" svg:height="1mm" svg:y="123.5mm" svg:x="342.5mm"/>
          <draw:rect svg:width="1mm" draw:style-name="billon" svg:height="1mm" svg:y="123.5mm" svg:x="341.0mm"/>
          <draw:rect svg:width="1mm" draw:style-name="billon" svg:height="1mm" svg:y="123.5mm" svg:x="339.5mm"/>
          <draw:rect svg:width="1mm" draw:style-name="billon" svg:height="1mm" svg:y="123.5mm" svg:x="338.0mm"/>
          <draw:rect svg:width="1mm" draw:style-name="billon" svg:height="1mm" svg:y="123.5mm" svg:x="336.5mm"/>
          <draw:rect svg:width="1mm" draw:style-name="billon" svg:height="1mm" svg:y="123.5mm" svg:x="335.0mm"/>
          <draw:rect svg:width="1mm" draw:style-name="billon" svg:height="1mm" svg:y="123.5mm" svg:x="333.5mm"/>
          <draw:rect svg:width="1mm" draw:style-name="billon" svg:height="1mm" svg:y="123.5mm" svg:x="332.0mm"/>
          <draw:rect svg:width="1mm" draw:style-name="billon" svg:height="1mm" svg:y="123.5mm" svg:x="330.5mm"/>
          <draw:rect svg:width="1mm" draw:style-name="billon" svg:height="1mm" svg:y="123.5mm" svg:x="329.0mm"/>
          <draw:rect svg:width="1mm" draw:style-name="billon" svg:height="1mm" svg:y="123.5mm" svg:x="327.5mm"/>
          <draw:rect svg:width="1mm" draw:style-name="billon" svg:height="1mm" svg:y="123.5mm" svg:x="326.0mm"/>
          <draw:rect svg:width="1mm" draw:style-name="billon" svg:height="1mm" svg:y="123.5mm" svg:x="324.5mm"/>
          <draw:rect svg:width="1mm" draw:style-name="billon" svg:height="1mm" svg:y="123.5mm" svg:x="323.0mm"/>
          <draw:rect svg:width="1mm" draw:style-name="billon" svg:height="1mm" svg:y="123.5mm" svg:x="321.5mm"/>
          <draw:rect svg:width="1mm" draw:style-name="billon" svg:height="1mm" svg:y="125.0mm" svg:x="357.5mm"/>
          <draw:rect svg:width="1mm" draw:style-name="billon" svg:height="1mm" svg:y="125.0mm" svg:x="356.0mm"/>
          <draw:rect svg:width="1mm" draw:style-name="billon" svg:height="1mm" svg:y="125.0mm" svg:x="354.5mm"/>
          <draw:rect svg:width="1mm" draw:style-name="billon" svg:height="1mm" svg:y="125.0mm" svg:x="353.0mm"/>
          <draw:rect svg:width="1mm" draw:style-name="billon" svg:height="1mm" svg:y="125.0mm" svg:x="351.5mm"/>
          <draw:rect svg:width="1mm" draw:style-name="billon" svg:height="1mm" svg:y="125.0mm" svg:x="350.0mm"/>
          <draw:rect svg:width="1mm" draw:style-name="billon" svg:height="1mm" svg:y="125.0mm" svg:x="348.5mm"/>
          <draw:rect svg:width="1mm" draw:style-name="billon" svg:height="1mm" svg:y="125.0mm" svg:x="347.0mm"/>
          <draw:rect svg:width="1mm" draw:style-name="billon" svg:height="1mm" svg:y="125.0mm" svg:x="345.5mm"/>
          <draw:rect svg:width="1mm" draw:style-name="billon" svg:height="1mm" svg:y="125.0mm" svg:x="344.0mm"/>
          <draw:rect svg:width="1mm" draw:style-name="billon" svg:height="1mm" svg:y="125.0mm" svg:x="342.5mm"/>
          <draw:rect svg:width="1mm" draw:style-name="billon" svg:height="1mm" svg:y="125.0mm" svg:x="341.0mm"/>
          <draw:rect svg:width="1mm" draw:style-name="billon" svg:height="1mm" svg:y="125.0mm" svg:x="339.5mm"/>
          <draw:rect svg:width="1mm" draw:style-name="billon" svg:height="1mm" svg:y="125.0mm" svg:x="338.0mm"/>
          <draw:rect svg:width="1mm" draw:style-name="billon" svg:height="1mm" svg:y="125.0mm" svg:x="336.5mm"/>
          <draw:rect svg:width="1mm" draw:style-name="billon" svg:height="1mm" svg:y="125.0mm" svg:x="335.0mm"/>
          <draw:rect svg:width="1mm" draw:style-name="billon" svg:height="1mm" svg:y="125.0mm" svg:x="333.5mm"/>
          <draw:rect svg:width="1mm" draw:style-name="billon" svg:height="1mm" svg:y="125.0mm" svg:x="332.0mm"/>
          <draw:rect svg:width="1mm" draw:style-name="billon" svg:height="1mm" svg:y="125.0mm" svg:x="330.5mm"/>
          <draw:rect svg:width="1mm" draw:style-name="billon" svg:height="1mm" svg:y="125.0mm" svg:x="329.0mm"/>
          <draw:rect svg:width="1mm" draw:style-name="billon" svg:height="1mm" svg:y="125.0mm" svg:x="327.5mm"/>
          <draw:rect svg:width="1mm" draw:style-name="billon" svg:height="1mm" svg:y="125.0mm" svg:x="326.0mm"/>
          <draw:rect svg:width="1mm" draw:style-name="billon" svg:height="1mm" svg:y="125.0mm" svg:x="324.5mm"/>
          <draw:rect svg:width="1mm" draw:style-name="billon" svg:height="1mm" svg:y="125.0mm" svg:x="323.0mm"/>
          <draw:rect svg:width="1mm" draw:style-name="billon" svg:height="1mm" svg:y="125.0mm" svg:x="321.5mm"/>
          <draw:rect svg:width="1mm" draw:style-name="billon" svg:height="1mm" svg:y="126.5mm" svg:x="357.5mm"/>
          <draw:rect svg:width="1mm" draw:style-name="billon" svg:height="1mm" svg:y="126.5mm" svg:x="356.0mm"/>
          <draw:rect svg:width="1mm" draw:style-name="billon" svg:height="1mm" svg:y="126.5mm" svg:x="354.5mm"/>
          <draw:rect svg:width="1mm" draw:style-name="billon" svg:height="1mm" svg:y="126.5mm" svg:x="353.0mm"/>
          <draw:rect svg:width="1mm" draw:style-name="billon" svg:height="1mm" svg:y="126.5mm" svg:x="351.5mm"/>
          <draw:rect svg:width="1mm" draw:style-name="billon" svg:height="1mm" svg:y="126.5mm" svg:x="350.0mm"/>
          <draw:rect svg:width="1mm" draw:style-name="billon" svg:height="1mm" svg:y="126.5mm" svg:x="348.5mm"/>
          <draw:rect svg:width="1mm" draw:style-name="billon" svg:height="1mm" svg:y="126.5mm" svg:x="347.0mm"/>
          <draw:rect svg:width="1mm" draw:style-name="billon" svg:height="1mm" svg:y="126.5mm" svg:x="345.5mm"/>
          <draw:rect svg:width="1mm" draw:style-name="billon" svg:height="1mm" svg:y="126.5mm" svg:x="344.0mm"/>
          <draw:rect svg:width="1mm" draw:style-name="billon" svg:height="1mm" svg:y="126.5mm" svg:x="342.5mm"/>
          <draw:rect svg:width="1mm" draw:style-name="billon" svg:height="1mm" svg:y="126.5mm" svg:x="341.0mm"/>
          <draw:rect svg:width="1mm" draw:style-name="billon" svg:height="1mm" svg:y="126.5mm" svg:x="339.5mm"/>
          <draw:rect svg:width="1mm" draw:style-name="billon" svg:height="1mm" svg:y="126.5mm" svg:x="338.0mm"/>
          <draw:rect svg:width="1mm" draw:style-name="billon" svg:height="1mm" svg:y="126.5mm" svg:x="336.5mm"/>
          <draw:rect svg:width="1mm" draw:style-name="billon" svg:height="1mm" svg:y="126.5mm" svg:x="335.0mm"/>
          <draw:rect svg:width="1mm" draw:style-name="billon" svg:height="1mm" svg:y="126.5mm" svg:x="333.5mm"/>
          <draw:rect svg:width="1mm" draw:style-name="billon" svg:height="1mm" svg:y="126.5mm" svg:x="332.0mm"/>
          <draw:rect svg:width="1mm" draw:style-name="billon" svg:height="1mm" svg:y="126.5mm" svg:x="330.5mm"/>
          <draw:rect svg:width="1mm" draw:style-name="billon" svg:height="1mm" svg:y="126.5mm" svg:x="329.0mm"/>
          <draw:rect svg:width="1mm" draw:style-name="billon" svg:height="1mm" svg:y="126.5mm" svg:x="327.5mm"/>
          <draw:rect svg:width="1mm" draw:style-name="billon" svg:height="1mm" svg:y="126.5mm" svg:x="326.0mm"/>
          <draw:rect svg:width="1mm" draw:style-name="billon" svg:height="1mm" svg:y="126.5mm" svg:x="324.5mm"/>
          <draw:rect svg:width="1mm" draw:style-name="billon" svg:height="1mm" svg:y="126.5mm" svg:x="323.0mm"/>
          <draw:rect svg:width="1mm" draw:style-name="billon" svg:height="1mm" svg:y="126.5mm" svg:x="321.5mm"/>
          <draw:rect svg:width="1mm" draw:style-name="billon" svg:height="1mm" svg:y="128.0mm" svg:x="357.5mm"/>
          <draw:rect svg:width="1mm" draw:style-name="billon" svg:height="1mm" svg:y="128.0mm" svg:x="356.0mm"/>
          <draw:rect svg:width="1mm" draw:style-name="billon" svg:height="1mm" svg:y="128.0mm" svg:x="354.5mm"/>
          <draw:rect svg:width="1mm" draw:style-name="billon" svg:height="1mm" svg:y="128.0mm" svg:x="353.0mm"/>
          <draw:rect svg:width="1mm" draw:style-name="billon" svg:height="1mm" svg:y="128.0mm" svg:x="351.5mm"/>
          <draw:rect svg:width="1mm" draw:style-name="billon" svg:height="1mm" svg:y="128.0mm" svg:x="350.0mm"/>
          <draw:rect svg:width="1mm" draw:style-name="billon" svg:height="1mm" svg:y="128.0mm" svg:x="348.5mm"/>
          <draw:rect svg:width="1mm" draw:style-name="billon" svg:height="1mm" svg:y="128.0mm" svg:x="347.0mm"/>
          <draw:rect svg:width="1mm" draw:style-name="billon" svg:height="1mm" svg:y="128.0mm" svg:x="345.5mm"/>
          <draw:rect svg:width="1mm" draw:style-name="billon" svg:height="1mm" svg:y="128.0mm" svg:x="344.0mm"/>
          <draw:rect svg:width="1mm" draw:style-name="billon" svg:height="1mm" svg:y="128.0mm" svg:x="342.5mm"/>
          <draw:rect svg:width="1mm" draw:style-name="billon" svg:height="1mm" svg:y="128.0mm" svg:x="341.0mm"/>
          <draw:rect svg:width="1mm" draw:style-name="billon" svg:height="1mm" svg:y="128.0mm" svg:x="339.5mm"/>
          <draw:rect svg:width="1mm" draw:style-name="billon" svg:height="1mm" svg:y="128.0mm" svg:x="338.0mm"/>
          <draw:rect svg:width="1mm" draw:style-name="billon" svg:height="1mm" svg:y="128.0mm" svg:x="336.5mm"/>
          <draw:rect svg:width="1mm" draw:style-name="billon" svg:height="1mm" svg:y="128.0mm" svg:x="335.0mm"/>
          <draw:rect svg:width="1mm" draw:style-name="billon" svg:height="1mm" svg:y="128.0mm" svg:x="333.5mm"/>
          <draw:rect svg:width="1mm" draw:style-name="billon" svg:height="1mm" svg:y="128.0mm" svg:x="332.0mm"/>
          <draw:rect svg:width="1mm" draw:style-name="billon" svg:height="1mm" svg:y="128.0mm" svg:x="330.5mm"/>
          <draw:rect svg:width="1mm" draw:style-name="billon" svg:height="1mm" svg:y="128.0mm" svg:x="329.0mm"/>
          <draw:rect svg:width="1mm" draw:style-name="billon" svg:height="1mm" svg:y="128.0mm" svg:x="327.5mm"/>
          <draw:rect svg:width="1mm" draw:style-name="billon" svg:height="1mm" svg:y="128.0mm" svg:x="326.0mm"/>
          <draw:rect svg:width="1mm" draw:style-name="billon" svg:height="1mm" svg:y="128.0mm" svg:x="324.5mm"/>
          <draw:rect svg:width="1mm" draw:style-name="billon" svg:height="1mm" svg:y="128.0mm" svg:x="323.0mm"/>
          <draw:rect svg:width="1mm" draw:style-name="billon" svg:height="1mm" svg:y="128.0mm" svg:x="321.5mm"/>
          <draw:rect svg:width="1mm" draw:style-name="billon" svg:height="1mm" svg:y="129.5mm" svg:x="357.5mm"/>
          <draw:rect svg:width="1mm" draw:style-name="billon" svg:height="1mm" svg:y="129.5mm" svg:x="356.0mm"/>
          <draw:rect svg:width="1mm" draw:style-name="billon" svg:height="1mm" svg:y="129.5mm" svg:x="354.5mm"/>
          <draw:rect svg:width="1mm" draw:style-name="billon" svg:height="1mm" svg:y="129.5mm" svg:x="353.0mm"/>
          <draw:rect svg:width="1mm" draw:style-name="billon" svg:height="1mm" svg:y="129.5mm" svg:x="351.5mm"/>
          <draw:rect svg:width="1mm" draw:style-name="billon" svg:height="1mm" svg:y="129.5mm" svg:x="350.0mm"/>
          <draw:rect svg:width="1mm" draw:style-name="billon" svg:height="1mm" svg:y="129.5mm" svg:x="348.5mm"/>
          <draw:rect svg:width="1mm" draw:style-name="billon" svg:height="1mm" svg:y="129.5mm" svg:x="347.0mm"/>
          <draw:rect svg:width="1mm" draw:style-name="billon" svg:height="1mm" svg:y="129.5mm" svg:x="345.5mm"/>
          <draw:rect svg:width="1mm" draw:style-name="billon" svg:height="1mm" svg:y="129.5mm" svg:x="344.0mm"/>
          <draw:rect svg:width="1mm" draw:style-name="billon" svg:height="1mm" svg:y="129.5mm" svg:x="342.5mm"/>
          <draw:rect svg:width="1mm" draw:style-name="billon" svg:height="1mm" svg:y="129.5mm" svg:x="341.0mm"/>
          <draw:rect svg:width="1mm" draw:style-name="billon" svg:height="1mm" svg:y="129.5mm" svg:x="339.5mm"/>
          <draw:rect svg:width="1mm" draw:style-name="billon" svg:height="1mm" svg:y="129.5mm" svg:x="338.0mm"/>
          <draw:rect svg:width="1mm" draw:style-name="billon" svg:height="1mm" svg:y="129.5mm" svg:x="336.5mm"/>
          <draw:rect svg:width="1mm" draw:style-name="billon" svg:height="1mm" svg:y="129.5mm" svg:x="335.0mm"/>
          <draw:rect svg:width="1mm" draw:style-name="billon" svg:height="1mm" svg:y="129.5mm" svg:x="333.5mm"/>
          <draw:rect svg:width="1mm" draw:style-name="billon" svg:height="1mm" svg:y="129.5mm" svg:x="332.0mm"/>
          <draw:rect svg:width="1mm" draw:style-name="billon" svg:height="1mm" svg:y="129.5mm" svg:x="330.5mm"/>
          <draw:rect svg:width="1mm" draw:style-name="billon" svg:height="1mm" svg:y="129.5mm" svg:x="329.0mm"/>
          <draw:rect svg:width="1mm" draw:style-name="billon" svg:height="1mm" svg:y="129.5mm" svg:x="327.5mm"/>
          <draw:rect svg:width="1mm" draw:style-name="billon" svg:height="1mm" svg:y="129.5mm" svg:x="326.0mm"/>
          <draw:rect svg:width="1mm" draw:style-name="billon" svg:height="1mm" svg:y="129.5mm" svg:x="324.5mm"/>
          <draw:rect svg:width="1mm" draw:style-name="billon" svg:height="1mm" svg:y="129.5mm" svg:x="323.0mm"/>
          <draw:rect svg:width="1mm" draw:style-name="billon" svg:height="1mm" svg:y="129.5mm" svg:x="321.5mm"/>
          <draw:rect svg:width="1mm" draw:style-name="billon" svg:height="1mm" svg:y="131.0mm" svg:x="357.5mm"/>
          <draw:rect svg:width="1mm" draw:style-name="billon" svg:height="1mm" svg:y="131.0mm" svg:x="356.0mm"/>
          <draw:rect svg:width="1mm" draw:style-name="billon" svg:height="1mm" svg:y="131.0mm" svg:x="354.5mm"/>
          <draw:rect svg:width="1mm" draw:style-name="billon" svg:height="1mm" svg:y="131.0mm" svg:x="353.0mm"/>
          <draw:rect svg:width="1mm" draw:style-name="billon" svg:height="1mm" svg:y="131.0mm" svg:x="351.5mm"/>
          <draw:rect svg:width="1mm" draw:style-name="billon" svg:height="1mm" svg:y="131.0mm" svg:x="350.0mm"/>
          <draw:rect svg:width="1mm" draw:style-name="billon" svg:height="1mm" svg:y="131.0mm" svg:x="348.5mm"/>
          <draw:rect svg:width="1mm" draw:style-name="billon" svg:height="1mm" svg:y="131.0mm" svg:x="347.0mm"/>
          <draw:rect svg:width="1mm" draw:style-name="billon" svg:height="1mm" svg:y="131.0mm" svg:x="345.5mm"/>
          <draw:rect svg:width="1mm" draw:style-name="billon" svg:height="1mm" svg:y="131.0mm" svg:x="344.0mm"/>
          <draw:rect svg:width="1mm" draw:style-name="billon" svg:height="1mm" svg:y="131.0mm" svg:x="342.5mm"/>
          <draw:rect svg:width="1mm" draw:style-name="billon" svg:height="1mm" svg:y="131.0mm" svg:x="341.0mm"/>
          <draw:rect svg:width="1mm" draw:style-name="billon" svg:height="1mm" svg:y="131.0mm" svg:x="339.5mm"/>
          <draw:rect svg:width="1mm" draw:style-name="billon" svg:height="1mm" svg:y="131.0mm" svg:x="338.0mm"/>
          <draw:rect svg:width="1mm" draw:style-name="billon" svg:height="1mm" svg:y="131.0mm" svg:x="336.5mm"/>
          <draw:rect svg:width="1mm" draw:style-name="billon" svg:height="1mm" svg:y="131.0mm" svg:x="335.0mm"/>
          <draw:rect svg:width="1mm" draw:style-name="billon" svg:height="1mm" svg:y="131.0mm" svg:x="333.5mm"/>
          <draw:rect svg:width="1mm" draw:style-name="billon" svg:height="1mm" svg:y="131.0mm" svg:x="332.0mm"/>
          <draw:rect svg:width="1mm" draw:style-name="billon" svg:height="1mm" svg:y="131.0mm" svg:x="330.5mm"/>
          <draw:rect svg:width="1mm" draw:style-name="billon" svg:height="1mm" svg:y="131.0mm" svg:x="329.0mm"/>
          <draw:frame svg:width="60mm" draw:style-name="texto" svg:height="10mm" svg:y="120.0mm" svg:x="365.5mm">
            <draw:text-box>
              <text:p>Fondos de Pensiones via AFP</text:p>
            </draw:text-box>
          </draw:frame>
        </draw:g>
        <draw:g>
          <draw:rect svg:width="1mm" draw:style-name="billon" svg:height="1mm" svg:y="138.0mm" svg:x="357.5mm"/>
          <draw:rect svg:width="1mm" draw:style-name="billon" svg:height="1mm" svg:y="138.0mm" svg:x="356.0mm"/>
          <draw:rect svg:width="1mm" draw:style-name="billon" svg:height="1mm" svg:y="138.0mm" svg:x="354.5mm"/>
          <draw:rect svg:width="1mm" draw:style-name="billon" svg:height="1mm" svg:y="138.0mm" svg:x="353.0mm"/>
          <draw:rect svg:width="1mm" draw:style-name="billon" svg:height="1mm" svg:y="138.0mm" svg:x="351.5mm"/>
          <draw:rect svg:width="1mm" draw:style-name="billon" svg:height="1mm" svg:y="138.0mm" svg:x="350.0mm"/>
          <draw:rect svg:width="1mm" draw:style-name="billon" svg:height="1mm" svg:y="138.0mm" svg:x="348.5mm"/>
          <draw:rect svg:width="1mm" draw:style-name="billon" svg:height="1mm" svg:y="138.0mm" svg:x="347.0mm"/>
          <draw:rect svg:width="1mm" draw:style-name="billon" svg:height="1mm" svg:y="138.0mm" svg:x="345.5mm"/>
          <draw:rect svg:width="1mm" draw:style-name="billon" svg:height="1mm" svg:y="138.0mm" svg:x="344.0mm"/>
          <draw:rect svg:width="1mm" draw:style-name="billon" svg:height="1mm" svg:y="138.0mm" svg:x="342.5mm"/>
          <draw:rect svg:width="1mm" draw:style-name="billon" svg:height="1mm" svg:y="138.0mm" svg:x="341.0mm"/>
          <draw:rect svg:width="1mm" draw:style-name="billon" svg:height="1mm" svg:y="138.0mm" svg:x="339.5mm"/>
          <draw:rect svg:width="1mm" draw:style-name="billon" svg:height="1mm" svg:y="138.0mm" svg:x="338.0mm"/>
          <draw:rect svg:width="1mm" draw:style-name="billon" svg:height="1mm" svg:y="138.0mm" svg:x="336.5mm"/>
          <draw:rect svg:width="1mm" draw:style-name="billon" svg:height="1mm" svg:y="138.0mm" svg:x="335.0mm"/>
          <draw:rect svg:width="1mm" draw:style-name="billon" svg:height="1mm" svg:y="138.0mm" svg:x="333.5mm"/>
          <draw:rect svg:width="1mm" draw:style-name="billon" svg:height="1mm" svg:y="138.0mm" svg:x="332.0mm"/>
          <draw:rect svg:width="1mm" draw:style-name="billon" svg:height="1mm" svg:y="138.0mm" svg:x="330.5mm"/>
          <draw:rect svg:width="1mm" draw:style-name="billon" svg:height="1mm" svg:y="138.0mm" svg:x="329.0mm"/>
          <draw:rect svg:width="1mm" draw:style-name="billon" svg:height="1mm" svg:y="138.0mm" svg:x="327.5mm"/>
          <draw:rect svg:width="1mm" draw:style-name="billon" svg:height="1mm" svg:y="138.0mm" svg:x="326.0mm"/>
          <draw:rect svg:width="1mm" draw:style-name="billon" svg:height="1mm" svg:y="138.0mm" svg:x="324.5mm"/>
          <draw:rect svg:width="1mm" draw:style-name="billon" svg:height="1mm" svg:y="138.0mm" svg:x="323.0mm"/>
          <draw:rect svg:width="1mm" draw:style-name="billon" svg:height="1mm" svg:y="138.0mm" svg:x="321.5mm"/>
          <draw:rect svg:width="1mm" draw:style-name="billon" svg:height="1mm" svg:y="139.5mm" svg:x="357.5mm"/>
          <draw:rect svg:width="1mm" draw:style-name="billon" svg:height="1mm" svg:y="139.5mm" svg:x="356.0mm"/>
          <draw:rect svg:width="1mm" draw:style-name="billon" svg:height="1mm" svg:y="139.5mm" svg:x="354.5mm"/>
          <draw:rect svg:width="1mm" draw:style-name="billon" svg:height="1mm" svg:y="139.5mm" svg:x="353.0mm"/>
          <draw:rect svg:width="1mm" draw:style-name="billon" svg:height="1mm" svg:y="139.5mm" svg:x="351.5mm"/>
          <draw:rect svg:width="1mm" draw:style-name="billon" svg:height="1mm" svg:y="139.5mm" svg:x="350.0mm"/>
          <draw:rect svg:width="1mm" draw:style-name="billon" svg:height="1mm" svg:y="139.5mm" svg:x="348.5mm"/>
          <draw:rect svg:width="1mm" draw:style-name="billon" svg:height="1mm" svg:y="139.5mm" svg:x="347.0mm"/>
          <draw:rect svg:width="1mm" draw:style-name="billon" svg:height="1mm" svg:y="139.5mm" svg:x="345.5mm"/>
          <draw:rect svg:width="1mm" draw:style-name="billon" svg:height="1mm" svg:y="139.5mm" svg:x="344.0mm"/>
          <draw:rect svg:width="1mm" draw:style-name="billon" svg:height="1mm" svg:y="139.5mm" svg:x="342.5mm"/>
          <draw:rect svg:width="1mm" draw:style-name="billon" svg:height="1mm" svg:y="139.5mm" svg:x="341.0mm"/>
          <draw:rect svg:width="1mm" draw:style-name="billon" svg:height="1mm" svg:y="139.5mm" svg:x="339.5mm"/>
          <draw:rect svg:width="1mm" draw:style-name="billon" svg:height="1mm" svg:y="139.5mm" svg:x="338.0mm"/>
          <draw:rect svg:width="1mm" draw:style-name="billon" svg:height="1mm" svg:y="139.5mm" svg:x="336.5mm"/>
          <draw:rect svg:width="1mm" draw:style-name="billon" svg:height="1mm" svg:y="139.5mm" svg:x="335.0mm"/>
          <draw:rect svg:width="1mm" draw:style-name="billon" svg:height="1mm" svg:y="139.5mm" svg:x="333.5mm"/>
          <draw:rect svg:width="1mm" draw:style-name="billon" svg:height="1mm" svg:y="139.5mm" svg:x="332.0mm"/>
          <draw:rect svg:width="1mm" draw:style-name="billon" svg:height="1mm" svg:y="139.5mm" svg:x="330.5mm"/>
          <draw:rect svg:width="1mm" draw:style-name="billon" svg:height="1mm" svg:y="139.5mm" svg:x="329.0mm"/>
          <draw:rect svg:width="1mm" draw:style-name="billon" svg:height="1mm" svg:y="139.5mm" svg:x="327.5mm"/>
          <draw:rect svg:width="1mm" draw:style-name="billon" svg:height="1mm" svg:y="139.5mm" svg:x="326.0mm"/>
          <draw:rect svg:width="1mm" draw:style-name="billon" svg:height="1mm" svg:y="139.5mm" svg:x="324.5mm"/>
          <draw:rect svg:width="1mm" draw:style-name="billon" svg:height="1mm" svg:y="139.5mm" svg:x="323.0mm"/>
          <draw:rect svg:width="1mm" draw:style-name="billon" svg:height="1mm" svg:y="139.5mm" svg:x="321.5mm"/>
          <draw:rect svg:width="1mm" draw:style-name="billon" svg:height="1mm" svg:y="141.0mm" svg:x="357.5mm"/>
          <draw:rect svg:width="1mm" draw:style-name="billon" svg:height="1mm" svg:y="141.0mm" svg:x="356.0mm"/>
          <draw:rect svg:width="1mm" draw:style-name="billon" svg:height="1mm" svg:y="141.0mm" svg:x="354.5mm"/>
          <draw:rect svg:width="1mm" draw:style-name="billon" svg:height="1mm" svg:y="141.0mm" svg:x="353.0mm"/>
          <draw:rect svg:width="1mm" draw:style-name="billon" svg:height="1mm" svg:y="141.0mm" svg:x="351.5mm"/>
          <draw:rect svg:width="1mm" draw:style-name="billon" svg:height="1mm" svg:y="141.0mm" svg:x="350.0mm"/>
          <draw:rect svg:width="1mm" draw:style-name="billon" svg:height="1mm" svg:y="141.0mm" svg:x="348.5mm"/>
          <draw:rect svg:width="1mm" draw:style-name="billon" svg:height="1mm" svg:y="141.0mm" svg:x="347.0mm"/>
          <draw:rect svg:width="1mm" draw:style-name="billon" svg:height="1mm" svg:y="141.0mm" svg:x="345.5mm"/>
          <draw:rect svg:width="1mm" draw:style-name="billon" svg:height="1mm" svg:y="141.0mm" svg:x="344.0mm"/>
          <draw:rect svg:width="1mm" draw:style-name="billon" svg:height="1mm" svg:y="141.0mm" svg:x="342.5mm"/>
          <draw:rect svg:width="1mm" draw:style-name="billon" svg:height="1mm" svg:y="141.0mm" svg:x="341.0mm"/>
          <draw:rect svg:width="1mm" draw:style-name="billon" svg:height="1mm" svg:y="141.0mm" svg:x="339.5mm"/>
          <draw:rect svg:width="1mm" draw:style-name="billon" svg:height="1mm" svg:y="141.0mm" svg:x="338.0mm"/>
          <draw:rect svg:width="1mm" draw:style-name="billon" svg:height="1mm" svg:y="141.0mm" svg:x="336.5mm"/>
          <draw:rect svg:width="1mm" draw:style-name="billon" svg:height="1mm" svg:y="141.0mm" svg:x="335.0mm"/>
          <draw:rect svg:width="1mm" draw:style-name="billon" svg:height="1mm" svg:y="141.0mm" svg:x="333.5mm"/>
          <draw:rect svg:width="1mm" draw:style-name="billon" svg:height="1mm" svg:y="141.0mm" svg:x="332.0mm"/>
          <draw:rect svg:width="1mm" draw:style-name="billon" svg:height="1mm" svg:y="141.0mm" svg:x="330.5mm"/>
          <draw:rect svg:width="1mm" draw:style-name="billon" svg:height="1mm" svg:y="141.0mm" svg:x="329.0mm"/>
          <draw:rect svg:width="1mm" draw:style-name="billon" svg:height="1mm" svg:y="141.0mm" svg:x="327.5mm"/>
          <draw:rect svg:width="1mm" draw:style-name="billon" svg:height="1mm" svg:y="141.0mm" svg:x="326.0mm"/>
          <draw:rect svg:width="1mm" draw:style-name="billon" svg:height="1mm" svg:y="141.0mm" svg:x="324.5mm"/>
          <draw:rect svg:width="1mm" draw:style-name="billon" svg:height="1mm" svg:y="141.0mm" svg:x="323.0mm"/>
          <draw:rect svg:width="1mm" draw:style-name="billon" svg:height="1mm" svg:y="141.0mm" svg:x="321.5mm"/>
          <draw:rect svg:width="1mm" draw:style-name="billon" svg:height="1mm" svg:y="142.5mm" svg:x="357.5mm"/>
          <draw:rect svg:width="1mm" draw:style-name="billon" svg:height="1mm" svg:y="142.5mm" svg:x="356.0mm"/>
          <draw:rect svg:width="1mm" draw:style-name="billon" svg:height="1mm" svg:y="142.5mm" svg:x="354.5mm"/>
          <draw:rect svg:width="1mm" draw:style-name="billon" svg:height="1mm" svg:y="142.5mm" svg:x="353.0mm"/>
          <draw:rect svg:width="1mm" draw:style-name="billon" svg:height="1mm" svg:y="142.5mm" svg:x="351.5mm"/>
          <draw:rect svg:width="1mm" draw:style-name="billon" svg:height="1mm" svg:y="142.5mm" svg:x="350.0mm"/>
          <draw:rect svg:width="1mm" draw:style-name="billon" svg:height="1mm" svg:y="142.5mm" svg:x="348.5mm"/>
          <draw:rect svg:width="1mm" draw:style-name="billon" svg:height="1mm" svg:y="142.5mm" svg:x="347.0mm"/>
          <draw:rect svg:width="1mm" draw:style-name="billon" svg:height="1mm" svg:y="142.5mm" svg:x="345.5mm"/>
          <draw:rect svg:width="1mm" draw:style-name="billon" svg:height="1mm" svg:y="142.5mm" svg:x="344.0mm"/>
          <draw:rect svg:width="1mm" draw:style-name="billon" svg:height="1mm" svg:y="142.5mm" svg:x="342.5mm"/>
          <draw:rect svg:width="1mm" draw:style-name="billon" svg:height="1mm" svg:y="142.5mm" svg:x="341.0mm"/>
          <draw:rect svg:width="1mm" draw:style-name="billon" svg:height="1mm" svg:y="142.5mm" svg:x="339.5mm"/>
          <draw:rect svg:width="1mm" draw:style-name="billon" svg:height="1mm" svg:y="142.5mm" svg:x="338.0mm"/>
          <draw:rect svg:width="1mm" draw:style-name="billon" svg:height="1mm" svg:y="142.5mm" svg:x="336.5mm"/>
          <draw:rect svg:width="1mm" draw:style-name="billon" svg:height="1mm" svg:y="142.5mm" svg:x="335.0mm"/>
          <draw:rect svg:width="1mm" draw:style-name="billon" svg:height="1mm" svg:y="142.5mm" svg:x="333.5mm"/>
          <draw:rect svg:width="1mm" draw:style-name="billon" svg:height="1mm" svg:y="142.5mm" svg:x="332.0mm"/>
          <draw:rect svg:width="1mm" draw:style-name="billon" svg:height="1mm" svg:y="142.5mm" svg:x="330.5mm"/>
          <draw:rect svg:width="1mm" draw:style-name="billon" svg:height="1mm" svg:y="142.5mm" svg:x="329.0mm"/>
          <draw:rect svg:width="1mm" draw:style-name="billon" svg:height="1mm" svg:y="142.5mm" svg:x="327.5mm"/>
          <draw:rect svg:width="1mm" draw:style-name="billon" svg:height="1mm" svg:y="142.5mm" svg:x="326.0mm"/>
          <draw:rect svg:width="1mm" draw:style-name="billon" svg:height="1mm" svg:y="142.5mm" svg:x="324.5mm"/>
          <draw:rect svg:width="1mm" draw:style-name="billon" svg:height="1mm" svg:y="142.5mm" svg:x="323.0mm"/>
          <draw:rect svg:width="1mm" draw:style-name="billon" svg:height="1mm" svg:y="142.5mm" svg:x="321.5mm"/>
          <draw:rect svg:width="1mm" draw:style-name="billon" svg:height="1mm" svg:y="144.0mm" svg:x="357.5mm"/>
          <draw:rect svg:width="1mm" draw:style-name="billon" svg:height="1mm" svg:y="144.0mm" svg:x="356.0mm"/>
          <draw:rect svg:width="1mm" draw:style-name="billon" svg:height="1mm" svg:y="144.0mm" svg:x="354.5mm"/>
          <draw:rect svg:width="1mm" draw:style-name="billon" svg:height="1mm" svg:y="144.0mm" svg:x="353.0mm"/>
          <draw:rect svg:width="1mm" draw:style-name="billon" svg:height="1mm" svg:y="144.0mm" svg:x="351.5mm"/>
          <draw:rect svg:width="1mm" draw:style-name="billon" svg:height="1mm" svg:y="144.0mm" svg:x="350.0mm"/>
          <draw:rect svg:width="1mm" draw:style-name="billon" svg:height="1mm" svg:y="144.0mm" svg:x="348.5mm"/>
          <draw:rect svg:width="1mm" draw:style-name="billon" svg:height="1mm" svg:y="144.0mm" svg:x="347.0mm"/>
          <draw:rect svg:width="1mm" draw:style-name="billon" svg:height="1mm" svg:y="144.0mm" svg:x="345.5mm"/>
          <draw:rect svg:width="1mm" draw:style-name="billon" svg:height="1mm" svg:y="144.0mm" svg:x="344.0mm"/>
          <draw:rect svg:width="1mm" draw:style-name="billon" svg:height="1mm" svg:y="144.0mm" svg:x="342.5mm"/>
          <draw:rect svg:width="1mm" draw:style-name="billon" svg:height="1mm" svg:y="144.0mm" svg:x="341.0mm"/>
          <draw:rect svg:width="1mm" draw:style-name="billon" svg:height="1mm" svg:y="144.0mm" svg:x="339.5mm"/>
          <draw:rect svg:width="1mm" draw:style-name="billon" svg:height="1mm" svg:y="144.0mm" svg:x="338.0mm"/>
          <draw:rect svg:width="1mm" draw:style-name="billon" svg:height="1mm" svg:y="144.0mm" svg:x="336.5mm"/>
          <draw:rect svg:width="1mm" draw:style-name="billon" svg:height="1mm" svg:y="144.0mm" svg:x="335.0mm"/>
          <draw:rect svg:width="1mm" draw:style-name="billon" svg:height="1mm" svg:y="144.0mm" svg:x="333.5mm"/>
          <draw:rect svg:width="1mm" draw:style-name="billon" svg:height="1mm" svg:y="144.0mm" svg:x="332.0mm"/>
          <draw:rect svg:width="1mm" draw:style-name="billon" svg:height="1mm" svg:y="144.0mm" svg:x="330.5mm"/>
          <draw:rect svg:width="1mm" draw:style-name="billon" svg:height="1mm" svg:y="144.0mm" svg:x="329.0mm"/>
          <draw:rect svg:width="1mm" draw:style-name="billon" svg:height="1mm" svg:y="144.0mm" svg:x="327.5mm"/>
          <draw:rect svg:width="1mm" draw:style-name="billon" svg:height="1mm" svg:y="144.0mm" svg:x="326.0mm"/>
          <draw:rect svg:width="1mm" draw:style-name="billon" svg:height="1mm" svg:y="144.0mm" svg:x="324.5mm"/>
          <draw:rect svg:width="1mm" draw:style-name="billon" svg:height="1mm" svg:y="144.0mm" svg:x="323.0mm"/>
          <draw:rect svg:width="1mm" draw:style-name="billon" svg:height="1mm" svg:y="144.0mm" svg:x="321.5mm"/>
          <draw:rect svg:width="1mm" draw:style-name="billon" svg:height="1mm" svg:y="145.5mm" svg:x="357.5mm"/>
          <draw:rect svg:width="1mm" draw:style-name="billon" svg:height="1mm" svg:y="145.5mm" svg:x="356.0mm"/>
          <draw:rect svg:width="1mm" draw:style-name="billon" svg:height="1mm" svg:y="145.5mm" svg:x="354.5mm"/>
          <draw:rect svg:width="1mm" draw:style-name="billon" svg:height="1mm" svg:y="145.5mm" svg:x="353.0mm"/>
          <draw:rect svg:width="1mm" draw:style-name="billon" svg:height="1mm" svg:y="145.5mm" svg:x="351.5mm"/>
          <draw:rect svg:width="1mm" draw:style-name="billon" svg:height="1mm" svg:y="145.5mm" svg:x="350.0mm"/>
          <draw:rect svg:width="1mm" draw:style-name="billon" svg:height="1mm" svg:y="145.5mm" svg:x="348.5mm"/>
          <draw:rect svg:width="1mm" draw:style-name="billon" svg:height="1mm" svg:y="145.5mm" svg:x="347.0mm"/>
          <draw:rect svg:width="1mm" draw:style-name="billon" svg:height="1mm" svg:y="145.5mm" svg:x="345.5mm"/>
          <draw:rect svg:width="1mm" draw:style-name="billon" svg:height="1mm" svg:y="145.5mm" svg:x="344.0mm"/>
          <draw:rect svg:width="1mm" draw:style-name="billon" svg:height="1mm" svg:y="145.5mm" svg:x="342.5mm"/>
          <draw:rect svg:width="1mm" draw:style-name="billon" svg:height="1mm" svg:y="145.5mm" svg:x="341.0mm"/>
          <draw:rect svg:width="1mm" draw:style-name="billon" svg:height="1mm" svg:y="145.5mm" svg:x="339.5mm"/>
          <draw:rect svg:width="1mm" draw:style-name="billon" svg:height="1mm" svg:y="145.5mm" svg:x="338.0mm"/>
          <draw:rect svg:width="1mm" draw:style-name="billon" svg:height="1mm" svg:y="145.5mm" svg:x="336.5mm"/>
          <draw:rect svg:width="1mm" draw:style-name="billon" svg:height="1mm" svg:y="145.5mm" svg:x="335.0mm"/>
          <draw:rect svg:width="1mm" draw:style-name="billon" svg:height="1mm" svg:y="145.5mm" svg:x="333.5mm"/>
          <draw:rect svg:width="1mm" draw:style-name="billon" svg:height="1mm" svg:y="145.5mm" svg:x="332.0mm"/>
          <draw:rect svg:width="1mm" draw:style-name="billon" svg:height="1mm" svg:y="145.5mm" svg:x="330.5mm"/>
          <draw:rect svg:width="1mm" draw:style-name="billon" svg:height="1mm" svg:y="145.5mm" svg:x="329.0mm"/>
          <draw:rect svg:width="1mm" draw:style-name="billon" svg:height="1mm" svg:y="145.5mm" svg:x="327.5mm"/>
          <draw:rect svg:width="1mm" draw:style-name="billon" svg:height="1mm" svg:y="145.5mm" svg:x="326.0mm"/>
          <draw:rect svg:width="1mm" draw:style-name="billon" svg:height="1mm" svg:y="145.5mm" svg:x="324.5mm"/>
          <draw:rect svg:width="1mm" draw:style-name="billon" svg:height="1mm" svg:y="145.5mm" svg:x="323.0mm"/>
          <draw:rect svg:width="1mm" draw:style-name="billon" svg:height="1mm" svg:y="145.5mm" svg:x="321.5mm"/>
          <draw:rect svg:width="1mm" draw:style-name="billon" svg:height="1mm" svg:y="147.0mm" svg:x="357.5mm"/>
          <draw:rect svg:width="1mm" draw:style-name="billon" svg:height="1mm" svg:y="147.0mm" svg:x="356.0mm"/>
          <draw:rect svg:width="1mm" draw:style-name="billon" svg:height="1mm" svg:y="147.0mm" svg:x="354.5mm"/>
          <draw:rect svg:width="1mm" draw:style-name="billon" svg:height="1mm" svg:y="147.0mm" svg:x="353.0mm"/>
          <draw:rect svg:width="1mm" draw:style-name="billon" svg:height="1mm" svg:y="147.0mm" svg:x="351.5mm"/>
          <draw:rect svg:width="1mm" draw:style-name="billon" svg:height="1mm" svg:y="147.0mm" svg:x="350.0mm"/>
          <draw:rect svg:width="1mm" draw:style-name="billon" svg:height="1mm" svg:y="147.0mm" svg:x="348.5mm"/>
          <draw:rect svg:width="1mm" draw:style-name="billon" svg:height="1mm" svg:y="147.0mm" svg:x="347.0mm"/>
          <draw:rect svg:width="1mm" draw:style-name="billon" svg:height="1mm" svg:y="147.0mm" svg:x="345.5mm"/>
          <draw:rect svg:width="1mm" draw:style-name="billon" svg:height="1mm" svg:y="147.0mm" svg:x="344.0mm"/>
          <draw:rect svg:width="1mm" draw:style-name="billon" svg:height="1mm" svg:y="147.0mm" svg:x="342.5mm"/>
          <draw:rect svg:width="1mm" draw:style-name="billon" svg:height="1mm" svg:y="147.0mm" svg:x="341.0mm"/>
          <draw:rect svg:width="1mm" draw:style-name="billon" svg:height="1mm" svg:y="147.0mm" svg:x="339.5mm"/>
          <draw:rect svg:width="1mm" draw:style-name="billon" svg:height="1mm" svg:y="147.0mm" svg:x="338.0mm"/>
          <draw:rect svg:width="1mm" draw:style-name="billon" svg:height="1mm" svg:y="147.0mm" svg:x="336.5mm"/>
          <draw:rect svg:width="1mm" draw:style-name="billon" svg:height="1mm" svg:y="147.0mm" svg:x="335.0mm"/>
          <draw:rect svg:width="1mm" draw:style-name="billon" svg:height="1mm" svg:y="147.0mm" svg:x="333.5mm"/>
          <draw:rect svg:width="1mm" draw:style-name="billon" svg:height="1mm" svg:y="147.0mm" svg:x="332.0mm"/>
          <draw:rect svg:width="1mm" draw:style-name="billon" svg:height="1mm" svg:y="147.0mm" svg:x="330.5mm"/>
          <draw:rect svg:width="1mm" draw:style-name="billon" svg:height="1mm" svg:y="147.0mm" svg:x="329.0mm"/>
          <draw:rect svg:width="1mm" draw:style-name="billon" svg:height="1mm" svg:y="147.0mm" svg:x="327.5mm"/>
          <draw:rect svg:width="1mm" draw:style-name="billon" svg:height="1mm" svg:y="147.0mm" svg:x="326.0mm"/>
          <draw:rect svg:width="1mm" draw:style-name="billon" svg:height="1mm" svg:y="147.0mm" svg:x="324.5mm"/>
          <draw:rect svg:width="1mm" draw:style-name="billon" svg:height="1mm" svg:y="147.0mm" svg:x="323.0mm"/>
          <draw:rect svg:width="1mm" draw:style-name="billon" svg:height="1mm" svg:y="147.0mm" svg:x="321.5mm"/>
          <draw:rect svg:width="1mm" draw:style-name="billon" svg:height="1mm" svg:y="148.5mm" svg:x="357.5mm"/>
          <draw:rect svg:width="1mm" draw:style-name="billon" svg:height="1mm" svg:y="148.5mm" svg:x="356.0mm"/>
          <draw:rect svg:width="1mm" draw:style-name="billon" svg:height="1mm" svg:y="148.5mm" svg:x="354.5mm"/>
          <draw:rect svg:width="1mm" draw:style-name="billon" svg:height="1mm" svg:y="148.5mm" svg:x="353.0mm"/>
          <draw:rect svg:width="1mm" draw:style-name="billon" svg:height="1mm" svg:y="148.5mm" svg:x="351.5mm"/>
          <draw:rect svg:width="1mm" draw:style-name="billon" svg:height="1mm" svg:y="148.5mm" svg:x="350.0mm"/>
          <draw:rect svg:width="1mm" draw:style-name="billon" svg:height="1mm" svg:y="148.5mm" svg:x="348.5mm"/>
          <draw:rect svg:width="1mm" draw:style-name="billon" svg:height="1mm" svg:y="148.5mm" svg:x="347.0mm"/>
          <draw:rect svg:width="1mm" draw:style-name="billon" svg:height="1mm" svg:y="148.5mm" svg:x="345.5mm"/>
          <draw:rect svg:width="1mm" draw:style-name="billon" svg:height="1mm" svg:y="148.5mm" svg:x="344.0mm"/>
          <draw:rect svg:width="1mm" draw:style-name="billon" svg:height="1mm" svg:y="148.5mm" svg:x="342.5mm"/>
          <draw:rect svg:width="1mm" draw:style-name="billon" svg:height="1mm" svg:y="148.5mm" svg:x="341.0mm"/>
          <draw:rect svg:width="1mm" draw:style-name="billon" svg:height="1mm" svg:y="148.5mm" svg:x="339.5mm"/>
          <draw:rect svg:width="1mm" draw:style-name="billon" svg:height="1mm" svg:y="148.5mm" svg:x="338.0mm"/>
          <draw:rect svg:width="1mm" draw:style-name="billon" svg:height="1mm" svg:y="148.5mm" svg:x="336.5mm"/>
          <draw:rect svg:width="1mm" draw:style-name="billon" svg:height="1mm" svg:y="148.5mm" svg:x="335.0mm"/>
          <draw:rect svg:width="1mm" draw:style-name="billon" svg:height="1mm" svg:y="148.5mm" svg:x="333.5mm"/>
          <draw:rect svg:width="1mm" draw:style-name="billon" svg:height="1mm" svg:y="148.5mm" svg:x="332.0mm"/>
          <draw:rect svg:width="1mm" draw:style-name="billon" svg:height="1mm" svg:y="148.5mm" svg:x="330.5mm"/>
          <draw:rect svg:width="1mm" draw:style-name="billon" svg:height="1mm" svg:y="148.5mm" svg:x="329.0mm"/>
          <draw:rect svg:width="1mm" draw:style-name="billon" svg:height="1mm" svg:y="148.5mm" svg:x="327.5mm"/>
          <draw:rect svg:width="1mm" draw:style-name="billon" svg:height="1mm" svg:y="148.5mm" svg:x="326.0mm"/>
          <draw:rect svg:width="1mm" draw:style-name="billon" svg:height="1mm" svg:y="148.5mm" svg:x="324.5mm"/>
          <draw:rect svg:width="1mm" draw:style-name="billon" svg:height="1mm" svg:y="148.5mm" svg:x="323.0mm"/>
          <draw:rect svg:width="1mm" draw:style-name="billon" svg:height="1mm" svg:y="148.5mm" svg:x="321.5mm"/>
          <draw:rect svg:width="1mm" draw:style-name="billon" svg:height="1mm" svg:y="150.0mm" svg:x="357.5mm"/>
          <draw:rect svg:width="1mm" draw:style-name="billon" svg:height="1mm" svg:y="150.0mm" svg:x="356.0mm"/>
          <draw:rect svg:width="1mm" draw:style-name="billon" svg:height="1mm" svg:y="150.0mm" svg:x="354.5mm"/>
          <draw:rect svg:width="1mm" draw:style-name="billon" svg:height="1mm" svg:y="150.0mm" svg:x="353.0mm"/>
          <draw:rect svg:width="1mm" draw:style-name="billon" svg:height="1mm" svg:y="150.0mm" svg:x="351.5mm"/>
          <draw:rect svg:width="1mm" draw:style-name="billon" svg:height="1mm" svg:y="150.0mm" svg:x="350.0mm"/>
          <draw:rect svg:width="1mm" draw:style-name="billon" svg:height="1mm" svg:y="150.0mm" svg:x="348.5mm"/>
          <draw:rect svg:width="1mm" draw:style-name="billon" svg:height="1mm" svg:y="150.0mm" svg:x="347.0mm"/>
          <draw:rect svg:width="1mm" draw:style-name="billon" svg:height="1mm" svg:y="150.0mm" svg:x="345.5mm"/>
          <draw:rect svg:width="1mm" draw:style-name="billon" svg:height="1mm" svg:y="150.0mm" svg:x="344.0mm"/>
          <draw:rect svg:width="1mm" draw:style-name="billon" svg:height="1mm" svg:y="150.0mm" svg:x="342.5mm"/>
          <draw:rect svg:width="1mm" draw:style-name="billon" svg:height="1mm" svg:y="150.0mm" svg:x="341.0mm"/>
          <draw:rect svg:width="1mm" draw:style-name="billon" svg:height="1mm" svg:y="150.0mm" svg:x="339.5mm"/>
          <draw:rect svg:width="1mm" draw:style-name="billon" svg:height="1mm" svg:y="150.0mm" svg:x="338.0mm"/>
          <draw:rect svg:width="1mm" draw:style-name="billon" svg:height="1mm" svg:y="150.0mm" svg:x="336.5mm"/>
          <draw:rect svg:width="1mm" draw:style-name="billon" svg:height="1mm" svg:y="150.0mm" svg:x="335.0mm"/>
          <draw:rect svg:width="1mm" draw:style-name="billon" svg:height="1mm" svg:y="150.0mm" svg:x="333.5mm"/>
          <draw:rect svg:width="1mm" draw:style-name="billon" svg:height="1mm" svg:y="150.0mm" svg:x="332.0mm"/>
          <draw:rect svg:width="1mm" draw:style-name="billon" svg:height="1mm" svg:y="150.0mm" svg:x="330.5mm"/>
          <draw:rect svg:width="1mm" draw:style-name="billon" svg:height="1mm" svg:y="150.0mm" svg:x="329.0mm"/>
          <draw:rect svg:width="1mm" draw:style-name="billon" svg:height="1mm" svg:y="150.0mm" svg:x="327.5mm"/>
          <draw:rect svg:width="1mm" draw:style-name="billon" svg:height="1mm" svg:y="150.0mm" svg:x="326.0mm"/>
          <draw:rect svg:width="1mm" draw:style-name="billon" svg:height="1mm" svg:y="150.0mm" svg:x="324.5mm"/>
          <draw:frame svg:width="60mm" draw:style-name="texto" svg:height="10mm" svg:y="136.0mm" svg:x="365.5mm">
            <draw:text-box>
              <text:p>PIB anual de Chile</text:p>
            </draw:text-box>
          </draw:frame>
        </draw:g>
        <draw:g>
          <draw:frame svg:width="240mm" draw:style-name="titulo" svg:height="30mm" svg:y="10mm" svg:x="80mm">
            <draw:text-box>
              <text:p>Riqueza en Chile</text:p>
            </draw:text-box>
          </draw:frame>
        </draw:g>
      </draw:page>
    </office:drawing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styles>
    <style:style style:family="graphic" style:name="texto" style:display-name="texto">
      <style:paragraph-properties fo:text-align="left"/>
      <style:text-properties fo:color="#000000" fo:font-family="Roboto" fo:font-size="3mm"/>
      <style:graphic-properties draw:fill-color="none" draw:stroke="none" draw:fill="none"/>
    </style:style>
    <style:style style:family="graphic" style:name="titulo" style:display-name="titulo">
      <style:paragraph-properties fo:text-align="center"/>
      <style:text-properties fo:color="#000000" fo:font-family="Roboto" fo:font-size="9mm"/>
      <style:graphic-properties draw:fill-color="none" draw:stroke="none" draw:fill="none"/>
    </style:style>
  </office:styles>
  <office:automatic-styles>
    <style:style style:family="drawing-page" style:name="DP1" style:display-name="DP1">
      <style:drawing-page-properties draw:background-size="border" draw:fill="none"/>
    </style:style>
    <style:page-layout style:name="PM1">
      <style:page-layout-properties fo:page-width="500mm" fo:page-height="400mm" fo:margin="0cm" style:print-orientation="portrait"/>
    </style:page-layout>
  </office:automatic-styles>
  <office:master-styles>
    <style:master-page draw:style-name="DP1" style:name="Default" style:page-layout-name="PM1" style:display-name="Default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